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微3f軟3f正3f黑3f體3f" svg:font-family="微3f軟3f正3f黑3f體3f, 'Arial Unicode MS'" style:font-pitch="variable"/>
    <style:font-face style:name="Mangal" svg:font-family="Mangal" style:font-family-generic="roman" style:font-pitch="variable"/>
    <style:font-face style:name="新細明體" svg:font-family="新細明體, PMingLiU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1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17.23mm"/>
    </style:style>
    <style:style style:name="co2" style:family="table-column">
      <style:table-column-properties fo:break-before="auto" style:column-width="10.62mm"/>
    </style:style>
    <style:style style:name="co3" style:family="table-column">
      <style:table-column-properties fo:break-before="auto" style:column-width="9.88mm"/>
    </style:style>
    <style:style style:name="co4" style:family="table-column">
      <style:table-column-properties fo:break-before="auto" style:column-width="7.34mm"/>
    </style:style>
    <style:style style:name="co5" style:family="table-column">
      <style:table-column-properties fo:break-before="auto" style:column-width="103.21mm"/>
    </style:style>
    <style:style style:name="co6" style:family="table-column">
      <style:table-column-properties fo:break-before="auto" style:column-width="71.35mm"/>
    </style:style>
    <style:style style:name="co7" style:family="table-column">
      <style:table-column-properties fo:break-before="auto" style:column-width="46.02mm"/>
    </style:style>
    <style:style style:name="co8" style:family="table-column">
      <style:table-column-properties fo:break-before="auto" style:column-width="49.55mm"/>
    </style:style>
    <style:style style:name="co9" style:family="table-column">
      <style:table-column-properties fo:break-before="auto" style:column-width="348.35mm"/>
    </style:style>
    <style:style style:name="co10" style:family="table-column">
      <style:table-column-properties fo:break-before="auto" style:column-width="619.2mm"/>
    </style:style>
    <style:style style:name="co11" style:family="table-column">
      <style:table-column-properties fo:break-before="auto" style:column-width="384.79mm"/>
    </style:style>
    <style:style style:name="co12" style:family="table-column">
      <style:table-column-properties fo:break-before="auto" style:column-width="16.07mm"/>
    </style:style>
    <style:style style:name="co13" style:family="table-column">
      <style:table-column-properties fo:break-before="auto" style:column-width="156.82mm"/>
    </style:style>
    <style:style style:name="co14" style:family="table-column">
      <style:table-column-properties fo:break-before="auto" style:column-width="194.98mm"/>
    </style:style>
    <style:style style:name="co15" style:family="table-column">
      <style:table-column-properties fo:break-before="auto" style:column-width="199.6mm"/>
    </style:style>
    <style:style style:name="co16" style:family="table-column">
      <style:table-column-properties fo:break-before="auto" style:column-width="69.18mm"/>
    </style:style>
    <style:style style:name="co17" style:family="table-column">
      <style:table-column-properties fo:break-before="auto" style:column-width="22.58mm"/>
    </style:style>
    <style:style style:name="ro1" style:family="table-row">
      <style:table-row-properties style:row-height="4.9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5.03mm" fo:break-before="auto" style:use-optimal-row-height="true"/>
    </style:style>
    <style:style style:name="ro5" style:family="table-row">
      <style:table-row-properties style:row-height="5.26mm" fo:break-before="auto" style:use-optimal-row-height="true"/>
    </style:style>
    <style:style style:name="ro6" style:family="table-row">
      <style:table-row-properties style:row-height="6.31mm" fo:break-before="auto" style:use-optimal-row-height="true"/>
    </style:style>
    <style:style style:name="ro7" style:family="table-row">
      <style:table-row-properties style:row-height="4.73mm" fo:break-before="auto" style:use-optimal-row-height="true"/>
    </style:style>
    <style:style style:name="ro8" style:family="table-row">
      <style:table-row-properties style:row-height="9mm" fo:break-before="auto" style:use-optimal-row-height="true"/>
    </style:style>
    <style:style style:name="ro9" style:family="table-row">
      <style:table-row-properties style:row-height="4.7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ff0000" style:font-name="Calibri" fo:font-size="12pt" style:font-name-asian="新細明體" style:font-size-asian="12pt" style:font-name-complex="Calibri" style:font-size-complex="12pt" style:language-complex="ar" style:country-complex="SA"/>
    </style:style>
    <style:style style:name="ce2" style:family="table-cell" style:parent-style-name="Default">
      <style:text-properties style:font-name="Calibri" fo:font-size="12pt" style:font-name-asian="新細明體" style:font-size-asian="12pt" style:font-name-complex="Calibri" style:font-size-complex="12pt" style:language-complex="ar" style:country-complex="SA"/>
    </style:style>
    <style:style style:name="ce3" style:family="table-cell" style:parent-style-name="Default">
      <style:text-properties style:font-name="Liberation Sans" style:font-name-asian="微3f軟3f正3f黑3f體3f" style:font-name-complex="Liberation Sans" style:language-complex="ar" style:country-complex="SA"/>
    </style:style>
    <style:style style:name="ce4" style:family="table-cell" style:parent-style-name="Default">
      <style:text-properties style:font-name="Mangal" style:font-name-asian="微3f軟3f正3f黑3f體3f" style:font-name-complex="Mangal" style:language-complex="ar" style:country-complex="SA"/>
    </style:style>
    <style:style style:name="ce5" style:family="table-cell" style:parent-style-name="Default">
      <style:text-properties style:font-name-asian="微3f軟3f正3f黑3f體3f" style:language-complex="ar" style:country-complex="SA"/>
    </style:style>
    <style:style style:name="ce6" style:family="table-cell" style:parent-style-name="Default">
      <style:text-properties fo:color="#ff0000" style:font-name="Liberation Sans" style:font-name-asian="微3f軟3f正3f黑3f體3f" style:font-name-complex="Liberation Sans" style:language-complex="ar" style:country-complex="SA"/>
    </style:style>
    <style:style style:name="ce7" style:family="table-cell" style:parent-style-name="Default">
      <style:text-properties fo:color="#ff0000" style:font-name="Mangal" style:font-name-asian="微3f軟3f正3f黑3f體3f" style:font-name-complex="Mangal" style:language-complex="ar" style:country-complex="SA"/>
    </style:style>
    <style:style style:name="ce8" style:family="table-cell" style:parent-style-name="Default">
      <style:text-properties style:font-name="Calibri" fo:font-size="12pt" style:font-name-asian="新細明體" style:font-size-asian="12pt" style:font-size-complex="12pt" style:language-complex="ar" style:country-complex="SA"/>
    </style:style>
    <style:style style:name="ce9" style:family="table-cell" style:parent-style-name="Default">
      <style:text-properties fo:font-size="12pt" style:font-name-asian="新細明體" style:font-size-asian="12pt" style:font-size-complex="12pt" style:language-complex="ar" style:country-complex="SA"/>
    </style:style>
    <style:style style:name="ce10" style:family="table-cell" style:parent-style-name="Default">
      <style:text-properties fo:font-size="12pt"/>
    </style:style>
    <style:style style:name="ce11" style:family="table-cell" style:parent-style-name="Default">
      <style:text-properties fo:color="#ff0000"/>
    </style:style>
    <style:style style:name="T1" style:family="text">
      <style:text-properties style:font-name="Calibri" fo:font-size="12pt" style:letter-kerning="true" fo:language="en" fo:country="US" style:language-asian="zh" style:country-asian="TW" style:language-complex="ar" style:country-complex="SA" style:font-name-asian="新細明體;PMingLiU" style:font-name-complex="Calibri" style:font-size-asian="12pt" style:font-size-complex="12pt"/>
    </style:style>
    <style:style style:name="T2" style:family="text">
      <style:text-properties fo:language="en" fo:country="US" style:language-asian="zh" style:country-asian="TW" style:letter-kerning="true" style:language-complex="ar" style:country-complex="SA" style:font-name-asian="新細明體;PMingLiU" style:font-name-complex="Calibri" style:font-size-asian="12pt" style:font-size-complex="12pt"/>
    </style:style>
    <style:style style:name="T3" style:family="text">
      <style:text-properties style:letter-kerning="true" style:language-complex="ar" style:country-complex="SA" style:font-name-asian="新細明體;PMingLiU" style:font-name-complex="Calibri" style:font-size-asian="12pt" style:font-size-complex="12pt"/>
    </style:style>
    <style:style style:name="T4" style:family="text">
      <style:text-properties style:letter-kerning="true" style:language-complex="ar" style:country-complex="SA" style:font-name-asian="新細明體;PMingLiU" style:font-name-complex="Calibri" style:font-size-asian="12pt" style:font-size-complex="12pt" fo:color="#ff0000" style:font-name="Calibri" fo:font-size="12pt" fo:language="en" fo:country="US" style:language-asian="zh" style:country-asian="TW"/>
    </style:style>
    <style:style style:name="T5" style:family="text">
      <style:text-properties style:letter-kerning="true" style:language-complex="ar" style:country-complex="SA" style:font-name-asian="新細明體;PMingLiU" style:font-name-complex="Calibri" style:font-size-asian="12pt" style:font-size-complex="12pt" style:font-name="Calibri" fo:font-size="12pt" fo:language="en" fo:country="US" style:language-asian="zh" style:country-asian="TW"/>
    </style:style>
    <style:style style:name="T6" style:family="text">
      <style:text-properties style:letter-kerning="true" style:language-complex="ar" style:country-complex="SA" style:font-name-asian="新細明體;PMingLiU" style:font-name-complex="Calibri" style:font-size-asian="12pt" style:font-size-complex="12pt" fo:color="#ff0000" fo:language="en" fo:country="US" style:language-asian="zh" style:country-asian="TW"/>
    </style:style>
    <style:style style:name="T7" style:family="text">
      <style:text-properties style:letter-kerning="true" style:language-complex="ar" style:country-complex="SA" style:font-name-asian="新細明體;PMingLiU" style:font-name-complex="Calibri" style:font-size-asian="12pt" style:font-size-complex="12pt" fo:language="en" fo:country="US" style:language-asian="zh" style:country-asian="TW"/>
    </style:style>
    <style:style style:name="T8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" style:family="text">
      <style:text-properties fo:language="en" fo:country="US" style:language-asian="zh" style:country-asian="TW" style:letter-kerning="true" style:language-complex="ar" style:country-complex="SA" style:font-name-asian="新細明體;PMingLiU" style:font-name-complex="Calibri" style:font-size-asian="12pt" style:font-size-complex="12pt" fo:font-weight="normal" style:text-underline-style="none" style:text-underline-color="font-color" style:text-line-through-type="none" fo:font-style="normal" style:text-outline="false" fo:text-shadow="none" style:text-line-through-mode="continuou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fo:language="en" fo:country="US" style:language-asian="zh" style:country-asian="TW" style:letter-kerning="true" style:language-complex="ar" style:country-complex="SA" style:font-name-asian="新細明體;PMingLiU" style:font-name-complex="Calibri" style:font-size-asian="12pt" style:font-size-complex="12pt" fo:font-weight="normal" style:text-underline-style="none" style:text-underline-color="font-color" style:text-line-through-type="none" fo:font-style="normal" style:text-outline="false" fo:text-shadow="none" style:text-line-through-mode="continuous" style:font-weight-asian="normal" style:font-weight-complex="normal" style:font-style-asian="normal" style:font-style-complex="normal" style:text-emphasize="none" style:font-relief="none" style:text-overline-style="none" style:text-overline-color="font-color" fo:color="#ff0000" style:font-name="Calibri" fo:font-size="12pt"/>
    </style:style>
    <style:style style:name="T11" style:family="text">
      <style:text-properties fo:language="en" fo:country="US" style:language-asian="zh" style:country-asian="TW" style:letter-kerning="true" style:language-complex="ar" style:country-complex="SA" style:font-name-asian="新細明體;PMingLiU" style:font-name-complex="Calibri" style:font-size-asian="12pt" style:font-size-complex="12pt" fo:font-weight="normal" style:text-underline-style="none" style:text-underline-color="font-color" style:text-line-through-type="none" fo:font-style="normal" style:text-outline="false" fo:text-shadow="none" style:text-line-through-mode="continuous" style:font-weight-asian="normal" style:font-weight-complex="normal" style:font-style-asian="normal" style:font-style-complex="normal" style:text-emphasize="none" style:font-relief="none" style:text-overline-style="none" style:text-overline-color="font-color" style:font-name="Calibri" fo:font-size="12pt"/>
    </style:style>
    <style:style style:name="T12" style:family="text">
      <style:text-properties fo:language="en" fo:country="US" style:language-asian="zh" style:country-asian="TW" style:letter-kerning="true" fo:font-weight="normal" style:text-underline-style="none" style:text-underline-color="font-color" style:text-line-through-type="none" fo:font-style="normal" style:text-outline="false" fo:text-shadow="none" style:text-line-through-mode="continuous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ans" fo:font-size="10pt" style:language-complex="hi" style:country-complex="IN" style:font-name-asian="微軟正黑體" style:font-name-complex="Mangal" style:font-size-asian="10pt" style:font-size-complex="10pt"/>
    </style:style>
    <style:style style:name="T13" style:family="text">
      <style:text-properties fo:language="en" fo:country="US" style:language-asian="zh" style:country-asian="TW" style:letter-kerning="true" style:language-complex="ar" style:country-complex="SA" style:font-name-asian="新細明體;PMingLiU" style:font-name-complex="Calibri" style:font-size-asian="12pt" style:font-size-complex="12pt" fo:color="#ff0000" style:font-name="Calibri" fo:font-size="12pt"/>
    </style:style>
    <style:style style:name="T14" style:family="text">
      <style:text-properties fo:language="en" fo:country="US" style:language-asian="zh" style:country-asian="TW" style:letter-kerning="true" style:language-complex="ar" style:country-complex="SA" style:font-name-asian="新細明體;PMingLiU" style:font-name-complex="Calibri" style:font-size-asian="12pt" style:font-size-complex="12pt" style:font-name=""/>
    </style:style>
    <style:style style:name="T15" style:family="text">
      <style:text-properties fo:language="en" fo:country="US" style:language-asian="zh" style:country-asian="TW" style:letter-kerning="true" style:language-complex="ar" style:country-complex="SA" style:font-name-asian="新細明體;PMingLiU" style:font-name-complex="Calibri" style:font-size-asian="12pt" style:font-size-complex="12pt" fo:color="#ff0000" fo:font-weight="normal" style:text-underline-style="none" style:text-underline-color="font-color" style:text-line-through-type="none" fo:font-style="normal" style:text-outline="false" fo:text-shadow="none" style:text-line-through-mode="continuou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6" style:family="text">
      <style:text-properties fo:language="en" fo:country="US" style:language-asian="zh" style:country-asian="TW" style:letter-kerning="true" style:language-complex="ar" style:country-complex="SA" style:font-name-asian="新細明體;PMingLiU" style:font-name-complex="Calibri" style:font-size-asian="12pt" style:font-size-complex="12pt" fo:color="#ff0000" fo:font-weight="normal" style:text-underline-style="none" style:text-underline-color="font-color" style:text-line-through-type="none" fo:font-style="normal" style:text-outline="false" fo:text-shadow="none" style:text-line-through-mode="continuous" style:font-weight-asian="normal" style:font-weight-complex="normal" style:font-style-asian="normal" style:font-style-complex="normal" style:text-emphasize="none" style:font-relief="none" style:text-overline-style="none" style:text-overline-color="font-color" style:font-name="Calibri" fo:font-size="12pt"/>
    </style:style>
    <style:style style:name="T17" style:family="text">
      <style:text-properties fo:language="en" fo:country="US" style:language-asian="zh" style:country-asian="TW" style:letter-kerning="true" style:language-complex="ar" style:country-complex="SA" style:font-name-asian="新細明體;PMingLiU" style:font-name-complex="Calibri" style:font-size-asian="12pt" style:font-size-complex="12pt" style:font-name="Calibri" fo:font-size="12pt"/>
    </style:style>
    <style:style style:name="T18" style:family="text">
      <style:text-properties fo:language="en" fo:country="US" style:language-asian="zh" style:country-asian="TW" style:letter-kerning="true" style:language-complex="ar" style:country-complex="SA" style:font-name-asian="新細明體;PMingLiU" style:font-name-complex="Calibri" style:font-size-asian="12pt" style:font-size-complex="12pt" style:font-name="Calibri" fo:font-size="12pt" fo:color="#ff0000"/>
    </style:style>
    <style:style style:name="T19" style:family="text">
      <style:text-properties fo:color="#ff0000" style:font-name="Calibri" fo:font-size="12pt" style:letter-kerning="true" fo:language="en" fo:country="US" style:language-asian="zh" style:country-asian="TW" style:language-complex="ar" style:country-complex="SA" style:font-name-asian="新細明體;PMingLiU" style:font-name-complex="Calibri" style:font-size-asian="12pt" style:font-size-complex="12pt"/>
    </style:style>
    <style:style style:name="T20" style:family="text">
      <style:text-properties style:font-name="Calibri" fo:font-size="12pt" style:letter-kerning="true" style:language-complex="ar" style:country-complex="SA" style:font-name-asian="新細明體;PMingLiU" style:font-name-complex="Calibri" style:font-size-asian="12pt" style:font-size-complex="12pt"/>
    </style:style>
    <style:style style:name="T21" style:family="text">
      <style:text-properties style:font-name="Calibri" fo:font-size="12pt" style:letter-kerning="true" style:language-complex="ar" style:country-complex="SA" style:font-name-asian="新細明體;PMingLiU" style:font-name-complex="Calibri" style:font-size-asian="12pt" style:font-size-complex="12pt" fo:color="#ff0000" fo:language="en" fo:country="US" style:language-asian="zh" style:country-asian="TW"/>
    </style:style>
    <style:style style:name="T22" style:family="text">
      <style:text-properties fo:color="#ff0000" style:font-name="Mangal" fo:font-size="10pt" style:letter-kerning="false" fo:language="en" fo:country="US" style:language-asian="zh" style:country-asian="TW" style:language-complex="ar" style:country-complex="SA" style:font-name-asian="微3f軟3f正3f黑3f體3f;Arial Unicode MS" style:font-name-complex="Mangal" style:font-size-asian="10pt" style:font-size-complex="10pt"/>
    </style:style>
    <style:style style:name="T23" style:family="text">
      <style:text-properties fo:color="#ff0000" fo:language="en" fo:country="US" style:language-asian="zh" style:country-asian="TW" style:letter-kerning="true" style:language-complex="ar" style:country-complex="SA" style:font-name-asian="新細明體;PMingLiU" style:font-name-complex="Calibri" style:font-size-asian="12pt" style:font-size-complex="12pt"/>
    </style:style>
    <style:style style:name="T24" style:family="text">
      <style:text-properties style:font-name="Liberation Sans" fo:font-size="10pt" style:letter-kerning="false" fo:language="en" fo:country="US" style:language-asian="zh" style:country-asian="TW" style:font-name-complex="Liberation Sans" style:font-size-asian="10pt" style:font-size-complex="10pt" style:language-complex="ar" style:country-complex="SA" style:font-name-asian="微3f軟3f正3f黑3f體3f;Arial Unicode MS" fo:font-weight="normal" style:text-underline-style="none" style:text-underline-color="font-color" style:text-line-through-type="none" fo:font-style="normal" style:text-outline="false" fo:text-shadow="none" style:text-line-through-mode="continuou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5" style:family="text">
      <style:text-properties style:font-name="Liberation Sans" fo:font-size="10pt" style:letter-kerning="false" fo:language="en" fo:country="US" style:language-asian="zh" style:country-asian="TW" style:font-name-complex="Liberation Sans" style:font-size-asian="10pt" style:font-size-complex="10pt" style:language-complex="ar" style:country-complex="SA" style:font-name-asian="微3f軟3f正3f黑3f體3f;Arial Unicode MS" fo:font-weight="normal" style:text-underline-style="none" style:text-underline-color="font-color" style:text-line-through-type="none" fo:font-style="normal" style:text-outline="false" fo:text-shadow="none" style:text-line-through-mode="continuous" style:font-weight-asian="normal" style:font-weight-complex="normal" style:font-style-asian="normal" style:font-style-complex="normal" style:text-emphasize="none" style:font-relief="none" style:text-overline-style="none" style:text-overline-color="font-color" fo:color="#ff0000"/>
    </style:style>
    <style:style style:name="T26" style:family="text">
      <style:text-properties fo:font-size="10pt" style:letter-kerning="false" fo:language="en" fo:country="US" style:language-asian="zh" style:country-asian="TW" style:font-size-asian="10pt" style:font-size-complex="10pt" style:language-complex="ar" style:country-complex="SA" style:font-name-asian="微3f軟3f正3f黑3f體3f;Arial Unicode MS" fo:font-weight="normal" style:text-underline-style="none" style:text-underline-color="font-color" style:text-line-through-type="none" fo:font-style="normal" style:text-outline="false" fo:text-shadow="none" style:text-line-through-mode="continuous" style:font-weight-asian="normal" style:font-weight-complex="normal" style:font-style-asian="normal" style:font-style-complex="normal" style:text-emphasize="none" style:font-relief="none" style:text-overline-style="none" style:text-overline-color="font-color" fo:color="#ff0000" style:font-name="Mangal" style:font-name-complex="Mangal"/>
    </style:style>
    <style:style style:name="T27" style:family="text">
      <style:text-properties fo:font-size="10pt" style:letter-kerning="false" fo:language="en" fo:country="US" style:language-asian="zh" style:country-asian="TW" style:font-size-asian="10pt" style:font-size-complex="10pt" fo:font-weight="normal" style:text-underline-style="none" style:text-underline-color="font-color" style:text-line-through-type="none" fo:font-style="normal" style:text-outline="false" fo:text-shadow="none" style:text-line-through-mode="continuous" style:font-weight-asian="normal" style:font-weight-complex="normal" style:font-style-asian="normal" style:font-style-complex="normal" style:text-emphasize="none" style:font-relief="none" style:text-overline-style="none" style:text-overline-color="font-color" fo:color="#ff0000" style:font-name="Liberation Sans" style:language-complex="hi" style:country-complex="IN" style:font-name-asian="微軟正黑體" style:font-name-complex="Mangal"/>
    </style:style>
    <style:style style:name="T28" style:family="text">
      <style:text-properties fo:color="#ff0000" style:font-name="Liberation Sans" fo:font-size="10pt" style:letter-kerning="false" fo:language="en" fo:country="US" style:language-asian="zh" style:country-asian="TW" style:language-complex="ar" style:country-complex="SA" style:font-name-asian="微3f軟3f正3f黑3f體3f;Arial Unicode MS" style:font-name-complex="Liberation Sans" style:font-size-asian="10pt" style:font-size-complex="10pt"/>
    </style:style>
    <style:style style:name="T29" style:family="text">
      <style:text-properties style:font-name="Liberation Sans" fo:font-size="10pt" style:letter-kerning="false" fo:language="en" fo:country="US" style:language-asian="zh" style:country-asian="TW" style:language-complex="ar" style:country-complex="SA" style:font-name-asian="微3f軟3f正3f黑3f體3f;Arial Unicode MS" style:font-name-complex="Liberation Sans" style:font-size-asian="10pt" style:font-size-complex="10pt"/>
    </style:style>
    <style:style style:name="T30" style:family="text">
      <style:text-properties fo:language="en" fo:country="US" style:language-asian="zh" style:country-asian="TW" style:letter-kerning="true" style:language-complex="ar" style:country-complex="SA" style:font-name-asian="新細明體;PMingLiU" style:font-name-complex="Calibri" style:font-size-asian="12pt" style:font-size-complex="12pt" fo:color="#000000"/>
    </style:style>
    <style:style style:name="T31" style:family="text">
      <style:text-properties fo:language="en" fo:country="US" style:language-asian="zh" style:country-asian="TW" style:letter-kerning="true" style:language-complex="ar" style:country-complex="SA" style:font-name-asian="新細明體;PMingLiU" style:font-name-complex="Calibri" style:font-size-asian="12pt" style:font-size-complex="12pt" fo:color="#000000" style:font-name="Mangal" fo:font-size="10pt"/>
    </style:style>
    <style:style style:name="T32" style:family="text">
      <style:text-properties fo:language="en" fo:country="US" style:language-asian="zh" style:country-asian="TW" style:letter-kerning="true" style:language-complex="ar" style:country-complex="SA" style:font-name-asian="新細明體;PMingLiU" style:font-name-complex="Calibri" style:font-size-asian="12pt" style:font-size-complex="12pt" style:font-name="Mangal" fo:font-size="10pt" fo:color="#ff0000"/>
    </style:style>
    <style:style style:name="T33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4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style:font-weight-asian="normal" style:font-weight-complex="normal" style:font-style-asian="normal" style:font-style-complex="normal" style:text-emphasize="none" style:font-relief="none" style:text-overline-style="none" style:text-overline-color="font-color" fo:color="#ff0000" style:font-name="Mangal" fo:font-size="10pt" style:letter-kerning="false" fo:language="en" fo:country="US" style:language-asian="zh" style:country-asian="TW" style:language-complex="ar" style:country-complex="SA" style:font-name-asian="微3f軟3f正3f黑3f體3f;Arial Unicode MS" style:font-name-complex="Mangal" style:font-size-asian="10pt" style:font-size-complex="10pt"/>
    </style:style>
    <style:style style:name="T35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style:font-weight-asian="normal" style:font-weight-complex="normal" style:font-style-asian="normal" style:font-style-complex="normal" style:text-emphasize="none" style:font-relief="none" style:text-overline-style="none" style:text-overline-color="font-color" fo:color="#ff0000" fo:font-size="10pt" style:letter-kerning="false" fo:language="en" fo:country="US" style:language-asian="zh" style:country-asian="TW" style:font-size-asian="10pt" style:font-size-complex="10pt" style:font-name="Liberation Sans" style:language-complex="hi" style:country-complex="IN" style:font-name-asian="微軟正黑體" style:font-name-complex="Mangal"/>
    </style:style>
    <style:style style:name="T36" style:family="text">
      <style:text-properties fo:color="#ff0000" fo:font-size="10pt" style:letter-kerning="false" fo:language="en" fo:country="US" style:language-asian="zh" style:country-asian="TW" style:font-size-asian="10pt" style:font-size-complex="10pt" style:language-complex="ar" style:country-complex="SA" style:font-name-asian="微3f軟3f正3f黑3f體3f;Arial Unicode MS" style:font-name-complex="Mangal"/>
    </style:style>
    <style:style style:name="T37" style:family="text">
      <style:text-properties fo:font-size="10pt" style:letter-kerning="false" fo:language="en" fo:country="US" style:language-asian="zh" style:country-asian="TW" style:font-size-asian="10pt" style:font-size-complex="10pt" style:language-complex="ar" style:country-complex="SA" style:font-name-asian="微3f軟3f正3f黑3f體3f;Arial Unicode MS" style:font-name-complex="Mangal"/>
    </style:style>
    <style:style style:name="T38" style:family="text">
      <style:text-properties style:font-name="Calibri" fo:font-size="12pt" style:letter-kerning="true" style:language-complex="ar" style:country-complex="SA" style:font-name-asian="新細明體;PMingLiU" style:font-name-complex="Calibri" style:font-size-asian="12pt" style:font-size-complex="12pt" fo:language="en" fo:country="US" style:language-asian="zh" style:country-asian="TW"/>
    </style:style>
    <style:style style:name="T39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style:font-weight-asian="normal" style:font-weight-complex="normal" style:font-style-asian="normal" style:font-style-complex="normal" style:text-emphasize="none" style:font-relief="none" style:text-overline-style="none" style:text-overline-color="font-color" style:font-name="Calibri" style:letter-kerning="true" fo:language="en" fo:country="US" style:language-asian="zh" style:country-asian="TW" style:language-complex="ar" style:country-complex="SA" style:font-name-asian="新細明體;PMingLiU" style:font-name-complex="Calibri" style:font-size-asian="12pt" style:font-size-complex="12pt"/>
    </style:style>
    <style:style style:name="T40" style:family="text">
      <style:text-properties style:letter-kerning="true" style:language-complex="ar" style:country-complex="SA" style:font-name-asian="新細明體;PMingLiU" style:font-size-asian="12pt" style:font-size-complex="12pt" style:font-name="Calibri" style:font-name-complex="Calibri"/>
    </style:style>
    <style:style style:name="T41" style:family="text">
      <style:text-properties style:letter-kerning="true" style:language-complex="ar" style:country-complex="SA" style:font-name-asian="新細明體;PMingLiU" style:font-size-asian="12pt" style:font-size-complex="12pt" style:font-name="Calibri" style:font-name-complex="Calibri" fo:color="#ff0000" fo:language="en" fo:country="US" style:language-asian="zh" style:country-asian="TW"/>
    </style:style>
    <style:style style:name="T42" style:family="text">
      <style:text-properties style:letter-kerning="true" style:language-complex="ar" style:country-complex="SA" style:font-name-asian="新細明體;PMingLiU" style:font-size-asian="12pt" style:font-size-complex="12pt" style:font-name="Calibri" style:font-name-complex="Calibri" fo:language="en" fo:country="US" style:language-asian="zh" style:country-asian="TW"/>
    </style:style>
    <style:style style:name="T43" style:family="text">
      <style:text-properties style:font-name="Calibri" style:letter-kerning="true" fo:language="en" fo:country="US" style:language-asian="zh" style:country-asian="TW" style:language-complex="ar" style:country-complex="SA" style:font-name-asian="新細明體;PMingLiU" style:font-name-complex="Calibri" style:font-size-asian="12pt" style:font-size-complex="12pt"/>
    </style:style>
    <style:style style:name="T44" style:family="text">
      <style:text-properties style:font-name=""/>
    </style:style>
    <style:style style:name="T45" style:family="text">
      <style:text-properties style:letter-kerning="true" style:language-complex="ar" style:country-complex="SA" style:font-name-asian="新細明體;PMingLiU" style:font-name-complex="Calibri" style:font-size-asian="12pt" style:font-size-complex="12pt" fo:language="en" fo:country="US" style:language-asian="zh" style:country-asian="TW" fo:color="#ff0000"/>
    </style:style>
    <style:style style:name="T46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letter-kerning="true"/>
    </style:style>
    <style:style style:name="T47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letter-kerning="true" fo:color="#ff0000"/>
    </style:style>
    <style:style style:name="T48" style:family="text">
      <style:text-properties style:letter-kerning="true" fo:language="en" fo:country="US" style:language-asian="zh" style:country-asian="TW" style:language-complex="ar" style:country-complex="SA" style:font-name-asian="新細明體;PMingLiU" style:font-name-complex="Calibri" style:font-size-asian="12pt" style:font-size-complex="12pt"/>
    </style:style>
    <style:style style:name="T49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style:font-weight-asian="normal" style:font-weight-complex="normal" style:font-style-asian="normal" style:font-style-complex="normal" style:text-emphasize="none" style:font-relief="none" style:text-overline-style="none" style:text-overline-color="font-color" fo:color="#ff0000" style:font-name="Calibri" fo:font-size="12pt" style:letter-kerning="true" fo:language="en" fo:country="US" style:language-asian="zh" style:country-asian="TW" style:language-complex="ar" style:country-complex="SA" style:font-name-asian="新細明體;PMingLiU" style:font-name-complex="Calibri" style:font-size-asian="12pt" style:font-size-complex="12pt"/>
    </style:style>
    <style:style style:name="T50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style:font-weight-asian="normal" style:font-weight-complex="normal" style:font-style-asian="normal" style:font-style-complex="normal" style:text-emphasize="none" style:font-relief="none" style:text-overline-style="none" style:text-overline-color="font-color" fo:color="#ff0000" style:letter-kerning="true" fo:language="en" fo:country="US" style:language-asian="zh" style:country-asian="TW" style:font-name="Liberation Sans" fo:font-size="10pt" style:language-complex="hi" style:country-complex="IN" style:font-name-asian="微軟正黑體" style:font-name-complex="Mangal" style:font-size-asian="10pt" style:font-size-complex="10pt"/>
    </style:style>
    <style:style style:name="T51" style:family="text">
      <style:text-properties style:font-name="Calibri" style:letter-kerning="true" style:language-complex="ar" style:country-complex="SA" style:font-name-asian="新細明體;PMingLiU" style:font-name-complex="Calibri" style:font-size-asian="12pt" style:font-size-complex="12pt" fo:language="en" fo:country="US" style:language-asian="zh" style:country-asian="TW"/>
    </style:style>
    <style:style style:name="T52" style:family="text">
      <style:text-properties style:letter-kerning="true" style:language-complex="ar" style:country-complex="SA" style:font-name-asian="新細明體;PMingLiU" style:font-size-asian="12pt" style:font-size-complex="12pt" style:font-name="Calibri" style:font-name-complex="Calibri" fo:language="en" fo:country="US" style:language-asian="zh" style:country-asian="TW" fo:color="#ff0000"/>
    </style:style>
    <style:style style:name="T53" style:family="text">
      <style:text-properties style:font-name="Calibri" style:letter-kerning="true" fo:language="en" fo:country="US" style:language-asian="zh" style:country-asian="TW" style:language-complex="ar" style:country-complex="SA" style:font-name-asian="新細明體;PMingLiU" style:font-name-complex="Calibri" style:font-size-asian="12pt" style:font-size-complex="12pt" fo:color="#ff0000"/>
    </style:style>
  </office:automatic-styles>
  <office:body>
    <office:spreadsheet>
      <table:calculation-settings table:automatic-find-labels="false" table:use-regular-expressions="false" table:use-wildcards="true"/>
      <table:table table:name="imtsia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office:value-type="string" calcext:value-type="string">
            <text:p>音節</text:p>
          </table:table-cell>
          <table:table-cell office:value-type="string" calcext:value-type="string">
            <text:p>教育部漢字辭典</text:p>
          </table:table-cell>
          <table:table-cell office:value-type="string" calcext:value-type="string">
            <text:p>全羅</text:p>
          </table:table-cell>
          <table:table-cell/>
          <table:table-cell office:value-type="string" calcext:value-type="string">
            <text:p>人工判斷</text:p>
          </table:table-cell>
          <table:table-cell office:value-type="string" calcext:value-type="string">
            <text:p>例1</text:p>
          </table:table-cell>
          <table:table-cell office:value-type="string" calcext:value-type="string">
            <text:p>例2</text:p>
          </table:table-cell>
          <table:table-cell office:value-type="string" calcext:value-type="string">
            <text:p>例3</text:p>
          </table:table-cell>
          <table:table-cell office:value-type="string" calcext:value-type="string">
            <text:p>例4</text:p>
          </table:table-cell>
          <table:table-cell office:value-type="string" calcext:value-type="string">
            <text:p>例5</text:p>
          </table:table-cell>
          <table:table-cell office:value-type="string" calcext:value-type="string">
            <text:p>例6</text:p>
          </table:table-cell>
          <table:table-cell office:value-type="string" calcext:value-type="string">
            <text:p>例7</text:p>
          </table:table-cell>
          <table:table-cell office:value-type="string" calcext:value-type="string">
            <text:p>例8</text:p>
          </table:table-cell>
          <table:table-cell office:value-type="string" calcext:value-type="string">
            <text:p>例9</text:p>
          </table:table-cell>
          <table:table-cell office:value-type="string" calcext:value-type="string">
            <text:p>例10</text:p>
          </table:table-cell>
          <table:table-cell/>
        </table:table-row>
        <table:table-row table:style-name="ro2"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ah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ai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aih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ainn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ak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am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an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ang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ann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nnh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OK 語氣詞</text:p>
          </table:table-cell>
          <table:table-cell office:value-type="string" calcext:value-type="string">
            <text:p>“ annh4 ? tsua5-long5-kun1 ? ”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ap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at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au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aunn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ba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bah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bai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bak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ban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bang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bap</text:p>
          </table:table-cell>
          <table:table-cell/>
          <table:table-cell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liat8-ui7 tshing1-lian5 ping5-iu2 ah4 , lin2 tsue3 ping1 u7 e5 nng7 ni5 , u7 e5 3 ni5 , ti7 kun1-iann5 u7 " kun1-tiong1 lok8-hng5 , " li2 tui3 jip8-ngoo2 kau3 the3-ngoo2 long2 m7-bat4 tsit8 pai2 jip8-khi3 mah4 ? gua2 ai3 lin2 khuann3 lim5 bok8-su1 e5 tik4-sing3 tsue3 boo5-iunn7 , ia7 tsue3 pe7-bu2 e5 , tioh8 thue3 lin2 e5 kiann2 ki5-to2 , sia2 phue1 bian2-le7 , iau3-kin2 tioh8 ti3-i3 ki5-to2 bap4 ( sic ) thak8 sing3-king1 . iau2 tsit8 hang7 gua2 tsin1 ai3 bian2-le7 e5 , tsiu7-si7 ai3 king2 ping5-iu2 , siong5-siong5 teh4 jip8 kun1-tiong1 lok8-hng5 e5 , tik4-khak4 m7-thang1 kau1 . koo2-tsa2 lang5 kong2 , kap4 ho2-lang5 kau1 , tshin1-tshiunn7 jip8 phang1-hue1 hng5 , ku2 tsiu7 bo5 phinn7 i1 e5 phang1 ; kap4 phainn2-lang5 kau1 , tshin1-tshiunn7 jip8 au3 kiam5-hi5 tshi7 , ku2 ia7 bo5 phinn7 i1 e5 au3 bi7 , in1-ui7 ue7 kuan3-si3 : kap4 ho2 a2 phainn2 e5 lang5 kau1-pue5 ue7 hoo7 thua7-khi3 .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bat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bau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bauh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be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beh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bi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bia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OK 地名 ba1-ta1-bia1, <text:span text:style-name="T1">be1-su1-bia1 hue2-suann1</text:span></text:p>
          </table:table-cell>
          <table:table-cell office:value-type="string" calcext:value-type="string">
            <text:p>" kin1-ni5 tui3 ba1-ta1-bia1 phai3-lai5 hit4 e5 Simon Van Green u7 hoo7 i1 tua3 ti7 sin1-kang2 . in1-ui7 beh4 hoo7 i1 khah4 khuai3 bat4 pun2-te7-ue7 tsiah4 kan1-ta1 hoo7 i1 tsue3 kang1 ti7 sin1-kang2 , Bakloan kap4 Tavakan tiann7 . khiok4 iah8 bat4 khi3 Taywoan siann5 ( Providensia ) tshua7 pun2-kok4 lang5 tsue3 le2-pai3 .</text:p>
          </table:table-cell>
          <table:table-cell office:value-type="string" calcext:value-type="string">
            <text:p>1 ) hue2-suann1-sing3 e5 te7-tang7 , si7 tui3 hue2-suann1 pok8-huat4 soo2 senn1 khi2 e5 te7-tang7 . tsit4 khuan2 e5 te7-tang7 khah4 be7 ing2-hiong2 kau3 tsin1 hng7 , tsong2-si7 in1-ui7 soo2 tshing3 tshut4 e5 hue2-hu1 kap4 kun2 tshiang5-tshiang5 e5 thoo5-mue5 , hu7-kin7 siu7 tsai1-hai7 tsin1 thiam2 , tshin1-tshiunn7 a1 . D . 79 ni5 , be1-su1-bia1 hue2-suann1 ( Vesuvius ) pok8-huat4 , ti3-kau3 pong2-pe1 ( Pompeii ) siann5 long2 tai5-loh8-khi3 .</text:p>
          </table:table-cell>
          <table:table-cell office:value-type="string" calcext:value-type="string">
            <text:p>1 ) hue2-suann1-sing3 e5 te7-tang7 , si7 tui3 hue2-suann1 pok8-huat4 soo2 senn1-khi2 e5 te7-tang7 . tsit4 khuan2 e5 te7-tang7 khah4 be7 ing2-hiong2 kau3 tsin1 hng7 , tsong2-si7 in1-ui7 soo2 tshing3-tshut4 e5 hue2-hu1 kap4 kun2 tshiang5-tshiang5 e5 thoo5-mue5 , hu7-kin7 siu7 tsai1-hai7 tsin1 thiam2 , tshin1-tshiunn7 a1 . D . 79 ni5 , be1-su1-bia1 hue2-suann1 ( Vesuvius ) pok8-huat4 , ti3-kau3 pong2-pe1 ( Pompeii ) siann5 long2 tai5-loh8-khi3 .</text:p>
          </table:table-cell>
          <table:table-cell office:value-type="string" calcext:value-type="string">
            <text:p>a1 . suan1-kau3-su1 kan2-tan1 e5 inn7-tong7 . ti7 1624 ni5 , ho5-lan5 lai5 tsiam3 tai5-uan5 , in1 pun2-kok4 e5 tong1-kiok8-tsia2 tsiu7 liam5-pinn1 u7 hi1-bong7 beh4 phai3 thuan5-to7-su1 lai5 tsi2-to7 tiam3 ti7 tai5-uan5 e5 ho5-lan5 lang5 . tsit4 e5 hi1-bong7 au7-lai5 u7 sit8-hian7 phai3 nng7-e5 lai5 , thau5-tsit8-e5 tsiu7-si7 Michel Theodori , te7-ji7-e5 tsiu7-si7 Lawrengoon . thau5-tsit8-e5 lai5 tai5-uan5 bo5 lua7-ku2 tsiu7 liam5-pinn1 koh4 kio3 to3-khi3 ba1-ta1-bia1 . te7-ji7-e5 khiok4 u7 tsiap4-sua3 ti7-tsia1 tsue3 kang1 kau3 1627 ni5 e5 5 geh8 . ti7 tai5-uan5 thau5-tsit8-e5 thuan5 ki1-tok4 e5 hok4-im1-e5 tsiu7-si7 tsit4 nng7-lang5 . tsong2-si7 kho2-sioh4 tse1 si7 kan1-ta1 thuan5 hoo7 in1 pun2-kok4 lang5 thiann1 na7-tiann7 , tui3 i2-gua7 e5 lang5 khiok4 iau2-be7 tiok8-tshiu2 . soo2-i2 na7 beh4 giam5-bit8 lai5 kong2 thau5-tsit8 e5 poo3-kau3 ti7 tai5-uan5-e5 si7 sim2-mih8 lang5 , phah4-sng3 tioh8 kong2 au7-lai5 hit4 e5 Georgius Candidius khah4 tu2-ho2 .</text:p>
          </table:table-cell>
          <table:table-cell office:value-type="string" calcext:value-type="string">
            <text:p>goo7-hue3 tsa1-poo1-kiann2-a2 si2-bong5 bo2-tshin1 khau3-tau5 " hio7-hue2 tshua7 kiann2-a2 tsu1-ik8-bia1 "</text:p>
          </table:table-cell>
          <table:table-cell office:value-type="string" calcext:value-type="string">
            <text:p>honnh4 , a1 to1 tsin1-tsiann3 , nng7 e5 tsiu7 …… honnh4 , khi3 tau3-te2 , tsiu7 khi3 bue2 tsit4 e5 uann2-kong1 puann5 lah4 , tsit4 e5 tshau2-tshioh8 , phue7-tuann1 lah4 , tsit4 e5 phue7 siann2 , bi2-leh4 , to7 tsu2-tsi2 leh4 , tsiu7 tsiah8 , hit4 mi5 nng7 e5 tsiu7 tang5-pang5 tsue3 ang1-a2-boo2 . khun3 kau3 e7-puann3 mi5 leh4 , tse1 tsinn5-ong5 tsiu7 lai5-ah4 lah4 , kong2 : “ ai1 , tsu2-kong1 ah4 , tsit4 e5 tsinn5 , li2 tsa2-tsa2 tsiu7 ai3 tit8-ah4 lah4 , li2 kau3 tsiah4 ban7 tsiah4 lai5 teh4 an2-ni1 lah4 . ” honnh4 , a1 tsin1-tsiann3 kong2 : “ gua2 so2-si5 long2 kau1-tai7 li2 , gua2 ka7 li2 khng3 kau3 tshau2-tshioh8-e7 , li2 bia5-a2-tsa2 honnh4 , li2 ai3 khi3 tit4 heh4 . ”</text:p>
          </table:table-cell>
          <table:table-cell office:value-type="string" calcext:value-type="string">
            <text:p>i2-tsing5 soo2 kong2 ho5-lan5 lang5 u7 lai5 tsiam3-ling2 jiau2-a1 , ing7 ba1-ta1 bia1 tshi7 tsue3 kin1-ki3-tue7 , tshut4-lat8 king1-ing5 sing1-li2 . m7-na7 an2-ni1 , in1-ui7 beh4 tuat8 sian1-tsin3-kok4 e5 li7-kuan5 , u7 lai5 beh4 tsiam3-ling2 se1-pan1-ga5 e5 lu7-song3 , tsong2-si7 bo5 sing5-kong1 . au7-lai5 u7 uann7 hong1-tsiam1 , ti7 1602 ni5 lai5 phah4 pho5-to5-ga5 tsoo1-tsioh4 e5 o3-mng5 ; tsong2-si7 khi3 hoo7 pho5-to5-ga5 kap4 bing5-tiau5 e5 lian5-hap8-kun1 ka7 phah4-the3 . tu2-ho2 ti7 hit4 put4 tik4-i3 e5 si5 , u7 bing5 e5 sing1-li2 lang5 li2 kim2 , huan1 siu3 kap4 kueh4 tsin2 , tsit4 sann1-lang5 ka7 in1 siau7-kai3 phinn5-oo5 e5 tai7-tsi3 , tsiah4 kuat4-ting7 beh4 lai5 tshim1-liok8 phinn5-oo5 . soo2-i2 ti7 1607 ni5 e5 7 gueh8 , u7 phai3 nng7-tsiah4 e5 tsun5-lam7 tui3 tai5-uan5 hai2-kiap4 king1-ke3 lai5 phinn5-oo5 . in1-ui7 tsit4-e5 si5-tsun7 tu2-ho2 si7 phinn5-oo5 soo2 u7 e5 siu2-pi7-ping1 long2 thiat4-thue3 liau2 , soo2-i2 tsiah4 bo5 lang5 thang1 tsoo2-tsi2 in1 e5 tsiunn7-liok8 .</text:p>
          </table:table-cell>
          <table:table-cell office:value-type="string" calcext:value-type="string">
            <text:p>iah8 na7 koh4 tsiong1 ha1-gu1 ki3-liok8-kiok8 soo2 po2-tsun5 e5 kong1-po3 lai5 khuann3 u7 sia2 kong2 , " tui3 phinn5-oo5 soo2 tsai3 270 lang5 e5 tiong1-kan1 bo5 tai7-tsi3 kau3 ba1-ta1-bia1-e5 tsiah4 u7 tshun1 130 lang5 na7-tiann7 . " tsit4-khuan2 e5 su7-sit8 si7 the1 sim2-mih8 ? keh4-tng2-ni5 bing5-tsing3 hu2 hut4-jian5 phai3 ping1 lai5 ka7 tsing1-huat4 . ti7 tsit4 e5 tsian3-tsing1 tiong1 ho5-lan5 lang5 kap4 hai2-tshat8 lian5-lok8 , phai3 tsun5-lam7 8 tsiah4 tua3 tiong1-kok4 e5 goo7-su7 kap4 tong1-ting7 hia1 tshut4-lat8 lai5 khian1-tse1 tsit4 e5 tsian3-tsing1 .</text:p>
          </table:table-cell>
          <table:table-cell office:value-type="string" calcext:value-type="string">
            <text:p>phah4 bia1</text:p>
          </table:table-cell>
          <table:table-cell office:value-type="string" calcext:value-type="string">
            <text:p>so2-lo5-bun5 si7 ti3-sik4 e5 lang5 , i1 kio3 lang5 tioh8 oh8 kau2-hia7 e5 ti3-hui7 . kau2-hia7 si7 tsi3-sue3 e5 tong7-but8 , u7 sim2-mih8 thang1 hoo7 lan2 oh8 , u7 tshim1-tshim1 e5 i3-su3 ti7-teh4 . tsiau3 hian7-si5 e5 tong7-but8 hak8-tsia2 teh4 gian2-kiu3 kau2-hia7 , lun7 i1 e5 ka1-ting5 tak8-hang7 u7 tshu3-su7 , u7 pang5-king1 , u7 tshik4-tshng1 ; ue7 sio1-thai5 , ia7 u7 ke3-tshua7 . na7 khuann3 tshiu7-ting2 e5 kau2-hia7 siu7 , tsiu7 tsai1 sit8-tsai7 tsin1 u7 ti3-hui7 , tak8-hang7 tsin1 kian1-koo3 , tshin1-tshiunn7 phau3-tai5 e5 khuan2 . kau2-bia7 u7 sim2-mih8 ti3-hui7 ? tsim1-tsiok4 lai5 siunn7 kui2-na7 khuan2 : －</text:p>
          </table:table-cell>
          <table:table-cell/>
        </table:table-row>
        <table:table-row table:style-name="ro4">
          <table:table-cell office:value-type="string" calcext:value-type="string">
            <text:p>biah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n</text:p>
          </table:table-cell>
          <table:table-cell table:style-name="ce1" office:value-type="string" calcext:value-type="string">
            <text:p><text:span text:style-name="T2">biah4-e5  筆誤 應該是 hiah4-e5</text:span></text:p>
          </table:table-cell>
          <table:table-cell office:value-type="string" calcext:value-type="string">
            <text:p>tui3 tsit4 nng7-sann1-ni5 lai7 thak8-tsheh4-lang5 e5 tiong1-kan1 ia7 u7 kai3-tse7 lang5 khi3 kang2-kiu3 se1-hak8 . ti7 kin7-jit8 kuan7-tshi3 ( tsiu7-si7 kuan7-kho2 ) tsu2-kho2 u7 tsiong1 " ia5-soo1 kap4 khong2-tsu2 sim2-mih8 lang5 khah4 tshut4-tioh4 " tso3 te5-bak8 bing7-ling7 biah4-e5 tong5-sing1 tso3 bun5-tsiunn1 .</text:p>
          </table:table-cell>
          <table:table-cell table:number-columns-repeated="10"/>
        </table:table-row>
        <table:table-row table:style-name="ro4">
          <table:table-cell office:value-type="string" calcext:value-type="string">
            <text:p>biam</text:p>
          </table:table-cell>
          <table:table-cell/>
          <table:table-cell office:value-type="string" calcext:value-type="string">
            <text:p>True</text:p>
          </table:table-cell>
          <table:table-cell/>
          <table:table-cell table:style-name="ce2" office:value-type="string" calcext:value-type="string">
            <text:p><text:span text:style-name="T3">bo5 phah4-sng3 biam2 khiam3-ing7 . 沒打算欠用, boo2-lang5 </text:span><text:span text:style-name="T4">gui5-biam2</text:span><text:span text:style-name="T5"> tian7-tshia1 lai5 lah4 ! 筆誤 應該是 gui5-hiam2, in1-ui7 sua1 ue7 biam1 kha1 因為沙會liam 腳 筆誤應該是liam</text:span></text:p>
          </table:table-cell>
          <table:table-cell office:value-type="string" calcext:value-type="string">
            <text:p>khap4-ban7 tsin1 pu3 , thang1 ti2-tik8 kok4-ka1 e5 pu3 . ai3 biat8 iu5-thai3 lang5 , tsiu7 tsau3 hong5-te3 kong2 , na7 biat8 iu7 thai3 tsok8 kap4 bok8-ti2 kai2 , gua2 guan2 lap8-jip8 kok4-khoo3 lai5 poo2-tsiok4 in1 e5 kok4-se3 , bo5 phah4-sng3 biam2 khiam3-ing7 . thian1 put4-tsiong5 i1 e5 guan7 tsin1 kam2-sia7 siong7-te3 , sua3 khui1 pinn5-thann2 e5 loo7 hoo7 bok8-ti2-kai2 thang1 kiann5 .</text:p>
          </table:table-cell>
          <table:table-cell office:value-type="string" calcext:value-type="string">
            <text:p>le2-pai3-jit8 e7-poo1 . bok8-su1 iunn5 huan5-phiau1 tu2-tu2 teh4 kong2 ‘ si' e5 bun5-tue5 . tsing3-tit8 so2 thiann1-liau2 tsin1 kam2-kik4 , tsin1 tsu3-sin5 thiann1 . bok8-su1 kong2 , " lan2 tsit4 se3-kan1 e5 tshai5-phuann3-kuann1 tui7 kui7 ti7 i1 e5 bin7-tsing5 e5 tsue7-jin5 kong2 . ‘ ting7 li2 si2 chōe' tsue7-jin5 khap8-thau5 kiu5 kong2 , ‘ tsit4-pang1 sia3-bian2 gua2 , gua2 au7-pai2 m7-kann2 koh4 tsue3 phainn2 lah4 , gua2 m7-kann2 koh4 huan7-tsue7 lah4 ! ' tshai5-phuann3-kuann1 kong2 , ‘ bo5 , ti7-tsia1 bo5 sia3-bian2 . gua2 m7-si7 teh4 pan7 tsiong1-lai5 e5 su7 , gua2 si7 pan7 li2 kau3 tsit4-tiap8 e5 soo2-tsue3 . li2 in1-ui7 li2 e5 tsue7 tioh8 sí' tshai5-phuann3-kuann1 long2 bo5 iong5-sia3 . ah4 ! hiann1-ti7 tsi2-be7 ah4 ! si2 au7 e5 tshai5-phuann3-kuann1 koh4 khah4 giam5 li2 tsai1 m7 ? li2 na7 u7 tsit8-sut4-a2 tsue7 tioh8 ting7 si2-tsue7 li2 tsai1 m7 ? tann1 siann2 lang5 kann2 kong2 lin2 bo5 tsue7 ? ah4 ! na7 u7 tsue7 e5 lang5 tioh8 kin2 lai5 hoo7 ia5-soo1 tann1 . ia5-soo1 beh4 kiu3 lin2 , m7-thang1 ian5-tshian5 ! " bok8-su1 tsiu7 thiah4 sip8-ji7-ke3 e5 to7-li2 , kong2 khuann3 ia5-soo1 an3-tsuann2 thue3 lan2 si2 . theh8 hong3-tong7-tsu2 e5 phi3-ju7 , kong2 khuann3 siong7-te3 lua7-nih4 ai3 lan2 tsiah4 e5 hong3-tong7 tsu2 tng2-khi3 . tsiu7 koh4 tsiap4-sua3 kong2 , " gua2 bat4 ti7 siong7-hai2 khuann3-kinn3 tsit8-e5 lang5 , thau5 ann3-ann3 , sim1-kuann1 teh4 siunn7 tsinn5 , thua1-tshia1 tit8-tit8 kiann5 . gua2 khuann3-kinn3 tsit8 tiunn1 tian7-tshia1 teh4 lai5 tsin1 gui5-hiam2 , tsau2-ua2 tit8-tit8 huah4 kong2 , ‘ boo2-lang5 gui5-biam2 tian7-tshia1 lai5 lah4 ! tsong2-si7 hit4 e5 lang5 tsuan5-jian5 m7-thiann1 , a2-si7 bo5 beh4 thiann1 , tian7-tshia1 kau3 , tsiu7 ka7 i1 kauh4 loh8-khi3 . kiat4-kiok8 si2 . lan2 tsit4 se3-kan1 tsin1-tse7 tshin1-tshiunn7 tsit4-khuan2 sim1-kuann1 ng3 se3-kan1 ; ka7-ki7 na7 siunn7 u7 li7-ik4 , tsiu7 bo5 kuan2 ing7 sim2-mih8 tshiu2-tuann7 , tun2 tsinn5 teh4 huann1-hi2 , u7 lang5 tiong1-ko3 i1 , i1 ia7 bo5 beh4 thiann1 . tsit4-khuan2 kau3-be2 an3-tsuann2 ? tsit4-khuan2 tsiu7-si7 tshin1-tshiunn7 loo5-tik4 e5 boo2 ng3 se3-kan1 , kau3-be2 siong7-te3 hoo7 i1 si2 "</text:p>
          </table:table-cell>
          <table:table-cell office:value-type="string" calcext:value-type="string">
            <text:p>sing1-khu1 sim2-mih8 soo2-tsai7 na7 khah4 siong5 ing7 hit4 e5 phe5 tsiu7 tsiam7-tsiam7 pinn3 khah4 kau7 . put4-si5 tshing7 ue5 e5 lang5 na7 hut4-jian5 thng3-tshiah4-kha1 tsiu7 oh4-tit4 kiann5 , in1-ui7 sua1 ue7 biam1 kha1 . put4-si5 thng3-tshiah4-kha1 e5 si3-kue3 kiann5 bo5 kan1-khoo2 , in1-ui7 kha1 tue2 e5 phe5 i2-king1 kau7 . tshiu2 sim1 khah4 siong5 bong1-mih8 i1 e5 phe5 ia7 si7 kau7 . tshing1-ing5 e5 lang5 tshiu2-phe5 iu3-iu3 , na7 si7 tsue3 tshoo1-kang1 e5 tshiu2-phe5 khah4 tshoo1 lai5 hap8 loo7-ing7 . hit4 e5 lang5 na7 beh4 siu3 hue1 a2 si7 tsue3 iu3 e5 kang1 khah4 oh4-tit4 .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bian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4">
          <table:table-cell office:value-type="string" calcext:value-type="string">
            <text:p>biang</text:p>
          </table:table-cell>
          <table:table-cell/>
          <table:table-cell office:value-type="string" calcext:value-type="string">
            <text:p>True</text:p>
          </table:table-cell>
          <table:table-cell/>
          <table:table-cell table:style-name="ce2" office:value-type="string" calcext:value-type="string">
            <text:p><text:span text:style-name="T3">應該是筆誤，但不知是啥 siau3 gua2 khuann3 kiann5-loo7 khah4 hiam2 </text:span><text:span text:style-name="T6">hong5-biang5</text:span><text:span text:style-name="T7"> kiann5-soh4, 照我看行路險過hong5-biang5走索</text:span></text:p>
          </table:table-cell>
          <table:table-cell office:value-type="string" calcext:value-type="string">
            <text:p>bat4 khuann3-kinn3 pak8-kha1 e5 hu7-in5-lang5 teh4 kiann5 loo7 u7 e5 ing7 gin2-a2 tso3 thenn3 , u7 e5 kho3 hoo7-suann3 tso3 kuainn2 ; ia7 bat4 khuann3-kinn3 u7-e5 teh4 tshiunn7-tsui2 , ing7 kha1-thau5-u1 tso3 kha1-te2 khia7 ti7 tsenn2-nua5 ; iu7-koh4 bat4 khuann3-kinn3 u7-e5 teh4 io1-kiann2 , tioh8 tsit8-tshiu2 pho7 tsit8-tshiu2 huann7-piah4 tsiah4 kann2 kiann5 . hainn7-ah4 ! tshin1-tshiunn7 tsit4-iunn7 khuan2 , tsiau3 gua2 khuann3 kiann5-loo7 khah4 hiam2 hong5-biang5 kiann5-soh4 , tsiu7 sui1-bong2 u7 lang5 thang1 hok8-sai7 ( tshin1-tshiunn7 se3-siok8 u7 tsa1-boo2-kan2 ) ia7 si7 tshin1-tshiunn7 tso3 penn7-lang5 teh4 hoo7 i1 khuan2-thai7 neh4 ; iu7-koh4 tso3 tam7-poh8 sio2-khua2 kang1 khah4 thiam2 huan7-lang5 gia5-ke5 , sui1-bong2 teh4 tso3 ia7 si7 kan1-khoo2 tse7-kua3 e5 su7 ; tsin1-tsiann3 m7-tat8-tioh8 kheh4-lang5 , penn5-poo1 , i2-kip8 han3-jin5-bo5 pak8-kha1 e5 lang5 ( tsiu7-si7 lang5 tshio3 tso3 tshin1-tshiunn7 tsa1-boo2-kan2-e5 ) , in1 kiann5-tsau2 tsu7-jian5 , tam5-ta1 li7-pian7 ; m7-na7 kau3-giah8 khui3-lat8 thang1 tsin7 tso3 lue7-tsoo7 e5 pun2-hun7 , siong7-tshiann2 iu2-u2 thang1 pang1-tsan7 tsa1-poo1-lang5 e5 bo5 kau3 . tui3 tsiong1 pak8-kha1-e5 kap4 bo5 pak8-e5 sann1-pi2 tsiann3 tsai1 pak8-kha1-e5 sit4-loh8 king1-ing5 tsin1-tsiann3 tse7 , se1-kok4 lang5 e7 tsiah4 ho2-giah8 , kiam2 m7-si7 in1-ui7 in1 e5 hu7-jin5-lang5 bo5 pak8-kha1 tak8-e5 e7 king1-ing5 , lan2 e7 tsiah4 san3-hiong1 kiam2 m7-si7 in1-ui7 lan2 e5 hu7-jin5-lang5 pak8-kha1 , m7-na7 tsiah8 si2-png7 huan2-tng2 lian5-lui7 tiong7-hu1 mah4 ?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biat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biau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bih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bik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bin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bing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bio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bioo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lim5-bioo2 ( penn7 ) </text:p>
          </table:table-cell>
          <table:table-cell office:value-type="string" calcext:value-type="string">
            <text:p><text:s/>siap8-tsing1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bip</text:p>
          </table:table-cell>
          <table:table-cell/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bit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biu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4">
          <table:table-cell office:value-type="string" calcext:value-type="string">
            <text:p>biut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<text:span text:style-name="T8">XX tsu7-jian5 sit8-biut8 ( 自-然-植-物 ) </text:span>     but  </text:p>
          </table:table-cell>
          <table:table-cell office:value-type="string" calcext:value-type="string">
            <text:p>tsong2-si7 tsiah4 e5 mih8 m7-bian2 lang5 tsue3 , tsu7-jian5 sit8-biut8 ( 自-然-植-物 ) ka7 lan2 tsue3 pian7-pian7 , lang5 si7 kan1-ta1 teh4 oh8 tsu7-jian5 , khiok4 bo5 sim2-mih8 thang1 khua1-khau2 e5 soo2-tsai7 . m7-ku2 ki5-tiong1 u7 tsin1 iau3-kin2 e5 mih8 tsu7-jian5 kai3 soo2 tshut4 si7 tsin1 tsio2 , soo2-i2 ke3-tsinn5 ia7 kik8 kui3 , lan2 na7 ue7 ing3-iong7 hua3-hak8 e5 ti3-sik4 , m7 bian2 thing3-hau7 tsu7-jian5 ban7-ban7-a2 senn1 , ing7 jin5-kang1 khah4 kin2 tsue3 ; ia7 tsue3 tit4 khah4 tsue7 , tsiu7 tsu7-jian5 ue7 khah4 siok8 , hoo7 it4-puann1 e5 lang5 khah4 ue7 sit8-iong7 , tshin1-tshiunn7 tsue3 kun7 hua3-hak8 tsia2 u7 huat4-bing5 tsit8 khuan2 put4-tsi2 ho2 ing7 koh4 tiong7-iau3 e5 tsi2-huih4 ioh8 ( 止-血-藥 ) tsit4 hang7 mih8 ti7 tong7-but8 e5 io1-tsi2 ( 腎-臟 ) si7 kan1-ta1 u7 tsit8 tiam2-a2 na7-tiann7 . na7 beh4 tui3 io1-tsi2 theh8 tsit8 khuan2 mih8 kau3 ue7 thang1 tsue3 tsi2-huih4 e5 loo7-ing7 , tioh8 thai5 hui1-siong5 tse7 e5 tong7-but8 tsiah4 u7 kau3-giah8 . ka1-tsai3 tsue3-kun7 hua3-hak8-tsia2 ue7 ing7 tsin1 kan2-tan1 e5 mih8 ( 簡-單-物-質 ) lai5 tsue3 tshut4 tsit4 khuan2 kui3-khi3 e5 ioh8 , soo2-i2 hoo7 lan2 lang5 ke1 tsin1 li7-pian7 tsin1 king1-tse3 .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bng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n</text:p>
          </table:table-cell>
          <table:table-cell table:style-name="ce2" office:value-type="string" calcext:value-type="string">
            <text:p><text:span text:style-name="T9">應該是 tsioh8-mng5 石門,  </text:span><text:span text:style-name="T10">bng5-khau2-tsui2</text:span><text:span text:style-name="T11"> , 應該是門口水 mng5-khau2-tsui2 </text:span><text:span text:style-name="T12">“ lan5-so2 to3 bng2 ” 華語  藍色的夢</text:span></text:p>
          </table:table-cell>
          <table:table-cell office:value-type="string" calcext:value-type="string">
            <text:p>kin1-ni5 si7 tshian1-hi2 liong5-ni5 , ma7-si7 an1-ping5 tsioh8-bng5 kok4-sio2 100 tsiu1-ni5 e5 ki3-liam7 . ui7-tioh8 beh4 ngia5-tsih4 tsit4-e5 u7 lik8-su2 i3-gi7 e5 jit8-tsi2 , ti7 iunn5 hau7-tiunn2 ling2-to7 tai3-tong7 tsi1-ha7 , kui1-e5 hak8-hau7 long2 tin2-tang7-khi3-lai5 . tsuan5-hau7 lau7-su1 long2 hui1-siong5-e5 sin1-khoo2 . m7-koh4 , sui1-jian5 sin1-khoo2 , tai7-ke1 long2 kam2-kak4 tsin1-u7 i3-gi7 . in1-ui7 , tsit4-pai2 100 tsiu1-ni5 ki3-liam7 uah8-tang7 tiu5-pan7 e5 tiong1-kan1 , u7 tsin1-tse7 jiat8-sim1 kau3-iok8 e5 te7-hng1 jin5-su7 i2-kip8 kiat8-tshut4 e5 hau7-iu2 ham7 tsing3-hu2 tan1-ui7 long2 tsin1 tsi1-tshi5 kap4 phue3-hap8 . tse1 e7-sai2 kong2 si7 lan2 an1-ping5 e5 tua7 tai7-tsi3 . siong1-sin3 tsioh4-tioh8 tsit4-pai2 e5 uah8-tang7 , hoo7 lan2 an1-ping5 u7 ho2-e5 tsai3 tshut4-huat4 e5 ki1-hue7 .</text:p>
          </table:table-cell>
          <table:table-cell office:value-type="string" calcext:value-type="string">
            <text:p>loh8 tua7 hoo7 , thau3 tua7 hong1 , thinn1-oo1-te7-am3 tan5 lui5-kong1 , bng5-khau2tsui2 , tinn7-buan2-buan2 , u7 loo7 kiann5 be7 thong1 . loh8 tua7 hoo7 , thau3 tua7 hong1 , ke1-a2 ah4-a2 kiann1 lui5-kong1 , bih4 ti7 ni5-tsinn5-kha1 , kiann1 kah4 gong7-gong7-gong7 。</text:p>
          </table:table-cell>
          <table:table-cell table:number-columns-repeated="2" office:value-type="string" calcext:value-type="string">
            <text:p>tai5-pak8 liu5-hing5 e5 siann2-mih8 “ khu5-tsio5 man5 pe1 ” 、 “ lan5-so2 to3 bng2 ”</text:p>
          </table:table-cell>
          <table:table-cell office:value-type="string" calcext:value-type="string">
            <text:p>tsioh8-bng5 kok4-sio2 100 tsiu1-ni5 ki3-liam7 ho7-su5</text:p>
          </table:table-cell>
          <table:table-cell office:value-type="string" calcext:value-type="string">
            <text:p>tsue3-kin7 , sin1-e5 hak8-hau7 1 king1 1 king1 ti7-leh4 khi2 , tsin1 tse7 ka1-tiunn2 long2 jin7-ui5 sin1 hak8-hau7 siat4-pi7 sin1 , lau7-su1 siau3-lian5 , soo2-i2 long2 ai3 hoo7 gin2-a2 khi3 thak8 sin1-e5 hak8-hau7 . ma7 in1-ui7 an2-ne1 , hoo7 tsit8-kua2 ku7 hak8-hau7 , tshin1-tshiunn7 lan2 e5 tsioh8-bng5 kok4-sio2 , e7 khi3 tu2 tioh8 hak8-sing1 liu5-sit4 e5 bun7-te5 . lan2 hi1-bang7 tsioh4 tioh8 tsit4 pai2 bo2-hau7 100 tsiu1-ni5 ki3-liam7 uah8-tang7 , tai7-ke1 e7-tang3 u7 tsinn5 tshut4 tsinn5 , u7 lat8 tshut4 lat8 . iong7 lan2 sit8-tse3 e5 hing5-tong7 lai5 kuan1-sim1 lan2-e5 bo2-hau7 , lai5 tsiann5-tso3 hian3 hoo7 lan2 e5 bo2-hau7 100 tsiu1-ni5 ki3-liam7 siong7-kai3 ho2 e5 le2-but8 .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o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boh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bok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bong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boo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ooh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1958 ni5 e5 tshiu1-thinn1 , gua2 khi3 jit8-lue7-ua2 kau1-gua7 e5 booh8-seí ( Bossey ) tsham1-ka1 te7 7 kai3 e5 jit8-lue7-ua2 tai7-hak8 phoo2-se3 kau3-hue7 gian2-kiu3-inn7 e5 si5 , u7 kap4 tsit8 ui7 tui3 bi2-kok4 lian5-hap8 tiunn2-lo2 kau3-hue7 lai5 e5 sin5-hak8-ka1 gui7 su7-tik4 phok4-su1 ( 魏-士-德 , Charles C . West ) siong1-hue7 . gua2 iau2 ti7 bi2-kok4 e5 si5 too1 i2-king1 u7 thiann1-kinn3 i1 e5 ko1-mia5 , na7-si7 tsiap4-tioh8 i1 pun2-lang5 e5 si5 , tsiah4 tsai1 i1 si7 tsin1 khiam1-pi1 koh4 ho2 kau1-pue5 e5 lang5 . i1 e5 siok4-sia3 tu2-tu2 khia7 ti7 guan2 e5 keh4-piah4 . ti7 booh8-seí e5 puann3 ni5 ku2 , gua2 siu7 i1 e5 ka3-si7 i2-kip8 in1 tsuan5-ke1 e5 tsiau3-koo3 put4-tsi2 tua7 , hoo7 gua2 tsin1 kam2-kik4 , kau3 tann1 iau2-ku2 teh4 siau3-liam7 . u7 tsit8 pai2 i1 soo2 tsu2-tshi5 e5 tiunn2-lo2 tse3-too7 e5 sing3-tshan1-sik4 e5 si5 , m7-tsai1 tsainn2-iunn7 kio3 gua2 tam1-tng1 tsoo7-li2 sing3-tshan1 e5 tsit4 , hoo7 gua2 hui1-siong5 gong5-ngiah8 , koh4 kam2-kak4 tsin1 be7 kham1-tit4 .</text:p>
          </table:table-cell>
          <table:table-cell office:value-type="string" calcext:value-type="string">
            <text:p>a1-nia5 khuann3 tioh8 kiann2 , tioh8 lau5 bak8-sai2 , kong2 , “ lin2 a1-pa1 tsit4-ma2 an3-tsuann2 ? i1 u7 iong2-iong2-booh4 ? li2 u7 kuai1-kuai1 thak8-tsu1-booh4 ? ”</text:p>
          </table:table-cell>
          <table:table-cell office:value-type="string" calcext:value-type="string">
            <text:p>a1-nia5 thiann1 liau2 kan1-khoo2 sim1 , bak8-sai2 tshop8-tshop8 tih4 . tioh8 kong2 , “ lin2 lau7-pe7 sim1-kuann1 iah8 tsin1 nge7 , m7 si7 gua2 , beh4 ham5 i1 suah4 , lin2 lau7-pe7 ing2-kue3 , me5 jit8 tsin1 si7 puah8-kiau2 lim1-tsiu2 , khai1 tsa1-boo2 , bi2-ang3 te2 tshiang5-tsai7 to1 khang1-khang1-khang1 , iah8 m7 bat4 tso3 tsit8 su1 khah4 tsiann5-iunn7 e5 sann1-a2-khoo3 thang1 tshing7 , koh4 khah4 hian5-hui7 e5 tsa1-boo2 , ma7 be7 siu2-tit4 lu2-tik4 . gua2 m7 si7 bo5 sioh4 kiann2 , iah8 m7 si7 put4 tsiong5-ang1 , tsong2-si7 i1 tsit4-lo7 khuan2 , gua2 put4-tik4-i2 tioh8 li5-khui1 . lin2 lau7-pe7 na7 tsin1-tsiann3 u7 kai2 , gua2 ma7 m7 kam1 lin2 pe7-a2-kiann2 . gua2 tshut4-lai5 liau2-au7 , bo5 tsit8 jit8 bo5 leh4 siunn7 lin2 , put4-si5 to1 tham3-thiann1 lin2 e5 tai7-tsi3 , am3-si5-a2 leh4 khun3 ma7 tshiang5-tsai7 bang7 tioh8 lin2 , u7 tang1-si5-a2 siunn7-tioh8 , tsiah4 thong3-khoo2 put4-ju5 lai5-khi3 si2 si2 leh4 ho2 , tan7-si7 siunn7 huan1-thau5 , tse1 bo5 tik4-khak4 si7 tsing5-se3 kiat4 e5 uan1-siu5 , bo5 tiann7-tioh8 u7 tsit8 jit8 lan2 e7 koh4 thuan5-inn5 . ma7 u7 lang5 khng3 gua2 koh4 ke3 , tan7-si7 gua2 siunn7 kong2 lin2 lau7-pe7 iah8-bu2 si7 gua7 ok4-tsit4 e5 lang5 , gua2 na7 koh4 ke3 iah8 bo5 it4-ting7 ho2 bue2 , khah4 su1 lai5-khi3 tso3 ni5-koo1 khah4 tshing1 . gua2 e5 sim1-tsing5 li2 tsai1-iann2-booh4 ? li2 tng2-khi3 tioh8 tsiong1 gua2 e5 ue7 kong2 hoo7 lin2 lau7-pe7 thiann1 , hooh4 ? ai3 e7 ki3-tit4 ooh4 ! ”</text:p>
          </table:table-cell>
          <table:table-cell office:value-type="string" calcext:value-type="string">
            <text:p>bi2-thai1-bin7-e5 tann2-pan7 ho2 suah4 , kong2 , “ lai5-khi3 , kah4 gua2 lai5-khi3 koo2-tsenn2 , tsiau3 khuann3 gua2 u7 sui2-booh4 . ”</text:p>
          </table:table-cell>
          <table:table-cell office:value-type="string" calcext:value-type="string">
            <text:p>guan5-gue7 tue3 leh4 tit8-tit8 mng7 kong2 , “ li2 hit4 nia2 sann1 u7 beh4 be7 lang5-booh4 ? ”</text:p>
          </table:table-cell>
          <table:table-cell office:value-type="string" calcext:value-type="string">
            <text:p>gui7 sian1-sin1 tu5-khi2 tshut4 tsin1-tse7 e5 ko2 ti7 tsiong2-tsiong2 e5 sin5-hak8 phing5-lun7-tsi3 i2-gua7 , hian7-tsai7 ti7 gua2 e5 tshiu2-tiong1 u7 3 pun2 i1 e5 tsheh4 . " kiong7-san2 tsu2-gi7 kap4 sin5-hak8-ka1 " ( Communism and the1 Thologians , 1958 , S . C . m1 . London ) . tsit4 pun2 gua2 beh4 li7-khui1 booh8-seí e5 si5 , i1 u7 ing7 han3-ji7 tshiam1 i1 e5 mia5 kap4 gua2 e5 mia5 sang3 gua2 e5 . te7 2 pun2 si7 tioh8 tshut4 iann5-gua7 ( o͘t-side the1 camp , 1959 , Do͘bleday , New York ) . tsit4 pun2 in3 ho2 e5 si5 , i1 ia7 u7 tshiam1-mia5 sui5-si5 kia3 lai5 sang3 gua2 . te7 3 pun2 si7 ti7 tang1 sai1 e5 suan1-kau3 e5 kau3-hue7 ( the1 Missionary Church in1 East and West , edited with David paton , 1959 , S . C . m1 , London ) .</text:p>
          </table:table-cell>
          <table:table-cell office:value-type="string" calcext:value-type="string">
            <text:p>kau3 bue2 ah4 , a1-peh4-a1 tsiah4 tui3 tua7 tsa1-boo2-kiann2 ai1-kiu5 kong2 , “ bi2-thai1-bin7-e5 , li2 si7 siong7 tua7-han3 e5 , ing3-kai1 sing1 ke3 , li2 khi3 ke3 hoo7 tsua5-long5-kun1 ho2-booh4 ? ”</text:p>
          </table:table-cell>
          <table:table-cell office:value-type="string" calcext:value-type="string">
            <text:p>khoo2 guan5-gue7 thiann1 liau2 , iu7-koh4 siunn7 beh4 ai3 tsit4 kha1 “ po2-tiann2 ” , tioh8 pai3-thok4 peh8-tshat8 tshit4-a2 kong2 , “ lin2 tau1 ma7 bo5 siann2-mih4 ki5-khiau2 e5 mih8-kiann7 thang1 tsu2 , khang1 u7 tsit4 khau2 po2-tiann2 iah8 phah4-sng2 . li2 na7 lai5 be7 gua2 , gua2 tsiah4 tsu2 san1-tin1 hai2-bi7 lai5 tshiann2 li2 . an2-ne1 ho2-booh4 ? ”</text:p>
          </table:table-cell>
          <table:table-cell office:value-type="string" calcext:value-type="string">
            <text:p>kiann2 kong2 , “ u7 lah4 ! li2 tshut4-khi3 liau2-au7 tak8-ke1 long2 tsin1 ping5-an1 lah4 , a1-pa1 bo5 puah8-kiau2 ah4 , ma7 bo5 lim1 sio1-tsiu2 ah4 neh4 , tak8 jit8 to1 kut4-lat8 leh4 tso3-kang1 than3-tsinn5 . soo2-i2 gua2 put4-si5 ma7 u7 tsinn5 thang1 iong7 , u7 png7 thang1 tsiah8 , u7 sann1 thang1 tshing7 . gua2 tak8 jit8 long2 u7 khi3 thak8-tsu1 , thak8-tsu1 na7 tng2-lai5 , tu2 tioh8 a1-pa1 leh4 bo5-ing5 , gua2 tioh8 sing1 se2-bi2 tsu2-png7 tsha2-tshai3 , tan2 a1-pa1 tsiah8-png7 . a1-pa1 na7 sing1 ing5 , a1-pa1 tioh8 sing1 tsu2-png7 tsu2 ho2 tan2 gua2 . a1-pa1 ka7 gua2 se2-sann1 , gua2 sau3 thoo5-kha1 . a1-pa1 tsit4-ma2 pian3-sing5 kut4-lat8 neh4 ! a1-pa1 u7 kong2 , tann1 bo5 a1-bu2 iah8 ho2 , li2 na7 iong7 sim1 thak8-tsu1 , pat8-jit8-a2 tik4-khak4 e7 tshut4-thuat4 , kue3 khuinn3-uah8 jit8-tsi2 . pat8-jit8-a2 lin2 lau7-bu2 na7 khuann3 lan2 khuinn3-uah8 , siunn7 beh4 tng2-lai5 , lan2 ma7 bo5 khiam3-khueh4 . hak8-hau7 sian1-sinn1 u7 kong2-booh4 ? kong2 “ hok4-sui2 lan5-siu1 " , tsiu7-si7 an2-ni1 lah4 . soo2-ti3 li2 na7 ti7 puann3-loo7 tu2 tioh8 lin2 lau7-bu2 , li2 tioh8 mai3 kio3 i1 a1-nia5 , kio3 a1-m2 tioh8 ho2 . a1-pa1 kau3 tann1 thinn1 bue7 liong7-tsing5 li2 neh4 . ”</text:p>
          </table:table-cell>
          <table:table-cell office:value-type="string" calcext:value-type="string">
            <text:p>peh8-tshat8 tshit4-a2 tioh8 huah4 in1 boo2 ka7 “ tsiann3 po2-tiann2 ” gia5 tshut4-lai5 hoo7 khoo2 guan5-gue7 , in1 boo2 koh4 u7-iann2 ui3 tsau3-kha1 theh8 tsit8 khau2 tiann2 tshut4-lai5 . m7-koh4 kiann5 kau3 tua7-thiann1 suah4 puah8 tsit8-to2 , “ po2-tiann2 ” suah4 kong3 phua3-khi3 . peh8-tshat8 tshit4-a2 khuann3-tioh8 , sui5 ka7 in1 boo2 tsang1-khi2-lai5 , tui3 hinn7-khang1 pinn1 ka7 sian3-loh8-khi3 , me7 kong2 , “ li2 tsit4 e5 phuah4-ba5 , li2 si7 ku2 bo5 hoo7 gua2 tsam3 , be7 ki3-tit4 gua2 e5-a2 tshing7 kui2 ho7 ah4 . tse1 si7 guan2 tau1 kui2-a7 tai7 tsoo2-thuan5 e5 po2-pue3 , li2 tsit8-e7 tioh8 ka7 kong3 phua3 . gua2 khuann3 li2 u7 mia7 thang1 pue5-booh4 ! ” tioh8 ka7 in1 boo2 thua1 khi3 mng5 kha1-khau2 , ui3 mng5-au7 theh8 tsit8 ki1 puann3 oo1 puann3 ang5 e5 kun3-a2 , iong7 oo1-e5 hit4 ping5 kong3 in1 boo2 e5 thau5-khak4 , in1 boo2 bak8-tsiu1 tng2-peh8 , koh4 tshuah4 nng7 e7 tioh8 to2 leh4 thoo5-kha1 be7 tin2 be7 tang7 ah4 .</text:p>
          </table:table-cell>
          <table:table-cell/>
        </table:table-row>
        <table:table-row table:style-name="ro2">
          <table:table-cell office:value-type="string" calcext:value-type="string">
            <text:p>bop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ti7 goo7-tsap8 ni5-tai7 u7 tsiam1-tui3 se1-huann7 e5 khuh4-ja1-juh4 , ti7 tang1-huann7 liu5-hing5 bo3-phuh4 ( bop4 ) ja1-juh4 . bo3-phuh4 si7 tsit8-tsiong2 tsiat4-tsau3 tsin1 kin2 e5 ja1-juh4 , tsit4-khuan2 ja1-juh4 huan2-ing3 tang1-huann7 too1-tshi7 sing1-uah8 e5 tsiat4-tsau3 . thiann1 bo3-phuh4 tsiu7 ue7-tit4-thang1 kam2-siu7 tioh8 niu2-iok4 ( New York ) e5 sing1-uah8 tsiat4-tsau3 , bo3-phuh4 e5 suan5-lut8 kap4 ho5-hian5 long2 tsin1 hok8-tsap8 . khuh4 kap4 bo3-phuh4 si7 nng7-tsiong2 kik8-tuan1 , tsit8-e5 si7 am1-kham3 , tsit8-e5 si7 hok8-tsap8 .</text:p>
          </table:table-cell>
          <table:table-cell office:value-type="string" calcext:value-type="string">
            <text:p>ti7 goo7-tsap8-ni5-tai7 u7 tsiam1-tui3 se1-huann7 e5 khuh4-ja3-juh4 , ti7 tang1-huann7 liu3-hing5 bo3-phuh4 ( bop4 ) ja3-juh4 . bo2-phuh4 si7 tsit4-tsiong2 tsiat4-tsau3 tsin1 kin2 e5 ja3-juh4 . tsit4-khuan2 ja3-juh4 huan2-ing3 tang1-huann7 too1-tshi7 sing1-uah8 e5 tsiat4-tsau3 . thiann1 bo2-phuh4 tsiu7 ue7-tit4-thang1 kam2-siu7 tioh8 niu2-iok4 ( New York ) e5 sing1-uah8 tsiat4-tsau3 . bo2-phuh4 e5 suan5-lut8 kap4 ho5-hian5 long2 tsin1 hok8-tsap8 . khuh4 kap4 bo2-phuh4 si7 nng7-tsiong2 kik8-tuan1 , tsit8-e5 si7 am1-kham3 , tsit8-e5 si7 hok8-tsap8 .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bu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bua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buah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buai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buaih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buan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buat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bue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bueh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buh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bui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bun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but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e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eh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enn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nnh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語氣詞 <text:s/></text:p>
          </table:table-cell>
          <table:table-cell office:value-type="string" calcext:value-type="string">
            <text:p>Shylock : ennh4 ! li2 ai3 hoo7 tok8-tsua5 ka7 li2 ka7 nng7 pian3 mah4 ?</text:p>
          </table:table-cell>
          <table:table-cell office:value-type="string" calcext:value-type="string">
            <text:p>Shylock : ennh4 ! li2 ai3 hoo7 tok8-tsua5 ka7 li2 ka7 nng7-pian3 mah4 ?</text:p>
          </table:table-cell>
          <table:table-cell office:value-type="string" calcext:value-type="string">
            <text:p>ah4 bue2-a2 to7 kong2 ho7-tso3 honnh4 thinn1-kng1 ah4 lah4 honnh4 , ah4 kong2 hi3-pan1 to7 lai5 ah4 lah4 honnh4 , to7 tshiann3 lang5 …… khah4-tsa2 long2 pat4-im1 tshue1 , tso3 tua7 hi3 …… kong2 hi3-pan1 to7 lai5 ah4 li2 tsai1 honnh4 . tng1 , to7 kong2 beh4 tiam2 siann2-mih4 tshut4 , tiam2 siann2-mih4 tshut4 ? kong2 ai3 tiam2 hi3-tshut4 , ah4 tann1 lang5 to7 kong2 beh4 tiam2 siann2-mih4 tshut4 , to7 kong2 …… , ah4 u7 e5 to7 kong2 beh4 tiam2 siann2 …… u7 to7 kong2 , “ ah4 , tse1 hi2-su7 honnh4 , ai3 tiam2 hit4-ho7 `-tsiong7-guan5 iu5-ke' to7 tioh8 lah4 honnh4 . ” tioh8-ai3 tiam2 “ tsiong7-guan5 iu5-ke1 ” honnh4 . ” ah4 tsit4 e5 , tsit4 e5 , tsit4 e5 , te7-sann1 kiann2-sai3 honnh4 , tshing7 phua3-hiu5 tsit4 e5 kong2 , “ ho2 , tiam2 “ tsiong7-guan5 iu5-ke1 ” e7-sai2 , e7-sai2 . ” an2-ne1 to7 tioh8 honnh4 . kong2 hi3-koo2 tsit8-e7 tan5 nia7-nia7 kong2 lang5 i1 honnh4 tshing7 tsiong7-guan5 sann1 , ti3 tsiong7-guan5-bo7 tshut4 khi3 pai5-sian1 lah4 . i1 kong2 honnh4 , “ ennh4 , khan1-be2 e5 lang5 khi2-lai5 ! honnh4 , beh4 ka7 gua2 kng1-kio7 e5 lang5 ma7 ai3 khi2-lai5 ! honnh4 , tsai5-san2 kong2 beh4 hoo7 gua2 e5 lang5 ma7 ai3 khi2-lai5 ! ” khah4-tsa2 lang5 to7 kong2 i1 na7 kho2 e7 tiau5 honnh4 to1 beh4 ka7 …… iah8 u7 beh4 ka7 kng1-kio7 , iah8 u7 beh4 ka7 khan1-be2 …… kong2 tak8 e5 long2 ai3 khi2-lai5 . nng7 e5 tse2-hu1-a1 koh4 in1 tiunn7-lang5 long2 hoo7 kio3 kio3 khi2 ti7 tai5-ting2 ah4 honnh4 , hi3-penn5 ting2 ah4 , long2 tsio3 kong2 tsio3 kiann5 to7 tioh8 lah4 . ah4 i1 si7 tsiong7-guan5 ah4 , li2 ah4 m7 ma7 be7 sai2 to7 tioh8 , tsio3 kong2 tsio3 kiann5 .</text:p>
          </table:table-cell>
          <table:table-cell office:value-type="string" calcext:value-type="string">
            <text:p>ah4 tann1 tshua7 i1 liau2-au7 , kong2 hit4 e5 tng5-kang1 kong2 u7 tsit8 kang1 kong2 ho7-tso3 , “ ennh4 , ah4 , gua2 siunn7 beh4 lai5 kho2 tsiong7-guan5 . ” i1 kong2 , “ aih4-ioh4 , hiau1-hing7 , ah4 li2 tso3 tng5-kang1 to1 tsiah8 be7 pa2-png7 , li2 koh4 beh4 kho2 tsiong7-guan5 ? ” i1 kong2 , “ bong2 kap4 i1 tshi3-khuann3 . ” honnh4 , ah4 tann1 m7-to7 khi3 kho2 tsiong7-guan5 . ah4 to7 tshing7 he1 hiu5-a2 long2 tsiok4 phua3 e1 , tsap8-peh4 kin1 e5 phua3-hiu5 tshing7 khi3 kho2 tsiong7-guan5 . ah4 kho2 tsiong7-guan5 an2-ne1 , ah4 tsit4 e5 , i1 tsit4 e5 te7-sann1 e5 tsa1-boo2-kiann2 tsit4 e5 to1 siunn7-kong2 , “ ah4 , tann1 lan2 ang1 na7 kho2 e7 tiau5 ho2 , na7 kho2 be7 tiau5 e7 hoo7 lang5 tshio3-si2 ooh4 . ” gua7-ke1 ma7 suah4 m7 kann2 tng2 honnh4 .</text:p>
          </table:table-cell>
          <table:table-cell office:value-type="string" calcext:value-type="string">
            <text:p>ah4 tsit4 e5 te7-sann1 e5 tsa1-boo2-kiann2 tsit8-e7 khi3 in1 lau7-pe7 hia1 , tsit8-e7 jip8-mng5 , tsit8 e5 tsit8 ku3 mng7 kong2 , “ ah4 tann1 lin2 ang1 leh4 ? lin2 ang1 ti7 taih4 honnh4 ? ” ah4 i1 to7 “ ng1-ng1 enn7-enn7 ” lah4 honnh4 . ah4 in1 hit4 nng7 e5 tse2-hu1-a1 to7 tsai1 lah4 , in1 a1-tse2-a2 ma7 tsai1 , ah4 to7 ka7 i1 khau1 li2 tsai1 honnh4 , “ mngh4 , bo5 lah4 , lang5 i1 khi3 kho2 tsiong7-guan5 lah4 . ” ah4 ! ah4 tann1 in1 tsit4 e5 te7-sann1 tsa1-boo2-kiann2 siunn7 tioh8 sim1-kuann1 suah4 ju2 kan1-khoo2 ! tann1 lan2 hit4 e5 kha1-siau3 khi3 kho2 tsiong7-guan5 , bo5 kho2 tiau5 e7 khi3 hoo7 lang5 tshio3-si2 ooh4 ! ah4 to7 …… ah4 koh4 in1 lau7-pe7 mng7 i1 kong2 , “ mngh4 , boo2-mih4 lang5 , ah4 lin2 ang1 khi3 taih4 ? ” i1 kong2 , “ bo5 lah4 , ah4 i1 to7 kong2 beh4 khi3 hia1 . ” “ khi3 hia1 si7 toh4-ui7-a2 lah4 ? ” “ bo5 lah4 , ah4 to7 kong2 khi3 thak8-tsheh4 lah4 . ” “ thak8 siann2-mih4 tsheh4 ? ” ah4 to7 kong2 , “ ennh4 , gua2 ma7 m7 tsai1 . ” ah4 in1 hit4 e5 i5-tiunn7-a1 , tua7 tse2-hu1 , ji7 tse2-hu1 kong2 , “ bo5 ! lang5 i1 beh4 khi3 kho2 tsiong7-guan5 lah4 . ” honnh4 , an2-ne1 to7 tioh8 lah4 honnh4 . ” li2 honnh4 to1 kan1-na2 honnh4 , kong2 li2 tsiah8-mia7 , tsiah8-mia7 , ah4 tann1 li2 ke3 he1 tng5-kang1 lah4 , li2 tann1 si7 jua7 tse7 mia7 ho2-tsiah8 ? an2-ne1 lah4 honnh4 . ” ah4 i1 to7 tiam7-tiam7 to7 m7 kann2 ing3 .</text:p>
          </table:table-cell>
          <table:table-cell office:value-type="string" calcext:value-type="string">
            <text:p>d . iah8 u7 tsit8 ke1 i2-sik4-liat8 sit4-loh8 e5 iunn5 , ti7 tsia1 teh4 khuann3 mia7 kap4 puah8-kua3 , king1-ke3 20 gua7 ni5 , guan2 kap4 i1 long2 m7 sann1-bat4 ; guan2 kong2 to7-li2 king1-ke3 si3 goo7 am3 , tsit4 kue1-tshi7 e5 lang5 thiann1 liau2 put4-tsi2 io5-tang7 e5 khuan2 , tsit4 e5 khuann3-mia7-sian1-i1 e5 iong5-sim1 bue7 bian2-tit4 ia7 tioh8 hian2-tshut4 lah4 ! soo2-i2 na7 kap4 guan2 sann1-tng7 thau5 , i1 e5 bin7 hian2-tshut4 ho2-i3 ho2-i3 , hoo7 guan2 tsin1 ki5-kuai3 , " ennh4 " ! " au7-pai2 sua3 kap4 guan2 kiann5-le2 ; tui3 an2-ni1 u7 tsit8 jit8 lau5 thian1-lai5 tiunn2-lo2 khi3 i1 e5 khuann3-mia7 toh4-a2 kap4 i1 tse7 , sui1-si5 kong2 i1 si7 sin1-tik4 e5 hue7-iu2 , siong1-hue7 i2-au7 tui3 se3-siok8 bo5 un2-khng3 hian2-jian5 tshua7 guan2 khi3 tua7-tsng1 poo3-to7 , am3-si5 tau3 tsioh4 i2-liau5 , tsio1-hoo1 lang5 thiann1 to7-li2 , ia7 in2-tshua7 i1 e5 boo2-kiann2 lai5 thiann1 ; sian1-sinn1 sinn3 tsng1 , mia5 bun5-hak8 ; tsuan5-ke1 tshit4 pueh4 lang5 long2 sia2 mia5 hoo7 guan2 , kong2 beh4 tsue3 kiu5-to7 tsia2 , kong2 put4-lun7 au7-lang5 u7 siat4-kau3 , bo5 siat4-kau3 , i1 u7 kiat4-sim1 beh4 pang3-sak4 inn7-tuan1 lai5 pai3 siong7-te3 .</text:p>
          </table:table-cell>
          <table:table-cell office:value-type="string" calcext:value-type="string">
            <text:p>ennh4 siann2-mih8 ? beh4 tshiann2 gua2 tsiah8-png7 , tsiah4-nih8 bo5 sing5-i3 , si7 leh4 ennh4 siann2-mih8 ?</text:p>
          </table:table-cell>
          <table:table-cell office:value-type="string" calcext:value-type="string">
            <text:p>iu5-koh4 ennh4 , ennh4 siann2-mih8 ?</text:p>
          </table:table-cell>
          <table:table-cell office:value-type="string" calcext:value-type="string">
            <text:p>ka7 khng3 eh4 bin5-tshng5-thau5 , ah4 leh4 khun3 , hit4 am3-a2 hit4 tsiah4 ku1 loh8 ka7 thok4-bang7 , tse1 au7 ko3 gueh8 honnh4 tit4 beh4 tso3 tua7-tsui2 , ah4 li2 honnh4 tioh8-ai3 tsun2-pi7 tsit8 tsiah4 tsun5-a2 honnh4 , iah4 tan2-e5 , bo5 , li2 e7 hoo7 tsui2 lau5-khi3 an2-ne1 , tan7-si7 ka7 li2 kong2 ooh4 , kiu3 thang5 be7-sai2 kiu3 lang5 ooh4 , li2 na7 kiu3 lang5 e7 tsin1 tshinn1-tsham2 an2-ne1 , tsit8-e7 tsing1-sin5 kong2 , ennh4 ! kan2-na2 u7-iann2 e5 khuan2 ooh4 , ah4 hit4 tsiah4 ku1 suah4 bo5-khi3 , tsau2-khi3 ah4 leh4 .</text:p>
          </table:table-cell>
          <table:table-cell office:value-type="string" calcext:value-type="string">
            <text:p>kian1-lin7 ( khuann3 si3-kue3 ) ennh4 ! tsia1 － tsia1 to7 ( 誤-植-to1 ) si7 gua2 tsue3 gin2-na2 e5 si5 put4-si5 teh4 kiann5 e5 soo2-tsai7 !</text:p>
          </table:table-cell>
          <table:table-cell/>
        </table:table-row>
        <table:table-row table:style-name="ro2">
          <table:table-cell office:value-type="string" calcext:value-type="string">
            <text:p>ga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gah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gai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gak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gam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gan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gang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gap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n</text:p>
          </table:table-cell>
          <table:table-cell table:style-name="ce2" office:value-type="string" calcext:value-type="string">
            <text:p><text:span text:style-name="T13">pit4-gap8</text:span><text:span text:style-name="T14">應該是 pit4-giap8 畢業</text:span></text:p>
          </table:table-cell>
          <table:table-cell office:value-type="string" calcext:value-type="string">
            <text:p>2 ) i1 si7 khun5-hak8 , khik4-khoo2 e5 lang5 , i1 sui1-jian5 si7 tshut4-si3 ti7 pin5-khun3 e5 long5-ka1 , tsong2-si7 tui3 hak8-giap8 tsin1 jin7-tsin1 , tui3 tsu2-lu2 e5 kau3-iok8 ia7 si7 hui1-siong5 e5 kuan1-sim1 , tai7 poo7-hun7 e5 tsu2-lu2 long2 u7 pit4-gap8 tai7 tsuan1 a2-si7 hian7-tsai7 tsai7-hak8 tiong1 .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gat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gau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ge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geh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gi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gia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giah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giak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giam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gian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giang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giap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giat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giau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4">
          <table:table-cell office:value-type="string" calcext:value-type="string">
            <text:p>giauh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n</text:p>
          </table:table-cell>
          <table:table-cell table:style-name="ce1" office:value-type="string" calcext:value-type="string">
            <text:p><text:span text:style-name="T2">giauh8-ngiauh8-tshuah4 是  n</text:span><text:span text:style-name="T13">giauh8-ngiauh8-tshuah4 的筆誤、ing7 tsit8 ki1 tik4-a2 giauh4 tsit8 e5 hoo5-loo5 , 用一支竹子吊一枝葫蘆 筆誤 diauh4</text:span></text:p>
          </table:table-cell>
          <table:table-cell office:value-type="string" calcext:value-type="string">
            <text:p>gua2 kiann5 tsit4 se3-kan1 e5 khong3-ia2 , tu2-tioh8 tsit8-soo2-tsai7 u7 hiat8 , gua2 ti7 hit4 soo2-tsai7 to2-teh4 khun3 , khun3 tsiu7 bang7-kinn3 tsit8-e5 bang7 : bang7-kinn3 tsit8-lang5 , sann1 put4-tsi2 phua3-nua7 , khia7 ti7 tsit8-soo2-tsai7 , bin7 bo5 ng3 i1 e5 tshu3 , khuann3 pat8 ui7 , tshiu2 theh8 tsheh4 , king1-thau5-ting2 u7 tang7-tann3 . koh4 khuann3 i1 hian1 tsheh4 teh4 khuann3 , kiann1 kau3 ngiauh8-ngiauh8-tshuah4 , lau5 bak8-sai2 , tong3-bue7-tiau5 , tsiu7 tshut4 tua7 ai1-tsham2 e5 siann1 kong2 , gua2 tioh8 tsainn2-iunn7 tsue3 ? i1 e5 tsing5-hing5 tshin1-tshiunn7 an2-ni1 ; au7-lai5 tsiu7 to3-khi3 , bian2-kiong2 bo5 lau5 bak8-sai2 , giauh8-ngiauh8-tshuah4 , hoo7 boo2-kiann2 khuann3-kinn3 i1 e5 iu1-khoo2 , tsong2-si7 in1-ui7 m7-ai3 i1 e5 iu1-khoo2 tsiam7-tsiam7 khah4 tang7 , kau3 loo7-be2 bue7-ue7 tsing7-tsing7 . soo2-i2 ing7 hit4-e5 su7 ka7 i1 e5 boo2-kiann2 kong2 , hainn2 ! hian5-tshe1-ah4 , ai3-tsu2-ah4 , lin2 si7 gua2 tsi3-tshin1 , tann1 in1-ui7 tang7-tann3 teh4-gua2 tit4-beh4 biat8-bo5 ; iah8 tik4-khak4 tsai1 lan2 tsit4-e5 siann5 tit4-beh4 hoo7 thinn1-he2 sio1-khi3 ; tu2-tioh8 tse1 tsau5-biat8 e5 si5 , gua2 , kap4 hian5-tshe1 ai3-tsu2 , beh4 long2-tsong2 siu7 tshinn1-tsham2 biat8-bo5 ; na7 m7-si7 tai7-sing1 tshe7 tsit8-tiau5 uah8 loo7 , beh4 an2-tsainn2-iunn7 siam2-pi7 i1 ? na7-si7 be7 tsai1 u7 tsit4-e5 loo7 a2-bo5 .</text:p>
          </table:table-cell>
          <table:table-cell office:value-type="string" calcext:value-type="string">
            <text:p>thiann1 kong2 ti7 tong1-han3 （ 東-漢 ） buat8-ni5 （ 末-年 ） , u7 tsit8 e5 lau7-lang5 , ing7 tsit8 ki1 tik4-a2 giauh4 tsit8 e5 hoo5-loo5 , siong5-siong5 tshut4-hian7 ti7 tak8 e5 siann5-tshi7 nih4 lai5 teh4 ka7 lang5 i1-pinn7 . i1 e5 ioh8-a2 tsin1 u7 kong1-hau7 , tsong2-si7 long2 bo5 teh4 ka7 lang5 siu1 tsinn5 , lang5 tsin1 tsun1-king3 i1 , tsong2-si7 lang5 long2 m7-tsai1 i1 e5 mia5 , mng7 i1 , i1 ia7 m7 kong2 , soo2-i2 lang5 long2 tshing1 i1 " oo5-kong1 " （ 壺-公 ） . tsit4 e5 oo5-kong1 na2 tshin1-tshiunn7 ia7 bo5 tsu7-soo2 e5 khuan2 , na7 kau3 jit8-loh8 e5 si5 , i1 tsiu7 thiau3 jip8-khi3 i1 soo2 phainn7 leh4 hit4 e5 hoo5-loo5 khun3 , kau3 thinn1-kng1 i1 tsiu7 koh4 tui3 hoo5-loo5 nng3 tshut4-lai5 , ki5-sit8 tsit4 e5 hoo5-loo5 si7 sue3-a2 kai1 e5-a2 , ping5-siong5 lang5 m7-bian2 kong2 beh4 nng3 jip8-khi3 , tsong2-si7 kong2 tsit4 e5 oo5-kong1 mi5-si5 tsiu7 nng3 jip8-khi3 khun3 , thinn1-kng1 tsiu7 koh4 nng3 tshut4-lai5 , tsiau3 oo5-kong1 ka1-ki7 ka7 lang5 kong2 , kong2 ti7 hoo5-loo5 lai7 u7 ling7-gua7 tsit8 e5 thian1-tue7 , tsong2-si7 kho2-sioh4 pat8 lang5 bo5 lang5 bat4 jip8-khi3 .</text:p>
          </table:table-cell>
          <table:table-cell table:number-columns-repeated="9"/>
        </table:table-row>
        <table:table-row table:style-name="ro4">
          <table:table-cell office:value-type="string" calcext:value-type="string">
            <text:p>gih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y</text:p>
          </table:table-cell>
          <table:table-cell table:style-name="ce1" office:value-type="string" calcext:value-type="string">
            <text:p><text:span text:style-name="T15">gih8-gih8-tshuah4 (khih8-khih8-tsuah4) , </text:span><text:span text:style-name="T16">gih4-tah4吉他 </text:span><text:span text:style-name="T12">a5-ioh4 , kuann5 kah4 gih4-gih4 lun2 , kha1-tshiu2 sua3 tai1 tai1 .</text:span></text:p>
          </table:table-cell>
          <table:table-cell office:value-type="string" calcext:value-type="string">
            <text:p>" tsiam7-tsiam7 tua7-han3 tsiu7 na2 nge7-sim1 . ti7 hit4 si5 'goá uan3-hin7 siong7-te3 kong2 , gua2 m7 huann1-hi2 li2 e5 to7-li2 , boh8-tit4 tshin1-kin7 goá' ( iok4-pik4 21 ： 14 ) iau2-ku2 lian5 ti7 hit4 si5 na7 khuann3-kinn3 hit4 ho7 mia5-tso3 ki1-tok4-too5 teh4 tso3 phainn2-tai7 , gua2 tsiu7 gih8-gih8-tshuah4 . ti7 ua2 20 hue3 tsiu7 tshua7 boo2 . tui3 siong7-te3 e5 lin5-bin2 , tu2-tioh8 gua2 e5 tiunn7-lang5 sng3 tso3 king3-khian5 . guan2 ang1-boo2 penn5-penn5 tsin1 san3 , tsong2-si7 gua2 e5 boo2 u7 nng7 pun2 tsheh4 , tsit8 pun2 si7 'Pêng-siong5 lang5 thau3 thinn1 e5 Lō͘' , koh4 tsit8 pun2 si7 'Kèng-khian5 e5 sit8-sip8 . ' gua2 bat4 kap4 i1 sann1-kap4 thak8 ; i1 ia7 tsiong1 i1 e5 lau7-pe7 e5 ho2-tik4 lai5 kong2 hoo7 gua2 thiann1 .</text:p>
          </table:table-cell>
          <table:table-cell office:value-type="string" calcext:value-type="string">
            <text:p>a1-ling5 li2 tioh8 ai3 kuai1-kuai1 , it4-tshe3 e5 kan1-khoo2 tioh8 ai3 jim2-nai7 , tue3 a1-hiann1 lai5-khi3 lai5-khi3 tshue7 ma2-mi1 . a1-ling5 ! m7 thang1 hau2-lah4 , li2 m7 thang1 hau2-lah4 . tuann5 gih4-tah4 liam7 kua1-si1 , i2-king1 ke3 goo7 ni5 , tsue3 tioh8 tsit8 e5 liu5-long7-ji5 , ia7 si7 put4-tik4-i2 . sim1-ai3 e5 gua2 e5 ma2-mi1 , tsainn2-iunn7 pang3 gun2 tso3 li2 khi3 , sio2-me1-me1 m7 thang1 siong1-pi1 , a1-hiann1 ti7 sin1-pinn1 .</text:p>
          </table:table-cell>
          <table:table-cell office:value-type="string" calcext:value-type="string">
            <text:p>a5-ioh4 , kuann5 kah4 gih4-gih4 lun2 , kha1-tshiu2 sua3 tai1 tai1 .</text:p>
          </table:table-cell>
          <table:table-cell office:value-type="string" calcext:value-type="string">
            <text:p>bi2-tian5 tue7 e5 tiunn3-li5 gih8-gih8-tshuah4 .</text:p>
          </table:table-cell>
          <table:table-cell office:value-type="string" calcext:value-type="string">
            <text:p>bo5 li2 tso3-phuann7 , kam2-kak4 koo1-tuann1 , sui1-jian5 ping5-iu2 kui1 tua7 thuann1 , siann2 lang5 liau2-kai2 gua2 e5 sim1-lai7 , tsi2-u7 li2 e5 mia5 . pi1-huan1-li7-hap8 tsong2 ai3 khuann3 phua3 , phiau1-pik8 e5 lam5-ji5 , li2 mai3 thua1-sua1 , tuann7 tioh8 gih4-tah4 , ui7 li2 tshiunn3 tshut4 lan2 e5 hit4 tiau5 kua1 .</text:p>
          </table:table-cell>
          <table:table-cell office:value-type="string" calcext:value-type="string">
            <text:p>bo5 thinn1-tshinn1 bo5 gueh8-niu5 , tsi2-u7 ia7 tsiau2 e5 thi5-khau3 . ian5-loo7 lai5 tshiunn3 tshut4 tsit4 tiau5 kua1 , huai5-liam7 e5 tsing5-kua1 . tsit8 ni5 kue3 tsit8 ni5 , tshiu2-pho7 gih4-tah4 tsau2 tshing1 li2 . kui1-sim1 lai5 tshue7 i1 , kui1-sim1 lai5 tshue7 i1 , tui1-kiu5 tioh8 tsin1-tsiann3 ai3-tsing5 , kho3 i3-tsi3 hiong3 tsing5 kin2 lai5-khi3 .</text:p>
          </table:table-cell>
          <table:table-cell office:value-type="string" calcext:value-type="string">
            <text:p>gua2 pi2 pat8-lang5 khah4 jin7-tsin1 , gua2 pi2 pat8-lang5 khah4 phah4-piann3 , ui7-siann2-mih8 ui7-siann2-mih8 pi2 pat8-lang5 khah4 phainn2-mia7 , tshi1-liang5 e5 gih4-tah4-siann1 lu2 tan5 si7 sim1 lu2 thiann3 , ah4 ! mia7-un7 mia7-un7 e5 gih4-tah4-siann1 .</text:p>
          </table:table-cell>
          <table:table-cell office:value-type="string" calcext:value-type="string">
            <text:p>gua2 si7 a1-tih4-a2 , gua2 ka7 gih4-tah4 theh8 liau2 oo1-peh8 luan7-luan7 tan5 , gua2 tsi2-si7 siunn7 beh4 tshiunn3 kui2 tiau5 kua1 , tshu3-pinn1 keh4-piah4 ma7 gua2 tsha2 si2 lang5 .</text:p>
          </table:table-cell>
          <table:table-cell office:value-type="string" calcext:value-type="string">
            <text:p>hak8-sing1 theh8-tioh8 hian5-a2 ka1-siang7 tian7-gih4-tah4 ，</text:p>
          </table:table-cell>
          <table:table-cell office:value-type="string" calcext:value-type="string">
            <text:p>hit4-si5 ki1-tok4-too5 i2-king1 koh4 kau3 ting5-a2-lai7 , tse7 u7 hiah4 ku2 teh4 thi5-khau3 ; au7-lai5 tit4-tioh8 siong7-te3 e5 un1-tian2 , tu2-a2 teh4 iu1-bun7 e5 si5 , hut4-jian5 khuann3-kinn3 hit4-e5 bun5-pin5 , ti7 tai7-sing1 tse7 e5 i2-kha1 . tsiu7 gih8-gih8-tshuah4 , kin2-me2 khioh4 khng3 ti7 kui5-lai7 . ki1-tok4-too5 koh4 tshe7-tioh8 tsit4 kng2 bun5-pin5 , tsiu7 huann1-hi2 kau3 bue7-koo3-tit4 , in1-ui7 tit4-tioh8 uah8 kap4 jip8 thinn1-siann5 , long2 tioh8 tsit4 kng2 tsue3 pin5-ku3 , soo2-i2 tsim1-tsiok4 khng3 ti7 kui5-lai7 , to1-sia7 siong7-te3 e5 tsi2-si7 , hoo7 i1 koh4-tsai3 tshe7-tioh8 . hit4-si5 iah8 iu1-bun7 , iah8 huann1-hi2 , koh4 khi2 poo7 kiann5 ng3 suann1 peh4-khi3 , kha1-poo7 it4-huat4 khin1-khuai3 . na7-si7 peh4 be7 kau3 suann1-ting2 , jit8 i2-king1 loh8 , tsiah4 siunn7-tioh8 i1 e5 lam7-sam2 khun3 , koh4 ka1-ki7 thoo2-khui3 kong2 , gua2 an2-ni1 khun3 , m7-na7 tik4-tsue7 , iah8 u7 gui5-hiam2 , i2-king1 lam7-sam2 khun3 , tann1 tioh8 am3-mi5 kiann5 , bue7 kinn3-tioh8 thinn1-jit8 , mua2 loo7 oo1-am3 , kiann1-liau2 thiann1-kinn3 ia2-siu3 e5 siann1 hu1-hu1-hau2 , long2 si7 hit4-e5 lam7-sam2 khun3 e5 soo2 ti3 . tsing5 huai5-gi5 , sim1-king1 ka7 i1 kong2 khuann3-kinn3 sai1 e5 su7-tsing5 , hit4-si5 i1 koh4 siunn7-tioh8 , soo2-i2 ka1-ki7 phah4-sng3 , tsit4-e5 ia2-siu3 mi5-si5 si3-kue3 tho2-tsiah8 , gua2 na7 hoo7 i1 tu2-tioh8 , beh4-thai3-ue7 tsau2-tit4 i1 peh4 si2 ?</text:p>
          </table:table-cell>
          <table:table-cell/>
        </table:table-row>
        <table:table-row table:style-name="ro2">
          <table:table-cell office:value-type="string" calcext:value-type="string">
            <text:p>gik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gim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gin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ging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gio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gioh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giok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giong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gioo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gip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岌岌可危 甘字典</text:p>
          </table:table-cell>
          <table:table-cell office:value-type="string" calcext:value-type="string">
            <text:p>khuann3-khi2-lai5 tsing5-hong2 gip8-gip8-kho2-gui5 ，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giu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giuh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an3-giuh4-giuh4 窮 <text:s text:c="7"/>音</text:p>
          </table:table-cell>
          <table:table-cell office:value-type="string" calcext:value-type="string">
            <text:p>ban7-but8-tsiau5-khi2 tsiok4-tsue7 bin5-tsiong3 sing1-uah8 san3-giuh4-giuh4 ，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go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goh</text:p>
          </table:table-cell>
          <table:table-cell/>
          <table:table-cell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( 20 ) ti7 a1-hui1-li7-ka1 khong1-goh4 e5 tue7-hng1 , tsue7-tsue7 oo1-bin7 lang5 u7 lai5 sin3 to7-li2 . kun7-lai5 1520 lang5 u7 siu7 sue2-le2 . ia7 u7 thian1-tsu2-kau3 e5 lang5 lai5 jip8 ki1-tok4-kau3 .</text:p>
          </table:table-cell>
          <table:table-cell office:value-type="string" calcext:value-type="string">
            <text:p>m7-koh4 , kik8-lok8 se3-kai3 lian5-hue1-ti5 lai7 e5 lian5-hioh8 , tui3 soo2 huat4-sing1 e5 it4-tshe3 , long2 bo5 khi3 kuan2-i1 . hiah4-e5 tshin1-tshiunn7 gik8-a2 e5 peh8-hue1 , ti7 sik4-ka1-moo5-ni5-hut8 e5 kha1 pinn1 , hue1-goh4 io5-leh4 io5-leh4 , tui3 hue1-sim1 e5 kim1-sik4 hue1-lui2 , put4-si5 phiau1-suann3 tshut4 bo5-huat4 hing5-iong5 e5 phang1-bi7 kau3 si3-tsiu1-ui5 . kik8-lok8 se3-kai3 tai7-khai3 si7 teh4 beh4 kau3 tiong1-tau3 e5 khuan2 .</text:p>
          </table:table-cell>
          <table:table-cell office:value-type="string" calcext:value-type="string">
            <text:p>tui3 tsit4 e5 king1-kue3 lai5 khuann3 , hian7-si5 lan2 teh4 ing7 e5 sin1-iok4-su1 e5 tak8 kuan3 , m7-si7 kau3 ti7 tsit8-jit8 tsiah4 lai5 king2 , huan2-tng2 si7 si5-tai7 kap4 kau3-hue7 e5 khiam3-khueh4 ka7 lan2 king2 , ia7 kau3 ti7 tsit4-si5 tsiah4 lai5 kuat4-ting7 hit4 e5 ue7 kham1-tit4 tso3 tsiann3-tian2-e5 . ti7 a1 . D . 363 ni5 e5 lo2-ti2-ka1 hue7-gi7 , u7 kuat4-ting7 sin1-iok4 kap4 ku7-iok4 e5 bok8-liok8 . sin1-iok4-su1 e5 poo7-hun7 , tu5 khe2-si7-liok8 i2-gua7 tsuan5-poo7 tsiau3 hian7-si5 teh4 ing7 e5 , long2 tso3 tsiann3-tian2 . tsong2-si7 kau3 ti7 a1 . D . 397 ni5 ka1-thah4-goh4 e5 hue7-gi7 , tsiong1 khe2-si7-liok8 koh4 phian1-jip8 . ti7 tsit4 hue7 e5 hue7-gi7 , au1-gu5-tin7 kap4 ia5-loo7 long2 u7 tshut4-sik8 . ti7 a1 . D . 691 ni5 キ-ニ , セ-ク-チ-ン hue7-gi7 , tang1-sai1 e5 kau3-hue7 it4-ti3 sing5-jin7 tsit4 e5 tso3 tsiann3-tian2 . a1 . D . 1545 ni5 ト-レ-ン-ト hue7-gi7 , se3-kai3 sing5-jin7 tsit4 e5 sin1-iok4-su1 tso3 tsiann3-tian2 .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gok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gong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goo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gooh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gu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gua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guah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n</text:p>
          </table:table-cell>
          <table:table-cell table:style-name="ce1" office:value-type="string" calcext:value-type="string">
            <text:p><text:span text:style-name="T2">tsiann1-guah8 正月 筆誤 gue, jit8 </text:span><text:span text:style-name="T13">guah8</text:span><text:span text:style-name="T17"> tshenn1-sin5 日月星辰 筆誤 guat8, </text:span><text:span text:style-name="T18">lak8 koo2-guah8 a7 </text:span></text:p>
          </table:table-cell>
          <table:table-cell office:value-type="string" calcext:value-type="string">
            <text:p>1 . si5-kan1 ! tsainn2-iunn7 si5-kan1 teh4 tsau2 tshin1-tshiunn7 tsui2 tui3 tsui2-pan5 lau5-tshut4 lai5 e5 khuan2 . u7 khng3 tsit8 e5 ku7-ni5 e5 lah8-jit8 . tsiann1-guah8 put4-si5 si7 ti7 12 gueh8 e5 au7-bin7 , 2 gueh8 tue3 tsiann1-gueh8 , ia7 2 gueh8 liau2 u7 3 gueh8 , 3 gueh8 u7 4 gueh8 . tsong2-si7 li2 e5 hiann1-ti7 u7 i1 e5 tsiann1-gueh8 , na7-si7 hut4-jian5 tioh8 tsit8 kiann1 , i1 bo5 u7 2 gueh8 , li2 e5 tshin1-iu2 u7 3 gueh8 kap4 4 gueh8 , ia7 hut4-jian5 tioh8 tsit8 kiann1 , si5-kan1 tiam7-khi3 ( tsi2 si2-khi3 ) . tsuan5 se3-kai3 be7 thang1 ui7-tioh8 hit4 e5 ping5-iu2 tso7-tshut4 6 gueh8 , 7 gueh8 , 8 gueh8 . si5-kan1 e5 king1-kue3 si7 siann2 i3-su3 ? ia7 si5-kan1 e5 ke3-tat8 si7 siann2 hue3 ?</text:p>
          </table:table-cell>
          <table:table-cell office:value-type="string" calcext:value-type="string">
            <text:p>3 . bat4 siong7-te3 e5 ki1-hue7 : 19 ─ 20 tsat4 si7 teh4 tui3 khuann3 siong7-te3 soo2 tshong3-tso7 e5 mih8 lang5 ing1-kai1 tioh8 bat4 siong7-te3 , bing5-pik8 i1 e5 kuan5-ling5 kap4 pun2-tsit4 . tsit4 ku3 ue7 sit8-tsai7 tsin1-sit8 . tsiau3 khuann3 u7 3 tiau5 loo7 hoo7 lang5 thang1 tsai1 bat4 siong7-te3 . tsiu7-si7 ( 1 ) tui3 siong7-te3 soo2 tshong3-tso7 e5 tsu7-jian5-kai3 . ( 2 ) tui3 lang5 e5 liong5-sim1 . ( 3 ) tui3 lang5 e5 pun2-sing3 . in1-ui7 tsua2-bin7 e5 kuan1-he7 kan1-ta1 lai5 siunn7 tsu7-jian5-kai3 tsiu7 ho2 . lan2 na7 kuan1-tshat4 u2-tiu7 jit8 guah8 tshenn1-sin5 e5 un7-tsuan2 , u7 kng1 u7 am3 , u7 tshun1-ha7 tsiu1-tong1 khi3-hau7 e5 pian3-hua3 , u7 hoo7 tsui2 lun7-tik8 thoo2-te7 , u7 jit8-kng1 thang1 pue5-iunn2 tshiu7-bak8 , koh4 tak8 soo2-tsai7 u7 tsiah8-mih8 hoo7 lang5 bo5 kam2-kak4 khiam3-khueh4 . tsit4 khuan2 tshong3-tso7 e5 o3-biau7 sit8-tsai7 kau3-giah8 hoo7 lang5 e7 thang1 bat4 siong7-te3 . kin1-ni5 9 gueh8 21 jit8 u7 sit4-jit8 . ti7 pun2-to2 tak8 soo2-tsai7 long2 thang1 khuann3 tsin1 bing5 . soo2-i2 u7 tse7-tse7 hak8-tsia2 tui3 lue7-te7 tiau5-kang1 lai5 beh4 kuan1-tshik4 . hit4-jit8 ko2-jian5 tsiau3 hak8-tsia2 soo2 u7-sng3 e5 si5-kan1 u7 sit4-jit8 . tai7-ke1 long2 u7 kam2-kak4 thian1-bun5 hak8-tsia2 tsin1 gau5 . tsong2-si7 tshong3-tso7 jit8-thau5 kap4 te7-kiu5 , hoo7 tsiah4 e5 un7-tsuan2 long2 tsiau3 si5-kan1 , bo5 tsit8-hun1 tsit8-biau2 ku2 e5 tsing1-tsha1 . hit4 e5 tso7-but8 tsu2 e5 kuan5-ling5 lan2 koh4-khah4 tioh8 ai3 tshing1-tsan3 . tai5-pak8 te3-kok4 tai7-hak8 tsing5-jim7 e5 tsong2-tiunn2 i1-hak8 phok8-su7 三-田-先-生 bat4 ti7 kang2-ian2 e5 tiong1-kan1 kong2 , " lang5 e5 sing1-khu1 sit8-tsai7 tsin1 bi2-biau7 , tse1 tsiann3-tsiann3 si7 tsit8 hang7 e5 tua7 sin5-jiah4 . tso7-but8 tsu2 e5 kuan5-ling5 sit8-tsai7 tsin1 o3-biau7 . " bo5-lun7 thian1-bun5-hak8 , i1-hak8 , but8-li2-hak8 , a2-si7 hua3-hak8 , lang5 na7 ju2 siong5-se3 gian2-kiu3 , tsiu7 ju2 bing5-pik8 tso7-but8 tsu2 e5 kuan5-ling5 . thang1 tsai1 po2-lo5 soo2 kong2 tsit4 ku3 ue7 si7 ing2-uan2 e5 tsin1-li2 ( 1 : 19 ─ 20 ) . lan2 long2 tsai1-iann2 ui2-tai7 tshut4-mia5 e5 kho1-hak8-tsia2 khah4 tse7 long2 si7 tsin1 u7 lang5 sin3-giong2 e5 lang5 . kho1-hak8 m7-si7 e7 hoo7 lang5 pinn3-tso3 bo5-sin5-lun7-tsia2 , huan2-tng2 e7 tsoo7-tiong2 sin3-giong2 tshua7 lang5 lai5 tshin1-kin7 siong7-te3 .</text:p>
          </table:table-cell>
          <table:table-cell office:value-type="string" calcext:value-type="string">
            <text:p>34 ) ma2-li7-a1 tsiu7 tui3 thian1-sai3 kong2 , “ gua2 iau2 si7 tsai7-sik4-li2 . an2-tsuann3 e7 u7 tsit4 khuan2 e5 tia7-tsi3 ? ” 35 ) thian1-sai3 in3 i1 kong2 : “ sing3 ling5 e7 kang3-lim5 tua3 li2 e5 sin1 . tsi3-ko1-tsia2 e5 kuan5-ling5 e7 ti3-im3 li2 . in1-ui7 an2-ne1 hit4 e5 teh4-bueh4 tshut4-si3 e5 gin2-na2 e7 hoo7 lang5 tshing1-hoo1 tso3 sing3-tsia2 , ‘ siong7-tsu2 e5 kiann2 . ’ 36 ) li2 khuann3 ! li2 e5 tshin1-tshik4 i2-li7-sa1-pik4 sui1-jian5 hiah4-nih8 lau7 a7 , i1 ia7 i2-king1 huai5-in7 tsit8 e5 tsa1-poo1-kiann2 . lang5 kong2 i1 be7 senn1 , tan7-si7 i1 hian7-tsai7 huai5-in7 lak8 koo2-guah8 a7 . 37 ) in1-ui7 siong7-tsu2 bo5 tsit8 hang7 tai7-tsi3 tso3 be7 lai5 . ” 38 ) ma2-li7-a1 kong2 , “ gua2 si7 tsu2 e5 li2-pi7 . guan7 tsiau3 li2 e5 ue7 lai5 ka7 gua2 sing5-tsuan5 . ” thian1-sai3 tsiu7 li7-khui1 i1 .</text:p>
          </table:table-cell>
          <table:table-cell office:value-type="string" calcext:value-type="string">
            <text:p>guan2 kau3 ui7 sin1 e5 kau3-su7 Mr . Johnson ka7 guan2 kong2 , u7 ki3-tsia2 beh4 lai5 tshue7 guan2 . au7-lai5 ko2-jian5 nng7 , sann1 lang5 lai5 , 9 guah8 4 jit8 tsiu7 tshut4 tsit8 te3 , ia7 hip4 guan2 4 lang5 e5 siong7 . soo2 sia2 si7 kuan1-he7 guan2 lai5 tham3 bu2-hue7 e5 su7 . u7 nng7 tui7 e5 sin1-bun5 ( Telegram kap4 the1 Globe and Mail ) tshut4 te2-te2 e5 ki3-su7 .</text:p>
          </table:table-cell>
          <table:table-cell office:value-type="string" calcext:value-type="string">
            <text:p>m7-koh4 ni5 kue3 liau2 , tsinn5 ma7 khui1 kah4 tsha1-put4-to1 ah4 , tshin1-tsiann5 ping5-iu2 tsioh4 kah4 bo5 teh4 tsioh4 , peh8-tshat8 tshit4-a2 tioh8 siunn7 tioh8 tsit8 e5 ke3 , i1 sing1-khu1 bak4 hoo7 tam5-tam5 , tsiah4 thah8 tsit8 nia2 tng5-sann1 , tsau2 khi3 siann5-lai7 tshue7 khoo2 guan5-gue7 , hit4 e5 lang5 si7 siau2-tham1 , koh4 tsiok4 kah4-i3 be2 koo2-tong2 , po2-pue3 ; tsit4 kang1 tshut4-mng5 khi3 tu2 tioh8 peh8-tshat8 tshit4-a2 , khuann3 i1 kan1-ta1 tshing7 tsit8 nia2 poh8-poh8-a2 e5 tng5-sann1 , iu7-koh4 gia5 tsit8 ki1 khue1-sinn3 , kui1 sing1-khu1 tang7-kuann7 , tioh8 ka7 mng7 kong2 , “ bo5 ah4 , tshit4-a2 , li2 si7 to2 ui7 teh4 m7-tioh8 , tsiann1-guah8 si5-a2 , thinn1-khi3 tng1 kuann5 , li2 thah4 e7 tsit4-lo7 the2 ? ”</text:p>
          </table:table-cell>
          <table:table-cell office:value-type="string" calcext:value-type="string">
            <text:p>mui2-guah8 hue7-tsinn5 lap8 liau2-au7</text:p>
          </table:table-cell>
          <table:table-cell office:value-type="string" calcext:value-type="string">
            <text:p>tsa2-ni5 tng1 tiong1-koo2 se3-ki2 e5 si5 , ti7 au1-tsiu1 boo2 te7-hng1 u7 tsit8 king1 tsin1 tsong1-giam5 bi2-le7 e5 siu1-to7-inn7 . inn7 au7 u7 tshing1-san1 , tsing5-bin7 u7 lik8-sui2 ( ? a1 ? C ? s ! a1 ? eon ? o1 ) . tng1 ti7 tshun1-kong1 bing5-bi5 e5 si3-guah8-nih4 , hit4 e5 hong1-king2 sit8-tsai7 tat8-tit4 lang5 e5 liu5-luan5 . tsiau2-a2 ti7 tshiu7-ki1 hia1 tshiunn3 , tsia1 ho5 . bi2-le7 e5 oo5-tiap8 siang1-siang1 tui3-tui3 pue1 ti7 hue1 e5 tiong1-kan1 . ti7 tsit4 e5 un1-luan2 e5 tshun1-kong1 , tai7-te7 ( ? j-|-a1 ) e5 ban7-mih8 piau2-hian7 tsit8-tsiong2 e5 ho5-hai5 . tshing1-lian5 ti3-sin1 ti7 hit4 tiong1-kan1 , bi7-bian2 tshiok4-king2 sing1-tsing5 , tui3 lai7-sim1 e5 tshim1-tshu3 , tsau2-tshut4 tsit8 khuan2 bok8-bing5 ki5-biau7 e5 iau1-kiu5 , thoo2-khui3 , tsit8-tsiong2 tian5-bian5 e5 siong2-bong7 ( Anooao · Q-±-a1 ) , tsit8-tsiong2 ai3 e5 iau1-kiu5 ( · Rao-n-‥-D ) .</text:p>
          </table:table-cell>
          <table:table-cell office:value-type="string" calcext:value-type="string">
            <text:p>tsa2-ni5 tng1 tiong1-koo2 se3-ki2 e5 si5 , ti7 au1-tsiu1 boo2 te7-hng1 u7 tsit8 king1 tsin1 tsong1-giam5 bi2-le7 e5 siu1-to7-inn7 . inn7 au7 u7 tshing1-san1 , tsing5-bin7 u7 lik8-sui2 （ au7 tshing1-san1 , tsian5 lik8-sui2 ） . tng1 ti7 tshun1-kong1 bing5-bi5 e5 si3-guah8-nih4 , hit4 e5 hong1-king2 sit8-tsai7 tat8-tit4 lang5 e5 liu5-luan5 . tsiau2-a2 ti7 tshiu7-ki1 hia1 tshiunn3 , tsia1 ho5 . bi2-le7 e5 oo5-tiap8 siang1-siang1 tui3-tui3 pue1 ti7 hue1 e5 tiong1-kan1 . ti7 tsit4 e5 un1-luan2 e5 tshun1-kong1 , tai7-te7 e5 ban7-mih8 piau2-hian7 tsit8-tsiong2 e5 ho5-hai5 . tshing1-lian5 ti3-sin1 ti7 hit4 tiong1-kan1 , bi7-bian2 tshiok4-king2 sing1-tsing5 , tui3 lai7-sim1 e5 tshim1-tshu3 , tsau2-tshut4 tsit8 khuan2 bok8-bing5 ki5-biau7 e5 iau1-kiu5 , thoo2-khui3 , tsit8-tsiong2 tian5-bian5 e5 siong2-bong7 , tsit8-tsiong2 ai3 e5 iau1-kiu5 .</text:p>
          </table:table-cell>
          <table:table-cell office:value-type="string" calcext:value-type="string">
            <text:p>uah8-mia7 ! li2 bat4 ti7 juah8-thinn1 tui3 suann1-ting2 tsu3-bak8 khuann3 suann1-phiann5 . ti7 6 guah8 tshe1 tshau2-poo1 boo7-sing7 ia7 tsin1 nng2-luan2 , ti7 jit8 tiong1-tau3 tiam7-tsing7 tshin1-tshiunn7 si2-khi2 , ia7 hong1 hut4-jian5 puann5-kue3 suann1 khap8-tioh8 in1 e5 si5 , in1 tsiu7 tim3-thau5 khi2 ing2 . tann1 tsit4 e5 ing2 kue3-khi3 lah4 ; tshau2-a2 e5 tin2-tang7 se3 lah4 , bo5 ku2 tshau2-a2 , tshiu7-ki1 e5 tin2-tang7 na2 se3 tiam7-tiam7 tshin1-chhiūⁿsí . tshin1-tshiunn7 an2-ni1 , lan2 e5 meh8 tui3 gin2-na2 kau3 lau7 tsiam7-tsiam7 se3 , gin2-na2 e5 meh8 si7 140 a2 150 , siau3-lian5 lang5 si7 90 a2 100 , tua7-lang5 si7 75 a2 80 , lau7-lang5 phah4-sng3 60 . ing7 li2 e5 tshiu2 tham3 khuann3 li2 e5 meh8 siann2 khuan2 , ia7 hit4 e5 si7 ue7 hiam2-tsiam7 se3 kap4 sue1-jiok8 kau3 tiam7-khi3 , tse1 tsiu7-si7 uah8-mia7 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uan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guat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gue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gueh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guh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gui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gun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gut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甘字典  銀貨兩訖 <text:span text:style-name="T1">gin5-hue3 liong2-gut4</text:span></text:p>
          </table:table-cell>
          <table:table-cell office:value-type="string" calcext:value-type="string">
            <text:p>『 lan5-too7-lu3 sian1-sinn1 , tse1 ah8 bue7-tang3 po2-tsing3 bin5-a2-tsai3 bue7 hue2-sio1-tshu3 . gua2 khuann3 iau2-si7 tan2 gua2 au7-le2-pai3-it4 koh4 tse7 hue2-tshia1 ka7 tsit4-e5 iunn5-phue5 ap8-a2 sang3 khi3 li2 e5 pan7-kong1-sik4 , an2-ne1 lan2 to1 e7-tang3 gin5-hue3 liong2-gut4 . gua2 ka7 tshiu2-tshau1-pun2 kau1 hoo7 li2 , li2 ka7 po2-hu3 tsi1-phio3 kau1 hoo7 gua2 . 』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ha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hah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hai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haih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hainn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hainnh</text:p>
          </table:table-cell>
          <table:table-cell/>
          <table:table-cell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ainn7-sun1 tann1-tsui2 tshuan2-hainnh8-hainnh8 ,</text:p>
          </table:table-cell>
          <table:table-cell office:value-type="string" calcext:value-type="string">
            <text:p>bu5-ti1 thiann1-kinn3 tseh4 ue7 , tsiu7 kong2 , hainnh4 ! thai2-tho2 u7 tse1-ah4 ? gua2 siunn7-kio3 lin2 kong2 , tse1 tik4-khak4 si7 tai7-ke1 sim1-kuann1 huat4-kong5 .</text:p>
          </table:table-cell>
          <table:table-cell office:value-type="string" calcext:value-type="string">
            <text:p>hui7-tsu5 kong2 , hainnh4 ! li2 kiam2 tu2-tioh8 se3-ti3 mah4 ? i1 ai3 li2 tui3 si7-huat4 kiu5 ping5-an1 , tioh8 mah4 ? hi2 nng7 lang5 , tsin1-tsiann3 long2 si7 phian3 lang5-e5 . li2 than3 i1 e5 ue7 a2-bo5 ?</text:p>
          </table:table-cell>
          <table:table-cell office:value-type="string" calcext:value-type="string">
            <text:p>nng7 e5 hak8-sing1 thiann1-kinn3 u7 puah8-loh8-khi3 e5 siann1 , tsiu7 tua7 siann1 mng7 i1 sim2-mih8 tai7-tsi3 . i1 long2 bo5 in3 , tshing1-tshing1 thiann1-kinn3 i1 teh4 thoo2-khui3 na7-tiann7 . hit4-tiap8 hian5-bong7 kong2 , am3-bong1-bong1 long2 bo5 khuann3-kinn3 , tann1 lan2 ti7 tah4-loh8 ? ki1-tok4-too5 tsing7-tsing7 , in1-ui7 in1 tui3 tsia1 khi3 long2 si7 i1 tshua7 m7-tioh8 , tsiah4 m7-kann2 in3-i1 . hit4-tiap8 khi2 hong1 , loh8 hoo7 , lui5 tan5 , sih4 tshuah4 , tsui2 na2 tiong3-khi2-lai5 . hian5-bong7 thoo2-khui3 kong2 , hainnh4 ! khoo2-ah4 ! kiann5 tsia1 tsho3-lah4 !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hak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ham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han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hang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hann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hannh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hap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hat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hau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hauh</text:p>
          </table:table-cell>
          <table:table-cell/>
          <table:table-cell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“ ho2-lah4 , lin2 ang1-a2-boo2 tshua7 lai5 hau3-koo1 to7 tioh8-lah4 . lin2 khe3-pe7 hue2-tshiu7 tsik4-kong1 ma7 peh4-tsap8 gua7-a2-gua7 a1 lah4 , tsit4 hue5 e5 hiunn1 kua3 liau2 , kam2 iau2-koh4 u7 au7 tsit8 hue5 to7 m7 tsai1-a1 lah4 ! ” guan2 bu2-a2 an2-ne1 hauh4 : “ bo5 , ma7 khuann3 ti7 lin2 khe3-pe7-a2 e5 bin7-tsu2 , i1 jua7 thiann3-li2 leh4 ! ”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haunn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haunnh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he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heh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henn</text:p>
          </table:table-cell>
          <table:table-cell/>
          <table:table-cell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20 se3-ki2 , lan2 tsing2-ko3 e5 kau3-hue7 u7 tua7 kak4-tshenn2 , ki1-tok4 si7 tsu2 , koh4 si7 tsit8 e5 . tai5-uan5 kau3-hue7 ia7 u7 i3-sik4 tsit4 e5 tai7-tsi3 , tsham1-ka1 phoo2-se3 ki1-tok4-kau3 lian5-bing5 , m7-ku2 tsit4-khuan2 e5 tsu7-kak4 tui3 long2-tsong2 e5 kau3-hue7 , i2-kip8 sin3-too5 m7-tsai1 u7 huat4-sing1 sim2-mih8 tsok4-iong7 ? lan2 e5 kau3-hue7 kiam2 u7 tsin1-tsiann3 tsu7-kak4 lan2 long2 penn5-penn5 si7 siok8 ti7 ki1-tok4 e5 the2 ? kiam2 u7 tsiau3 sing3-king1 soo2 kong2 , " na7 tsit8 the2 siu7-khoo2 , pah4-the2 tang5 siu7-khoo2 , tsit8 the2 siu7 ing5-kng1 , pah4-the2 tang5 khuai3-lok8 " （ i1 ko1 12 : 26 ） tsit4-khuan2 e5 tsing1-sin5 ? tsue7-tsue7 e5 kau3-hue7 tshut4-lat8 teh4 khi2 sin1 e5 pai3-tng5 . in1 loo2-lik8 ai3 khi2 khah4 sui2 , khah4 iong2 , khah4 tua7 king1 , koh4 ui7-tioh8 soo2 siok8 e5 kau3-hue7 ai3 tit4-tioh8 tsit8-ui7 khah4 ho2 , khah4 u7 tsai5-ling5 e5 bok8-su1 . tsong2-si7 m7-tsai1 u7 siunn7-tioh8 hiah4 e5 jiok8-siau2 e5 － ti7 tshan5-tsng1 , ti7 hai2-khau2 , ti7 suan1-nih4 , kho2-lin5 e5 kau3-hue7 a2 bo5 ? u7-e5 kau3-hue7 pai3-tng5 khi2 tsit8-puann3 tsiu7 henn5 ( sic . ， 《 台-日 》 注-he5 ， 無-鼻-音 )-teh4 , bo5 thang1 koh4 ke3-siok8 ... ... lan2 bat4 siunn7-tioh8 in1 a2-m7-bat4 ?</text:p>
          </table:table-cell>
          <table:table-cell office:value-type="string" calcext:value-type="string">
            <text:p>Namaka tim3-thau5 kong2 : “ henn3 ! gua2 tsai1 ! na7 bo5 , kam2 u7 sim2-mih8 khah4 ho2 e5 kho2-giam7 hong1-huat4-leh4 ? na7-si7 Aukele e7-tang3 an1-tsuan5 thuat4-sin1 , gua2 to7 ke3 hoo7 i1 . ”</text:p>
          </table:table-cell>
          <table:table-cell office:value-type="string" calcext:value-type="string">
            <text:p>P : hoo3 lai5 . ( J . phang5 leh4 beh4 ha7-tai5 ) henn3 beh4 phang5 khi3 to2-ui7 ?</text:p>
          </table:table-cell>
          <table:table-cell office:value-type="string" calcext:value-type="string">
            <text:p>P : hoo3 lai5 . ( J : phang5 leh4 beh4 ha7-tai5 ) henn3 beh4 phang5 khi3 to2-ui7 ?</text:p>
          </table:table-cell>
          <table:table-cell office:value-type="string" calcext:value-type="string">
            <text:p>S-1 : henn1 ! na7 si7 bi2-uan7 un2-tang3 thai7-gu7 bue7 bai2 ooh4 .</text:p>
          </table:table-cell>
          <table:table-cell office:value-type="string" calcext:value-type="string">
            <text:p>a1-bu2 : henn3 lah4 ! u7-ing5 lai5 guan2 tau1 tse7 !</text:p>
          </table:table-cell>
          <table:table-cell office:value-type="string" calcext:value-type="string">
            <text:p>ah4 kau3 kah4 e5 si5 nia5 , hit4-tsam7-a2 honn3 , senn1 kiann2 liau2 , honn3 , ah4 in1 boo2 e5 si5 tsong5-a2 kong2 : “ hm3 , an2-ne1 bo5 lai5 khi3 bio7-si7 honn3 , lai5 khi3 hia1 sio1 tsit8-e7 kim1 leh4 , honn3 , lai5 pai3-pai3 leh4 , gin2-a2 tso3 too7-tse3 . ” an2-ne1 to7 ang1-a2-boo2 tsio1 leh4 khi3 , lan2 tsit4 tsiong2 ho7-tso3 e5 si5 nia5 , put8-ling5-si7 , khi3 hia1 teh4 sio1-kim1 , honn3 . ah4 tann1 tsit8-e7 put8-ling5-si7 ah4 , pho7 inn1-a2 khi3 hia1 ti7 teh4 sio1-kim1 e5 si5-tsun7 nia5 , siunn7 kong2 lai5 kau3 bio7-u2 ah4 , thiam1 tsit8-e7 iu5-hiunn1 lah4 , honn3 , bo5 beh4 nah4 e7-ing7-e5 lah4 . tu2-a2 beh4 theh8 khi3 thiam1-iu5-hiunn1 e5 si5 nia7-nia7 , tu2-tu2-a2-ho2 hit4 e5 si5 ah4 , lan2 tsit4 e5 ho7-tso3 hue5-siunn7 , tsit4 e5 to7-tsing1 ah4 , i1 tu2-a2-ho2 ti7 hia1 , ti7 hit4 king1 bio7-nih4 ah4 , lai7-te2 e5 tsu2-tshi5 ah4 , honn3 . ah4 i1 tu2-a2 gin2-a2 pho7 leh4 : “ ueh4 , guan5-lai5 to7 si7 li2 ah4 ! ” i1 kong2 : “ henn7 ah4 ! ah4 an2-nua2 , tso3 lau7-pe7 ah4 honn3 ? oo5 ah4 koh4 u7 tsit8 e5 ke1-au7 an2-ne1 tsiann5 ho2 , a1-mi1-to5-hut8 ooh4 . ” an2-ne1 ooh4 , i1 kong2 : “ aih4-ioh4 ! su1-hu7 ah4 ! gua2 ai3 tua7-tua7 ka7 li2 kam2-sia7 . na7 bo5 li2 ka7 gua2 the5-tshenn2 , gua2 tsit4 tiau5 mia7 i2-king1 si2 liau2 ah4 , honn3 . kin1-a2 li2 e5 un1-tik4 , honn3 , long2 kui1-e5 si7 lan2 tsit4 tsiong2 ho7-tso3 put8-tsoo2 , honn3 , i1 e5 ling5-kam2 , ah4 lai5 phai3 li2 lai5 ka7 gua2 tsi2-si7 , gua2 tsiah4 u7 kin1-a2-jit8 e5 si5 an2-ne1 ti7 teh4 an1-ki1-lok8-giap8 . ” honn3 , lai5 ooh4 , kio3 in1 boo2 kong2 : “ khah4 kin2 leh4 ! iu5-hiunn1 ke1 thinn1 tsit8-kua2 lah4 , khah4 hoo7 tse1 hiunn1-ian1 honn3 , khah4 ong7-sing7 leh4 ooh4 ! ”</text:p>
          </table:table-cell>
          <table:table-cell office:value-type="string" calcext:value-type="string">
            <text:p>ah4 tsit8 e5 gin2-a2 honnh4 , lak8 hue3 ah4 neh4 , tsiah4 tua7-han3 ah4 neh4 , ah4 kong2 …… khah4-tsa2 bo5 lang5 hit4 tann3 hit4-ho7 siann2 po5-tsia2-i1 lah4 honnh4 , ah4 tann1 hit4-ho7 siann2-mih4 hue1 hun2 tshut4 lai5 teh4 be7 bo5 , （ pinn1-a2 lang5 poo2-tshiong1 : be7 tsap8-se3 lah4 ） , henn7 , guan2 hia1 u7 tsit8 e5 lau7-hue3-a2 lak8-tsap8-gua7 hue3 ah4 lah4 , to7-si7 tshiunn7 an2-ne1 tann1 he1 po5-tsia2-i1 , ho7-tso3 tshit4 gueh8-puann3 , tann1 po5-tsia2-i1 lah4 , tann1 he1 tshit4-niu5-ma2 siann2 , tann1 he1 tshut4 lai5 be7 （ pinn1-a2 lang5 poo2-tshiong1 : be7 io5-koo2 e5 lah4 ） , ah4 he1 tsit8 e5 po5-tsia2-i1 kong2 siann2-mih4 goo7-kak4 gin5 nia7-nia7 , honnh4 , khah4-tsa2 e5 tsinn5 tsiah4 goo7-kak4 gin5 , tsit8 e5 goo7-kak4 gin5 ; ah4 koh4 tsit8 ap8 phong3-hun2 goo7-kak4 , ah4 koh4 tsit8 e5 ang5 siu3-suann3 an2-ne1 m7 , ah4 tau3-tau3 tann1 si7 kong2 nng7 khoo1 gin5 iah4 si7 jua7 tse7 , tsit8 e5 goo7-kak4 , ah4 he1 khoo1 puann3 gin5 , ah4 kong2 theh8 goo7-pah4 khoo1 hoo7 tsau7 , ah4 he1 a1-m2-a2 sit8-tsai7 si7 tsiok4 iau2-siu7 e5 , lak8-tsap8-gua7 hue3 ah4 neh4 , ah4 kong2 theh8 goo7-pah4 khoo1 hoo7 tsau7 , ah4 goo7-pah4 khoo1 i1 to7 …… ah4 he1 goo7-pah4 khoo1 m7-to7 ai3 koh4 tsau7 i1 , ah4 goo7-pah4 khoo1 ah4 suah4 bo5 tsau7 i1 , ah4 kong2 tsu7 hit4 e5 hun2 suah4 ka7 theh8-khi3 , ah4 i1 be7 ki3-tit4 khi3 lah4 , i1 be7 ki3 kong2 i1 e5 goo7-pah4 khoo1 hoo7 i1 , ah4 be7 ki3 kong2 ah4 tann1 goo7-pah4 khoo1 ai3 koh4 tsau7 i1 jua7 tse7 tsinn5 , ah4 bo5 tsau7 i1 kong2 , tsu7 he1 hun2 theh8 hoo7 i1 , ah4 he1 goo7-pah4 khoo1 sua3 sak4 hoo7 i1 , ah4 koh4 iah8 tsit8 e5 phong3-hun2 , ah4 koh4 tsit8 e5 po5-tsia2-i1 hoo7 i1 , ah4 koh4 kiann5 , kiann5 tsit8 tsah4-a2 ah4 kong2 uat8 tng2 lai5 ka7 tho2 , ah4 tng2 lai5 ka7 tho2 kong2 m7 hing5 i1 , kong2 i1 bo5 , m7 si7 kong2 bo5 , kong2 , “ enn7 , li2 ka1-ki7 beh4 hoo7 gua2 e5 . li2 ka1-ki7 beh4 hoo7 gua2 e5 , iah8 m7 si7 gua2 ka7 li2 tho2 e5 . ”</text:p>
          </table:table-cell>
          <table:table-cell office:value-type="string" calcext:value-type="string">
            <text:p>ah4 tu2 he1 peh4 gueh8 puann3 , hit4 leh4 sio2-tsia2 e5 si5-tsun7 , guan5-gue7 sio2-tsia2 e5 si5-tsun7 ham7 i1 e5 tsa1-boo2-kan2-a2 tshut4 lai5 iu5-siong2 pah4-hue1 , khuann3 tioh8 tsit4 leh4 bong2-tong3-han3 , khi3-too5 na2-tshiunn7 iah4 si7 an2-tsuann2 , m7-koh4 i1 thau5-khak4 ting2 e5 si5-tsun7 u7 tsit8 e5 khue1-sing1 ( khue1-sing1 than2 bak8-tau2 , ah4 tsit4 e5 lang5 e7 tso3-kuann1 ) , ah4 khi3 hoo7 khuann3 tioh8 , ah4 i1 tsai1 , ka7 kong2 : “ ho2 , li2 si7 toh4 lai5 e5 ia2-han3 honn1 , ah4 bo5 siu7 guan2 e5 hu2-kho2 e5 si5-tsun7 , su1 tshuann2 guan2 e5 mng5-te7 ? ” “ ah4 sio2-tsia2 , phainn2-se3 lah4 ! gua2 to7 tua3 tau2-lak8 lah4 , guan2 to7 sann1 hiann1-ti7 e5 si5-tsun7 beh4 tsiunn7-kiann1 beh4 kho2-kau3 , ah4 to7 lai5 kau3 ... ... gua2 to7 an2-ne1 huan5-lo2 guan2 he1 hiann1-ti7-a2 , huan5-lo2 kong2 e7-am3 beh4 toh4-ui7 khun3 , ah4 bo5 huat4-too7 , bo5 huat4-too7 gua2 to7 siunn7 kong2 : `-ho2 , lai5 guan2 tiunn7-lang5 hia1 khun3 ! ' ” “ henn3 , ah4 lin2 tiunn7-lang5 tua3 toh4 ? ” “ tua3 ti7 he1 tua7-lau5 a1 ! ” “ ah4 he1 to7 guan2 e5 tshu3 neh4 ! li2 tsit4 leh4 lang5 nah4 e7 an2-ne1 , ah4 gua2 iau2-bue7 tsio1-hun1 phue3-sai3 , ah4 li2 si7 an2-tsuann2 pian3-tso3 gua2 e5 ang1 ? ” koh4 khi3-khi2-lai5 , tan7-si7 iu7-koh4 khuann3 tioh8 i1 e5 khue1-sing1 , ah4 guan5-na7 ka7 thun1-loh8-lai5 .</text:p>
          </table:table-cell>
          <table:table-cell office:value-type="string" calcext:value-type="string">
            <text:p>gua2 ka7 sio2-ong5-tsu2 kong2 , “ henn3 , m7-kuan2 si7 tshu3 , thinn1-tshinn1 iah4 si7 sua1-boo5 , hoo7 in1 bi2-le7-e5 to7 si7 hiah4-e5 khuann3 bue7 tioh8 e5 mih8-kiann7 ! ”</text:p>
          </table:table-cell>
          <table:table-cell/>
        </table:table-row>
        <table:table-row table:style-name="ro2">
          <table:table-cell office:value-type="string" calcext:value-type="string">
            <text:p>hennh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hi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hia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hiah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hiak</text:p>
          </table:table-cell>
          <table:table-cell/>
          <table:table-cell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kian3-na7 thau3-hong1 loh8-hoo7 e5 si5 , lui5-kong1 tioh8 e7 tshut4 lai5 sun5-si7 se3-kan1 e5 lang5 , khuann3 in1 si7 tso3 ho2 , iah8 si7 tso3 phainn2 , na7 si7 tso3 phainn2 , i1 tioh8 sui5-si5 ka7 i1 tshu2-huat8 . u7 tsit8 kang1 , lui5-kong1 leh4 sun5-si7 e5 si5 , khuann3 tioh8 koo2-tsenn2 pinn1 u7 tsit8 e5 tsa1-boo2 lang5 , teh4 tsiong1 bi2 tshiang5 hiak4-kak4 , lui5-kong1 tsit8-e7 khuann3 tsin1 siu7-khi3 , kong2 , “ tsit8 liap8 bi2 , pah4 liap8 kuann7 , li2 tsiah4-nih8 tho2-tse3 , bo5 ho2-ho2 ka3-si7-tsit8-e7 , be7 sai2-tit4 ! ” tioh8 tsiong1 thih4-thui5 , gia5 hoo7 kuan5-kuan5 , tua7-e7 ham2-loh8-khi3 , “ hong1 ! long7 long7 long7 ! 」 tsiong1 tsa1-boo2 lang5 kong3-si2 .</text:p>
          </table:table-cell>
          <table:table-cell office:value-type="string" calcext:value-type="string">
            <text:p>u7 tsit8 pai2 , pueh8 sam1-a2 tng2-lai5 , gu7 tioh8 kah4-tsng1 e5 lang5 teh4 tsah8 khian1-a2 , khi3 ka7 le3 tioh8 hit4-lo7 bang7-a2 lah4 , ah4 bang7-a2 phua3-khi3 , hi5-a2 tsau2 liau2-liau2 lah4 , ah4 hit4 nng7 e5 long2 khi3 hoo7 phah4-si2 lah4 . in1 sit8-tsai7 m7 si7 thiau1-koo3-i3 beh4 ka7 phah4-si2 , to7 sit4-tshiu2 phah4-si2 tsit8 e5 , ling7-gua7 tsit8 e5 pang3-tng2-€ , tai7-tsi3 to7 pok8-phua3 liau2 , tsi2-ho2 nng7 e5 long2 ka7 phah4-si2 . tsuan5-a2 iah8 koo1-kiann2 , tsui2-khit4-tsiah8 ia7 koo1-kiann2 , ah4 sam1-a2 ka7 tsam7-tsam7 hiak4-kak8 , lang5 ka7 phah4-si2 lih4 .</text:p>
          </table:table-cell>
          <table:table-cell office:value-type="string" calcext:value-type="string">
            <text:p>“ li2 kong2 siann2 ? ” goo5 kok4-sing5 thiann1 tsit8-e5 tsuann5 pinn3-bin7 , pun2-te2 to7 jiau5-peh4-peh4 e5 bin7-phe5 , tsit4-siann1 jiau5 kah4 e7 giap8-si2 hoo5-sin5 , i1 ka7 bak8-kiann3 hiak4 ti7 kuan3-tsong1 ting2-bin7 , “ an2-tsuann2 si2-e5 ? ”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hiam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hian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hiang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hiann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hiannh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hiap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hiat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hiau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hiauh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4">
          <table:table-cell office:value-type="string" calcext:value-type="string">
            <text:p>hiaunnh</text:p>
          </table:table-cell>
          <table:table-cell/>
          <table:table-cell office:value-type="string" calcext:value-type="string">
            <text:p>True</text:p>
          </table:table-cell>
          <table:table-cell/>
          <table:table-cell table:style-name="ce2" office:value-type="string" calcext:value-type="string">
            <text:p><text:span text:style-name="T2">phang1-hiaunnh4-hiaunnh4 香噴噴</text:span></text:p>
          </table:table-cell>
          <table:table-cell office:value-type="string" calcext:value-type="string">
            <text:p>khui1-mua2 si3-ke3 , hoo7 gua2 tsin1 him1-sian7 . gueh8-te2 , lilacs ia7 khui1 , tshu3-tsing5 tshu3-au7 phang1-hiaunnh4-hiaunnh4 . song1 bird e5 tsit8-tsiong2 , warbler ia7 ti7 tsit4 si5-tsun1 e7 to3-tng2-lai5 , in1 tshiunn3 e5 kua1 ia7 e7 hoo7 lang5 e5 sim1 huann1-hi2 . gua2 e7-ki3-tit8 u7 tsit8-ni5 e5 ji7 gueh8 tng2-khi3 tai5-uan5 e5 si5 , tua3 ti7 tai5-pak4 a1-tsik4 hia1 , u7 thiann1 tioh8 warbler teh4 tshiunn3-kua1 , hoo7 gua2 tsin1 siu7 kam2-tong7 . in1-ui3 hit4-si5 tai5-pak4-tshi7 e5 u2-jiam2 tsin1 li7-hai7 , tsiah4 nih4 se3-tsiah4 e5 tsiau2-a2 u7 huat4-too7 thang1 sing1-tsun5 , sit8-tsai7 bo5 iong5-inn7 . kue3-niau1 na7 tshut8-lai5 , thinn1-khi3 tsiu7 khai1-si2 sio1-juah8 khi2-lai5 . gua2 ti7 tshai3-tshi7-a2 king2 kue3-niau1-inn2 e5 si5 , honn3-ki5 e5 lang5 tsiu7 ua2-lai5 mng7 gua2 , he1 si7 sim2-mih8 , li2 an2-tsuann2 tsu2 . thiann1 gua2 e5 ke2-sueh4 liau2 , khah4 ho2-tann2 e5 lang5 tsiu7 tue3 gua2 be2 kue3-niau1 tng2-khi3 tsu2 .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hih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hik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him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hin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hing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hinn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hinnh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語尾詞 像 nih</text:p>
          </table:table-cell>
          <table:table-cell office:value-type="string" calcext:value-type="string">
            <text:p>a1-bu2 ia7 kam2-kak4 ak4-tsak4 in3 kong2 : “ ho2 ah4 , bian2 koh4 kong2 ah4 lah4 , a7 m7-si7 tak8-pai2 long2 tu2-tioh8 an2-ni1 lah4 . gua2 tsit8-e5 lau7 tsa1-boo2-lang5 , tu5 liau2 tsing3-tsoh4 , ia7 kan1-na7 e7-tang3 tshi7 tsit8-kua2 tsing1-sinn1-a2 , suah4 m7-si7 ng3-bang7 ke1 tso3 tsit8-kua2 , ke1 tsit8-kua2 siu1-jip8 , si5-se3 an2-ni1 , tak8-e5 long2 kang7-khuan2 , a7 m7-si7 kan1-na7 gua2 tsit8-e5 lang5 e5 tai7 , gua2 u7 siann2 huat4-too7 ? gua2 kiam2 ai3 an2-ni1 hinnh4 ? ”</text:p>
          </table:table-cell>
          <table:table-cell office:value-type="string" calcext:value-type="string">
            <text:p>gua2 kong2 : “ tshi7 tshun1-tshai3 tshun1-png7 to7 u7-kau3 hinnh4 ? u7-sin1 e5 si5 , tshi7 gua7-tse7 poo2-tshiong1 tshi7-liau7 , tsu2 gua7-tsue7 han1-tsi5 ? kiam2 long2 bian2-hui3-e5 ? tsun2 long2 bian2-pun2-e5 , ai3 hui3 gua7-tsue7 sim1-sin5 khi3 tsiau3-koo3 ? ”</text:p>
          </table:table-cell>
          <table:table-cell office:value-type="string" calcext:value-type="string">
            <text:p>gua2 sin3 tsit4 e5 bun7-te5 , m7-si7 pun3-ki1-oo5 e5 bun7-te5 na7-tiann7 , iau2 u7 tse7-tse7 sio2 se3 e5 kau3-hue7 ti7 tsit4 e5 bun7-te5 teh4 hinnh4-hinnh4 tshan1 . tua7 e5 kau3-hue7 ah4 ! li2 u7 li2 e5 tsi1-hue7 ( bo5 tik4-khak4 li2 e5 tsi1-hue7 tsiu7-si7 siok8 pat8-lang5 e5 tsi1-hue7 ) ; li2 bat4 the3 in1 siat4-huat4 pang1-tsan7 a2-bo5 ? gua2 khuann3 u7-e5 tua7 kau3-hue7 ( m7-si7 long2-tsong2 ) tsinn5 tsin1 hu3-tsiok4 , khai1 bo5 loo7 . kiam2-tshai2 siong5-siong5 khui1 tshin1-bok8-hue7 , kiam1 na7 u7 sim2-mih8 hue7 tsiu7 tshut4 te5-piann2 lai5 tsiah8 , lai5 huann1-hi2 . gua2 m7-si7 kong2 an2-ni1 m7 ho2 , tsong2-si7 u7 tse7-tse7 san3-tshiah4 e5 kau3-hue7 , in1 long2 m7-tsai1 . li2 kiam2 m7-tsai1 ti7 li2 soo2 iong7 e5 tse3-thuah4-phin2 , ue7 thang1 i5-tshi5 kui2-na7 king1 e5 sio2 kau3-hue7 mah4 ?</text:p>
          </table:table-cell>
          <table:table-cell office:value-type="string" calcext:value-type="string">
            <text:p>tsit8-tsiah4 ti1-bo2 tshi7 ni5-gua7 tsiah4 e7 sinn1 , keh4 puann3-ni5 tsiah4 sinn1 tsit8-the1 , hui3 gua7-tsue7 sim1-sin5 si5-kan1 kap4 pun2-tsinn5 , sing1-san2 koh4 bo5-it4-ting7 sun7-su7 . tsit8-pau1 ti1-a2-kiann2 tshi7-liau7 to7 ai3 5 , 6 pah4-khoo1 ... . . lu2 siunn7 sim1-lai7 lu2 put4-ping5 , lun2 bue7-tiau5 tsiu7 ka7 a1-bu2 bai5-uan3 : “ tsa2 to7 kong2 mai3 koh4 tshi7 ah4 , kan1-kan1-a2 beh4 koh4 tshi7 . ” a1-bu2 ia7 bo5 huann1-hi2 : “ tsng1-kha1 ka1-ting5 , bo5 tshi7 tsit8-tsiah4 ti1-bo2 lai5 khioh4 tshun1-tshai3 tshun1-png7 , long2 beh4 to3-tiau7 hiooh4 ? ” gua2 kong2 : “ tshi7 tshun1-tshai3 tshun1-png7 to7 u7-kau3 hinnh4 ? u7-sin1 e5 si5 , tshi7 gua7-tse7 poo2-tshiong1 tshi7-liau7 , tsu2 gua7-tsue7 han1-tsi5 ? kiam2 long2 bian2-hui3-e5 ? tsun2 long2 bian2-pun2-e5 , ai3 hui3 gua7-tsue7 sim1-sin5 khi3 tsiau3-koo3 ? ”</text:p>
          </table:table-cell>
          <table:table-cell office:value-type="string" calcext:value-type="string">
            <text:p>tua7-tse2-hu1 kam2-khai3 kong2 : “ lang5 kong2 liau2-tsinn5 sing1-li2 bo5-lang5 tso3 , lan2 m7-si7 siong5-siong5 teh4 tso3 hinnh4 ? phainn2 siu1-sing5 bang7 au7-tang1 , ho2 lah4 ! bang7 au7-tang1 lah4 ! ”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hio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hioh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hiok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hiong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hionn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hioo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後代 <text:s/>現在 用 hio-tai</text:p>
          </table:table-cell>
          <table:table-cell office:value-type="string" calcext:value-type="string">
            <text:p>kap4 hioo7-tai7 kiann2-sun1 e5 hing7-hok4</text:p>
          </table:table-cell>
          <table:table-cell office:value-type="string" calcext:value-type="string">
            <text:p>tsit8 tsiah4 bit8-phang1 kap4 bang2-a2 teh4 tam5-lun7 . bang2-a2 mng7 bit8-phang1 kong2 , " bit8-phang1 hiann1 ! gua2 u7 kui2-na7 hang7 kap4 li2 tsin1 sio1-siang7 , li2 u7 sit8 , e7 pue1 , gua2 ia7 e7 ; li2 si7 thang5-thua7 e5 tsit8 hang7 , gua2 ia7 si7 ; koh4 li2 e7 ting3-lang5 , gua2 ia7 e7 . m7-ku2 tsit8 hang7 gua2 siunn7 long2 bo5 ! an3-tsuann2 gua2 pue1 kau3 hia1 , lang5 ka7 gua2 kuann2 kau3 hia1 ; gua2 na7 ting3 lang5 , lang5 beh4 ka7 gua2 phah4 . in1-ho5 li2 iu5-guan5 e7 ting3 lang5 , koh4 lang5 na7 hoo7 li2 ting3-tioh8 , pi2 gua2 khah4 tsiah8-lat8 , an3-tsuann2 lang5 hiah4 thiann3 li2 , hiah4 po2-sioh4 li2 , khi2 tshu3 hoo7 li2 tua3 , kuann5-thinn1 si5 koh4 ing7 thng5-tsui2 hoo7 li2 lim1 , tse1 si7 an3-tsuann2 ? gua2 siunn7 long2 bo5 ! '' bit8-phang1 kong2 , " hioo2 ! gua2 tsing7 kau3 tann1 khiok4 ia7 m7-bat4 siunn7 tui3 hia1 khi3 , na7 ka1 siunn7 tsin1 , tai7-khai3 si7 an2-ni1 . li2 kap4 gua2 sui1-jian5 penn5-penn5 e7 ting3-lang5 , iau2-ku2 li2 teh4 ting3 lang5 kap4 gua2 bo5 siang7 khuan2 ; li2 si7 ui7-tioh8 beh4 suh4 lang5 e5 huih4 lai5 pa2 li2 e5 pak4-too2 , ui7-tioh8 koo3 ka1-ki7 teh4 ting3 lang5 . gua2 sim7 e5-jit8 ui7-tioh8 jin5-lui7 tso7-hok4 , tshai2-hue1 , jiong2 bit8 lai5 li7-ik4 lang5 . na7 u7 ting3 lang5 , si7 tsi2-u7 ti7 lang5 beh4 hai7 gua2 e5 si5 na7-tiann7 , si7 tsit8 khuan2 e5 tsing3-tong1 hong5-ue7 . tsiau3 gua2 siunn7 tai7-khai3 si7 in1-ui7 an2-ni1 , lang5 tsiah4 beh4 po2-sioh4 gua2 , uan3-hin7 li2 . ''</text:p>
          </table:table-cell>
          <table:table-cell office:value-type="string" calcext:value-type="string">
            <text:p>tsit8 tsiah4 bit8-phang1 kap4 bang2-a2 teh4 tam5-lun7 . bang2-a2 mng7 bit8-phang1 kong2 , “ bit8-phang1 hiann1 ! gua2 u7 kui2-na7 hang7 kap4 li2 tsin1 sio1-siang7 , li2 u7 sit8 , e7 pue1 , gua2 ia7 e7 ; li2 si7 thang5-thua7 e5 tsit8 hang7 , gua2 ia7 si7 ; koh4 li2 e7 ting3-lang5 , gua2 ia7 e7 . m7-ku2 tsit8 hang7 gua2 siunn7 long2 bo5 ! an2-tsuann2 gua2 pue1 kau3 hia1 , lang5 ka7 gua2 kuann2 kau3 hia1 ; gua2 na7 ting3 lang5 , lang5 beh4 ka7 gua2 phah4 . in1-ho5 li2 iu5-guan5 e7 ting3 lang5 , koh4 lang5 na7 hoo7 li2 ting3-tioh8 , pi2 gua2 khah4 tsiah8-lat8 , an2-tsuann2 lang5 hiah4 thiann3 li2 , hiah4 po2-sioh4 li2 , khi2 tshu3 hoo7 li2 tua3 , kuann5-thinn1 si5 koh4 ing7 thng5-tsui2 hoo7 li2 lim1 , tse1 si7 an2-tsuann2 ? gua2 siunn7 long2 bo5 ! ” bit8-phang1 kong2 , “ hioo2 ! gua2 tsing7 kau3 tann1 khiok4 ia7 m7-bat4 siunn7 tui3 hia1 khi3 , na7 ka7 siunn7 tsin1 , tai7-khai3 si7 an2-ni1 . li2 kap4 gua2 sui1-jian5 penn5-penn5 e7 ting3-lang5 , iau2-ku2 li2 teh4 ting3 lang5 kap4 gua2 bo5 siang7 khuan2 ; li2 si7 ui7-tioh8 beh4 suh4 lang5 e5 huih4 lai5 pa2 li2 e5 pak4-too2 , ui7-tioh8 koo3 ka1-ki7 teh4 ting3 lang5 . gua2 si7 me5-jit8 ui7-tioh8 jin5-lui7 tso7-hok4 , tshai2-hue1 , jiong2 bit8 lai5 li7-ik4 lang5 . na7 u7 ting3 lang5 , si7 tsi2-u7 ti7 lang5 beh4 hai7 gua2 e5 si5 na7-tiann7 , si7 tsit8 khuan2 e5 tsing3-tong1 hong5-ue7 . tsiau3 gua2 siunn7 tai7-khai3 si7 in1-ui7 an2-ni1 , lang5 tsiah4 beh4 po2-sioh4 gua2 , uan3-hin7 li2 . ”</text:p>
          </table:table-cell>
          <table:table-cell office:value-type="string" calcext:value-type="string">
            <text:p>tsit8 tsiah4 bit8-phang1 kap4 bang2-a2 teh4 tam5-lun7 . bang2-a2 mng7 bit8-phang1 kong2 , “ bit8-phang1 hiann1 ! gua2 u7 kui2-na7 hang7 kap4 li2 tsin1 sio1-siang7 , li2 u7 sit8 , e7 pue1 , gua2 ia7 e7 ; li2 si7 thang5-thua7 e5 tsit8 hang7 , gua2 ia7 si7 ; koh4 li2 e7 ting3-lang5 , gua2 ia7 e7 . m7-ku2 tsit8 hang7 gua2 siunn7 long2 bo5 ! an3-tsuann2 gua2 pue1 kau3 hia1 , lang5 ka7 gua2 kuann2 kau3 hia1 ; gua2 na7 ting3 lang5 , lang5 beh4 ka7 gua2 phah4 . in1-ho5 li2 iu5-guan5 e7 ting3 lang5 , koh4 lang5 na7 hoo7 li2 ting3-tioh8 , pi2 gua2 khah4 tsiah8-lat8 , an3-tsuann2 lang5 hiah4 thiann3 li2 , hiah4 po2-sioh4 li2 , khi2 tshu3 hoo7 li2 tua3 , kuann5-thinn1 si5 koh4 ing7 thng5-tsui2 hoo7 li2 lim1 , tse1 si7 an3-tsuann2 ? gua2 siunn7 long2 bo5 ! ’ ’ bit8-phang1 kong2 , “ hioo2 ! gua2 tsing7 kau3 tann1 khiok4 ia7 m7-bat4 siunn7 tui3 hia1 khi3 , na7 ka1 siunn7 tsin1 , tai7-khai3 si7 an2-ni1 . li2 kap4 gua2 sui1-jian5 penn5-penn5 e7 ting3-lang5 , iau2-ku2 li2 teh4 ting3 lang5 kap4 gua2 bo5 siang7 khuan2 ; li2 si7 ui7-tioh8 beh4 suh4 lang5 e5 huih4 lai5 pa2 li2 e5 pak4-too2 , ui7-tioh8 koo3 ka1-ki7 teh4 ting3 lang5 . gua2 sim7 e5-jit8 ui7-tioh8 jin5-lui7 tso7-hok4 , tshai2-hue1 , jiong2 bit8 lai5 li7-ik4 lang5 . na7 u7 ting3 lang5 , si7 tsi2-u7 ti7 lang5 beh4 hai7 gua2 e5 si5 na7-tiann7 , si7 tsit8 khuan2 e5 tsing3-tong1 hong5-ue7 . tsiau3 gua2 siunn7 tai7-khai3 si7 in1-ui7 an2-ni1 , lang5 tsiah4 beh4 po2-sioh4 gua2 , uan3-hin7 li2 . ’ ’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hiooh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hip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hit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hiu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hiuh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hiunn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hiunnh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發氣喘的聲音</text:p>
          </table:table-cell>
          <table:table-cell office:value-type="string" calcext:value-type="string">
            <text:p>li2 e5 thau5-tsing5 tsiann3-kha1 , tsin1 tsa2 tioh8 senn1 liu5 . khi2-thau5 gua2 long2 bo5 iau3-i3 , siunn7 be7 kau3 sua3 ju2 lai5 ju2 tua7 . kau3 puann3 ni5 tsing5 e5 khuan2 , li2 khai1-si2 kiann5 tioh8 loo7 iong7 tshiang2 . . e5 , gua2 tsiah4 tsai1-iann2 tai7-tsi3 giam5-tiong7-lah4 . tsong2-si7 siu3-i1 ma7 jin7-ting7 bo5 iau3-kin2 . gua2 tsiu7 bo5 koh4 ka7 li2 kuan1-sim1 , tak8 kang1 khuann3 li2 iong7 sann1 ki1 kha1 tshiang2-leh4 , tshiang2-leh4 . khuann3 kau3 gua2 ka1-ki7 ma7 ba5-pi3 ! tsit4-tsam7-a2 , i1-Maa tshut4-kok4 , gua2 koh4 ui7-tioh8 bin5-si7 8 / 5 beh4 huat4-piau2 lun7-bun5 kap4 TLH 8 / 19 beh4 sing5-lip8 , tak8-jit8 ma7 bo5-ing5 kau3 1 tiam2 gua7 tsiah4 tsiah8 tiong1-tau3-tng3 . am3-si5 tng2-khi3 kau3 tshu3 long2 ma7 tsiok4 thiam2 . kan2-tan1 khiat4 kua2-a2 tshi7-liau7 hoo7 lin2 tsiah8 tioh8 koh4 khai1-si2 bo5-ing5 gua2 e5 tai7-tsi3 . long2 bo5 thang1 ka7 lin2 khuann3-tsit8-e7 . kau3 7 gueh8 10 gua7 u7 tsit8-jit8 i1-mee1 ka7 gua2 kong2 li2 e5 kha1 teh4 nua7 , koh4 u7 tshau3-bi7 . gua2 tsiah4 tsim1-tsiok4 khuann3 . a1-nia5 ue3 ! li2 e5 kha1-te5-a2 i2-king1 nua7 beh4 tsit8-puann3-lah4 ! kut4-thau5 ma7 khuann3 hian7-hian7 ! gua2 khuann3 tsit8-e7 , tsit8-hong1-bin7 phinn7-tioh8 tshau3-bi7 bo5 song2-khuai3 , ling7-gua7 ma7 kam2-kak4 gua2 tsit4-e5 thau5 . . e5 sit4-tsit4 , bo5 tsik4-jim7 ! gua2 sim1-kuann1 tshiunn7 to1 teh4 kuah4 ! kui1-kang1 sim1-tsing5 long2 tsiok4 bai2 . hit4-jit8 gua2 long2-tsong2 tsiah8 tsit8-tng3 png7 nia5 . bo5 huat4-too7 , gua2 ka1-ki7 ka7 li2 tsu3-sia7 , iong7 siong7 kiong5 e5 ioh8-a2 , Amikin , ka7 li2 tsu3 . i1-mee1 ma7 khuann3 li2 kho2-lian5 , khi3 be2 ho2-liau7 . . e5 lai5 hoo7 li2 tsiah8 . hi1-bang7 li2 e5 te2-khong3-lat8 e7 khah4 kiong5 . tsu3 5 kang1 kam2-kak4 u7 tsin3-poo7 , tsiu7 thing5-loh8-lai5 . kue3 bo5 kui2 jit8 , thiann1 tioh8 li2 teh4 hiunnh8 , gua2 tsiu7 tsai1-iann2 tsit4-siann1 bai2-looh4 , koh4 tsai3 ka7 li2 tsu3-sia7 .</text:p>
          </table:table-cell>
          <table:table-cell office:value-type="string" calcext:value-type="string">
            <text:p>u7 kui2-pai2 li2 kam2-moo7 , tshuan2-khui3 e7 hiunnh8 , phinn7-thau5 ta1-ta1 , lau5 bak8-sai2-ko1 , tshui3-tsih8 thoo2-thoo2 , bo5 guan5-khi3 . gua2 khuann3 tioh8 tsin1 m7-kam1 . iong7 ioh8-a2 hoo7 li2 tsiah8 . m7-ku2 gua2 m7-tsai1 ioh8-liong7 beh4 an2-tsuann2 sng3 . ho2-ka1-tsai3 , gua2 e5 ho2 ping5-iu2 kueh4 i1-su1 si7 siu3-i1 . i1 ka3 gua2 tsainn2-iunn7 kap4 ioh8-a2 hoo7 li2 tsiah8 . i7-hong5-sia7 ma7 long2-si7 i1 bian2-tsinn5 hoo7 gua2 ioh8-a2 ka7 lin2 tsu3 . . e5 . tann1 , li2 long2 be7 koh4-tsai3 kam2-moo7-ah4 . gua2 m7-tsai1 kiam2 ai3 the3 li2 huann1-hi2 ?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hm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hmh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hng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hngh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ho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hoh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hok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hom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引擎加油的聲音</text:p>
          </table:table-cell>
          <table:table-cell office:value-type="string" calcext:value-type="string">
            <text:p>gua2 e7-hiau2 hom2 , hom2 , hom2</text:p>
          </table:table-cell>
          <table:table-cell office:value-type="string" calcext:value-type="string">
            <text:p>oo1-kau2 thau5 , peh8-kau2 tshui3 , jip8 tshiu7-na5 , hom1-hom1 pui7 . ( poo2-thau5 )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hong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honn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honnh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hoo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hooh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hop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hu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hua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huah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huai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huainn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huainnh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y</text:p>
          </table:table-cell>
          <table:table-cell table:style-name="ce2" office:value-type="string" calcext:value-type="string">
            <text:p><text:span text:style-name="T2">hinn1-hinn1 huainnh8-huainnh8  形容聲音</text:span><text:span text:style-name="T17">tang7-huainnh4-huainnh4</text:span></text:p>
          </table:table-cell>
          <table:table-cell office:value-type="string" calcext:value-type="string">
            <text:p>bue7 thak8 sio2-hak8-a2 tsin3-tsing5 , kui1 ke1-hue2-a2 long2 si7 tua3 leh4 tsia1 , tsia1 guan2 long2 ka7 ho7-tso3 “ ku7-tshu3 ” ( in1-ui7 tse1 si7 siong1-tui3 i2-au7 e5 sin1-tshu3 ) . sui1-jian5 ti7 gua2 iu3-ti3-hng5 thak8 suah4 hit4 tang1 , pe7-bu2 in1-ui7 ai3 tso3 sing1-li2 e5 kuan1-he7 , guan2 to7 puann1 khi3 au7-hue2-tshia1-thau5 hu7-kin7 , m7-koh4 a1-kong1 a1-ma2 kang7-khuan2 tua3 leh4 ku7-tshu3 . nng7 e5 lau7-ang1-kong1-po5-a2 long2 ka1-ti7 khun3 tsit8 king1 , in1-ui7 a1-ma2 khah4 bo5-tann2 , to7 kio3 a1-pa1 ai3 hoo7 gua2 tak8 am3 tng2khi3 kap4 i1 tso3-phuann7 khun3 , to7 an2-ne1 it4-tit8 kau3 gua2 tai7-khai3 thak8 kok4-tiong1 ji7-ni5 e5 si5-tsun7 , tak8 am3 na7 thak8-tsheh4 suah4 , to7 khia5 khong2-bing5-tshia1 , hinn1-hinn1 huainnh8-huainnh8 thuh4 khi3 ku7-tshu3 , keh4-kang1 thau3-tsa2 koh4 sinn1-sinn1 suainnh8-suainnh8 thuh4-tng2-lai5 , tsiah8 tsit8-e7-a2 tsa2-tng3 , tse3-hok8 tshing7-tshing7-leh4 , tsiah4 piann3 khi3 hak8-hau7 .</text:p>
          </table:table-cell>
          <table:table-cell office:value-type="string" calcext:value-type="string">
            <text:p>-khi2-lai5 tang7-huainnh4-huainnh4 e5 khng3-ti7 oo1-too2-bai2 au7-bin7 。khuann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uak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n</text:p>
          </table:table-cell>
          <table:table-cell table:style-name="ce2" office:value-type="string" calcext:value-type="string">
            <text:p><text:span text:style-name="T2">huak4-kok4 法國  現在 huat-kok</text:span></text:p>
          </table:table-cell>
          <table:table-cell office:value-type="string" calcext:value-type="string">
            <text:p>tsong2-si7 kai1 bok8-su1 ki2 hiu1-tsian3 e5 ki5 hoo7 in1 khuann3 , koh4 kio3 kiah8 ki5-a2 e5 lang5 tioh8 kin2 tua7-poo7 tsau2 , an2-ni1 hiah4-e5 ping1-a2 sua3 m7-kann2 phah4 in1 . kai1 bok8-su1 na7 kau3 tsit8 tsam7 , tsiu7 theh8 thong1-ke3-phiau1 hoo7 in1 khuann3 , tsong2-si7 bat4 ing1-bun5 e5 bo5 puann3 lang5 , soo2-i2 ing7 tshiu2-kun1 ka7 in1 am1 bak8-tsiu1 , tsit8 e5 khan1 tsit8-e5 thua1 kau3 kun1-iann5 , in1-ui7 hiah4-e5 ping1-a2 teh4 siunn7 in1 si7 tsi1-na2 lang5 e5 tham3-tsing1 . kai1 bok8-su1 in1 tng1 iam7-jit8 e5 jiat8-tue7 hoo7 in1 khan1 teh4 seh8 tshit4 tiam2 tsing1 ku2 tsiah4 kau3 kue1-lang5 sue3-kuan1 , tsiu7-si7 huak4-kok4 kun1 e5 pun2-iann5 su1-ling7 tiunn2-kuann1 e5 bin7-tsing5 , kau3-ui7 tu2 si7 e7-poo1-si5 lak8 tiam2 tsing1 . koh4 teh4 kiann5 e5 si5 siong5-siong5 hoo7 ping1-a2 thi2-tshio3 khuann3-khin1 , iah8 hit4-am3 m7-tsun2 in1 ka1-ki7 ti7 liok8-tue7 ke3-mi5 , tsun2 siu7-liah8 e5 lang5 khun3 ti7 tsun5-tue2-lai7 tsiah4 ue7 ing7-tit4 . in1 khi2-thau5 si7 teh4 kiann1-liau2 ue7 hoo7 tsi1-na2 ping1 phainn2 khuan2-thai7 , ui7-tioh8 tshong1-bing5 e5 sun5-bu2 lau5 bing5-thuan5 e5 ti3-im3 , tian1-to3 siu7 ho2 khuan2-thai7 , koh4 khi2-thau5 phah4-sng3 tik4-khak4 ue7 ho2 khuan2-thai7 in1 e5 huat4-kok4-kun1 , sua3 tshuan3-tshuan3 phainn2 khuan2-thai7 in1 , tse1 si7 kai1 bok8-su1 soo2 tua7 ki5-kuai3 e5 soo2-tsai7 . kai1-tsai3 hit4 tsiah4 kun1-lam7 e5 lam7-tiunn2 bat4 kai1 bok8-su1 , soo2-i2 tsin1 ho2 khuan2-thai7 in1 , koh4 hoo7 in1 tiam3 ti7 tsun5-tiunn2-sik4 khun3 . keh4 tsa2-khi2 tsun5-tiunn2 pun2-sin1 tshua7 in1 khi3 kinn3 tsi2-hui1 e5 tiunn2-kuann1 , sua3 thue3 in1 thiah4-bing5 hit4-e5 su7-tsing5 hoo7 i1 thiann1 , soo2-i2 hit4-e5 giau5-gi5 tsiah4 bo5-khi3 . tui3 tsit4-tiap8 liau2-au7 tshut4-jip8 tsu7-iu5 tsu7-tsai7 , au7-lai5 tsiah4 khi3 kat4-ma2-lan5 pinn5-guan5 tham3 sin3-too5 .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huan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huann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huannh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與睡覺有關</text:p>
          </table:table-cell>
          <table:table-cell office:value-type="string" calcext:value-type="string">
            <text:p>oo1-niau1 hit4 am3 sann1 tiam2 puann3 , li5-pa1 tann1 lan2 kin2 thau1 puann5 ; tsit4-tsun7 bo5 lang5 ti7 teh4 khuann3 , lai7-bin7 khun3 kah4 tng1 teh4 huannh8 .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huat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hue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hueh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huenn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huh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hui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huih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huinn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hun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hut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ia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iah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4">
          <table:table-cell office:value-type="string" calcext:value-type="string">
            <text:p>iak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n</text:p>
          </table:table-cell>
          <table:table-cell table:style-name="ce2" office:value-type="string" calcext:value-type="string">
            <text:p><text:span text:style-name="T3">a1-so2 li2 tsin1 </text:span><text:span text:style-name="T6">iak4-khang1</text:span><text:span text:style-name="T7"> , bo5 kiann2 koh4 ainn7 niau1-kang1 .  教典是 iah4-khang1 落氣的意思</text:span></text:p>
          </table:table-cell>
          <table:table-cell office:value-type="string" calcext:value-type="string">
            <text:p>ah4 u7 tsit8 jit8 tsim2-a2 honnh4 , kong2 thiann1-tioh8 kong2 in1 tsit4 e5 , tsit8 e5 sio2-koo1 ti7 toh4 tsit8 jiah4 hoo7 lang5 kiu3 khi3 honnh4 , kiu3 khi3 , ah4 tann1 ti7 toh4 tsit8 jiah4 tsok4 ho2-giah8 lah4 , an2-ne1 lah4 , kong2 tsok4 ho2-giah8 an2-ne1 lah4 . tsim2-a2 in1 hiann1-so2 honnh4 , kong2 ke3 khi3 long2 bo5 sinn1 lah4 , ke3 in1 hiann1-ko1 long2 bo5 sinn1 lah4 . ah4 kong2 u7 tsit8 jit8 kong2 to7 ainn7 tsit8 tsiah4 niau1-a2 lah4 , iong7 niau1-a2 ainn7 leh4 lah4 , ainn7 beh4 khi3 thang1 , beh4 thang1 khi3 tshiunn7 kong2 khi3 in1 sio2-koo1 thang1 iong7 ang5-pau1 hoo7 i1 lah4 , an2-ne1 lah4 . ah4 hit4 tsiah4 niau1-a2 , tsim2-a2 in1 sio2-koo1 khuann3 tioh8 kong2 in1 hiann1-so2 khah4 e7 tsai1-iann2 thang1 khi3 honnh4 , an2-ne1 lah4 , ah4 khi3 to7 pan7 beh4 hoo7 tsu2 hoo7 in1 hiann1-so2 tsiah8 m7 . ah4 he1 niau1-a2 khuann3-tioh8 , i1 to7 kong2 : “ ah4 ～ , a1-so2 li2 te2 si5 sinn1 tsit4 e5 kiann2 ? ” i1 kong2 : “ iah4-bue7 gua7 ku2 leh4 ! iah4-bue7 kui2 ko3 gueh8 leh4 ! ” kong2 : “ gua2 khuann3-mai7 leh4 ! ” kong2 : “ m7 thang1 honnh4 ! phainn2 si3-si3 ! m7 thang1 ! ” m7 hoo7 khuann3 lah4 honnh4 . honnh4 tsim2-a2 ainn7 leh4 e5 si5-tsun7 , teh4 tsiah8-png7 e5 si5-tsun7 honnh4 , he1 niau1-a2 thiann1-tioh8 uann2 siann1 bo5 to7 iaunn1 ah4 honnh4 , hoo2 ～ , ah4 iaunn1 kong2 , hoo2 ～ it4-tit8 pe5 it4-tit8 pe5-tshut4-lai5 lah4 . ah4 pe5-tshut4-lai5 tsim2-a2 tsong5-a2 thiau3-tshut4-lai5 m7 , ah4 tsim2-a2 in1 hiann1-so2 kong2 : “ aih4-ioh4 ! a1-so2 ah4 ! ” i1 tsong5-a2 kong2 : “ a1-so2 li2 tsin1 iak4-khang1 , bo5 kiann2 koh4 ainn7 niau1-kang1 . ” ah4 tsim2-a2 , in1 hiann1-so2 tsong5-a2 phainn2-se3 m7 , kian3 tshio3 lah4 , hoo3 an2-ne1 tsong5-a2 tng2-khi3 m7 .</text:p>
          </table:table-cell>
          <table:table-cell office:value-type="string" calcext:value-type="string">
            <text:p>ho7-thau5 iak4 ti7 au7-piah4 kau1 , kuann1-bue2 phah4-kat4 tso3 ho7-thau5 , siann2-lang5 phainn2-sim1 ka7 gun2 thau2 , hai7 gun2 uan1-ke1 lin2 bo5 gau5 .</text:p>
          </table:table-cell>
          <table:table-cell office:value-type="string" calcext:value-type="string">
            <text:p>ho7-thau5 iak4 ti7 tik4-ko1 kha1 , ke2-iann2 khui1-mng5 bueh4 hiannh4-tsha5 , tan2-thai7 tua7-se3 na7 tsiah8-pa2 , khan1 hiann1 e5 tshiu2 jip8 tsau3-kha1 .</text:p>
          </table:table-cell>
          <table:table-cell office:value-type="string" calcext:value-type="string">
            <text:p>ho7-thau5 iak4 ti7 tik4-ko1 ting2 , gua2 niu5 e5 sann1 phi1 to3-ping5 , tan2-thai7 tua7-se3 na7 khun3-tsing7 , khan1 hiann1 e5 tshiu2 jip8 pang5-king1 .</text:p>
          </table:table-cell>
          <table:table-cell office:value-type="string" calcext:value-type="string">
            <text:p>ho7-thau5 iak4 ti7 tik4-ko1-tshe1 , tik4-ko1 loh8 khi3 phi1 kha1-peh8 , a1-kun1 bueh4 lai5 khuann3 siong5-se3 , gun2 si7 u7 ang1 bo5 ta1-ke1 .</text:p>
          </table:table-cell>
          <table:table-cell office:value-type="string" calcext:value-type="string">
            <text:p>ho7-thau5 iak4 ti7 tik4-ko1-tshe1 , tik4-ko1-tshe1-a2 bueh4 tiau3-e5 , bueh4 hoo7 a1-ko1-a2 khuann3 siong5-se3 , gun2 tshu3 tiong7-hu1 bo5 tsai7-ke1 .</text:p>
          </table:table-cell>
          <table:table-cell office:value-type="string" calcext:value-type="string">
            <text:p>ho7-thau5 iak4 ti7 tshiu2-ng2 lai7 , tshiu2-kut4 giah8 kuan5 hiann1 tsiu7 tsai1 , gun2 tann1 ia7 bo5 giam5 ang1-sai3 , ko1-a2 ke2-kui2 m7 kann2 lai5 .</text:p>
          </table:table-cell>
          <table:table-cell office:value-type="string" calcext:value-type="string">
            <text:p>ho7-thau5 iak4 tsai7 au7-bue2 mng5 , au7-bue2 tsit8 liap8 tua7 am1-kng1 , u7 thang1 sin1-ko1 lai5 kun2-sng2 , m7 kiann1 ku7-ko1 li2 lai5 tng1 .</text:p>
          </table:table-cell>
          <table:table-cell office:value-type="string" calcext:value-type="string">
            <text:p>ho7-thau5 iak4 tsai7 khe1-a2 te2 , iak4 bueh4 inn1-huinn1 bueh4 liah8 he5 , iau2-siu7 tua7-hoo7 loh8 tsiah4 tse7 , loh8 khi3 sann1 tsun7 be7 kue3 khe1 .</text:p>
          </table:table-cell>
          <table:table-cell office:value-type="string" calcext:value-type="string">
            <text:p>ho7-thau5 iak4 tsai7 pun3-ki1 lai7 , pun3-ki1 sio1-hu1 hoo7 kun1 tsai1 , tsit8 gueh8 puann3 gueh8 lai5 tsit8 pai2 , tui3 tsia1 king1-kue3 li2 tsiah4 lai5 .</text:p>
          </table:table-cell>
          <table:table-cell/>
        </table:table-row>
        <table:table-row table:style-name="ro2">
          <table:table-cell office:value-type="string" calcext:value-type="string">
            <text:p>iam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ian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iang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iann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iannh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ui5-pian1-kng1 iannh4-iahnnh tsit8-tsua7 tsit8-tsua7 ,</text:p>
          </table:table-cell>
          <table:table-cell office:value-type="string" calcext:value-type="string">
            <text:p>pai3-sann1 am3-thau5-a2 khai1-si2 pian3-thinn1 , png1-si5-hoo7 tng5-tng5 te2-te2 , koh4 put4-si5 lui5-kong1 sih4-nah4 , lui5-pian1-kng1 iannh4-iahnnh tsit8-tsua7 tsit8-tsua7 , ka7 oo1-mah4-mah4 tshin1-tshiunn7 kui1 tua7-te3 oo1-poo3 e5 thinn1-ting2 thiah4 kah4 si3-si3 suann3-suann3 , sim1-i5 khu5 ti7 thih4-ki1-loo7 pinn1 , kui1 sin1-khu1 ak4 kah4 tam5-koo5-koo5 , tshiu2 theh8 tsit8-ki1 thih4-kun3-a2 , tshut4-lat8 teh4 kha3 , piann3-se3 teh4 kiau7 , hoo7 loh8 kah4 tsiann5 tshoo1 , hoo7-tsui2 phuah4 tui3 thoo5-kha1 e5 siann1-im1 ka7 soo2-u7 e5 siann1 sueh4 long2-tsong2 am1-kham3 .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iap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iat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iau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iaunn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ih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ik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im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in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ing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inn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innh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io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ioh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iok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iong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ionn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ioo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iooh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詩</text:p>
          </table:table-cell>
          <table:table-cell office:value-type="string" calcext:value-type="string">
            <text:p>ia2-tshuan1 hai2-kuan1 tai7-jin5 keh4 , jit8-jin5 bo5 lang5 tshua7 liong2 tshe1 , tsi2-iooh4 ui5 tua7 khu2-mooh4 se3 , tham1-hua1 honn3-tsiu2 khi2 bun7-te5 .</text:p>
          </table:table-cell>
          <table:table-cell office:value-type="string" calcext:value-type="string">
            <text:p>khi3 kau3-ui7 ti7 hia1 khuann3 , kong2 , “ ooh4 ! an2-ne1 peh8-hia7 nah4 e7 ti7 hia1 teh4 tso3 in1 , tso3 in1 hit4 mng5 e5 kut4-thau5 , ah4 nah4 e7 an2-ne1 tso3 kau3 beh4 …… ti7 hia1 kham3 in1 e5 thoo5 nah4 e7 kham3 kau3 beh4 mua2-khi3 ah4 ? ” i1 kong2 , “ tshun1 tsit8 e5 kham3 iau2-be7 kham3-tioh8 nia7-nia7 , ah4 in1 sio2-ti7-a2 kong2 , “ aih4-iooh4 , tse1 suah4 e7-sai2 ? ” ah4 to7 tsu7 hit4 e5 thoo5 kuann2-kin2 ka7 pue2 , pue2 , pue2 , koh4 ka7 pue2 , pue2 , pue2 , pue2 , pue2 hoo7 khui1 , he1 kut4-thau5 koh4 ka7 phainn7-tng2-lai5 . i1 to7 tng2-lai5 ka7 in1 a1-hiann1 kong2 , “ a1-hiann1 , li2 khi2-siau2 hioh4 ? li2 ka7 khuann3 khng3 ti7 hia1 hoo7 peh8-hia7 tua3 hia1 teh4 kham3-thoo5 ? ” i1 kong2 , “ he1 to7-si7 peh8-hia7 to7-si7 kham3-thoo5 m7-tsiah4 ho2 ! he1 to7-si7 e7 ka7 li2 tso3 tsit8 mng5 hong1-sui2 khi2-lai5 lah4 . ” i1 kong2 , “ hannh4 , li2 nah4 e7 bo5 khah4-tsa2 ka7 gua2 kong2 ? ” “ gua2 to7 kio3 li2 tsit8-pah4 kang1 au7 tsiah4 khi3 , li2 to7 m7 lah4 ! gua2 to7 ka7 li2 kong2 lan2 to7 bo5 hit4-ho7 hok4-khi3 teh4 tioh8 ho2-te7 lah4 . ” i1 kong2 , “ sng3 liooh4 ! sng3 liooh4 ! ” in1 sio2-ti7-a2 kong2 , “ ah4 , an2-ne1 ho2 lah4 , bo5 tsu7 an2-ne1 koh4 phainn7-tng2-lai5 guan5-ui7 khng3 lah4 . ” honnh4 , an2-ne1 to7 uan5 ah4 .</text:p>
          </table:table-cell>
          <table:table-cell office:value-type="string" calcext:value-type="string">
            <text:p>tsi2-iooh4 jit8-mia5 tshian1-tai7-tsu2 , ia2-tshuan1 si7 in1 tsiann3 tiong7-hu1 , lam5-lu2 iu3-ji5 kok4 long2 u7 , hun1-piat8 kok4 hau7 teh4 thak8-tsu1 .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ip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it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iu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iunn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( 1 ) ja3-juh4 im1-gak8 e5 kin1 爵-士-音-樂-e5 根 the1 Roots of Jazz</text:p>
          </table:table-cell>
          <table:table-cell office:value-type="string" calcext:value-type="string">
            <text:p>( 2 ) ja3-juh4 im1-gak8 ian2-pian3 e5 kue3-ting5 爵-士-音-樂-演-變-e5 過-程 the1 Process of Change of Jazz</text:p>
          </table:table-cell>
          <table:table-cell office:value-type="string" calcext:value-type="string">
            <text:p>12 ) j ja1 ji1 ju1 je1 * joo1 * jo1</text:p>
          </table:table-cell>
          <table:table-cell office:value-type="string" calcext:value-type="string">
            <text:p>2 . ja1-juh4 im1-gak8 ian2-pian3 e5 kue3-thing5 ( the1 Process of Change of Jazz )</text:p>
          </table:table-cell>
          <table:table-cell office:value-type="string" calcext:value-type="string">
            <text:p>goo7-tsap8 ni5-tai7 ja1-juh4 e5 tsuan1-giap8-hua3 kap4 hok8-tsap8 e5 thing5-too7 hoo7 lang5 m7-kann2 tsiap4-kin7 , soo2-i2 liu5-hing5 im1-gak8 e5 tshi7-tiunn5 tsiam7-tsiam7 sue1-bi5 , tsit4-e5 sue1-bi5 si7 tui3 io5-kun2 lai5 tai7-the3 guan5-lai5 e5 ja1-juh4 e5 te7-ui7 . io5-kun2 kan2-tan1 , ji5-tshiann2 ia7 bo5 su1-iau3 tsuan1-giap8 e5 pue5-iong2 , soo2-i2 siong1-tong1 tai7-tsiong3-hua3 .</text:p>
          </table:table-cell>
          <table:table-cell office:value-type="string" calcext:value-type="string">
            <text:p>goo7-tsap8 ni5-tai7 ja3-juh4 e5 tsuan1-giap8-hua3 kap4 hok8-tsap8 e5 thing5-too7 , hoo7 lang5 m7-kann2 tsiap4-kin7 . soo2-i2 liu3-hing5 im1-gak8 e5 tshi7-tiunn5 tsiam7-tsiam7 sue1-bi5 . tsit4-e5 sue1-bi5 si7 tui3 io5-kun2 lai5 tai7-the3 guan5-lai5 e5 ja3-juh4 e5 te7-ui7 . io5-kun2 kan2-tan1 , ji5-tshiann2 ia7 bo5 su1-iau3 tsuan1-giap8 e5 pue5-iong2 . soo2-i2 siong1-tong1 tai1-tsiong3-hua3 .</text:p>
          </table:table-cell>
          <table:table-cell office:value-type="string" calcext:value-type="string">
            <text:p>gua2 tsit4-ma2 beh4 kai3-siau7-e5 , si7 ja3-juh4 im1-gak8 ian2-pian3 e5 kue3-ting5 . ja3-juh4 si7 tshut4-hian7 ti7 niu2 oo3-li2-an2-juh4 ( New Orleans ) . tsit8-e5 too1-tshi7 ti7 bi1-kok4 lam5-poo7 . i1 e5 lik8-su2 tsin1 tik8-piat8 . tsa2-ki5 si7 huat4-kok4 e5 sit4-bin5 too1-tshi7 . soo2-i2 siu7-tioh8 huat4-kok4 bun5-hua3 e5 ing2-hiong2 . kau3 bok8-tsing5 ui5-tsi2 , iau2 u7 tsit8-kua2 kong2 huat4-gi2 e5 jin5-khau2 . tu3-liau2 tse1 i1-gua7 , tsit4-e5 too1-tshi7 ia7 siu7-tioh8 ki5-tha1 bun5-hua3 e5 ing2-hiong2 . phi2-ju7 u7 Bekk-se1-ko1 ( Mexico ) , se1-pan1-gaa ( Spain ) , bi1-kok4 , bi1-tsiu1 guan5-tsu7-bin5 , i2-kip4 au1-tsiu1 ting2-ting2 e5 ing2-hiong2 , ti7 tsit8-tsiong2 bun5-hua3 iong5-hap8 e5 kue3-ting5 , san2-sing1 tsiok4 tse7 sin1 e5 bun5-hua3 tshut4-lai5 . ja3-juh4 tsiu7-si7 ki5-tiong1 e5 tsit8-hang7 .</text:p>
          </table:table-cell>
          <table:table-cell office:value-type="string" calcext:value-type="string">
            <text:p>gua2 tsit4-ma2 beh4 kai3-siau7-e5 si7 ja1-juh4 im1-gak8 ian2-pian3 e5 kue3-thing5 . ja1-juh4 si7 tshut4-hian7 ti7 niu2 oo3-li2-an2-juh4 ( New Orleans ) , tsit4-e5 too1-tshi7 ti7 bi2-kok4 lam5-poo7 , i1 e5 lik8-su2 tsin1 tik8-piat8 . tsa2-ki5 si7 huat4-kok4 e5 sit8-bin5 too1-tshi7 , soo2-i2 siu7-tioh8 huat4-kok4 bun5-hua3 e5 ing2-hiong2 . kau3 bok8-tsing5 ui5-tsi2 , iau2 u7 tsit8-kua2 kong2 huat4-gi2 e5 jin5-khau2 . tu5-liau2 tse1 i2-gua7 , tsit4-e5 too1-tshi7 ia7 siu7-tioh8 ki5-thann1 bun5-hua3 e5 ing2-hiong2 . phi3-ju7 u7 bik8-se1-ko1 ( Mexico ) , se1-pan1-ga5 ( Spain ) , bi2-kok4 , bi2-tsiu1 guan5-tsu7-bin5 , i2-kip8 au1-tsiu1 ting2-ting2 e5 ing2-hiong2 . ti7 tsit4-tsiong2 bun5-hua3 iong5-hap8 e5 kue3-thing5 , san2-sing1 tsiok4 tse7 sin1 e5 bun5-hua3 tshut4-lai5 , ja1-juh4 tsiu7-si7 ki5-tiong1 e5 tsit8-hang7 .</text:p>
          </table:table-cell>
          <table:table-cell office:value-type="string" calcext:value-type="string">
            <text:p>hian7-tai7 kok4-tse3 sia7-hue7 kau1-liu5 koo1-thong1 ju2 lai5 ju2 kin2-tsiap8 . gua7-lai5 e5 su1-siong2 bo5 1 si5 bo5 teh4 ing2-hiong2 pun2-kok4 . jip8-pun2 kue3-khi3 ing7 tshong3-tso7 han3-ji7-su5 lai5 tshu2-li2 gua7-lai5-gi2 e5 tso3-huat4 ( ka7 philosophy sia2-tso3-哲-學 , ka7 calculus sia2-tso3-微-積-分 ) , m7-tann7 bo5 hau7-lut8 , i3-su3 ia7 u7 tsing1-tsha1 , i2-king1 bo5 huat4-too7 ing3-hu3 si5-tai7 e5 su1-iau3 . soo2-i2 in1 ka7 gua7-lai5-gi2 liah8-im1 kue3-lai5 . ing7 Kana phing1-im1 bun5-ji7 lai5 ki3-im1 tso3 su5 . phi2-ju7 kong2 " pizza " si7 " phi1-ja1 " , " television " si7 " the1-le1-bi1 " , sing5-kong1 lai5 kai2-kuat4 gua7-lai5-gi2 e5 bun7-te5 . lan2 teh4 tshu2-li2 tai5-gi2 i1-hak8 sut8-gi2 e5 si5 , ing3-kai1 ma7 e7-sai2 tsham1-kho2 tsit4-khuan2 pan7-huat4 .</text:p>
          </table:table-cell>
          <table:table-cell office:value-type="string" calcext:value-type="string">
            <text:p>hian7-tai7 kok4-tse3 sia7-hue7 kau1-liu5 koo1-thong1 ju2 lai5 ju2 kin2-tsiap8 . gua7-lai5 e5 su1-siong2 bo5chit8-si5 bo5 teh4 ing2-hiong2 pun2-kok4 . jit8-pun2koe3-khi3 ing7 tshong3-tso7 han3-ji7 su5 lai5 tshu2-li2 gua7-lai5-gi2 e5cho3-huat4 ( ka7 philosophy sia2cho3-哲-學 , ka7 calculus sia2cho3-微-積-分 ) , m7-na7 bo5 hau7-lut8 , i3-su3 ia7 u7 tsing1-tsha1 , i2-king1 bo5 huat4-too7 ing3-hu3 si5-tai7 e5 su1-iau3 . soo2-i2 inka7 gua7-lai5-gi2 liah8imkoe3-lai5 . ing7 kana phin1-im1 bun5-ji7 lai5 ki3 im1 tso3 su5 . phi2-ju7 kong2 “ pizza ” si7 “ phi1-ja1 ” , “ television ” si7 “ the1-le1-bi1 ” , sing5-kong1 lai5 kai2-kuat4 gua7-lai5-gi2 e5 bun7-te5 . lan2 teh4 tshu2-li2 tai5-gi2 i1-hak8 sut8-gi2 e5 si5 , ing3-kai1 ma7 e7-sai2 tsham1-kho2 tsit4 khoan2pan7-huat4 .</text:p>
          </table:table-cell>
          <table:table-cell/>
        </table:table-row>
        <table:table-row table:style-name="ro3">
          <table:table-cell office:value-type="string" calcext:value-type="string">
            <text:p>jai</text:p>
          </table:table-cell>
          <table:table-cell/>
          <table:table-cell office:value-type="string" calcext:value-type="string">
            <text:p>True</text:p>
          </table:table-cell>
          <table:table-cell/>
          <table:table-cell table:style-name="ce3" office:value-type="string" calcext:value-type="string">
            <text:p>kan1-ta1 khiam3 beh4 huah4 ban7-jai7 萬歲</text:p>
          </table:table-cell>
          <table:table-cell office:value-type="string" calcext:value-type="string">
            <text:p>2 . tang5-tsok8 thiann1-tioh8 sim1 huann1-hi2 , tui3 sim1-te2 kong2 tsin1 kiong1-hi2 , kan1-ta1 khiam3 beh4 huah4 ban7-jai7 , un2-tang3 tiunn2-lo2 li2 ia7 tsai1 .</text:p>
          </table:table-cell>
          <table:table-cell office:value-type="string" calcext:value-type="string">
            <text:p>kan1-ta1 khiam3 beh4 huah4 ban7-jai7 ,</text:p>
          </table:table-cell>
          <table:table-cell office:value-type="string" calcext:value-type="string">
            <text:p>lau7-su1 : o1-ha1-io1 go1-jai1 masu ( tsa2-an1 ! )</text:p>
          </table:table-cell>
          <table:table-cell office:value-type="string" calcext:value-type="string">
            <text:p>o1-lo2 lan2 tsu2 huah4 ban7-jai2 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an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人名？</text:p>
          </table:table-cell>
          <table:table-cell office:value-type="string" calcext:value-type="string">
            <text:p>B : oh4 ! jan1 ! gua2 kinn3-tioh8 li2 tsin1 huann1-hi2 , li2 tsainn2-iunn7 bo5 tua3 khah4 ku2 ah4 ?</text:p>
          </table:table-cell>
          <table:table-cell office:value-type="string" calcext:value-type="string">
            <text:p>J : gua2 kio3 tsue3 Janval jan1 , si7 tsit8 e5 tsian5-kho1-huan7 , ti7 kann1-gak8 19 ni5 ku2 e5 sing1-uah8 , 4 jit8 tsing5 tsiah4 tshut4-gak8 , ti7 hong5-hun1-am3 kiann5 kau3 tsit4 soo2 tsai7 , siunn7 beh4 tua3 lu2-kuan2 tsong2-si7 bo5 lang5 beh4 hoo7 gua2 tua3 , lian5 beh4 bue2 mih8 lai5 tsi2-ki1 , iah8 bo5 tsit8 e5 beh4 bue7 gua2 , m7-na7 an2-ni1 , si3-kue3 kiu5-tsit4 , iah8 bo5 lang5 beh4 tshiann3 , koo1-put4-tsiong1 bo5 thang1 tua3 , tsiu7 khun3 ti7 loo7-pinn1 e5 tsioh8-thau5 ting2 .</text:p>
          </table:table-cell>
          <table:table-cell office:value-type="string" calcext:value-type="string">
            <text:p>J : gua2 kio3 tsue3 Janval jan1 . ( tshiunn2-tiunn2 tua7 kiann1 )</text:p>
          </table:table-cell>
          <table:table-cell office:value-type="string" calcext:value-type="string">
            <text:p>N : sim2-mih8 lang5 ? tshiann2 jip8 lai5 tse7 . ( bok8-su1-niu5 kuann2-kin2 khi3 khui1-mng5 ) ( Janval jan1 jip8 lai5 )</text:p>
          </table:table-cell>
          <table:table-cell office:value-type="string" calcext:value-type="string">
            <text:p>ting1-tiunn5 jin5-but8 : bok8-su1 ( B ) , bok8-su1-niu5 ( N ) , kang1-iah8 ( K ) , tsian5-kho1-huan7 : Janval jan1 ( J )</text:p>
          </table:table-cell>
          <table:table-cell office:value-type="string" calcext:value-type="string">
            <text:p>ting1-tiunn5 jin5-but8 : bok8-su1 ( B ) , bok8-su1-niu5 ( N ) , kang1-iah8 ( K ) , tsian5-kho1-huan7 : Janval jan1 . ( J )</text:p>
          </table:table-cell>
          <table:table-cell office:value-type="string" calcext:value-type="string">
            <text:p>發-信-站 : 台-灣-文-化-資-訊-站 ( tue1 jan1 20 09 : 29 : 27 1998 )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jau</text:p>
          </table:table-cell>
          <table:table-cell/>
          <table:table-cell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ki5-kuai3 ? &lt;-sing2 sau1 jau5-&gt; ? gua2 thiann1 bo5-neh4 !</text:p>
          </table:table-cell>
          <table:table-cell office:value-type="string" calcext:value-type="string">
            <text:p>lang5 siau1 lau7-su1 bo5 kong2 m7-tioh8 ue7 , ma7 bo5 kong2 la3-sap4 ue7 lah4 ! na2 e7 &lt;-sing2 sau1 jau5-&gt; ! li2 thiann1 m7-tioh8 khi3 lah4 !</text:p>
          </table:table-cell>
          <table:table-cell office:value-type="string" calcext:value-type="string">
            <text:p>tshu2 sip8-pat4 jit8 ha7-ngoo2 ji7 si5 khing1 tsi1 su7 ia7 . tai5-pak4 thiann1 siau2-siong5 king2-poo7 tai3 kong1-bu7 ti2 pak4-tau5 siok4 tsai7 kai1-hing5-sia7 , it4-si5 hut4 kian3 tsian5-bian7 iu2 hu7 siau2-ji5 tsi1 lue7-te7 hu7-jin5 , ku3 tsai7 un1-tsuan5-khau2 , it4-tshiu2 an3 tsai7 puan3-iau1 , su2 sim7 kan1-lan5 tsi1 tsong7 . siau2-siong5 si7 gi5 ui5 lok4-the1 . si5 sik4-iu2 it4 hu7 bing5 iok8 hu3-kang1 tsu7 mui5-ok4-hu1 lai5 tsia3 , siau2-siong5 si7 nai2 bing7 ti2 kai1-tshu3 tham3 ki5 su7-sit8 . oo1-hu1 tsham2-tsai7 , nai2 si7 han7 jip8 u1 un1-tsuan5-khau2 , hu7 pue7 siau2-ji5 put4-tik4 khi2 , ha7-puan3-sin1 i2 tsiau1-lan7 hui1-siong5 . hu3-kang1 king1 sim7 , kip4-po3 siau2-siong5 king2-poo7 . siau2-siong5 king2-poo7 ik8 hue2-sok4 ti5-khi3 , hu3-kang1 pau7 ki5 soo2 hu7 tsi1 ji5 , siau2-siong5 king2-poo7 nai2 tsiong1 hu7-jin5 in2-khi2 . bun7 ki5 ho5-tshu3 tsi1 jin5 , nai2 ti1 si7 lok8-ji5-to2 jin5 , iok4 ia2-pun2 tshian1-tai7 tsia3 , ni5 ji7-sip8-tshit4 , tsiong1 tsiu7-koo3 u1 a1-hio5 tai7-san1 boo7-it4-long5 , tai7-san1 si7 hian7 siok4 tsai7 kai1-te7 pi7-au7-ok4 , ia2-pun2 ong2 kian3 tsi1 , si7 jit8 hu7 tai7-san1 tsi1 lu2 boo2 tshut4-iu5 , too5 siong7 goo7 jiat4 lok4 u1 un1-tsuan5-khau2 ia7 . siau2-siong5 king2-poo7 tsiong1 tsu7 jiat8-thng1 tiong1 in2-khi2 tsi1 si5 , tshian1-tai7 tsu7 jim2 ki5 thong3 , sian1 bun7 pue7 siong7 tsi1 siau2-ji5 bu5-iong7 io2 , sit8 kam2-sim1 tsi1 tsi3 ia7 . tsik4-khik4 sang3 jip8 tai5-pak4 i1-ian7 , i1-su1 ui5 tsi1 tsin7-lik8 i1-ti7 . jian5 ji7-sip8-sam1 jit8 siong7-ngoo2 sam1 jau2-tsing1 suah4 si2-bong5 . khi2-hui1 khonn2-lian5 tsi1 su7 ia7 tsai7 .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je</text:p>
          </table:table-cell>
          <table:table-cell/>
          <table:table-cell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12 ) j ja1 ji1 ju1 je1 * joo1 * jo1</text:p>
          </table:table-cell>
          <table:table-cell office:value-type="string" calcext:value-type="string">
            <text:p>3 ) gua2 tui3 jit8-pun2 siu7 tshu3 khi3 , bo5 koh4 khuann3-kinn3 . an2-ni1 1960 ni5 6 geh8 20 jit8 tui3 u2-tian5 khong1-kang2 tshut4-huat4 , tsiunn7 thuan5-to7 e5 loo7 , loo7-thing5 king1-ke3 san1 hu1-lan1-si1-su1-ko1 ( san1 Francisco ) , ba2-khu1-le1 ( Barcley ) , ta1-lu1-sa1 ( Tarsa ) , si1-ka1-go1 ( Chicago ) , ha1-bong1-lo1 ( Hamono ) , khu1-li1-bu1-lan1-lo1 ( Clevelano ) , lo1-su1-an1-je1-lu1-su1 ( lua1 Angeles ) , hu1-le1-su1-no ( Fresno ) , sa1-khu1-la1-men-to1 ( Sacramento ) , 8 geh8 14 jit8 tsiu7 kau3 ho1-no-lu1-lu1 ( Honolulu ) khong1-kang2 . ti7 ha1-uai2 ( Hawai ) tso3 uan5 ing5-kng1 e5 huan7-su7 , tsiu7 tse7 ing1-kok4 tsun5 9 geh8 7 jit8 jip8 huainn5-pin1 kang2 .</text:p>
          </table:table-cell>
          <table:table-cell office:value-type="string" calcext:value-type="string">
            <text:p>5 . na2-su1 ( John Knox ) 1505-1572 . soo1-kik4-lan5 e5 tsong1-kau3 kai2-kik4-ka1 . 1505 ni5 tshut4-si3 , ti7 soo1-kik4-lan5 e5 hat4-ling2-tun1 , 16 hue3 e5 si5 jip8 gu1-la1-su1-go1 tai7-hak8 , au7-lai5 thak8 o3 koo2-su7-ting1 kap4 je1 lom1 e5 tsheh4 siu7 in1 e5 ing2-hiong2 , tsiam7-tsiam7 khing1-hiong3 ti7 sin1-kau3 . ti7 1544 ni5 , u7 tsit8-e5 tshut4-mia5 e5 lang5 , ui2-sia2-toh4 ti7 soo1-kik4-lan5 kau3 tak8 soo2-tsai7 ho2-tann2 thuan5 sin1-kau3 e5 kau3-gi7 , i1 tsin1 siu7 kam2-tong7 . kho2-sioh4 tsit4 e5 ui2-sia2-toh4 ti7 keh4-ni5 siu7-liah8 sua3 ui7 tsu2 sun5-kau3 . na2-su1 khuann3 tioh8 tsit4 e5 lang5 sun5-kau3 , koh4 khah4 siu7 kam2-kik4 , tsiu7 kuat4-sim1 beh4 ke3-siok8 i1 e5 su7-giap8 . i2-au7 tua3 ti7 an1-to1-liu1-su1 tshi7 tsin7-lat8 suan1-thuan5 sin1-kau3 e5 kau3-gi7 . kho2-sioh4 tsit4 e5 tshi7 ti7 1547 ni5 siu7 huat4 kok4 ping1 kong1-phua3 , i1 tsiu7 siu7-liah8 khi3 tso3 huat4-kok4 tsian3-tsun5 e5 loo5-le7 , 19 gueh8 jit8 ku2 siu7 tsin1-tse7 tsan5-jim2 e5 gik8-thai7 . kai1-tsai3 tit4-tioh8 ing1-kok4 tsing3-hu2 e5 tsiu1-suan5 , tit4-tioh8 thau2-pang3 , tsit8-si5-tsun7 tua3 ti7 ing1-kok4 . kau3 i5-ua2 ong5 si2 , tsiu7 li7-khui1 ing1-kok4 . 1554 ni5 7 gueh8 kau3 ji2-ne2-bah4 kinn3 khap4-lim5 , siu7 khap4-lim5 e5 khe2-huat4 put4-siau2 , 1559 ni5 tsiu7 to3-tng2 lai5 soo1-kik4-lan5 , tsin7-lat8 ti7 tsoo2-kok4 e5 kai2-kik4 su7-giap8 . bat4 ti7 tsu2 e5 bin7-tsing5 piann3-mia7 ki5-to2 kong2 " tsiong1 soo1-kik4-lan5 hoo7 gua2 , na7 bo5 , hoo7 gua2 si2 . " kam2-sia7 tsu2 , keh4-ni5 tsiu7-si7 1560 ni5 , huat4-lut8 kong1-poo3 kai2-kik4-kau3 tsiann5-tso3 kok4-kau3 , tse7-tse7 ni5 e5 loo2-lik8 tui3 an2-ni1 kian3-hau7 . kong1-sing5 bing5-tsiu7 siong7-te3 tsiu7 ti7 1572 ni5 11 gueh8 tiau3 i1 e5 loo5-pok8 an1-jian5 kui1 thian1 . i1 e5 bong7-pai5 sia2 kong2 , " tsai7-se3 tiong1 bue7 bat4 kiann1 lang5 e5 bin7 e5 lang5 to2 ti7-tsia1 . " hiong2-siu7 67 hue3 .</text:p>
          </table:table-cell>
          <table:table-cell office:value-type="string" calcext:value-type="string">
            <text:p>5 . na2-su1 ( John Knox ) 1505-1572 . soo1-kik4-lan5 e5 tsong1-kau3 kai2-kik4-ka1 . 1505 ni5 tshut4-si3 , ti7 soo1-kik4-lan5 e5 hat4-ling2-tun1 , 16 hue3 e5 si5 jip8 gu1-la1-su1-go1 tai7-hak8 , au7-lai5 thak8 o3 koo2-su7-ting1 kap4 je1 lom1 e5 tsheh4 siu7 in1 e5 ing2-hiong2 , tsiam7-tsiam7 khing1-hiong3 ti7 sin1-kau3 . ti7 1544 ni5 , u7 tsit8-e5 tshut4-mia5 e5 lang5 , ui2-sia2-toh4 ti7 soo1-kik4-lan5 kau3 tak8 soo2-tsai7 ho2-tann2 thuan5 sin1-kau3 e5 kau3-gi7 , i1 tsin1 siu7 kam2-tong7 . kho2-sioh4 tsit4 e5 ui2-sia2-toh4 ti7 keh4-ni5 siu7-liah8 sua3 ui7 tsu2 sun5-kau3 . na2-su1 khuann3 tioh8 tsit4 e5 lang5 sun5-kau3 , koh4 khah4 siu7 kam2-kik4 , tsiu7 kuat4-sim1 beh4 ke3-siok8 i1 e5 su7-giap8 . i2-au7 tua3 ti7 an1-to1-liu1-su1 tshi7 tsin7-lat8 suan1-thuan5 sin1-kau3 e5 kau3-gi7 . kho2-sioh4 tsit4 e5 tshi7 ti7 1547 ni5 siu7 huat4 kok4 ping1 kong1-phua3 , i1 tsiu7 siu7-liah8 khi3 tso3 huat4-kok4 tsian3-tsun5 e5 loo5-le7 , 19 gueh8 jit8 ku2 siu7 tsin1-tse7 tsan5-jim2 e5 gik8-thai7 . kai1-tsai3 tit4-tioh8 ing1-kok4 tsing3-hu2 e5 tsiu1-suan5 , tit4-tioh8 thau2-pang3 , tsit8-si5-tsun7 tua3 ti7 ing1-kok4 . kau3 i5-ua2 ong5 si2 , tsiu7 li7-khui1 ing1-kok4 . 1554 ni5 7 gueh8 kau3 ji2-ne2-bah4 kinn3 khap4-lim5 , siu7 khap4-lim5 e5 khe2-huat4 put4-siau2 , 1559 ni5 tsiu7 to3-tng2 lai5 soo1-kik4-lan5 , tsin7-lat8 ti7 tsoo2-kok4 e5 kai2-kik4 su7-giap8 . bat4 ti7 tsu2 e5 bin7-tsing5 piann3-mia7 ki5-to2 kong2 “ tsiong1 soo1-kik4-lan5 hoo7 gua2 , na7 bo5 , hoo7 gua2 si2 . ” kam2-sia7 tsu2 , keh4-ni5 tsiu7-si7 1560 ni5 , huat4-lut8 kong1-poo3 kai2-kik4-kau3 tsiann5-tso3 kok4-kau3 , tse7-tse7 ni5 e5 loo2-lik8 tui3 an2-ni1 kian3-hau7 . kong1-sing5 bing5-tsiu7 siong7-te3 tsiu7 ti7 1572 ni5 11 gueh8 tiau3 i1 e5 loo5-pok8 an1-jian5 kui1 thian1 . i1 e5 bong7-pai5 sia2 kong2 , “ tsai7-se3 tiong1 bue7 bat4 kiann1 lang5 e5 bin7 e5 lang5 to2 ti7-tsia1 . ” hiong2-siu7 67 hue3 .</text:p>
          </table:table-cell>
          <table:table-cell office:value-type="string" calcext:value-type="string">
            <text:p>5 . na2-su1 ( John Knox ) 1505-1572 . soo1-kik4-lan5 e5 tsong1-kau3 kai2-kik4-ka1 . 1505 ni5 tshut4-si3 , ti7 soo1-kik4-lan5 e5 hat4-ling2-tun1 , 16 hue3 e5 si5 jip8 gu1-la1-su1-go1 tai7-hak8 , au7-lai5 thak8 o3-koo2-su7-ting1 kap4 je1 lom1 e5 tsheh4 siu7 in1 e5 ing2-hiong2 , tsiam7-tsiam7 khing1-hiong3 ti7 sin1-kau3 . ti7 1544 ni5 , u7 tsit8-e5 tshut4-mia5 e5 lang5 , ui2-sia2-toh4 ti7 soo1-kik4-lan5 kau3 tak8 soo2-tsai7 ho2-tann2 thuan5 sin1-kau3 e5 kau3-gi7 , i1 tsin1 siu7 kam2-tong7 . kho2-sioh4 tsit4 e5 ui2-sia2-toh4 ti7 keh4-ni5 siu7-liah8 sua3 ui7 tsu2 sun5-kau3 . na2-su1 khuann3 tioh8 tsit4 e5 lang5 sun5-kau3 , koh4 khah4 siu7 kam2-kik4 , tsiu7 kuat4-sim1 beh4 ke3-siok8 i1 e5 su7-giap8 . i2-au7 tua3 ti7 an1-to1-liu1-su1 tshi7 tsin7-lat8 suan1-thuan5 sin1-kau3 e5 kau3-gi7 . kho2-sioh4 tsit4 e5 tshi7 ti7 1547 ni5 siu7 huat4 kok4 ping1 kong1-phua3 , i1 tsiu7 siu7-liah8 khi3 tso3 huat4-kok4 tsian3-tsun5 e5 loo5-le7 , 19 gueh8 jit8 ku2 siu7 tsin1-tse7 tsan5-jim2 e5 gik8-thai7 . kai1-tsai3 tit4-tioh8 ing1-kok4 tsing3-hu2 e5 tsiu1-suan5 , tit4-tioh8 thau2-pang3 , tsit8-si5-tsun7 tua3 ti7 ing1-kok4 . kau3 i5-ua2 ong5 si2 , tsiu7 li7-khui1 ing1-kok4 . 1554 ni5 7 gueh8 kau3 ji2-ne2-bah4 kinn3 khap4-lim5 , siu7 khap4-lim5 e5 khe2-huat4 put4-siau2 , 1559 ni5 tsiu7 to3-tng2 lai5 soo1-kik4-lan5 , tsin7-lat8 ti7 tsoo2-kok4 e5 kai2-kik4 su7-giap8 . bat4 ti7 tsu2 e5 bin7-tsing5 piann3-mia7 ki5-to2 kong2 , “ tsiong1 soo1-kik4-lan5 hoo7 gua2 , na7 bo5 , hoo7 gua2 si2 . ” kam2-sia7 tsu2 , keh4-ni5 tsiu7-si7 1560 ni5 , huat4-lut8 kong1-poo3 kai2-kik4-kau3 tsiann5-tso3 kok4-kau3 , tse7-tse7 ni5 e5 loo2-lik8 tui3 an2-ni1 kian3-hau7 . kong1-sing5 bing5-tsiu7 siong7-te3 tsiu7 ti7 1572 ni5 11 gueh8 tiau3 i1 e5 loo5-pok8 an1-jian5 kui1 thian1 . i1 e5 bong7-pai5 sia2 kong2 , “ tsai7-se3 tiong1 bue7 bat4 kiann1 lang5 e5 bin7 e5 lang5 to2 ti7-tsia1 . ” hiong2-siu7 67 hue3 .</text:p>
          </table:table-cell>
          <table:table-cell office:value-type="string" calcext:value-type="string">
            <text:p>[ 6 ] u7 tsit8 e5 an1-hioh4-jit8 ia5-soo1 tui3 beh8-hng5 king1-ke3 , i1 e5 hak8-sing1 tiah4 beh8-sui7 , ing7 tshiu2 je5 i1 lai5 tsiah8 . 2 ) . u7 huat4-li7-sai3 kui2-na7 lang5 kong2 , an1-hioh4-jit8 soo2 m7 ing1-kai1 kiann5 e5 , lin2 siann2-su7 kiann5 i1 ? 3 ) . ia5-soo1 in3 kong2 , tai7-pit8 kap4 kun1-te3 e5 lang5 iau1 e5 si5 soo2 kiann5 e5 , lin2 be7 thak8-tioh8 mah4 ? 4 ) . i1 jip8 siong7-te3 e5 tshu3 , theh8 pai5-liat8 e5 piann2 lai5 tsiah8 , koh4 hoo7 i1 kun1-te3 e5 lang5 ; tsit4 ho7 piann2 , na7 m7 si7 tse3-si1 , tsiu7 long2 m7 ing1-kai1 tsiah8 . 5 ) . koh4 ka7 in1 kong2 , jin5-tsu2 ia7 si7 an1-hioh4-jit8 e5 tsu2 .</text:p>
          </table:table-cell>
          <table:table-cell office:value-type="string" calcext:value-type="string">
            <text:p>guan2 tsiu7 koh4 tse7 tshia1 tsit8 khun3 kau3 ti7 siann5 tiong1 e5 ia5-soo1 tshut4-si3 e5 le2-pai3-tng5 . pik4-li7-hing5 e5 ke1-loo7 eh8 , tua7 poo7-hun7 e5 tshu3-ting2 si7 inn5-e5 , kian1-koo3 koh4 bi2-kuan1 . tsit4 king1 le2-pai3-tng5 e5 kian3-tiok4-but8-[-sic . ] kuan5 koh4 tua7 , si7 ing7 tsioh8 khi2-tso7-e5 , uan2-jian5 tshin1-tshiunn7 siann5 e5 kian1-koo3 . ti7 tshu3-ting2 u7 tsit8 tso7 tsing1-thah4 . un2-tang3 si7 sing3-tan3 ia7 , tsit4 e5 tsing1-siann1 tua7 hiang2-liang7 lai5 po3 se3-kan1 lang5 kiu3-tsu2 tshut4-si3 e5 ho2 siau1-sit4 . tsit4 king1 kau3-hue7 hian7-si5 siok8 loo7-se1-a1 tsing3-kau3 . tsit8 hang7 tsin1 ki5-inn7 e5 su7 , tsiu7-si7 kian3-tiok4-but8-[-sic . ] tsiah4-nih8 hiong5-tsong3 , na7-si7 tshut4-jip8 mng5 tsi2-u7 tsit8 e5 , koh4 hui1-siong5 se3 , tsi2-u7 tsit8 e5 lang5 e7 thang1 tshut4-jip8 . tsong2-si7 na7 tah8 jip8 khi3 lai7-bin7 ( tsu7-jian5 ai3 lap8 tsinn5 ) e7 hoo7 bak8-tsiu1 gong5-ngiah8 , in1-ui7 lai7-bin7 khuan1-khuah4 , thian1-pong5 , thiau7 i2-kip8 piah4 long2 tsng1-thann7 tsin1 sui2 . lai7-bin7 pian3-pian3 tiau3 tse7-tse7 e5 tsik4-tai5 kap4 hiunn1-loo5 , e7 suh4-tioh8 phang1-hiunn1 e5 bi7 kap4 khuann3-tioh8 teh4 toh8 e5 lah8-tsik4 , tu2-tu2 tshin1-tshiunn7 jip8-khi3 put8-bio7 e5 kam2-kak4 . guan2 e5 bak8-tsiu1 hoo7 hiah4 e5 sui2 e5 ge7-sut8-phin2 khip4-in2 khi3 . guan2 tue3 an3-nai7 e5 lang5 uan1-lai5 uan1-khi3 loh8 kui2-na7 tsap8 tsan3 e5 kia7-a2 . tsiah4 e5 loo7 na7 m7-si7 u7 tian7-ting1 , bo5 huat4-too7 thang1 kiann5 . in1-ui7 thong1-loo7 se3 tiau5 kham1-khiat8 koh4 uan1-lai5 uan1-khi3 , seh8 u7 tiap4-a2-ku2 , guan2 siu7 tshua7 kau3 tsit8 e5 tong7-khang1 e5 tuann5-tsing5 , ti7 hia1 u7 tiau3 tse7-tse7 e5 ting1 koh4 tiam2 hiunn1 . ti7 te7-nih8 ing7 tai7-li2-tsioh4 tso3 tsit8 liap8 6 kak4 hing5 e5 tshenn1 . an3-nai7 e5 lang5 kong2 tsia1 tsiu7-si7 koo2-tsa2 e5 be2-tiau5 e5 ui7 , ti7 tsit4 liap8 tshenn1 e5 ui7 ia5-soo1 tshut4-si3 . koh4 ti7 tsit4 liap8 tshenn1 e5 tui3-bin7 , li7 iok4 si3 , goo7 poo7 e5 soo2-tsai7 ling7-gua7 u7 tsit8 e5 tuann5 sann1-tui3 , iah8 si7 tiau3 ting1 tiau3 kau3 lui2-lui2 tui7-tui7 , kong2 , tsia1 tsiu7-si7 3 e5 phok4-su7 kui7-pai3 enn1-a2 ia5-soo1 e5 soo2-tsai7 . gua2 e5 ki5-thai7 hoo7 tsiah4 e5 ting1 , hiunn1 i2-kip8 tsng1-thann1-phin2-[-sic . ] lai5 tua7 sit4-bang7 . gua2 soo2 ki5-thai7 e5 , si7 ai3 khuann3-tioh8 hit4 e5 koo2-sik4 e5 be2-tiau5 , be2-tso5 . ti7 hia1 te2 mua2 ta1 tshau2 , e7 thang1 phinn7-tioh8 tsiah4 e5 tsing1-senn1 tik8-su5 e5 bi7 ... ... . thong1-kue3 tse1 thang1 pang1-tsan7 bik8-siong2 tsu2 e5 tshut4-si3 . tsong2-si7 khuann3-tioh8 e5 si7 ti7 iok4 tsit8 tng7 kuan5 , khuah4 , 3 tshioh4 tshim1 e5 tong7-khang1 lai7 tiau3 mua2 tse7-tse7 iu5-ting1 kap4 tsng1-thann7 , iong7 u7 sik4-ti7 tshiah4-siu3 e5 poo3 liau5-a2 i2-kip8 hiah4 e5 lau5 oo1-sik4 tng5 tshui3-tshiu1 , ti3 oo1-bo7 , tshing7 oo1-tng5-sann1 e5 su7-li7-a1 kau3-hue7 e5 tse3-si1 ; soo2 phinn7-e5 si7 tshi3-kik4 phinn7-khang1 e5 hiunn1-ian1 . tui3 tsit4 ho7 poo3-ti3-e7 beh4 lai5 siunn7 tshut4 tsu2 tshut4-si3 hit4 am3 e5 tsing5-king2 , sit8-tsai7 bo5 huat4-too7 . koh4 iah8 u7 hip4 siong7 e5 lang5 ti7 hia1 ui7-tioh8 than3 tsinn5 teh4 koo2-bu2 lang5 hip4 ki3-liam7 siong7 , hoo7 lang5 koh4-khah4 phainn2 in3-siong7 . khi2-tshoo1 ti7 tsu2-au7 327 ni5 , kun1-su7 tan3-ting1 hong5-te3 e5 lau7-bu2 ti7 tsit4 e5 te7 u7 khi2 tsit8 king1 le2-pai3-tng5 . na7-si7 ti7 1 , 236 ni5 siu7 hue5-hue5-kau3 tsiam3-ling2 , sua3 siu7 hui2-huai7 . hian7-tsai7 e5 kian3-tiok4-but8-[-sic . ] si7 tui3 sip8-ji7-kun1 e5 tshiu2 lai5 tiong7-kian3 e5 . gua2 bo5 giau5-gi5 tsia1 si7 tsu2 tshut4-si3 e5 te7 . in1-ui7 ti7 tsit4 king1 le2-pai3-tng5 e5 te7-ha7 e5 tong7-khang1 ia7 u7 tse7-tse7 tshoo1-tai7 e5 kau3-hu7 tai5 ti7 tsia1 . ki5-tiong1 u7 tsit8 e5 tong7-khang1 si7 sing3 je1-loo2-m3 e5 ( St . Jerome 340-420 a1 . D . ) .</text:p>
          </table:table-cell>
          <table:table-cell office:value-type="string" calcext:value-type="string">
            <text:p>hiah4-e5 gin2-na2 khuann3-kinn3 i1 tsit8 e5 iann2 , tsiu7 io5 kha1 hinn3 tshiu2 tshin1-tshiunn7 thinn1 puah8-loh8 geh8 . thau5-ke1 loh8-lai5 liau2 khuann3-kinn3 in1 e5 thau5 bin7 sui1-jian5 tsin1 tshing1-khi3 , tsong2-si7 thong1 sing1-khu1 ui7-ling5 ui7-hong7 , tsiu7 phainn2 siann1-sau3 kong2 , “ tshut4-khi3 , tshut4-khi3 , gua2 kiam2 bo5 kap4 lin2 phin2 sann1-khoo3 tioh8 tshing1-khi3 tsiah4 thang1 lai5 hoo7 gua2 tshiann2 ? tann1 lin2 sann1 iah8 siu3-hue1 , khoo3 iah8 siu3-hue1 , kin2 tshut4-khi3 , kin2 tshut4-khi3 ; ” tsiu7 kah4 i1 tshe1-ing7 e5 lang5 ka7 in1 kuann2-tshut4-khi3 . mng5 phiang3 tsiu7 tshuann3-khi3 . gin2-na2 tshut4-lai5 liau2 thau5-khak4 tam3-tam3 , bin7 iu1 kai3-kai3 tai7-ke1 tiam3 hia1 teh4 siunn7 . tsit8 e5 khah4 tsiau2-tsinn1 e5 kong2 , “ lan2 lai5 khi3 khut4-a2 je5-je5 teh4 . ” tak8 e5 je5 kau3 tsit8 sing1-khu1 tshiauh8-tshiauh8 tih4 , tsun7-tsun7-teh4 tsiu7 khi3 phah4 mng5 kong2 , “ thau5-ke1 ah4 , li2 khuann3-teh4 guan2 tshing1-khi3 lah4 . ” tsu2-lang5 ka7 i1 siong3-siong3 teh4 siunn7 kinn3 ai3 tshio3 kong2 , “ lin2 tsin1 gau5 ah4 , ling5 ui7 hoo7 i1 khah4 tua7 be2 , hue1 siu3-khah4 tua7 lui2 , siam2-khi3 , siam2-khi3 , m7-thang1 ka7 gua2 ko7 tioh8 . ” tai7-ke1 bak8-tsiu1 tu3-tu3 siong3 hiah4-e5 mih8 , na2 kiann5 na2 uat8-ke3 lai5 khuann3 , tsiu7 kiann5-khi3 tsau3-kha1 mng5-khau2 khuann3 tu5-pang5 tsian1 e5 tsian1 , tsha2 e5 tsha2 , kun5 e5 kun5 , tsu2 e5 tsu2 , siunn7 tioh8 to3-khi3 m7-ku2 kiann5 bue7 khui1 kha1 .</text:p>
          </table:table-cell>
          <table:table-cell office:value-type="string" calcext:value-type="string">
            <text:p>hit4 te3 tsioh8 li7-khui1 hit4 lang5 e5 tshiu2 , i1 e5 hing7-hok4 tsiu7 long2 bo5-khi3 , sui5-si5 tsiau3-ku7 soo2 ti7 hit4 kha1 siunn1 e5 lai7-bin7 , ti7 khue1 e5 tsui2-bin7 teh4 phu5 , soo2 u7 e5-mih8 si7 tsui2 tsit8 pue1 , mi1-pau1 tsit8 te3 . niau2-tshu2 , kau5 , him5 tsiah4 e5 tiong1-gi7 e5 tong1-but8 , khuann3 tioh8 tsit4 e5 lang5 koh4 tu2-tioh8 phainn2-un7 , tsiu7 lai5 beh4 pang1-tsan7 i1 . m7-ku2 tsit4 pai2 so2 tsiu7 kong3 bue7 khui1 , in1-ui7 pi1 tsing5 koh4-khah4 iong2 . him1 tsiu7 kong2 , na7 bo5 hit4 te3 tsioh8 lai5 , si7 bo5 huat4-too7 . tsit4 e5 si5-tsun7 sing1-li2 lang5 tiam3 ti7 kiong1-tian7 e5 lai7-bin7 , tsiah4 e5 tong7-but8 sann1-kap4 khi3 , kau3 ti7 kiong1-tian7 e5 pinn1-a2 , him5 tui3 niau2-tsu2 kong2 , li2 tui3 so2-si5 khang1 ka7 khuann3 , lai7-bin7 si7 sim2-mih8 khuan2 , li2 khah4 sue3 tsiah4 , lang5 khah4 bue7 tsu3-i3 . niau2-tshu2 thiann1 i1 e5 tshui3 , khuann3 liau2 tsiu7 to3-tng2 lai5 ka7 i1 kong2 , bo5 tshai2-kang1 , gua2 khuann3 hit4 te3 tsioh8 ing7 ang5 tua3-a2 pak8 , tiau3 ti7 kiann3-tai5 e5 e7-bin7 , ting2-bin7 nng7 tsiah4 tua7 tsiah4 niau1 , bak8-tsiu1 kim1-kim1 ti7 hia1 teh4 ko3 , thiann1 tioh8 an2-ni1 , in1 e5 tang5-phuann7 tsiu7 kong2 , bo5 iau3-kin2 , lan2 koh4 tsit8 pai2 jip8-lai5 khi3 , thing3-hau7 tsu2-lang5 jip8-khi3 pang5-king1 to2 ti7 bin5-tshng5 , thing3-hau7 kau3 i1 khun3-khi3 , pe5 khi2-khi1 bin5-tshng5-ting2 , phinn7 ka7 nih4 tsit8-e7 , thau5-khak4 e5 thau5-mng5 ka7 giat4 hoo7 i1 tng7 , niau2-tshu2 thiann1 in1 tang5-phuann7 e5 tshui3 , jip8-khi3 tsiau3 an2-ni1 tsue3 . tsu2-lang5 bak8-tsiu1 thi2-khui1 , phinn7 je5-je5 leh4 , tsin1 siunn7-khi3 , lin2 bo5 loo7-ing7 , niau2-tshu2 lai5 ka7 gua2 e5 thau5-mng5 , lin2 tinn3 m7-tsai1 , nng7 tsiah4 niau1 tsiu7 ka7 kuann2-kuann2 tshut4-khi3 , tann1 niau2-tshu2 tik4-sing3 lah4 .</text:p>
          </table:table-cell>
          <table:table-cell office:value-type="string" calcext:value-type="string">
            <text:p>in1 lai5 tsiam3-ling2 tai5-uan5 , liam5-pinn1 tiam3 ti7 hian7-si5 e5 an1-ping5 khi2 siann5 kio3-tsue3 je1-lan1-lia1 , koh4 ti7 hian7-si5 e5 tai5-lam5 khi2 siann5 kio3-tsue3 phu1-lo1-bi1-lan1-tia1 lai5 thong2-ti7 tai5-uan5 tsue3 in1 e5 kin1-ki3-tue7 , na7 khuann3 tiong1-kok4 e5 ku1-ki3 u7 sia2 kong2 , " siann5 e5 khuah4 u7 276 tng7 6 tshioh4 , kuan5 u7 3 tng7 gua7 , " kan1-ta1 khuann3 tsit4-e5 ma7 tsai1 hit4-boo5 e5 khong2-tai7 . tsit4-e5 tsiu7-si7 in1 thong2-ti7 tai5-uan5 38 ni5 kan1 e5 ki1-tshoo2 . hit4-si5 ho5-lan5 lang5 tua3 ti7 tai5-uan5 e5 kuann1 bin5 iok4 600 pah4 ; siu2-pi7-ping1 2200 , tse1 phah4-sng3 si7 kik8-sing7 si5-tai7 e5 lang5-soo3 .</text:p>
          </table:table-cell>
          <table:table-cell/>
        </table:table-row>
        <table:table-row table:style-name="ro4">
          <table:table-cell office:value-type="string" calcext:value-type="string">
            <text:p>jeh</text:p>
          </table:table-cell>
          <table:table-cell/>
          <table:table-cell office:value-type="string" calcext:value-type="string">
            <text:p>True</text:p>
          </table:table-cell>
          <table:table-cell/>
          <table:table-cell table:style-name="ce1" office:value-type="string" calcext:value-type="string">
            <text:p><text:span text:style-name="T2">gah4-jeh4  紗布 日語</text:span></text:p>
          </table:table-cell>
          <table:table-cell office:value-type="string" calcext:value-type="string">
            <text:p>3 . ting5-tsih8 tsua5 ( = ti7 tsih8 e5 e7-bin7 koh4 sinn1 tsit8 e5 se3-se3 e5 tsih8 , tit8-tit8 tshiunn7 iam1-ke1-la5 , tsin3-hing5 thau3 jip8 na5-au5 ) . ing7 tsiunn1-tsu5-tshau2 ( piat8-mia5 pin3-thio1-a2-tshau2 , kau2-bue2-tshau2 , hinn7-kau1-a2 tshau2 , jiau3-bin7 hong5 ) e5 hioh8 jue5-iam5 , ing7 juah8-poo3 ( a2-si7 ga1-jeh4 ) lai5 pau1 kui1-liap8 , tsiah4 tsim3 bi2-tshoo3 , tsim3 kau3 tshoo3 tshim1-jip8 , tsiah4 theh8 khi2-lai5 kam5 . kam5 liau2 e7 lau5-nua7 , long2 tioh8 phui3 hiat4-kak8 . na7 kann5 tshui3-ta1 , a2-si7 kann5 sau3 , tsiu7 ing7 thau5 , ho5 tsui2 tsuann1 tso3 te5 thang1 lim1 .</text:p>
          </table:table-cell>
          <table:table-cell office:value-type="string" calcext:value-type="string">
            <text:p>keh4-piah4-tshng5 e5 huan7-tsia2 kong2 : “ ban7-tshiann2 huann1-hi2 leh4 ! huan7-se3 li2 e5 pak4-too2 te2 u7 lau5 tsit8-te3 gah4-jeh4 , li2 tioh8 koh4 khui1 tsit8 pai2 ! ”</text:p>
          </table:table-cell>
          <table:table-cell office:value-type="string" calcext:value-type="string">
            <text:p>tsiu7 bang7-kinn3 bin7-tsing5 tsit8-e5 sin1-khui1 e5 bong7-khong3 , u7 tsit8-e5 khan3-hoo7-hu7 ng2 tsit8-lam2 e5 ga2-jeh4 kap4 mi5-a2 , lai5 tshu1-ti7 khong3-lai7 . tsin1-sing1 mng7 i1 kong2 , tshu1 hia1 beh4 mih8-tai7 ? in3 kong2 , beh4 pho7 gin2-na2 lai5 tsia1 khun3 khah4 nng2 . tsin1-sing1 kong2 , tsia1 si7 bong7-khong3 , ing1-kai1 si7 tai5 si2-lang5 . li2 ho2-i3 beh4 ti7-tsia1 tsiau3-koo3 lang5 ; tsong2-si7 kiann1-liau2 tai5 si2-lang5-e5 na7 kau3 , tsho3-goo7 e7 hoo7 i1 tai5-si2 , hit4-si5 tsiu7 bo5-tshai2 li2 e5 kang1 lah4 !</text:p>
          </table:table-cell>
          <table:table-cell office:value-type="string" calcext:value-type="string">
            <text:p>tsiu7 bang7-kinn3 bin7-tsing5 tsit8-e5 sin1-khui1 e5 bong7-khong3 , u7 tsit8-e5 khan3-hoo7-hu7 ng2 tsit8-lam2 e5 ga2-jeh4 kap4 mi5-a2 , lai5 tshu1-ti7 khong3-lai7 . tsin1-sing1 mng7 i1 kong2 , tshu1 hia1 beh4 mih8-tai7 ? in3 kong2 , beh4 pho7 gin2-na2 lai5 tsia1 khun3 khah4 nng2 . tsin1-sing1 kong2 , tsia1 si7 bong7-khong3 , ing1-kai1 si7 tai5 si2-lang5 . li2 ho2-i3 beh4 ti7-tsia1 tsiau3-koo3 lang5 ; tsong2-si7 kiann1-liau2 tai7 si2-lang5-e5 na7 kau3 , tsho3-goo7 e7 hoo7 i1 tai5-si2 , hit4-si5 tsiu7 bo5-tshai2 li2 e5 kang1 lah4 !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ji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jia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jiah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jiak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jiam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jian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jiang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jiap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jiat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jiau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jih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jik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jim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jin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4">
          <table:table-cell office:value-type="string" calcext:value-type="string">
            <text:p>jing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y</text:p>
          </table:table-cell>
          <table:table-cell table:style-name="ce1" office:value-type="string" calcext:value-type="string">
            <text:p><text:span text:style-name="T2">jing5-jian5  仍然</text:span></text:p>
          </table:table-cell>
          <table:table-cell office:value-type="string" calcext:value-type="string">
            <text:p>2 . bi2-lan5-tun1 ( Philipp Melanchthon ) 1497 — 1560 , tik4-kok4 tsong1-kau3 kai2-kik4-ka1 . i1 ti7 1497 ni5 tshut4-si3 , ti7 tik4-kok4 e5 be2-tun1 . 1509 ni5 jip8 hai2-tik4-beh4-lu2-hi2 tai7-hak8 . koh4 thak8 tsui2-bin2-gen2 tai7-hak8 . 17 hue3 tsiu7 tit4-tioh8 m1 . a1 . ( bun5-hak8-su7 ) e5 hak8-ui7 . au7-lai5 tso3 ui2-thian1-be2-lu2-hi2 tai7-hak8 e5 kau3-siu7 . ti7 hit4 tiap8 kap4 loo7-tik4 ma2-ting1 tang5-i3 kai2-kik4 e5 su7-giap8 . i2-au7 hik8-si7 suat4-kau3 , hik8-si7 tu3-tsok4 , 10 hun1 iong3-hoo7 loo7-tik4 ma2-ting1 , tsin7-lat8 ti7 sin1-kau3 e5 kau3-gi7 , tso3 loo7-tik4 ma2-ting1 bu5 ji7 e5 pang1-tsan7 , nng7-lang5 e5 kuan1-he7 tu2-tu2 tshin1-tshiunn7 i1-li7-a1 kap4 i1-li7-sa1 . i1 bat4 kong2 , “ gua2 na7 tioh8 li7-khui1 loo7-tik4 ma2-ting1 , ling7-khoo2 si2 . ” ia7 loo7-tik4 ma2-ting1 tsi2 i1 kong2 , “ gua2 si7 tsi2-u7 tsit4 e5 tso3 thau5-tsing5 teh4 ia7-tsing2 e5 lang5 , i1 ( tsi2 bi2-lan5-tun1 ) , si7 tsit8 e5 un1-jiu5 , thiam1-tsing7 tue3 au7-piah4 teh4 ak4-tsui2 e5 lang5 . ” i1 si7 tsit8 e5 u7 he7-thong2 e5 sin5-hak8-tsia2 . i1 soo2 tu3 e5 tsoo1-tsit4 sin5-hak8 , si7 sin1-kau3 tsue3 tshoo1-e5 , lian5-siok8 50 pan2 i2-siong7 , ku2-ku2 tso3 tsing3 tai7-hak8 e5 kau3-kho1-su1 . i1 e5 sin3-giong2 tok4-sit8 , hah8-sik4 , ko1-phok4 , si7 tsit8 e5 un2-kian7 e5 tsin1 kun1-tsu2 . ing1-kok4 kap4 huat4-kok4 e5 kok4-ong5 , kui2-na7 pai2 beh4 tshiann2 i1 khi3 , tsong2-si7 i1 m7 , jing5-jian5 tua3 ti7 ui2-thian1-be2-lu2-hi2 , kau3 1560 ni5 li7-khui1 se3-kan1 , tsong3 kap4 loo7-tik4 ma2-ting1 e5 bong7 keh4-piah4 . hiong2-siu7 63 hue3 ( kap4 loo7-tik4 ma2-ting1 penn5-tse7 hue3 ) .</text:p>
          </table:table-cell>
          <table:table-cell office:value-type="string" calcext:value-type="string">
            <text:p>2 . bi2-lan5-tun1 ( Philipp Melanchthon ) 1497-1560 , tik4-kok4 tsong1-kau3 kai2-kik4-ka1 . i1 ti7 1497 ni5 tshut4-si3 , ti7 tik4-kok4 e5 be2-tun1 . 1509 ni5 jip8 hai2-tik4-beh4-lu2-hi2 tai7-hak8 . koh4 thak8 tsui2-bin2-gen2 tai7-hak8 . 17 hue3 tsiu7 tit4-tioh8 m1 . a1 . ( bun5-hak8-su7 ) e5 hak8-ui7 . au7-lai5 tso3 ui2-thian1-be2-lu2-hi2 tai7-hak8 e5 kau3-siu7 . ti7 hit4 tiap8 kap4 loo7-tik4 ma2-ting1 tang5-i3 kai2-kik4 e5 su7-giap8 . i2-au7 hik8-si7 suat4-kau3 , hik8-si7 tu3-tsok4 , tsap8-hun1 iong3-hoo7 loo7-tik4 ma2-ting1 , tsin7-lat8 ti7 sin1-kau3 e5 kau3-gi7 , tso3 loo7-tik4 ma2-ting1 bu5 ji7 e5 pang1-tsan7 , nng7-lang5 e5 kuan1-he7 tu2-tu2 tshin1-tshiunn7 i2-li7-a1 kap4 i2-li7-sa1 . i1 bat4 kong2 , “ gua2 na7 tioh8 li7-khui1 loo7-tik4 ma2-ting1 , ling5-kho2 si2 . ” ia7 loo7-tik4 ma2-ting1 tsi2 i1 kong2 , “ gua2 si7 tsi2-u7 tsit4 e5 tso3 thau5-tsing5 teh4 ia7-tsing2 e5 lang5 , i1 ( tsi2 bi2-lan5-tun1 ) , si7 tsit8 e5 un1-jiu5 , tiam7-tsing7 tue3 au7-piah4 teh4 ak4-tsui2 e5 lang5 . ” i1 si7 tsit8 e5 u7 he7-thong2 e5 sin5-hak8-tsia2 . i1 soo2 tu3 e5 tsoo1-tsit4 sin5-hak8 , si7 sin1-kau3 tsue3 tshoo1-e5 , lian5-siok8 50 pan2 i2-siong7 , ku2-ku2 tso3 tsing3 tai7-hak8 e5 kau3-kho1-su1 . i1 e5 sin3-giong2 tok4-sit8 , hah8-sik4 ko1-phok4 , si7 tsit8 e5 un2-kian7 e5 tsin1 kun1-tsu2 . ing1-kok4 kap4 huat4-kok4 e5 kok4-ong5 , kui2-na7 pai2 beh4 tshiann2 i1 khi3 , tsong2-si7 i1 m7 , jing5-jian5 tua3 ti7 ui2-thian1-be2-lu2-hi2 , kau3 1560 ni5 li7-khui1 se3-kan1 , tsong3 kap4 loo7-tik4 ma2-ting1 e5 bong7 keh4-piah4 . hiong2-siu7 63 hue3 ( kap4 loo7-tik4 ma2-ting1 penn5-tse7 hue3 ) .</text:p>
          </table:table-cell>
          <table:table-cell office:value-type="string" calcext:value-type="string">
            <text:p>2 . bi2-lan5-tun1 ( Philipp Melanchthon ) 1497-1560 , tik4-kok4 tsong1-kau3 kai2-kik4-ka1 . i1 ti7 1497 ni5 tshut4-si3 , ti7 tik4-kok4 e5 be2-tun1 . 1509 ni5 jip8 hai2-tik4-beh4-lu2-hi2 tai7-hak8 . koh4 thak8 tsui2-bin2-gén tai7-hak8 . 17 hue3 tsiu7 tit4-tioh8 m1 . a1 . ( bun5-hak8-su7 ) e5 hak8-ui7 . au7-lai5 tso3 ui2-thian1-be2-lu2-hi2 tai7-hak8 e5 kau3-siu7 . ti7 hit4 tiap8 kap4 loo7-tik4 ma2-ting1 tang5-i3 kai2-kik4 e5 su7-giap8 . i2-au7 hik8-si7 suat4-kau3 , hik8-si7 tu3-tsok4 , 10 hun1 iong3-hoo7 loo7-tik4 ma2-ting1 , tsin7-lat8 ti7 sin1-kau3 e5 kau3-gi7 , tso3 loo7-tik4 ma2-ting1 bu5 ji7 e5 pang1-tsan7 , nng7-lang5 e5 kuan1-he7 tu2-tu2 tshin1-tshiunn7 i1-li7-a1 kap4 i1-li7-sa1 . i1 bat4 kong2 , " gua2 na7 tioh8 li7-khui1 loo7-tik4 ma2-ting1 , ling7-khoo2 si2 . " ia7 loo7-tik4 ma2-ting1 tsi2 i1 kong2 , " gua2 si7 tsi2-u7 tsit4 e5 tso3 thau5-tsing5 teh4 ia7-tsing2 e5 lang5 , i1 ( tsi2 bi2-lan5-tun1 ) , si7 tsit8 e5 un1-jiu5 , thiam1-tsing7 tue3 au7-piah4 teh4 ak4-tsui2 e5 lang5 . " i1 si7 tsit8 e5 u7 he7-thong2 e5 sin5-hak8-tsia2 . i1 soo2 tu3 e5 tsoo1-tsit4 sin5-hak8 , si7 sin1-kau3 tsue3 tshoo1-e5 , lian5-siok8 50 pan2 i2-siong7 , ku2-ku2 tso3 tsing3 tai7-hak8 e5 kau3-kho1-su1 . i1 e5 sin3-giong2 tok4-sit8 , hah8-sik4 , ko1-phok4 , si7 tsit8 e5 un2-kian7 e5 tsin1 kun1-tsu2 . ing1-kok4 kap4 huat4-kok4 e5 kok4-ong5 , kui2-na7 pai2 beh4 tshiann2 i1 khi3 , tsong2-si7 i1 m7 , jing5-jian5 tua3 ti7 ui2-thian1-be2-lu2-hi2 , kau3 1560 ni5 li7-khui1 se3-kan1 , tsong3 kap4 loo7-tik4 ma2-ting1 e5 bong7 keh4-piah4 . hiong2-siu7 63 hue3 ( kap4 loo7-tik4 ma2-ting1 penn5-tse7 hue3 ) .</text:p>
          </table:table-cell>
          <table:table-cell office:value-type="string" calcext:value-type="string">
            <text:p>gua2 thiann1-liau2 tsiu7 bing5-pik8 it4-tshe3 . tsiah4 ki3-tit4 se3-han3 gua2 12 hue3 e5 si5 , bi2-biau7 si7 8 hue3 . in1-ui7 tshu3-pinn1 li7 bo5 hng7 , beh4 khi3 thak8 kong1 hak8-hau7 e5 si5 ( kok4-bin5 hak8-hau7 , tong1-si5 kio3-tsue3 kong1 hak8-hau7 ) siong5-siong5 sio1-tsio1 . ti7 hak8-hau7 tsue3-hue2 thit4-tho5 , bat4 tsit8-pai2 i1 hoo7 khah4 tua7-han3 e5 tsa1-poo1 gin2-na2 khi1-hu7 , gua2 thue3 i1 tshut4-thau5 ui7 i1 . u7-si5 hoo7 pat8 e5 tsa1-boo2 gin2-na2 kang7 , gua2 tsiu7 ui7 i1 kap4 lang5 sio1-phah4 lai5 hian2-bing5 gua2 e5 gi7-kiap4-sim1 . tong1-si5 sui1-jian5 si7 se3-han3 iau2-ku2 tsin1 siong1 ho2 . siong5-siong5 tshua7-tshut4 tshua7-jip8 . bo5 phah4-sng3 bak8-tsit8-nih4 i2-king1 kue3-khi3 10 lian5-ni5 lah4 . na7-si7 biau7 huat8-phuat4 , thian1-tsin1 lan7-ban7 e5 sing3-tsit4 , hit4-tui3 bak8-tsiu1 , kap4 ai3-kiau1 e5 tshui3 , tshio3 e5 si5 siang1-ping5 e5 tsiu2-khut4-a2 , kho2-ai3 e5 tsu1-thai3 , jing5-jian5 tsiau3-ku7 ti7-teh4 . tsin1-tsiann3 si7 hoo7 lang5 it4-kian3 lan5-bong5 . tsit8-si5 sim1-uan5 i3-ma2 sun3-kan1 kah4 hue5-ik4 kau3 gin2-na2 si5-tai7 e5 su7 , bing5-bing5 na2-tsun2 ti7 bak8-tsing5 . bi2-biau7 to3-khi3 ia7 tsiong1 hit4 e7-poo1 e5 su7 kong2 hoo7 in1 ma1-mah4 thiann1 . in1 lau7-bu2 ia7 ka7 i1 suat4-bing5 ka7 i1 kong2 tai7-khai3 si7 lin2 pa1-pa1 e5 ho2 ping5-iu2 lim5 peh4-peh4 e5 hau7-sinn1 tshing1-hun5 hiann1 . bi2-biau7 tui3 an2-ni1 ia7 siunn7-tioh8 gin2-na2 si5-tai7 e5 su7 , put4-kak4 sim1-tiong1 ia7 senn1-khi2 tsit8-khuan2 oh4-tit4 thang1 hing5-iong5 e5 sim1-tsing5 .</text:p>
          </table:table-cell>
          <table:table-cell office:value-type="string" calcext:value-type="string">
            <text:p>gua2 thiann1-liau2 tsiu7 bing5-pik8 it4-tshe3 . tsiah4 ki3-tit4 se3-han3 gua2 12 hue3 e5 si5 , bi2-biau7 si7 8 hue3 . in1-ui7 tshu3-pinn1 li7 bo5 hng7 , beh4 khi3 thak8 kong1 hak8-hau7 e5 si5 ( kok4-bin5 hak8-hau7 , tong1-si5 kio3-tsue3 kong1 hak8-hau7 ) siong5-siong5 sio1-tsio1 . ti7 hak8-hau7 tsue3-hue2 thit4-tho5 , bat4 tsit8-pai2 i1 hoo7 khah4 tua7-han3 e5 tsa1-poo1 gin2-na2 khi1-hu7 , gua2 thue3 i1 tshut4-thau5 ui7-i1 . u7-si5 hoo7 pat8 e5 tsa1-boo2 gin2-na2 kang7 , gua2 tsiu7 ui7 i1 kap4 lang5 sio1-phah4 lai5 hian2-bing5 gua2 e5 gi7-kiap4-sim1 . tong1-si5 sui1-jian5 si7 se3-han3 iau2-ku2 tsin1 siong1 ho2 . siong5-siong5 tshua7-tshut4 tshua7-jip8 . bo5 phah4-sng3 bak8-tsit8-nih4 i2-king1 kue3-khi3 10 lian5-ni5 lah4 . na7-si7 biau7 huat8-phuat4 , thian1-tsin1 lan7-ban7 e5 sing3-tsit4 , hit4-tui3 bak8-tsiu1 , kap4 ai3-kiau1 e5 tshui3 , tshio3 e5 si5 siang1-ping5 e5 tsiu2-khut4-a2 , kho2-ai3 e5 tsu1-thai3 , jing7-jian5 tsiau3-ku7 ti7-teh4 . tsin1-tsiann3 si7 hoo7 lang5 it4-kian3 lan5-bong5 ( ? @-‥-￡-Ao-§-N ) . tsit8-si5 sim1-uan5 i3-ma2 ( ? s · a1 · N-°-‥ ) sun3-kan1 kah4 hue5-ik4 kau3 gin2-na2 si5-tai7 e5 su7 , bing5-bing5 na2-tsun2 ti7 bak8-tsing5 .</text:p>
          </table:table-cell>
          <table:table-cell office:value-type="string" calcext:value-type="string">
            <text:p>kong2 6 hue3 kiann2 beh4 tsiah8 ioh8 , tsu3-sia7 e5 tai7-sing1 , long2 e7-hiau2 ki5-to2 . kau3 i1 beh4 si2 e5 tsiann5 tiam2 tsing1 tsing5 , kio3 in1 ma1-mah4 theh8 tiau3 ti7 i1 khun3-pang5 piah4-nih4 ia5-soo1 e5 siong7 hoo7 i1 . theh8 kue3 tshiu2 ng3 ia5-soo1 kim1-kim1 khuann3 , khuann3 liau2 ka7 i1 tsim1 , tsim1 liau2 koh4 khuann3 . tshin1-tshiunn7 an2-ni1 lian5-lian5 kui2-na7 pai2 . au7-lai5 tsiong1 siong7 khng3 ti7 sim1-kuann1 thau5 hia1 . siang1-tshiu2 hap8-tsiong2 kiong1-king3 tshiunn3 : “ ia5-soo1 thiann3 gua2 , gua2 tsai1 bing5 ” ia7 kio3 i1 e5 ma1-mah4 kap4 i1 sann1-kap4 tshiunn3 . in1 ma1-mah4 lau5 bak8-sai2 na5-au5-kng2 tinn7 tshiunn3 be7 tshut4 siann1 . hui7-tsing1 ka7 ma1-mah4 kong2 : “ ma1-mah4 m7-thang1 huan5-lo2 , ia5-soo1 thiann3 gua2 sann1-tang5 kiann5 , ti7 gua2 sin1-pinn1 bian2 kiann1-hiann5 . gua2 na7 thiann3 i1 kau3 loo7-bue2 , i1 ue7 tshua7 gua2 kinn3 thinn1 pe7 . ” kong2 suah4 e5 si5 bak8-tsiu1 pang3 kheh4-kheh4 tshiu2 jing5-jian5 hap8-tsiong2 tshin1-tshiunn7 teh4 ki5-to2 e5 khuan2-sit4 , ma1-mah4 ia7 thue3 i1 ki5-to2 .</text:p>
          </table:table-cell>
          <table:table-cell office:value-type="string" calcext:value-type="string">
            <text:p>puan3-sian1 seh4 tioh8 sun7 thinn1-li2 , kui3-jing5 khng3 tioh8 khi3 hu3 tshi3 , kong1-bing5 tsu3-tiann7 bo5 tsha1-i5 , giok8-thinn1 hing5-su7 kiam2 ni5-ki2 .</text:p>
          </table:table-cell>
          <table:table-cell office:value-type="string" calcext:value-type="string">
            <text:p>ti7 hit4-si5 tsiap4-tioh8 siong5-siong5 lai5 keh4-piah4 tshing1-bok8 hai2-kun1 tai7-ui3 tau1 thuan5-to7 e5 huan3-ia2 bok8-su1 e5 hong2-mng7 , ing7 tse7-tse7 tsin1-sin5 e5 sing3-to7 sann1-khng3 . na7-si7 jing5-jian5 ti7 be5-tsui3 e5 ok4-bong7-tiong1 , lan5-tit4 tsing1-sin5 .</text:p>
          </table:table-cell>
          <table:table-cell office:value-type="string" calcext:value-type="string">
            <text:p>tiunn1 ong5-kong1 tsiu7-si7 su5-san1 e5 tiunn1 put8 , 2 gueh8 11 jit8 tshut4 si3 . bat4 ti7 tsiat4-kang1 khui1 ho5-kau1 hoo7 tsun5-tsiah4 thong1 ong2 . au7-lai5 lang5 khi2 bio7 lai5 pai3 . tu2-tioh8 tsui2-tsai1 long2 lai5 kiu5 po2-pi3 . song3 jing5-tsong1 hong1 tso3 ling5-tse3-ong5 . se3-siok8 tshing1 tso3 tiunn1 ong5-kong1 , tiunn1 tai7-te3 . go5 thuan5 kong2 i1 u7 ke3-ti3 lai5 hian2-sing3 , in1 boo2 hian3 tso3 tsioh8 thau5 .</text:p>
          </table:table-cell>
          <table:table-cell office:value-type="string" calcext:value-type="string">
            <text:p>to3-lai5 lai7-bin7 long2 uann7 sin1 khong1-khi1 , ban7-su7 pian3-khuan2 . ting1-hu5 so2 su7-su7 kha1-sang1 tshiu2-liang7 , tshui3 tshio3-gi7-gi7 , huann1-thau5 hi2-bin7 , tui3 tua7 tui3 se3 khin1-siann1 seh4-sueh4 , uan2-jian5 tsing5-au7 uann7 tsit8 e5 lang5 . ting1-hu5 hiann1 sim1 am3-am3 tsin1 tua7 e5 kam2-kik4 , tsu7 an2-ni1 lang3 tsin1 ku2 bo5 koh4 khi3 mui5-ki1-ting1 tshue7 po2-tsu1-a2 . i1 tsin1 ai3 ka7 i1 khuann3 ting1-hu5 so2 si7 teh4 pinn3 siann2-khuan2 , thai3-e7 tsiah4 tua7 pian3 . ting1-hu5 so2 jing5-jian5 tak8-jit8 sia2 tu2-ho2 e5 sing3-king1 ku3 ka7 i1 khng3 ti7 i1 e5 tiong7-hu1 beh4 khi3 tshut4-khin5 soo2 tshing7 gua7-sann1 e5 te7-a2-lai7 . ting1-hu5 hiann1 na7 beh4 jim5 ki1-a2-hun1 tsiu7 jim5-tioh8 . Ho͘N3-ki5 , tsiu7 ka7 i1 thak8 , mui2-pai2 to1 siu7 tua7 kam2-kik4 .</text:p>
          </table:table-cell>
          <table:table-cell/>
        </table:table-row>
        <table:table-row table:style-name="ro2">
          <table:table-cell office:value-type="string" calcext:value-type="string">
            <text:p>jinn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jio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jioh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jiok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jiong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jioo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jip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jit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jiu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jo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表日語的發音</text:p>
          </table:table-cell>
          <table:table-cell office:value-type="string" calcext:value-type="string">
            <text:p>12 ) j ja1 ji1 ju1 je1 * joo1 * jo1</text:p>
          </table:table-cell>
          <table:table-cell office:value-type="string" calcext:value-type="string">
            <text:p>lau7-su1 : sa1 ! Do-jo1 go1-iuk-ku1-li1 . ( tshiann2 li2 ban7-ban7-a2 si7 ) .</text:p>
          </table:table-cell>
          <table:table-cell table:number-columns-repeated="9"/>
        </table:table-row>
        <table:table-row table:style-name="ro4">
          <table:table-cell office:value-type="string" calcext:value-type="string">
            <text:p>joh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n</text:p>
          </table:table-cell>
          <table:table-cell table:style-name="ce1" office:value-type="string" calcext:value-type="string">
            <text:p><text:span text:style-name="T2">bang3-joh4 ( banjio ) 外來語發音</text:span></text:p>
          </table:table-cell>
          <table:table-cell office:value-type="string" calcext:value-type="string">
            <text:p>tsit4-si5 gua2 beh4 kong2 loo5-le5 kau3 bi1-tsiu1 soo2 siu7-tioh4 e5 ing2-hiong2 ia7 pau1-kuat4 tsit4-kua3 au1-tsiu1 e5 in1-soo3 . tsa2-ki5 au1-tsiu1 lai5 e5 i5-bin5 , in1-ui7 tua3-ti7 suann1-khu1 , soo2-i2 in1 e5 bin5-iau5 ia7 ho7-tsue3 suann1-khu1 im1-gak8 . tsit4-e5 bin5-iau5 soo2 iong7 e5 gak8-khi3 u7 gi1-tha2 ( guitar ) , bang3-joh4 ( banjio ) , ke7-im1 gi1-tha2 ( bass ) , ting2-ting2 . tsit4-e5 im1-gak8 e5 suan1-lut8 si7 tui3 ai3-ni1-laan ( Ireland ) i2-kip4 soo1-kik4-laan ( Scotland ) e5 bin5-iau5 lai5 e5 .</text:p>
          </table:table-cell>
          <table:table-cell office:value-type="string" calcext:value-type="string">
            <text:p>tsit4-si5 gua2 beh4 kong2 loo5-le7 kau3 bi2-tsiu1 soo2 siu7-tioh8 e5 ing2-hiong2 , tsit4-e5 ing2-hiong2 ia7 pau1-kuat4 tsit8-kua2 au1-tsiu1 e5 in1-soo3 . tsa2-ki5 au1-tsiu1 lai5 e5 i5-bin5 , in1-ui7 tua3-ti7 suann1-khu1 , soo2-i2 in1 e5 bin5-iau5 ia7 ho7-tsue3 suann1-khu1 im1-gak8 . tsit4-e5 bin5-iau5 soo2 iong7 e5 gak8-khi3 u7 gi1-tha1 ( guitar ) , bang1-joh4 ( banjo ) , ke7-im1 gi1-tha1 ( bass ) ting2-ting2 . tsit4-e5 im1-gak8 e5 suan5-lut8 si7 tui3 ai1-ni2-lan5 ( Ireland ) i2-kip8 soo1-kik4-lan5 ( Scotland ) e5 bin5-iau5 lai5-e5 .</text:p>
          </table:table-cell>
          <table:table-cell table:number-columns-repeated="9"/>
        </table:table-row>
        <table:table-row table:style-name="ro4">
          <table:table-cell office:value-type="string" calcext:value-type="string">
            <text:p>jok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n</text:p>
          </table:table-cell>
          <table:table-cell table:style-name="ce1" office:value-type="string" calcext:value-type="string">
            <text:p><text:span text:style-name="T2">jok8-the2-tik8 人名  發音 甘字典沒有</text:span></text:p>
          </table:table-cell>
          <table:table-cell office:value-type="string" calcext:value-type="string">
            <text:p>ti7 tsia1 soo2-i2 ik8-tsue3 “ sio1-bat4 , sio1 tsai1-iann2 ” sit8-tsai7 e5 lian5-hap8 sio1-bat4 . tui3 tsia1 tit4-tioh8 hu1-hu7-kan1 tsin1 e5 sio1 li2-kai2 , sann1 an1-ui3 , sio1-lo7 e5 thiann3 tsing5 . ti7 hia1 u7 huann1-hi2 , u7 thiann3-tsing5 , u7 ui3 siau2-le2 , u7 an1-ui3 , tsit4 e5 thiann3 o3-biau2 ah4 ! tse1 tsiu7-si7 jok8-the2-tik8 ka1-ting5 thiann3 e5 liu2-tua3 . tui3 an1-ni1 hu1-hu7 sann1 kiat4-lian5 , senn1 kiann2 senn1 sun1 lai5 ke1-thinn1 “ jin5-sing1 e5 hing7-hok4 . ” uan5-tsiann5 sin5 e5 tsiok4-hok4 . tsiong1 tsit8 e5 tsue3 tshoo1-siok8 , tsue3 gik8-sing3 , im5-luan7 , sia5-ok4 , hih4-hiauh4 lai5 kun2-tshio3 . pho3-huai7 ka1-ting5 , hu2-hua3 sia7-hue7 , gui5-hai7 kok4-ka1 , tsit4 e5 tsue7 m7-si7 sio2-khua2 . soo2-i2 sing3-king1 kong2 lang5-lang5 e5 “ tshng5 tioh8 tshing1-khi3 , bo5 la5-sam5 ” .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jong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Jerome De jong1 tsok4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joo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12 ) j ja1 ji1 ju1 je1 * joo1 * jo1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ju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jua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juah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juan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外國人名</text:p>
          </table:table-cell>
          <table:table-cell office:value-type="string" calcext:value-type="string">
            <text:p>( 8 ) . juan1 d'Arc ( 1412-143 ) tsit4 e5 lu2-su2 si7 huat4-kok4 lang5 , i1 si7 lu2-kiat8 , koh4 iah8 si7 sun5-lan7-tsia2 , sit8-tsai7 iah8 si7 sing3-tsia2 . lun7 i1 soo2 sing5-tsiu7 e5 su7-giap8 , na7 tui3 i1 soo2 ke3-ue7 e5 si5 e5 tsong7-thai7 kap4 tsian5-too5 ( 誤-植-too3 ) e5 hiam2-o1 tsham1 tsuan5-jian5 tui3 i1 long2 bo5 li7-ik4 tsiah4 e5 tiam2 ka7 i1 siunn7 khi2-lai5 e5 si5 , sit8-tsai7 bue7 khah4 su1 ti7 lik8-su2-siong7 soo2 u7 tsue3 ko1 e5 ki3-liok8 . song3-hiong1 bo5 siu7 kau3-iok8 , koh4 si7 long5-hu1 e5 tsa1-boo2-kiann2 , i1 khuann3-kinn3 i1 e5 kok4-ka1 i2-king1 ti7 tui3-tik8 e5 ping1-lat8 e5 e7-kha1 teh4 hoo7 in1 thun2-tah8 , tsai1-iann2 bo5 u7 ti2-khong3-lat8 koh4 tsi3-khi3 long2 bo5 liau2-liau2 lah4 . ti7 kui2-na7 ni5 e5 tiong1-kan1 siu7 ap4-pik4 to1 teh4 tong3 bue7 tiau5 , koh4 kok4-ong5 i2-king1 siunn7 beh4 thuat4-tshut4 kok4-king2 lah4 . na7 si7 tsit4-e5 song3-hiong1 tsue3-tshan5 lang5 e5 tsa1-boo2 gin2-na2 tsit8-e7 tshun1 tshiu2 khi3 bong1 tsit8-te3 tshin1-tshiunn7 si2-lang5 kut4-thau5 e5 kok4-ka1 lah4 , tsit4 e5 si2-kut4-thau5 e5 kok4-ka1 liam5-pinn1 peh4 khi2-lai5 te3 i1 kiann5 lah4 . tann1 juan1 d'Arc e5 ui2-tai7 e5 soo2-tsai7 m7-si7 tioh8 tan2 tsian3-tsing1 iann5 , tian1-to3 si7 ui7-tioh8 ue7 tsing1-hok8 ka1-ki7 tsit4 tiam2 teh4 tshut4-mia5 . tsit4 lang5 tsin2-kiu3 tsit8 e5 kok4-ka1 , koh4 ing7 ong5-kuan1 tsiau3 ku7 thang1 kui1 ti7 ong5 e5 thau5-khak4 , tsue3 tsit4-khuan2 e5 tua7-su7-giap8 iah8 long2 bo5 phua3-hai7 tioh8 i1 e5 tsing5-tsho1 , tui3 thau5 kau3-be2 si7 tshu3-lu2 , sit8-tsai7 i1 tui3 tsit4 e5 ui2-tai7 e5 kong1-giap8 soo2 ing1-kai1 tit4-tioh8 e5 si7 po3-siunn2 kap4 bing5-u3 , tsong2-si7 i1 long2 bo5 tit4 puann3-hang7 . i1 soo2 hi1-bong7 e5 si7 kan1-ta1 ai3 tng2 khi3 i1 e5 tshan5-tsng1-tshu3 koh4 lai5 koo3-iunn5 kap4 pang1-tsan7 lau7-bu2 e5 su7 na7-tiann7 .</text:p>
          </table:table-cell>
          <table:table-cell office:value-type="string" calcext:value-type="string">
            <text:p>Alonso ka7 tshiu2 he7 ti7 juan1 e5 king1-kah4-thau5 ka7 so1-so1-leh4 , kong2 : “ juan1 , sui1-bong2 kong2 gua2 tso3 be7 kau3 , m7-koh4 gua2 khak4-sit8 tsin1 phue3-hok8 li2 e5 iong2-khi3 , lun7-tsin1 kong2 , li2 u7-iann2 hoo7 gua2 siunn7 tsin1 tse7 , i1-sing1 e5 tsuan1-giap8 , tso3-lang5 e5 thai7-too7 , jin1-sing1-kuan1 ting2-ting2 ; ti7 tsit4-kiann7 tai7-tsi3 , gua2 bo5 huat4-法-too7 ka7 li2 tau3 tsih4-lat8 , kan1-tann1 e7-sai2 ka7 li2 koo2-le7 , m7-thang1 sit4-tsi3 , gua2 ing2-uan2 si7 li2 e5 ho2 ping5-iu2 . ”</text:p>
          </table:table-cell>
          <table:table-cell office:value-type="string" calcext:value-type="string">
            <text:p>Alonso tsu7-tsiong5 lai5 ka7 juan1 e5 ki1-kim1-hue7 tau3-sann1-kang7 , to7 long2 tsioh4 khia7 ti7 hia1 . Ｉ puann3-me5 thiann1-tioh8 kuai3-siann1 , tui3 bin5-tshng5 peh4 khi2-lai5 sun5 , tu2 kiann5 tshut4-lai5 kau3 pan7-kong1-sik4 , sui5 ho7 lang5 tui3 bin7 hiong5-hiong5 bok4-lueh4 , kui1-e5 lang5 siak4 ti7 thoo5-kha1 , kan1-tann1 khuann3-tioh8 tsit8-e5 lang5 theh8 tshiu2-tian7 ka7 tshio7 , mng7 kong2 : “ li2 si7 m7-si7 juan1 Lorca ? ” Alonso tshinn1-tiann7 peh8-tiann7 hoo7 tshiu2-tian7 tshio7 kah4 bak8-tsiu1 peh4 long2 be7 kim1 , tshiu2 ka7 bin7 bong1-tsit8-e7 , tam5-koo5-koo5 , long2 si7 hueh4 .</text:p>
          </table:table-cell>
          <table:table-cell office:value-type="string" calcext:value-type="string">
            <text:p>a1-tik4 e7 ti7 sann1-kenn1 me5-puann3 loh8-suann1 lai5-kau3 tsia1 , si7 in1-ui7 siu7-tioh8 Milagros e5 pai3-thok4 lai5 tshue7 juan1-e5 , tsu7-tsiong5 tsoh8-jit8 u7-lang5 tng2-lai5 Puigcerda Nuevo , kong2 tsing3-hu2 beh4 tui3 in1 tsiah4-e5 lang5 put4-li7 , hong1-siann1 to7 khai1-si2 thuan5 kah4 tshiang5-tshiang5-kun2 , m7-koh4 Milagros khah4 huan5-lo2 ti7 suann1-kha1 juan1 e5 an1-tsuan5 , soo2-i2 tshiann2 a1-tik4 it4-ting7 ai3 kuann2 loh8-suann1 khi3 tshue7 juan1 .</text:p>
          </table:table-cell>
          <table:table-cell office:value-type="string" calcext:value-type="string">
            <text:p>a1-tik4 jip8-khi3 kau3 lau5-thui1-king1 liau2-au7 , m7-kann2 sio2 hioh4 , sui5 he7 senn3-mia7 tsit8-gam2 tsit8-gam2 peh4-khi2-lih4 , siau3-lian5-e5 kha1-kiann7 tshiu2-kiann7 , tsit8-si5-a2 to7 lai5-kau3 tsap8-ji7 lau5 , iau2 be7-tsing5 tshun1-tshiu2 khi3 khui1-mng5 , tsap8-ji7 lau5 lau5-thui1-king1 e5 mng5 suah4 khui1 to3 tshut4-lai5 , tsit8-e5 khuann3 , si7 nng7-e5 tshing7 oo1-sann1 e5 tsa1-poo1-lang5 , a1-tik4 tua7 tioh8-kiann1 , tsit4 nng7-e5 lang5 , kap4 hit4-kang1 ti7 juan1 e5 pan7-kong1-sik4 khuann3-tioh8 hit4 nng7-e5 long3 tui3 au7-piah4-mng5 tshut4-khi3 e5 lang5 e5 au7-piah4-hing5 tsin1 sing5 , m7-koh4 tsit4 nng7-e5 tshing7 oo1-sann1-e5 khuann3-tioh8 a1-tik4 tshing7 peh8-sik4 e5 tng5-sann1 , sui5 kong2 tsit8-siann1 sit4-le2 kiu1 to3-tng2-khi3 , a1-tik4 au7-lai5 siunn7-tioh8 tsit4-kiann7 tai7-tsi3 e5 si5 , ioh4 in1 kho2-ling5 to7-si7 beh4 lai5 thai5 ngoo5 kok4-sing5 , m7-koh4 in1-ui7 tu2-tioh8 a1-tik4 , liah8 tso3 i1 si7 i1-sing1 , tsuann1-a2 lim5-si5 thiu1-the3 , tsun2-pi7 khah4 kua2 tsiah4 lai5 .</text:p>
          </table:table-cell>
          <table:table-cell office:value-type="string" calcext:value-type="string">
            <text:p>a1-tik4 kiann5 lai5-kau3 uat4-kak4 e5 soo2-tsai7 , tsu3-i3 tioh8 tsit8-king1 pan7-kong1-sik4 mng5-ting2 e5 mia5-pai5 sia2-e5 si7 “ juan1 Lorca ” , i1 kin2 ua2-kue3 , tui3 mng5-piann2 tsun7 khuann3-mai7 , mng5 so2-tiau5-leh4 .</text:p>
          </table:table-cell>
          <table:table-cell office:value-type="string" calcext:value-type="string">
            <text:p>a1-tik4 kuat4-ting7 beh4 ti7 Puigcerda Nuevo tua3-tsit8-tsam7 ah4 , tu5-liau2 in1-ui7 tsia1 e5 lang5 liong5-sian7 , hoo7 i1 kam2-sim1 , koh4-lai5 suann1-nih8 e5 tsit4-e5 te7-thau5 , king2-ti3 tsin1 le3-tau2 , be7-su1 si7 tsit8-pak4 too5-leh4 , koh4-khah4 tiong7-iau3-e5 si7 , a1-tik4 khi3 ai3-tioh8 Milagros-ah4 , i1 m7-tsai1 tsit4-siann1 na7 li7-khui1 , beh4 an2-tsuann2 kap4 Milagros po2-tshi5 lian5-lok8 , koh4 tsu7-tsiong5 juan1 loh8-suann1 liau2-au7 , Milagros tsit8-e5 lang5 tua3 , a1-tik4 ma7 be7 hong3-sim1 , i1 sim7-tsi2 u7 si5-tsun7 e7 tshiong2-pong7 siunn7-kong2 , ki3-jian5 nng7-e5 lang5 hoo7-siong1 i3-ai3 , kui1-khi3 kap4 Milagros kiat4-hun1 , tsit8-si3-lang5 tua3 ti7 tsia1 , m7-koh4 gua7-khau2 hong1-siann1 kui2-hau2 , put4-si5 long2 u7 tsit8-kua2 tui3 Puigcerda Nuevo tsiann5 put4-li7 e5 hong1-siann1 thuan5 to3-tng2-lai5 , a1-tik4 m7 tsai1-iann2 tsit4-khuan2 khuai3-lok8 e5 jit8-tsi2 e7-tang3 i5-tshi5 jua7 ku2 ?</text:p>
          </table:table-cell>
          <table:table-cell office:value-type="string" calcext:value-type="string">
            <text:p>a1-tik4 si3-kue3 mng7 bo5 juan1 e5 ha7-loh8 , kui1-khi3 na2 mng7 “ Saint Fulgentius penn7-inn7 ” , bo5-lun7 an2-tsuann2 i1 tui3 ngoo5 kok4-sing5 tsit4-e5 tua7-liap8-lu1 sit8-tsai7 tsin1 hoo3-hian5 ti7 teh4 , ji5-tshiann2 kong2-khi2-lai5 , sng3-si7 hiong1-tshin1 , bo5 kian3-si2 put4-kiu3 e5 to7-li2 , tsong2-si7 i1 si7 gua7-ui7-a2 lang5 , kan1-tann1 kho3 i1 thiann1-tioh8-e5 tsit4-e5 mia5 beh4 tshue7 tsit8-king1 penn7-inn7 , khak4-sit8 be7-su1 hai2-te2 bong1-tsiam1-leh4 .</text:p>
          </table:table-cell>
          <table:table-cell office:value-type="string" calcext:value-type="string">
            <text:p>a1-tik4 tong1-jian5 m7-tsai1 , kan1-tann1 bak8-tsiu1 kim1-kim1 siong3 juan1 khuann3 , beh4 thiann1 i1 koh4 kong2-loh8-khi3 .</text:p>
          </table:table-cell>
          <table:table-cell office:value-type="string" calcext:value-type="string">
            <text:p>a1-tik4 tsu7 loh8-suann1 , it4-tit8 u7 teh4 kha3 juan1 e5 tshiu2-ki1-a2 , m7-koh4 kha3 long2 be7 thong1 , tiong1-tau3 i1 ti7 loo7-pinn1 e5 tsit8-king1 phang2-tiam3 tsiah8-tau3 , suah4 tsiap4-tioh8 juan1 e5 tian7-ue7 .</text:p>
          </table:table-cell>
          <table:table-cell/>
        </table:table-row>
        <table:table-row table:style-name="ro2">
          <table:table-cell office:value-type="string" calcext:value-type="string">
            <text:p>juann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人名？</text:p>
          </table:table-cell>
          <table:table-cell office:value-type="string" calcext:value-type="string">
            <text:p>ti7 1972 ni5 , u7 tsit4 e5 uat8-lam5 e5 tsa1-boo2-gin2-a1 ti7 khi3-iu5-tuann5 na2 teh4 sio1 e5 si5 , thian2-khui1 siang1-tshiu2 ng3 hip4-siong3-ki1 tsau2 lai5 . tsit4 tiunn1 siong3-phinn3 tit4-tioh4 poo1-lip4-tsu2-tsiong2 . tsit4-e5 kiann1-lang5 e5 ue7-bin7 khik4 tiau5 ti7 hit4-e5 bi2-kun1 siong7-ui7 , Plummer , e5 nau2-hai2 nih4 20 ni5 ku2 , tsiann5-tsue7 ok4-bang7 , si5-khik4 khun3-jiau2 i1 . ui7 tioh8 beh4 phia3-bian2 tsit4 khuan2 e5 ok4-bang7 , i1 tim5-lun5 ti7 tsiu2-pue1 nih4 . nng7-pai2 e5 hun1-in1 long2 sit4-pai7 . au7 lai5 i1 gu7-tioh8 tsit4-ui7 ki1-tok4-too5 , juann1 , tshua7 i1 khi3 kau3-tng5 , tsham1-ka1 thue3-siu1-hue7 . ti7 1990 ni5 , i1 e5 sinn3-mia7 u7 tua7 tsuan2-pian3 , khi3 thak8 sin5 hak8-inn7 , tsiann5 tsue3 ui7-li2-kong1-hue7 e5 bok8-su1 . ti7 1996 ni5 , i1 te7-it4-pai2 thiann1-kinn3 hit4-e5 tsa1-boo2-gin2-a1 iau2 uah8-teh4 . tsit4-e5 tsa1-boo2-gin2-a1 siu7-siong1 e5 si5 , hit4-ui7 tit4-tioh8 poo1-lip4-tsu2-tsiong2 e5 liap4-iann2-su1 , Nick , tsiong1 i1 pho7 kau3 pinn7-inn7 , ti7 hia1 tsa1-boo2-gin2-a1 , tua3 tsit4-ni5 nng7-ko3-gueh8 . au7 lai5 tsa1-boo2-gin2-a1 , kim1-hok4 , siu7 sang3 kau3 Cuba thak8-tsheh4 , kiat4-hun1 , kau3 Moscow bit4-guat8-lu2-hing5 , tiong1-too5 thau1-tsau2 kau3 bi2-kok4 , tit4-tioh8 tsing3-ti7 e5 phiah4-hoo7 , tsue3-au7 ting7-ku1 ti7 Canada e5 Toronto . ti7 1996 ni5 e5 tsap8-it4 gueh8 , kim1-hok4 siu7 iau1-tshiann2 tsham1-ka1 ti7 Washington ku2-hing5 e5 uat8-lam5 tsian3-tsing1-thue3-ngoo2-kun1-jin5 ki3-liam7 tai7-hue7 . ti7 hue7-tiong1 , kim1-hok4 kong2 : " gua2 na7 ue7-tang3 kinn3-tioh8 hit4-ui7 ka7 gua2 tsa3 tioh8 siong1 e5 hui1-hing5-uan5 , gua2 beh4 ka7 kong2 : " lan2 bue7-tang3 kai2-pian3 lik8-su2 pi1-tsham2 , tan7-si7 , lan2 ue7-tang3 tso3 kua2 ho2 tai7-tsi3 lai5 tshiok4-tsin3 ho5-ping5 . " Plummer ti7 hue7 au7 kinn3-tioh8 kim1-hok4 , kong2 : " gua2 sit4-tsai7 khui1-khiam3 , tsin1 sit4-le2 , gua2 m7-si7 tiau1-kang1 beh4 siong1-hai7 li2 e5 . " kim1-hok4 kong2 : " gua2 guan5-liong7 ! gua2 guan5-liong7 ! " ti7 hit4-e5 si5-tsun7 , Plummer 24 ni5 e5 tang7-tann3 tsiah4 tit4-tioh8 thau2-pang3 .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jue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juh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jui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ui ?</text:p>
          </table:table-cell>
          <table:table-cell office:value-type="string" calcext:value-type="string">
            <text:p>ge7-jin5 tan5-khai2-lun5 e5 hau7-senn1 tan5-jui7 ，</text:p>
          </table:table-cell>
          <table:table-cell office:value-type="string" calcext:value-type="string">
            <text:p>i3-gua7 e5 huat4-hian7-liau2 tan5-khai2-lun5 e5 koo1-kiann2 tan5-jui7 ，</text:p>
          </table:table-cell>
          <table:table-cell office:value-type="string" calcext:value-type="string">
            <text:p>iu5-i5 tan5-jui7 siap8-huan7 sann1-hang7 tang7-tsue7 ，</text:p>
          </table:table-cell>
          <table:table-cell office:value-type="string" calcext:value-type="string">
            <text:p>tan5-jui7 ing7 ji7-tsap8-ban7-khoo1 kau1-po2 ，</text:p>
          </table:table-cell>
          <table:table-cell office:value-type="string" calcext:value-type="string">
            <text:p>tan5-jui7 kau1-po2 kiam2-hong1 jin7-ui5 u7 tshuan3-tsing3-tsi1-gu5 koh4-the5 khong3-ko3</text:p>
          </table:table-cell>
          <table:table-cell office:value-type="string" calcext:value-type="string">
            <text:p>tan5-jui7 thau5-nau2 tsing1-kong1 ，</text:p>
          </table:table-cell>
          <table:table-cell office:value-type="string" calcext:value-type="string">
            <text:p>tan5-jui7 tsiong1-e7 pi7-thuan5-tiau3 ting5-khui1 khau3-ah4-ting5 ！</text:p>
          </table:table-cell>
          <table:table-cell office:value-type="string" calcext:value-type="string">
            <text:p>tshiann2-hoo7 tan5-jui7 tsit8-e5-ki1-hue7 e5 tang5-si5 ，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jun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ka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kah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kai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kainn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kak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kam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kan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kang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kann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kap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kat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kau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kauh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4">
          <table:table-cell office:value-type="string" calcext:value-type="string">
            <text:p>kaunn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n</text:p>
          </table:table-cell>
          <table:table-cell table:style-name="ce2" office:value-type="string" calcext:value-type="string">
            <text:p><text:span text:style-name="T2">筆誤  應該是 tsit8-kainn1 不是 tsit8-kaunn1     tsit8 kainn1 tsit8 kaunn1 long2 kuainn1-kuainn1 so2-so2-khi2-lai5</text:span></text:p>
          </table:table-cell>
          <table:table-cell office:value-type="string" calcext:value-type="string">
            <text:p>goo7-hoo2-suann1 si7 kim1-mng5 tang1-pak4-si3 te7-it4 kuainn5 suann1 , kun1-su7 te7-ui7 tsiann3 tiong7-iau3 , soo2-i2 goo7-hoo2-suann1 si7 tsit8 e5 kun1-su7 kuan2-tse3 khu1 , kui1 liap8 suann1 long2 khia7 a1-ping1-ko1 , khai1-hong3 liau2-au7 , a1-ping1-ko1 puann1-tsau2 a2 , tshun1 tsin1 tsue7 khang1 tiau1-po2 , tsit4-tsun7 , tsit8 kainn1 tsit8 kaunn1 long2 kuainn1-kuainn1 so2-so2-khi2-lai5 .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ke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keh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kenn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kha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khah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khai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khaih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kha e 的合音 khaih</text:p>
          </table:table-cell>
          <table:table-cell office:value-type="string" calcext:value-type="string">
            <text:p>ah4 tann1 kau3 tsit8 tuann7 ki5-kan1 e5 si5 honnh4 , i1 tsun5-a2 m7 tann1 , kong2 , “ gua2 m7 tann1 , li2 kio3 gua2 tann1 tse1 kui1 pu5 gua2 tsit4 to1 kui1 khe1-kham3 long2 si7 lah4 , gua2 tann1 he1 beh4 iong7 siann2 ? na7 beh4 khah4 lai5 tann1 to7 ho2 lah4 . ” ah4 in1 boo2 ka7 kong2 , “ ho2 lah4 , li2 m7 tann1 ah4 honnh4 ? ” “ m7 ah4 , gua2 bo5 ai3 tann1 ah4 . ” i1 tsun5-a2 iong7 tsit8 te3 ang5-tiu5 honnh4 , he1 tsioh8-thau5 ka7 se2-se2 leh4 , kong2 , “ li2 tsit4 te3 theh8 khi3 kim1-a2-tiam3 ka7 tng3 , ka7 kong2 gua2 tsit4 te3 beh4 be7 jua7 tse7 tsinn5 an2-ne1 lah4 . ” ah4 tng2-lai5 i1 to7 hit4 te3 tsioh8-thau5 to7 iong7 ang5-tiu5 pau1-pau1 leh4 , theh8 leh4 , “ kui1 suann1-phiann5 , tsit4 te3 kam2 u7 lang5 beh4 tng3 gua2 leh4 ? guan2 boo2 m7 teh4 siau2 ! ” tann1 ia7 theh8-khi3 m7 , ah4 i1 iu5-jian5 tsiau3 in1 boo2 kau1-tai3 an2-ne1 , theh8 ka7 khng3 ti7 toh4-a2 ting2 kong2 , “ ah4 tsit4 te3 kong2 beh4 ka7 lin2 tng3 jua7 tse7 tsinn5 . ” uat8 leh4 to1 beh4 tsau2 ah4 an2-ne1 lah4 , ah4 hit4 e5 kim1-a2-tiam3 e5 lang5 tsai1-iann2 mah4 , i1 hian1 khi2 lai5 kong2 , “ ooh4 ! ah4 to7 oo1-kim1 lah4 ! ah4 siau3-lian5-a2 li2 kong2 beh4 tng3 gua2 jua7 tse7 tsinn5 ? li2 m7-to7 lai5 theh8 tsinn5 , ah4 li2 khaih4 beh4 tsau2-tshut4-khi3 lah4 ? ” ah4 i1 to7 tsun5-a2 tng3 , hit4 e5 tsinn5 to7 theh8-tng2-khi3 .</text:p>
          </table:table-cell>
          <table:table-cell office:value-type="string" calcext:value-type="string">
            <text:p>i1 tsun5-a2 hit4 tsiah4 li5-a2 khia5 leh4 , ah4 i1 m7 tsun5-a2 kiann5 , kiann5 , kiann5 , ah4 khah4-tsa2 kiann5-loo7 long2 kiann5 tshan5-huann7 nah4 u7 kong2 tann1 e5 tua7 loo7 , ah4 long2 kiann5 tshan5-huann7 , ah4 kiann5-kiann5 ah4 tioh8-ai3 puann5-suann1 kue3-nia2 mah4 , ah4 kiann5 kau3 tsiok4 hng7 lah4 , kiann5 kau3 hit4 tsit8 ki1 suann1 honnh4 , he1 kui1 ki1 suann1 kong2 long2 oo1-kim1 lah4 , kong2 u7 oo1-kim1 . ah4 he1 lian5 teh4 tsu2-png7 e5 ─ ─ khah4-tsa2 bo5 long2 iong7 nng7 te3 li2 to7 tsai1-iann2 , iong7 tsioh8-thau5 kho3-kho3 leh4 honnh4 , ah4 to7 teh4 tsu2-png7 ah4 honnh4 . ─ ─ ah4 hit4 e5 tsoo5-lang5 khi3 khuann3 tioh8 kong2 , “ ooh4 ～ ah4 khaih4 e7 kui1 ki1 suann1 long2 oo1-kim1 , ah4 lian5 teh4 tsu2-png7 e5 ah4 long2 iong7 oo1-kim1 teh4 tsu2 ! ” hit4 nng7 liap8 tsioh8-thau5 to7-si7 oo1-kim1 , hit4 e5 lang5 m7 bat4 , ah4 i1 khuann3 u7 mah4 , kong2 , “ ooh4 ～ ah4 khaih4 e7 an2-ne1 ? ” ah4 i1 khi3 honnh4 , to7 tsun5-a2 kah4 tau3 ah4 mah4 , ti7 hia1 teh4 ka7 tsu2-png7 mah4 . ah4 hit4 e5 ti7 hia1 king1-suann1 hit4 e5 siau3-lian5-a2 honnh4 , tsiah8 kau3 tiong1-tau3 suah4 beh4 tng2 lai5 tsu2-png7 , khuann3 tsit8-e7 kong2 , “ ooh4 ～ ah4 khaih4 u7 hit4 e5 oo1-mih8 tiam3 hia1-nih8 ah4 ? ” an2-ne1 lah4 , i1 tshiann2 , “ khaih4 u7 oo1-mih8 tiam3 hia1 an2-ne1 , hoo2 ～ , khuann3 tioh8 to7 be7 khuann3-tsit4 leh4 , lang5 iah4 si7 siann2-hue3 ? ah4 ka7 mng7 , i1 kong2 , “ li2 bian2 kiann1 lah4 , gua2 lang5 lah4 ! ah4 li2 to7 tau3 lah4 m7 honnh4 , ah4 tiam3 ti7 tsia1 , gua2 to7 ka7 li2 tsu2-png7 an2-ne1 . ah4 li2 na7 bo5 khi3 …… ” ah4 kau3 hia1 e5 si5 kong2 hit4 tsiah4 li5-a2 u7-iann2 m7 kiann5 lah4 , khiam3 i1 e5 tse3 , kong2 , “ gua2 khiam3 kau3 tsia1 nia5 . in1-ui7 gua2 iau2 koh4 khiam3 li2 tsit4 tuann7 loo7 nia5 , gua2 khia5 kau3 tsia1 gua2 to7 m7 kiann5 lah4 . ” ah4 i1 tsun5-a2 to7 tiam3 hia1 tsu2-png7 , ah4 i1 kong2 , “ li2 na7 bo5 khi3-hiam5 lah4 honnh4 , ah4 gua2 tsiah4 tso3 li2 e5 boo2 , ah4 ka7 li2 tsu2-png7 , hoo7 li2 tsiah8 , an2-ne1 li2 king1-suann1 iah8 bo5 tai7-tsi3 . tan7-si7 li2 tann1 mai3 king1 ah4 lah4 , mai3 king1-suann1 an2-ne1 lah4 , li2 he1 tsioh8-thau5 mai3 ka7 tong7 . ” ah4 i1 m7 ka7 kong2 he1 si7 kim1-a2 lah4 , “ li2 he1 tsioh8-thau5 long2 puann1-puann1-tng2-lai5 . ” i1 kong2 , “ hoo2 ～ he1 kui1 khe1-kham3 kui1 suann1-ting2 long2 si7 , li2 kio3 gua2 puann1 he1 beh4 iong7 siann2 ? ” i1 ka7 kong2 , “ li2 ka7 puann1-tng2-lai5 to7 tioh8 lah4 . ” ah4 i1 to7 hian7 tann1 , tann1 kau3 tsit8 tuann7 ki5-kan1 ah4 , hok4-hun7 u7-iann2 kau3 hia1 neh4 .</text:p>
          </table:table-cell>
          <table:table-cell office:value-type="string" calcext:value-type="string">
            <text:p>iah4 tsit4-ma2 in1 boo2 to1 tsai1-iann2 hia1 phu5-long7-kong3 khaih4 u7 beh4 thai5 si2-lang5 ah4 … , khaih4 u7 beh4 hit4-ho7 … neh4 honnh4 . tsit4-ma2 hia1 phu5-long7-kong3 honnh4 , tsit4 e5 kio3 ia7 m7 lai5 ham5 i1 tau3-kha1-tshiu2 , hit4 e5 kio3 ia7 m7 lai5 ham5 i1 tau3-kha1-tshiu2 . iah4 bue2-tshiu2 in1 boo2 honnh4 , tsiah4 kong2 , “ li2 koo1-put4-ji7-tsiong1 lah4 , li2 tioh8 khi3 kio3 lin2 sio2-ti7 tng2 lai5 ka7 li2 tau3 kng1 , kng1 khi3 tai5 . ” an2-ne1 lah4 .</text:p>
          </table:table-cell>
          <table:table-cell office:value-type="string" calcext:value-type="string">
            <text:p>iah4 tu2-ho2 huat4 kah4 u7 tsit8 pai2 ah4 , tshiunn7 kong2 li2 ia7 siu7 kau3 tsin2-tse3 gua2 ia7 siu7 kau3 tsin2-tse3 m7 honnh4 , gua2 beh4 lai5 ＜ khi3 lin2 tau1 in2-hue2 . iah4 li2 tioh8 mng7 kong2 , “ i5 ! boo2-mih4 lang5 li2 khaih4 … kin1-a2-jit8 khaih4 u7 png7 thang1 tsu2 an2-ne1 lah4 . ” “ hooh4 ! iah4 to7 boo2-mih4 lang5 kong2 in1 lau7-pe7 teh4-beh4 tso3 kong1-tik4 lah4 , iah4 lai5 lan2 tsia1 tsin2-tse3 bi2 e5 , gua2 kin1-a2-jit8 tsiah4 u7 thang1 tsu2-png7 . ” , iah4 khaih4 e7 sang2 u7-tang3 lang5 lai5 ka7 lan2 in2-hue2 thang1 tng2 lai5 tsu2-png7 , “ iah4 bo5 gua2 khaih4 u7 thang1 tsu2-png7 neh4 , gua2 lian5 bi2 ma7 bo5 iah4 tioh8 si7 lang5 lai5 tsin2-tse3 an2-ne1 m7 . ”</text:p>
          </table:table-cell>
          <table:table-cell office:value-type="string" calcext:value-type="string">
            <text:p>khuann3 kun1 u7 tai3 hiau1-hiong5 bin7 , si7 so2 gong7-bak8 khuann3 m7 tsin1 , khuann3 kun1 bueh4 hiau1 khaih4 tsiah4 kin2 , gong7-niu5 bo5 ka3 be7 tsing1-sin5 .</text:p>
          </table:table-cell>
          <table:table-cell office:value-type="string" calcext:value-type="string">
            <text:p>niu5-a2 bue7 tua7-siunn7 beh4 phainn2 , hing1-tsing5 nng7 liap8 ia7 bue7 khaih4 ; sio2-tsun5 m7 thang1 he7 tang7-tsai3 , tshia1-phang5 khi2-ting7 li2 tsiu7 tsai1 .</text:p>
          </table:table-cell>
          <table:table-cell office:value-type="string" calcext:value-type="string">
            <text:p>tiau3 teh4 kiah8-thau5 , tsit4 pai2 , he1 kiah8-thau5 he1 au7-bue2 mng5-a2 beh4 khui1-jip8-khi3 e5 si5 honnh4 , in1 ang1 khi3 khuann3-tioh8 lah4 , kong2 , “ ooh4 ! iah4 khaih4 u7 tiau3 si2-lang5 ti7 hia1 ? ” an2-ne1 lah4 honnh4 , iah4 tsit4-ma2 jip8-khi3 tioh8 ka7 in1 boo2 kong2 neh4 , “ oh4 , lan2 e5 au7-piah4 hia1 honnh4 , lang5 tiau3 si2 tsit8 e5 lang5 ti7 hia1 neh4 . ” an2-ne1 lah4 honnh4 , in1 boo2 kong2 , “ ah4 ! an2-ne1 honnh4 ! ” i1 to7 tsai1-iann2 i1 tiau3 e5 mah4 “ an2-ne1 , li2 tioh8 khi3 kio3 hia1 e5 e5 phu5-long7-kong3 e5 hia1 honnh4 , kuann2-kin2 ka7 li2 tau3 kng1 , kng1 khi3 tai5 hong5 m7 tsai1-iann2 , bo5 , li2 e7 hai7 ! ” an2-ne1 lah4 .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khainn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khak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kham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khan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khang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khann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khap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khat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khau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khauh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khauh8-khauh8 tsong5</text:p>
          </table:table-cell>
          <table:table-cell office:value-type="string" calcext:value-type="string">
            <text:p>hok4-guan5 peh4 tsai1 hok4-guan5 m2 tsiong1 kim1-a2 hoo7 lang5 ti2-siau3 , tsiu7 koh4 khah4 bo5 huann1-hi2 khi3 , giah8 tsit8 ki1 kun3-a2 tui3 in1 sim1-pu7 e5 pang5-nih4 tsiu7 jip8-khi3 , tshut4 tua7 lat8 tui3 thian1-su3 ah4 tsiu7 kong3 loh8-khi3 . siau3-lian5 ho2 kha1-tshiu2 , siam2-pi7 kong3 bo5 tioh8 , thian1-su3 ah4 tui3 in1 tia1 e5 thui5-a2 tshiunn2 khi2 lai5 , ka7 i1 bo7 hoo7 to2 . lau7-hue3-a2 siak4 tui3 hoo7-ting7 loh8 khi3 , ai1 tsit8-e7 sua3 tiam7-tiam7 . hok4-guan5 m2 ah4 ti7 tsau3-kha1 thiann1-kinn3 sim1-pu7 e5 pang5 phin5-phong3 kio3 , lau7-e5 tit8-tit8 tshoh4 , tsiu7 tsau2 lai5 khuann3 . kau3 tiong1-thiann1 , thiann1 tioh8 lang5 siak4 to2 e5 siann1 , tsit8-e7 sua3 tiam7-tiam7 . tsau2 kau3 pang5-mng5 khuann3 lau7-e5 to2 ti7 pang5 lai7 e5 hoo7-ting7 kha1 tiam7-tiam7 , koh4 sim1-pu7 teh4 khau3 a1-pa1 o1-ue3 ! tsiu7 tshinn1-kiann1 huah4 kiu3-lang5 , ( sing7-ti1 gia5 tsau3 , sing7-kiann2 put4-hau3 ) . tshu3-pinn1 kong7-kong7 kun2 , kin2 tsau2 lai5 khuann3 , u7-e5 kin2 kueh4 , u7-e5 kin2 ka2 kiunn1-bo2-tsiap4 . hok4-guan5 m2-ah4 tsit8-si5 sim1-luan7 , khauh8-khauh8 tsong5 . tann1 ai3 tsai1 hok4-guan5-peh4 tsainn2-iunn7 tshiann2 khuann3 e7 hue5 .</text:p>
          </table:table-cell>
          <table:table-cell office:value-type="string" calcext:value-type="string">
            <text:p>ia7 tioh8 tsiunn1-am2 tsiunn1 kah4 ngi7-khauh8-khauh8 tsiah4 ho2 .</text:p>
          </table:table-cell>
          <table:table-cell office:value-type="string" calcext:value-type="string">
            <text:p>kau3 jit8 am3 , tsuat8-bong7 koh4 jip8 kann1-lai7 , lai5 khuann3 nng7 e5 hak8-sing1 u7 than3 i1 e5 ue7 a2-bo5 , khuann3-kinn3 in1 tsha1-put4-to1 beh4 si2 , tsit8-tiau5 khui3 teh4 theh8 na7-tiann7 , si7 nng7 e5 hak8-sing1 ku2-ku2 bo5 tsiah8 , khit4 i1 phah4 , sing1-khu1 tioh8 tang7-siong1 tsiah4 an2-ni1 . tsuat8-bong7 khuann3-kinn3 in1 be7 si2 , liam5-pinn1 tua7 siu7-khi3 , kong2 in1 m7 than3 i1 e5 ue7 , tik4-khak4 tioh8 phah4 khah4 thiam2 , hoo7 in1 siunn7-kio3 si2 khah4 ho2 . nng7 e5 hak8-sing1 thiann1-kinn3 tse1 , tsam2-jian5 kha1-tshiu2-bah4 tshuah4 , kiann1 kau3 bue7-koo3-tit4 . ki1-tok4-too5 tsit4-si5 khioh4 hun7-khi3 , put4 ti1 jin5-su7 , tiap4-a2-ku2 tsiah4 tsing1-sin5 . in1 tsiong1 tsuat8-bong7 e5 ue7 koh4 sann1-kap4 tsham1-siong5 , iau2-be7 kuat4-tuan3 . ki1-tok4-too5 tse7-teh4 , khuan2-sit4 tshin1-tshiunn7 ai3 than3 tsuat8-bong7 . hian5-bong7 koh4 ka7 i1 kong2 , an2-hiann1 li2 ping5-soo3 tsin7 ho2-tann2 , tsit4-tiap8 siann2-su7 kiann1 kau3 an2-ni1 ? a1-pho1-lun5 thai5 to1 bue7 iann5 li2 . kau3 hit4-e5 si2-im3 e5 suann1-kha1 u7 tsin7-tsai7 hiam2 , li2 to1 bo5 kiann1 , tsit4-tiap8 kiann1 khauh8-khauh8 mih8-tai7 ? gua2 pun2 si7 khah4 sio2-tann2 li2 , tann1 tsuat8-bong7 hai7 lan2 tai7-ke1 kuainn1 tsi2 kann1-lai7 , gua2 to1 bo5 tshin1-tshiunn7 li2 tsiah4 lun2 . lan2 tioh8 nua7-nua7 sing3-te7 , khuann3 u7 ho2-se3 thang1 tsau2 . lan2 m7-thang1 ka1-ki7 si2 , phah4-phainn2 sing3-too5 e5 mia5-siann1 .</text:p>
          </table:table-cell>
          <table:table-cell office:value-type="string" calcext:value-type="string">
            <text:p>lik4-si7-ka1 khi2-thau5 thiann1 tsiah4 e5 ue7 tsin1 huann1-hi2 ; jian5-au7 sim1-lai7 siunn7 bue7 tsue3-tit4 ; gua2 i2-king1 in2 tan3-li2 m7 kong2 tsit4 e5 tai7-tsi3 ; tshui3-tun5 khauh8-khauh8-hoo3 , tsiu7 kong2 , “ gua2 tsai1 i1 m7 an2-ni1-sinn1 , tik4-khak4 m7 ; loo7 tsin1 hng7 , i1 bue7 tiam2-sim1 e5 si5 siong5-siong5 bo5-ing5 ; tik4-khak4 bo5 beh4 khi3 li2 hia1 tho2-tsinn5 . ”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khaunn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形容聲音</text:p>
          </table:table-cell>
          <table:table-cell office:value-type="string" calcext:value-type="string">
            <text:p>a1-hui7 kap4 i1 e5 ma1-ma1 kam2-sia7 liau2 . a1-hui7 tsiu7 theh8 hit4 liap8 khah4 sue3-liap8 e5 ban5-tho5 tua7-tua7 ka7 loh8-khi3 ; hut4-jian5 ti7 i1 e5 tshui3-lai7 “ khaunn3 ” tsit8-e7 , na2 tshin1-tshiunn7 ka7-tioh8 tsit8 liap8 ting7 e5 tsioh8-thau5 . soo2-i2 a1-hui7 kuann2-kin2 tsiong1 ban5-tho5 theh8 tshut4-lai5 , he7 ti7 phua3 toh4-ting2 , ing7 tshiu2 peh4 hoo7 khui1 , siong5-se3 khuann3 tsin1 , guan5-lai5 lai7-bin7 pau1 tsit8 te3 kim1 sih4-sih4 e5 kim1-kak4 . a1-hui7 e5 ma1-ma1 khuann3-kinn3 an2-ni1 , ia7 tsiong1 i1 tshiu2-lai7 hit4 liap8 ban5-tho5 peh4-khui1 , lai7-bin7 ia7 pau1 kim1-a2 ti7 hia1 .</text:p>
          </table:table-cell>
          <table:table-cell office:value-type="string" calcext:value-type="string">
            <text:p>a1-hui7 kap4 i1 e5 ma1-ma1 kam2-sia7 liau2 . a1-hui7 tsiu7 theh8 hit4 liap8 khah4 sue3-liap8 e5 ban5-tho5 tua7-tua7 ka7-loh8-khi3 ; hut4-jian5 ti7 i1 e5 tshui3-lai7 “ khaunn3 ” tsit8-e7 , na2 tshin1-tshiunn7 ka7 tioh8 tsit8 liap8 ting7 e5 tsioh8-thau5 . soo2-i2 a1-hui7 kuann2-kin2 tsiong1 ban5-tho5 theh8 tshut4-lai5 , he7 ti7 phua3 toh4-ting2 , ing7 tshiu2 peh4 hoo7 khui1 , siong5-se3 khuann3 tsin1 , guan5-lai5 lai7-bin7 pau1 tsit8 te3 kim1 sih4-sih4 e5 kim1-kak4 . a1-hui7 e5 ma1-ma1 khuann3-kinn3 an2-ni1 , ia7 tsiong1 i1 tshiu2-lai7 hit4 liap8 ban5-tho5 peh4-khui1 , lai7-bin7 ia7 pau1 kim1-a2 ti7 hia1 .</text:p>
          </table:table-cell>
          <table:table-cell office:value-type="string" calcext:value-type="string">
            <text:p>ah4 hit4 e5 tua7-han3 e5 puann3-me5 thiann1 e5 kong2 u7 khaunn5-khaunn5-khaunn5 e5 siann1 , i1 to7 mng7 kong2 : “ ma1-ma1 ! ma1-ma1 ! li2 teh4 tsiah8 siann2-mih4-hue3 ? ” ma1-ma1 to7 kong2 : “ gua2 teh4 poo7 thoo5-tau7 lah4 ! ” gin2-a2 thiann1 tioh8 khinn7-khaunn7-kio3 . ah4 gin2-a2 kong2 i1 ma7 beh4 tsiah8 . ah4 i1 theh8-kue3-lai5 to7 si7 tsit4 e5 gin2-a2 e5 tsing2-thau5-a2 . i1 siunn7 kong2 : “ ah4 ~ an2-ne1 tse1 , tse1 ... ... ” it4-ting7 si7 in1 me1-me1 . ah4 i1 to7 siunn7 pan7-huat4 honn3 , i1 to7 kong2 i1 beh4 pang3-jio7 , ah4 hit4 e5 hoo2-koo1-po5 kong2 : “ ah4 pang3-jio7 to7 tiam3 e5 tshu3-nih4 pang3 to7 ho2 ah4 . ” i1 kong2 , i1 beh4 tshut4 khi3 gua7-khau2 , in1 bo5 ti7 tshu3-lai7 pang3-jio7 . ah4 in1 to7 kau3 loo7-bue2 i1 to7 hoo7 i1 tshut4-khi3 honn3 , ah4 i1 loo7-bue2 i1 to7 peh4 khi3 tshiu7-a2 ting2 . ah4 hoo2-koo1-po5 tan2 tsiann5 ku2 bo5 jip8-lai5 , hit4 e5 i1 to7 tshut4 khi3 gua7-khau2 tshue7 , ah4 hit4-tsun7-a2 i2-king1 beh4 thinn1-kng1 ah4 mah4 , i1 to7 sng3 sio2-khua2 u7 khuann3 e5 , ah4 loo7-bue2 to7 si7 hit4 e5 ... ... i1 u7 ... ... in1 tau1 u7 iu5 ... ... ah4 i1 si7 kong2 , ah4 sng3 iu5 honn3 an2-ne1 hiann5 kun2-kun2 , ka7 hoo2-koo1-po5 kong2 beh4 tshong3 siann2 , ah4 loo7-bue2 to7 si7 hit4 ho7 tsit8-kua2 iu5 honn3 , an2-ne1 an3 tshiu7-a2 ting2 lam5 loh8 lai5 , ka7 hoo2-koo1-po5 thng3-si2 .</text:p>
          </table:table-cell>
          <table:table-cell office:value-type="string" calcext:value-type="string">
            <text:p>kau3 kah4 puann3-me5 e5 si5-tsun7 , hut4-jian5 thiann1-kinn3 khaunn8-khaunnh8 kio3 , m7 tsai1 koo1-po5 teh4 tsiah8 siann2-mih4 . i1 tioh8 tua7-tann2 mng7 kong2 , “ koo1-po5 , li2 si7 teh4 tsiah8 siann2-mih4 ? ”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khaunnh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khe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kheh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khenn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khennh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khi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khia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khiah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khiak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khiam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khian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khiang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khiann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相信是 kiann 行，  聲音，kau5 ping5-iu2 li2 <text:span text:style-name="T19">khiann5</text:span><text:span text:style-name="T1"> tiam3 gua2 ka1-tsiah4 ting2 應該是 khinn5</text:span></text:p>
          </table:table-cell>
          <table:table-cell office:value-type="string" calcext:value-type="string">
            <text:p>" lan2 khiann3 am3-tiûn , loo7-nih4 bo5 lang5 jin7 ue7 tshut4 , li2 koh4 kua3 tsit8 ki1 thai3-iong5 bak8-kiann3 , tsiu7 long2 bo5 lang5 tsai1-iann2 lah4 . "</text:p>
          </table:table-cell>
          <table:table-cell office:value-type="string" calcext:value-type="string">
            <text:p>BENG5-khiann2 thau1 ka7 e5</text:p>
          </table:table-cell>
          <table:table-cell office:value-type="string" calcext:value-type="string">
            <text:p>ka1-tsing3 lau7-su1 khia7 ti7 kang2-tai5 ting2 , to3-tshiu2 mooh4 1 khann1 tua7-uann2-kong1 , tsiann3-tshiu2 giah8 1 ki1 thng1-si5 la7 kah4 khin1-khin1-khiann7-khiann7 ; hak8-sing1 u7-iunn7 khuann3 iunn7 , siang1-tshiu2 tue3 teh4 tin2-tang7 , kui1 king1 ka1-tsing3 kau3-sik4 lau7-jiat8 tshih4-tshih4 .</text:p>
          </table:table-cell>
          <table:table-cell office:value-type="string" calcext:value-type="string">
            <text:p>keh4 mi5 khuann3-kinn3 tsu2-lang5 jip8-khi3 khun3 , niau2-tshu2 koh4 bun3 jip8-khi3 pang5-king1 , tui3 tiau3 hit4 te3 tsioh8 e5 tua3-a2 , piann3 mia7 tshut4-lat8 ka7 i1 ka7 , kau3-be2 ka7 tng7 tsue3 nng7 te3 , niau2-tshu2 tsiu7 tsit4 poo7 tsit8-poo7 un5-a2 thua1 tshut4-khi3 , tsin1 thang1 thiann3 tsit4 tsiah4 sue3 tsiah4 niau2-tshu2 ue7 thang1 tsue3 tsit4 ho7 tua7 tai7-tsi3 . niau2-tshu2 tsiu7 tui3 ti7 hia1 tan2 hit4 tsiah4 kau5 , kong2 , li2 tshut4 tua7 lat8 ka7 thua1-khi3 , tse1 tui3 hit4 ciah kau5 si7 bo5 bun7-tue5 . kau5 tui3 tsioh8-thau5 theh8-teh4 , nng7 tsiah4 tui3 khue1-a2 khi3 , kau5 kong2 lai5 kau3 tsia1 , beh4 an2-tsuann2 tsiah4 ue7 thang1 khi3 kau3 hit4 kha1 siunn1 hia1 . him5 kong2 , kuann2-kin2 lai5-khi3 , gua2 tsiah4 loh8 khi3 siu5 , kau5 ping5-iu2 li2 khiann5 tiam3 gua2 ka1-tsiah4 ting2 , nng7 tshiu2 khinn5 hoo7 i1 tiau5 , m7-thang1 puah8 loh8-khi3 , hit4 te3 tsioh8 tsiah4 kam5 tiam3 tshui3-lai7 . niau2-tshu2 ping5-iu2 , li2 tse7 tiam3 gua2 tsiann3-ping5 e5 hi7-khang1 lai7 , tsiau3 an2-ni1 gua2 siu5 lai5-khi3 . ke3 bo5 jua7-ku2 , tai7-ke1 tiam7-tiam7 , him5 tsiu7 ai3 kong2-ue7 , kau5 ah4 ! lan2 tai7-ke1 tsin1 siong1-ho2 ho͘N3 ? li2 siunn7 tsainn2-iunn7 ? kau5 tiam7-tiam7 bo5 in3 i1 . li2 si7 an2-tsuann2 bue7 in3 puann3 ku3 , bue7 in3 e5 lang5 si7 tua7 gong7-hoo2 . kau5 tsiu7 kong2 , beh4 in3 to1 bue7 sai2 in3-tit4 , tshui3 kam5 tsit8 te3 tsioh8-a2 , tshui3 khui1 tsioh8 tsiu7 ka1-lauh8 loh8-khi3 , tse1 si7 li2 tsit8 e5 lang5 tsue3-e5 . him5 tsiu7 kong2 , ho2 , ho2 , li2 tiam7-tiam7 , siunn7 khuann3 u7 sim2-mih8 huat4-too7 bo5 ? sann1 e5 tsiu7 tsham1-siong5 , tsiong1 sui2-kue1-a2 , tshinn1-ioh4-a2 , it4-tshe3 tiam3 ti7 tsui2-lai7 e5 tong7-but8 long2 kio3-kio3 lai5 , ka7 in1 kong2 , u7 tsin1 iong2 e5 tui3-tik8 teh4 lai5 , lin2 tai7-ke1 khi3 khioh4 tsioh8-thau5 , khioh4 khah4 tsue7 leh4 , guan2 beh4 tsue3 tsioh8-tshiunn5 ka7 lin2 po2-hoo7 . kong2 an2-ni1 , in1 hiah4 e5 tong7-but8 tsin1 kiann1 , tsiu7 si3-kue3 khi3 khioh4 . hit4 tiong1-kan1 tsit8 tsiah4 pui5-pui5 tsin1 tua7 tsiah4 lau7 sui2-kue1 kong2 , ti1 khue1-tue2 tsin1 tshim1 e5 soo2-tsai7 siu5 ki2-lai5 , tia7-ke1 ti7 hia1 soo2 thing3-hau7 teh4 ng3-bang7 hit4 te3 ki5-kuai3 pak8 ang5 tua3-a2 e5 tsioh8 , i1 tui3 hit4 tiau5 ang5 tua3-a2 ka7 teh4 siu5 lai5 , him5 khuann3 tioh8 tsiu7 an1-sim1 kong2 , khiam3-ing7 e5 mih8 jip8 tshiu2 lah4 , tui3 hit4 tsiah4 sui2-kue1 theh8 lai5 e5 mih8 ka7 tsiap4 khi2-lai5 , tsiu7 ka7 in1 kong2 , tann1 tsin1-tsue7 lah4 , tai7-ke1 to3-khi3 hioh8 khun3 . sann1 lang5 sui5-si5 loh8-khi3 hit4 kha1 siunn1 hia1 , siu7 tioh8 hit4 te3 tsioh8 e5 ti3-im3 , siunn1-a2 kua3 tsiu7 khui1 , thiau3 khi2-lai5 , hit4 e5 lang5 tu2-a2 mi7-pau1 tsiah8 liau2 , tsui2 ia7 lim1 liau2 , go7 kau3 puann3 si2 . i1 tui3 tsit4 te3 tsioh8-thau5 gim7-teh4 , tsiu7 tshin1-tshiunn7 i2-tsing5 hiah4 iong2 , tiann5 nih4 u7 kiong1-tian7 , ia7 u7 tsin1 sui2 e5 tshu3 , tsiau3 i1 e5 sim1-guan7 jip8-khi3 khia7 , ti7 hia1 bo5 khiam3 tsit8 hang7 teh4 ke3 jit8 , sann1 tsiah4 tong7-but8 ia7 tiam3 i1 tshu3-lai7 , ke3 hing7-hok4 e5 sing1-uah8 .</text:p>
          </table:table-cell>
          <table:table-cell office:value-type="string" calcext:value-type="string">
            <text:p>li2 khuann3 se1-poo7 e5 iann2-hi3 , khuann3 in1 khia5 be2 kam2 bat4 him1-sian7-kue3 ? tsin3-tsing5 gua2 pian7 khuann3 tioh8 khah4 tua7 e5 gin2-a2 khiann5 gu5 khi3 tshi7 , long2 tsiok4 siunn7 beh4 kap4 in1 kang7-khuan2 , a1-pa1 kio3 gua2 khi3 tshi7 gu5 , gua2 si7 tsin1 huann1-hi2 . gua2 ka7 gu5 khan1-tshut4-lai5 , to7 beh4 peh4 khi2 lih4 khia5 , kiam2-tshai2 siunn1 se3-han3 , suah4 peg be7 khi2 , a1-pa1 kong2 ai3 kio3 gu5 sing1 un1-loh8-lai5 , gua2 tsiah4 u7 huat4-too7 khi2 lih4 i1 e5 kha1-tsiah4-phiann1 . gu5 to7-si7 m7-khing2 un1 ke7 , gua2 siunn7 beh4 tui3 i1 e5 au7-kha1 kuan1-tsat4 khang3-khi2-lih4 , i1 iong7 bue2-liu1 ka7 gua2 sut4 , koh4 uat8 thau5 ka7 gua2 gin5 . a1-pa1 sing1 ka7 gua2 pho7-khi2-lih4 , tsiah4 ka3 gua2 kong2 , tan2 khan1 gu5 khi3 kau1-a2-te2 ko7 ik8 e5 si5 , i1 to7 un1-loh8 , ah4 na7 bo5 , to7 ai3 tshi7 kuan3-si3 , kap4 gua2 sik8-sai7 liau2-au7 , tsiah4 tsi2-hui1 i1 e7 kiann5 .</text:p>
          </table:table-cell>
          <table:table-cell office:value-type="string" calcext:value-type="string">
            <text:p>tsng1-kha1 gin2-a2 m7-si7 kui1-ni5-thang3-thinn1 long2 leh4 tshi7 gu5 , u7-si5-a2 si7 khi3 kuah4 tsia3-bue2 tng2 lai5 hoo7 tsiah8 . kue3-tshun1 liau2-au7 , tshau2-a2 tshinn1-tshinn1 , ka7 gu5 khan1 tshut4-khi3 kiann5 tshun1 ta7 tshinn1 , ia7 sng3-si7 tui3 i1 sai2 tshiu2-pe7 , kua3-pe7 , lua7-tang5 , lak8-tak8 , thua1-le5 , thua1 gu5-tshia1 e5 po3-tap4 . kau1-a2-tsui2 tshing1 iu1 , hoo7 i1 jip8 khi3 tsim3 1-e5 , u7-si5-a2 huann1-hi2 , i1 ia7 e7 tshang3-tsui2-bi7 hoo7 gua2 khuann3 . gua2 ka7 hak8-hau7 pun1 e5 kho3-pun2 tsah4-leh4 , khiann5 ti7 gu5 kha1-tsiah4-phiann1 , sui5-tsai7 i1 si3-kue3 san3-poo7 , tsiah8 tshau2 , gua2 thak8 gua2 e5 tsheh4 , bian2 kiann1 e7 tshut4 bun7-te5 , kan1-tann1 koo3 mai3 hoo7 i1 khi3 tsiah8 tioh8 pat8-lang5 poo3 e5 tiu7-a2 to7 ho2 .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khiap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khiat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khiau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4">
          <table:table-cell office:value-type="string" calcext:value-type="string">
            <text:p>khiauh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y</text:p>
          </table:table-cell>
          <table:table-cell table:style-name="ce2" office:value-type="string" calcext:value-type="string">
            <text:p><text:span text:style-name="T2">腳踏khiauh8-a2 一種樂器， 翹 khiau3  </text:span><text:span text:style-name="T13">khih8-khiauh8-hau2  馬走路的聲音</text:span></text:p>
          </table:table-cell>
          <table:table-cell office:value-type="string" calcext:value-type="string">
            <text:p>3 . jiat8-sim1 poo3-to7 . lok8 tsik4 sin3 tsu2 liau2-au7 , in1-khin5 king1-siong1 , ua2 40 ni5 ku2 , tak8-jit8 ti7 tshi7-tiunn5 tso3 sing1-li2 , ( le2-pai3-jit8 i2-gua7 ) . sui1-si7 keh4-piah4 tsng1 ia7 kui2-tsap8 ni5 m7 bat4 kau3 . kau3 tsue3-kin7 tsap8-ni5 kan1 , thai3-too7 pàin , tsiong1 sing1-li2 kau1-tai7 i1 e5 te7 2 kian2 . tsiu7 kau3 tak8 tsng1 poo3-to7 , tshiu2 e1 hian5-a2 , tshui3 pun5 pi1-a2 , kha1 tah8 khiauh8-a2 , 3 hang7 tse5-tsok4 tsio1 lang5 lai5 thiann1 to7-li2 , tui3 tsa2-khi2 kau3 am3 , bo5 hiam5 sian7 . tsing5 ing7 hiah4 e5 gak8-khi3 tso3 moo5-kui2 e5 loo7-ing7 , au7-lai5 tso3 thuan5 hok4-im1 e5 khi3-ku7 .</text:p>
          </table:table-cell>
          <table:table-cell office:value-type="string" calcext:value-type="string">
            <text:p>a1 hiann1-ti7-a2 bin7-hing5 tsiu7 sio1-kang5 , sio1-kang5 leh4 , khi3 , khi3 tsiu7 an2-ni1 uann7 lang5 tshut4-lai5 tsiu7 tioh8 lah4 ! uann7 in1 thih4-ping5 ji7-a2 tshut4-lai5 lah4 . a1 i1 kong2 : a1 “ ho2 ! lai5-khi3-ooh4 ! beh4 tsam2 thau5 gua2 kap4 lin2 lai5-khi3-ooh4 ! ” ooh4 , a2 i1 tsiu7 hau2-han2 tsit8 siann1 to7 kap4 i1 khi3 m7 . khi3 kong2 an2-ni1 thau5-khak4 tshun1 tng5-tng5 , a1 to1 giah8 teh4 beh4 ka7 tok4 loh8 kong2 , eh8 ! tsit8 e7 ia7 khiauh8 tsit8 e7 , nng7 e7 ia7 khiauh8 tsit8 e7 , ai1 , tsit8 ki1 to1 suah4 , suah4 tok4 tsit8 e7 suah4 tsu7 an2-ni1 long2 khiu5 khi3 lah4 ! i1 kong2 : “ ai1-a1 tann1 , tann1 tse1 , tse1 si7 siann2-mih8 khuan2 e5 iau1-mih8 ? beh4 khi3 tsam2 thau5 bo5 huat4-too7 . ” a1 hit4 ho7 , hit4 ho7 in1 hit4 e5 kuann1-tiong2 tsiu7 kong2 : “ ooh4 ho2 lah4 ! ki3-jian5 , kah4-si7 li2 e5 kut4-thau5 kah4-si7 thih4-e5 honnh4 ! ka7 tsai3-tsai3 khi3 thinn1 tsiong5-a2 , tsiong5-a2 ka7 tshong3 tsun5 ka7 tsai3 , tsiong5-a2 ka7 tsai3 tshut4 gua7-hai2 , tsiong5-a2 nng7 e5 , nng7 e5 ping1-tsiong3 ka7 kng1 leh4 , tsiu7 an2-ni1 , an2-ni1 beh4 ka7 tan3 tui3 hai2-nih8 loh8-khi3 , tan3 tui3 hai2-nih8 khi3 kong2 i1 khia7 khi2 lai5 kong2 tsiah4 kau3 i1 e5 kha1-thau5-u1 tsui2 lah4 ! a1 hit4 ho7 , hit4 ho7 siunn7 kong2 : “ ki5-kuai3 ! a1 tse1 hai2 tsiu7 tsiah4-nih4 tshim1-loh4 ! an2-tsuann2 , an2-tsuann2 , an2-tsuann2 na2 e7 an2-ni1 , an2-ni1 tan3-loh8 tsiah4 kau3 i1 kha1-thau5-u1 tsui2 ? ” he1 ping1-tsiong3 m7 sin3-siann3 kong2 : “ lan2 , lan2 lai5 thiau3-loh8 khuann3-mai7 ! ” thiau3-loh8 kong2 kui1 tin7 long2 bok8-bok8 siu5 lah4 ! tsiah4 , tsiah4 , tsiah4 kin2 koh4 , siu5 , siu5 , siu5 to2-khi2-lai5 , i1 kong2 : “ a1 tse1 bing5-bing5 si7 iau1-kuai3 , tse1 bing5-bing5 si7 iau1-kuai3 ! ” ooh4 , a1 teh4 kong2 tsai3 khi3 thinn7 hai2 , tse1 i1 si7 khi3 tau1-pau7 in1 te7-sann1-e5 lo3-kha1 sann1-e5 tshut4-lai5 lah4 ! lo3-kha1 sann1-e5 kha1 tsiah4 u7 hiah4 tng5 to7 tioh8 lah4 !</text:p>
          </table:table-cell>
          <table:table-cell office:value-type="string" calcext:value-type="string">
            <text:p>bin5-a2-tsai3 tak8 khau2-tsau3 iu5-guan5 tso3 kang1 , ta1-poo1-lang5 khi3 hai2-nih8 tho2-hi5 , tsa1-boo2-lang5 ha5 tshoo1-tshoo1 e5 ui5-sin1-kun5 teh4 thai5 hi5 , gin2-na2 tshing7 phua3 sann1 , ti7 ke2-a2-loo7 teh4 thit4-tho5 , bin7 kap4 tshiu2 kiann1-lang5 , thau5 ia7 bo5 tsng1 sui2 . hut4-jian5 u7 be2-tshia1 e5 siann1 khih8-khiauh8-hau2 ti7 loo7-nih8 , tak8 lang5 kiah8-thau5 beh4 khuann3 sim2-mih8 lang5 lai5 . gin2-na2 khuann3 sui2-sui2 e5 be2-tshia1 lai5 , tsiu7 tua7 siann1 kio3 , " si7 lu2-ong5 lah4 ! si7 lu2-ong5 lah4 ! "</text:p>
          </table:table-cell>
          <table:table-cell office:value-type="string" calcext:value-type="string">
            <text:p>bin5-a2-tsai3 tak8 khau2-tsau3 iu5-guan5 tso3 kang1 , ta1-poo1-lang5 khi3 hai2-nih8 tho2-hi5 , tsa1-boo2-lang5 ha5 tshoo1-tshoo1 e5 ui5-sin1-kun5 teh4 thai5 hi5 , gin2-na2 tshing7 phua3 sann1 , ti7 ke2-a2-loo7 teh4 thit4-tho5 , bin7 kap4 tshiu2 kiann1-lang5 , thau5 ia7 bo5 tsng1 sui2 . hut4-jian5 u7 be2-tshia1 e5 siann1 khih8-khiauh8-hau2 ti7 loo7-nih8 , tak8 lang5 kiah8-thau5 beh4 khuann3 sim2-mih8 lang5 lai5 . gin2-na2 khuann3 sui2-sui2 e5 be2-tshia1 lai5 , tsiu7 tua7 siann1 kio3 , “ si7 lu2-ong5 lah4 ! si7 lu2-ong5 lah4 ! ”</text:p>
          </table:table-cell>
          <table:table-cell office:value-type="string" calcext:value-type="string">
            <text:p>sam1-jit8 sain-sinn1 in1 tsiah8-liau2 tiong1-tau3 , tsiu7 khi3 hioh4-khun3 , in1-ui7 e7-hng1 beh4 koh4 khi3 ng5-ing1-tsng1 poo3-to7 , hit4-si5 ngoo2-au7 1-tiam2 khah4 ke1 . su7-pit4-ling5 tshio1-tshio3 e5 bin7 hut4-jian5 ngoo2-hing5-thuat4 , kha1-tshiu2-tshuah4 , ge5-tso5 nge7 , tshiu2 gim7-an5 , bak8-tsiu7 tiau3-tiau3 . tsin1-sing1 hi1-bang7 i1 e7 tshin1-tshiunn1 jin5-tsu5-sang3 koh4 hue5-hun5 . tsiu7 bong1 i1 e5 meh8 , bo5 tin2-tang7 , i1 e5 hi3 bo5 hoo1-khip4 , i1 e5 bah4 ling2-ki1-ki1 , i1 e5 sin1-khu1 nge1-khiauh4-khiauh4 . ai2-ah4 ! soo2-thiann3 e5 su7-pit4-ling5 ah4 ! gua2 soo2-thiann3 e5 su1-pit4-ling5 ! se3-kiann2 ah4 , li2 bo5 tsue7 ! oo1-toh8-sang3 kap4 oo1-khah8-sang3 i2-kip8 an2-ma2 tsin3 thiann3-li1 , tann1 ... . . li2 kap4 se3-kan1 suah4 ... ... tsit4-tiap8 ti7-tsia1 sann1-li7 , ng3-bang7 sann1-kinn3 ti7 thinn1 ... ... ... . .</text:p>
          </table:table-cell>
          <table:table-cell office:value-type="string" calcext:value-type="string">
            <text:p>sam1-jit8 sian1-sinn1 in1 tsiah8-liau2 tiong1-tau3 , tsiu7 khi3 hioh4-khun3 , in1-ui7 e7-hng1 beh4 koh4 khi3 ng5-ing1-tsng1 poo3-to7 , hit4-si5 ngoo2-au7 1-tiam2 khah4 ke1 . su7-pit4-ling5 tshio3-tshio3 e5 bin7 hut4-jian5 ngoo2-hing5-thuat4 , kha1-tshiu2-tshuah4 , ge5-tso5 nge7 , tshiu2 gim7-an5 , bak8-tsiu1 tiau3-tiau3 . tsin1-sing1 hi1-bang7 i1 e7 tshin1-tshiunn7 jin5-tsu5-sang3 koh4 hue5-hun5 . tsiu7 bong1 i1 e5 meh8 , bo5 tin2-tang7 , i1 e5 hi3 bo5 hoo1-khip4 , i1 e5 bah4 ling2-ki1-ki1 , i1 e5 sin1-khu1 nge1-khiauh4-khiauh4 . ai2-ah4 ! soo2-thiann3 e5 su7-pit4-ling5 ah4 ! gua2 soo2-thiann3 e5 su7-pit4-ling5 ! se3-kiann2 ah4 , li2 bo5 tsue7 ! oo1-toh8-sang3 kap4 oo1-khah8-sang3 i2-kip8 an2-ma2 tsin1 thiann3-li2 , tann1 ... . . li2 kap4 se3-kan1 suah4 ... ... tsit4-tiap8 ti7-tsia1 sann1-li7 , ng3-bang7 sann1-kinn3 ti7 thinn1 ... ... ... . .</text:p>
          </table:table-cell>
          <table:table-cell office:value-type="string" calcext:value-type="string">
            <text:p>tsin1-sing1 i2-king1 4-lian5 , hit4-si5 ti7 oh8-lai7 u7 tsit8-e5 ting2-ni5 tsut4-giap8 e5 ping5-iu2 , mia5-kio3 hiong5-ho7-kun1 . i1 ti7 hak8-hau7 poo2-sip8 , bo5 tshut4-khi3 thuan5-to7 . i1 ai3 piau2-bing5 i1 si7 tsa2 tsit8-ni5 e5 hak8-sing1 : u7 tsit8-pai2 khi3 lue7-te7 tsu3-bun5 mih8-kiann7 , sia2 5-lian5-sing1 hiong5-ho7 kia3 , sing1-li2-lang5 ia7 tsiau3 an2-ni1 kia3-mih8 lai5 , tai7-ke1 khuann3-liau2 tsin1 ai3-tshio3 . iu7-koh4 sia3-kam1 bat4 huan1-hu3 , in1-ui7 i1 si7 tsut4-giap8-sing1 , soo2-i2 lin2 tsai7-oh8 e5 hak8-sing1 , tioh8 sio1 thiann1-tshui3 , khah4 ho2 tsiu7 tsut4-giap8-e5 ia7 tioh8 kap4 ke7-lian5-e5 sann1-ho5 . hak8-sing1 thiann1-kinn3 tsin1 ki5-kuai3 ; ki5-sit8 sian1-sinn1 si7 phoo2-thong1 e5 khuan3-bian2 na7-tiann7 ; m7-si7 ko2-jian5 lip8 i1 tso3 iu2-si1 . sian1-sinn1 si7 ho2-i3 , hiong5-ho7-kun1 suah4 ki3-tsai7 sim1 , siong5-siong5 hian2-tshut4 hak8-sing1-thau5 e5 sik4-tshai2 ; na7-si7 hak8-sing1 tsin1 bo5 huann1-hi2 . in1-ui7 si7 poo2-sip8 , soo2-i2 bo5 tsiau3 si5-kan1 thak8-tsheh4 , u7-si5 tshut4-khi3 ke1-nih4 tng2-lai5 , pat8-lang5 iau2 teh4 thak8 , bo5 se3-ji7 , bak8-kiah8-siann1 khiauh8-khiauh8-kio3 , tian1-to3 hoo7 4-lian5-sing1 huah4 i1 ia7-kah8-ma2-si2 .</text:p>
          </table:table-cell>
          <table:table-cell office:value-type="string" calcext:value-type="string">
            <text:p>tsin1-sing1 i2-king1 4-lian5 , hit4-si5 ti7 oh8-lai7 u7 tsit8-e5 ting2-ni5 tsut4-giap8 e5 ping5-iu2 , mia5-kio3 hiong5-ho7-kun1 . i1 ti7 hak8-hau7 poo2-sip8 , bo5 tshut4-khi3 thuan5-to7 . i1 ai3 piau2-bing5 i1 si7 tsa2 tsit8-ni5 e5 hak8-sing1 ; u7 tsit8-pai2 khi3 lue7-te7 tsu3-bun5 mih8-kiann7 , sia2 5-lian5-sing1 hiong5-ho7 kia3 , sing1-li2-lang5 ia7 tsiau3 an2-ni1 kia3-mih8 lai5 , tai7-ke1 khuann3-liau2 tsin1 ai3-tshio3 . iu7-koh4 sia3-kam1 bat4 huan1-hu3 , in1-ui7 i1 si7 tsut4-giap8-sing1 , soo2-i2 lin2 tsai7-oh8 e5 hak8-sing1 , tioh8 sio1 thiann1-tshui3 , khah4 ho2 tsiu7 tsut4-giap8-e5 ia7 tioh8 kap4 ke7-lian5-e5 sann1-ho5 . hak8-sing1 thiann1-kinn3 tsin1 ki5-kuai3 ; ki5-sit8 sian1-sinn1 si7 phoo2-thong1 e5 khuan3-bian2 na7-tiann7 ; m7-si7 ko2-jian5 lip8 i1 tso3 iu2-si1 . sian1-sinn1 si7 ho2-i3 , hiong5-ho7-kun1 suah4 ki3-tsai7 sim1 , siong5-siong5 hian2-tshut4 hak8-sing1-thau5 e5 sik4-tshai2 ; na7-si7 hak8-sing1 tsin1 bo5 huann1-hi2 . in1-ui7 si7 poo2-sip8 , soo2-i2 bo5 tsiau3 si5-kan1 thak8-tsheh4 , u7-si5 tshut4-khi3 ke1-nih4 tng2-lai5 , pat8-lang5 iau2 teh4 thak8 , bo5 se3-ji7 , bak8-kiah8-siann1 khiauh8-khiauh8-kio3 , tian1-to3 hoo7 4-lian5-sing1 huah4 i1 ia7-kah8-ma2-si2 .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khiaunnh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khih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khik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khim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khin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khing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khinn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khinnh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<text:span text:style-name="T20">脆雷</text:span><text:span text:style-name="T21">khinnh8-khennh4-hau2,  形容雷聲</text:span></text:p>
          </table:table-cell>
          <table:table-cell office:value-type="string" calcext:value-type="string">
            <text:p>tsit4 e5 siu1-iong2-hue7 kann2-si7 tui3 thuan5-kau3-su1-hue7 theh8-tshut4-e5 , huat4-khi2 e5 lang5 kann2 u7 soo2 kam2 , tsiu7-si7 thuan5-kau3-su1 tak8-ni5 to1 u7 hue7 ; tsit8 ni5 tua7-hue7 , tsit8 ni5 sio2-hue7 . tua7-hue7 tsiu7-si7 thong1 lam5-poo7 a2-si7 tsuan5 to2 , sio2-hue7 tsiu7-si7 kok4 tiong1-hue7 . mue2-pai2 tsu7-hue7 , long2 u7 kang2-su1 lai5 hun3-hing1 kap4 siu1-iong2 , tse7-tse7 lang5 siu7 kam2 , tit4-tioh8 jiat8-jiat8 e5 sim1-tsi3 , hi1-sing1 e5 tsing1-sin5 , lip8-tsi3 to3-khi3 beh4 an3-tsuann2 hong7-su7 kau3-hue7 . tsit8-e7 kau3 tshu3 , tu2-tioh8 oo1-hun5 bit8-poo3 , tshe3-lui5 khinnh8-khennh4-hau2 , tshinn1-ling2 e5 liang5-hong1 kap4 tshinn1-kong5 e5 sai1-pak4-hoo7 tso3 tsit8-e7-kau3 , kui1 sing1-khu1 ak4 kau3 tam5-lok4-lok4 , sua3 khi2 ka1-iam1 kuann5 , soo2 tua3 to3-lai5 e5 jiat8-jiat8 e5 sim1-tsi3 kap4 hi1-sing1 tsing1-sin5 , sua3 ak4 kau3 iunn5-iunn5-khi3 . gu5 put4-lun7 li2 jua7 iong2 , na7 tshia1-sim1 tng7-khi3 , na2 tioh4 , si7 na2 hai7 ; soo2-i2 gu5 tioh8 iong2 , tshia1 ia7 tioh8 bo5 koo3-tsiong3 .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khio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khioh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khiok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khiong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khip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khit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khiu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5">
          <table:table-cell office:value-type="string" calcext:value-type="string">
            <text:p>khiuh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形容顫抖的樣子<text:span text:style-name="T19">khiuh8-khiuh8 tsun3</text:span></text:p>
          </table:table-cell>
          <table:table-cell office:value-type="string" calcext:value-type="string">
            <text:p>bo5-tiunn1 bo5-ti5 khi3 tu2 tioh8 i3-ai3 e5 lang5-a2 , na2 gueh8-nih4 e5 siong5-ngoo5 , jit8-jit8 khang1-su1 bang7-siong2 e5 lang5 ! ing2-kue3-a2 na7 khap8 tioh8 i1 e5 tshiu2 , sim1-thau5 phok8-phok8 tshai2 kui1-kang1 . siunn7 bue7 kau3 ! siunn7 bue7 kau3 , tsit4-ma2 lai5 tng7-tioh8 ! kiu2-piat8 tiong5-hong5 , tshun1-ki1 ue7 kong2 bue7 liau2 : “ na7 mai3 hoo7 guan2 bu2-a1 kiong7 tshua7 tng2-khi3 , ” mua2-pak4 e5 ai1-uan3 , khiuh8-khiuh8 tsun3 tshut4 siann1-lai5 : “ gua2 iau2 e7 tua3 hi3-pan1 , gua2 tso3 sio2-tuann3 , tsin1 gau5 tshiunn3 khau3-tiau7-a2 neh4 . ” jit8-sing1 thiann1 kau3 bue2-a1 , suah4 na2 teh4 thiann1 khau3-tiau7 . “ a1-bu2 kiann1 gua2 tue3 lang5 tsau2 , phing3-kim1 siu1-siu1-leh4 , kin2 ke3-ke3 tiau7 . bo5 jua7 ku2 tiau3 lam5-iunn5 ... ... ” khuann3 tioh8 tshun1-ki1 kui1-bin7 bak8-sai2 , hoo7 jit8-sing1 sim1-tshui3 . “ pat8-lang5 e5 ang1-sai3 tng7 kha1 tng7 tshiu2 iau2 u7 tng2-lai5 , guan2 ang1 tsit8-khi3 to7 bo5 hue5-thau5 . tsian3-si2 lam5-iunn5 , si1-kut4 tha1-hiong1 ... ... si5-ki1 hiah4 bai2 , kio3 gua2 tsit8 e5 tsa1-boo2-lang5-a2 ... ... , beh4 an2-tsuann2-leh4 ? ” ti7 tsian3-au7 hit4 tuann7 ut4-tsut4 e5 boo5-sing1 sue3-guat8 , khuann3 tioh8 sim1-ai3 e5 liau5 loh8 ian1-hua1 , jit8-sing1 khui3-lat8 ia7 iu2-han7 . “ aih4 ! tai5-tiong1 jit8-thau5 nai2 ( nah4 e7 ) phak8-tioh8 hiah4 tshiah4-iah8 ? liu2-ki1 ha7 lik8-tshuan1 , si7 leh4 lau5 iah4 si7 leh4 hau2 ... ... ? ” i7-te7 tiong5-hong5 , jit8-sing1 khok8-khok8-mng7 ka1-ti7 , “ gua2 si7 ai3 huann1-hi2 iah4 si7 siong1-pi1 ? bo5 , sim1-kuann1-thau5 nah4 hiah4 kan1-khoo2-leh4 ! ”</text:p>
          </table:table-cell>
          <table:table-cell office:value-type="string" calcext:value-type="string">
            <text:p>bo5-tiunn1 bo5-ti5 khi3 tu2-tioh8 i3-ai3 e5 lang5-a2 , na2 gueh8-nih4 e5 siong5-ngoo5 , jit8-jit8 khang1-su1 bang7-siong2 e5 lang5 ! ing2-kue3-a2 na7 khap8-tioh8 i1 e5 tshiu2 , sim1-thau5 phok8-phok8 tshai2 kui1-kang1 . siunn7 bue7 kau3 ! siunn7 bue7 kau3 , tsit4-ma2 lai5 tng7-tioh8 ! kiu2-piat8 tiong5-hong5 , tshun1-ki1 ue7 kong2 bue7 liau2 : “ na7 mai3 hoo7 guan2 bu2-a1 kiong7 tshua7 tng2-khi3 , ” mua2-pak4 e5 ai1-uan3 , khiuh8-khiuh8 tsun3 tshut4 siann1-lai5 : “ gua2 iau2 e7 tua3 hi3-pan1 , gua2 tso3 sio2-tuann3 , tsin1 gau5 tshiunn3 khau3-tiau7-a2 neh4 . ” jit8-sing1 thiann1 kau3 bue2-a1 , suah4 na2 teh4 thiann1 khau3-tiau7 . “ a1-bu2 kiann1 gua2 tue3 lang5 tsau2 , phing3-kim1 siu1-siu1-leh4 , kin2 ke3-ke3 tiau7 . bo5 jua7 ku2 tiau3 lam5-iunn5 ... . ” khuann3-tioh8 tshun1-ki1 kui1-bin7 bak8-sai2 , hoo7 jit8-sing1 sim1-tshui3 . “ pat8-lang5 e5 ang1-sai3 tng7-kha1 tng7-tshiu2 iau2 u7 tng2-lai5 , guan2 ang1 tsit8-khi3 to7 bo5 hue5-thau5 . tsian3-si2 lam5-iunn5 , si1-kut4 tha1-hiong1 ... . si5-ki1 hiah4 bai2 , kio3 gua2 tsit8-e5 tsa1-boo2-lang5-a2 ... , beh4 an2-tsuann2-leh4 ? ” ti7 tsian3-au7 hit4-tuann7 ut4-tsut4 e5 boo5-sing1 sue3-guat8 , khuann3-tioh8 sim1-ai3 e5 liau5 loh8 ian1-hua1 , jit8-sing1 khui3-lat8 ia7 iu2-han7 . “ aih4 ! tai5-tiong1 jit8-thau5 nai2 ( nah4 e7 ) phak8-tioh8 hiah4 tshiah4-iah8 ? liu2-ki1 ha7 lik8-tshuan1 , si7 leh4 lau5 iah4 si7 leh4 hau2 ... . ? ” i7-te7 tiong5-hong5 , jit8-sing1 khok8-khok8-mng7 ka1-ti7 , “ gua2 si7 ai3 huann1-hi2 iah4 si7 siong1-pi1 ? bo5 , sim1-kuann1-thau5 nah4 hiah4 kan1-khoo2-leh4 ! ”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khiunn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khng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khngh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kho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khoh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khok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khom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<text:s/>au7-bue2-mng5 khom7-khi3 </text:p>
          </table:table-cell>
          <table:table-cell office:value-type="string" calcext:value-type="string">
            <text:p>m7-ko3 au7-bue2-mng5 khom7-khi3 , khui1 be7 khui1 .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khong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khonn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khoo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khooh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khu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khua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khuah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khuai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khuainn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5">
          <table:table-cell office:value-type="string" calcext:value-type="string">
            <text:p>khuainnh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鑼的響聲 <text:span text:style-name="T1">lak8-tak8-khuainnh8</text:span></text:p>
          </table:table-cell>
          <table:table-cell office:value-type="string" calcext:value-type="string">
            <text:p>na2-tsun2 u7 lang5 bat4 kong2 tsit8 e5 le7 kong2 , “ gua2 e5 sim1-kuann1 inn2-a2 , tsit8 tiam2 khi3 ut4-leh4 , gia5 bue7 khi2-lai5 , tsin1 kan1-khoo2 . ” tse1 tsit4 ku3 m7-tsai1 tiong1-bun5 si7 an2-tsuann2 sia2 lai5 piau2-hian7 ? koh4 ia7 bat4 u7 lang5 kong2 , boo2 phah4-thih4 tiam3 thau5-ke1 beh4 tshua7 sim1-pu7 tsin1 huann1-hi2 , pai3-thok4 lang5 sia2 mng5-lian5 . i1 kong2 ka7 gua2 sia2 , “ na7 bo5 lin2 pa5 tsa2-si5 e5 hi3-hu7 khih8-khok8-khiak8 , na2 u7 kin1-a2-jit8 e5 lak8-tak8-tshih8 , lak8-tak8-khuainnh8 . ” i3-su3 si7 ai3 kong2 , in1-ui7 i1 tsa2-si5 sin1-khoo2 tsue3 phah4-thih4 sai1-hu7 , tsiah4 u7 in1 hau7-sinn1 kin1-a2-jit8 teh4 tshua7-boo2 , tshiann2 lo5-koo2 nau7-jiat8 huann1-hi2 . m7-tsai1 tiong1-bun5 si7 an2-tsuann2 sia2 tsiah4 ue7 thang1 tu2-tu2 tsiau3 tsit4 e5 kam2-tsing5 lai5 piau2-hian7 ? gua2 siunn7 , ing7 tiong1-bun5 si7 bo5 kho2-ling5 thang1 piau2-tat8 . tai5-uan5 ue7 e5 hing5-iong5-su5 tik8-piat8 tsue7 , koh4 long2 u7 i1 tok8-it4 e5 piau2-hian7 . kan1-ta1 kong2 “ oo1 ” , “ oo1-oo1 ” i2-kip8 “ oo1-oo1-oo1 ! ” to1 tsha1-tit4 tsin1-tsue7 . a2-si7 kong2 , “ oo1-so5-so5 , ” “ oo1-ma3-ma3 ” ting2-ting2 e5 piau2-hian7 , to7 m7-si7 tsit8 ji7 “ 黑 ” ji7 ue7 thang1 kong2 tshing1-tsho2 . siang7-si5 tui3 tsit4 e5 ue7 ia7 thang1 khuann3 tshut4 bin5-tsok8 e5 tik8-sing3 , in1-ui7 ti7 ue7-gu2 e5 lai7-bin7 u7 pau1-ham5 tioh8 hit4 e5 bin5-tsok8 e5 bun5-hua3 kap4 sing3-keh4 ting2 . soo2-i2 sui1-jian5 kiann2-ji5 thak8 pat8 khuan2 e5 gu2-gian5 ; na7-si7 ti7 i1 tu2-tioh8 sim2-mih8 gu7-huat4 e5 su7-kiann7 huat4-sing1 e5 si5 , tai7-khai3 to1 si7 huat4-tshut4 pe7-bu2 kiunn1 ( lau7-bu2 ue7 ) . thang1 tsai1 , hit4 e5 lau7-bu2 ue7 ti7 hit4 e5 bu5-hing5-tiong1 i2-king1 lau5-jip8 ti7 kiann2-ji5 e5 huih4-lai7 , tsiann5-tsue3 ling5-kam2 e5 thong1-loo7 . an2-ni1 , ing7 tshua7 lang5 the2-giam7 siong7-te3 e5 thiann3 tsue3 bok8-tik4 e5 ki1-tok4-kau3 kau3-iok8 , tsu7-jian5 si7 tioh8 li7-iong7 hak8-sing1 e5 lau7-bu2 ue7 lai5 kau3-hak8 , pi2-kau3 khah4 u7 ling5-kam2 si7 tsin1 bing5 . put4-ko3 , bun7-tue5 si7 hian7-tsai7 teh4 ka3 kap4 teh4 thak8 e5 lang5 , tsiu7-si7 tsu2-jit8-oh8 e5 kau3-su1 kap4 hak8-sing1 , tsha1-put4-to1 tsiam7-tsiam7 teh4 bue7 hiau2-tit4 kong2 tai5-uan5 ue7 . tse1 si7 teh4 po3 lan2 tsai1 , hian7-tsai7 e5 tshing1 siau3-lian5 tsiam7-tsiam7 teh4 li7-khui1 tai5-uan5 lang5 e5 khuan2-sit4 . ti7 tsit4 khuan2 e5 tsong7-hong2 tiong1 lai5 kuan1-tshat4 lan2 e5 tsu2-jit8-oh8 e5 kau3-iok8 e5 si5 , lan2 beh4 huat4-kak4-tioh8 hok8-tsap8 e5 gui5-ki1 . in1-ui7 lan2 ki3-jian5 ti7 tai5-uan5 ue7 tsue3 lau7-bu2 ue7 lai5 sing5-tiong2 , na7-si7 teh4 song3-sit4 hit4 e5 tsue3 te7-it4 khuai3 siu7 ling5-kam2 phah4-tong7 lan2 e5 sim1 e5 thong1-loo7 . tsue3-kun7 in1-ui7 teh4 tsun2-pi7 thang1 kong3-hian3 ti7 siat4-kau3 te7 ji7 se3-ki2 e5 tai5-uan5 kau3-hue7 e5 kau3-iok8 ke3-ik8 , sio2-ti7 u7 tui3 tsuan5-sing2 e5 tsu2-jit8-oh8 kau3-uan5 tiau7-tsa1 . ti7 i2-king1 tsip8 ua2 lai5 e5 tiau1-tsa1-pio2 246 tiunn1 tiong1 , kuan1-he7 tsu2-jit8-oh8 e5 kau3-iok8 e5 tioh8 ing7 tai5-gu2 a2-si7 kok4-gu2 e5 thong2-ke3 , si7 tshin1-tshiunn7 e7-bin7 :</text:p>
          </table:table-cell>
          <table:table-cell office:value-type="string" calcext:value-type="string">
            <text:p>na2-tsun2 u7 lang5 bat4 kong2 tsit8 e5 le7 kong2 , “ gua2 e5 sim1-kuann1 inn2-a2 , tsit8 tiam2 khi3 ut4-leh4 , gia5 bue7 khi2-lai5 , tsin1 kan1-khoo2 . ” tse1 tsit4 ku3 m7-tsai1 tiong1-bun5 si7 an2-tsuann2 sia2 lai5 piau2-hian7 ? koh4 ia7 bat4 u7 lang5 kong2 , boo2 phah4-thih4 tiam3 thau5-ke1 beh4 tshua7 sim1-pu7 tsin1 huann1-hi2 , pai3-thok4 lang5 sia2 mng5-lian5 . i1 kong2 ka7 gua2 sia2 , “ na7 bo5 lin2 pa5 tsa2-si5 e5 hi3-hu7 khih8-khok8-khiak8 , na2 u7 kin1-a2-jit8 e5 lak8-tak8-tshih8 , lak8-tak8-khuainnh8 . ” i3-su3 si7 ai3 kong2 , in1-ui7 i1 tsa2-si5 sin1-khoo2 tsue3 phah4-thih4 sai1-hu7 , tsiah4 u7 in1 hau7-sinn1 kin1-a2-jit8 teh4 tshua7-boo2 , tshiann2 lo5-koo2 nau7-jiat8 huann1-hi2 . m7-tsai1 tiong1-bun5 si7 an2-tsuann2 sia2 tsiah4 ue7 thang1 tu2-tu2 tsiau3 tsit4 e5 kam2-tsing5 lai5 piau2-hian7 ? gua2 siunn7 , ing7 tiong1-bun5 si7 bo5 kho2-ling5 thang1 piau2-tat8 . tai5-uan5 ue7 e5 hing5-iong5-su5 tik8-piat8 tsue7 , koh4 long2 u7 i1 tok8-tit4 e5 piau2-hian7 . kan1-ta1 kong2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khuak</text:p>
          </table:table-cell>
          <table:table-cell/>
          <table:table-cell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lang5 tu5-khi3 peh8-tshi1 , sui1-si7 khah4 gong7 , thinn1-te7 e5 khuak4-tua7 i1 u7 khuann3-kinn3 , i1 ka1-ti7 e5 sio2-se3 luan2-jiok8 ia7 si7 u7 kam2-kak4 . tsiong1 lang5 lai5 pi2 thinn1-te7 e5 khuak4-tua7 , lau2-sit8 m7-tat8-tioh8 thinn1-thang1 e5 jit8-iann2-lai7 teh4 pue1 tsit8-liap8 e5 thoo5-sua1-liap8-a2-kiann2 ! koh4-tsai3 lang5 e5 hue3-siu7 khah4-tng5 ia7 si7 oh4-tit4 thang1 kue3 tsit8-pah4 . ti7-si5 tsit8 e5 tshing1-tshun1 siau3-lian5 e5 tua7 ho2-han3 , bo5 tsit8 tiap8-a2-ku2 e5 tiong1-kan1 , tioh8 pinn3-tsiann5 tsit8 e5 un2-ku1 kiah8 kuainn2-a2 e5 lau7-lang5 . tsit8-ping5 , lang5 e5 sim1 tshoo1 tshin1-tshiunn7 hai2 , tann2 tua7 kah4 beh4 pau1 thinn1 ; i1 soo2 hi1-bong7-e5 , sit8-tsai7 si7 tshim1 ; soo2 beh4 tso3-e5 , sit8-tsai7 si7 tse7 . ai5-ah4 ! loo7-too5 tshia1-khi2 beh4 tu2-thinn1 , jit8-thau5 tsainn2-iunn7 kiong5-kiong5 loh8 tui3 suann1-au7 khi3 ! lang5 m7-bian2 kong2 si7 u7 tso3 phainn2-tai7 , kin7-kin7 tui3 lang5 ka1-ti7 e5 luan2-jiok8 , khui3-lat8 m7 tsiong5 i1 e5 sim1-guan7 , tak8 lang5 tik4-khak4 to1 tioh8 io5-thau5 thoo2 tua7-khui3 .</text:p>
          </table:table-cell>
          <table:table-cell office:value-type="string" calcext:value-type="string">
            <text:p>thang1 tsai1 ai3 si7 pah4 hang7 tik4-hing7 e5 kin1-pun2 . u7 ai3 e5 soo2-tsai7 tik4-khak4 si7 u7 sing1-iok8 . u7 huat4-tat8 , u7 ho5-ho2 , u7 khuai3-lok8 . ai3 , si7 it4-tshe3 e5 khi2-guan5 , ai3 e5 tsok4-iong7 , lau2-sit8 si7 khuak4-tua7 kau3 ti7 bo5 han7-liong7 . soo2-i2 ki1-tok4-kau3 e5 sing3-tsheh4 u7 kong2 , “ sin5 si7 ai3 . ” lang5 na7 kiann5 jin5-ai3 ju2 tsiau5-tsng5 , i1 e5 khui3-lat8 tik4-hing7 si7 ju2 tua7 , si7 ju2 tsiap4-kin7 sin5 . tsit4-tsing2 lang5 e7 kham1-tit4 kong2 si7 the3 thinn1 teh4 tso3 su7 , e7 thang1 tso3-tsiann5 tsin1 tua7 e5 su7-giap8 , hoo7 tsing3-lang5 hiong2-siu7 bo5 han7-liong7 e5 hok4-khi3 , sik4-khia1 tsai7 in3-too7 soo2 kiann5 e5 tsu5-pi1 , khong2-tsu2 tsai7 tiong1-kok4 soo2 tshiong3 e5 jin5-gi7 , kap4 ki1-tok4 tsai7 iu5-thai3 soo2 lau5 phok4-ai3 e5 jiat8-hueh4 , ui7-tioh8 in1 soo2 kiann5 e5 jin5-ai3 hui1-siong5 tua7 , tsuan5 se3-kai3 e5 lang5 , kiam2 m7-si7 tsu7 nng7 , sann1 tshing1 ni5 i2-tsing5 kau3 kin1-a2-jit8 iau2-ku2 si7 teh4 siu7 in1 e5 in1-im3 !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khuan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khuann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khuat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khue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khueh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khuh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khui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khuinn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khun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khut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ki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kia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kiah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6">
          <table:table-cell office:value-type="string" calcext:value-type="string">
            <text:p>kiak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y</text:p>
          </table:table-cell>
          <table:table-cell table:style-name="ce4" office:value-type="string" calcext:value-type="string">
            <text:p>ki-ki-kiak-kiak 若雀鳥仔 <text:span text:style-name="T22">kih8-kiak8-kio3</text:span></text:p>
          </table:table-cell>
          <table:table-cell office:value-type="string" calcext:value-type="string">
            <text:p>a1-hue1 kong2 liau2 siong7 thuan5-sin5 : “ a1-nai1 lai5 oh4 , na2 tsit8-tsiah4 iah8-a2-leh4 , sann1-kham2 tiam3 si3-ke3 iann7-iann7-pue1 , a1-peh4 , a1-tsim2 , a1-m2 , a1-tsi2 kio3-tioh8 jua7 tinn1-leh4 . kui1 tshu3-king1 m7-si7 i1 e5 ue7 , to7-si7 tshio3-siann1 . tak8-e5 hoo7 kam2-jiam2 loh8-khi3 kau3 te3 , khi3-hun1 ke1 jua7 uah8-leh4 . ah4 a1-kuan1-leh4 , lang5-kheh4 lai5 ia7 bue7-hiau2 beh4 tsio1-hoo1 , kap4 tiam3-nih4 tak8-e5 , tsit8-kang1 kong2 ia7 bo5 kui2 ku3 ue7 . i1 na7 ti7 pinn1-a2 , tak8-e5 na2 lop4 tiam3 ling2-tong3-khoo3-leh4 , tshut4-tshui3 e5 ue7 to1 e7 kian1-tang3 . ” a1-ing1 siunn7 beh4 kai2-sian7 tsit4-tsiong2 tsong7-hong2 , a1-kuan1 si7 i1 tshin1-senn1-kiann2 , tsu7 se3-han3 liap8 tua7 , i1 e5 ko3-sing3 m7-si7 an2-ne1 . uan1-na2 ki1-ki1-kiak8-kiak8 na2 tshik4-tsiau2-a2-leh4 , kong2-ue7 lai7 , huan2-ing3 kin2 . kho2-sioh4 , a1-ing1 tshue7 bo5 phang7 tiok8-tshiu2 .</text:p>
          </table:table-cell>
          <table:table-cell office:value-type="string" calcext:value-type="string">
            <text:p>a1-ing1 e7 hiah4 kin2 hoo7 jit8-sing1 lau5 tso3 sin1-pu7 , kap4 tua7-puann5 oo1-kau2 tan5 tsiann5 u7 kuan1-he7 . si3-tsap8 hue3-a1 iau2 m7 tshua7 , kong2 tioh8 ue7 ai3 oh8 『 秀-場 』 hit4 khuan2 tai3 ba1-lih4 , ai3 phinn1 lang5 e5 giat8-thiok4-ue7 . sui1-jian5 a1-ing1 sing1-li2 oh8 liau2 sng3 lau7-tau3 , tsong2-si7 ni5-ki2 khin1 , king1-giam7 tshian2 , ke1-kiam2 long2 e7 hoo7 hit4 tsiah4 lau7-tsiau2 tsiah8 tau7-hu7-khi3 . jit8-sing1 thiann1 ti7 hinn7-lai7 , khuann3 ti7 gan2-lai7 , ia7 bo5 khng3 ti7 sim1-lai7 . tso3 sing1-li2 kap4 ting2-tshiu2 , lang5-kheh4 tap4-tshui3-koo2 , phah4-lah8-liang5 si7 lan5-bian2-e5 . tuan3-lian7 jin5-tse3 kuan1-he7 , tsing1-ka1 tso3 su7 e5 king1-giam7-ma1 . iu5-ki5 kau1-uann7 NEWS , siau1-sit4 u7 thang1 kng1 , sing1-li2 tsiah4 bue7 tsiah8 tioh8 kinn1 . m7-koh4 , oo1-kau2 tan5 gau5 tinn5 , gau5 sinn5 , bue7 kong2 tioh8 ue7 to7 lang7 a1-ing1 tshio3 kah4 kih8-kiak8-kio3 . “ tse1 bing5-bing5 oo1-kau2 teh4 siau2 niau1 , tsa2-ban7 e7 khi3 hoo7 hap4-khi3 ! ” jit8-sing1 king3-kak4 a1-ing1 tng2 tua7-lang5 looh4 : “ lu2 tai7 put4 tiong7 liu5 , kin2 tsua7-ban7 e7 khi3 hoo7 lang5 liah8-khi3 . ” siunn7 tioh8 koo3-tiam3-nih4 e5 tua7-tshiu2-kut4 , i1-lai7 tshim1 koh4 thiann3 loh8 pak4 : “ sing1-li2-kiann2 to1 oh4 senn1 , bo5 ma7 tshua7 sing1-li2 sin1-pu7 ... ... khuann3 sin1-thiam1 e5 ian5-hun7-lah4 . ” siunn7-siunn7-leh4 to7 beh4 ka7 sak4 tso3-tui1 .</text:p>
          </table:table-cell>
          <table:table-cell office:value-type="string" calcext:value-type="string">
            <text:p>a1-ing1 e7 hiah4 kin2 hoo7 jit8-sing1 lau5 tso3 sin1-pu7 , kap4 tua7-puann5 oo1-kau2 tan5 tsiann5 u7 kuan1-he7 . si3-tsap8-hue3-a1 iau2 m7-tshua7 , kong2-tioh8 ue7 ai3 oh8 『 秀-場 』 hit4-khuan2 tai3 ba1-lih4 , ai3 phinn1 lang5 e5 giat8-thiok4-ue7 . sui1-jian5 a1-ing1 sing1-li2 oh8 liau2 sng3 lau7-tau3 , tsong2-si7 ni5-ki3 khin1 , king1-giam7 tshian2 , ke1-kiam2 long2 e7 hoo7 hit4 tsiah4 lau7-tsiau2 tsiah8 tau7-hu7-khi3 . jit8-sing1 thiann1 ti7 hinn7-lai7 , khuann3 ti7 gan2-lai7 , ia7 bo5 khng3 ti7 sim1-lai7 . tso3 sing1-li2 kap4 ting2-tshiu2 , lang5-kheh4 tap4-tshui3-koo2 , phah4-lah8-liang5 si7 lan5-bian2-e5 . tuan3-lian7 jin5-tse3 kuan1-he7 , tsing1-ka1 tso3 su7 e5 king1-giam7-ma1 . iu5-ki5 kau1-uann7 NEWS , siau1-sit4 u7 thang1 kng1 , sing1-li2 tsiah4 bue7 tsiah8-tioh8-kinn1 . m7-koh4 , oo1-kau2 tan5 gau5 tin5 , gau5 sinn5 , bue7 kong2-tioh8 ue7 to7 lang7 a1-ing1 tshio3 kah4 kih8-kiak8-kio3 . “ tse1 bing5-bing5 oo1-kau2 teh4 siau2 niau1 , tsa2-ban7 e7 khi3 hoo7 hap4-khi3 ! ” jit8-sing1 king3-kak4 a1-ing1 tng2 tua7-lang5 looh4 : “ lu2 tai7 put4 tiong7 liu5 , kin2 tsua7-ban7 e7 khi3 hoo7 lang5 liah8-khi3 . ” siunn7-tioh8 koo3-tiam3-nih4 e5 tua7-tshiu2-kut4 , i1-lai7 tshim1 koh4 thiann3 loh8 pak4 : “ sing1-li2-kiann2 to1 oh4 senn1 , bo5 ma7 tshua7 sing1-li2 sin1-pu7 …… khuann3 sin1-thiam1 e5 ian5-hun7-lah4 . ” siunn7-siunn7-leh4 to7 beh4 ka7 sak4 tso3-tui1 .</text:p>
          </table:table-cell>
          <table:table-cell office:value-type="string" calcext:value-type="string">
            <text:p>a1-ing1 uan1-na2 hinn7-hong1-a2 thiann1-tioh8 tsit8-kua2 ing5-ue7 , i1 tsin1 khi3 ing2-siong5 lian5 he1 “ poo7-tsih8-ue7 ” to1 e7 jip8-hinn7 , tui3 a1-bu2 to1 e7 goo7-kai2 ! ia7 m7-siunn7 a1-bu2 sui1-jian5 tsiu2-kua2 , ia7-si7 siu7 kau3-iok8 e5 lang5 . tsheh4 thak8 jip8 hinn7 , bak8-tsui2 lim1 u7 loh8-pak4 . “ na7 m7-si7 ai3 koo3 kam2-a2-tiam3 , ” jit8-sing1 si5-siong5 an2-ne1 ka7 o1-lo2 : “ sit8-tsai7 tioh8 tsai1-pue5 ... ” a1-ing1 tsu7-jin7 tsheh4 thak8 u7 ti3-a2 lai7 . hit4-tsun7 kui1-tin7 hak8-sing1 pai5-liat8 thong1-hak8 , kiann5-jip8 pat4-kua3-suann1 pai5-lau5 , m7-si7 bo5 lang5 khi3 tsu3-i3 tioh8 piah4-kak4-a2 tsiat4-hau3-si7 , sit8-tsai7 si7 m7-tsai1 ai3 an2-tsuann2 ka7 ting7-ui7 . si7 ui2-tai7 e5 thuan5-thong2 ? lu2-sing3 e5 kong1-hui1 ? lik8-su2 e5 pi1-kiok8 ? iah4-si7 si5-tai7 e5 tshio3-ue7 ? jin5-sing3 e5 ... ... ? kong2 khi2 tshio3-ue7 , a1-ing1 siunn7 khi2 kui1-liat8 tong5-oh8 pang3-oh8 e5 si5 , “ lin2 tsai1 in1 am3-si5 khun3 bue7 khi3 , an2-tsuann2 thua1-bua5 si5-kan1-bo5 ? ” siok8-bi2-a2 to7 bat4 tshio3 in1 : “ ia7 tau7-a2 , khioh4 tau7-a2 too7 am3-e5 . ” sui5 u7 lang5 in3 kong2 : “ thai3 bue7-hiau2 ia7 thoo5-tau7 , na2 khioh4 na2 tsiah8 khah4 bue7-sian7 ? ” “ hioh4 ! tsiah8 e7 loh8-khi3 , ah8-sai2 kiann1 khun3 bue7 khi3 . ” kui1-tin7 tong5-oh8 ki1-ki1-kiak8-kiak8 tsu7 an2-ne1 hann7-kue3 . siunn7 bue7 kau3 sin1-thiam1 kue3-sin1 , a1-ing1 suah4 tioh8 lai5 bin7-tui3 tsit4-khuan2 khun3-king2 . i1 tsong2 bue7-ing1-tit4 kuainn1 ti7 pang5-king1-a2 te2 , keh4-tsuat8 gua7-bin7 e5 se3-kai3 . i1 tioh8 tso3 sing1-li2 , ai3 kap4 lang5 tsih4-tsiap4 . ka1-tsai3 ku2-ni5 thak8 e5 tsheh4 , bo5-hing5-tiong1 san2-sing1 un2-ting7 tsok4-iong7 . 『 克-己-復-禮-為-仁 』 , lan2 na7 siu1-iong2 ka1-ti7 , khik4-tse3 ka1-ti7 , bin7-tui3 gua7-khau2 hua1-hua1 se3-kai3 , to7 e7 tsai1 ai3 an2-tsuann2 kui1-huan7 . 『 發-乎-情-止-乎-禮 』 , kap4 lang5 tso3-hue2 to7 u7 tsun2-tsat4-looh4 .</text:p>
          </table:table-cell>
          <table:table-cell office:value-type="string" calcext:value-type="string">
            <text:p>a1-sing1 hiann1 si7 1-e5 kuan5 lo3 iong2-tsong3 koh4 ian5-tau5 e5 tsong3-ting1 tui7-tiunn2 . i1 ti3 1-ting2 pin1-pong1 tai5 tshio1 kiak4-kiak4 e5 kun1-bo7 . hing1 tsing5 kat4 1-tiau5 ang5-sik4 e5 hing1-tiau5 , gia5 1-ki1 kim1-sih4-sih4 e5 tsi2-hui1-to1 teh4 huah4 ho7-ling7 . it4-sio2-tui7 e5 tsong3-ting1 pai5 huainn5-tui7 teh4 tsam3-kha1-poo7 . kha1-poo7 tsin1 tse5 sat4-khi3 thing5-thing5 . kiann5 lai5 kau3 un7-tong7-tiann5 pinn1 bo5 loo7 , tui7-guan5 kiong5 beh4 siak4 loh8 kau1-a2 lai7 . a1-sing1 hiann1 suah4 be7 ki3-tit4 “ siang1 hau1 tsuan1 tsoo1 ” hit4 ku3 jit8-gi2 e5 ho7-ling7 . tui7-guan5 bo5 bing7-ling7 be7-sai2 tsu7-iu5 hing5-tong7 , a1-sing1 be7 ki3-tit4 ho7-ling7 , i1 tsiu7 iong7 tai5-uan5-ue7 tua7-siann1 huah4 : “ ka7 lin2 pe7 uat8 kue3-lai5 ” , it4-sio2-tui7 e5 tsong3-ting1 long2 uat4 to2-tng2 . tsha1 hun1-hun1-a2 tioh8 lian3 loh8 kau1-a2-te2 . gua2 siunn7 i1 na7 phah4 1-e5 ka1-tshiunn3 in1 ma7 e7 tsuan2 to3-tng2-lai5 .</text:p>
          </table:table-cell>
          <table:table-cell office:value-type="string" calcext:value-type="string">
            <text:p>a1-suat4 kok4-hau7 tshut4-giap8 to7 ti7 kang1-tiunn5 tsiah8-thau5-loo7 , senn1-tso3 bin7-a2 inn5-inn5 , tshio3-khi2-lai5 bak8-tsiu1 tshun1 tsit8-bai5-a2 , in1 a1-ma2 kong2 a1-suat4 peh8-bah4-te2 bo5 ue7 bo5 ku3 , na2-tshiunn7 ting2-kang2 e5 sian7-thang5-a2 ; a1-lan5 phue5-hu1 oo1 kiak8-kiak8-kio3 , be7-su1 lan2 tsia1 e5 am2-poo1-tse5 .</text:p>
          </table:table-cell>
          <table:table-cell office:value-type="string" calcext:value-type="string">
            <text:p>bue2 kua2 tik4-sun2 kah4 tshai3-thau5 , sua3 bue2 tshi3-kue1 kun5 kue1-lau5 , bue2 leh4 kiak8-kiak8-tsau2 , tang5-o1 sua3 ka7 bue2 liau2-au7 .</text:p>
          </table:table-cell>
          <table:table-cell office:value-type="string" calcext:value-type="string">
            <text:p>i1 iong5-iong5 tik4-i3 tng2-lai5 liam7 hoo7 i1 e5 lau7-pe7 thiann1 . uan5-gue7 thiann1 liau2 tsiok4 mua2-i3 kong2 ; i1 e5 siau2-khian2 ( tsu7-tshing1 ka1-ki7 e5 hau7-senn1 ) tsin1 tshong1-bing5 , hian1-khui1 io1-too2-a2 lai7 e5 io1-te7-a2 theh8-tshut4 tsit8-thah8 gin5-phio3 hoo7 i1 e5 hau7-senn1 tso3 siunn2-phin2 , ka1-ki7 tshio3 kah4 kiak8-kiak8-kio3 .</text:p>
          </table:table-cell>
          <table:table-cell office:value-type="string" calcext:value-type="string">
            <text:p>lau5 kiak8-gak8 sian1-sinn1 ti7 2001 huat4-piau2 Taiwanese Package tsit4 e5 nng2-the2 , tsiong1 tai5-uan5 pun2-thoo2 e5 Holo , Hakka , lam5-to2-gi2 kok4 tsok8-kun5 gi2-bun5 lo5-ma2-ji7 soo2 su1-iau3 e5 ji7-hing5 , pau1-tso3 tsit8 hue2 .</text:p>
          </table:table-cell>
          <table:table-cell office:value-type="string" calcext:value-type="string">
            <text:p>sam1-put4-goo7-si5 , gin2-a2 e7 tsau2 lai5 khe1-a2 pinn1 liah8-hi5 , se3 tsiah4 hi5-a2 , he5-a2 , bih4 ti7 tsioh8-thau5 phang7 , gin2-a2-tin7 lai7-te2 , u7 e5 giah8 hi5-bang7-a2 , u7 e5 theh8 tio3-kan1-a2 , u7 e5 tsah4 kuan3-a2 , ka7 tsioh8-thau5 sui5 liap8-a2 sui5 liap8 hian1 hoo7 i1 khui1 , tiam7-tiam7-a2 te3 khuann3 u7 hi5 , he5-bo5 ; ti7 khe1-a2 liau5 lai5 liau5 khi3 , tiann7-tiann7 ka7 tsui2 tshong3 kah4 lo5-kiak4-kiak4 , na7 tsun2 hoo7 khu5 ti7 pinn1-a2 bo5-ing5 leh4 se2-sann1 e5 tua7-lang5 khuann3-tioh8 , to7 e7 ka7 in1 huah4 kong2 gin2-a2-lang5 ai3 khah4 u7 tsam7-tsat4-leh4 , khe1-a2 si7 tsing3-lang5 e5 , beh4 sng2 si7 e7-sai2-tit4 , m7-koh4 tioh8-ai3 koo3 tioh8 ti7 tsia1 se2-sann1 e5 lang5 , m7-thang1 ka7 tsui2 bu2 kah4 ju5-tshang2-tshang2 , kio3 pat8-lang5 beh4 an2-tsuann2 se2-tng7 .</text:p>
          </table:table-cell>
          <table:table-cell/>
        </table:table-row>
        <table:table-row table:style-name="ro2">
          <table:table-cell office:value-type="string" calcext:value-type="string">
            <text:p>kiam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kian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kiang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kiann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kiap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kiat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kiau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kiauh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kih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kik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kim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kin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king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kinn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6">
          <table:table-cell office:value-type="string" calcext:value-type="string">
            <text:p>kinnh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y</text:p>
          </table:table-cell>
          <table:table-cell table:style-name="ce4" office:value-type="string" calcext:value-type="string">
            <text:p>huann5 kah8 kinnh8-konnh8-kio3 睡得鼾聲大作 <text:s/>鼾聲</text:p>
          </table:table-cell>
          <table:table-cell office:value-type="string" calcext:value-type="string">
            <text:p>tsi3-khin5 kong2 , li2 siann2-su7 bo5 koo3-tioh8 ka1-ti7 e5 mia5-siann1 ; bo5 , ma7 tioh8 koo3-tioh8 boo2-kiann2 ; bo5 ma7 tioh8 koo3-tioh8 kau3-hue7 ? ! ki1-tok4-too5 e5 mia5 hoo7-lang5 tiau3-ti7 put8-bio7 , an2-ni1 m7-tsai1 lua7 mia5-siann1 ? tshing1-liu5 tiam7-tiam7 , tso3 i1 un2-tsiah8 un2-khun3 , huann5 kah8 kinnh8-konnh8-kio3 . tse1 sng3-si7 tsit8-khuan2 lang5 . na7-si7 tsi3-khin5 be7-tsiah8-be7 khun3 , tsiu7 thau3-me5 tshua7 tsin1-sing1 khi3 khu1-tiunn2 e5 siok4-sia3 , mng7 tsit8-e5 hi1-sit8 .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kio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kioh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kiok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kiong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4">
          <table:table-cell office:value-type="string" calcext:value-type="string">
            <text:p>kionn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y</text:p>
          </table:table-cell>
          <table:table-cell table:style-name="ce2" office:value-type="string" calcext:value-type="string">
            <text:p><text:span text:style-name="T23">tsa1-boo2-kionn2</text:span><text:span text:style-name="T2"> e5 thau5-ke1-niu5 lai5 guan2 tau1 .筆誤  查某 kiann女兒，薑，癢</text:span></text:p>
          </table:table-cell>
          <table:table-cell office:value-type="string" calcext:value-type="string">
            <text:p>hue5-sionn7 tsiah8-kionn1 </text:p>
          </table:table-cell>
          <table:table-cell office:value-type="string" calcext:value-type="string">
            <text:p><text:s/>sin1-nio5 kha1-tshng1-tsionn7 .</text:p>
          </table:table-cell>
          <table:table-cell office:value-type="string" calcext:value-type="string">
            <text:p>u7 tsit8 jit8 tshiann3 gua2 e5 tua7 tsa1-boo2-kionn2 e5 thau5-ke1-niu5 lai5 guan2 tau1 . i1 bo5 siann2 huann1-hi2 e5 khuan2-sit4 , kong2 gua2 e5 tsa1-boo2-kiann2 the1-pinn7 m7 ka7 i1 tsue3 kang1 , hai7 i1 tsin1 bo5 ing5 .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kip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kit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kiu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kiuh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kiunn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km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公里的英文縮寫</text:p>
          </table:table-cell>
          <table:table-cell office:value-type="string" calcext:value-type="string">
            <text:p>phau2 306 km1 ( kong1-li2 ) .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kng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ko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koh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kok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kong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konn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konnh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y</text:p>
          </table:table-cell>
          <table:table-cell table:style-name="ce4" office:value-type="string" calcext:value-type="string">
            <text:p>kinnh8-konnh8-kio3</text:p>
          </table:table-cell>
          <table:table-cell/>
          <table:table-cell office:value-type="string" calcext:value-type="string">
            <text:p>tsi3-khin5 kong2 , li2 siann2-su7 bo5 koo3-tioh8 ka1-ti7 e5 mia5-siann1 ; bo5 , ma7 tioh8 koo3-tioh8 boo2-kiann2 ; bo5 ma7 tioh8 koo3-tioh8 kau3-hue7 ? ! ki1-tok4-too5 e5 mia5 hoo7-lang5 tiau3-ti7 put8-bio7 , an2-ni1 m7-tsai1 lua7 mia5-siann1 ? tshing1-liu5 tiam7-tiam7 , tso3 i1 un2-tsiah8 un2-khun3 , huann5 kah8 kinnh8-konnh8-kio3 . tse1 sng3-si7 tsit8-khuan2 lang5 . na7-si7 tsi3-khin5 be7-tsiah8-be7 khun3 , tsiu7 thau3-me5 tshua7 tsin1-sing1 khi3 khu1-tiunn2 e5 siok4-sia3 , mng7 tsit8-e5 hi1-sit8 .</text:p>
          </table:table-cell>
          <table:table-cell office:value-type="string" calcext:value-type="string">
            <text:p>tsi3-khin5 kong2 , li2 siann2-su7 bo5 koo3-tioh8 ka1-ti7 e5 mia5-siann1 ; bo5 , ma7 tioh8 koo3-tioh8 boo2-kiann2 ; bo5 ma7 tioh8 koo3-tioh8 kau3-hue7 ? ! ki1-tok4-too5 e5 mia5 hoo7-lang5 tiau3-ti7 put8-bio7 , an2-ni1 m7-tsai1 lua7 mia5-siann1 ? tshing1-liu5 tiam7-tiam7 , tso3 i1 un2-tsiah8 un2-khun3 , huann5 kahkihN8-konnh8-kio3 . tse1 sng3-si7 tsit8-khuan2 lang5 . na7-si7 tsi3-khin5 be7-tsiah8-be7 khun3 , tsiu7 thau3-me5 tshua7 tsin1-sing1 khi3 khu1-tiunn2 e5 siok4-sia3 , mng7 tsit8-e5 hi1-sit8 .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koo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kooh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ku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kua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kuah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kuai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kuainn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6">
          <table:table-cell office:value-type="string" calcext:value-type="string">
            <text:p>kuainnh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y</text:p>
          </table:table-cell>
          <table:table-cell table:style-name="ce5" office:value-type="string" calcext:value-type="string">
            <text:p><text:span text:style-name="T24"> </text:span><text:span text:style-name="T25">kinn3-kuainnh4-</text:span><text:span text:style-name="T26">kio3 聲音</text:span><text:span text:style-name="T27">ki1-ki1-kuia̍nnh-kuainnh8</text:span></text:p>
          </table:table-cell>
          <table:table-cell office:value-type="string" calcext:value-type="string">
            <text:p>lai5 kau3 tsit4 e5 bo5 tian7-hue2 e5 tshau2-te7 , ti7 me5-si5 sio2-ti7-a2 si5-si5 ai3 kong2 kiann1 am3 , ki5-sit8 gua2 ma7 tsin1 kiann1 , guan2 nng7 lang5 teh4 khun3 e5 se3-se3 e5 pang5-king1 , hong1 thau3 e5 si5 kinn3-kuainnh4-kio3 , u7-si5 niau2-tshu2-a2 khi7-khok8-kio3 . sio2-ti7-a2 puann3-me5 beh4 pang3-jio7 , kio3 gua2 kap4 i1 khi3 . gua2 ti7 me5-si5 , si5-si5 ai3 tsing1-sin5 ka7 sio2-ti7-a2 kah4-phue7 , tsiah4 tsai1 tsa2-tsing5 a1-bo2 tsainn2-iunn7 ti7 tak8 hong1-bin7 e5 thiann3-sim1 .</text:p>
          </table:table-cell>
          <table:table-cell office:value-type="string" calcext:value-type="string">
            <text:p>lai5 kau3 tsit4 e5 bo5 tian7-hue2 e5 tshau2-te7 , ti7 me5-si5 sio2-ti7-a2 si5-si5 ai3 kong2 kiann1 am3 , ki5-sit8 gua2 ma7 tsin1 kiann1 , guan2 nng7 lang5 teh4 khun3 e5 se3-se3 e5 pang5-king1 , hong1 thau3 e5 si5 kinn3-kuainnh4-kio3 , u7-si5 niau2-tshu2-a2 khi7-khok8-kio3 . sio2-ti7-a2 puann3-me5 beh4 pang3-jio7 , kio3 gua2 kap4 i1 khi3 . gua2 tim7 e5-si5 , si5-si5 ai3 tsing1-sin5 ka7 sio2-ti7-a2 kah4-phue7 , tsiah4 tsai1 tsa2-tsing5 a1-bo2 tsainn2-iunn7 ti7 tak8 hong1-bin7 e5 thiann3-sim1 .</text:p>
          </table:table-cell>
          <table:table-cell office:value-type="string" calcext:value-type="string">
            <text:p>tik4-kong2-a2 kio5 ki1-ki1-kuia̍nnh-kuainnh8 e5 siann1 .</text:p>
          </table:table-cell>
          <table:table-cell table:number-columns-repeated="8"/>
        </table:table-row>
        <table:table-row table:style-name="ro5">
          <table:table-cell office:value-type="string" calcext:value-type="string">
            <text:p>kuak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青蛙叫的聲音， tso3 3 , 4 tshui3 <text:span text:style-name="T28">kuak8</text:span><text:span text:style-name="T29"> loh8-khi3 腔調差 是 kuat</text:span></text:p>
          </table:table-cell>
          <table:table-cell office:value-type="string" calcext:value-type="string">
            <text:p>kuak8-kuak8-kuak8-kuak8 kuak8-kuak8</text:p>
          </table:table-cell>
          <table:table-cell office:value-type="string" calcext:value-type="string">
            <text:p>tsin1-sing1 kau3-ui7 , pho7-a7 i2-king1 tsau2-khi3 bih4 , tshau3-kham2 tsit8-e5 lau7 sing5-peh4-a3 tua7 tshui3-ta1 , tsiu7 thin5-to2 tsit8-tua7 uann2 , tso3 3 , 4 tshui3 kuak8 loh8-khi3 . i2-king1 thun1 kue3 au5 , tsiah4 kong2 , hm5 ! tsit4-kuan3 te5 thai3 tshau3-hiam1 tshau3-hiam1 ! hit4-si5 tsin1-sing1 ti7 hia1 khuann3 i1 beh4 lim1 loh8-khi3 , tsiu7 iah8 tsit8-siann1 beh4 kio3 i1 ban7-tsiah4 lim1 , bo5-nai7 i1 ho2-kha1-tshiu2 , lim1-liau2 tsin1 khi2 , thiann1 i1 teh4 huah4 tshau3-hiam1-hiam1 , sua3 tit8-tit8 tshio3 khi2-lai5 , kim3 be7-tiau5 . ti7 lai7-bin7 u7 pat8-lang5 thiann1-kinn3 , ia7 lai5 tshi3 lim1 khuann3 , ko2-jian5 si7 u7-iann2 . khuann3-kinn3 tsin1-sing1 teh4 tshio3 , tsiu7 kui1 tin7 lua7 i1 ham1 jio7 ti7 hin1 . kio3 sian1-sinn1 lai5 khuann3 , sian1-sinn1 tsin1 siu7-khi3 . tsin1-sing1 siunn7 na7-beh4 ka7 kong2-bing5 , si7 kiann1-liau2 pho7-a7 e7 siu7 tang7-hing5 : in1-ui7 ping5-soo3 i1 si7 phainn2-te2 , iu7-koh4 tsa1-hng1 tsiah4 hoo7 sian1-sinn1 hing5-huat8 , tann1 na7 ka7 i1 tsi2-tsing3 tsit4-tsan5 , e7 hai7 i1 ting5-pue7 tsham2 , koh4 i1 e7 uan3-hin7 gua2 . u7-si5 lau7-lang5 he1-ku1-tu7 beh4 kio3 gin2-na2-lang5 pang3-jio7 hoo7 tsiah8 , ma7 bo5 lang5 ai3 ; ho5-hong3 i1 tshong3 pian7-pian7 hoo7 i1 tsiah8 , sng3-lai5 tioh8 ka7 i1 seh4 to1-sia7 ; na7-si7 i1 iau1-kiu5 , ka1-ti7 pang3 hoo7 tsiah8 si7 khah4 bo5 le2 na7-tiann7 . koh4 siunn7 , gua2 han2-tit4 huan7-tsue7 hoo7 sian1-sinn1 hing5-huat8 , tsit4-tiap8 lai5 the3 i1 tann1-tsue7 , sian1-sinn1 phah4-sng3 khah4 the2-liong7 , hing5-khu7 e7 khah4 khin1 ; iu7-koh4 pho7-a7 un2-tang3 tsin1 kam2-sia7 gua2 . siunn7-liau2 kuat4-tuan3 beh4 ing7 tiam7-tiam7 lai5 tsun2-tso3 jin7-tsue7 . ko2-jian5 si7 , sian1-sinn1 tsin1 siu7-khi3 , keh4 jit8 bing7-ling7 thing5-oh8 . tsin1-sing1 ping5-soo3 si7 pik8-tshuan1 soo2 thiann3-e5 , tsit4-pai2 lai5 huan7-tsue7 , sian1-sinn1 bo5 u7 phian1-su1 e5 sim1-kuann1 , iu5-guan5 tioh8 siu7 hing5-huat8 . pat8-e5 hak8-sing1 pun2-te2 khuann3 sian1-sinn1 kap4 tsin1-sing1 tso3-hue2 tsiah8 , koh4 liam7-tsheh4 bian2 thiu1-tshiam1 , thong1-thong1 kong2 sian1-sinn1 u7 phian1-than2 ; na7-si7 tsit4-pai2 khuann3-kinn3 sian1-sinn1 teh4 siu7-khi3 , tsiah4-tsai1 sian1-sinn1 si7 khng3 kong1-ping5 .</text:p>
          </table:table-cell>
          <table:table-cell office:value-type="string" calcext:value-type="string">
            <text:p>tsin1-sing1 kau3-ui7 , pho7-a7 i2-king1 tsau2-khi3 bih4 , tshau3-kham2 tsit8-e5 lau7 sing5-peh4-a3 tua7 tshui3-ta1 , tsiu7 thin5-to2 tsit8-tua7 uann2 , tso3 3 , 4 tshui3 kuak8 loh8-khi3 . i2-king1 thun1 kue3 au5 , tsiah4 kong2 , hm5 ! tsit4-kuan3 te5 thai3 tshau3-hiam1 tshau3-hiam1 ! hit4-si5 tsin1-sing1 ti7 hia1 khuann3 i1 beh4 lim1 loh8-khi3 , tsiu7 iah8 tsit8-siann1 beh4 kio3 i1 ban7-tsiah4 lim1 , bo5-nai7 i1 ho2-kha1-tshiu2 , lim1-liau2 tsin1 khi2 , thiann1 i1 teh4 huah4 tshau3-hiam1-hiam1 , sua3 tit8-tit8 tshio3 khi2-lai5 , kim3 be7-tiau5 . ti7 lai7-bin7 u7 pat8-lang5 thiann1-kinn3 , ia7 lai5 tshi3 lim1 khuann3 , ko2-jian5 si7 u7-iann2 . khuann3-kinn3 tsin1-sing1 teh4 tshio3 , tsiu7 kui1 tin7 lua7 i1 ham1 jio7 ti7 hin1 . kio3 sian1-sinn1 lai5 khuann3 , sian1-sinn1 tsin1 siu7-khi3 . tsin1-sing1 siunn7 na7-beh4 ka7 kong2-bing5 , si7 kiann1-liau2 pho7-a7 e7 siu7 tang7-hing5 ; in1-ui7 ping5-soo3 i1 si7 phainn2-te2 , iu7-koh4 tsa1-hng1 tsiah4 hoo7 sian1-sinn1 hing5-huat8 , tann1 na7 ka7 i1 tsi2-tsing3 tsit4-tsan5 , e7 hai7 i1 ting5-pue7 tsham2 , koh4 i1 e7 uan3-hin7 gua2 . u7-si5 lau7-lang5 he1-ku1-tu7 beh4 kio3 gin2-na2-lang5 pang3-jio7 hoo7 tsiah8 , ma7 bo5 lang5 ai3 ; ho5-hong3 i1 tshong3 pian7-pian7 hoo7 i1 tsiah8 , sng3-lai5 tioh8 ka7 i1 seh4 to1-sia7 ; na7-si7 i1 iau1-kiu5 , ka1-ti7 pang3 hoo7 tsiah8 si7 khah4 bo5 le2 na7-tiann7 . koh4 siunn7 , gua2 han2-tit4 huan7-tsue7 hoo7 sian1-sinn1 hing5-huat8 , tsit4-tiap8 lai5 the3 i1 tann1-tsue7 , sian1-sinn1 phah4-sng3 khah4 the2-liong7 , hing5-khu7 e7 khah4 khin1 ; iu7-koh4 pho7-a7 un2-tang3 tsin1 kam2-sia7 gua2 . siunn7-liau2 kuat4-tuan3 beh4 ing7 tiam7-tiam7 lai5 tsun2-tso3 jin7-tsue7 . ko2-jian5 si7 , sian1-sinn1 tsin1 siu7-khi3 , keh4 jit8 bing7-ling7 thing5-oh8 . tsin1-sing1 ping5-soo3 si7 pik8-tshuan1 soo2 thiann3-e5 , tsit4-pai2 lai5 huan7-tsue7 , sian1-sinn1 bo5 u7 phian1-su1 e5 sim1-kuann1 , iu5-guan5 tioh8 siu7 hing5-huat8 . pat8-e5 hak8-sing1 pun2-te2 khuann3 sian1-sinn1 kap4 tsin1-sing1 tso3-hue2 tsiah8 , koh4 liam7-tsheh4 bian2 thiu1-tshiam1 , thong1-thong1 kong2 sian1-sinn1 u7 phian1-than2 ; na7-si7 tsit4-pai2 khuann3-kinn3 sian1-sinn1 teh4 siu7-khi3 , tsiah4-tsai1 sian1-sinn1 si7 khng3 kong1-ping5 .</text:p>
          </table:table-cell>
          <table:table-cell office:value-type="string" calcext:value-type="string">
            <text:p>tsui2-ke1-a2-kiann2 kuak8-kuak8-kuak8 ,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kuan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kuann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5">
          <table:table-cell office:value-type="string" calcext:value-type="string">
            <text:p>kuannh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n</text:p>
          </table:table-cell>
          <table:table-cell table:style-name="ce6" office:value-type="string" calcext:value-type="string">
            <text:p>ennh4-kuannh4 語氣詞 應該是 ennh4 kuann4 看</text:p>
          </table:table-cell>
          <table:table-cell office:value-type="string" calcext:value-type="string">
            <text:p>tsit8-tsiah4 hoo5-li5 khuann3-kinn3 loo7-tiong1 u7 tiunn1 tauh4-a2 ti7-teh4 , tsiu7 thing5 kha1 lai5 khuann3 . hoo5-li5 tsiu7 kong2 " na7 hoo7 tsit4 khuan2 tauh4-a2 tng1-tioh8-e5 , kin1-tu2 ia7 si7 kau3-kik8 gong7 e5 siu3 . " i1 tsiu7 hian2-tshut4 bue7 iau3-kin2 hit4 e5 tauh4-a2 e5 khuan2 , tsiong1 i1 e5 be2-liu1 he7 ti7 tauh4-a2 tshi3-khuann3 ; tsong2-si7 tauh4-a2 sui5-si5 huan2 , ti3-kau3 soo2 teh4 hong1-sin5 e5 be2-liu1 sua3 tauh4 tng7-khi3 . khi2-thau5 huann1-hi2 kai1-tsai3 bo5 su7 tsau2 li7 , tsong2-si7 iau2 be7 kau3 tshu3 e5 tai7-sing1 , tsiu7 siunn7 i1 e5 ping5-iu2 tik4-khak4 ue7 tshio3-i1 . au7-lai5 tsiu7 tsau2 jip8 tshiu7-na5 . kau3 loo7-be2 tsiu7 siunn7 tshut4 tsit8 e5 biau7-an3 , tsiu7-si7 siunn7 kong2 , － siat4-su2 pat8-tsiah4 hoo5-li5 na7 iunn1-guan5 sit4-loh8 i1 e5 be2-liu1 , i1 tsiu7 ue7 kap4 pat8-tsiah4 pinn5-pinn5 ho2 khuann3 . tsiu7 tiau3-tsip8 soo2 u7 e5 ping5-iu2 , ka1-ki7 ka1-tsiah4 phing7 ti7 tshiu7-nih8 , tua7 siann1 tsiu7 ian2-suat4 kong2 , － " liat8-ui7 , lan2 tai7-ke1 ho5-koo3 tioh8 phainn7 tsit4 e5 tang7 e5 be2-liu1 lai5 kiann5 ah4 ? ! be2-liu1 m7-na7 kan1-ta1 bo5 loo7-ing7 , kiam2 m7-si7 tsin1 tang7 mah4 ? thing3-tsiong3 khi2-thau5 thiann1 liau2 put4-tsi2 kam2-sim1 . hit4-si5 tu2 ti7 hia1 teh4 tsau2-lai5 tsau2-khi3 e5 hoo5-li5 kiann2 tua7 siann1 huah4 kong2 , － " ennh4-kuannh4 ! i1 ka1-ki7 kan2 bo5 be2-liu1 ah4 ! to1 si7 an2-ni1 , i1 tsiah4 ai3 lan2 lai5 kuah4 be2-liu1 ooh4 ! ! " tiong1-kan1 tsit8-tsiah4 tsiu7 ka7 i1 tshia1 loh8 tshiu7-kha1 , tsing3 hoo5 khuann3-kinn3 i1 bo5 be2-liu2 tsiu7 tua7 tshio3 , sua3 kuann2 hit4-tsiah4 jip8 tshiu7-na5 .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kuat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kue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kueh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kuh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kui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kuih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kuinn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kun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kut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la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lah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lai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lak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lam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lan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lang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lap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lat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lau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lauh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le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leh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li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lia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liah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liak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liam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lian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liang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liap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liat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liau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6">
          <table:table-cell office:value-type="string" calcext:value-type="string">
            <text:p>liauh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y</text:p>
          </table:table-cell>
          <table:table-cell table:style-name="ce1" office:value-type="string" calcext:value-type="string">
            <text:p><text:span text:style-name="T2">kue3-khi3 liauh4 ! 過去了 </text:span><text:span text:style-name="T30"> </text:span><text:span text:style-name="T31">tsit4 e5 tsa1-boo2-gin2-a2 u7-iann2 tsiann5</text:span><text:span text:style-name="T32"> liauh4-kiauh4 , 一種形容詞</text:span></text:p>
          </table:table-cell>
          <table:table-cell office:value-type="string" calcext:value-type="string">
            <text:p>1 tin7 gin2-a2 tshing7 sui2-sui2 teh4 tsau2-sio1-jip4 , 1 e5 tih4-tih4-han3-a2 e5 tsa1-boo2-gin2-a2 it4-tit8 ng3 gim2-tong5 tsia1 tah8 ua2-lai5 , gim2-tong5 khuann3 m7 si7 se3 , kin2 beh4 siam2-khui1 , nah4 tsai1 kha1-tshiu2 bo5 hiah4 liu2-liah8 , tian1-to3 khi3 kap4 tsa1-boo2-gin2-a2 sio1 pong7 , pong7 tsit8-e7 hiam2 khiau3-khiau3-to2 , tsit4 e5 tsa1-boo2-gin2-a2 u7-iann2 tsiann5 liauh4-kiauh4 , iong7 tsong5-e5 , gim2-tong5 kin2 ka7 khan1-khi2-lai5 , sun7-sua3 ka7 puann7-puann7-leh4 . “ aih8-iah4 ! m7 tioh8 khah4 se3-ji7-leh4 ... ... ” ue7 tu2 kong2 suah4 , gin2-a2 sui5 tsau2 kah4 bo5 bue2-liu1-a1 .</text:p>
          </table:table-cell>
          <table:table-cell office:value-type="string" calcext:value-type="string">
            <text:p>a2 ! pe7-kiann2 e5 tsing5 , be7 kim3-tit4 lau5-tshut4 thiann3-sioh4 e5 bak8-sai2 . ti7-hia1 khuann3 e5 lang5 , ia7-si7 sam1-sam1 ngoo2-ngoo2 , tshinnh4-tshinnh4 chngh2-chngh2 ! tsit4-e5 kho2-ai3 e5 su7-pit4-ling5 i2-king1 tui3 si2-ho5 kue3-khi3 liauh4 ! a2 ! khoo2-pue1 .</text:p>
          </table:table-cell>
          <table:table-cell office:value-type="string" calcext:value-type="string">
            <text:p>a2 ! pe7-kiann2 e5 tsing5 , be7 kim3-tit4 lau5-tshut4 thiann3-sioh4 e5 bak8-sai2 . ti7-hia1 khuann3 e5 lang5 , ia7-si7 sam1-sam1 ngoo2-ngoo2 , tshinnh4-tshinnh4 tsngh4-tsngh4 ! tsit4-e5 kho2-ai3 e5 su7-pit4-ling5 i2-king1 tui3 si2-ho5 kue3-khi3 liauh4 ! a2 ! khoo2-pue1 .</text:p>
          </table:table-cell>
          <table:table-cell office:value-type="string" calcext:value-type="string">
            <text:p>hong3-tong7 liu5-lâin , tui3 tshu3-nih4 iam1-tsinn5 , tsiu2-ti5 jiok8-lim5 , tsit8-si5 bo5-tsiu2 , tsit8-si5 bo5 lu2-sik4 to1 be7-tit4 jit8 kng1 , jit8-am3 lah4 . ah4 ! put4-kak4 tsiann5 tsue3 tsit8 e5 tsiu2-kui2 sik4-moo5 liauh4 ! tsioh4 tsinn5 , to2 siau3 , bo5 bin7 thang1 kinn3 tang5 hiong1 e5 lang5 , tsiu7 piann3 khi3 sin1-hoo7 . hoo7 lang5 bang1 to3-tng2-lai5 , an3-sng3 tioh8 lai5 tsit8 huan1 ka7 i1 ka3-si7 , hit4-si5 tu2 si7 23 hue3 .</text:p>
          </table:table-cell>
          <table:table-cell office:value-type="string" calcext:value-type="string">
            <text:p>in1-ui7 ing2-si5 siong5-siong5 ti7 me5-si5 , gu5 bat4 sio1-tak4 . tsi3-khin5 hiannh4 tsit8-tshenn2 , lui5 i1 e5 bak8-tsiu1 , thi2 khui1 tsit8-khuann3 . gua3 ! tshat8-a2 phah4-bin7 ue7 hoo2-niau1 , 3 e5 jip8-pang5 lai5 liauh4 ! thau5 tsit8 e5 tsiong1 i1 soo2 kiah8 siam5-gua7 tng5 e5 tse5-bi5-thui5 , tshut4-lat8 tsiu7 tui3 bin7 hmh4-lai5 .</text:p>
          </table:table-cell>
          <table:table-cell office:value-type="string" calcext:value-type="string">
            <text:p>in1-ui7 ing2-si5 siong5-siong5 ti7 me5-si5 , gu5 bat4 sio1-tak4 . tsi3-khin5 hiannh4 tsit8-tshenn2 , lui5 i1 e5 bak8-tsiu1 , thi2-khui1 tsit8-khuann3 . gua3 ! tshat8-a2 phah4-bin7 ue7 hoo2-niau1 , 3-e5 jip8-pang5 lai5 liauh4 ! thau5 tsit8-e5 tsiong1 i1 soo2 kiah8 siam5-gua7 tng5 e5 tse5-bi5-thui5 , tshut4-lat8 tsiu7 tui3 bin7 hmh4-lai5 .</text:p>
          </table:table-cell>
          <table:table-cell office:value-type="string" calcext:value-type="string">
            <text:p>in1-ui7 ing2-si5 siong5-siong5 ti7 me5-si5 , gu5 bat4 sio1-tak4 . tsi3-khin5 hiannh8 tsit8-tshenn2 , lui5 i1 e5 bak4-tsiu1 , thi2-khui1 tsit8-khuann3 . gua3 ! tshat8-a2 phah4-bin7 ue7 hoo2-niau1 , 3-e5 jip8-pang5 lai5 liauh4 ! thau5 tsit8-e5 tsiong1 i1 soo2 kiah4 siam5-gua7 tng5 e5 tse5-bi5-thui5 , tshut4-lat8 tsiu7 tui3-bin7 hmh4-lai5 .</text:p>
          </table:table-cell>
          <table:table-cell office:value-type="string" calcext:value-type="string">
            <text:p>ke2-sueh4 si7 kong2 , am3-tiong1 tsik4-a2-hue2 sua3 hua1-khi3 , kho2-sioh4 thinn1-ting2 kng1-kng1 e5 kim1-tshenn1 , ia7 hoo7 hun5 kham3-bat8 teh4 ; kiah8-thau5 siong5-se3 khuann3 , khah4 tshue7 to1 tshue7 bo5 , tsheh4-sim1 tsit8 e7 siunn7 , ling5-kho2 tioh8 tng2-lai5 se1-thian1 , i3-su3 si7 si2 khah4 ho2 . thian1-su3 ah4 thak8-liau2 tsit4-si5 bin7 sit4-sik4 , tsai1 soo2 kong2 e5 i3-su3 si7 tsin1 m7-ho2 , sim1-tiong1 am3-am3 tsin1 kiann1 , theh8 tam7-boh8 tsinn5 hoo7 hue5-siunn7 thiam1 iu5-hiunn1 tsiu7 tshut4-lai5 . tui3 bio7-tsing5 e5 ki5-kuann1 kha1 kue3 , khuann3 tsit8 tiunn1 kong1-ko3 , ue7 tsit8 e5 siong7 , tua7 sia2 2 ji7 nia2-siunn2 ; ia7 e7-bin7 suat4-bing5 : kong2-khi2 lang5 na7 liah8-tioh8 tan5 thian1-su3 beh4 siunn2 kim1 500 khoo1 . khuann3 liau2 put4-ti1 put4-kak4 ka1-ti7 thoo2 tsit8 e7 tua7-khui3 kong2 , ah4 ! kin1-a2-jit8 gua2 tso3 lang5 , kau3 tsia1 thinn1 beh4 tsuat8 gua2 e5 senn3-mia7 liauh4 , tsam3 tsit8 e7 kha1 , bak8-sai2 lau5 tshut4-lai5 . tu2 teh4 kong2 tsiah4 e5 ue7 e5 si5 , au7-piah4 tsit8 e5 be7 hing7-jin5-te5-e5 ua2-lai5 thiann1-tioh8 i1 kong2 an2-ni1 , tsit8 tann3 hing7-jin5-te5 kin2 pang3-loh8-khi3 , tsiu7 tui3 au7-piah4 beh4 lai5 lam2-i1 . i1 u7 thiann1 lang5 tng3 mih8 loh8 thoo5 e5 siann1 tsiu7 uat4 kue3-lai5 , tu2 hit4 e5 lang5 beh4 lam2-i1 , i1 tsai1-iann2 ue7 kong2 liau2 lau3-khau2 lah4 , siunn7 beh4 tsau2 . hit4 lang5 tsin3-tsing5 ka7 i1 lam2-teh4 , 2 e5 tiam3 hia1 ian2 . hit4 tsun7 tu2 thinn1 phu2-kng1 , khah4 bo5 lang5 kue3-loo7 . ian2 tsin1 ku2 , thian1-su3 ah4 u7 kun5-thau5 tsiu7 kun2-khui1 , tui3 lam5-mng5 tit8-tit8 tsau2 . hit4 e5 lang5 huah4 tshat8 , kong2 tshing7 oo1-sann1 , peh8 phang5-poo3-e5 , hit4-e5 tsiu7-si7 . thian1-su3 ah4 tsai1 su7-se3 pik4 lah4 , lang5 tit8-tit8 piann3 tshut4 ke1-loo7 , tiam3-lai7 e5 lang5 lai5 tau3 ui5 . tu2 tsau2 kau3 lam5-mng5-khau2 tsit8 e5 uat4-hang7-a2 , i1 e5 oo1-sann1 thng3 hiat4-kak8 ; e5 ia7 thng3 khi2-lai5 , pian3-uann7 thng3-tshiah4-kha1 tshing7 peh8 sann1 tit8-tit8 tsau2 , ia7 kap4 lang5 huah4 tshat8 .</text:p>
          </table:table-cell>
          <table:table-cell office:value-type="string" calcext:value-type="string">
            <text:p>siann2-mih4 lang5 kong2 e5 ue7 ing3-kai1 ho7-tso3 siann2-mih4 mia5 ? tse1 m7 si7 lim5-si5 li2 siunn7 beh4 an2-tsuann2 tshing1-hoo1 to7 e7 an3-sng3-tit4 e5 . it4-puann1-tik4 lai5 kong2 , he1 ai3 kin1-ki3 lik8-su2 huat4-tian2 soo2 tsu7-jian5 hing5-sing5 e5 thong1-sik4 lai5 kuat4-ting7 , pi2-ju5 kong2 , tai7-tshing1 te3-kok4 sit8-bin5 tai5-uan5 e5 si5 , tai5-uan5 iau2 bo5 tsit8 e5 tsuan5 tai5 it4-the2 e5 i3-sik4 , soo2-i2 soo2 su2-iong7 e5 gi2-gian5 to7 iau2 bo5 tsuan5 tai5-tik4 e5 thong1-tshing1 , hit4-si5 “ tai5-gi2 ” tsit4 e5 mia5-ho7 iau2 bo5 tshut4-hian7 , kan1-na7 u7 tsuan5-tsiu1-ue7 , tsiang1-tsiu1-ue7 iah4 si7 e7-mng5-ue7 tsiah4-e5 kong2-huat4 . it4-tit8 kau3 jit8-pun2 te3-kok4 sit8-bin5 tai5-uan5 , tsiah4 pik4 tai5-uan5-lang5 hing5-sing5 tsuan5 tai5 it4-the2 e5 i3-sik4 , ho7-lo2 lang5 soo2 su2-iong7 e5 gi2-gian5 tsiah4 ban7-ban7-a2 thuat4-li7 kue3-khi3 guan5-hiong1 e5 te7-hik8 hun1-piat8 , ti7 loh8-te7 senn1-kin1 kap4 mia7-un7 it4-the2 e5 lik8-su2 tsing5-king2 kap4 kam2-siu7 lai7-bin7 , khai1-si2 hing5-sing5 “ tai5-uan5-ue7 ” hik8-tsia2 si7 “ tai5-gi2 ” tsit4 tsiong2 mia5-tshing1 . soo2-i2 1930 ni5 ng5 tsioh8-hui1 the5-tshiong3 hiong1-thoo2 bun5-hak8 , tai5-uan5 ue7-bun5 e5 si5 , tsin1 tsu7-jian5 to7 kong2 tshut4 lan2 “ thau5 ti3 tai5-uan5 thinn1 , kha1 tah8 tai5-uan5 te7 ” , ing3-kai1 ai3 “ iong7 tai5-uan5-ue7 tso3 bun5 , iong7 tai5-uan5-ue7 tso3 si1 , iong7 tai5-uan5-ue7 tso3 siau2-suat4 , iong7 tai5-uan5-ue7 tso3 kua1-iau5 , biau5-sia2 tai5-uan5 e5 su7-but8 ” . lian5 nga2-tong5 tho2-lun7 tai5-gi2 e5 bun5-tsiunn1 ti7 “ sam1-liok8-kiu2 sio2-po3 ” lian5-tsai3 e5 si5 , te5-bak8 ma7 si7 “ tai5-uan5-ue7 kang2-tso7 ” . kho2-kian3 “ tai5-uan5-ue7 ” hik8-tsia2 si7 “ tai5-gi2 ” , tsa2 to7 i2-king1 tsiann5-tso3 ho7-lo2-lang5 soo2 kong2 e5 ue7 e5 thong1-tshing1-liauh4 .</text:p>
          </table:table-cell>
          <table:table-cell office:value-type="string" calcext:value-type="string">
            <text:p>ti7 1861 ni5 , i1 kap4 i1 e5 tang5-phuann7 ing7 sio2-tsun5 tit8-tit8 sai2 kau3 hai2-khau2 e5 soo2-tsai7 . kau3-ui7 e5 si5 , in1 tit4-tioh8 kui2-na7 e5 koo2 ping5-iu2 e5 ho2 khuan2-thai7 . koh4 usiu7-tioh8 i1 e5 ka1-tsok8 soo2 kia3-lai5 e5 phue1 . hiah4 e5 phue1 sui1-bong2 si7 ni5 puann3 tsing5 soo2 sia2-e5 , iau2-ku2 thak8 liauh23 i1 e5 sim1 tit4-tioh8 tsin1 tua7 e5 an1-ui3 .</text:p>
          </table:table-cell>
          <table:table-cell/>
        </table:table-row>
        <table:table-row table:style-name="ro2">
          <table:table-cell office:value-type="string" calcext:value-type="string">
            <text:p>lih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lik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lim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lin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ling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lio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lioh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liok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liong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liooh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lip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lit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liu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liuh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liuh 皮 脫皮</text:p>
          </table:table-cell>
          <table:table-cell office:value-type="string" calcext:value-type="string">
            <text:p>bin7-ting2 sann1-khoo3 tai7-sing1 thng3 , thang1-a2 tsa2-khi2 tsiah4 e7 kng1 , lueh8-a2 sua3 liuh4 hoo7 niu5 khng3 , sun7-sua3 thng3-ue5 tsiunn7 bin5-tshng5 .</text:p>
          </table:table-cell>
          <table:table-cell office:value-type="string" calcext:value-type="string">
            <text:p>na7 kong2 an2-ni1 , khah4 tsa2 a1-tsiang2 si7 beh4 an2-tsuann2 kue3 jit8 ? a1-tsiang2 m7-si7 guan2 tsng1 e5 lang5 , i1 e5 sin1-se3 gua2 ma7 bo5 tsin1 tsai1 , tsai1-iann2 kong2 pian7-na7 tsng1-nih4 u7 lang5 beh4 ke3 tsa1-boo2 kiann2 a2-si7 hoo7 lang5 siong3 tshin1-tsiann5 , teh4-tiann7 to7 e7 lai5 , i1 si7 tsuan1-bun5 leh4 ka7 lang5 siu1 tsing2-kah4 kiam1 ban2 bin7-e5 , hit4 tang1 tsun7 iau2 bo5 ‘ bi2-iong5-su1 ’ tsit4 khuan2 su5 , kan1-tann1 kio3 i1 siu1 tsing2-kah4-e5 a2-si7 ban2 bin7-e5 ; ban2 bin7 khah4 tsio2 , tsin1 tse7 lau7 1 pue7 e5 tsa1-boo2-lang5 ka1-ti7 to7 e7-hiau2 ban2 bin7 , ke1-si1 koh4 kan2-tan1 , 1 tiau5 suann3 nia5 . siu1 tsing2-kah4 to7 ai3 khah4 tsuan1-giap8 , ka1 tsing2-kah4 , siu1 kah4 pinn1 liuh4 tshuann1 e5 phue5-a2 , kah4 bua5 hoo7 inn5 koh4 tshat4 tsing2-kah4 iu5 , ui3 tshiu2 kau3 kha1 long2 tioh8 , ke1-si1 thau5-a2 li1-li1 khok4-khok4 kui1 tho3 tsiau5-tsng5 . tsit4 si5 e5 tsa1-boo2 gin2-a2 kiam2-tshai2 long2 ka1-ti7 u7 tshuan5 1 tho3 , hit4 e5 san3-tsiah8 e5 ni5-tai7 , han2-tit4 u7 lang5 hiah4 tshia1-hua1 .</text:p>
          </table:table-cell>
          <table:table-cell office:value-type="string" calcext:value-type="string">
            <text:p>na7 kong2 an2-ni1 , khah4 tsa2 a1-tsiang2 si7 beh4 an2-tsuann2 kue3 jit8 ? a1-tsiang2 m7-si7 guan2 tsng1 e5 lang5 , i1 e5 sin1-se3 gua2 ma7 bo5 tsin1 tsai1 , tsai1-iann2 kong2 pian7-na7 tsng1-nih4 u7 lang5 beh4 ke3 tsa1-boo2-kiann2 iah4-si7 hoo7 lang5 siong3 tshin1-tsiann5 , teh4-tiann7 to7 e7 lai5 , i1 si7 tsuan1-bun5 leh4 ka7 lang5 siu1 tsing2-kah4 kiam1 ban2 bin7-e5 , hit4 tang1 tsun7 iau2 bo5 ‘ bi2-iong5-su1 ’ tsit4 khuan2 su5 , kan1-tann1 kio3 i1 siu1 tsing2-kah4-e5 iah4-si7 ban2 bin7-e5 ; ban2 bin7 khah4 tsio2 , tsin1 tse7 lau7 1 pue7 e5 tsa1-boo2-lang5 ka1-ti7 to7 e7-hiau2 ban2 bin7 , ke1-si1 koh4 kan2-tan1 , 1 tiau5 suann3 nia5 . siu1 tsing2-kah4 to7 ai3 khah4 tsuan1-giap8 , ka1 tsing2-kah4 , siu1 gah4 pinn1 liuh4 tshuann1 e5 phue5-a2 , kah4 bua5 hoo7 inn5 koh4 tshat4 tsing2-kah4 iu5 , ui3 tshiu2 kau3 kha1 long2 tioh8 , ke1-si1-thau5-a2 li1-li1 khok4-khok4 kui1 tho3 tsiau5-tsng5 . tsit4 si5 e5 tsa1-boo2-gin2-a2 kiam2-tshai2 long2 ka1-ti7 u7 tshuan5 1 tho3 , hit4 e5 san3-tsiah8 e5 ni5-tai7 , han2-tit4 u7 lang5 hiah4 tshia1-hua1 .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lm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聖經章節的縮寫</text:p>
          </table:table-cell>
          <table:table-cell office:value-type="string" calcext:value-type="string">
            <text:p>( 1 ) siong7-te3 e5 thiann3 si7 tsu7-huat4-tik4 , i3-tsi3-tik4 e5 thiann3 , koh4 si7 tsue3-tua7 e5 tsu7-ki2 hi1-sing1 e5 thiann3 . i1 ih4 4 : 10 , siong7-te3 thiann3 lan2 , tshe1 i1 e5 kiann2 ui7-tioh8 lan2 e5 tsue7 tsue3 ban2-hue5 e5 tse3 , thiann3 tsiu7-si7 tsai7-ti7 tsit4-e5 . lm1 5 : 8 , na7-si7 Siōngtè hian2-bing5 i1 pun2-sin1 thiann3 lan2 e5 thiann3-thang3 , in1-ui7 lan2 iau2-ku2 tsue3 tsue7-jin5 e5 si5 , ki1-tok4 thue3 lan2 si2 . lan2 si7 pi1-tsian7 , u3-ue3 e5 tsue7-jin5 , siong7-te3 ia7 thiann3 lan2 , tsiong1 i1 tsue3 po2-pue3 tok8-sinn1 e5 kiann2 tsu7-huat4-tik4 , i3-tsi3-tik4 hian3 hoo7 lan2 , lai5 the3 lan2 hi1-sing1 si2 ti7 sip8-ji7-ke3 , siok8-hue5 lan2 e5 tsue7 . tse1 si7 tsue3-tshim1 , tsue3-tua7 e5 thiann3 . tsham1-kho2 Mk 10 : 45 .</text:p>
          </table:table-cell>
          <table:table-cell office:value-type="string" calcext:value-type="string">
            <text:p>( 10 ) put4-lun7 sim2-mih8 king2-gu7 to1 bue7-ue7 keh4-tng7 e5 thiann3 . lm1 8 : 35-39 , tsi7-tsui7 beh4 keh4-tng7 lan2 ti7 ki1-tok4 e5 thiann3 . hik8-si7 huan7-lan7 , khun3-khoo2 , khun2-tioh8 , iau1-go7 , thng3-theh4 , gui5-hiam2 , lai7-to1 ... m7-na7 bue7 keh4-tng7 , huan2-tng2 tui3 thiann3 lan2 e5 tik4-sing3 kau3 u7 tshun1 .</text:p>
          </table:table-cell>
          <table:table-cell office:value-type="string" calcext:value-type="string">
            <text:p>( 2 ) bo5 tai7-ka3 , koh4 bo5 tiau5-kiann7 , tsi2-u7 tui3 sin3 tsiu7 peh8-peh8 hoo7 lan2 e5 thiann3 . lm1 3 : 24 , 25 , tann1 ui7-tioh8 i1 e5 un1-tian2 , peh8-peh8 tit4-tioh8 tshing1-tsue3-gi7 ... ... Mt 10 : 8 , lin2 peh8-peh8 tit4-tioh8 , tioh8 peh8-peh8 pun1 hoo7 lang5 .</text:p>
          </table:table-cell>
          <table:table-cell office:value-type="string" calcext:value-type="string">
            <text:p>( 4 ) ing2-kiu2 put4-pian3 , tui3 thau5 kau3 bue2 e5 thiann3 . ih4 13 : 1 , i2-king1 thiann3 se3-kan1 siok8 i1 e5 lang5 , kau3-bue2 ia7 thiann3 in1 . lm1 11 : 29 , in1-ui7 siong7-te3 e5 un1-su3 kap4 tiau3-lang5 long2 bo5 the3-hue3 .</text:p>
          </table:table-cell>
          <table:table-cell office:value-type="string" calcext:value-type="string">
            <text:p>( 9 ) ue7 tshui1-pik4 sin3-too5 sinn1-tshut4 tsu7-ki2 hi1-sing1 e5 thiann3 . II K 5 : 14 . ki1-tok4 e5 thiann3 tshui1-pik4 gua2 . lm1 9 : 3 , in1-ui7 gua2 ui7-tioh8 gua2 e5 hiann1-ti7 gua2 e5 kut4-jiok8 e5 tsi3-tshin1 , tsiu7 na7 pun2-sin1 siu7 tsiu3-tsoo2 li7-khui1 ki1-tok4 ia7 kam1-guan7 . tsham1-khuann3 lm1 1 : 14 ; i1 K 9 : 16 .</text:p>
          </table:table-cell>
          <table:table-cell office:value-type="string" calcext:value-type="string">
            <text:p>an2-ni1 lang5 li7-khui1 liau2 siong7-te3 kap4 ki1-tok4 , tsiu7 bo5 u7 tsing1-kiat4 e5 sing1-uah8 , soo2-i2 lang5 tioh8 thng3-khi3 oo1-am3 e5 soo2 kiann5 , li7-khui1 sia5-iok8 , lai5 tshing7 tsu2 ia5-soo1 ( lm1 13 : 12-14 ) . lan2 e5 sing1-khu1 si7 sing3-e5 ( lm1 12 : 1 ) . si7 siong7-te3 e5 tian7 , sing3 sin5 tiam3 ti7 lan2 ( II K 6 : 19 ) . soo2-i2 tioh8 ka1-ki7 koo3 tshing1-khi3 ( i1 tm1 5 : 22 ) . tsiann5-tsue3 sing3-kiat4 e5 khi3-ku7 ( II tm2 : 21 ) . bo5 ha5-tshu5 , bo5 thang1 hiam5 e5 ( Kl 1 : 22 ) . tsue3 tsing1-kiat4 e5 tsai7-sik4-lu2 hian3 hoo7 ki1-tok4 ( II K 11 : 2 ) .</text:p>
          </table:table-cell>
          <table:table-cell office:value-type="string" calcext:value-type="string">
            <text:p>i2-siong7 tsiah4 e5 lun7 , tsiau3 tsia1 soo2 the5-gi7 , in1 e5 kau3-tsoo2 , sing3-hian5 long2 tsiong1 lang5 tsue3 tsu2-the2 , ka1-ki7 tsue3 tiong1-sim1 teh4 kong2 . lan2 tsai1 se3-kan1 bo5 u7 uan5-tsuan5 e5 lang5 , lo5-ma2 su1 u7 kong2 , long2 bo5 gi7-lang5 , lian5 tsit8 e5 to1 bo5 ( lm1 3 : 10 ) . siok8-gu2 ia7 kong2 , sing3-jin5 too1 u7 sam1-tsho3 . an2-ni1 thang1 tsai1 , lang5 long2 ai3 kong2 ka1-ki7 e5 ho2 ; na7 u7 m7-ho2 e5 soo2-tsai7 tsu7-jian5 tsiu7 ai3 kham3-khi2-lai5 , bo5 ai3 kong2-khi2 . an2-ni1 bo5 uan5-tsuan5 , bo5 sing5-sit8 e5 lang5 , soo2 tu3-tsok4 e5 tsheh4 ti7 u2-tiu7 tsainn2-iunn7 u7 thang1 tsue3 te7-it4 e5 tsheh4 neh4 ? na7 an2-ni1 , tsit4 e5 te5-bak8 tsin1-tsiann3 hoo7 lang5 ma5-huan5 sit4-bang7 lah4 ! tshiann2 khuann3 po3 e5 hiann1-ti7 tsi2-mue7 m7-bian2 sit4-bang7 , ti7 u2-tiu7 kan1 u7 tsit8 pun2 tsheh4 , m7-si7 kho3 lang5 e5 tshiu2 kap4 thau5-nau2 soo2 tu3-tsok4 e5 , mia5 kio3 tsue3 sing3-tsheh4 , ti7 se3-kai3 tsu1-tsheh4 tiong1 bo5 tsit8 pun2 ue7 kham1-tit4 kio3 tsue3 sing3 e5 tsheh4 , tsi2-u7 ki1-tok4-kau3 tsit4 pun2 sing3-tsheh4 na7-tiann7 . i1 ti7 tsu1-tsheh4 tiong1 e5 te7-ui7 si7 tshin1-tshiunn7 ping5-guan5 siong7 e5 suann1-nia2 ; sing3-king1 kap4 pat8 pun2 tsheh4 bo1 tang5 , i1 m7-si7 kan1-ta1 tui3 lang5 e5 tshiu2 soo2 sia2 , kin1-pun2 si7 sin5 khe2-si7 lang5 lai5 sia2 e5 ; si7 sin5 e5 ue7 tsia3-tioh8 lang5 lai5 sia2 e5 .</text:p>
          </table:table-cell>
          <table:table-cell office:value-type="string" calcext:value-type="string">
            <text:p>koh4 Cs 2 : 16 , siong7-te3 tui3 si2-tsoo2 a1-tong1 kong2 , hng5-lai7 hit4 e5 hun1-piat4 sian7-ok4 e5 kue2-tsi2 li2 m7-thang1 tsiah8 , tsiah8 e5 jit8-tsi2 , tik4-khak4 si2 . na7-si7 tsua5 ka7 i1 kong2 , li2 bo5 tik4-khak4 si2 . tsit4 e5 si7 tsue3 kau2-kuai3 e5 ue7 . si2-tsoo2 tui3 tsit4 ku3 lai5 giau5-gi5 kap4 hoo2-ting7 siong7-te3 e5 ue7 . tshin1-tshiunn7 sing3-king1 kong2 u7 thian1-tong5 kap4 te7-gik8 , na7-si7 sat4-tan3 kong2 bo5 tik4-khak4 u7 . ia5-soo1 kang3-se3 si7 beh4 tsin2-kiu3 tsue7-jin5 ; na7-si7 sat4-tan3 kong2 bo5 tik4-khak4 . tsit4 khuan2 pai7-huai7 lang5 e5 sin3-sim1 jua7-nih4 tua7 ! lang5 na7 khi3-sak4 siong7-te3 e5 ue7 , lai5 tsiap4-siu7 moo5-kui2 tsit4 tsiong2 e5 kian3-gi7 , kiat4-ko2 tsiu7-si7 si2 . in1-ui7 a1-tong1 si7 jin5-lui7 e5 tai7-piau2 , tui3 i1 ing2-hiong2 kau3 ti7 tsuan5 jin5-lui7 . lm1 5 : 12 kong2 , soo2-i2 tshin1-tshiunn7 tsue7 tui3 tsit8 lang5 jip8 se3-kan1 , si2 ia7 tui3 tsue7 jip8 . an2-ni1 si2 pian3-pian3 kau3 ti7 tsing3-lang5 . in1-ui7 tsing3-lang5 long2 huan7-tsue7 . an2-ni1 , si2 ti7 tui3 pue7-gik8 e5 kiat4-ko2 .</text:p>
          </table:table-cell>
          <table:table-cell office:value-type="string" calcext:value-type="string">
            <text:p>su7-li7-a1 , i2-huat4-lian5 tong5-bing5 kun1 lai5 ui5-khun3 ia5-loo7-sat4-ling2 e5 si5 , in1-ui7 iu5-tai7 bo5 sit8-lik8 , bo5 pa2-ak4 thang1 ti2-khong3 , soo2-i2 ong5 kap4 peh4-sinn3 e5 sim1 long2 io5-tang7 , be7 an1-sim1 ( i7 : 2 ) . sit8-tsai7 tng1-si5 lû0tāi bo5 sit8-lik8 , si7 kho3 tua7 kok4 a1-sut8 e5 khui3-lat8 {-II o1 16 : 9 } . lan2 ia7 u7 siok8-gu2 kong2 , " puann3-thang2 sai2 gau5 tsuah4 . " sit8-tsai7 si7 an2-ni2 , thang2 na2 u7 tinn7 , tann1 liau2 tsin1 tsai7 , na7 te2 tam7-poh8-á0nā-tiann7 , tsiu7 tann1 liau2 khok8-khok8-io5 . an2-ni1 sit8-tsai7 na7 bo5 kau3 ko1-tsui2 , tsin1 gau5 io5 , ai3 tian2 ; tsong2-si7 it4-tan3 e5 si5 , sim1-kuann1 tsap8-e5 , goo7-e5 ; be7 an1-sim1 . bo5 , ka1-ki7 liah8 tso3 u7 , si7 phian3 ka1-ki7 ; tu2-tioh8 sit8-tsai7 e5 su1-iau3 e5 si5 , sim1 koh4-khah4 be7 an1 . tsong2-si7 tshim1-tsai1 ka1-ki7 si7 bo5 , si7 luan2-jiok8-e5 , khiok4 beh4 tit4 tsu2 e5 in1 ( 2 K 12 : 9 , 10 ) . an2-ni1 bo5 , ki5-sit8 si7 u7 , in1-ui7 lan2 na7 piann3-khang1 ka1-ki7 , tit4 tsu2 siunn2-su3 khui3-lat8 , tsiu7 su7-su7 long2 lau2-lian7 ( Hl 4 : 12 , 13 ) . put4-lun7 tu2-tioh8 sim2-mih8 king2-gu7 to1 khia7 e7 tsai7 ( 2 K 4 : 8 , 9 ) . ia7 beh4 siong5-siong5 huann1-hi2 ( lm1 5 : 2 , 3 ) .</text:p>
          </table:table-cell>
          <table:table-cell office:value-type="string" calcext:value-type="string">
            <text:p>tau2-lak8 ke1 ng5 tshan5-tong3 , kat4 iang5-sing1 , tan5 am1 , ting2-jit8 u7 thiann1-tioh8 a1-sam1 ko1 e5 thuan5 to7-li2 , in1 ia7 khi3 ka1-tang1-a2 koh4-tsai3 khe1-kho2 ; tng2-lai5 liau2 , tsiu7 in2-tshua7 lau5 ban7-tshing1 , iap8 ban7-tsu2 , ng5 a1-lu5 , tan5 tsin2-sing1 lai5 sin3 tsu2 . ia7 u7 tsit8 e5 lang5 ho7-tso3 i5 kiong1 , khi3 ka1-tang1-a2 le2-pai3-tng5 tso3 mng5-pin2 , sua3 ti7-hia1 tit4-tioh8 to7-li2 . tng2-lai5 tsiu7 in2-tshua7 i5 ku3 , goo5 lok8 ; au7-lai5 lau5 Chhoàng , lau5 khian5 , lau5 lm3 , tsiam1 sai3 , tsiam1 khian5 , tsan1 hong7 tsiah4 e5 lai5 tit4-tioh8 to7-li2 , ia7 khi3 ka1-tang1-a2 le2-pai3 .</text:p>
          </table:table-cell>
          <table:table-cell/>
        </table:table-row>
        <table:table-row table:style-name="ro1">
          <table:table-cell office:value-type="string" calcext:value-type="string">
            <text:p>lng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應該是筆誤 <text:s/>lng 是long, 另 lng 是nng</text:p>
          </table:table-cell>
          <table:table-cell office:value-type="string" calcext:value-type="string">
            <text:p>2 . kuan1-sim1 ti7 kau3-hue7 . lun7 kau3-hue7 tak8 hang7 su7 , i1 put4-tsi2 kuan1-sim1 , ti7 penn7-tiong1 , ia7 siong5-siong5 teh4 khua3-lu7 kau3-hue7 e5 su7 . iu7-koh4 kau3-hue7 tak8 hang7 e5 ian5-hang7 long2 si7 i1 teh4 lam2 bue2 . pat8-ui7 kau3-hue7 na7 lai5 te5 , lng2 huann1-hi2 tshut4 .</text:p>
          </table:table-cell>
          <table:table-cell office:value-type="string" calcext:value-type="string">
            <text:p>beh4 lai5 gua2 to7 lng3 bo5 phang7 , tit4 beh4 hioh4-khun3 tshue7 bo5 khang1 , tsiah4 hang7 tshong3 liau2 iu7 tsit8 hang7 , m7 thang1 kuai3 kah4 gua2 tsit8 lang5 .</text:p>
          </table:table-cell>
          <table:table-cell office:value-type="string" calcext:value-type="string">
            <text:p>lan2 khuann3 , u7-si5 tong7-but8 ( 動-物 ) ui7-tioh8 tam7-poh8 e5 tsiah8 mih8 , ti7-hia1 sann1 tsing1-piann3 sua3 sit4-loh8 sinn3-mia7 . lang5 na7-si7 ui7-tioh8 an2-ni1 tik4-khak4 tsin1 kian3-siau3 . kin1-na2-jit8 lan2 tshut4-si3 ti7 tsit4 se3-kan1 , tshin1-tshiunn7 lang5 teh4 peh4-suann1 ( 登-山 ) , si7 tioh8 puann5 suann1-nia2 , lng3 tshiu7-na5 , beh4 kau3 ti7 suann1-ting2 tioh8 tsit8-poo7 tsit8-poo7 bo5 ia3-lan2 lai5 peh4 tsiah4 ue7 kau3 . tann1 u7-si5 lang5 teh4-beh4 tshio3 peh4-suann1 e5 lang5 kong2 , hit4 e5 lang5 tsin1 gong7 , " u7 loo7 m7 kiann5 teh4 peh4 suann1-phiann5 " m7-ku2 , teh4 tshio3 e5 lang5 , m7-tsai1 hit4 e5 peh4-suann1 e5 lang5 kau3 ti7 suann1-ting2 hit4-si5 e5 huann1-hi2 kap4 tit4-tioh8 tsin1 tua7 e5 ui3-an1 . hit4-si5 e5 sim1-king2 si7 oh4-tit4 hoo7 lan2 piau2 tshut4 lai5 suat4-bing5 .</text:p>
          </table:table-cell>
          <table:table-cell office:value-type="string" calcext:value-type="string">
            <text:p>ti7 i1 e5 pun2-hiunn1 long2 bo5 lang5 sin3 tsu2 . hit4-si5 tu2-ho2 iunn5 se3-tsu3 bok8-su1 tiam3 ti7 ma2-king1 tso3 phenn5-oo5 suan1-to7-hue7 e5 bok8-su1 . i1 tsiu7 tsio1 iunn5 bok8-su1 khi3 in1 sai1-khe1 siat4 tsit8 king1 hok4-im1-tng5 . kho2-sioh4 au7-lai5 in1 ji7-ui7 lng2 kue3-lai5 tai5-uan5 , ia7 bo5 pat8 lang5 thang1 ke3-siok8 koo2-bu2 , ti3-kau3 tsit4-tiap8 sua3 hue3-tsi2 khi3 .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lo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loh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lok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lom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long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loo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looh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lop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lu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lua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luah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luai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luaih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6">
          <table:table-cell office:value-type="string" calcext:value-type="string">
            <text:p>luak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n</text:p>
          </table:table-cell>
          <table:table-cell table:style-name="ce4" office:value-type="string" calcext:value-type="string">
            <text:p>筆誤 <text:s/>爛葉子or 落葉子 khoo1-tshau2 luak4-hioh8-a2 pe5 tso3 tsit8 tui1 tsit8 tui1 ,枯草luak-hioh-a拔做一堆一堆</text:p>
          </table:table-cell>
          <table:table-cell office:value-type="string" calcext:value-type="string">
            <text:p>tiann5-nih4 e5 tshau2 bo5 pe5 hoo7 i1 tshing1-khi3 si7 be7-sai2-tit4 , pe5 tshing1 tsiah4 ho2 he7 pui5-liau7 , tsit4 kui2 ni5 lai5 , gua2 bo5 tsiau3-khi2-kang1 ia7-pui5 tu5 ia2-tshau2 , kui1 e5 tshau2-tiann5 si7 be7 khuann3-tit4 : kong2 jua7 phainn2-khuann3 , to7 u7 jua7 phainn2-khuann3 ; tsin1-tsiann3 be7 o1-lo2-tit4 . soo2-i2 , tshiu2 sng1 ma7 si7 ai3 tsiau3 pe5 , puann3 tiam2-tsing1 au7 , tshiu2 pinn3-tso3 ki1-hai5-tshiu2 , tit8-tit8 pe5 , khoo1-tshau2 luak4-hioh8-a2 pe5 tso3 tsit8 tui1 tsit8 tui1 , iong7 tshiu2 phong2 khi3 tshiu7-na5 lai7 tan3 tiau7 . nng7 tiam2-tsing1 au7 , mua2 tiann5 tshing1-khi3 liu1-liu1 , sua3-loh8-khi3 si7 ia7 pui5-liau7 , tse1 lau5 bin5-a2-tsai3 tsiah4 lai5 tso3 .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luan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luat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lue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lueh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luh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lui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lun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lut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ma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mah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mai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aih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筆誤 mah</text:p>
          </table:table-cell>
          <table:table-cell office:value-type="string" calcext:value-type="string">
            <text:p>it4-long5 in1 boo2 tit8-tit8 ka7 tsan3 kong2 ho2 lah4 , i1 kong2 : “ ho2 lah4 ho2 lah4 , bo5 tsu2-jim7 li2 to7 an2-ni1 kong2 ah4 . ” “ ah4 na7 ho2 honnh4 , kin1-a2-jit8 kin1-a2-jit8 tshe1-si3 , gua2 tsa2 lai5 ka7 li2 kong2 honnh4 , li2 e7-tau3 hing5-li2 khuan2-khuan2 leh4 , e7-tau3 ai3 tshut4-huat4 ooh4 , bin5-a2-tsai2 beh4 khai1-kang1 ooh4 , bin5-a2-tsai2 si7 tsiann1-gueh8 tshe1-goo7 , bin5-a2-tsai2 to7 jin5-ke1 tsin3-hue3 lai5 , ah4 lang5 e7 lai5 tia3-hue3 , ah4 beh4 nia2-hue3 , ah4 li2 bin5-a2-tsai2 , e7-tau3 tshia1 ai3 tse7 leh4 , e7-hng1 khi3 kah4 ke1-lang5 tsam7 , sng3 li2 tsai1-iann2 ui7 . ” i1 to7 long2 bat4 khi3 ah4 , i1 to7 ma7 sng3 lau7 tsit4-guan5 lah4 , tua3 kui1 ah4 ni5 ah4 . “ li2 ai3 khi3 ooh4 ! ” i1 kong2 : “ ho2 lah4 ho2 lah4 ho2 lah4 , tann1 li2 to7 an2-ni1 kong2 , ho2 lah4 . ” ah4 tsu7 an2-ni1 sann1-khoo3 khuan2-khuan2 leh4 , tshe1-si3 e7-tau3 , hit4 leh4 ti7 lan2 e5 hong7-suann1 , kue3 lai5 tann2-kau2 , tsu7 an1 leh4 tshia1 tse7 leh4 , to7 khi3 ke1-lang5 beh4 khi3 siong7-pan1 beh4 khi3 tso3 tsam7-tiunn2 an2-ni1 lah4 . ah4 tann1 maih4 he1 ping5 to7 bo5 tai7 bo5 su7 ah4 honnh4 .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mau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mauh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me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meh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mh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mi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mia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miau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mih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6">
          <table:table-cell office:value-type="string" calcext:value-type="string">
            <text:p>miu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筆誤、  應該是niu 姑娘, <text:span text:style-name="T22">phok4-su7-miu5 牧師娘</text:span></text:p>
          </table:table-cell>
          <table:table-cell office:value-type="string" calcext:value-type="string">
            <text:p>kin1-a2-jit8 lan2 siau3-liam7 bi2 tsin1-tsu1 koo1-miu5 , tsin1 u7 tsai5-ling5 koh4 tsin7-tiong1 ti7 tsit4 king1 hak8-hau7 hok8-bu7 .</text:p>
          </table:table-cell>
          <table:table-cell office:value-type="string" calcext:value-type="string">
            <text:p>phok4-su7 hoo7 hit4 e5 siau3-lian5 lang5 tit8-tit8 bian2-kiong2 , na7 m7-kann2 kap4 i1 sann1-su1 tsiu7 tua7 lau3-khui3 , koo1-put4-tsiong1 kap4 i1 sann1-su1 . hit4 e5 siau3-lian5 lang5 kiann1-liau2 phok4-su7 au7-jit8 ue7 huan2-hiau1 , sua3 tsio1 i1 tioh8 kap4 i1 khue3-iok4 tsiah4 ue7 ing7-tit4 , khue3-iok4 kap4 ho2 , sua3 kio3 hit4 tue7-hng1 u7 sin3-iong7 e5 lang5 tsue3 po2-jin7-lang5 , khue3-iok4 ho2 , khue3-iok4-su1 tsit8 lang5 theh8 tsit8 thong1 , tai7-ke1 sann1-si5 tsiu7 lang5 theh8 tsit8 thong1 hoo7 se3-kai3 e5 hai2-tsui2 ta1 , un2-tang3 ue7 iann5 . ia7 hit4 e5 phok4-su7 tng2-khi3 e5 si5 , hui1-siong5 e5 huan5-lo2 , kong2 tann1 tioh8 hai7 lah4 , bo5 in1 tih4-tuann1 kap4 lang5 sann1-su1 tsit4 khuan2 bong2-tong2 su7 . tsit4 si5 iau2 m7-kann2 tui3 phok4-su7-niu5 kong2 tang1-sai1 , put4-ko3 ti2 ti7 bin5-tshng5-nih4 tit8-tit8 hainn1 , tit8-tit8 tshan1 , huan5-lo2 kau3 bue7-tsiah8 bue7 khun3-tit4 , phok4-su7-niu5 liah8-tsue3 i1 si7 phua3-pinn7 , iah8 m7-si7 siann2-tai7 ? phok4-su7 in3 kong2 , tshiann2 kong2 , kiam2-tshai2 u7 hong1-huat4 iah8-ku2-kann2 . phok4-su7 huah4 i1 , kong2 ka7 li2 kong2 si7 u7 loo7-ing7 si7 bo5 ? tsong2-si7 phok4-su7-niu5 tsai3-sann1 iau1-kiu5 i1 tioh8 kong2 , au7-lai5 tsiah4 kong2 , gua2 kin1-a2-jit8 kap4 lang5 khue3-iok4 tsit8 hang7 e5 bong2-tong2 su7 , tik4-khak4 ue7 su1 lang5 , sua3 tsiong1 khue3-iok4-su1 piann1 hoo7 phok4-su7-niu5 khuann3 , phok4-su7-miu5 tsim1-tsiok4 thak8 khue3-iok4 tsit8 pian3 , tsiu7 bah4-bun2-tshio3 , tui3 phok4-su7 kong2 , tsit4 khuan2 e5 su7 bo5 tik4-khak4 ue7-su1 , tshiann2 bian2 huan5-lo2 tsiu7-si7 .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mng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mngh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moh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moo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mooh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mu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mua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muai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mue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muh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mui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nah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nai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6">
          <table:table-cell office:value-type="string" calcext:value-type="string">
            <text:p>naih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<text:span text:style-name="T33">凹  nah,  neh, naih 都有人講﹑  tsit8-tiau5 mia7 tiam3 senn1-si2-mng5 leh4 </text:span><text:span text:style-name="T34">naih4-leh4 naih4-leh4，</text:span><text:span text:style-name="T35">tshut4-hian7 naih4-o1 pian3-hing5、 naih4-loh8-khi3</text:span></text:p>
          </table:table-cell>
          <table:table-cell office:value-type="string" calcext:value-type="string">
            <text:p>goo5 tsin3-su7 i1 tsiann3-mia5 goo5 su7-pang1 , gua2 tsai1-iann2 e5 thiann1 in1 lai7-bin7 kong2 ah4 . in1 e5 , goo5 tsin3-su7 in1 e5 kong1-a2-ma2 lah4 honnh4 , tai5 keh4-piah4 tsit4 te3 lau7-tsoo2-bong7 lah4 . keh4-piah4 tsit4 te3 lau7-tsoo2-bong7 , tann1 si5 kong2 , tau3-te2 hit4 e5 sio2 tsiunn2 lai5 pai7 lah4 , kong2 hit4 te3 hong1-sui2 tioh8-ai3 oo2-khi2-lai5 ah4 , kiat4-ko2 , ti7 hia1 thiann1 i1 e5 ue7 . hit4-tsun7 hit4 e5 lang5 it4-ting7 , kah4 beh4 li7-iong7 li2 it4-ting7 u7 iong7 kim1-tsinn5 loh8 khi3 tse3 , he1 an1-ui3 e5 lah4 honnh4 . ah4 tsin1-tsiann3 ka7 oo2-khi2-lai5 ah4 , oo2 loh8 kau3-te3 , tshit4 tsiah4 oo1-a1-a2 , oo1-a1-a2 tshit4 tsiah4 , long2 pue1-khi2-lai5 lah4 , tsit8 tsiah4 siang7 tso3 bue2 khi3 hoo7 in1 lai7-bin7 e5 naih4 loh8 , naih4 tsit8-e7 pai2-kha1 ah4 lah4 . pai2 tsong5-a2 koh4 ka7 am1-loh8 ah4 , ah4 soo2-i2 m7 khah4 tiong3 goo5 tsin3-su7 . gua2 tsim2-a2 lai5 ka7 kong2 hit4 te3 pai2-kha1 e5 tai7-tsi3 lah4 honnh4 .</text:p>
          </table:table-cell>
          <table:table-cell office:value-type="string" calcext:value-type="string">
            <text:p>iau2 lu2 si7 kuan3-kut4 khah4 kuan5 , tshui3-phue2 naih4-loh8-khi3 , tsia1 tsan5 ue7 hoo7 lang5 khuann3 ke1 sann1 he3 , soo2-i2 koh4 khau3 sann1 he3 khi2 lai5 , tshun1 sann1-tsap8-goo7 ,</text:p>
          </table:table-cell>
          <table:table-cell office:value-type="string" calcext:value-type="string">
            <text:p>it4-kiu2-pat4-liok8-ni5 si3-gueh8 , ia7-si7 a1-kuan1 tshua7 tng2-lai5 kai3-tng7 keh4 tng2 gueh8 , tsng1-li2 huat4-sing1 thinn1-tua7 e5 tai7-tsi3 . ing5-tsin3 in1 a1-gim2 tsiah8 long5-ioh8 tsu7-sat4 ! “ tng2-lai5 beh4 theh8 tsinn5 be2 ioh8-a2 , gua2 m7 hoo7-i1 , i1 tiann2 kong2 beh4 lim1 long5-ioh8 , thai3 tsai1-iann2 tsin1-tsiann3 long5-ioh8 theh8-leh4 , tui3 na5-au5 to7 kuan3-loh8-khi3 ! ” a1-tshun1 bak8-sai2 lau5 bak8-sai2 tih4 : “ ah8 u7 tse1 ( tsit8-e7 ) ting2 le2-pai3 tsiah4 ni1 tsit8-ban7-khoo1-khi3 , to1 bo5 kui2 kang1 to7 beh4 koh4 tih8 tsinn5 , khai1-tsinn5 na2 leh4 lau5-tsui2-leh4 . ” khuann3-tioh8 a1-gim2 to2 ti7 ka1-hoo7 penn7-pang5 , tsit8-tiau5 mia7 tiam3 senn1-si2-mng5 leh4 naih4-leh4 naih4-leh4 , tak8-e5 long2 the3 i1 kin2-tiunn1 , huan5-lo2 . ing5-tsin3 tu2 tue3 long5-hue7 tshut4-khi3 kuan1-boo5 , thiann1-tioh8 siau1-sit4 , si7 kin2 kuann2 tng2-lai5 : “ u7 iau3-kin2-bo5 ? ” “ senn3-mia7 kau1-kuan1 , ah8 u7 hit4-lo7 iau3-kin2-e5 ? ” i1-sing1 tsin1 ka7 ing5-tsin3 ka3-si7 : “ ah8 u7 tse1 ( tsit8-e7 ) gin2-a2 tsiah8 an1-hui1-tha1-bing7 hiah4 ku2-a1 , si7-tua7-lang5 tenn3 gua7-gua7 , tsit8-tiau5 mia7 e7 hoo7 lin2 be2-siu1-khi3 . ” ing5-tsin3 ang1-boo2 bak8-sai2 kam5-leh4 khun2-kiu5 i1-sing1 kiu3-lang5 , “ tong1-jian5 guan2 e7 tsin7-liong7 kiu3-ti7 , m7-koh4 , uan1-na2 iau2 tioh8 ng3 i1 e5 sing1-tsun5 i3-tsi3 . ”</text:p>
          </table:table-cell>
          <table:table-cell office:value-type="string" calcext:value-type="string">
            <text:p>iu5-lun5 kng3-pan2 tshut4-hian7 naih4-o1 pian3-hing5 。</text:p>
          </table:table-cell>
          <table:table-cell office:value-type="string" calcext:value-type="string">
            <text:p>kau3 10 tiam2 gua7 tshu3-nih4 ma2-tan2 ah4 teh4 tshui3-ta1 tho2 beh4 tsiah8 te5 , tshue7 bo5 bo2 , teh4 hau2 , phah4 tshenn2 a1-ma2 , hit4-tiap8 tai7-ke1 tsiah4 tsai1 lai7-bin7 bo5 lang5 . tshue7 lai5 tshue7 khi3 long2 bo5 , kin2 khi3 po3 king2-tshat4 tau3 tshue7 , tsiah4 tshue7 tioh8 ti7 au7 piah4 li2 gua7 loo7 e5 khe1-kinn5 , ti7 tshiu7-kha1 naih4-a1 , naih4 . kau3 ui7 tng1 hi5-e5 ia7 teh4 huah4 kiu3-lang5 , tsin1 tu2-ho2 . an2-ni1 tai7-ke1 tsiu7 siat4-huat4 to3-khi3 , sin1-khu1 tam5 lok8-lok8 , kin2 ka7 i1 uann7 sann1-khoo3 , kah4 hoo7 i1 sio1 , tsuann1 ko1-le5 hoo7 i1 tsiah8 , bin7 long2 peh8 si2-sat4 , keh4 tsiann5 gueh8 jit8 tsiah4 iong2 . thian1-su3 ah4 tsit8 si5 ia7 tsin1 kiann1 , se3-i5 lian5 kiann5 ua2 lai5 khuann3 to7 bo5 , tso3 i1 khun3 , king2-tshat4 tsin1 siu7-khi3 . kio3 thian1-su3 ah4 khi3 phai3-tshut4-soo2 suat4-ju7 , ( se3-i5 thang1 khonn2-onn3 ) . tui3 hia1 khi2 , thian1-su3 ah4 ia7 tsit8 sut4-a2 khah4 m7-kann2 koh4 phah4 i1 .</text:p>
          </table:table-cell>
          <table:table-cell office:value-type="string" calcext:value-type="string">
            <text:p>ki1-kuan1 e5 tshng5 gua7-kok4 khuan2 , e7-kha1 iah8 u7 tiunn1 ki1-kuan1 , hoo7 li2 khun3 tioh8 tsin1 nng2-luan2 , iah8 e7 naih4-e7 tsiah4 phong3-kuan5 .</text:p>
          </table:table-cell>
          <table:table-cell office:value-type="string" calcext:value-type="string">
            <text:p>sing1-khu1 iau1-go7 naih4 pak4-too2 .</text:p>
          </table:table-cell>
          <table:table-cell office:value-type="string" calcext:value-type="string">
            <text:p>siu7 phah4 e5 lang5 iau2 siau3-lian5 , phah4 lang5-e5 khiok4 u7-hue3-a1 , be7 kham1-tit4 an2-ni1 kik4-khui3 . lau7-su1 e5 tshiu2 sui5-loh8-lai5 , hing1-kham2 phu5-leh4 naih4-leh4 .</text:p>
          </table:table-cell>
          <table:table-cell office:value-type="string" calcext:value-type="string">
            <text:p>su1 kah4 siang1-tshiu2 tu2 tioh8 piah4 , bo5 pun2 thang1 khi3 kah4 lang5 tshia1 , iau1 kah4 pak4-too2 naih4-pa1-tsiah4 , lian5 hun1 to1 tioh8 khuann3 lang5 tsiah8 .</text:p>
          </table:table-cell>
          <table:table-cell office:value-type="string" calcext:value-type="string">
            <text:p>to3-ping5 ian5-jin2-kua3 naih4-o1 pian3-hing5 ，</text:p>
          </table:table-cell>
          <table:table-cell/>
        </table:table-row>
        <table:table-row table:style-name="ro2">
          <table:table-cell office:value-type="string" calcext:value-type="string">
            <text:p>nau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nauh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ne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neh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ng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nga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ngai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6">
          <table:table-cell office:value-type="string" calcext:value-type="string">
            <text:p>ngaih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n</text:p>
          </table:table-cell>
          <table:table-cell table:style-name="ce7" office:value-type="string" calcext:value-type="string">
            <text:p>ngaih8-gioh8 <text:s/>教典 ngai-gioh</text:p>
          </table:table-cell>
          <table:table-cell office:value-type="string" calcext:value-type="string">
            <text:p>tih4-beh4 tso3 sin1-long5 e5 tsit4 e5 long5-hue7 tsit4-uan5 , ui7 khing3-tsiok4 tshua7 tioh8 1 e5 un1-sun5 e5 sui2 boo2 , tsuan1-kang1 khi3 hak4 1 tai5 outoubai , tai7-the3 siong7 ha7 pan1 khia5 e5 thih4-be2 , u7-si5-a2 tsuan1-kang1 seh8 tui3 guan2 tsng1-nih4 lai5 , he1 si7 gua2 thau5-pai2 khuann3 tioh8 Vespa tsit4 khuan2 sin1-su7 hing5 e5 outoubai2 , a1-tsiang2 tse7 ti7 au7-tau2 , tng5 thau5-tsang1 hoo7 hong1 tshue1 tin2-tang7 , tsin1 phann7 ! gua2 tsin1 siunn7-beh4 tse7 khuann3 mai7-leh4 , m7-koh4 sim1-kuann1 lai7 tui3 hit4 e5 ho2-un7 e5 lang5 u7 kua2 ngaih8-gioh8 , tian1-to2 leh4 tong5-tsing5 iong2-a2 .</text:p>
          </table:table-cell>
          <table:table-cell office:value-type="string" calcext:value-type="string">
            <text:p>tih4-beh4 tso3 sin1-long5 e5 tsit4 e5 long5-hue7 tsit4-uan5 , ui7 khing3-tsiok4 tshua7 tioh8 1 e5 un1-sun5 e5 sui2 boo2 , tsuan1-kang1 khi3 hak4 1 tai5 outoubai2 , tai7-the3 siong7 ha7 pan1 khia5 e5 thih4-be2 , u7-si5-a2 tsuan1-kang1 seh8 tui3 guan2 tsng1-nih4 lai5 , he1 si7 gua2 thau5-pai2 khuann3 tioh8 Vespa tsit4 khuan2 sin1-su7 hing5 e5 outoubai2 , a1-tsiang2 tse7 ti7 au7-tau2 , tng5 thau5-tsang1 hoo7 hong1 tshue1 tin2-tang7 , tsin1 phann7 ! gua2 siunn7-beh4 tse7 khuann3 mai7-leh4 , m7-koh4 sim1-kuann1 lai7 tui3 hit4 e5 ho2-un7 e5 lang5 u7 kua2 ngaih8-gioh8 , tian1-to2 leh4 tong5-tsing5 iong2-a2 .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ngau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ngauh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nge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ngeh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ngh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ngi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ngia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ngiah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Gong-ngiah 一個詞</text:p>
          </table:table-cell>
          <table:table-cell office:value-type="string" calcext:value-type="string">
            <text:p>" hit4 e5 si5-tsun7 , gua2 kui1-e5-lang5 thian1-tsun1 thian1-tsun1 , gong7-ngiah4 gong7-ngiah4 . " thian1-tsun1 tsit4-e5 su5 , si7 gua2 ko3-jin5 bo2-gi2 bat4 thiann1-kue3-e5 , su5-tian2 bo5 siu1 , ham7 gong7-ngiah4 kang7 i3-su3 , khah4 giam5-tiong7 . tsit4-khuan2 bun5-su5 ai3 tsin1 sio2-sim1 su2-iong7 , siong5-se3 tsu3-kai2 .</text:p>
          </table:table-cell>
          <table:table-cell office:value-type="string" calcext:value-type="string">
            <text:p>" tsong2-si7 siang7 hit4 jit8 , tu2-teh4 phah4 tshun3 e5 si5 , hut4-jian5-kan1 u7 siann1 tui3 thinn1 sia7 kau3 gua2 e5 sim1 : 'Lí beh4 pang3-sak4 li2 e5 tsue7 lai5 khi3 thinn1-nih8 , a2-si7 beh4 khinn5-tiau5 li2 e5 tsue7 lai5 khi3 te7-gik8 , to2 tsit8-e5 ? ' an2-ni1 gua2 tsin1 gong5-ngiah8 tsiu7 pang3 hit4 ki1 tshun3-ko1 ti7 te7-nih8 , tit8-tit8 khuann3 thinn1 na2 tsun2 tsu2 ia5-soo1 tsin1 bo5 huann1-hi2 teh4 khuann3 gua2 . liam5-pinn1 kak4-goo7 tsit4 khuan2 , tsiu7 koh4 tsit8 khuan2 e5 su1-siunn2 jip8 gua2 e5 sim1 , tsiu7-si7 , 'Taⁿ gua2 si7 huan7 tang7-tsue7 e5 lang5 , tann1 be7 hu3 , bian2 ng3-bang7 thian1-tong5 ; in1-ui7 ki1-tok4 m7 sia3-bian2 goá' . an2-ni1 tsuat8-bang7 , tsiu7 tso3 gua2 koh4 thit4-tho5 , na2 huan7-tsue1 na2 ho2 . ( gua2 phah4-sng3 tsin1-tse7 kho2-lin5-tai7 e5 lang5 si7 tsit4 khuan2 ; siunn7 be7 e7 tit4 sia3-tsue7 tsiu7 na2 ham7-loh8 tsue7 ) .</text:p>
          </table:table-cell>
          <table:table-cell office:value-type="string" calcext:value-type="string">
            <text:p>( 10 ) . u7 si5 ti7 bo5 hoo7-tsui2 ta1-so3 e5 soo2-tsai7 , iau2-ku2 thang1 khuann3-kinn3 tshinn1-tshui3 e5 kue2-tsi2 , sinn1 kau3 liap8-liap8-lui7 . tsit8 e7 tsim1-tsiok4 ka7 i1 gian2-kiu3 , tsiu7 tsai1 i1 e5 hioh8 tshinn1-tshui3 , boo7-sing7 , gau5 sinn1 ke2-tsi2 , si7 in1-ui7 i1 e5 kun1 u7 suan1 ti7 thoo5-tue2 teh4 lau5 e5 uah8-tsuann5 . u7 si5 lan2 ue7 tua7 gong7-ngiah8 , khuann3-kinn3 ki5-to2 e5 lang5 sui1-bong2 ti7 tsit4 e5 tsue7-ok4 kuan3-buan2 e5 se3-tai7 , i1 tak8-jit8 ping5-an1 , bin7 tshio3-iong5 , huann1-hi2 ke3-jit8 tse1 tsiu7-si7 tui3 ki5-to2 , i1 e5 sin3-giong2 e5 kun1 u7 suan1 jip8 ti7 uah8-tsuann5 e5 guan5-thau5 , tui3 tsia1 lai5 tit4 khui3-lat8 kap4 uah8-mia7 thang1 kiat4 ing2-uan2 uah8 e5 ke2-tsi2 . ( si1-phian1 1 ; 2 , 3 ) .</text:p>
          </table:table-cell>
          <table:table-cell office:value-type="string" calcext:value-type="string">
            <text:p>( 10 ) u7 si5 ti7 bo5 hoo7-tsui2 ta1-so3 e5 soo2-tsai7 , iau2-ku2 thang1 khuann3-kinn3 tshinn1-tshui3 e5 kue2-tsi2 , sinn1 kau3 liap8-liap8-lui7 . tsit8 e7 tsim1-tsiok4 ka7 i1 gian2-kiu3 , tsiu7 tsai1 i1 e5 hioh8 tshinn1-tshui3 , boo7-sing7 , gau5 sinn1 ke2-tsi2 , si7 in1-ui7 i1 e5 kun1 u7 suan1 ti7 thoo5-tue2 teh4 lau5 e5 uah8-tsuann5 . u7 si5 lan2 ue7 tua7 gong7-ngiah8 , khuann3-kinn3 ki5-to2 e5 lang5 sui1-bong2 ti7 tsit4-e5 tsue7-ok4 kuan3-buan2 e5 se3-tai7 , i1 tak8-jit8 ping5-an1 , bin7 tshio3-iong5 , huann1-hi2 ke3-jit8 tse1 tsiu7-si7 tui3 ki5-to2 , i1 e5 sin3-giong2 e5 kun1 u7 suan1 jip8 ti7 uah8-tsuann5 e5 guan5-thau5 , tui3 tsia1 lai5 tit4 khui3-lat8 kap4 uah8-mia7 thang1 kiat4 ing2-uan2 uah8 e5 ke2-tsi2 . ( si1-phian1 1 ; 2 , 3 )</text:p>
          </table:table-cell>
          <table:table-cell office:value-type="string" calcext:value-type="string">
            <text:p>10 . u7-si5 ti7 bo5 hoo7-tsui2 ta1-so3 e5 soo2-tsai7 iau2-ku2 thang1 khuann3-kinn3 tshinn1-tshui3 e5 ke2-tsi2 tsin1 gau5 sinn1 . tsit8 e5 tsim1-tsiok4 ka7 i1 gian2-kiu3 , tsiu7 tsai1 i1 e5 hioh8 tshinn1-tshui3 , boo7-sing7 , gau5 sinn1 ke2-tsi2 , si7 in1-ui7 i1 e5 kun1 u7 suan1 ti7 thoo5-tue2 teh4 lau5 e5 uah8-tsuann5 . u7-si5 lan2 beh4 tua7 gong5-ngiah8 , khuann3-kinn3 ki5-to2 e5 lang5 , sui1-bong2 ti7 tsit4 e5 tsue7-ok4 kuan3-buan2 e5 se3-tai7 , i1 tak8-jit8 e5 sing1-uah8 kau3 kik8 ping5-an1 , bin7 tshio3-iong5 , put4-si5 huann1-huann1 hi2-hi2 . tse1 tsiu7-si7 tui3 ki5-to2 , i1 e5 sin3-giong2 e5 kun1 u7 suan1-jip8 ti7 uah8-tsuann5 e5 guan5-thau5 , tui3 hia1 lai5 tit4 khuì0la̍t kap4 uah8-mia7 thang1 kiat4 ing2-uan2 uah8 e5 ke2-tsi2 . ( si1-phian1 1 : 2 , 3 )</text:p>
          </table:table-cell>
          <table:table-cell office:value-type="string" calcext:value-type="string">
            <text:p>11 ) . ia5-ho5-hua1 e5 ue7 lim5-kau3 gua2 kong2 , 12 ) . jin5-tsu2 ah4 , li2 tioh8 ka7 tshui1-lo5 ong5 tsue3 ai1-ko1 , tui3 i1 kong2 , tsu2 ia5-ho5-hua1 an2-ni1 kong2 , li2 bo5 soo2 m7 tsiau5-pi7 , ti3-hui7 tshiong1-tsiok4 , uan5-tsuan5 sui2 . 13 ) . li2 bat4 ti7 ai1-tian5 siong7-te3 e5 hng5-lai7 , ing7 tak8-iunn7 e5 po2-tsioh8 tsue3 li2 e5 tsng1-thann7 , tsiu7-si7 ang5-po2-tsioh8 , ng5-gik8 , kap4 kim1-kong1-tsioh8 , tshinn1-gik8 , ang5-be2-lo2 , kap4 phik4-gik8 , lam5-gik8 , lik8-po2-tsioh8 , kap4 tshiah4-gik8 , kap4 ng5-kim1 ; koh4 li2 koo2 kap4 siau1 , ti7 li2 hia1 tse3-tso7 , tng1 li2 siu7-tso7 e5 jit8 , tsiu7 long2 tsiau5-pi7 . 14 ) . li2 si7 hit4 e5 siu7 buah4-iu5 jia1-kham3 e5 ki1-loo7-ping1 ; gua2 an1-ti3 li2 ti7 siong7-te3 e5 sing3-suann1 ; li2 ong2-lai5 ti7 tshut4-he2 e5 tsioh8 e5 tiong1-kan1 . 15 ) . li2 tui3 siu7-tso7 e5 jit8 soo2 kiann5 long2 uan5-tsuan5 , tit8-kau3 tshe7-tioh8 put4-gi7 ti7 li2 e5 tiong1-kan1 . 16 ) . in1-ui7 li2 sing1-li2 tsin1-tua7 , lang5 tsiu7 ing7 kiong5-po7 tshiong1-mua2 ti7 li2 e5 tiong1-kan1 , ti3-kau3 li2 huan7-tsue7 ; in1-ui7 an2-ni1 , gua2 khuann3 li2 tshin1-tshiunn7 u3-ue3 , tsiu7 tui3 siong7-te3 e5 suann1 kuann2-tiok8 li2 ; jia1-kham3 e5 ki1-loo7-ping1 ah4 , gua2 i2-king1 tsiong1 li2 tui3 tshut4-he2 e5 tsioh8 e5 tiong1-kan1 tu5-biat8 . 17 ) . li2 in1-ui7 sui2 , sim1-tiong1 kiau1-ngoo7 ; koh4 in1-ui7 li2 e5 ing5-kng1 pai7-huai7 li2 e5 ti3-hui7 ; gua2 i2-king1 tshia1-to2 li2 ti7 tue7-nih4 , hoo7 li2 to2 ti7 kun1-ong5 e5 bin7-tsing5 , hoo7 in1 khuann3-kinn3 . 18 ) . li2 in1-ui7 tsue7-kua3 tsin1-tsue7 , tsue3 sing1-li2 bo5 kong1-to7 ; li2 phah4 la5-sam5 li2 hiah4 e5 sing3-soo2 ; soo2-i2 gua2 hoo7 he2 tui3 li2 tiong1-kan1 tshut4 , lai5 sio1-biat8 li2 ; hoo7 li2 ti7 soo2 u7 khuann3-kinn3 e5 lang5 e5 bak8-tsiu1-tsing5 , pian3-tsue3 tue7-tsiunn7 e5 he2-hu1 . 19 ) . tsing3 peh4-sinn3 e5 tiong1-kan1 , kinn3-na7 bat4 li2 e5 lang5 , long2 beh4 ui7-tioh8 li2 lai5 gong5-ngiah8 ; li2 hoo7 lang5 thang1 kiann1 , ing2-uan2 bo5 thang1 koh4 ti7-teh4 .</text:p>
          </table:table-cell>
          <table:table-cell office:value-type="string" calcext:value-type="string">
            <text:p>11 ) thinn1 e5 thiau7 tin2-tang7 , in1-ui7 i1 e5 tsik4-pi7 lai5 gong5-ngiah8 .</text:p>
          </table:table-cell>
          <table:table-cell office:value-type="string" calcext:value-type="string">
            <text:p>12 ) . hit4-si5 sin5 ku2-khi2 gua2 , gua2 tsiu7 thiann1-kinn3 ti7 gua2 e5 ka1-tsiah4-au7 u7 tua7 tin2-tang7 hu7-hu7-hau2 e5 siann1 , kong2 , ia5-ho5-hua1 e5 ing5-kng1 tui3 i1 e5 soo2-tsai7 hian2-tshut4 , ing1-kai1 tit4-tioh8 o1-lo2 . 13 ) . gua2 ia7 thiann1-kinn3 hiah4 e5 uah8-mih8 e5 sit8 sann1-khap8-tioh8 e5 siann1 , kap4 in1 e5 sin1-pinn1 lun5 e5 siann1 , tsiu7-si7 tua7 tin2-tang7 hu7-hu7-hau2 e5 siann1 . 14 ) . tui3 an2-ni1 sin5 ku2-khi2 gua2 , tua3 gua2 khi3 ; gua2 khi3 tsin1 kan1-khoo2 , sim1-sin5 kik4-liat8 ; ia5-ho5-hua1 e5 tshiu2 ti7 gua2 sin1-tsiunn7 tsin1 u7 lat8 . 15 ) . gua2 tsiu7 kau3 the1-lik8-a1-pit4 , tiam3 ti7 ka1-pa1-loo2 ho5-pinn1 siu7-liah8 e5 lang5 hit4-ui7 , kau3 in1 soo2 khia7-khi2 e5 soo2-tsai7 ; ti7 in1 tiong1-kan1 tse7 tshit4-jit8 ku2 , tiam3 hia1 tsin1 gong5-ngiah8 .</text:p>
          </table:table-cell>
          <table:table-cell office:value-type="string" calcext:value-type="string">
            <text:p>13 ) . khuann3 ah4 , gua2 e5 loo5-pok8 beh4 ing7 ti3-hui7 kiann5 tai7-tsi3 , beh4 siu7 ku2-khi2 sing1-kuainn5 , koh4 beh4 tsiann5-tsue3 tsin1 kuainn5 . 14 ) . tsue7-tsue7 lang5 ui7 li2 gong5-ngiah8 , ( i1 e5 bin7-mau7 pi2 pat8-lang5 khah4 u7 sun2-siong1 , i1 e5 hing5-tsong7 pi2 se3-kan1 lang5 khah4 u7 sun2-hai7 ; ) 15 ) . tshin1-tshiunn7 an2-ni1 i1 ia7 beh4 kik4-tong7 tsue7-tsue7 kok4 e5 peh4-sinn3 ; liat8-ong5 beh4 tui3 i1 lai5 ng1 in1 e5 tshui3 ; in1-ui7 soo2 be7-bat4 tui3 in1 kong2-e5 , in1 beh4 khuann3-kinn3 ; be7-bat4 thiann1-kinn3-e5 , in1 beh4 bing5-pik8 .</text:p>
          </table:table-cell>
          <table:table-cell office:value-type="string" calcext:value-type="string">
            <text:p>13 ) . siang7 hit4 jit8 hak8-sing1 tiong1 u7 nng7 lang5 khi3 tsit8 e5 hiunn1-sia7 , mia5 i2-ma2-ngoo2 , li7 ia5-loo7-sat4-ling2 ji7-tsap8-goo7 li2 . 14 ) . in1 sann1-kap4 tam5-lun7 soo2 king1-ke3 long2-tsong2 e5 su7 . 15 ) . in1 teh4 tam5-lun7 sann1-mng7 e5 si5 , ia5-soo1 pun2-sin1 kun7-ua2 , kap4 in1 sann1-kap4 kiann5 . 16 ) . in1 nng7 lang5 be5-bak8 , ti3-kau3 bue7 jin7-tit4 i1 . 17 ) . i1 tui3 in1 kong2 , lin2 kiann5 e5 si5 , sann1-kap4 pian7-lun7 e5 si7 sim2-mih8 ue7 ? in1 tsiu7 khia7-teh4 , bin7 tai3-iu1-iong5 . 18 ) . ki5-tiong1 tsit8-e5 , mia5 kik4-liu5-pa1 , in3 i1 kong2 , li2 kiam2 tuann1-sin1 tshut4-gua7 ti7 ia5-loo7-sat4-ling2 , ia7 m7 tsai1 kun7-jit8 ti7 hia1 soo2 king1-ke3 e5 su7 mah4 ? 19 ) . i1 ka7 in1 kong2 , sim2-mih8 su7 ah4 ? in1 ka7 i1 kong2 , tsiu7-si7 na2-sat4-lik8 lang5 ia5-soo1 e5 su7 ; i1 si7 sian1-ti1 lang5 , ti7 siong7-te3 kap4 tsing3 peh4-sinn3 e5 bin7-tsing5 soo2 kong2 soo2 kiann5 u7 kuan5-ling5 ; 20 ) . ia7 hiah4 e5 tse3-si1-thau5 kap4 lan2 e5 si7-tua7 ke3-sang3 i1 khi3 ting7 si2 tsue7 , ting3 i1 ti7 sip8-ji7-ke3 . 21 ) . na7-si7 guan2 ping5-soo3 teh4 ng3-bang7 i1 tsiu7-si7 hit4-e5 beh4 siok8-hue5 i2-sik4-liat8 e5 . m7 na7 an2-ni1 , koh4 tsiah4 e5 su7 tsiann5 i2-king1 sann1 jit8 lah4 . 22 ) . koh4 guan2 tiong1-kan1 kui2-na7 e5 hu7-jin5-lang5 hoo7 guan2 tsin1 gong5-ngiah8 ; in1-ui7 in1 phah4-phu2-kng1 kau3 bong7-nih8 ; 23 ) . bo5 khuann3-kinn3 i1 e5 sin1-si1 , tsiu7 lai5 kong2 , in1 u7 khuann3-kinn3 thinn1-sai3 tshut4-hian7 , kong2 i1 koh4-uah8 lah4 . 24 ) . guan2 tiong1-kan1 kui2-na7 lang5 kau3 bong7-nih8 , ko2-jian5 khuann3-kinn3 tsiau3 hu7-jin5-lang5 soo2 kong2 e5 ; tsong2-si7 bo5 khuann3-kinn3 i1 .</text:p>
          </table:table-cell>
          <table:table-cell/>
        </table:table-row>
        <table:table-row table:style-name="ro2">
          <table:table-cell office:value-type="string" calcext:value-type="string">
            <text:p>ngiau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ngiauh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6">
          <table:table-cell office:value-type="string" calcext:value-type="string">
            <text:p>ngih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y</text:p>
          </table:table-cell>
          <table:table-cell table:style-name="ce4" office:value-type="string" calcext:value-type="string">
            <text:p><text:span text:style-name="T36">i1 innh4-innh4 ngih8-ngih8 in3 kong2</text:span><text:span text:style-name="T37"> , 他innh-innh ngih-ngih 應答 講</text:span></text:p>
          </table:table-cell>
          <table:table-cell office:value-type="string" calcext:value-type="string">
            <text:p>u7 tsit8-pai2 a1-lik8-san1-tai7 sian1-sinn1 ti7 hun3-hing1 hue7 bing5-pik8 e5 si5 , tsit8 e5 ki1-tok4-too5 tui3 i1 kong2 , " gua2 put4-tsi2 tsan3-sing5 li2 e5 tsing1-sin5 , tsong2-si7 bo5 tsan3-sing5 li2 tsue3 ko3-jin5-kang1 e5 huat4-too7 . " sian1-sinn1 in3 kong2 , " kiann1-liau2 gua2 ing7 e5 huat4-too7 bo5 tu2-ho2 , m7-tsai1 li2 ing7 sim2-mih8 huat4-too7 ? " i1 innh4-innh4 ngih8-ngih8 in3 kong2 , " gua2 han2-tit4 tsue3 tsit4 ho7 kang1 . " a1-lik8-san1-tai7 sian1-sinn1 koh4 kong2 , " gua2 soo2 ing7 e5 huat4-too7 sui1-bong2 bo5 tu2 ho2 , m7-ku2 iann5-ke3 li2 e5 bo5 tsue3 . "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ngiu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6">
          <table:table-cell office:value-type="string" calcext:value-type="string">
            <text:p>ngiuh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y</text:p>
          </table:table-cell>
          <table:table-cell table:style-name="ce4" office:value-type="string" calcext:value-type="string">
            <text:p>ng5-ngiuh4-ngiuh4 tsuan5 hoo7 lok8-koo5-muai5-a2 thun7-khi2-lai5 形容黃色</text:p>
          </table:table-cell>
          <table:table-cell office:value-type="string" calcext:value-type="string">
            <text:p>oo1-too1-bai2 khia5-leh4 to7 tshut4-khi3 , sun7-sua3 si3-ke3 sun5 khuann3-mai7 , kan2 ! guan2 tshu3 pinn1-a2 e5 khe1-a2 hoo7 nua7-thoo5 thun7-penn5-khi3 , khe1-lau5 kai2 hiong3 , lau5 tui3 loo7-nih4 , lau5 tui3 tshan5-nih4 , lau5 thang3 kue3 lang5 e5 khia7-ke1 tshut4-lai5 ! au7-piah4 , pun2-tsiann5 si7 kui1 phian3 tshan5-hng5 , tsit4-ma2 suah4 penn5-penn5-penn5 , ng5-ngiuh4-ngiuh4 tsuan5 hoo7 lok8-koo5-muai5-a2 thun7-khi2-lai5 , tshan5-nih4 ma7 tin3 tsin1 tse7 tsioh8-thau5 , tsa1-me5 tsioh8-thau5 na7 ke3-siok8 lian3-loh8-lai5 , guan2 to7 tshi1-tsham2-loh4 !</text:p>
          </table:table-cell>
          <table:table-cell office:value-type="string" calcext:value-type="string">
            <text:p>oo1-too1-bai2 khia5-leh4 to7 tshut4-lai5 , sun7-sua3 si3-ke3 sun5 khuann3 mai7 , kan2 ! guan2 tshu3 pinn1-a2 e5 khe1-a2 hoo7 nua7-thoo5 thun7-penn5-khi3 , khe1-lau5 kai2 hiong3 , lau5 tui3 loo7-nih4 , lau5 tui3 tshan5-nih4 , lau5 thang3 kue3 lang5 e5 khia7-ke1 tshut4-lai5 ! au7-piah4 , pun2-tsiann5 si7 kui1 phian3 tshan5-hng5 , tsit4-ma2 suah4 penn5-penn5-penn5 , ng5-ngiuh4-ngiuh4 tsuan5 hoo7 lok8-koo5-muai5-a2 thun7-khi2-lai5 , tshan5-nih4 ma7 tin3 tsin1 tse7 tsioh8-thau5 , tsa1-me5 tsioh8-thau5 na7 ke3-siok8 lian3-loh8-lai5 , guan2 to7 tshi1-tsham2-loh4 !</text:p>
          </table:table-cell>
          <table:table-cell office:value-type="string" calcext:value-type="string">
            <text:p>oo1-too1-bai2 khia5-leh4 to7 tshut4-lai5 , sun7-sua3 si3-ke3 sun5 khuann3-mai7 , kan2 ! guan2 tshu3 pinn1-a2 e5 khe1-a2 hoo7 nua7-thoo5 thun7-penn5-khi3 , khe1-lau5 kai2 hiong3 , lau5 tui3 loo7-nih4 , lau5 tui3 tshan5-nih4 , lau5 thang3 kue3 lang5 e5 khia7-ke1 tshut4-lai5 ! au7-piah4 , pun2-tsiann5 si7 kui1 phian3 tshan5-hng5 , tsit4-ma2 suah4 penn5-penn5-penn5 , ng5-ngiuh4-ngiuh4 tsuan5 hoo7 lok8-koo5-muai5-a2 thun7-khi2-lai5 , tshan5-nih4 ma7 tin3 tsin1 tse7 tsioh8-thau5 , tsa1-me5 tsioh8-thau5 na7 ke3-siok8 lian3-loh8-lai5 , guan2 to7 tshi1-tsham2-loh4 !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ngoo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ngu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6 ) ng1 nga1 ngi1 * ngu1 nge1 ngoo1 * ngo</text:p>
          </table:table-cell>
          <table:table-cell office:value-type="string" calcext:value-type="string">
            <text:p>sui1-jian5 huat4-kok4 sit8-bin5-tsia2 tshui1-sak4 lo5-ma2-ji7 e5 tsue3-au7 bok8-tik4 si7 thui1-kong2 huat4-bun5 , m7-koh4 i1 bo5-hing5 tiong1 suah4 the5-kiong1 uat8-lam5 lo5-ma2-ji7 tshoo1-ki5 sing5-tiong2 e5 ni1-tsui2 . tshiunn7-kong2 , huat4-kok4 sit8-bin5-tsia2 ka7 lo5-ma2-ji7 liat8 jip8 hak8-hau7 kho3-ting5 , koh4 ti7 1865 ni5 iu5 kuann1-hong1 huat4-hing5 te7-it4 hun7 e5 lo5-ma2-ji7 po3-tsua2 “ ka1-ting7-po3 ” ( gia1 Dinh Bao ) ; uat8-lam5 lo5-ma2-ji7 ma7 ui3 hit4 tsam7 khai1-si2 ho7-tsue3 “ tsu1 Quoc ngu1 ” . “ ka1-ting7-po3 ” tsiu7 ham7 tai5-uan5 1885 ni5 tshut4-pan2 e5 te7-it4 hun7 lo5-ma2-ji7 po3-tsua2 “ tai5-uan5 hu2-siann5 kau3-hue7-po3 ” kang7-khuan2 , u7 tshua7-thau5 phoo2-kip8 lo5-ma2-ji7 e5 kong3-hian3 . ling7-gua7 tsit8 e5 thui1-kong2 lo5-ma2-ji7 e5 le7 si7 , lam5-poo7 tsong2-tok4 ti7 1882 ni5 tshiam1-ting7 tsit8 hun7 kui1-ting7 soo2-u7 uat8-lam5-ue7 e5 kong1-bun5 ai3 ing7 lo5-ma2-ji7 sia2 e5 gi7-ting7 . huat4-kok4-lang5 ui7 tioh8 phah4-phua3 “ kho1-ki2 tse3-too7 ” tui3 han3-ji7 e5 po2-hoo7 , in1 ti7 1915 kap4 1919 ni5 hun1-piat8 hui3-tu5 uat8-lam5 pak4-poo7 kap4 tiong1-poo7 e5 kho1-ki2 kho2-tshi3 .</text:p>
          </table:table-cell>
          <table:table-cell office:value-type="string" calcext:value-type="string">
            <text:p>tu5-liau2 u7 tshut4-hian7 ji7-lam5 tsi1-gua7 , ti7 17 se3-ki2 koh4 u7 lo5-ma2-ji7 thau3-kue3 thuan5-kau3-su7 thuan5 lai5 uat8-lam5 . lo5-ma2-ji7 tshoo1-ki5 kan1-tann1 ti7 kau3-hue7 lin3 su2-iong7 , it4-tit8 kau3 19 se3-ki2 huat4-kok4 se3-lik8 tsin3-jip8 uat8-lam5 liau2 tsiah4 ti7 kau3-hue7 i2-gua7 e5 su2-iong7 ling2-hik8 phoo2-phian3-khi2-lai5 . tsit4 tho3 lo5-ma2-ji7 au7-lai5 ho7-tso3 “ kok4-gi2-ji7 ” ( tsu1 Quoc ngu1 ) , pian3-sing5 bok8-tsian5 uat8-lam5 kuann1-hong1 teh4 su2-iong7 e5 tsing3-sik4 bun5-ji7 .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gueh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geh的腔調差</text:p>
          </table:table-cell>
          <table:table-cell office:value-type="string" calcext:value-type="string">
            <text:p>2 ) tsiah8 : ia7 si7 kan2-soo3 , gua2 soo2 khuann3 , khah4 siong5 si7 tsu2 be5 , ing3-tshai3 si7 tsue3 tng5-ni5-tshai3 , tui3 ing3-tshai3 tshut4 , tsiah8 kau3 ing3-tshai3 suah4 ; na7 lun7 ing3-tshai3 sah8 lai5 un3 sai1-le5 tau7-iu5 kap4 suan3-jiong5 phe3 be5 sit8-tsai7 si7 ho2 tsiah8 , khiok4 m7-si7 kong2 i1 tsuan1 tsiah8 tshai3 , sui1-jian5 hi5 , bah4 iah8 si7 put4-tng7 . tsong2-si7 i1 si7 put4-thi2 ok4 i1 ok4 sit8 , tshin1-tshiunn7 gan5 hue5 , sui1-si7 it4 tan1 su7 , it4 phiau1 ( sic ) im2 , tsai7 loo7-hang7 jin5 put4-kham1 ki5 iu1 , hue5 ia2 put4-kai2 ki5 lok8 . i1 tshiann2 lang5-kheh4 sing5-khun2 , put4-lun7 sim2-mih8 lang5 i1 long2 sui5-pian7 ho2-le2 tshiann2 lang5 , bo5 tshin1-tshiunn7 lang5 tik8-piat8 pan7 tshinn1-tshau1 tsiah4 kann2 kio3 lang5 lai5 tshiann2 . tsiong1-hua3 u7 ki1-tok4-kau3 pinn7-inn7 ti7 tsia1 , tik8-piat8 tsin1-tsue7 lang5-kheh4 , na7 beh4 ing7 tai7-tshan1 koh4 ho2-le2 , sit8-tsai7 bo5 i3-gua7 e5 siu1-jip8 si7 bo5 pan7-huat4 . koh4 tsit8 hang7 , sui1-jian5 si7 ing3-tshai3 , i1 ia7 tsiau3 ku7 le2-soo3 ka7 lang5 ngueh4 ; lang5-kheh4 lai5 , sui5-si5 ing7 te5 tshiann2 , i1 pun2-sin1 tsiah8 ho2 te5 , put4-lun7 sim2-mih8 lang5-kheh4 , i1 ing7 sio1-siang7 tsit8 khuan2 .</text:p>
          </table:table-cell>
          <table:table-cell office:value-type="string" calcext:value-type="string">
            <text:p>3 . tsun1-king3 lau7-lang5 : sann1 tng2 teh4 tsiah8 png7 e5 si5 , u7 tsit8 ui7 lau7 a1-po5 bak8-tsiu1 bo5 khuann3-kinn3 , long2 si7 tsia7 sian1-sinn1 ka7 khan1 , ka7 tue2 png7 , ngueh4 tshai3 , teh4 ka7 su3-hau7 ; lau7-lang5 , m7-si7 lau7-bu2 , ia7 m7-si7 a1-ma2 , si7 lau7-bu2 e5 tshin1-lang5 ; i1 m7-si7 ing5-ing5 e5 lang5 , i1 tsue3 i1-sing1 si7 tsin1-tsue7 huan7-tsia2 , iau2-ku2 i1 an2-ni1 khuan2-thai7 lau7-lang5 , gua2 han2-tit4 khuann3-tioh8 si7-sue3 an2-ni1 teh4 khuan2-thai7 si7-tua7 . hian7-si5 sia7-hue7 u7 teh4 king3-lo2-hue7 , kau3-hue7 ia7 u7 teh4 king3-lo2-hue7 , na7-si7 tsue7-tsue7 ka1-ting5-si7 teh4 uan3-lo2 hue1 , u7 sio2 hue1 , ia7 u7 tua7 hue1 , khah4 tsue7 si7 ta1-ke1 sim1-pu7 teh4 hue1 ; lau7-lang5 li2 ai3 jin7 lau7 , mai2 kuan2 siau3-lian5 lang5 , in1 hu1-hu7 na7 ho2 tsiu7 ho2 . siau3-lian5 lang5 ah4 , u7 lau7-lang5 ka7 li2 koo3 tshu3 si7 pi2 bo5 khah4-iann5 ; i1 kong2 lan2 , si7 ai3 lan2 ho2 , si7-tua7 si7 pang3 phuann7 tsue3 , bo5 ku2 li2 ia7 ue7 lau7 . tsing1-tsu2 mui2 pai2 thak8 song1-le2 , bak8-sai2 lau5 tam5 i1 e5 sann1 , kong2 , khi3 bue7 tit4 to3-tng2 e5 si7 si7-tua7 lang5 , kiann2-ji5 ai3 beh4 hong7-iong2 , ji5 si7-tua7 lang5 i2-king1 bo5 ti7-teh4 , beh4 thai5 gu5 tse3 bong7 , m7-tat8 tioh8 than3 i1 ia2 uah8 e5 si5 ing7 tsit8 tsiah4 ke1-a2 . tshin1-tshiunn7 tsia7 sian1-sinn1 sann1 tng3 ngueh4 tsit8 te3 nng2-nng2 e5 tau7-hu7 kiong1-kiong1 king3-king3 hong7-thai7 lau7 a1-po5 , jua7-nih4 teh4 ping5-an1 .</text:p>
          </table:table-cell>
          <table:table-cell office:value-type="string" calcext:value-type="string">
            <text:p>am3-thau5-a2 tsiah8-toh4 e5 si5 , in1 boo2 khuann3 i1 phainn2-se3 ngueh4 tshai3 , tioh8 ti7 i1 e5 sann1-kun5-a2-pinn1 kat4 1-tiau5 soh4-a2 , in1 boo2 tiuh4 1-e7 , i1 tioh8 ngueh4 1-e7 . ho2-si2 m7-si2 soh4-a2 khi3 hoo7 1-tsiah4 kue1-a2 tinn5-tioh8 . gong7-kiann2-sai3 tioh8 tshin1-tshiunn7 kue1-a2 tshiak8-tshiak8-thiau3 kang7-khuan2 , tshinn1-tsham2 ngueh4 , tshinn1-tsham2 tsiah8 .</text:p>
          </table:table-cell>
          <table:table-cell office:value-type="string" calcext:value-type="string">
            <text:p>am3-thau5-a2 tsiah8-toh4 e5 si5 , in1 boo2 khuann3 i1 phainn2-se3 ngueh4 tshai3 , tioh8 ti7 i1 e5 sann1-kun5-a2-pinn1 kat4 tsit8 tiau5 soh4-a2 , in1 boo2 tiuh4 tsit8-e7 , i1 tioh8 ngueh4 tsit8-e7 . ho2-si2 m7 si2 soh4-a2 khi3 hoo7 tsit8 tsiah4 kue1-a2 tinn5-tioh8 . gong7-kiann2-sai3 tioh8 tshin1-tshiunn7 kue1-a2 tshiak8-tshiak8-thiau3 kang7-khuan2 , tshinn1-tsham2 ngueh4 , tshinn1-tsham2 tsiah8 .</text:p>
          </table:table-cell>
          <table:table-cell office:value-type="string" calcext:value-type="string">
            <text:p>kha1-tshng1 hoo7 i2-a2 ngueh8 tioh8 .</text:p>
          </table:table-cell>
          <table:table-cell office:value-type="string" calcext:value-type="string">
            <text:p>kha1-tshng1 ngueh8 he2-kim1-koo1 .</text:p>
          </table:table-cell>
          <table:table-cell office:value-type="string" calcext:value-type="string">
            <text:p>koo2-tsa2 khong2-tsu2 e5 si5 long2 bo5 . hit4 si5 tioh8 ing7 tik4 khun1 poh8-poh8 , tsiah4 ing7 pit4 sia2 , ia7 u7 ing7 tshiu7-hioh8 kap4 tsit8 khuan2 e5 thoo5 , tsing1-sinn1 kap4 tshiu7 e5 phe5 , tsin1 bo5 li7-pian7 koh4 tsin1 kui3 . te7 it4 tsa2 tso7 tsua2 tsiu7-si7 phang1 , uan1-iunn1 , ng5 phang1 , kim1-sit8-a2 long2 ue7 hiau2 tsue3 . in1 khi3 tshe7 tsit8 te3 hu1-hu1 e5 tsha5 tsue3 tsiann5 iu3-iu3 , na2 tshin1-tshiunn7 sua1 . tui3 i1 e5 tshui3 tsiah4 thoo3 tshut4 nua7 kap4 ka1 lai5 tshiau1 kui1-liap8 . au7-lai5 ing7 tsing5 kha1 ngueh4 hit4 liap8 tsha5-sut4 , tsiong1 tshui3 ka7 tsiu7 pe1 khi3 i1 e5 siu7 , jian5-au7 ing7 i1 e5 tsih8 , tshui3-khi2 , kap4 kha1 thuann1 hoo7 i1 poh8-poh8 , kau3 ta1 e5 si5 tsiu7 pinn3 tsiann5 phu2-sik4 iu3-iu3 e5 tsua2 . lang5 in1-ui7 an2-ni1 khuann3 , tsiah4 huat4-bing5 lai5 tsue3 tsua2 , ia7 tsai1 tsua2 e5 loo7-ing7 , koh4 tsai1 tioh8 sim2-mih8 mih8 lai5 tso7 tsua2 .</text:p>
          </table:table-cell>
          <table:table-cell office:value-type="string" calcext:value-type="string">
            <text:p>koo2-tsa2 khong2-tsu2 e5 si5 long2 bo5 . hit4 si5 tioh8 ing7 tik4 khun1 poh8-poh8 , tsiah4 ing7 pit4 sia2 , ia7 u7 ing7 tshiu7-hioh8 kap4 tsit8 khuan2 e5 thoo5 , tsing1-sinn1 kap4 tshiu7 e5 phe5 , tsin1 bo5 li7-pian7 koh4 tsin1 kui3 . te7 it4 tsa2 tso7 tsua2 tsiu7-si7 phang1 , uan1-iunn1 , ng5 phang1 , kim1-sit8-a2 long2 ue7 hiau2 tsue3 . in1 khi3 tshe7 tsit8 te3 hu1-hu1 e5 tsha5 tsue3 tsiann5 iu3-iu3 , na2 tshin1-tshiunn7 sua1 . tui3 i1 e5 tshui3 tsiah4 thoo3 tshut4 nua7 kap4 ka1 lai5 tshiau1 kui1-liap8 . au7-lai5 ing7 tsing5 kha1 ngueh8 hit4 liap8 tsha5-sut4 , tsiong1 tshui3 ka7 tsiu7 pe1 khi3 i1 e5 siu7 , jian5-au7 ing7 i1 e5 tsih8 , tshui3-khi2 , kap4 kha1 thuann1 hoo7 i1 poh8-poh8 , kau3 ta1 e5 si5 tsiu7 pinn3 tsiann5 phu2-sik4 iu3-iu3 e5 tsua2 . lang5 in1-ui7 an2-ni1 khuann3 , tsiah4 huat4-bing5 lai5 tsue3 tsua2 , ia7 tsai1 tsua2 e5 loo7-ing7 , koh4 tsai1 tioh8 sim2-mih8 mih8 lai5 tso7 tsua2 .</text:p>
          </table:table-cell>
          <table:table-cell office:value-type="string" calcext:value-type="string">
            <text:p>ku1-pi2-loo7 e5 hai2-su7 tshau2-meh4 iah8 tsin1 tsue7 . bat4 tsit8 pai2 u7 lang5 tshiann3 lang5 lai5 tsau5-biat8 i1 , iau3-kin2 tioh8 hai7-si2 i1 e5 nng7 . i1 e5 nng7 tshin1-tshiunn7 tau7-ngueh4 , tsit8 ngueh4 tiann7-tioh8 sann1-tsap8-goo7 liap8 . tshit4 geh8 jit8 ku2 e5 tiong1-kan1 u7 siu1 nng7 ban7 tann3 nng7 . sui1-jian5 tsau5-biat8 kau3 an2-ni1 , iau2 si7 tsin1 tsue7 .</text:p>
          </table:table-cell>
          <table:table-cell office:value-type="string" calcext:value-type="string">
            <text:p>tsian3 kok4 e5 si5 , soo1 tsin5 tui3 ian1 ong5 kong2 , u7 tsit8 jit8 ho5-nih8 tsit8 liap8 pang7 ( hun2-gio5 e5 khuan2 ) tshut4-lai5 ti7 huann7-ting2 , tsiong1 khak4 thi2-khui1 teh4 hoo7 phak8 jit8 . hut4-jian5 u7 tsit8 tsiah4 ut8 ( tsiau2-a2 e5 mia5 , siong5-siong5 ti7 tsui2-nih8 tho2 tsiah8 ) khuann3-kinn3 , tsiu7 tui3 hit4 e5 pang7 e5 bah4 ka7 i1 tok4 teh4 ; hit4 liap8 pang7 ia7 tsiong1 khak4 hap8 ua2 lai5 , tui3 ut8 e5 tshui3 ka7 ngueh8-teh4 . ut8 tsiu7 kong2 , kin1-a2-jit8 bo5 loh8 hoo7 , bin5-a2-tsai3 bo5 loh8 hoo7 , tsiu7 u7 pang7 bah4 thang1 tsiah8 . pang7 ia7 kong2 , kin1-a2-jit8 bo5 tshut4 jit8 , bin5-a2-tsai3 koh4 bo5 tshut4 jit8 , tik4-khak4 u7 si2 ut8 . an2-ni1 liong2 ping5 khiu2-teh4 m7 pang3 . tsin1 tu2 ho2 , u7 tsit8 e5 tho2-hi5 lang5 tui3 hia1 ke3 , khuann3-kinn3 tsit4 tsiah4 ut8 kap4 tsit8 liap8 pang7 , tinn5-tinn5 ka2-ka2 tsue3 tsit8 tui1 , m7 khing2 sann1-niu7 ; i1 tsiu7 tsue3 tsit8-e7 ka7 i1 liah8-khi3 . siok8-gu2 kong2 , ut8 pang7 siong1 tshi5 , gu5-jin5 tik4 li7 , tsiu7-si7 tsit4 e5 koo2-tian2 .</text:p>
          </table:table-cell>
          <table:table-cell/>
        </table:table-row>
        <table:table-row table:style-name="ro2">
          <table:table-cell office:value-type="string" calcext:value-type="string">
            <text:p>ni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nia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niah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眼睛上看</text:p>
          </table:table-cell>
          <table:table-cell office:value-type="string" calcext:value-type="string">
            <text:p>20 ) . a1-moo5-su1 e5 kiann2 i2-sai3-a1 tsiu7 tshe1 lang5 khi3 kinn3 hi1-se1-ka1 kong2 , ia5-ho5-hua1 , i2-sik4-liat8 e5 siong7-te3 , an2-ni1 kong2 , li2 ki3-jian5 in1-ui7 a1-sut8 ong5 se1-na2-ki1-lip8 e5 ian5-koo3 ki5-kiu5 gua2 , gua2 u7 thiann1-kinn3 . 21 ) . tann1 lun7-kau3 i1 , ia5-ho5-hua1 u7 an2-ni1 kong2 , sik4-an1 e5 tsai7-sik4-lu2 biau2-si7 li2 , thi2-tshio3 li2 , ia5-loo7-sat4-ling2 e5 tsa1-boo2-gin2-na2 tui3 li2 io5-thau5 . 22 ) . li2 ling5-jiok8 bu2-ban7 tsi7-tsui7 ah4 ? tshut4 tua7-siann1 , bak8-tsiu1 niah4 kuainn5-kuainn5 , kong1-kik4 tsi7-tsui7 ah4 ? tsiu7-si7 kong1-kik4 i2-sik4-liat8 e5 sing3-e5 . 23 ) . li2 tshe1 li2 e5 su3-tsia2 bu2-ban7 tsu2 , kong2 , gua2 tshua7 tsue7-tsue7 tsian3-tshia1 tsiunn7 kau3 suann1-tsiam1 , kau3 li7-pa1-lun3 kik8-tshim1 e5 soo2-tsai7 ; gua2 beh4 tsho3 hit4 te3 kuainn5-tua7 e5 pik4-hiunn1-tsha5 , kap4 siong7-ho2 e5 siong5-tshiu7 ; gua2 beh4 kau3 i1 kik8-hng7 hioh4-khun3 e5 soo2-tsai7 , kap4 i1 pui5-tue7 e5 tshiu7-na5 . 24 ) . gua2 u7 khui1-tsinn2 lim1 gua7-pang1 e5 tsui2 , gua2 ing7 kha1-tsiunn2 tah8 ai1-kip8 it4-tshe3 e5 ho5 , hoo7 i1 ta1-khi3 . 25 ) . ia5-ho5-hua1 kong2 , li2 kiam2 be7-bat4 thiann1-kinn3 , gua2 ti7 guan5-khi2-thau5 soo2 tsue3 , ti7 koo2-tsa2 soo2 tiann7-tioh8-e5 mah4 ? tann1 gua2 tsiann5 i1 , si7 hoo7 li2 hui2-huai7 kian1-koo3 e5 siann5 , pinn3-tsue3 hau7-phiann1-phe3 . 26 ) . soo2-i2 ki5-tiong1 khia7-khi2 e5 peh4-sinn3 , khui3-lat8 tsin1-tsio2 , kiann1-hiann5 kian3-siau3 ; in1 tshin1-tshiunn7 khong3-ia2 e5 tshau2 , tshinn1-tshui3 e5 tshai3 , tshin1-tshiunn7 tshu3-ting2 e5 tshau2 , tshin1-tshiunn7 iau2-be7 tua7-tsang5 tsiu7 koo1-ta5 e5 tiu7-a2 . 27 ) . li2 tse7-loh8-khi3 , li2 tshut4-khi3 , li2 jip8-lai5 , li2 e5 tua7 siu7-khi3 gua2 , gua2 long2 tsai1 . 28 ) . in1-ui7 li2 tua7 siu7-khi3 gua2 , koh4 in1-ui7 li2 kiau1-ngoo7 e5 ue7 thang3 kau3 gua2 e5 hi7-khang1 , gua2 tsiu7 beh4 ing7 gua2 e5 kau1 , kau1 li2 e5 phinn7 , ing7 gua2 e5 be2-ka7-kiunn1 , kua3 ti7 li2 e5 tshui3 , hoo7 li2 tui3 guan5-loo7 to3-khi3 . 29 ) . hi1-se1-ka1 ah4 , tsit4-e5 hoo7 li2 tsue3 tiau7-thau5 ; kin1-ni5 lin2 beh4 tsiah8 ka1-ki7 huat4 e5 mih8 , me5-ni5 beh4 tsiah8 tui3 hit4-e5 soo2 tshut4 e5 , kau3 te7-sann1 ni5 , lin2 tioh8 tsing3-tsoh4 siu1-kuah4 , tsai1-tsing3 phu5-to5-hng5 , lai5 tsiah8 i1 e5 ke2-tsi2 . 30 ) . iu5-tai7 ke1 thuat4-li7 huan7-lan7 soo2 tshun1 e5 peh4-sinn3 , beh4 iu5-guan5 e7-bin7 ting3-kun1 , ting2-bin7 kiat4 ke2-tsi2 . 31 ) . in1-ui7 beh4 u7 tshun1 e5 peh4-sinn3 tui3 ia5-loo7-sat4-ling2 tshut4-lai5 , beh4 u7 to5-tsau2 e5 lang5 tui3 sik4-an1 suann1 lai5 . ia5-ho5-hua1 e5 jiat8-sim1 beh4 tsiann5 tsit4 e5 su7 . 32 ) . soo2-i2 ia5-ho5-hua1 lun7 a1-sut8 ong5 kong2 , i1 tik4-khak4 bue7 kau3 tsit4 e5 siann5 , ia7 bue7 ti7-tsia1 sia7-tsinn3 , bue7-ue7 gia5 tin5-pai5 kau3 siann5-tsing5 , ia7 bue7 khi2 thoo5-tui1 lai5 kong1-kik4 i1 . 33 ) . i1 tui3 hit4 tiau5 loo7 lai5 , beh4 tui3 hit4 tiau5 loo7 to3-khi3 , bue7-ue7 lai5 kau3 tsit4 e5 siann5 ; tse1 si7 ia5-ho5-hua1 kong2 e5 . 34 ) . in1-ui7 gua2 ui7-tioh8 ka1-ki7 e5 ian5-koo3 , koh4 ui7-tioh8 gua2 e5 loo5-pok8 tai7-pit8 e5 ian5-koo3 , beh4 po2-hoo7 tsit4 e5 siann5 , lai5 tsin2-kiu3 i1 .</text:p>
          </table:table-cell>
          <table:table-cell office:value-type="string" calcext:value-type="string">
            <text:p>21 ) . a1-moo5-su1 e5 kiann2 i2-sai3-a1 tsiu7 tshe1 lang5 khi3 kinn3 hi1-se1-ka1 kong2 , ia5-ho5-hua1 i2-sik4-liat8 e5 siong7-te3 an2-ni1 kong2 , li2 ki3-jian5 in1-ui7 a1-sut8 ong5 se1-na2-ki1-lip8 e5 ian5-koo3 ki5-kiu5 gua2 ; 22 ) . tann1 lun7-kau3 i1 , ia5-ho5-hua1 u7 an2-ni1 kong2 , sik4-an1 e5 tsai7-sik4-lu2 biau2-si7 li2 , thi2-tshio3 li2 ; ia5-loo7-sat4-ling2 e5 tsa1-boo2-gin2-na2 tui3 li2 io5-thau5 . 23 ) . li2 ling5-jiok8 bu2-ban7 tsi7-tsui7 ? tshut4 tua7-siann1 , bak8-tsiu1 niah4 kuainn5-kuainn5 , kong1-kik4 tsi7-tsui7 ah4 ? tsiu7-si7 kong1-kik4 i2-sik4-liat8 e5 sing3-e5 . 24 ) . li2 tshe1 li2 e5 loo5-pok8 bu2-ban7 tsu2 kong2 , gua2 tshua7 tsue7-tsue7 tsian3-tshia1 tsiunn7-kau3 suann1-tsiam1 , kau3 li7-pa1-lun3 kik8-tshim1 e5 soo2-tsai7 ; gua2 beh4 tsho3 hit4-te3 kuainn5-tua7 e5 pik4-hiunn1-tsha5 , kap4 siong7-ho2 e5 siong5-tshiu7 ; gua2 beh4 tsiunn7 kik8-kuainn5 e5 soo2-tsai7 , kap4 i1 pui5-tue7 e5 tshiu7-na5 . 25 ) . gua2 i2-king1 khui1-tsinn2 lim1 gua7-pang1 e5 tsui2 , gua2 ing7 kha1-tsiunn2 tah8 ai1-kip8 it4-tshe3 e5 ho5 , hoo7 i1 ta1-khi3 . 26 ) . ia5-ho5-hua1 kong2 , li2 kiam2 be7-bat4 thiann1-kinn3 gua2 ti7 guan5-khi2-thau5 soo2-tsue3-e5 , ti7 koo2-tsa2 soo2 tiann7-tioh8-e5 mah4 ? tann1 gua2 tsiann5 i1 , si7 hoo7 li2 hui2-huai7 kian1-koo3 e5 siann5 , pinn3-tsue3 hau7-phiann1-phe3 . 27 ) . soo2-i2 ki5-tiong1 khia7-khi2 e5 peh4-sinn3 khui3-lat8 tsin1-tsio2 , kiann1-hiann5 kian3-siau3 ; in1 tshin1-tshiunn7 khong3-ia2 e5 tshau2 , tshinn1-tshui3 e5 tshai3 , tshin1-tshiunn7 tshu3-ting2 e5 tshau2 , tshin1-tshiunn7 tshan5-nih4 be7 tua7-tsang5 e5 tiu7-a2 . 28 ) . li2 tse7-loh8-khi3 , li2 tshut4-khi3 , li2 jip8-lai5 , li2 e5 tua7 siu7-khi3 gua2 , gua2 long2 tsai1 . 29 ) . in1-ui7 li2 tua7 siu7-khi3 gua2 , koh4 in1-ui7 li2 kiau1-ngoo7 e5 ue7 thang3-kau3 gua2 e5 hi7-khang1 , gua2 tsiu7 beh4 ing7 gua2 e5 kau1 kau1 li2 e5 phinn7 , ing7 gua2 e5 be2-ka7-kiunn1 kua3 ti7 li2 e5 tshui3 , hoo7 li2 tui3 guan5-loo7 to3-khi3 . 30 ) . hi1-se1-ka1 ah4 , tsit4-e5 hoo7 li2 tsue3 tiau7-thau5 ; kin1-ni5 lin2 beh4 tsiah8 ka1-ki7 huat4 e5 mih8 , me5-ni5 beh4 tsiah8 tui3 hit4-e5 soo2-tshut4-e5 ; kau3 te7-sann1 ni5 , lin2 tioh8 tsing3-tsoh4 siu1-kuah4 , tsai1-tsing3 phu5-to5-hng5 , lai5 tsiah8 i1 e5 ke2-tsi2 . 31 ) . iu5-tai7 ke1 thuat4-li7 huan7-lan7 soo2-tshun1 e5 peh4-sinn3 beh4 iu5-guan5 e7-bin7 ting3-kun1 , ting2-bin7 kiat4 ke2-tsi2 . 32 ) . in1-ui7 beh4 u7 tshun1 e5 peh4-sinn3 tui3 ia5-loo7-sat4-ling2 tshut4-lai5 , beh4 u7 to5-tsau2 e5 lang5 tui3 sik4-an1 suann1 lai5 ; ban7-kun1 e5 ia5-ho5-hua1 e5 jiat8-sim1 beh4 tsiann5 tsit4 e5 su7 . 33 ) . soo2-i2 ia5-ho5-hua1 lun7 a1-sut8 ong5 kong2 , i1 tik4-khak4 bue7 kau3 tsit4 e5 siann5 , iah8 bue7 ti7-tsia1 sia7-tsinn3 , bue7-ue7 gia5 tin5-pai5 kau3 siann5-tsing5 , iah8 bue7 khi2 thoo5-tui1 lai5 kong1-kik4 i1 . 34 ) . i1 tui3 hit4 tiau5 loo7 lai5 , beh4 tui3 hit4 tiau5 loo7 to3-khi3 , bue7-ue7 lai5 kau3 tsit4 e5 siann5 , tse1 si7 ia5-ho5-hua1 kong2 e5 . 35 ) . in1-ui7 gua2 ui7-tioh8 ka1-ki7 e5 ian5-koo3 , koh4 ui7-tioh8 gua2 e5 loo5-pok8 tai7-pit8 e5 ian5-koo3 , beh4 po2-hoo7 tsit4 e5 siann5 , lai5 tsin2-kiu3 i1 .</text:p>
          </table:table-cell>
          <table:table-cell office:value-type="string" calcext:value-type="string">
            <text:p>hoo2 , tsit4 e5 uan5-gue7 khuann3 tioh8 tsit4 e5 tsho3-tsha5 gi7-a2 , “ henn5 , tsit4 e5 gin2-a2-hoo2 , senn1 tso3 hiah4-nih4 tsiann5 ho2 ah4 . ” a1 ti7 hia1 hit4 tsun7 , hit4 tsun7 uan5 gua7 tsiah4 ti7 hia1 kong2 : “ an2-ni1 tann1 li2 tann1 lai5 ah4 , kio3 tng5-kang1 tshua7 li2 jip8-khi3 , gua2 hiang3-si5 siau3-lian5 u7 he1 sann1-a2 , bo5 teh4 tshing7 e5 he1 tsiok4 tse7 , theh8 hoo7 uann7-uann7 leh4 . ” hoo2 , a1 uann7-uann7 leh4 tshut4 lai5 teh4 beh4 ka7 uan5-gue7 sueh4 to1-sia7 , kong2 : “ ho2-ka1-tsai3 ! bo5 hoo2 , gua2 sit8-tsai7 kuann5-kah4 tsan3 be7 tiau5-ah4 . ” he1 uan5-gue7 tsiah4 kong2 : “ gua2 tsiu7 jit8-thau5 tau3 ah4 , li2 e7-tau3 tsong5-a2 tua3 tsia1 tsiah8-png7 , hoo7 gua2 tshiann2 . ” hoo2 , tsho3-tsha5 gi7-a2 tsiann5 kheh4-khi3 , kong2 : “ m7 thang1 lah4 ! lan2 tann1-a2 tshoo1 hong5 kinn3-bin7 , bo5 in1 put4 kam2 siunn7 lok8 lah4 . ” kong2 : “ gua2 tsiu7 ia7 bo5 jin5-tsing5 ti7 tsia1 , thai2 ho2 an2-ni1 hoo7 li2 tshiann2 leh4 ? ” uan5-gue7 kong2 : “ bo5 iau3-kin2 ah4 ! gua2 ti7 tsit4 tue7-hng1 tak8 e5 ma7 tsai1-iann2 gua2 e5 tso3-lang5 ah4 , a1 ji5-tshiann2 li2 koh4 tshut4-gua7-lang5 , a1 tshing2 li2 tsit8 tng3-a2 thai2 u7 iau3-kin2 neh4 ? ” oo5 , ti7 hia1 tsho3-tsha5 gi7-a2 kong2 : “ ho2-loh4 ! li2 kah4 ho2-i3 , a1 gua2 tsiu7 tsin1-tsiann3 bin7 tsiu7 pinn3 hoo7 khah4 phue5-e5 , hoo7 li2 tshiann2 ah4 . ” hit4 e7-tau3 tsiu7 tsham1 he1 uan5-gue7 ti7 hia1 tsiah8 , a1 ti7 hia1 tshiann2 i1 ah4 . uan5-gue7 tsiah4 teh4 mng7 kong2 : “ a1 , a1 li2 tsit4 e5 sio2-ping5-iu2-a2 li2 si7 teh4 beh4 , li2 beh4 khi3 to2 ah4 ? ” kong2 : “ a1 to7 tsit8 e5 hit4 tsun7 an2-ni1 gua2 khuann3 guan2 hia1 e5 tshin1-tsok8 honnh4 , hia1 e5 tsik4-kong1 an2-ni1 tshiann2 lai5 tshiann2 khi3 gua2 pan7 tsit8 toh4 , a1 beh4 kio3 i1 lai5 tshiann2 koh4 ka7 gua2 kann5 phinn3-sionn3 , kong2 kah4 beh4 hoo7 gua2 tshiann2 , khah4 su1 ti7 tshu3 tsiah8 han1-tsi5-khoo1-a2 . tsue3-au7 tsit8 e5 khit4-tsiah8 , ooh4 , sing1-khu1 sit8-tsai7 si7 he1 kha1 long2 khi3-bi7 tsiok4 bai2 ah4 , gua2 ma7 bo5 hiam5 i1 ah4 , kio3 i1 tsham1 gua2 toh4 tsiah8 ah4 , ka7 gua2 po3 gua2 kong2 tioh8 khi3 tang1-hai2 , thiu1-tshiam1 hit4 e5 put8-tsoo2 kai3 hing1 ah4 , gua2 kin1-a2-jit8 lai5 bok8-tik4 lai5 , tsiu7-si7 beh4 lai5 tang1-hai2 thiu1-tshiam1 ah4 . hit4 e5 khit4-tsiah8 u7 teh4 ka7 gua2 kong2 na7 thiu1 tioh8 ho2 tshiam1 , tsiu7-si7 lan2 siau3-lian5-lang5 tioh8 ai3 huat4-hui1 tioh8 ai3 piann3 ah4 ; na7 thiu1 tioh8 bai2 tshiam1 tsiu7 tng2 khi3 kue3-jit8 to7 ho2 , lang5 e5 un7-mia7 tsiu7 senn1-sing5 bai2 , beh4 thai2 e7 tang3 siann2-mih8 lua7 tshut4-thuat4 ah4 ? hooh4 , an2-ni1 lah4 , teh4 ka7 he1 uan5-gue7 an2-ni1 kong2 lah4 . uan5-gue7 tsiah4 kong2 : “ li2 na7 an2-ni1 , gua2 it4-sing1 tso3-lang5 sian7-sim1 ho2-tik4 , phoo3 kio5 tso7 loo7 , na7 u7 hit4 ho7 be7 kue3-jit8 e5 long2 tsoo7-tsan7 lang5 kah4 kau3 , a1 ia7 bo5 senn1 puann3 e5 hau7-senn1 , tsit8 e5 tsa1-boo2 gin2-a2 tsap8-pueh4 he3 be7 kong2-ue7 lah4 . tsong2-si7 gua2 tse1 sua3 kia3 li2 , kia3 li2 khi3 ka7 gua2 mng7 khuann3 kong2 tsit4 e5 gua2 si7 to2 tsit8 jiah4 to7-tik4 tsue3 bai2 ? a2 si7 tsing5-si3 e5 in1-ko2 tsue3 iau2 bue7 kau3 ? thai2 e7 senn1-tso3 an2-ni1 lah4 ? tshi7 tsa1-boo2-kiann2 tshi7 tsap8-pueh4 he3 be7 kong2-ue7 lah4 . ” tsho3-tsha5 gi7-a2 tsiah4 kong2 : “ ho2 lah4 ! na7 an2-ni1 gua2 , gua2 tsiu7 beh4 lai5 sun7-loo7 ah4 , ia7 bo5 koh4 ke1 kang1 ah4 . gua2 tik8-piat8 tui3 , uan5-gue7 li2 kah4 tse1 ho2-i3 ah4 , tui3 li2 tai7-sing1 mng7 lah4 . ” an2-ni1 kong2 . hoo2 , uan5-gue7 tsiok4 kam2-sia7 i1 , beh4 tshut4-khi3 pun2-lai5 teh4 tsiah8 han1-tsi5-ping5 oo5 , tsiah8 hit4 ho7 sah8 e5 ta1 han1-tsi5 phue3 tsui2-ooh4 , uan5-gue7 theh8 tsit8-pah4 niu2 gin5 beh4 hoo7 tso3 soo2-hui3-ooh4 , ooh4 , tsho3-tsha5 gi7-a2 teh4 m7 kann2 ka7 theh8 ah4 , kong2 : “ bo5 in1 put4 kam2 siunn7 lok8 , li2 hiong5-hiong5 tann1 kinn3-bin7 nia5 , li2 tsiu7 theh8 tsiah4-nih4 tse7 tsinn5 teh4-beh4 hoo7 gua2 . ” i1 ka7 kong2 : “ tse1 thang1 hoo7 li2 loo7-tiong1-ng1 thang1 tsiah8-png7 leh4 , bo5 li2 beh4 iau1-niah4 ? gua2 ka7 li2 khuann3 li2 tua3 tse1 han1-tsi5-ping5 an2-ni1 beh4 an2-tsuann2 tsiah8 ? li2 tioh8 ka7 gua2 theh8-khi3-ah4 . ” hoo2 , hit4 tsun7 , tsho3-tsha5 gi7-a2 khuann3 tsit4 e5 uan5-gue7 tsiah4 sing5-i3 honnh4 , tsit4-ma2 bian2-kiong2 , na7 teh4 m7 ka7 siu1 , kong2 : “ gua2 beh4 pai3-thok4 li2 sun7-loo7 beh4 thong1 ka7 gua2 mng7 kong2 gua2 tse1 tsa1-boo2-kiann2 tsap8-pueh4 he3 be7 kong2-ue7 , khuann3 si7 guan5-in1 senn1-tso3 an2-tsuann2 . ia1 tse1 an2-ni1 , a1 li2 thai2 u7 , tse1 , gua2 thai2 u7 tsing1-tsha1 tse1 tsit8-pah4 niu2 gin5 ah4 ? gua2 khah4 tse7 to1 teh4 hoo7 lang5 e5 , bo5 kong2 li2 beh4 ka7 gua2 tsue3 khang1-khue3 , beh4 pai3-thok4 li2 , li2 an2-ni1 m7 ka7 gua2 siu1 beh4 thai2 e7 sai2 ? ” tsho3-tsha5 gi7-a2 bian2-kiong2 tsiah4 ka7 siu1-khi2-lai5 . tsit4-ma2 tshut4-khi3 bian2 tsiah8 han1-tsi5-ping5 , u7 soo2-hui3 thang1 khai1-ah4 , i1 an2-ni1 ka7 siunn7 . soo2-i2 kong2 he1 lang5 , tsue3 ho2-lang5 , a1 kau3 he1 si5-ki1 kah4 tsit8 e5 kau3 to7 u7 hit4 e5 tsam7-tsat4 , li2 bo5 sit8-tsai7 tsiu7 tsin1-tsiann3 hoo7 tsiah8 he1 han1-tsi5-ping5 to7 tsin1-tsiann3 kho2-lin5 tsiu7 hoo7 iau1 neh4 , tsiu7 iau1 kah4 too7 neh4 an2-ni1 tsiah4 tsiah8-e5 neh4 . hit4 tsit8-pah4 niu2 gin5 khuann3 tsit4-ma2 beh4 tsiah8 siann2 hue3 ma7 u7-a1 leh4 , tshut4-mng5 tsiu7 khuann3-uah8 ah4 .</text:p>
          </table:table-cell>
          <table:table-cell office:value-type="string" calcext:value-type="string">
            <text:p>pang3-ka3 e5 si5 , tsin1-sing1 tng2-khi3 . hit4-si5 ti7 tsing7-tsui2 pinn1 , u7 tsit8-e5 lang5 , hut4-jian5 tsiunn7-tang5 , kong2-si7 in1 tshu3-lai7 hit4-sian1 te3-kun1 teh4 hian2-sing3 , tui3 i1 teh4 hu7-sin1 . huan1-hu3 tioh8 ka7 i1 khi2-bio7 , kong2 te3-kun1 teh4-beh4 koh4 lim5-kau3 . tsiunn7-tang5 e5 lang5 mia5-kio3 iang1-a1 , lang5 sua3 kio3 i1 tang5-ki1 iang1-a1 . ko2-jian5 ti7 i1 e5 tshu3-tsing5 khi2 tsit8-king1 te3-kun1-bio7 , te3-kun1 hit4-sian1 put8 , ia7 koh4-tsai3 ting5 lik8-kim1 , ki5-u5 e5 gu5-ia5 , be2-ia5 , hoo2-ia5 , 18 lo5-han3 tsit4-si5 ia7 pinn3 tsin1-tse7 , long2-tsong2 koh4 khai1-gan2 , tshat4-kau3 kim1-niah4-siannh4 . tse1-si7 tsng1-nih4 be5-sin3 e5 lang5 , khuann3 i1 tsiunn7-tang5 , liah8-tsun2 u7-iann2 , tsiu7 sio1-tsenn1 tshiann2 in1 e5 put8-a2 lai5 tau3-lau7-jiat8 .</text:p>
          </table:table-cell>
          <table:table-cell office:value-type="string" calcext:value-type="string">
            <text:p>pang3-ke3 e5 si5 , tsin1-sing1 tng2-khi3 . hit4-si5 ti7 tsing7-tsui2 pinn1 , u7 tsit8-e5 lang5 , hut4-jian5 tshiunn7-tang5 , kong2-si7 in1 tshu3-lai7 hit4-sian1 te3-kun1 teh4 hian2-sing3 , tui3 i1 teh4 hu7-sin1 . huan1-hu3 tioh8 ka7 i1 khi2-bio7 , kong2 te3-kun1 teh4-beh4 koh4 lim5-kau3 : tsiunn7-tang5 e5 lang5 mia5-kio3 iang1-a1 , lang5 sua3 kio3 i1 tang5-ki1 iang1-a1 . ko2-jian5 ti7 i1 e5 tshu3-tsing5 khi2 tsit8-king1 te3-kun1-bio7 , te3-kun1 hit4-sian1 put8 , ia7 koh4-tsai3 ting5 lik8-kim1 ki5-u5 e5 gu5-ia5 , be2-ia5 , hoo2-ia5 , 18 lo5-han3 tsit4-si5 ia7 pinn3 tsin1-tse7 , long2-tsong2 koh4 khai1-gan2 , tshat4-kau3 kim1-niah4-siannh4 . tse1-si7 tsng1-nih4 be5-sin3 e5 lang5 , khuann3 i1 tsiunn7-tang5 , liah8-tsun2 u7-iann2 , tsiu7 sio1-tsenn1 tshiann2 in1 e5 put8-a2 lai5 tau3-lau7-jiat8 .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niau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niauh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iau5 皺</text:p>
          </table:table-cell>
          <table:table-cell office:value-type="string" calcext:value-type="string">
            <text:p>2 . ka3 : 到 to1 the1 point of . lau7-lang5 : 老-人 old person . e5 : 的 ( possessive marker ) . niauh4 : 皺 to1 wrinkle </text:p>
          </table:table-cell>
          <table:table-cell office:value-type="string" calcext:value-type="string">
            <text:p><text:s/>to1 furrow . a7 : 著 ... 著 ( particle indicationg repetition or1 continuation ) .</text:p>
          </table:table-cell>
          <table:table-cell office:value-type="string" calcext:value-type="string">
            <text:p>i1 . lau7-bu2 ka3 kiann2 , kiann2 ka3 lau7-bu2 . a1-gi7 tsiah8 pa2 am3 , tuh4-ka1-tse7 , phak4 ti7 the1-i2 khun3 . lau7-bu2 kiann5 ua2 khi3 , ka7 i1 kio3 , kong2 , “ kiann2 ah4 ! am3 lah4 , tioh8 khi3 bin5-tshng5 khun3 . ” a1-gi7 bak8-tsiu1 niauh4-kim1 khuann3 si7-tsing1 , kong2 , “ a1-bu2 ah4 ! tsiah4 kau2-tiam2 leh4 , iau2-be7 uann3 . ” lau7-bu2 in3 , kong2 , “ tsin1 am3 lah4 ! kue1 tsiau2 i2-king1 khi3 khun3 tsin1 ku2 lah4 . ” au7-lai5 a1-gi7 tsiu7 khi3 khun3 . bin5-a2-tsa2-khi2 , a1-gi7 thau3-tsa2 tsiu7 peh4-khi2-lai5 , khuann3-kinn3 lau7-bu2 iau2 teh4 khun3 , tsiu7 khi3 hian1 bang2-ta3-mng5 , kong2 , “ a1-bu2 ah4 ! uann3 lah4 tioh8 peh4-khi2-lai5 ! kue1 tsiau2 i2-king1 peh4-khi2-lai5 tsin1-ku2 lah4 ! ” sing3-king1 kong2 , “ soo2 tsing3 hap8 soo2 siu1 . ”</text:p>
          </table:table-cell>
          <table:table-cell office:value-type="string" calcext:value-type="string">
            <text:p>tshue1-ka3 lau7-lang5 e5 bin7 niauh4-a7-niauh4 ,</text:p>
          </table:table-cell>
          <table:table-cell office:value-type="string" calcext:value-type="string">
            <text:p>tshue1-ka3 liu5-long5 e5 bin7 niauh4-a2-niauh4 ,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nih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nio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nioo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niu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nng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nngh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y</text:p>
          </table:table-cell>
          <table:table-cell table:style-name="ce2" office:value-type="string" calcext:value-type="string">
            <text:p><text:span text:style-name="T2">i1-ni1 ng3-nngh8 態度不甘不脆</text:span></text:p>
          </table:table-cell>
          <table:table-cell office:value-type="string" calcext:value-type="string">
            <text:p>u7 tsit8-jit8 kuat4-ting7 bin5-a2-jit8 beh4 to3-khi3 , tsiu7 koh4 tsue3-hue2 khi3 ban2 pik4-hap8-hue1 , kau3 ti7 suann1-nih4 e5 tua7 tshiu7 kha1 , u7 tsit8-te3 tua7 tsioh8 tshing1-khi3 tshing1-khi3 , khun1-hong1 tsiu7 tsiong1 i1 ka1-ti7 e5 tshiu2-kin1-a2 thi2-khui1 tshu1 ti7 tsioh8-thau5 ting2 , khan1 hui7-bi2 e5 tshiu2 tshiann2 i1 tse7 . hui7-bi2 tsiu7 tse7 , i1 ka1-ti7 ia7 tse7 ti7 hui7-bi2 e5 sin1-pinn1 . hian2-tshut4 ban7-hun1 e5 tshin1-tshiat4 tshio3-iong5 e5 bin7 tui3 hui7-bi2 kong2 “ hui7-bi2 sio2-tsia2 , gua2 tui3 li2 tsin1 sit4-le2 , gua2 siunn7 beh4 tui3 li2 kong2 tsit8-ku3 ue7 , na7-si7 tsin1 tiu1-tu5 kong2 long2 be7 tshut4-lai5 , m7-tsai1 ... ... m7-tsai1 ... ... ? ” hui7-bi2 khuann3 i1 thun1-thun1 thoo3-thoo3 i1-ni1 ng3-nngh8 , tsiu7 ho2-i3 ka7 i1 kong2 “ beh4 thai2 u7 sim2-mih8 sit4-le2 , li2 lai5 , guan2 tsin1 siu7 an1-ui3 , tsin1 huann1-hi2 li2 e5 pang1-bang5 , guan2 ing1-kai1 ka7 li2 seh4-sia7 , na2-li2 u7 sit4-le2 e5 soo2-tsai7 . ” “ m7-si7 an2-ni1 lah4 , si7 gua2 tsit4-si5 beh4 ka7 li2 kong2 tsit8 ku3 ue7 , tui3 li2 khah4 sit4-le2 , gua2 si7 ng3-bang7 li2 m7-thang1 siu7-khi3 . ” “ be7-be7 , tshiann2 li2 kong2 , bo5-lun7 li2 kong2 sim2-mih8 gua2 to1 be7 siu7-khi3 , tshiann2 li2 an1-sim1 . ” tui3 an2-ni1 khun1-hong1 tsiu7 tsin1 an1-sim1 , khan1 hui7-bi2 e5 tshiu2 khi2-lai5 tsim1 , ia7 ka7 i1 kong2 “ hui7 muai7-muai7 gua2 sit8-tsai7 tsin1 thiann3 li2 , gua2 ng3-bang7 e7-tit4 ing2-uan2 thiann3-li2 ... ... . ” hui7-bi2 thiann1 tsit4 ku3 ue7 sim1 hut4-jian5 kam2-kak4 tsin1 kin2-tiong1 , tan7-si7 bo5 tsik4-si5 in3-i1 , tsiu7 ann3-io1 ing7 tsing2-thau5-a2 ue7 ti7 thoo5-kha1 e5 thoo5-sua1 ting2 , ue7 tsit8 bue2 hi5 , khun1-hong1 khuann3 hit4 e5 hi5 e5 too5 , sim1 tsin1 huann1-hi2 , i1 e5 i3-su3 si7 kong2 hui7-bi2 in2-i1 , piau2-si7 nng7-lang5 sann1 tik4-i3 si7 tshin1-tshiunn7 hi5 tit4-tioh8 tsui2 e5 huann1-hi2 . ki5-sit8 m7-si7 , na7-si7 khun1-hong1 bo5 bing5 hit4 e5 i3-su3 , tsiu7 koh4 tit8-tit8 kong2 tsin1 tse7 ho2-i3 e5 ue7 . ti3-kau3 hui7-bi2 put4-tik4-i2 tsiu7 koh4 ann3-io1 ing7 tsing2-thau5-a2 ue7 sip8-ji7-ke3 e5 ki3-ho7 . hit4-si5 i1 tsiah4 hut4-jian5 hiau2-ngoo7 , tsai1 hui7-bi2 ue7 “ hi5 , ” ue7 “ sip8-ji7-ke3 ” long2 si7 piau2-hian7 i1 si7 ki1-tok4-too5 . bo5 sui5-pian7 beh4 kap4 bi7-sin3-tsia2 kiat4-hun1 . na7-si7 khun1-hong1 e5 sim1 si7 tsin1-tshiat4 e5 kiu5-ai3 . koo1-put4-tsiong1 hui7-bi2 tsiu7 thing5-sin1 khi2-lai5 ing7 tsin1 giam5-siok4 tai7-hong1 e5 khuan2-sit4 , lau2-lau2 sit8-sit8 ka7 i1 kong2 .</text:p>
          </table:table-cell>
          <table:table-cell office:value-type="string" calcext:value-type="string">
            <text:p>u7 tsit8-jit8 kuat4-ting7 bin5-a2-jit8 beh4 to3-khi3 , tsiu7 koh4 tsue3-hue2 khi3 ban2 pik4-hap8-hue1 , kau3 ti7 suann1-nih4 e5 tua7 tshiu7 kha1 , u7 tsit8-te3 tua7 tsioh8 tshing1-khi3 tshing1-khi3 , khun1-hong1 tsiu7 tsiong1 i1 ka1-ti7 e5 tshiu2-kin1-a2 thi2-khui1 tshu1 ti7 tsioh8-thau5 ting2 , khan1 hui7-bi2 e5 tshiu2 tshiann2 i1 tse7 . hui7-bi2 tsiu7 tse7 , i1 ka1-ti7 ia7 tse7 ti7 hui7-bi2 e5 sin1-pinn1 . hian2-tshut4 ban7-hun1 e5 tshin1-tshiat4 tshio3-iong5 e5 bin7 tui3 hui7-bi2 kong2 “ hui7-bi2 sio2-tsia2 , gua2 tui3 li2 tsin1 sit4-le2 , gua2 siunn7 beh4 tui3 li2 kong2 tsit8-ku3 ue7 , na7-si7 tsin1 tiu1-tu5 kong2 long2 be7 tshut4-lai5 , m7-tsai1 m1-tsai1 … ? ” hui7-bi2 khuann3 i1 thun1-thun1 thoo3-thoo3 i1-ni1 ng3-nngh8 , tsiu7 ho2-i3 ka7 i1 kong2 “ beh4 thai2 u7 sim2-mih8 sit4-le2 , li2 lai5 , guan2 tsin1 siu7 an1-ui3 , tsin1 huann1-hi2 li2 e5 pang1-bang5 , guan2 ing1-kai1 ka7 li2 seh4-sia7 , na2-li2 u7 sit4-le2 e5 soo2-tsai7 . ” “ m7-si7 an2-ni1 lah4 , si7 gua2 tsit4-si5 beh4 ka7 li2 kong2 tsit8 ku3 ue7 , tui3 li2 khah4 sit4-le2 , gua2 si7 ng3-bang7 li2 m7-thang1 siu7-khi3 . ” “ be7-be7 , tshiann2 li2 kong2 , bo5-lun7 li2 kong2 sim2-mih8 gua2 to1 be7 siu7-khi3 , tshiann2 li2 an1-sim1 . ” tui3 an2-ni1 khun1-hong1 tsiu7 tsin1 an1-sim1 , khan1 hui7-bi2 e5 tshiu2 khi2-lai5 tsim1 , ia7 ka7 i1 kong2 “ hui7 muai7-muai7 gua2 sit8-tsai7 tsin1 thiann3 li2 , gua2 ng3-bang7 e7-tit4 ing2-uan2 thiann3-li2 …… . ” hui7-bi2 thiann1 tsit4 kau3 ue7 sim1 hut4-jian5 kam2-kak4 tsin1 kin2-tiong1 , tan3-si7 bo5 tsik4-si5 in3-i1 , tsiu7 ann3-io1 ing7 tsing2-thau5-a2 ue7 ti7 thoo5-kha1 e5 thoo5-sua1 ting2 , ue7 tsit8 bue2 hi5 , khun1-hong1 khuann3 hit4 e5 hi5 e5 too5 , sim1 tsin1 huann1-hi2 , i1 e5 i3-su3 si7 kong2 hui7-bi2 in2-i1 , piau2-si7 nng7-lang5 sann1 tik4-i3 si7 tshin1-tshiunn7 hi5 tit4-tioh8 tsui2 e5 huann1-hi2 . ki5-sit8 m7-si7 , na7-si7 khun1-hong1 bo5 bing5 hit4 e5 i3-su3 , tsiu7 koh4 tit8-tit8 kong2 tsin1 tse7 ho2-i3 e5 ue7 . ti3-kau3 hui7-bi2 put4-tik4-i2 tsiu7 koh4 ann3-io1 ing7 tsing2-thau5-a2 ue7 sip8-ji7-ke3 e5 ki3-ho7 . hit4-si5 i1 tsiah4 hut4-jian5 hiau2-ngoo7 , tsai1 hui7-bi2 ue7 “ hi5 , ” ue7 “ sip8-ji7-ke3 ” long2 si7 piau2-hian7 i1 si7 ki1-tok4-too5 . bo5 sui1-pian7 beh4 kap4 bi7-sin3-tsia2 kiat4-hun1 . na7-si7 khun1-hong1 e5 sim1 si7 tsin1-tshiat4 e5 kiu5-ai3 . koo1-put4-tsiong1 hui7-bi2 tsiu7 thing5-sin1 khi2-lai5 ing7 tsin1 giam5-siok4 tai7-hong1 e5 khuan2-sit4 , lau2-lau2 sit8-sit8 ka7 i1 kong2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oh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語氣詞 <text:s/>現在沒聽人用</text:p>
          </table:table-cell>
          <table:table-cell office:value-type="string" calcext:value-type="string">
            <text:p>( goo7 ) pat8-lang5 beh4 sang3 mih8-kiann7 hoo7 lan2 e5 si5 , thong1-siong5 ai3 kong2 : “ phainn2-se3 lah4 ! ” “ m7-thang1 lah4 ! ” “ li2 ka1-ti7 lau5-te2-iong7 noh4 ! ” “ gua2 tng1-tam3 be7 khi2 lah4 ! ” “ na2 beh4 hiah4-nih4 kau7-le2-soo3 leh4 ! ” “ tshoo1-siok8 mih8-a2 lah4 , mai3 khi3-hiam5 lah4 ! ” ( sang3 e5 lang5 iong7 ) “ tshui3 tsiah8 mih8-a2 lah4 , bian2 kheh4-khi3 lah4 ! ” ( sang3 e5 lang5 iong7 ) “ tham1-tsai5 hoo7 , ” “ an2-ne1 gua2 to7 bo5 se3-ji7 hoo7 ! ”</text:p>
          </table:table-cell>
          <table:table-cell office:value-type="string" calcext:value-type="string">
            <text:p>14 富-人 : gu5-gong7 e5 thang5-thua7 , ing3-kai1 tsiu3-tsoo2 thinn1-tue7 lai5 si2 tsiah4 tioh8 , u7 sim2-mih8 來-世 noh4 , sim2-phuann3 noh4 ?</text:p>
          </table:table-cell>
          <table:table-cell office:value-type="string" calcext:value-type="string">
            <text:p>14 雅-各 ： si7 noh8 , lan2 lai7-bin7 u7 khan1 bo5-suann3 tian7-sin3 li2 m7 tsai1-iann2 mah4 . kin1-a2-jit8 ia5-ho1-hua1 ui7-tioh8 gua2 beh4 khah4-kin2 tit4-tioh8 li2 e5 tsiok4-hok4 u7 tik8-piat8 siunn2-su3 gua2 khah4-khuai3 tit4-tioh8 . tann1 a1-pa1 ah4 tshiann2 li2 tsiah8 ia7 thang1 kuann2-kin2 ka7 gua2 tsiok4-hok4 .</text:p>
          </table:table-cell>
          <table:table-cell office:value-type="string" calcext:value-type="string">
            <text:p>14 雅-各 ： si7 noh8 , lan2 lai7-bin7 u7 khan1 bo5-suann3 tian7-sin3 li2 m7 tsai1-iann2 mah4 . kin1-a2-jit8 ia5-ho3-hua1 ui7-tioh8 gua2 beh4 khah4-kin2 tit4-tioh8 li2 e5 tsiok4-hok4 u7 tik8-piat4 siunn2-su3 gua2 khah4-khuai3 tit4-tioh8 . tann1 a1-pa1 ah4 tshiann2 li2 tsiah8 ia7 thang1 kuann2-kin2 ka7 gua2 tsiok4-hok4 .</text:p>
          </table:table-cell>
          <table:table-cell office:value-type="string" calcext:value-type="string">
            <text:p>15 雅-各 ： tong1-jian5 e5 noh8 .</text:p>
          </table:table-cell>
          <table:table-cell office:value-type="string" calcext:value-type="string">
            <text:p>21 雅-各 ： bo5 noh8 , he1 si7 be7 tang3 noh8 , a7-u7 hiah4-nih8 siok8 e5 .</text:p>
          </table:table-cell>
          <table:table-cell office:value-type="string" calcext:value-type="string">
            <text:p>21 雅-各 ： bo5 noh8 he1 si7 be7 tang3 noh8 , a7-u7 hiah4-nih8 siok8 e5 .</text:p>
          </table:table-cell>
          <table:table-cell office:value-type="string" calcext:value-type="string">
            <text:p>B : be7 noh4 ! li2 gau5 o1-lo2 . beh4 thai2-e7 phainn2-se3 , tsa1-boo2-kiann2 tshi7 tua7 han3 , ing1-kai1 tioh8 ke3 , u7 lang5 lai5 tso3 tsiah4 ho2 lah4 , na7 kong2 bo5 thiann1 to7-li2 ma7 bo5 iau2-kin2 , na7 tshua7 khi3 liau2 , tsu7-iu5 le2-pai3 tsiu7-ho2 , he1 ia7 u7 iau3-kin2 .</text:p>
          </table:table-cell>
          <table:table-cell office:value-type="string" calcext:value-type="string">
            <text:p>B : be7-noh4 , hoo7 li2 tsin1 tioh8-bua5 , tsiah4 koh4 lai5 tse7 , ia7 hit4-ping5 ban7-su7 tsiah4 pai3-thok4 .</text:p>
          </table:table-cell>
          <table:table-cell office:value-type="string" calcext:value-type="string">
            <text:p>B : he1 m7-bian2 noh4 ! tsa1-boo2-kiann2 gua2 sinn1 e5 , gua2 ka7 i1 tsu2-i3 , i1 tsuat8-tui3 m7-kann2 kap4 gua2 tui3-tsui2 , tso3 li2 bian2 khua3-i3 .</text:p>
          </table:table-cell>
          <table:table-cell/>
        </table:table-row>
        <table:table-row table:style-name="ro2">
          <table:table-cell office:value-type="string" calcext:value-type="string">
            <text:p>noo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nooh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nu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nua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nuah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<text:span text:style-name="T20">bo5 lang5 kio3 nuah4 ai3 khi3 kap4 lang5 iong5-hap8 , </text:span><text:span text:style-name="T38">無人叫nuah要跟人融合</text:span></text:p>
          </table:table-cell>
          <table:table-cell office:value-type="string" calcext:value-type="string">
            <text:p>gua2 koh4 ting5 kong2 1 kai2 : tsit4 king1 bi2-kok4 loo5-le7 e5 tshu3 si7 i1 tsip8-hing5 ke3-ue7 lai7-tue2 thau5 1 e5 beh4 ka7 siau1-biat8 e5 . i1 kio3lan2 ai3 ue7 ki3-tit4 , bo5 lang5 kio3 nuah4 ai3 khi3 kap4 lang5 iong5-hap8 , kan1-tann1 kio3 i1 hun1-khui1 ; Moses ma7 bo5 lang5 kio3 i1 kap4 loo5-le7 in1 e5 lang5 iong5-hap8 , kan1-tann1 kio3 i1 hun1-khui1 .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uai</text:p>
          </table:table-cell>
          <table:table-cell/>
          <table:table-cell office:value-type="string" calcext:value-type="string">
            <text:p>True</text:p>
          </table:table-cell>
          <table:table-cell/>
          <table:table-cell table:style-name="ce8" office:value-type="string" calcext:value-type="string">
            <text:p><text:span text:style-name="T2">siann5-mng5 long2 kuainn1-nuai1-teh4 . 城門攏關nuai</text:span></text:p>
          </table:table-cell>
          <table:table-cell office:value-type="string" calcext:value-type="string">
            <text:p>ji7-tshit4 ho7 . pak4-kiann1 tsin1 luan7 . kok4 su7 long2 tshut4-tsai7 " gi7-ho5-thuan5 hui2 " teh4 tsu2-i3 . siann5-mng5 long2 kuainn1-nuai1-teh4 . tu5 ing1-kok4 kap4 tik4-kok4 e5 kong1-sai3-kuan2 i2-gua7 long2 sio1-lio1-khi3 . hit4-si5 tsing3 gua7-kok4 lang5 long2-tsong2 khi3 kui1-ua2 ti7 ing1-kok4 e5 kong1-sai3-kuan2 , tsiu7 sua3 hoo7 15 , 0000 " gi7-ho5-thuan5 hui2 " ui5-khun3-teh4 .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nui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oh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om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ong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onn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onnh</text:p>
          </table:table-cell>
          <table:table-cell/>
          <table:table-cell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hit4-e5 lang5 giah8-thau5 ka7 a1-sing5-a1 khuann3 1-e7 , tsih8 tshin1-tshiunn7 phah4-kat4 e5 khuan2 , inn1-inn1 onnh4-onnh4 in3 kong2 : “ ah8 gua2 to1 leh4 leh4 be7 tshau3-sio7 , tong1-jian5 ma7 ma7 ai3 huah4 tshau3 tshau3 tshau3-sio7 ! ”</text:p>
          </table:table-cell>
          <table:table-cell office:value-type="string" calcext:value-type="string">
            <text:p>ing2-a1 thiann1 liau2 tsin1 huann1-hi2 , tsiu7 innh4-innh4 onnh4-onnh4 ka7 pinn1-a1 e5 lang5 kong2 :</text:p>
          </table:table-cell>
          <table:table-cell office:value-type="string" calcext:value-type="string">
            <text:p>ing2-a2 tsu7 se3-han3 to7 tshau3-hinn7-lang5 tin1-tang1 , kong2-ue7 koh4 innh4-onnh4 , lang5 long2 thiann1 bue7 tshing1-tsho2 , m7-ku2 i1 tsit4-e5 lang5 tua7-tsih8 hing3-thi5 , put4-si5 to7 kong2-ue7 kong2 kah4 tann5-7-tann5-8 , hoo7 lang5 thiann1 liau2 ia7 ho2-khi3 , ia7 ho2-tshio3 .</text:p>
          </table:table-cell>
          <table:table-cell office:value-type="string" calcext:value-type="string">
            <text:p>si7 “ hok4 ! ” . tui3 8 hue3 iau2 bue7 jip8 jit8-jin5 kong1-hak8-hau7 e5 si5 , guan2 lau7-bu2 ti7 tshu3-nih8 khai1-si2 ka3 gua2 thak8 LMJ . i1 si7 18 hue3 ke3 hoo7 tsit8-e5 tsoh4-sit4-lang5 . thiann1 kong2 hit4-si5-tsun7 guan2 lau7-pe7 iah8-si7 ti7 sin1-kang2 ki1-tok4 tiunn2-lo2 kau3-hue7 teh4 tshut4-jip8 . guan2 lau7-bu2 kap4 guan2 lau7-pe7 long2 ti7 tsu2-jit8-oh8 tso3 lau7-su1 . tui3 se3-han3 i1 tsiu7 ka3 guan2 2 hiann1-ti7 3 tsi2-muai7 thak8 kap4 sia2 LMJ . i1 e5 ka3-huat4 tsin1 bo5 kho1-hak8-tik4 , si7 tsin1 kan2-tan1 . i1 tui3 tai5-lam5 tsheh4-pang5 be2 tsit8-tiunn1 ( m7-si7 tsheh4 ) LMJ e5 ji7-bo2 . hit4 lai7-bin7 u7 long2-tsong2 e5 kho3-thing5 kap4 LMJ sia2 e5 koo3-su7 . B , Ch , Chh , G , H , J , K , Kh , L , m1 , N , ng1 , P , Ph , S , T , Th , Ts ; a1 , e1 , i1 , o1 , u1 , oo1 , m1 , ng1 , phinn7-im1 “ n ” kap4 ke1-a2 kua1 , “ tsap8-liap8 ke1-nng7 he7 bi2-tau2 , tsit8-liap8 kong3-phua3 iau2 tshun1 9 ... ting2 ” . tui3 thau5 kau3 bue2 kap4 i1 tso3-hue2 liam7 kui2-pai2 tsiu7 ka7 ki3-khi2-lai5 . bo5 bun7-te5 , e7-hiau2 liam7 tsheh4-kua1 . au7-lai5 , i1 thiau3 tsit8-ji7 , 2 ji7 , 3 ji7 , 4 ji7 , gua2 ma7 e7-hiau2 thak8 . tsong2-si7 i1 tsai1-iann2 tioh8 tui3 thau5 thak8 ( liam7 ) tsiah4 thak8 e7 tshut4-lai5 , an2-ne1 gua2 si7 teh4 liam7 tsheh4-kua1 , bo5 jin7-ji7 . soo2-i2 i1 tsiu7 ing7 tsit8-tiunn1 tsua2 u7 hiah4 tua7-tiunn1 , e7-tang3 kham3 tsing5-au7 e5 ji7 , tiong1-ng1 ka1 tsit8-khang1 kio3 gua2 thak8 tsua2-phang7 lai7 hit4-ji7 . tsiah8-lat8 ! gua2 be7-thang1 tui3 thau5 liam7 lai5 ioh4 ji7 , gua2 iah8 be7 jin7-ji7 , inn1-inn1 onnh8-onnh8 , na2-tsun2 e2-kau2 hoo7 phang1 ting3-tioh8 , thak8 ( ioh4 ) kah4 put4-tap8 put4-tshit4 . i1 tsik4-huat8 gua2 long2 bo5 jin7-ji7 , an2-ne1 be7 sai2-tit4 , ai3 hing5-huat8 . i1 e5 hing5-huat8 tsiu7-si7 liam3 ( ka2 ) bak8-tsiu1 phue5 . khi3 hoo7 i1 liam3 kui2-na7-pai2 tsiok4 m7 kam1-guan7 . gua2 tua7-han3 e5 si5 , sua3 tioh8 kua3 bak8-kiann3 . mui2-pai2 teh4 tshit4 bak8-kiann3 e5 si5 , m7 tam1 su1-iann5 , tioh8 ka7 i1 khong3-gi7 kong2 , to1 si7 se3-han3 e5 si5 , hoo7 lau7-bu2 liam3 bak8-tsiu1-phue5 liam3 kah4 sua3 tioh8 kua3 bak8-kiann3-lah4 . kong1 thiong3 ma2 senn1 sun1 .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oo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ooh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6">
          <table:table-cell office:value-type="string" calcext:value-type="string">
            <text:p>op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y</text:p>
          </table:table-cell>
          <table:table-cell table:style-name="ce4" office:value-type="string" calcext:value-type="string">
            <text:p>tshan5-kap4-a2 tshio3 kah4 ... op4-op4-op4 .青蛙笑得 op-op-op</text:p>
          </table:table-cell>
          <table:table-cell office:value-type="string" calcext:value-type="string">
            <text:p>a1-po5 tshue1-kue2 thap4-thap4-thap4 , a1-pa1 se2-sann1 sip4-sip4-sip4 , tshan5-kap4-a2 tshio3 kah4 ... op4-op4-op4 .</text:p>
          </table:table-cell>
          <table:table-cell office:value-type="string" calcext:value-type="string">
            <text:p>ap4 ip4 * up * ep oup * op4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pa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pah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pai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aih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<text:span text:style-name="T20">Piah4 的筆誤，kap4 </text:span><text:span text:style-name="T21">keh4-paih4</text:span><text:span text:style-name="T20"> e5 tua7-so2 kong2 ing5-ue7 , 與</text:span><text:span text:style-name="T21">隔壁</text:span><text:span text:style-name="T20">的大嫂講閒話</text:span></text:p>
          </table:table-cell>
          <table:table-cell office:value-type="string" calcext:value-type="string">
            <text:p>tann1 , ki5-sing7 e5 lau7-bo2 , sng3-si7 tsit8 e5 ui3 kian3-siau3 , u7 khi3 tsiat4 e5 ho2 lau7-bo2 . tui3 in1 tiong7-hu1 si2-au7 , ka1-pue7 e5 khin5-khoo2 , me5-jit8 phang2-tsit4 tso3 tsiam1-tsi2 . guan5-pun2 u7 khng3 tsit8 e5 tua7 ng3-bang7 ti7-teh4 , tsiu7-si7 tsuan1-tsuan1 ti7 ki5-sing7 e5 sin1-tsiunn7 ; ng3-bang7 ki5-sing7 tua3 pak4-kiann1 , ke3-boo5 su7-giap8 , e7-tit4 khin5-khiam7 lai5 sing5-ke1 ti3-hue2 . u7 tsit8-jit8 poo3 tsit4-liau2 e5 si5 , kap4 keh4-paih4 e5 tua7-so2 kong2 ing5-ue7 , i1 huann1-huann1 hi2-hi2 tsiong1 ki5-sing7 beh4 tshut4-mng5 hit4-si5 soo2 kong2 e5 ue7 , kong2 hoo7 tua7-so2 thiann1 . tua7-so2 thiann1-liau2 tsiu7 kong2 , “ li2 u7 tsit4 khuan2 e5 kiann2-ji5 , tsin1 thang1 kiong1-hi2 ; lun7-kau3 gua2 tsiu7 tsin1 kho2-lian5 . ” in1 nng7-e5 tsit8 lang5 tsit8 ku3 iau2 teh4 kong2 e5 si5 , hut4-jian5 khuann3-kinn3 ki5-sing7 tsau2 jip8-lai5 , be7 bian2-tit4 tua7-kiann1 giau5-gi5 . in1 lau7-bo2 tsiu7 kuann2-kin2 mng7 i1 , kong2 , “ li2 an3-tsuann2-iunn7 liam5-pinn1 to3-lai5 ? ” ki5-sing7 in3 , kong2 , “ m7-bian2 kong2 ! m7-bian2 kong2 ! si7 gua2 tsin1 phainn2-un7 ; sim1-lai7 siunn7 beh4 tso3 ho2 , to1 tso3 be7 tsiann5 , tsiu7-si7 an2-ni2 lah4 . ”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painn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pak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4">
          <table:table-cell office:value-type="string" calcext:value-type="string">
            <text:p>pam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n</text:p>
          </table:table-cell>
          <table:table-cell table:style-name="ce9" office:value-type="string" calcext:value-type="string">
            <text:p><text:span text:style-name="T39">文字處理錯誤  a1-pam7 chaigoan2 應該是 a1-pa1 m7 tsai1 guan2 </text:span><text:span text:style-name="T40">guan2 a1-pam7 </text:span><text:span text:style-name="T41">chaigoan2</text:span><text:span text:style-name="T42"> a1-bu2 senn1-tso3 inn5 iah4 pinn2 、</text:span></text:p>
          </table:table-cell>
          <table:table-cell office:value-type="string" calcext:value-type="string">
            <text:p>tsit4 e5 si5-tai7 kong2 tso3 tshin1-tsiann5 kiam2-tshai2 u7 khah4 ham3 , tshin1-tshiunn7 liu5-hing5-kua1-a2 kong2-e5 , “ tong1-kim1 ji7-tsap8 se3-ki2 sin1 tiau5-liu5 , lam5 lu2 si5-kiann5 tsu7-iu5 luan5-ai3 ” ; gua2 e5 pe7-bu2 ti7 si3-tsap8-goo7 ni5 tsing5 bo5 kang7-khuan2 si5-tai7 e5 sia7-hue7 hong1-khi3 kiat4-hun1 , tsuan5-jian5 kho3 lang5 kong2 tshin1-tsiann5 , ti7 tong7-pang5 tsin3-tsing5 , guan2 a1-pam7 chaigoan2 a1-bu2 senn1-tso3 inn5 iah4 pinn2 .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pan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pang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5">
          <table:table-cell office:value-type="string" calcext:value-type="string">
            <text:p>pann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y</text:p>
          </table:table-cell>
          <table:table-cell table:style-name="ce10" office:value-type="string" calcext:value-type="string">
            <text:p><text:span text:style-name="T43">pann1-pann1-kio3 </text:span><text:span text:style-name="T44">聲音  汽車喇叭聲  tsit8 e5 thi3-thau5 , tsit8 e5 pann1-hi7 可能有typo</text:span></text:p>
          </table:table-cell>
          <table:table-cell office:value-type="string" calcext:value-type="string">
            <text:p>VI . la1 CARLOTTA pann7 MARGARITA</text:p>
          </table:table-cell>
          <table:table-cell office:value-type="string" calcext:value-type="string">
            <text:p>keh4-piah4 e5 a1-peh4 ian7-na7 thuh4-seh4 , ian7-na7 liam7 : siann2-lang5 hi1-han2 tsiah4-e5 seh4 , thai3 e7 bo5-ai3 loh8 khi2khi3 suann1-ting2 , suann1-ting2 u7 lang5 tan2 beh4 tshu1-seh4 ? in1 tau1 e5 kha1-tah8-loo7 long2 si7 seh4 , loh8 tsit8 me5 e5 seh4 , tsik4 u7 tshit4 , peh4 tshun3 . han5-tai7e5 tsai7-te7-lang5 tui3 seh4 hian2-jian5 bo5 siann2-mih4 ho2-kam2 . Goa2m7 kann2u7 him1-siong2 seh4-king2 e5 piau2-tsing5 , kin2 tue3 tshui3 ka7 i1 in3 : “ to1 tioh8-m7 , tsiann5 hai7 ! ” ki5-sit8 , ti7 kui1 ni5 thau3 tang1 bo5 seh4 e5 Hawaii tu2 puann1-lai5 , khuann3 tioh8 seh4 , sit8-tsai7 tsin1 hing1-hun7 . kang1-ku7 long2 bo5 tsun2-pi7 , tsi2-ho2 sing1 iong7 tshing1 pian7-soo2 e5 tshing2-a2 ka7 tshia1-ting2 e5 seh4 thuh4 tiau7 , koh4 iong7 gu5-ling1-kuan3-a2 jip8 sio1-tsui2 ka7 i1 tshiang5 . ma7 bo5 tshiu2-tho3 , siang1-tshiu2 gan3 kah4 ... ... ka7 kui1 tai5 tshia1 e5 seh4 long2 tshu2-li2 tshing1-khi3 , tsiah4 sai2 tshut4-mng5 . sai2 ti7 loo7-nih4 , kan1-tann1 guan2 tsit4 tai5 tshia1 si7 tshing1-khi3 liu1-liu1-e5 , pat8-lang5 e5 tshia1-ting2 long2 iau2 u7 tsit8 ian5 kau7-kau7 e5 seh4 , tak8 tai5 tshia1 long2 tsai3 seh4 chhutlai5 leh4 tshit4-tho5 . kam2-kak4 tsin1 bo5 bin7-tsu2 , in1 khuann3 tioh8 guan2 tsit4 tai5 tshia1 kng1-thut4-thut4 , it4-ting7 sim1-lai7 tshio3 kong2 : tshai3-tsiau2-a2 ! te7-ji7 pian3 koh4 loh8-seh4 , ui7 tioh8 ai3 bin7-tsu2 , ti7 thau5-tsing5-thang1 ou2chit8 khang1 , hoo7 ka1-ti7 sio2-khua2 u7 khuann3 tioh8 loo7 to7 sai2-tshut4-khi3 . kiat4-ko2 si7-suann3 bo5 ho2 , thau5 tioh8 ai3 ann3 lai5 ann3 khi3 tsiah4 u7 khuann3 tioh8 loo7 , koh4 hoo7 lang5 pann1 kah4 tsin1 tsham2 . te7-sann1 pian3 koh4 loh8-seh4 , gua2 to7 tsin1 tsai7-te7-a1 , u7 khuann3 tioh8 loo7 , ma7 u7 tsai3 kua2 seh4 chhutlai5 tshit4-tho5 .</text:p>
          </table:table-cell>
          <table:table-cell office:value-type="string" calcext:value-type="string">
            <text:p>loo7-le5 beh4 kue3-kio5 , kui1 poo1 tsiah4 kiann5 nng7 , sann1 tshioh4 . tshenn1-ang5-ting1 kuan2 be7 tioh8 , khi3-tshia1 , ki1-tshia1 pann1-pann1-kio3 , kong1-tshia1 na2 kiann5 na2 hioh4 , hue1-ling5-ki1 ti7 thinn1-ting2 tshio3 . loo7-le5 beh4 kue3-kio5 , ai3 kiann5 lua7 ku2 hoo7 lin2 ioh4 .</text:p>
          </table:table-cell>
          <table:table-cell office:value-type="string" calcext:value-type="string">
            <text:p>tsit8 e5 thi3-thau5 , tsit8 e5 pann1-hi7</text:p>
          </table:table-cell>
          <table:table-cell office:value-type="string" calcext:value-type="string">
            <text:p>u7 ke3-thing5-tshia1 leh4 pann1-pann1-pann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p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n</text:p>
          </table:table-cell>
          <table:table-cell table:style-name="ce1" office:value-type="string" calcext:value-type="string">
            <text:p><text:span text:style-name="T2">pap4-poo7 應該是 pak-poo 北部</text:span></text:p>
          </table:table-cell>
          <table:table-cell office:value-type="string" calcext:value-type="string">
            <text:p>kam2-sia7 siong7 tsu2 e5 un1-tian2 , ti7 kin1-ni5 kau3-hue7 u7 ke1-thinn1 lang5-giah8 , koh4 tit4-tioh8 ting5-siu1 pai3-tng5 thiann1 , kap4 koh4 kai2-tiok4 siok4-sia3 , kap4 tit4-tioh8 tsu2-jit8-oh8 sin1 e5 kau3-sik4 , tsin1 hap8-ing1 . kau3-hue7 e5 jim7-tsit4-tsia2 kap4 tsing3 hiann1-ti7 tsi2-be7 tai7-ke1 tsin1 huann1-hi2 , tai7-ke1 siunn7 beh4 ing7 sim2-mih8 lai5 tsue3 lok8-sing5 e5 ki3-liam7 , thang1 kam2-sia7 siong7-te3 , tsiu7 gi7-tiann7 ai3 khui1 ian2-suat4-hue7 , tshiann2 kue1-bin5 it4-puann1 e5 hiann1-ti7 tsi2-be7 lai5 thiann1 kiu3-se3 e5 hok4-im1 . ti7 11 geh8 21 ho7 , kau3 12 geh8 14 ho7 , long2 kiong7 nng7 le2-pai3 kan1 lai5 ku2-hing5 tai7-ku2 thuan5-to7 , u7 tshiann2 tsiau3 ting2 geh8 e5 kau3-hue7-po3 soo2 u7-ting7 e5 sian1-sinn1 lai5 ian2-suat4 . koh4 u7 tshiann2 kue1-lang5 tshi7-un2 song1-guan5 sian1-sinn1 kap4 pun2-tng5 e5 sin3-tsia2 iap8 sim1-tong1 sian1-sinn1 lai5 ian2-suat4 . tshi7-un2 si7 jit8-pun2 ki1-tok4 kau3-hue7 jiat8-sim1 e5 sin3-tsia2 , i1 soo2 kang2-ian2 , iau3-kin2 si7 bian2-le7 lang5 , tik4-khak4 tioh8 pai3 siong7-te3 , tsiah4 u7 tit4-tioh8 tsin1 e5 hok4-khi3 , soo2 kang2-ian2 tsin1 jiat8-tshiat4 , tsin1 u7 kam2-tong7-lat8 . kho2-sioh4 i1 tsin1 bo5 ing5 , bo5 thang1 ing3 lan2 e5 iau3-kiu5 thang1 ke1 am3 , i1 ia7 tsin1 jiat8-sim1 teh4 gian2-kiu3 tai5-uan5 kau3-hue7-tsi3 , ti7 hit4 am3 , sua3 pun2-sin1 tui3 kai1 sian1-sinn1 gian2-kiu3 pap4-poo7 kai1 bok8-su1 tshoo1 lai5 e5 tsong7-hong2 , i1 tsin1 huann1-hi2 , kong2-i1 e5 tiunn7-lang5 se3-tshuan1 bok8-su1 iu5-guan5 u7 teh4 gian2-kiu3 , long2 si7 tui3 kan3-tsiap4 , i1 pun2-sin1 u7 tit8-tsiap4 thang1 thiann1-tioh8 . i1 khuann3 lan2 e5 pai3-tng5 tsin1 huann1-hi2 , sua3 kong2 tsit4 pai2 kue1-lang5 tshi7 kai2 tsit8 tiau5 loo7 khai1 Y8000C . 00 , si7 ui7-tioh8 tsit4 king1 pai3-tng5 . thang1 tsai1 lan2 e5 pai3-tng5 kai2-tiok4 e5 ke3-tat8 , tsit4 pai2 tsiah4 e5 sian1-sinn1 lai5 ian2-suat4 tsin1 u7 lat8 , hoo7 thiann1 e5 lang5 put4-tsi2 siu7 kam2 . tak8 am3 long2 buan2-uan5 , sui1-jian5 u7 si5 loh8 tua7-hoo7 , siang7 tsio2 ia7 u7 700 gua7 lang5 lai5 thiann1 ; tsit4 pai2 soo2 u7 lai5 thiann1 e5 lang5-giah8 u7 4000 gua7 lang5 , u7 kui2-na7 lang5 kong2 beh4 tsiap4-sua3 lai5 gian2-kiu3 , gua2 sin3 tsing2-tsi2 ia7 loh8 thoo5 , kau3-si5 tik4-khak4 u7 thang1 siu1-sing5 . gua2 sia2 kui2 ji7 ai3 ka7 tsiah4 e5 sian1-sinn1 seh4-sia7 , sua3 tshiann2 khuann3 po3 e5 hiann1-tsi2 sann1 thue3 ki5-to2 , hoo7 guan2 tui3 thinn1 loh8 ho2 e5 hoo7-tsui2 thang1 kuan3-ak4 tsiah4 e5 tsing2-tsi2 , thang1 kin2 huat4-ge5 , khui1 lui2 , tsiu7-si7 siunn2-su3 ling5-u2 , si7 sim1 soo2 guan7 .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pat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pau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4">
          <table:table-cell office:value-type="string" calcext:value-type="string">
            <text:p>pauh</text:p>
          </table:table-cell>
          <table:table-cell/>
          <table:table-cell office:value-type="string" calcext:value-type="string">
            <text:p>True</text:p>
          </table:table-cell>
          <table:table-cell/>
          <table:table-cell table:style-name="ce2" office:value-type="string" calcext:value-type="string">
            <text:p><text:span text:style-name="T3">tsu7-pauh4 tsu7-khi3 am3 pi1 m7 kann2 ai3 . </text:span><text:span text:style-name="T7">自暴自棄暗悲不敢愛 應該是tsu7-pok4-tsu7-khi3 i1 e5 bue7 </text:span><text:span text:style-name="T45">biau2-tit4</text:span><text:span text:style-name="T7"> tsiu7 lau3-pauh4 ” . hiau2-tit4  落跑</text:span></text:p>
          </table:table-cell>
          <table:table-cell office:value-type="string" calcext:value-type="string">
            <text:p>ah4 ! bo5 tsiu7 bue2 nng7-pau1-a2 , tng5-siu7-hun1 tua7-tua7-khui3 buh4-tshut4-lai5 lih4 , mua2-pak4 hun7-hue2 iong7 hun1 iong7 tsiu2 kai2 . lan2 sim1-nih8 e5 hun7-he2 , m7 si7 sio1-tsiu2 na2 u7 huat4 thang1 lai5 ke2 e5 , tsu7-pauh4 tsu7-khi3 am3 pi1 m7 kann2 ai3 . tshin1-tshiunn7 gua2 mua2-pak4 e5 thong3-khoo2 , beh4 tui3 siann2-lang5 lai5 piau2-si7 leh4 , lu2 siunn7 lu2 hun7 siann2-mih8 kio3-tso3 ai3 . na7 kong2-khi2 i1 tui3-thai7 gua2 tsit4 khuan2 , kann2 si7 kio3-tso3 ai3 leh4 , lu2 siunn7 lu2 lo2 tong1-tshoo1 thai3 tshi1 sim1 . tong1-tshoo1 si7 gua2 bo5 bak8-tsiu1 , tsiah4 e7 khi3 ai3 tioh8 li2 .</text:p>
          </table:table-cell>
          <table:table-cell office:value-type="string" calcext:value-type="string">
            <text:p>kho2-sioh4 guan2 tsue3 tioh8 tsit8 e5 tsiu2-tiunn5 sio2-koo1-niu5 , sui1 ai3 guan2 su1-su1-liam7-liam7 khuai3-lok8 sim1 tsu7-iu5 . guan2 tsong2-si7 siu7 lang5 sok4-pak8 bo5 thang1 tsiau3 tsu2-tiunn1 , u7 si5 ia7 tsu7 pauh4 tsu7 khi3 lim1 tsiu2 kai2 iu1-tshiu5 .</text:p>
          </table:table-cell>
          <table:table-cell office:value-type="string" calcext:value-type="string">
            <text:p>ki1-tok4-too5 khuann3-kinn3 i1 ka1-ki7 liah8 tsue3 tioh8 , tsiu7 sue3 siann1 ka7 hian5-bong7 kong2 , sing3-tsheh4 kong2 , “ guan7 lang5 iau2 u7 thang1 ng3-bang7 ” , kau3 tsit4-e5 lang5 long2 bo5 thang1 ng3-bang7 ; koh4 kong2 , “ kinn3 u7 bue7 hiau2-tit4-e5 , tsit8-e7 tshut4 loo7 , ti3-sik4 bo5 kau3-giah8 , na7 kap4 lang5 kong2 , i1 e5 bue7 biau2-tit4 tsiu7 lau3-pauh4 ” . guan2 tann1 tioh8 tsainn2-iunn7 khuan2-thai7 tseh4 lang5 ? tioh8 kap4 i1 koh4 kong2-ah4 , ia2-si7 tsue3 guan2 lai5 khi3 , hoo7 i1 ue7 hiau2-tit4 to3 siunn7 guan2 e5 ue7 , au7-lai5 thing3-hau7 i1 lai5 , tsiah4 un5-a2 khng3-i1 , khuann3 kiam2-tshai2 ue7 huan2-hue2 bue7 ?</text:p>
          </table:table-cell>
          <table:table-cell office:value-type="string" calcext:value-type="string">
            <text:p>lu2-sing3 sit4-luan5 , mui2-jit8 lau5 bak8-sai2 . lam5-sing3 sit4-luan5 , tsainn2-iunn7 li2 kam2 tsai1 ? tsi2-u7 ing7-tsiu2 , kai2-siau1 tioh8 sim1-nih8 . tsi2-u7 ing7 hun1 , tua7-khui3 buh4-tshut4-lai5 . mua2-pak4 hun7-he2 , ing7 hun1 ing7 tsiu2 kai2 . tsu7-pauh4 tsu7-khi3 , khuann3-phua3 m7 kann2 ai3 . lu2 siunn7 lu2 hun7 , siann2-mih8 ho7-tso3 ai3 . lu2 siunn7 lu2 lo2 , tong1-tshoo1 put4-ing1-kai1 .</text:p>
          </table:table-cell>
          <table:table-cell office:value-type="string" calcext:value-type="string">
            <text:p>siong7-te3 tshong3-tso7 lan2 e5 sin1-khu1 tsin1 ki5-biau7 , tshui3-ta1 tsu7-jian5 ai3 lim1 tsui2 , u7 tsui2 e5 si5 , tsin7-liong7 ue7 lim1 hit4 si5 sin1-khu1 soo2 su1-iau3 e5 hun7-liong7 . tsit8 si5 lim1 kau3 7 hap8 , tshiau1-ke3 hit4 si5 sin1-khu1 soo2 su1-iau3 e5 hun7-liong7 , ui7 ue7 kan1-khoo2 , sin1-the2 ke1 tang7-tann3 , tsing1-sin5 bo5 song2-khuai3 . sui1-jian5 lim1 ku2 tsiann5 sip8-kuan3 , m7-tsai1 kan1-khoo2 , ki5-sit8 si7 put4 tsu7-jian5 , soo2-i2 u7 tsit8 jit8 tui3 tsia1 lai5 e5 mau5-ping7 huat4-pauh4 e5 si5 , hit4 e5 li7-hai7 si7 bue7 thang1 siat4-siong2 e5 . ( tsham1 khuann3 ting2-bin7 e5 phue1 ) .</text:p>
          </table:table-cell>
          <table:table-cell office:value-type="string" calcext:value-type="string">
            <text:p>thing5 bo5 lua7 ku2 tsit4-tsan5 tai7-tsi3 huat4-pauh4 . king2-tshat4-su7 phai3-lang5 lai5 tsha5 . hit4-si5 lam5-kiann1 u7 tsit8-e5 tik8-bu7 tham3-tsing1 kiam1 u5-sim2 hing5-su7 , kio3-tso3 tshua3 thian1-phing5 , sim2 tai7-tsi3 kik4 bing5 , tshin1-sin1 lai5 tsha5 , khi3 sit8-te7 tiau7-tsa1 ting2-ting2 . tsai1 tsit4-tsan5 su7 kap4 khu1-tiunn2 tua7 u7 khuan1-he7 ; soo2-i2 tsin1 ka7 i1 tsu3-i3 . an2-ni1 ik4-sam1 tioh8 kiann1 , tsai1 su7 m7-ho2 lah4 , tshua7 gik8-tsu2 tsau2 , tsiong1 siu3-tshun1 ka7 i1 hiat4-ti7 tshu3-nih4 . tsau2-tui3 siong7-hai2 , an3-sng3 beh4 tsau2-khi3 gua7-kok4 . tsia1 tshiann2 an3-ha7 .</text:p>
          </table:table-cell>
          <table:table-cell office:value-type="string" calcext:value-type="string">
            <text:p>thing5 bo5 lua7 ku2 tsit4-tsan5 tai7-tsi3 huat4-pauh4 . king2-tshat4-su7 phai3-lang5 lai5 tsha5 . hit4-si5 lam5-kiann1 u7 tsit8-e5 tik8-bu7 tham3-tsing1 kiam1 u5-sim2 hing5-su7 , kio3-tso3 tshua3 thian1-phing5 , sim2 tai7-tsi3 kik8 bing5 , tshin1-sin1 lai5 tsha5 , khi3 sit8-te7 tiau7-tsa1 ting2-ting2 . tsai1 tsit4-tsan5 su7 kap4 khu1-tiunn2 tua7 u7 kuan1-he7 ; soo2-i2 tsin1 ka7 i1 tsu3-i3 . an2-ni1 ik4-sam1 tioh8 kiann1 , tsai1 su7 m7-ho2 lah4 , tshua7 gik8-tsu2 tsau2 , tsiong1 siu3-tshun1 hiat4-ti7 tshu3-nih4 . tsau2-tui3 siong7-hai2 , an3-sng3 beh4 tsau2-khi3 gua7-kok4 . tsia1 tshiann2 an3-ha7 .</text:p>
          </table:table-cell>
          <table:table-cell office:value-type="string" calcext:value-type="string">
            <text:p>tsu7-pauh4 tsu7-khi3 tian2 tsiu2-liong7 , sio1-tsiu2 lim1 kap4 tsin1 bian2-kiong2 , kam2-tsing5 na7 si7 beh4 siu7 tshong3-siong1 , kho2-pi2 tua7 tsun5 sit4-khi3 liau2 hong1-hiong3 , tong1-tshoo1 e5 li2 kong2 gun2 kai3 ko1-siong7 , ju5-kim1 e5 li2 ia1 pian3-sim1 bo5 si2-tiong1 .</text:p>
          </table:table-cell>
          <table:table-cell office:value-type="string" calcext:value-type="string">
            <text:p>ui7 li2 sim1 tshui3 am3 pi1-siong1 , bin7-siong7 sit4-khi3 liau2 tshio3-iong5 , mua2-pak4 e5 sim1-su7 mua2-pak4 e5 khoo2-thiong1 , siann2 lang5 si7 gua2 soo3-khoo2 e5 tui3-siong7 ? tsu7-pauh4 tsu7-khi3 tian2 tsiu2-liong7 , sio1-tsiu2 lim1 kap4 tsin1 bian2-kiong2 , kam2-tsing5 na7 si7 beh4 siu7 tshong3-siong1 , kho2-pi2 tua7 tsun5 sit4-khi3 liau2 hong1-hiong3 , tong1-tshoo1 e5 li2 kong2 gun2 kai3 ko1-siong7 , ju5-kim1 e5 li2 ia1 pian3-sim1 bo5 si2-tiong1 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e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peh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penn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pha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phah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phai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phainn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phak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phan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phang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phann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phap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應該是 phah4-piann3</text:p>
          </table:table-cell>
          <table:table-cell office:value-type="string" calcext:value-type="string">
            <text:p>sin3-kho3 kiu3-tsu2 tioh8 phap4-piann3 .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phat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phau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phauh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phe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pheh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phenn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4">
          <table:table-cell office:value-type="string" calcext:value-type="string">
            <text:p>phennh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y</text:p>
          </table:table-cell>
          <table:table-cell table:style-name="ce2" office:value-type="string" calcext:value-type="string">
            <text:p><text:span text:style-name="T2">tshuan2-phih8-phennh8 喘phih-phennh</text:span></text:p>
          </table:table-cell>
          <table:table-cell office:value-type="string" calcext:value-type="string">
            <text:p>guan5-gue7 kong2 tse1 sian1-sinn1 u7-iann2 u7 gau5 , to7 si7 u7 ng5-kim1 ti7 hit4 te2 , sua3-loh8-khi3 guan5-gue7 kong2 beh4 koh4 khi2 tua7-tshu3 , gua2 koh4 beh4 lai5 khi2 tsit8 te7 ia7 , ka7 khuann3 soo2-tsai7 khi3 khi2 , an2-ni1 , honnh4 , honnh4 , ah4 ! suah4 sit8-tsai7 jiok4 jit8 ka7 tsiann5 hong7-thai7 lih4 ooh4 , i2-king1 tsiah8 kah4 ka1-ki7 liong5-sim1 uan5-na2 mua2-i3 kong2 , an2-ni1 gua2 ling5-kho2 ho2 thang1 lang3-kang2 ah4 leh4 , gua2 na7 koh4 tua3-loh8-khi3 honnh4 , e7 lau3-khui3 , e7 lau3-khui3 , to7 beh4 tsau2 ah4 , siunn7 beh4 tsau2 ah4 , u7 tsit8 kang1 e5 si5-tsun7 nia7-nia7 , to7 si7 kong2 guan5-gue7 beh4 khuann3 tsoo2-sian1 e5 hong1-sui2 , kong2 ho2 tshut4 lai5 ia2-gua7 , tshut4 lai5 teh4 khuann3 an2-ni1 , tsit8-si3-ke3 tit8-tit8 khi3 lih4 , ah4 ! guan5-gue7 ia7 khia5-be2 , ah4 ! hiah4-e5 guan5-kang1 u7-e5 khia5-be2 , u7-e5 khia5 li5-a2 , ah4 ! i1 tso3 thau5-tsing5 tit8-tit8 kiann5 , ah4 ! be2 ju2 khia5 ju2 kin2 , tak8-ke1 kong2 : “ sian1-sinn1 ah4 , li2 m7 sio2-tan2 leh4 , khia5 hiah4 kin2 beh4 nai2 . ” ooh4 ! ah4 ! tit8-tit8 jiok4 lih4 , ah4 ! i1 siunn7 beh4 lang3-kang2 , it4-tit8 khia5 , tit8-tit8 kin2 , kau3 bue2-a2 e5 si5-tsun7 , hit4 e5 soo2-tsai7 tsuan5 na5-tau5 , thai5 kah4 phih8-phueh8-tshuan2 , kuann2-kin2 liu3 loh8 be2 , tit8-tit8 nng3 , tit8-tit8 jip8-khi3 , beh4 bih4 hoo7 lang5 tshue7 to7 tioh8 , ah4 ! hit4 guan5-gue7 guan5-kang1 tit8-tit8 jiok4 , tit8-tit8 tshue7 , tshue7 kau3 bue2-a2 kong2 : “ ai5 , kau3 tsia1 , lang5 nah4 bo5-khi3 . ” hennh4 , ah4 ! be2 ti7 tsia1 , ai5 , tsia1 koh4 u7 hit4-lo7 , suann1-poo1 u7 hit4-lo7 thoo5-sua1-hun2 he1 kan1-tann1 ui3 hia1 jip8-khi3 leh4 , he1 tshong3 siann2 , nah4 e7 an2-ni1 ? ah4 ! tak8-e5 to7 ka7 tue3-jip8-khi3 , jip8 khi3 lai7-te2 , he1 tu2-ho2-a2 khah4 khuah4 ui7 e5 soo2-tsai7 , to3 hia1 teh4 si3 kha1 tng5 tit8-tit8 , to3 hia1 teh4 tshuan2-phih8-phennh8 , hiah4-e5 guan5-gue7 guan5-kang1 to7 kong2 : “ sian1-sinn1 ah4 , tann1 si7 ti7 toh4-ui7 lah4 . ” “ tsia1 lah4 , tsia1 lah4 , kheh8 lai5 ting3 lah4 . ” koh4 tsit8-e7 tshak8-loh8-khi3 , honnh4 , tsin1-sit8 koh4 tshut4 kim1 , honnh4 , o1-lo2 tsiann5 ho2 , tse1 nah4 bat4 , m7 bat4 , tse1 iau1 thai3 hai7 e5 leh4 , tse1 hong1 sui2 kong2 tian1-to3 siunn2-tioh8 .</text:p>
          </table:table-cell>
          <table:table-cell office:value-type="string" calcext:value-type="string">
            <text:p>le2-pai3-jit8 , tiunn1 tua7-tse2 kap4 ping5-iu2 sio1-tsio1 khi3 peh4-suann1 . suann1-loo7 tsiah4 kiann5 bo5 gua7 ku2 nia7-nia7 , tiunn1 tua7-tse2 to7 tshuan2 phinn1-phennh8 , it4-tit8 huah4 kha1-kut4 tsiann5 sng1 .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phi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hia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y</text:p>
          </table:table-cell>
          <table:table-cell table:style-name="ce11" office:value-type="string" calcext:value-type="string">
            <text:p><text:span text:style-name="T46">phia3-bian2 phiah4-bian2,,</text:span><text:span text:style-name="T47"> ku1-phia1?? 龜鱉？</text:span></text:p>
          </table:table-cell>
          <table:table-cell office:value-type="string" calcext:value-type="string">
            <text:p>hoo2 , a1 tann1 khi3 hia5 , hit4 e5 tsu2-tshi5 , a1 kap4 hia1 e5 sio2-hue5-siunn7 , mng7 kong2 : “ si1-tsu2 , khuann3 ah4 li2 lai5 si7 beh4 tshong3-siann2 ? ” tsho3-tsha5 gi7-a2 kong2 : “ gua2 tsiu7 beh4 lai5 thiu1-tshiam1 ah4 . gua2 kau3 tsia1 san3 kau2 te7 ah4 , tsiah4 beh4 thiu1 khuann3 gua2 ti7 tang1-si5 tsiah4 e7 tang3 tshut4-thuat4 ah4 . ” hia1 e5 tsu2-tshi5 tsiah4 teh4 , hue5-siunn7 he1 tsu2-tshi5 tsiah4 teh4 ka7 kong2 : “ ia1 li2 si7 beh4 thiu1 kui2 hang7 ? ” “ hoo2 , gua2 tse1 tsiok4 hok8-tsap8 ooh4 ! ia7 u7 lang5 kia3 e5 , ia1 ia7 u7 gua2 pun2-sin1 e5 . ” hm3 , a1 tsu2-tshi5 tsiah4 teh4 kong2 : “ ia1 tse1 an2-ni1-ooh4 , gun2 tse1 bio7-nih8 u7 kui1-tsik4-ooh4 , na7 si7 lang5 kia3 e5 li2 thiu1 lang5 kia3 e5 ooh4 , ia1 na7 li2 pun2-sin1 thiu1 li2 pun2-sin1 nia5 , be7 sai2 hok8-tsap8 tit4 . na7 beh4 li2 na7 beh4 mng7 li2 pun2-sin1 beh4 thiu1-tshiam1 , thiu1 li2 pun2-sin1 e7 sai2 nia5-ooh4 ; ia1 na7 si7 li2 , li2 lang5 kia3 e5 li2 beh4 thiu1 lang5 kia3 e5 li2 pun2-sin1 bo5 hau7 , be7 sai2 thiu1 tit4 . ” hoo2 , tsho3-tsha5 gi7-a2 ti7 hia1 siunn7 tsiann5 ku2 , siunn7 kong2 : “ ia1 na7 an2-ni1 e5 ue7 , tshiunn7 he1 uan5-gue7 he1 jin5-tsing5 hiah4 tua7 , koh4 tsit8-pah4 niu2 gun5 hoo7 lan2 tsue3 soo2-hui3 ah4 . hoo2 , a1 tshiunn7 kong2 lai5-kau3 hit4 e5 thoo2-ti7-kong1-bio7-a2 , thoo2-ti7-kong1-peh4-a2 kong2 i1 ho7-tso3 sann1 ni5 tsing5 , hoo2 , hiunn1-ian1 put4-tuan7 , sing1-le2 kui1-pah4 hu3 teh4 kiong1-king3 i1 ah4 , sann1 ni5 au7 tng2 sin5 pue1 bang2-a2 , lian5 tsit8 ki1 hiunn1 tshah4 loh8 loo5 ia7 bo5 ah4 . ia1 i1 tsue3 sin5 ia7 bo5 hai7-lang5 ah4 , po2-pi3 lang5 u7 ia1 ia7 bo5 hai7-lang5 , an2-ni1 thai2 e7 an2-ni1 kong2 kah4 gua2 tioh8 lai5 ka7 he7 ah4 . ” hit4 tsun7 siunn7-siunn7 kong2 : “ ho2 ! kau3 tsia1 lai5 gua2 hoo7 san3 khuann3 khuann3 ti7 tang1-si5 tsiah4 e7 kau3-giah8 , mng7 pat8-lang5 khah4 iau3-kin2 lah4 , pun2-sin1 hoo7 khi3 san3 lah4 , he1 jin5-tsing5 bo5 po3 lang5 be7-sai2 ah4 . ” tsiah4 ti7 hia1 hit4 tsun7 , ku1-sian1 ia7 pai3 , kui7 ti7 hia1 tsiah4 kong2 : “ put8-tsoo2-ma2 tsong2-si7 ia1 an2-ni1 lah4 , tsit4 e5 boo2 soo2-tsai7 hit4 e5 li2 uan5-gue7 honnh4 , phoo7 kio5 tso7 loo7 , sian7-sim1 ho2-tik4 lah4 , a1 tshi7 tsit8 e5 tsa1-boo2-kiann2 be7 kong2-ue7 , tsap8-pueh4 he3 ah4 , be7 kong2-ue7 . a1 tsit4 e5 i1 u7 teh4 kong2 kah4 gua2 lai5 li2 ka7 tsi2-si7 i1 e5 bing5 loo7 , khuann3 si7 an2-tsuann2 , i1 tsiu7 it4-sing1 tso3 lang5 tso3 kau3 an2-ni1 lah4 , an2-ni1 thai2 tsit8 e5 tsa1-boo2-kiann2 be7 kong2-ue7 an2-ni1 . ” hit4 tsun7 tsiong5-a2 ka7 kong2-kong2 leh4 , hit4 tsun7 tshiam1-tang5 tsiu7 ka7 io5 lah4 , tshik8-a1-tshik8 , tsit8 ki1 khah4 phu5 thau5-e5 , tsho3-tsha5 gi7-a2 tsiu7 tui3 hit4 ki1 thoo2 thau5-e5 tsiu7 ka7 thiu1-khi2-lai5 ah4 , thiu1-khi2-lai5 tsiah4 hoo7 hit4 e5 tsu2-tshi5 ka7 piak4 lah4 , tsu2-tshi5 ka7 piak4 kong2 , ka7 … tsho3-tsha5 gi7-a2 ka7 kong2 : “ li2 ka7 gua2 piak4 tsit4 ki1 tshiam1-si1 khuann3 tse1 si7 ho2 tshiam1 a2 bai2 tshiam1 lah4 . tse1 si7 uan5-gue7 tsit4 e5 tsa1-boo2-kiann2 tsap8-pueh4 he3 be7 kong2-ue7 an2-ni1 lah4 . ” hit4 e5 tsu2-tshi5 siu1 khi2 lai5 ka7 piak4-piak4 leh4 kong2 : “ ooh4 , li2 tsit4 e5 tsa1-boo2 gin2-a2 m7 si7 be7 kong2-ue7 neh4 , tse1 tsiong7-guan5 hu1-jin5-mia7 leh4 neh4 , tse1 kau3-si5 tshiu2 pho7 tau2 , kha1 that4 kau2 , kinn3 tioh8 tiong7-hu1 tsiu7 khui1-khau2 neh4 . ” “ hoo2 , ia1 an2-ni1-ooh4 , an2-ni1 i1 e5 un7-mia7 m7 to7 tsin1-tsiann3 ho2 lah4 ! ” hit4 e5 tsu2-tshi5 kong2 : “ hioh4 nooh4 ! a1 tse1 tsa1-boo2 gin2-a2 lua7 kui3-khi3 leh4 , tsit4-ma2 be7 khui1-khau2 tioh8 hit4 e5 si5-tsun7 si5-kan1 kau3 to7 kinn3 tioh8 ang1 , ia1 tshiu2 pho7 tau2 , kha1 that4 kau2 , kinn3 tioh8 tiong7-hu1 tsiu7 khui1-khau2 ah4 , tsiu7 sui5 e7 kong2-ue7 ah4 . ” hooh4 , tsho3-tsha5 gi7-a2 siunn7 kong2 tsiok4 gi5-bun7 ah4 neh4 , thai2 u7 tsit8 e5 lang5 e7 senn1-tso3 an2-ni1 . kong2 : “ ia1 an2-ni1 ho2 ! a1 siunn7 kong2 lai5 kau3 hit4 e5 boo2 soo2-tsai7 hit4 e5 thoo2-ti7-kong1-bio7 , hit4 mi5 lai5 tua3 ti7 hia1 , a1 hit4 e5 thoo2-te7-kong1 ka7 gua2 tsi2-si7 kong2 , sann1 ni5 tsing5 hiunn1-ian1 put4-tuan7 ah4 , sing1-le2 kui1-pah4 hu3 ah4 , teh4 ka7 kiong1-king3 e5 ah4 kau3 tsit4 e5 sann1 ni5 au7 tng2 sin5 pue1 bang2-a2 , long2 bo5 lang5 khi3 sann1 ki1 hiunn1 ka7 tshah4 loh8 loo5 lah4 , tse1 , i1 tsue3 sin5 to1 long2 po2-pi3 lang5 , an2-tsuann2 thai2 e7 senn1-tso3 an2-ni1 lah4 ? ” tshiam1 tsit8-e7 ka7 thiu1-khi2-lai5 ah4 , kio3 hit4 e5 tsu2-tshi5 ka7 piak4 , kong2 : “ he1 m7 si7 i1 tsue3-sin5 bo5 po2-pi3 lah4 , in1-ui7 i1 he1 bio7-pinn1 u7 sann1 tiann2 ng5-kim1 kap4 sann1 tiann2 peh8-gun5 bo5 lang5 tit4 khi3 , pian3 iau1 khi3 kiann1 tioh8 lang5 , tak8 e5 ma7 m7 kann2 khi3 hia5 ling3 , kui1 phian3 long2 khng3 hia1 huat4 tshau2-a2 , kong2 hia1 u7 iau1-kuai3 lah4 , guan5-in1 tsiu7-si7 an2-ni1 ah4 . he1 mih8-kiann7 bo5 lang5 teh4 pinn3-kuai3 ti7 hia1 kiann1 tioh8 lang5 , lang5 kong2 hia1 u7 iau1-kuai3 , siann2 lang5 kann2 khi3-ah4 ? siann2 lang5 kann2 khi3 he1 bio7-a2 sio1-hiunn1 ah4 ? ” ooh4 , tsho3-tsha5 gi7-a2 kong2 : “ tsiu7-si7 an2-ni1-ooh4 ! a1 tann1 lai5 , a1 tshiunn7 tsit4 e5 kang1-tiong1 tsit4 e5 tsit4 tsiah4 ku1-phia1 ah4 , kong2 i1 siu1-hing5 u7 sann1 tshing1 ni5 ah4 , be7 kui1 tsing3-ko2 ah4 , a1 tsit4 e5 tau3-te2 tang1-si7 siann2-mih8 guan5-in1 ? ” koh4 ka7 put8-tsoo2-ma2 hia1 ka7 kui7-loh8-khi3 ka7 kong2 : “ a1 li2 tioh8 tshut4 , tsi2-tiam2 tsit8 e5 bing5 loo7 gua2 thang1 ka7 kau1-tai3 . ” hooh4 , a1 to7 hit4 e5 tshiam1-tang5 tsiu7 ka7 io5 , a1 to7 io5 tioh8 hit4 ki1 thoo2 thau5 e5 koh4 ka7 liam1-khi2-lai5 , kio3 hit4 e5 tsu2-tshi5 koh4 ka7 piak4 ah4 , hit4 e5 tsu2-tshi5 kong2 : “ i1 m7 si7 be7 kui1 tsing3-ko2-ooh4 ! i1 to7-hang5 u7-kau3 , a1 koh4 tso3 lang5 bo5 hai7-lang5 , ing1-kai1 e7 kui1 tsing3-ko2 tsiah4 tioh8 , si7 in1-ui7 ham5 tsu1 put4 thoo2 , in1-ui7 he1 khau2-tiong1 i1 u7 tsit8 liap8 tsu1-a2 , ia1 u7 tai3 sia5-khi3 , hit4 liap8 tsu1 na7 bo5 thoo3-tshut4-lai5 , khah4 ku2 i1 to1 be7 kui1 tsing3-ko2 ah4 . ” ooh4 , tsho3-tsha5 gi7-a2 kong2 : “ a1 an2-ni1 gua2 m7 to7 be7 thiu1 tit4 ah4 ? ” kong2 : “ be7 sai2 , bo5-hau7 . ” ho2-a2 , tsho3-tsha5 gi7-a2 kong2 : “ ho2 ah4 ! gua2 hoo7 san3 bo5 iau3-kin2 ! ”</text:p>
          </table:table-cell>
          <table:table-cell office:value-type="string" calcext:value-type="string">
            <text:p>ti7 1972 ni5 , u7 tsit4 e5 uat8-lam5 e5 tsa1-boo2-gin2-a1 ti7 khi3-iu5-tuann5 na2 teh4 sio1 e5 si5 , thian2-khui1 siang1-tshiu2 ng3 hip4-siong3-ki1 tsau2 lai5 . tsit4 tiunn1 siong3-phinn3 tit4-tioh4 poo1-lip4-tsu2-tsiong2 . tsit4-e5 kiann1-lang5 e5 ue7-bin7 khik4 tiau5 ti7 hit4-e5 bi2-kun1 siong7-ui7 , Plummer , e5 nau2-hai2 nih4 20 ni5 ku2 , tsiann5-tsue7 ok4-bang7 , si5-khik4 khun3-jiau2 i1 . ui7 tioh8 beh4 phia3-bian2 tsit4 khuan2 e5 ok4-bang7 , i1 tim5-lun5 ti7 tsiu2-pue1 nih4 . nng7-pai2 e5 hun1-in1 long2 sit4-pai7 . au7 lai5 i1 gu7-tioh8 tsit4-ui7 ki1-tok4-too5 , juann1 , tshua7 i1 khi3 kau3-tng5 , tsham1-ka1 thue3-siu1-hue7 . ti7 1990 ni5 , i1 e5 sinn3-mia7 u7 tua7 tsuan2-pian3 , khi3 thak8 sin5 hak8-inn7 , tsiann5 tsue3 ui7-li2-kong1-hue7 e5 bok8-su1 . ti7 1996 ni5 , i1 te7-it4-pai2 thiann1-kinn3 hit4-e5 tsa1-boo2-gin2-a1 iau2 uah8-teh4 . tsit4-e5 tsa1-boo2-gin2-a1 siu7-siong1 e5 si5 , hit4-ui7 tit4-tioh8 poo1-lip4-tsu2-tsiong2 e5 liap4-iann2-su1 , Nick , tsiong1 i1 pho7 kau3 pinn7-inn7 , ti7 hia1 tsa1-boo2-gin2-a1 , tua3 tsit4-ni5 nng7-ko3-gueh8 . au7 lai5 tsa1-boo2-gin2-a1 , kim1-hok4 , siu7 sang3 kau3 Cuba thak8-tsheh4 , kiat4-hun1 , kau3 Moscow bit4-guat8-lu2-hing5 , tiong1-too5 thau1-tsau2 kau3 bi2-kok4 , tit4-tioh8 tsing3-ti7 e5 phiah4-hoo7 , tsue3-au7 ting7-ku1 ti7 Canada e5 Toronto . ti7 1996 ni5 e5 tsap8-it4 gueh8 , kim1-hok4 siu7 iau1-tshiann2 tsham1-ka1 ti7 Washington ku2-hing5 e5 uat8-lam5 tsian3-tsing1-thue3-ngoo2-kun1-jin5 ki3-liam7 tai7-hue7 . ti7 hue7-tiong1 , kim1-hok4 kong2 : " gua2 na7 ue7-tang3 kinn3-tioh8 hit4-ui7 ka7 gua2 tsa3 tioh8 siong1 e5 hui1-hing5-uan5 , gua2 beh4 ka7 kong2 : " lan2 bue7-tang3 kai2-pian3 lik8-su2 pi1-tsham2 , tan7-si7 , lan2 ue7-tang3 tso3 kua2 ho2 tai7-tsi3 lai5 tshiok4-tsin3 ho5-ping5 . " Plummer ti7 hue7 au7 kinn3-tioh8 kim1-hok4 , kong2 : " gua2 sit4-tsai7 khui1-khiam3 , tsin1 sit4-le2 , gua2 m7-si7 tiau1-kang1 beh4 siong1-hai7 li2 e5 . " kim1-hok4 kong2 : " gua2 guan5-liong7 ! gua2 guan5-liong7 ! " ti7 hit4-e5 si5-tsun7 , Plummer 24 ni5 e5 tang7-tann3 tsiah4 tit4-tioh8 thau2-pang3 .</text:p>
          </table:table-cell>
          <table:table-cell office:value-type="string" calcext:value-type="string">
            <text:p>to3-tng2-khi3 hit4 tsiah4 ku1 lai5 ti7 hia1 tan2 i1 , kong2 : “ li2 ka7 gua2 thiu1 liau2 an2-tsuann2 ? ” lang5 kong2 : “ hok4 kau3 sim1 tsu7 ling5 ” ah4 , tsho3-tsha5 gi7-a2 to7 u7 hit4 e5 thau5-khak4 kong2 : “ gua2 tsit4-ma2 ka7 li2 kong2 , hoo7 li2 phu5 khi3 kui1 tsing3-ko2 , gua2 m7 to7 tua3 tsia1 tso3 hue5-siunn7 , bo5 loo7 thang1 to3 khi3 ah4 , kio3 ia7 bo5 tsun5 , tsun5-tsiah4 ah4 . ” hoo2 , hoo3 , kong2 hok4 kau3 sim1 tsu7 ling5 , i1 to7 e7 siunn7 tioh8 kong2 an2-ni1 lah4 , an2-ni1 ho7-tso3 “ hok4 kau3 sim1 tsu7 ling5 ” , tsu7-jian5 i1 to7 e7 ka1-ki7 siunn7 kong2 an2-ni1 tse1 bo5 un2-tang3 . i1 tsho3-tsha5 gi7-a2 tsiah4 kong2 : “ m7 ma7 beh4 kau3 hia5 ka7 li2 kong2 li2 e5 sin1-se3 , li2 tsiu7 tsai3 gua2 kue3 ah4 , hit4 ping5 tsiah4 kong2 ah4 , kue3 hit4 ping5 huann7 tsiah4 kong2 lah4 . ” hoo3 , hit4 tsiah4 ku1 kong2 : “ hioh4 nooh4 , ia1 senn1-sing5 u7 tsai3 li2 kue3 ah4 to7 u7 tsai3 li2 to3 ah4 , ho2 ah4 ! ” tsiu7 tsai3 i1 ke3 hit4 ping5 ah4 . hoo3 , hit4 tsiah4 ku1 kong2 : “ ia1 gi7-a2 li2 tann1 thiu1 liau2 an2-tsuann2 thai2 m7 to7 kong2 koh4 , ka7 li2 tsai3-kue3-lai5 ah4 . ” tsho3-tsha5 gi7-a2 kong2 : “ an2-ni1 lah4 ! li2 m7 si7 to7-hang5 bo5-kau3 lah4 , li2 it4-sing1 tso3-huat4 long2 bo5 hai7-lang5 ah4 , e7 sai2 kong2 , ing1-kai1 li2 sit8-tsai7 tsiu7 kui1 tsing3-ko2 ah4 . u7 teh4 tsi2-si7 kong2 li2 ham5 tsiu1 put4 thoo2 , li2 in1-ui7 khau2-tiong1 hit4 liap8 tsiu1 bo5 thoo3-tshut4-lai5 ah4 , li2 u7 iau2 u7 tai3 sia5-khi3 tsiah4 e7 guan5-tsik4 be7 tang3 kui1 tsing3-ko2 ah4 . ” oo5 , he1 tua7 ku1-phia1 kong2 : “ an2-ni1 gi7-a2 li2 hok4-khi3 neh4 , gua2 tsit4 liap8 thoo3-tshut4-lai5 tse1 ia7-ling5-po2-tsu1 neh4 , tse1 lua7 ku2 e5 ki5-kan1 tsit4 liap8 tsu1 jip8 gua2 e5 khau2-tiong1 ah4 , tsit4 liap8 gua2 na7 thoo3 hoo7 li2 ah4 , li2 siong7 kiann1-siann5 u7 tsin3 po2 tsiong7-guan5 thang1 tsue3-ah4 . li2 tsit4 liap8 tsu1 na7 ho2-ho2-a2 po2-sioh4 leh4 lah4 , hit4 liap8 tsiann3-i5 bak8-ling5-tsu1 ah4 , tsit4 tiunn1 ji7 peh8-tsua2 na7 tsho2-ko2 sia2 liau2 bo5 ho2 ah4 , tsit4 liap8 tsiu1 lin3 kue3 koh4 tsit8 tiunn1 peh8-tsua2 ho2-ho2-a2 , koh4 ting5 khi2 lai5 sia2 , long2 bo5 pho3-hai7 khi3 ah4 . tsit4 liap8 ho7-tso3 u7 kui3-khi3 , tsit4 liap8 ho7-tso3 i5-bak8-bing5-tsu1 , tsiann3 po2-tsu1 ah4 . ” hit4 liap8 tsu1 , hit4 tsiah4 ku1 ka7 thoo3 hoo7 tsit4 e5 ho7-tso3 tsho3-tsha5 gi7-a2 kong2 : “ li2 tsit4 liap8 tsu1 tioh8 po2-sioh4 leh4 oh4 , li2 tsit4 liap8 siong7 kiann1-siann5 khi3 tsin3 hoo7 hong5-te3 li2 tsiu7 u7 tsiong7-guan5 thang1 tsue3 ah4 . li2 e5 , gua2 ka7 li2 sng3-sng3 leh4 , li2 e5 tu2-a2 san3 kau2 te7 kau3 tsia5 kau3 ah4 , li2 hok4-khi3 kau3 ah4 . ”</text:p>
          </table:table-cell>
          <table:table-cell office:value-type="string" calcext:value-type="string">
            <text:p>tsit4-ma2 to3-tng2 khi3 kau3 tsit4 e5 li2 uan5-gue7 e5 mng5-khau2-ooh4 , i1 tu2-a2 beh4 tah8 jip8-mng5 ooh4 , tse1 uan5-gue7 tsit4 e5 tsa1-boo2-kiann2 kong2 , loo5-tsai5 siann2-hue3 tsu2-png7 thai2 tioh8 iong7 tioh8 i1 ah4 , i1 hut4-jian5-kan1 hu5 tsit8 e5 png7-tau2-ooh4 , teh4 beh4 khi3 tsau3-kha1 tsu2-png7 lah4 , tsit8 tsiah4 kau2 ka7 tin3 ti7 hin1 hang7-loo7-nih8 , a1 tu2-a2 tsho3-tsha5 gi7-a2 jip8-khi3 tu2-a2 kinn3 tioh8 tsit4 e5 uan5-gue7 tsit4 e5 tsa1-boo2-kiann2 tsit4 e5 sio2-tsia2-ooh4 , ia1 i1 beh4 tsu2-png7 , tsit8 tsiah4 kau2 ka7 tin3-loo7 , kinn3 tioh8 tsho3-tsha5 gi7-a2 nia5 , tsit8 bin7 nia5 , hit4 tsiah4 kau2 ka7 tin3 ti7 hia1 , khi2-kha1 tsiu7 tsiam3 ah4 , “ tioh8 kau2-tse1 ! gua2 teh4 beh4 lai5 tsu2-png7 li2 tsiah4 tin3-loo7 ! ” sui5 e7 kong2-ue7 lah4 , an2-ni1 ho7-tso3 “ tshiu2 pho7 tau2 , kha1 that4 kau2 , kinn3-tioh8 tiong7-hu1 tsiu7 khui1-khau2 ” ah4 . in1 lau7-pe7 he1 li2 uan5-gue7 ti7 lai7-bin7 thiann1 tioh8 nia5 , sui5 tshut4-lai5 ooh4 , tshut4-lai5 tsit8-e7 khuann3 tioh8 tsho3-tsha5 gi7-a2 , “ m5 , ooh4 , thai2 tsiah4 ling5-giam7 ah4 ! gua2 kau1-tai3 li2 khi3 tang1-hai2 put8-tsoo2-ma2 hia1 thiu1-tshiam1 , a1 li2 an2-ni1 to3 lai5 kau3 te3 nia5 , guan2 tsa1-boo2-kiann2 tsiu7 sui5 e7 kong2-ue7 . a1 li2 ka7 gua2 thiu1-tshiam1 e5 tshiam1-si1 theh8 lai5 gua2 khuann3-mai7-e5 . ” hit4 ho7 thiu1-tshiam1 bo5 u7 tshut4 tshiam1-si1 teh4 hong5 khuann3-e5 , ” li2 theh8 lai5 khuann3-mai7-e1 . ” hm3 , tsho3-tsha5 gi7-a2 siunn7 kong2 : “ tsit4 ki1 tshiam1-si1 na7 hoo7 khuann3 , ku1-kha1 tsiu7 so5-tshut4-lai5 , phainn2-si3 ah4 . ” tsiah4 beh4 ka7 hit4 e5 uan5-gue7 kong2 : “ m3 , a1 gua2 tsiu7 khi3 hia5 ka7 thiu1-tshiam1 ka7 he7 put8-tsoo2-ma2 kong2 : gua2 na7 to3-lai5 , lin2 tsa1-boo2-kiann2 to7 e7 kong2-ue7 to7 e7 po2-pi3 ah4 . ” kong2 : “ kam2 m7 si7 an2-ni1-ooh4 ! li2 tsit4 e5 tshiam1-si1 theh8 lai5 gua2 khuann3 , gua2 khuann3-mai7 na7 si7 an2-ni1 tsiah4 u7 tsing3-khak4 ooh4 . ” hoo2 , i1 he1 tsho3-tsha5 gi7-a2 bo5 theh8-tshut4-lai5 phainn2-si3 ah4 , tsit4 e5 tshiam1-si1 tsit8-e7 theh8 hoo7 khuann3 , in1 li2 uan5-gue7 tsit8-e7 khuann3 , henn3 , “ tshiu2 pho7 tau2 , kha1 that4 kau2 , kinn3 tioh8 tiong7-hu1 tsiu7 khui1-khau2 ” , tu2-a2 tsho3-tsha5 gi7-a2 jip8-lai5 ah4 , li2 uan5-gue7 ka7 kong2 : “ gi7-a2 ! gua2 tsit4 e5 tsa1-boo2-kiann2 , tsiong1-sin1 tai7-su7 , li2 ai3 ka7 gua2 siu1-khi2-lai5 ah4 , li2 , beh4 suan2 li2 tsue3 kiann2-sai3 ah4 . ” tsho3-tsha5 gi7-a2 kong2 : “ ah4 , uan5-gue7-a2 li2 m7 to7 teh4 kong2-tshio3 , gua2 gi7-a2 na2-tshiunn7 tsit8 e5 khit4-tsiah8-leh4 , li2 tsit8 e5 tshian1-kim1 sio2-tsia2 mih8-a2 ho2-giah8-lang5 , li2 m7 khi3 ke3 beh4 ke3 gua2 ooh4 ? an2-ni1 ong2-khut4 tioh8 sio2-tsia2 tsit8 e5 uah8 be2 pak8-e5 si2 tshiu7-thau5 a1 m7 , ham5 tsit8 hioh8 tshing1 hioh8 thang1 tsiah8 ma7 bo5 . ” he1 si2 tshiu7-thau5 tsiu7 bo5 huat4 tshinn1 hioh8-a2 thai2 u7 tshinn1 hioh8-a2 thang1 tsiah8 ? hoo2 , hit4 tsun7 li2 uan5-gue7 kong2 : “ gi7-a2 ! li2 thai2 hiah4 gong7 ? gua2 pah4-ban7 ka1-tsai5 , ia7 bo5 senn1 puann3 e5 hau7-senn1 , kho3 tsit4 e5 tsa1-boo2-kiann2 nia5 , li2 si7 gua2 e5 kiann2-sai3 ah4 , kiann2-sai3 puan3-tsu2 ah4 , gua2 tse1 pah4-ban7 ka1-tsai5 au7-lai5 m7 si7 li2 e5 li2 teh4 kiann1 siann2 ? li2 teh4 kiann1 li2 bo5 thang1 tsiah8 ? ia1 kiann1 gua2 e5 tsa1-boo2-kiann2 khi3 hoo7 go7 tioh8 ooh4 ? a1 li2 an2-ni1 li2 tsiok4 gong7-siunn7 ah4 . ” henn3 , tsho3-tsha5 gi7-a2 siunn7-siunn7 an2-ni1 to7 u7-iann2 tsiu7 tioh8 m7 , tsiah4 kong2 : “ an2-ni1 ho2 lah4 ! uan5-gue7 , li2 na7 kah4 bo5 khi3-hiam5 gua2 honnh4 , gua2 tsit4-ma2 ia7 bo5 siann2 mih8-kiann7 thang1 tsue3-ui5 phing3-le2 ah4 , gua2 ka7 li2 pai3 si3 pai3 an2-ni1 tso3 phing3-le2 lah4 . ” tah8 tsiunn7 tsing5 , tah8 tsit8 e5 be2-se3 , tsiu7 kui7 si3 kui7 kio3 siann1 gak8-hu7 ah4 , hoo2 , li2 uan5-gue7 tsiok4 huann1-hi2 siang1-tshiu2 tsiu7 ka7 hu5-khi2-lai5 , ka7 khan1-khi2-lai5 , kong2 : “ tann1 m7 bian2 tang7-le2 ah4 , gua2 e5 sim1-i3 tsiu7 an2-ni1 gua2 tsiu7 tsiok4 huann1-hi2 ah4 . ” hoo2 , a1 ti7 hia1 tsit4 tsun7 tsho3-tsha5 gi7-a2 tsiah4 teh4 ka7 kong2 : “ gak8-hu7 ah4 , tann1 tsiu7 an2-ni1 lah4 , gua2 sit8-tsai7 ka7 li2 kong2 ah4 , gua2 lai5 kau3 hit4 e5 thoo2-ti7-kong1-bio7 hia1 , kong2 nng7 sann1 ni5 long2 bo5 lang5 khi3 sio1-hiunn1 tiam2-hue2 , ia1 ia7 bo5 lang5 beh4 hoo7 sing1-le2 kui1-pah4 hu3 e5 , tsit4-ma2 lian5 tsit8 e5 lang5 sann1 ki1 hiunn1 loh8 loo5 ia7 bo5 ah4 . tsit8-e7 kong2 khi2 lai5 khi3 ka7 thiu1-tshiam1 , kong2-khi2-lai5 kong2 , bio7-pinn1 u7 sann1 tiann2 ng5-kim1 kap4 sann1 tiann2 peh8-gun5 . gua2 lai5 tsiah4 teh4 ka7 thoo2-ti7-kong1-peh4-a2 kong2 , kong2 he1 ing1-kai1 gua2 e5 lah4 , ia1 gua2 khi3 ko3-jin5 ma7 be7 tang3 khi3 theh8 ah4 , he1 na7 bo5 iong7 gu5-tshia1 li2 khah4 u7 huat4-too7 ? gak8-hu7 li2 tsit4-ma2 phai3 tshoo1 kha1-tshiu2 khi3 hit4 e5 bio7-a2 hia1 ka7 gua2 kut8 , ia1 gua2 hit4 e5 ho7-tso3 , hit4 e5 tua7 ku1-phia1 thoo2 hit4 liap8 tsu1 , kong2 i1 ia7 ling5 po2-tsu1 ah4 , gua2 beh4 theh8 tsit4 liap8 tsu1 lai5 siong7 kiann1-siann5 lai5 tsin3 po2 thang1 tiong3 tsiong7-guan5 ah4 , gua2 lai5 na7 tiong3 tsiong7-guan5 to3 lai5 gak8-hu7 li2 bing5-u7 ma7 tsiok4 ho2 ah4 . ”</text:p>
          </table:table-cell>
          <table:table-cell office:value-type="string" calcext:value-type="string">
            <text:p>tsit8 e5 tshoo1 tshut4 tong7-mng5 e5 ki3-tsia2 tu2-tioh8 tsit8 kiann7 tua7 sin1-bun5 . i1 ka7 ko2 sia2 ho2 , kia3 hoo7 po3-sia7 e5 tsong2 phian1-tsip8 . lau2-phia1-e5 khuann3 liau2 , ka7 the3 ko2 , kong2 sia2 liau2 siunn1 lo1-so1 , ai3 kai2 khah4 te2 leh4 . siong7-ho2 mai3 tshiau1-kue3 600 ji7 .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hiah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phiak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phian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phiang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phiann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phiat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phiau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phih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phik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phin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phing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phinn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hinnh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y</text:p>
          </table:table-cell>
          <table:table-cell table:style-name="ce1" office:value-type="string" calcext:value-type="string">
            <text:p><text:span text:style-name="T2">phinnh8-phinnh8-tshuan2 喘</text:span></text:p>
          </table:table-cell>
          <table:table-cell office:value-type="string" calcext:value-type="string">
            <text:p>( 1 ) lan2 e5 tsu2 , tsiu7-si7 hoo7 lan2 thang1 ko3-pik8 lan2 e5 sit4-pai7 e5 , si7 ue7 tong5-tsing5 ti7 lan2 soo2 siu7 e5 tshi3 , in1-ui7 i1 “ huan7-su7 pinn5-pinn5 u7 siu7-tshi3 , tsong2-si7 bo5 tsue7 . ” sui1-jian5 i1 si7 bo5 hang5-hok8 tsue7-ok4 , iau2-ku2 bo5 in1-ui7 an2-ni1 , tsiu7 khah4 bue7 tong5-tsing5 lan2 e5 luan2-jiok8 . tsit4-tiap8 tshiann2 lai5 siunn7 tsit4 tiam2 . phi3-ju7 lai5 kong2 , u7 sann1 e5 hiann1-ti7 tsin7-lat8 beh4 peh4-tsiunn7 suann1-be2-liu1 , hiam2-iau3 e5 soo2-tsai7 . hit4 e5 sing3-li7 e5 tsue3 ko1-tiam2 , si7 u7 tsit8 pah4 kham2 . gua2 peh4 kau3 50 kham2 tsiu7 bo5 lat8 , suah4-khi3 . gua2 e5 ji7-hiann1 u7 tshut4-lat8 phinnh8-phinnh8-tshuan2 , kiong5-kiong5 peh4 kau3 70 kham2 tsiah4 sit4-pai7 . i1 ue7-thang1 tong5-tsing5 gua2 . i1 ia7 tsai1-iann2 gua2 e5 kan1-khoo2 . tsong2-si7 gua2 e5 tua7-hiann1 tiam3 guan2 e5 sin1-pinn1 ma7-si7 phinnh8-phinnh8-tshuan2 , teh4 koo2-bu2 guan2 , ia7 i1 ka1-ki7 m7-khing2 suah4 . jit8 i2-king1 teh4-beh4 am3 , tsong2-si7 i1 sua3-tsiap4 teh4 hun3-too3 , kuann7 lau5 mua2-bin7 , tsing5-khui3 m7-hu3 au7-khui3 , tsong2-si7 i1 bo5 hioh4-khun3 . kau3-be2 i1 u7 tik4-sing3 , lai5 king1-ke3 khun2-pik4 kap4 lo5-khoo2 . i1 kiam2 bue7-thang1 tshin1-tshiunn7 hit4 e5 sit4-pai7 e5 ji7-hiann1 , hiah4-nih8 gau5 tong5-tsing5 gua2 mah4 ? i1 soo2 siu7 e5 kan1-khoo2 , si7 pi2 guan2 nng7 lang5 khah4 tsue7 lah4 .</text:p>
          </table:table-cell>
          <table:table-cell office:value-type="string" calcext:value-type="string">
            <text:p>ti7 tshioh8-a2-ting2 ko7-ko7-lin3 , phinnh8-phinnh8-tshuan2 ,</text:p>
          </table:table-cell>
          <table:table-cell office:value-type="string" calcext:value-type="string">
            <text:p>tng1 teh4 beh4 pang3 e5 si5 , u7 i1 e5 jin5-sin5 tshut4 tsau3 kong2 , tse1 sng3 si7 pe7-ha7 kap4 liat8-kok4 e5 tsu1-hoo5 u7 iok4 , na7 m7-si7 huan7-tioh8 tua7 iau3-kin2 e5 su7 , tik4-khak4 bue7 ing7-tit4 pang3 tsit4 e5 ian1-tun1 tit4 . siat4-su2 tsim2-ma2 na7 pang3 , au7-lai5 u7 su7 , liat8-kok4 tsu1-hoo5 tsiu7 m7-sin3 . hiu1-ong5 kong2 , bo5 iau3-kin2 , u7 tai7-tsi3 gua2 tsiah4 tam1-tng1 . hian7-si5 thinn1-e7 thai3-ping5 , thai3 u7 sim2-mih8 su7 ? tsiu7 kio3 lang5 khi3 pang3 . ko2-jian5 keh4 bo5 jua7-ku2 , mua2-thinn1 tsuan5 si7 he2-ian1 , kun7 kiann1-siann5 e5 tsu1-hoo5 khuann3-kinn3 , sui5-si5 nia2 ping1 beh4 lai5 kiu3 ka3 ; tiap8-a2-ku2 tang1-sai1 lam5-pak4 kun7-hu7 e5 tsu1-hoo5 long2 tua3 ping1 kau3 lah4 . hiah4-e5 tsu1-hoo5 tak8-e5 lai5 ti7 tai5-kha1 , mng7-khuann3 ong5 u7 ping5-an1 a2 bo5 , si7 u7 sim2-mih8 kin2-kip4 e5 tai7-tsi3 . hiu1-ong5 kah4 lang5 ka7 in1 kong2 , kai1-tsai3 bo5 sim2-mih8 tai7-tsi3 , si7 in1-ui7 kap4 hong5-hoo7 teh4 tshit4-tho5 , pang3-khi2-lai5 khuann3-bai7 teh4 . tann1 tshiann2 liat8-ui7 to3-khi3 siu2 lin2-e5 pun2-kok4 . hiah4-e5 tsu1-hoo5 thiann1-liau2 , li2 khuann3 gua2 , gua2 khuann3 li2 , long2 bo5 ue7 thang1 kong2 , tsiu7 koh4 nia2 ping1 to3-khi3 . po1 su7 ti7 hit4 tai5-ting2 , khuann3-kinn3 hiah4-nih8 tsue7 e5 ping1-be2 , tsau2 kau3 phinnh4-phinnh4 tshuan2 , kiah8 tshiunn1 kiah8 kiam3 , kang2 kui2-na7 ban7 lang5 , tak8-e5 hiong5 kai3-kai3 , long2 si7 phah4-sng3 beh4 sio1 thai5 , bo5 siunn7 lai5 kau3 te3 ia7 bo5 siann2 bo5 su7 , tai7-ke1 bo5 i3 bo5 su3 koh4 to3-khi3 , siunn7-liau2 tsiu7 tua7 tshio3 khi2-lai5 . hiu1-ong5 khuann3-liau2 put4-tsi2 huann1-hi2 . bo5 siunn7 koh4 keh4 goo7 lak8 ni5 , hut4-jian5 u7 khian2-jiong5 e5 ping1 kong1 phah4 lai5 . hiu1-ong5 kio3 lang5 kuann2-kin2 pang3 ian1-tun1 , thang1 tiau3 kok4 ui7 e5 tsu1-hoo5 nia2 ping1 lai5 kiu3 ing3 . tsai7 hiah4-e5 tsu1-hoo5 , tak8-e5 phah4-sng3 si7 hiu1-ong5 kap4 po1 su7 teh4 kun2-tshio3 , sua3 bo5 puann3 lang5 beh4 nia2 ping1 lai5 . keh4 nng7 jit8 kiann1-siann5 phua3 , hiu1-ong5 kap4 po1 su7 tsau2 kau3 le5-suann1-kha1 , hoo7 khian2-jiong5 e5 ong5 jip4-tioh8 , sua3 hoo7 tshi3-si2 .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phio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phit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phiu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hiunn</text:p>
          </table:table-cell>
          <table:table-cell/>
          <table:table-cell office:value-type="string" calcext:value-type="string">
            <text:p>True</text:p>
          </table:table-cell>
          <table:table-cell/>
          <table:table-cell table:style-name="ce1" office:value-type="string" calcext:value-type="string">
            <text:p><text:span text:style-name="T2">phiunn5-oo5 地名  澎湖？</text:span></text:p>
          </table:table-cell>
          <table:table-cell office:value-type="string" calcext:value-type="string">
            <text:p>goo5 kok4-phuan1 : guan2 tiunn7-lang5 kap4 su1-ling7-kuann1 sann1-si5 e5 si5 , su1-ling7-kuann1 10 e5 ling5-gun5 hoo7 i1 . i1 tsiu7 tui3 an1-ping5 tse7 tsun5 beh4 tng2-khi3 phinn5-oo5 , bo5 phah4-sng3 tu2-tioh8 tua7 hong1-ing2 , tsun5 ti7 hai2-tiong1 10 gua7 mi5 jit8 , ia7 bo5 bi2 , bo5 tsui2 , kui1 tsun5 e5 lang5 hiam2-hiam2 si2 tua3 hai2-tiong1 , tsong2-si7 tit4-tioh8 siong7-te3 e5 un1-tian2 ping5-an1 kau3 ma2-king1 , ti7 guan2 e5 pun2 soo2-tsai7 long2-tsong2 huann7 sann1 king1 kau3-hue7 , kau3 mui5 bok8-su1 khi3 phinn5-oo5 e5 si5 , kap4 mui5 bok8-su1 sann1-kap4 thuan5 hok4-im1 . mui5 bok8-su1 tng2-lai5 tsiong1-hua3 liau2 , tsiah4 tui3 tai5-lam5 kau3-su7-hue7 iau1-kiu5 guan2 tiunn7-lang5 tioh8 khi3 tsiong1-hua3 i1-kuan2 thuan5-to7 . i1 tui3 phiunn5-oo5 tng2-lai5 tai5-lam5 beh4 khi3 tsiong1-hua3 e5 si5 , kap4 liam5 bok8-su1 i2-gua7 nng7 lang5 , sui1-jian5 tit4-tioh8 4 mia5 e5 hian3-ping1 po2-hoo7 tang5-kiann5 , tsong2-si7 ti7 puann3-loo7 hoo7 thoo2-hui2 ui5 the1 , tsiong1 soo2 tua3 e5 hing5-li2 tshiunn2 liau2-liau2 , tsong2-si7 sui5-si5 tit4-tioh8 jit8-pun2 ping1 tua3 40 gua7 lang5 lai5 kiu3 , thoo2-hui2 pang3-sak4 soo2 tshiunn2 e5 mih8 tsau2 liau2-liau2 , au7-lai5 tsiah4 ping5-an1 kau3 i1-kuan2 .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hng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y</text:p>
          </table:table-cell>
          <table:table-cell table:style-name="ce1" office:value-type="string" calcext:value-type="string">
            <text:p><text:span text:style-name="T2">phng3-phng3 hau2吼 </text:span><text:span text:style-name="T13"> juah8 phng3-phng3 熱</text:span></text:p>
          </table:table-cell>
          <table:table-cell office:value-type="string" calcext:value-type="string">
            <text:p>" u7 tsit8-pai2 tsit8 e5 bok8-su1 , mng7 tsit8 e5 gin2-na2 kong2 , ‘ li2 tui3 sim2-mih8 si7 tsiu7 bat4 kiu3-tsu2 , ia7 li2 e5 tsue7 tit4-tioh8 , sia3-bian2 e5 su7 li2 kam2 sit8-tsai7 tsai1-iann2 mah4 ? ' gin2-na2 sui5-si5 in3 kong2 tioh8 , gua2 e5 tsue7 tit4-tioh8 sia3 , gua2 u7 sit8-tsai7 tsai1-iann2 . " ‘ li2 ue7 tsai1 si7 sim2-mih8 si5 ? ' gin2-na2 sui7-si5 in1 kong2 , ‘ lau7-bu2 hoo7 phang1 ting3-tioh8 e5 sî' . ‘ lau7-bu2 hoo7 phang1 ting3-tioh8 e5 si5 , tse1 si7 sim2-mih8 i3-su3 ? ' gin2-na2 in3 kong2 ; gua2 e5 lau7-bu2 tui3 tsin1 tsa2 e5 si5 , tsiu7 siong5-siong5 ka3-si7 gua2 kong2 kiu3-tsu2 u7 thue3 gua2 si2 , tsong2-si7 gua2 bue7-ue7 liau2-kai2 hit4 e5 i3-su3 . u7 tsit8 ni5 e5 he7-thinn1 , lau7-bu2 ti7 tsau3-kha1 e5 keh4-piah4-king1 , nng7 e5 tshiu2-ng2 pih4 kuainn5-kuainn5 teh4 ut4 sann1 gua2 ti7 gua7-khau2 e5 tiann5 teh4 thit4-tho7 e5 si5 , hut4-jian5 tsit8-tsiah4 e5 hoo2-thau5 phang1 pue1 lai7 ti7 gua2 e5 thau5-khak4 pinn1 , phng3-phng3 hau2 teh4-beh4 lai5 ting3 gua2 , gua2 tsiu7 theh8 tshiu2-kun1 ka7 puann7 , tsong2-si7 bo5 huat4-too7 gua2 tsiu7 kin2-kin2 tsau2 khi3 lau7-bu2 hia1 bih4 ti7 lau7-bu2 soo2-ha5 e5 u1-su1-kun5 e5 kha1 . gua2 e5 lau7-bu2 tsiu7 na2 tshio3 , khuann3 gua2 beh4 an3-tsuann2 lai5 siam2-pi7 hit4-tsiah4 hoo2-thau5-phang1 , khuann3-tioh8 hit4-tsiah4 phang1 jip8-lai5 tsiu7 ing7 nng7 tshiu2 tit8-tit8 ka7-i1 puann7 , lai5 po2-hoo7 gua2 , m7-ku2 phang1 m7 kiann1 i1 , tsiu7 khi3 ting3 gua2 e5 lau7-bu2 e5 tshiu2 . phang1 ting3 liau2 siunn1 tshim1 , sua3 bue7-ue7 thiu1 i1 e5 tsiam1 khi2 lai5 , sua3 ti7 lau7-bu2 e5 tshiu2-nih8 hng1-hng1 hau2 tit8-tit8 siunn7 beh4 tsau2 tsong2-si7 bue7 ue7 . lau7-bu2 tsiu7 kio3 gua2 kong2 , li2 khuann3 phang1 ting3 gua2 bue7-ue7 koh4 ting3 li2 lah4 ! lau7-bu2 lun2 i1 e5 thiann3 bo5 phah4 si2 hit4-tsiah4 phang1 . lau7-bu2 tsu3-sin5 khuann3 hit4 tsiah4 phang1 , hut4-jian5 ing7 tsit4 e5 tsue3 phi3-ju7 lai5 ka3-si7 , gua2 bue7-ue7 liau2-kai2 lun7 kiu3-tsu2 e5 su7 . hit4-si5 lau7-bu2 kio3 gua2 kong2 , tann1 m7-bian2 kiann1 lah4 ! kin2 tshut4 lai5 gua2 the3 li2 hoo7 phang1 ting3 lah4 ! li2 khuann3 so5-ti7 gua2 e5 tshiu2-nih8 , bue7-ue7 koh4 ting3 li2 tsue3 li2 an1-sim1 . hit4-si5 gua2 iau1 tsin1 kiann1 , gua2 e5 lau7-bu2 ing7 tsing2-thau5-a2 khi3 bong1 phang1 e5 tsiam1 kong2 , gua2 thue3 li2 hoo7 phang1 ting3 li2 tit4-tioh8 an1-jian5 , gua2 tsing5 bat4 liam7 tsit8 ku3 sing3-king1 kong2 ( i1 tioh8-siong1 gua2 tit4-tioh8 i1 ho2 ) tsit4 ku3 gua2 tsing5 long2 bue7-ue7 liau2-kai2 , lau7-bu2 kong2 hit4-ku3 e5 i3-su3 tu2-tu2 tshin1-tshiunn7 tsit4-tsun7 e5 kong1-king2 lah4 ! gua2 khuann3-tioh8 hit4 e5 kong1-king2 gua2 tsiu7 liau2-kai2 , kau3-tann1 gua2 long2 bue7 ( 誤-植-boo7 )-ue7 bue7 ki3-tit4 . tui3 hit4-si5 lun7 kiu3-to7 gua2 long2 bing5-pik8 . gua2 e5 tsue7 an3-tsuann2 ue7 tit4-tioh8 tshing1-khi3 , tsiu7-si7 kiu3-tsu2 ia5-soo1 si2 ti7 sip8-ji7-ke3 , lau5 i1 e5 po2-huih4 lai5 sue2 gua2 e5 tsue7 .</text:p>
          </table:table-cell>
          <table:table-cell office:value-type="string" calcext:value-type="string">
            <text:p>( 1 ) tua7-tun7-suann1 khu1 , tse7-ui7 ti7 tai5-pak4-tshi7 ua2 pak4-ping5 tsap8 gua7 kong1-li2 e5 soo2-tsai7 , ia7 to7 tang1-bue2-hong1 kah4 tsiong2-tsiong2 kuan1-he7 , i1 u7 lan2 tai5-uan5 tue7-tsiunn7 kai3 ki5-kha2 e5 khi3-hau7 khuan2-si3 , pat8-lang5 siong7-sing1 tsit8-pah4 kong1-tshioh4 khi3-un1 kang3 puann3 too7 nia5 , i1 sua3 ue7-sai2 kang3 kau3 tsit8 too7 , ti3-su2 kong2 tik4-a2-oo5 ma7 tsiah4 tshit4 , peh4 pah4 bi2 nia7-nia7 , ti7 kue3-ni5-si5-a2 to7 ue7 loh8-seh4 , hoo7 lan2 tsia1 hu3-jiat8-tai3 e5 bin5-tsiong3 tai7-khai1-gan2-kai3 , ling7-gua7 ti7 juah8-thinn1 si5-a2 , tai5-pak4-lang5 tng1 leh4 'lak8-gueh8 hue2-sio1-poo1 , thau5-khak4 ti3 hang1-lou5' , juah8 phng3-phng3 e5 si5-tsun7 , ue7-tang3 kang3 tshit4 , peh4 too7 , pi2 tshue1 ling2-khi3 khah4 liang5-se3 , tai5-pak4 thiong3-a2 si7 song2 kah4 kio3 m7 kann2 , i1 kui1 liap8 suann1-thau5 tshiu7-na5 am3-boo7 hoo7-tsui2 tshiong1-tsiok4 , bok8-kuai3 u7-tsinn5-lang5 e5 piat8-tsong1 , tshau3-thau5-a2 e5 phiah4-su2 tsu1-ok4 , long2 khi2 ti7 tshau2-suann1 , tua7-tun7-suann1 te7-khu1 , i1 e5 khui3-khau2 tsi3-iong5 , be7-su1 nng7 tshing1 kong1-tshioh4 e5 kuan5-suann1 an2-ni1-sinn1 .</text:p>
          </table:table-cell>
          <table:table-cell office:value-type="string" calcext:value-type="string">
            <text:p>14 ) . lan2 siann2-su7 tsing7-tsing7 tse7 ah4 ? lin2 tioh8 tsu7-tsip8 , tsiu7 lan2 thang1 jip8 tsiah4 e5 kian1-koo3 e5 siann5 ; ti7-hia1 tiam7-tiam7 ; in1-ui7 lan2 e5 siong7-te3 ia5-ho5-hua1 hoo7 lan2 tiam7-tiam7 ; koh4 tsiong1 khoo2 e5 tsui2 hoo7 lan2 lim1 ; long2 si7 in1-ui7 lan2 tik4-tsue7 ia5-ho5-hua1 . 15 ) . lan2 ng3-bang7 ping5-an1 , iah8 bo5 u7 ho2-tshu3 ; ng3-bang7 u7 i1-ho2 e5 si5-ki5 , huan2-tng2 u7 kiann1-hiann5 . 16 ) . thiann1-kinn3 tui3 tan3 hia1 tui3-tik8 e5 be2 phng7-phng7-hau2 ; in1 e5 iong2 e5 be2 ki1-ki1-hau2 , tsuan5-tue7 tsiu7 long2 tin2-tang7 ; in1-ui7 in1 lai5 thun1-biat8 tsit4 e5 tue7 , i2-kip8 hit4 lai7-bin7 soo2-u7-e5 ; thun1-biat8 tsit4 e5 siann5 , kap4 ki5-tiong1 khia7-khi2 e5 peh4-sinn3 . 17 ) . lin2 khuann3 , gua2 beh4 tshe1 tsua5 , tok8-tsua5 , kau3 lin2 tiong1-kan1 , lin2 khu1 bo5 huat4-tit4-e5 , in1 beh4 ka7 lin2 ; tse1 si7 ia5-ho5-hua1 kong2-e5 .</text:p>
          </table:table-cell>
          <table:table-cell office:value-type="string" calcext:value-type="string">
            <text:p>20 ) li2 hoo7 i1 tio5-thiau3 tshin1-tshiunn7 tshau2-meh4 mah4 ? i1 tian2-ui1 phng3-phng3-hau2 tsin1 thang1 kiann1 .</text:p>
          </table:table-cell>
          <table:table-cell office:value-type="string" calcext:value-type="string">
            <text:p>AC : pa1-pa1 , ma1-ma1 hiin5-mang5 , me5 sii5-tsian1 tai2 uou5 chhyu2 uai2-phuou5 tsia1 . me5 chhii2 tau2 na2 pian1 , a1-ma2 , a1-kong1 thann1-miin5 suou tiih thai5-yu5 uou5 ioo5 thin1 me5 ioo5 tong5 , lin5-chyu tiih siau5-phng5-ioo5 ie5 too1 suou thai5-yu5 , chiin pu2 hau5 uan5 .</text:p>
          </table:table-cell>
          <table:table-cell office:value-type="string" calcext:value-type="string">
            <text:p>be2-tshia1 tsau2 iau2-be7 tsit8-nng7 li2 loo7 e5 si5 , u7 tsit8 e5 tsin1 phiau1-ti3 e5 tsa1-boo2-gin2-na2 , puann3-kiann5 puann3-thiau3 , tsin1 huat8-phuat4 tit8-tit8 lai5 , khuann3 i1 kha1-poo7 tsiu7 tsai1 i1 e5 sim1-kuann1 ti7 hing1-hah8-lai7 teh4 thiau3-bu2 . phah4-sng3 si7 in1-ui7 ui7-tioh8 i1 e5 huat8-phuat4 e5 in1-tuann1 — kong2 an2-ni1 m7-tsai1 ue7 phainn2 se3 bue7 ? — ti3-kau3 i1 soo2 tshing7 tng5 e5 beh8 e5 beh8-sok4 sua3 liu1-khi3 . kam2 tioh8 i1 e5 si1-a2-tua3 , — m7-tsai1 si7 si1-e5 , khiok4 m7-tsai1 — u7 ling7-khi3 soo2-i2 i1 kin2 uat4-jip8-khi3 png1-a2-tshiu7-ng2 , ia7 ti7-hia1 bu5-i3-tiong1 khuann3-tioh8 tsit8 e5 siau3-lian5 lang5 ti7 pun5-tsui2-pinn1 teh4 khun3 . siunn7-liau2 tsin1 kian3-siau3 , bin7 ang5 tshin1-tshiunn7 mui5-kui3 in1-ui7 i1 u7 tshim2-jip8 ti7 ta1-poo1-lang5 e5 khun3-pang5 , siong7-tshiann2 koh4 si7 ui7-tioh8 beh4 ting5 ha5 beh8-sok4 e5 bok8-tik4 , soo2-i2 i1 sui5-si5 liam1 kha1-be2 , beh4 kin2 tsau2 . tsong2-si7 tu2-tu2 hit4-tiap8 u7 tsit8 e5 hui5-hiam2 tsiap4-kun8 ti7 tsit4 e5 teh4 khun3 e5 siau3-lian5 lang5 . tsiu7-si7 u7 tsit8 tsiah4 hoo2-thau5-phang1 , phng7-phng7-hau2 ti7 i1 e5 thau5-khak4-ting2 tshiu7-hioh8-tiong1 teh4 pe1 , liam5-pinn1 pe1 ke3 jit8-tshiu1 , liam5-pinn1 pe1 jip8 tshiu7-ng2 , loo7-be2 khuan3-liau2 tshin1-tshiunn7 teh4-beh4 hioh4 ti7 sun1 tai7-pit8 e5 bak8-tsiu1-phe5 e5 khuan2 . hoo2-thau5-phang1 u7-si5 ue7 tuat8 lang5 e5 sinn3-mia7 . sim1-kuann1 tit8 , tshin1-tshiunn7 i1 e5 bo5 sia5-khi3 , tsa1-boo2-gin2-na2 sui5-si5 theh8 i1 e5 tshiu2-kun1 lai5 kong1-kik4 tsit4 tsiah4 tshim2-jip8-tsia2 , tua7-lat8 ka7 i1 sau3 , kuann2 i1 jip8 png1-a2-tshiu7-kha1 khi3 . tsit4 khuan2 e5 kong1-king2 sit8-tsai7 si7 tsin1 ho2-khuann3 ! tsit4 e5 ho2 e5 hing5-ui5 uan5-sing5 liau2 hit4-tiap8 , tsa1-boo2-gin2-na2 kuann2-kin2 tshuan2 tsit8 e5 khui3 , sim1-lai7 khng3 khah4 tshim1 e5 kian3-siau3 , tsiu7 thau1 iann2 tsit4 e5 sinn1-hun7 e5 siau3-lian5 lang5 , — ui7-tioh8 i1 , tu2-tsiah4 kuann2 hit4 tsiah4 kuai3-but8 tui3 khong1-tiong1 khi3 .</text:p>
          </table:table-cell>
          <table:table-cell office:value-type="string" calcext:value-type="string">
            <text:p>gua2 e5 kheh4-lang5 ping5-iu2 kap4 lang5-kheh4 long2 kau3-ui7-a1 , in1 guan5-pun2 to7 u7 sik8-sai7 , kui1-tin7 khu5 ti7 tshiu7-a2 kha1 leh4 khi2 hue2 hang1 tshau2-me2-a2 , gua2 tu2 kau3 to7 phinn7 tioh8 phang1-bi7 . hit4 2 e5 tong5-oh8 long2 si7 ke1-nih4 e5 lang5 , bo5 tsoh4-sit4 , ia7 to7 bo5 gu5 thang1 khan1 , tsioh4 beh4 khia5 gua2 e5 gu5 . a1-phng5-a2 ( ping5 e5 kheh4-im1 ） kap4 a1-jun1-a2 （ jun7 e5 kheh4-im1 ） tsu7-tong7 ka7 gu5 hoo7 in1 2 e5 khia5 . gua2 e5 tong5-oh8 thiam1-guan5-a2 tshing7 1 su1 long2 e5 sann1-a2-khoo3 , sin1 koh4 sui2 , tsin1 kiann1 go7 oo1-khi3 . gua2 tshio3 i1 ke1-nih4-song5 , beh4 lai5 tshan5-hng5 m7-tioh8 tshing7 khah4 bai2 e5 sann1 . ling7-gua7 hit4 e5 tong5-oh8 tshing1-siong5 kai2-sueh4 , kong2 thiam1-guan5 in1 tau1 si7 sin3 ia5-soo1-e5 , le2-pai3-jit8 koh4 ai3 khi3 kau3-hue7 tsu2-jit8-oh8 , bo5 tshing7 sui2-sann1 be7-sai2 tshut4-mng5 , thiam1-guan5-a2 si7 thau1 tsau2-lai5-e5 . gua2 m7-tsai1 sin3 ia5-soo1 loh8 kau3 si7 siann2-mih4 , ti7 guan2 tsng1-kha1 , long2 si7 pai3-pai3-e5 . thiam1-guan5-a2 khai1-si2 oh8 bok8-su1 kang2-to7 e5 khau2-khi3 , i1 kong2 : “ siong7-te3 kong2 , lin2 long2-si7 gua2 e5 kiann2 . ”</text:p>
          </table:table-cell>
          <table:table-cell office:value-type="string" calcext:value-type="string">
            <text:p>gua2 e5 kheh4-lang5 ping5-iu2 kap4 lang5-kheh4 long2 kau3-ui7-a1 , in1 guan5-pun2 to7 u7 sik8-sai7 , kui1-tin7 khu5 ti7 tshiu7-a2-kha1 leh4 khi2 hue2 hang1 tshau2-me2-a2 , gua2 tu2 kau3 to7 phinn7 tioh8 phang1-bi7 . hit4 2 e5 tong5-oh8 long2 si7 ke1-nih4 e5 lang5 , bo5 tsoh4 sit4 , ia7 to7 bo5 gu5 thang1 khan1 , tsioh4 beh4 khia5 gua2 e5 gu5 . a1-phng5-a2 kap4 a1-jun1-a2 tsu7-tong7 ka7 gu5 hoo7 in1 2 e5 khia5 . gua2 e5 tong5-oh8 thiam1-guan5-a2 tshing7 1 su1 long2 e5 sann1-a2-khoo3 , sin1 koh4 sui2 , tsin1 kiann1 ko7 oo1-khi3 . gua2 tshio3 i1 ke1-nih4-song5 , beh4 lai5 tshan5-hng5 m7-tioh8 tshing7 khah4 bai2 e5 sann1 . ling7-gua7 hit4 e5 tong5-oh8 tshing1-siong5 kai2-sueh4 , kong2 thiam1-guan5 in1 tau1 si7 sin3 ia5-soo1-e5 , le2-pai3-jit8 koh4 ai3 khi3 kau3-hue7 tsu2-jit8-oh8 , bo5 tshing7 sui2-sann1 be7-sai2 tshut4-mng5 , thiam1-guan5-a2 si7 thau1 tsau2-lai5-e5 . gua2 m7-tsai1 sin3 ia5-soo1 loh8 kau3 si7 siann2-mih8 , ti7 guan2 tsng1-kha1 , long2 si7 pai3-pai3-e5 . thiam1-guan5-e5 khai1-si2 oh8 bok8-su1 kang2-to7 e5 khau2-khi3 , i1 kong2 : 「 siong7-te3 kong2 , lin2 long2-si7 gua2 e5 kiann2 . 」</text:p>
          </table:table-cell>
          <table:table-cell office:value-type="string" calcext:value-type="string">
            <text:p>guan2 i1-a2 khuann3 gua2 bin7-e5 peh8-sun2-sun2 khia5 gu5 tng2-lai5 , koh4 lam2 pak4-too2 , kin2 ka7 gua2 pho7-loh8-lai5 , mng7 gua2 kam2-si7 phua3-penn7 ? gua2 kong2 pak4-too2 thiann3 , m7-tsai1 an2-tsuann2 e7 hiah4 thiann3 ? i1 sing1 ti7 ioh8-te7-a2 thau2 1 pau1 tsiah8 pak4-too2 thiann3 e5 ioh8-a2 hoo7 gua2 thun1 , koh4 kio3 gua2 khi3 bin5-tshng5 to2 . hit4 si5 tsoh4-sit4 lang5 iau2 bo5 long5-po2 , tsng1-kha1 bo5 u7 pai5 e5 i1-sing1 , long2-si7 tsiah8 pian7-ioh8-a2 tsun2 tu2-ho2 , na7 khah4 giam5-tiong7-e5 tsiah4 e7 sang3 khi3 too1-tshi7 e5 tua7-king1 penn7-inn7 . ioh8-a2 si7 lang5 theh8 lai5 kia3-e5 , ku2-ku2 e7 lai5 sun5 1 kai2 , khuann3 khiam3 siann2-mih4 ioh8-a2 tsiah4 poo2 , ioh8-a2-tsinn5 tan2 siu1-tang1 tsiah4 lai5 put4 tshik4-a2 tu2-siau3 . ing5-a2 tshui3 khah4 lai7 , kong2 gah4 hoo7 in1 tau1 e5 lang5 siong1-sin3 guan2 si7 ku7-ni5 tsit4 kang1 khi3 tshi7 gu5 , ti7 tshan5-thau5-a2 phoo2 tsui2-ke1-a2 too7 pai3 sin5 , kin1-ni5 guan2 to7-si7 bo5 khi3 phoo2 , sin5-bing5 huat8 guan2 pak4-too2 thiann3 , tho2 beh4 ai3 guan2 ka7 pai3 . in1 lau7-pe7 pun2-te2 to7 tsai1-iann2 ing5-a2 gau5 ue7-hoo2-lan7 , bo5 siann2 beh4 sin3 , khi3 mng7 a1-phng1-a2 , a1-jun1-a2 kap4 gua2 , long2 kong2 ku7-ni5 u7-iann2 u7 phoo2 tsui2-ke1-a2 too7 . tua7-lang5 tho2-lun7 liau2 , kuat4-ting7 thai5 1 tsiah4 ti1-kong1 phoo2-too7 , an2-ni1 tsiah4 be7 khi3 tik4-tsue7 sin5-bing5 . hit4 am3 tshu3-nih4 tsiah8 gah4 tsin1 tshinn1-tshau1 , m7-koh4 , gua2 pak4-too2 thiann3 iau2 bue7 ho2 , kan1-tann1 e7-sai2 tsiah8 mue5 phue3 am1-kue1-a2 . guan2 i1-a2 an1-ui3 gua2 bian2 huan5-lo2 , i1 u7 lau5 1 ki1 ke1-thui2 , tan2 gua2 pak4-too2 na7 ho2 , to7 e7-sai2 tsiah8 . gua2 to2 ti7 bin5-tshng5 siunn7 kong1 , siong7-bo5 , an2-ni1 bian2 hoo7 lang5 phah4 .</text:p>
          </table:table-cell>
          <table:table-cell office:value-type="string" calcext:value-type="string">
            <text:p>guan2 i1-a2 khuann3 gua2 bin7-e5 peh8-sun2-sun2 khia5 gu5 tng2-lai5 , koh4 lam2 pak4-too2 , kin2 ka7 gua2 pho7-loh8-lai5 , mng7 gua2 kam2-si7 phua3-penn7 ? gua2 kong2 pak4-too2 thiann3 , m7-tsai1 an2-tsuann2 e7 hiah4 thiann3 ? i1 sing1 ti7 ioh8-te7-a2 thau2 1 pau1 tsiah8 pak4-too2 thiann3 e5 ioh8-a2 hoo7 gua2 thun1 , koh4 kio3 gua2 khi3 bin5-tshng5 to2 . hit4 si5 tsoh4-sit4 lang5 iau2 bo5 long5-po2 , tsng1-kha1 bo5 u7 pai5 e5 i1-sing1 , long2-si7 tsiah8 pian7-ioh8-a2 tsun2 tu2-ho2 , na7 khah4 giam5-tiong7-e5 tsiah4 e7 sang3 khi3 too1-tshi7 tua7-king1 penn7-inn7 . ioh8-a2 si7 lang5 theh8 lai5 kia3-e5 , ku2-ku2 e7 lai5 sun5 1 kai2 , khuann3 khiam3 siann2-mih8 ioh8-a2 tsiah4 poo2 , ioh8-a2-tsinn5 tan2 siu1-tang1 tsiah4 lai5 put4 tshik4-a2 tu2-siau3 . ing5-a2 tshui3 khah4 lai7 , kong2 gak4 hoo7 in1 tau1 e5 lang5 siong1-sin3 guan2 si7 ku7-ni5 tsit4 kang1 khi3 tshi7 gu5 , ti7 tshan5-thau5-a2 phoo2 tsui2-ke1-a2 too7 pai3 sin5 , kin1-ni5 guan2 to7-si7 bo5 khi3 phoo2 , sin5-bing5 huat8 guan2 pak4-too2 thiann3 , tho2 beh4 ai3 guan2 ka7 pai3 . in1 lau7-pe7 pun2-te2 to7 tsai1-iann2 ing5-a2 gau5 ue7-hoo2-lan7 , bo5 siann2 beh4 sin3 , khi3 mng7 a1-phng1-a2 , a1-jun1-a2 kap4 gua2 , long2 kong2 ku7-ni5 u7-iann2 u7 phoo2 tsui2-ke1-a2 too7 . tua7-lang5 tho2-lun7 liau2 , kuat4-ting7 thai5 1 tsiah4 ti1-kong1 phoo2-too7 , an2-ni1 tsiah4 be7 khi3 tik4-tsue7 sin5-bing5 . hit4 am3 tshu3-nih4 tsiah8 gah4 tsin1 tshinn1-tshau1 , m7-koh4 , gua2 pak4-too2 thiann3 iau2 bue7 ho2 , kan1-tann1 e7-sai2 tsiah8 mue5 phue3 am1-kue1-a2 . guan2 i1-a2 an1-ui3 gua2 bian2 huan5-lo2 , i1 u7 lau5 1 te3 bah4 , tan2 gua2 pak4-too2 na7 ho2 , to7 e7-sai2 tsiah8 . gua2 to2 ti7 bin5-tshng5 siunn7 kong2 , siong7-bo5 , an2-ni1 bian2 hoo7 lang5 phah4 .</text:p>
          </table:table-cell>
          <table:table-cell/>
        </table:table-row>
        <table:table-row table:style-name="ro2">
          <table:table-cell office:value-type="string" calcext:value-type="string">
            <text:p>phngh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pho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phoh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phok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phong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phoo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4">
          <table:table-cell office:value-type="string" calcext:value-type="string">
            <text:p>phooh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n</text:p>
          </table:table-cell>
          <table:table-cell table:style-name="ce1" office:value-type="string" calcext:value-type="string">
            <text:p><text:span text:style-name="T2">pooh4-phooh4  人名</text:span></text:p>
          </table:table-cell>
          <table:table-cell office:value-type="string" calcext:value-type="string">
            <text:p>kiong1-it4 tsiu7 pho7 hit4 tsiah4 oo1-kau2-a2 khun3 khi3 . keh4 tsa2-khi2 , lu2-iong1 ( tshiann2 ti7 tshu3-lai7 tsu2-png7 kap4 se2-sann1 piann3-sau3 lai7-bin7 e5 tsa1-boo2 lang5 ) , lai5 kau3 kiong1-it4 e5 pang5-king1 , khuann3-tioh8 kiong1-it4 pho7 tsit8 tsiah4 kau2-a2 teh4 khun3 tioh8 tsit8 kiann1 , “ ah4 kiong1-it4 , li2 thai2 e7 an2-ni1 ! ” ti7 tsin1 peh8 e5 phue7-tuann1 u7 bak4-tioh8 tsit8-jiah4 tsit8-jiah4 e5 kau2 e5 kha1 ho7 . kiong1-it4 tsi2 hit4 tsiah4 kau2-a2 kong2 , “ pooh4 , pooh4 . ” ... kiong1-it4 tsin1 thiann3 kau2-a2 , tsiah8-png7 kap4 khun3 long2 tso3-hue2 . tsin1 ki5-biau7 kau2-a2 tit8-tit8 tua7 tsiah4 , pinn3 tshin1-tshiunn7 him5 . kiong1-it4 huah4 , “ pooh4-phooh4 ” i1 tsiu7 tsau2 lai5 , in1 sann1-kap4 thit4-tho5 siu5-tsui2 , koh4 tui3 kiong1-it4 kong2 , “ gua2 ka7 li2 tsai3 teh4 thit4-tho5 , ” tsiu7 tshin1-tshiunn7 be2 tsau2 tsin1 kin2 . pooh4 ia7 e7 peh4 tshiu7-a2 , in1 tak8 jit8 sann1-kap4 thit4-tho5 , tsin1 siong1-ho2 .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phu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phua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phuah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phuan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phuann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phuat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phue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phueh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phuh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phui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phun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phut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pi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ia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n</text:p>
          </table:table-cell>
          <table:table-cell table:style-name="ce1" office:value-type="string" calcext:value-type="string">
            <text:p><text:span text:style-name="T2">phah4-pia3 ? Phah-piann  pia是 pai 排 之誤</text:span></text:p>
          </table:table-cell>
          <table:table-cell office:value-type="string" calcext:value-type="string">
            <text:p>21-se3-ki3 tai5-uan5 kok4 tsing3-tong2 e5 king7-tsing1 tsiong1 e7 siong1-tong1 e5 kik8-jiat8 , ti7 kok4 tsing3-tong2 e5 tiong1-kan1 , ti5-liau2 i2 tsing3-tong2 li2-liam7 kap4 i3-sik4 hing5-thai3 tso3 hun1-piat8 i2-gua7 , tsin1-tse7 soo2-tsai7 long2 su1-iau3 lan2 tong2-poo7 iong7-sim1 lai5 king1-ing5 loo2-lik8 lai5 phah4-pia3 ? . lan2 e5 tong2-poo7 ma7 ai3 put4-tuan7 e5 kiu5-sin1 kiu5-pian3 , the5-ko1 tsing3-tong2 e5 hing5-siong7 , the5-ko1 tsing3-tong2 e5 king3-tsing1-lik8 , liau2-kai2 bin5-i3 tsiap4-kin7 bin5-i3 . na7-si7 lan2 bo5 huat4-too7 tsin3-poo7 , lan2 tioh8 e7 pi7 to5-thai3 , soo2-i2 lan2 bin5-tsin3-tong2 tai5-lam5-tshi7-tong2-poo7 , tu5-liau2 pan7-li2 tong2-bu7 e5 hing5-tsing3 khang1-khue3 i2-gua7 , lan2 ma7 u7 pan7 tsin1-tse7 e5 uah8-tang7 , tsit4-poo7-hun7 tan2-tsit8-e5 e7 tshi7-tong2-poo7 tsiong1 tsip4-hing5-tiu2 ? e7 hiong3 lan2 tai7-ke1 lai5 tso3 khah4 siong5-se3 e5 po3-ko3 . tsue3 tsu2-iau3 lan2 tioh8-si7 beh4 tsioh4-tioh8 uah8-tang7 e5 ki2-pan7 lai5 po2-tshi5 kap4 sia7-thuan5 liong5-ho2 hoo7-tong7 e5 kuan1-he7 , khok4-tua7 pun2-tong2 tsiap4-tshiok4 e5 tsan5-bin7 , kian1-koo3 pun2-tong2 tsip4-tsing3 e5 ki1-tshoo2 , lan2 siong1-sin3 ping5-siong5-si5 e5 loo2-lik8 si7 siong7 sit8-tse3 koh4 siong7 u7 hau7-ko2-e5 .</text:p>
          </table:table-cell>
          <table:table-cell office:value-type="string" calcext:value-type="string">
            <text:p>boo2 jit8 tui3 kong1-san1 beh4 tsiunn1-pak4 , tua7 ho7 tit8 loh8 , keh4-tsui2 tsin1 tua7 , thenn1 pai5 e5 sit4 tshiu2 , pai5-ko1 tui7-loh8 khe1 tiong1 , pia5 hoo7 tsui2 tit8-tit8 lau5 khi3 , tsuan5 pai5 e5 lang5 tsin1 tua7 gui5-hiam2 . tshiah4-be2 tsik4 tsiu7 pik4-tshiat4 ki5-to2 , kiu5 tsu2 tsin2-kiu3 tsuan5 kun5 e5 lang2 . hut4-jian5 khi2 tua7 lam5-hong1 , tsiong1 tik4-pai5 tshui1-ua2 pak4 huann7 , tai7-ke1 tit2-kiu3 .</text:p>
          </table:table-cell>
          <table:table-cell office:value-type="string" calcext:value-type="string">
            <text:p>hui7-bi2 bak8-sai2 tshit4-tshit4 leh4 , giah8 pit4 khi2 lai5 sia2 tsit4 siu2 tsik4-kam2 e5 sin1-sik4 tsu7-iu5 si1 , tsu7 an2-ni1 khia7 khi2-lai5 , khi3 se2-bin7 , uann7-sann1 , tui3 tsia1-khi2 ban7-su7 tshui3-khi2-kin1 ka7-leh4 , tsi2 u7 ki5-to2 i2-gua7 bo5-loo7 . pa1-kiat4 thun1 bak8-sai2 , piau2-tshut4 un1-sun5 tshio3-iong5 lai5 tsiap4 ta1-ke1 , tsiap4 siu3-tshun1 . ta1-ke1 si7 bu5-soo2-put4 e5 khe2-tseh8 . siu3-tshun1 tsit8-bin7 tsau1-that4 hui7-bi2 , tsit8-bin7 pa1-kiat4 khun1-hong1 . hui7-bi2 sing1-san2 e5 ki5 kau3 lah4 , kam2-sia7 tsu2 khuai3 pian7 tsiu7 senn1 tsa1-boo2-kiann2 . na7-tshun2 gik8 e5 sui2 , tsin1 sing5 lau7-bu2 e5 bin7 . in1 a1-ma2 tsit8-ku3 tsiu7 me7 kong2 senn1 kau3 hit4 ho7 tsa1-boo2 gin2-na2-kui2 bo5 loo7 ing7 , tsiu7 ka7 i1 ho7-mia5 tsue3 “ m7-tinnh8-a2 ” . kho2-lian5 phah4-sng2 hui7-bi2 un1-a2 siunn7 tsit8 e5 ho2-mia5 beh4 ho7 sua3 bo5 tshai2-kang1 . senn1 hit4 kui2-jit8 tu2 khun1-hong1 ui7 kong1-si1 bo2 lang5 m7-tinnh8 , lian5 kiann2 bo5 tsue7 tu2 tshut4-si3 lang5 ia7 m7-tinnh8 . khun1-hong1 to3-lai5 tsai1 hui7-bi2 khioh4 tsa1-boo2-kiann2 ia7-si7 bo5 kau3-gua7 huann1-hi2 . in1-ui7 ni5-ki2 30 lah4 tsiah4 kinn3 tioh8 tsit4 e5 thau5-tsiunn1-a2 koh4 si7 tsa1-boo2-e5 . tsin1 lue2-tsi3 , ia7 tsiu7 bo5 siunn7 beh4 ka7 i1 uann7 mia5 . na7-si7 hui7-bi2 su1-khia1 ka7 i1 ho7 tsue3 “ hui7-tsu5 ” （ 惠-慈 ) . am3-si5 , bo5 lang5 ti7 sin1-pinn1 e5 si5 tsiah4 ka7 i1 thau1-kio3 “ hui7-tsu5 ” . na7 ti7 a1-nia2 e5 bin7-tsing5 tsiu7 kio3 “ m7-tinnh8-a2 ” , ah4 ! kho2-lian5 , ka1-ti7 senn1-kiann2 , bo5 tsai5-tiau7 kio3 kiann2 ing7 soo2 ai3 ho7 e5 mia5 . siu3-tshun1 sing7 tsit8 e5 ki1-hue1 tua7 hian3 bi2-jin5-ke3 . tu2-gu7 khun1-hong1 khi3 hoo7 i1 ling2 tioh8 . hui7-bi2 iu7 gueh8-lai7 , enn1-a2 hau2 , tsha2 be7 khun3-tit4 , khun1-hong1 tsiu7 ling7-gua7 khi3 khun3 ti7 keh4-piah4 pang5 . hui7-bi2 gueh8-lai7 bo5 khi2-lai5 , su7-su7 siu3-tshun1 thue3 su1-hau7 khun1-hong1 . siu3-tshun1 pia3-miaN7 khuan2-thai7 . kau3-bue2 lian5 am3-si5 to1 lai5 kap4 khun1-hong1 tsue3-phuann7 , put4-ti1 put4-kak4 nng7-lang5 i2-king1 senn1-tshut4 ai2-mai7 e5 kuan1-he7 lah4 .</text:p>
          </table:table-cell>
          <table:table-cell office:value-type="string" calcext:value-type="string">
            <text:p>siu2-sian1 sing1 kam2-sia7 tai7-ke1 ti7 kin1-a2-jit8 lai5 tsham1-ka1 bin5-tsin3-tong2 tai5-lam5-tshi7-tong2-poo7 te7-9-kai3 te7-1-pai2 tong2-guan5 tai7-piau2 tai7-hue7 . ti7 tsia1 gua2 ma7 ai3 tsioh4-tioh8 tsit4-e5 ki1-hue7 hiong3 tai7-ke1 piau2-si7 siong7-kai3-tua7 e5 kam2-sia7 , in1-ui7 ti7 kok4-ui7 tong2-guan5 sian1-tsin3 tong5-tsi3 thia3 ?-thang3 tsai1-pue5 e5 e7-bin7 , hoo7 gua2 u7 tsit4-e5 ki1-hue7 lai5 tan1-jin7 tsu2-ui2 tsit4-e5 tsit4-bu7 . ti7 tsia1 gua2 hiong3 tai7-ke1 po2-tsing3 , gua2 tsuat8-tui3 e7 kap4 tioh8 tong2-poo7 soo2 u7 e5 tong2-kang1 , tui1-sui5 tioh8 kok4-ui7 tsian5-pue3 e5 kha1-poo7 , tsuan5-lik8 ui7-tioh8 lan2 e5 tai5-uan5 , lan2 e5 hu2-sia5 ? , lan2 e5 tong2 lai5 phah4-pia3 ? . ti7 tsia1 ma7 hi1-bang7 kok4-ui7 tong2-guan5 sian1-tsin3 tong5-tsi3 e7-tang3 sui5-si5 ka7 tong2-poo7 phue1-ping5 tsi2-kau3 , hoo7 lan2 e5 tong2-poo7 e7-tang3 king7-ka1 tsin3-poo7 kap4 sing5-tiong2 .</text:p>
          </table:table-cell>
          <table:table-cell office:value-type="string" calcext:value-type="string">
            <text:p>「 gua1 tu1-tsiah4 ta1-°-a1 be1 2-pau1 han1-tsi1-pia1-° , t " tua1-thia1-° , ai1 tsiah4 ka1-t " khi1 thch ! 」</text:p>
          </table:table-cell>
          <table:table-cell office:value-type="string" calcext:value-type="string">
            <text:p>「 han1-tsi1-pia1-° ? ? li1 ma1 sio1 pai1-thok4 1-e1 , long1 sia1-°-mih4 si1-tai1-a1 , be1-hiau1 be1 KID-o1 , iah4 s " OLIO , o1-SMILE ? s " khah4 ho1-tsiah4 ? 」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iah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piak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pian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piang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piann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4">
          <table:table-cell office:value-type="string" calcext:value-type="string">
            <text:p>piap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n</text:p>
          </table:table-cell>
          <table:table-cell table:style-name="ce2" office:value-type="string" calcext:value-type="string">
            <text:p><text:span text:style-name="T23">piap8-bu7 tsu2-jim7</text:span><text:span text:style-name="T2"> , 筆誤 giap8-bu7 tsu2-jim7  業務主任</text:span></text:p>
          </table:table-cell>
          <table:table-cell office:value-type="string" calcext:value-type="string">
            <text:p>phue1-lai7 u7 tng3 tua7 e5 kong1-si1 e5 kuan1-hong5 kap4 tsu2-jim7 e5 in3-tsiong1 tsin1 tshing1-tsho2 , gua2 lian5-sua3 khuann3 kui2-na7 pai3 , na2 thak8 na2 tshio3 , an2-ni1 u7 tsu7-sin3 lah4 , hong2-kiam1 gua2 si7 ko1-tiong1 pit4-giap8 e5 , it4-ting7 ue7 tui3 gua2 tsit4 e5 hak8-lik8 khah4 kuan5 e5 iu1-sian1 . tioh8 ! si5-kan1 iau3-kin2 , it4-tshun3 kong1-im1 it4-tshun3 kim1 , ia7 tioh8 tsing1-tshu2 si5-kan1 , na7 bo5 kuann2-kin2 lai5-khi3 , ue7 hoo7 tshi7-lai7 e5 lang5 tshiunn2-khi3 . kau3 tai5-lam5 , gua2 theh8 tsit4 tiunn1 bing5-sin3-phinn3 tshin1-tshiunn7 teh4 tiau7-tsa1 hoo7-khau2 , tit8-tit8 tui3 nau7-jiat8 e5 tshi7 tiong1-sim1 lai5 , bak8-tsiu1 tsit8-e7 tui3 hng7-hng7 khuann3-khi3 , ti7 un7-ho5 pinn1 ko2-jian5 u7 kua3 ci̍t e5 tsin1 tua7 te3 e5 tsiau1-pai5 sia2 tioh8 正-大-化-工-股-份-有-限-公-司-業-務-處 " e5 ji7 tsin1 tshing1-tsho2 . gua2 tsin1 huann1-hi2 ing7 tsau2-e5 kau3 mng5-khau2 , tia7-sing1 khia7 ti7 gua7-bin7 siong5-se3 khuann3 jip8-khi3 , hian2-jian5 si7 tsit8 keg sin1 khai1-giap8 e5 kong1-si1 , lai7-in7 u7 pai5 5 , 6 te3 e5 pan7-kong1-toh4 , i2-gua7 long2 bo5 sim2-mih8 , tiohg-ng1 hit4 te3 khah4 tua7 te3 e5 toh4 u7 khng3 tsit8 ki1 tian7-ue7 , u7 sia2 piap8-bu7 tsu2-jim7 e5 ji7 pai5 ti7 toh4-tsing5 , tse7 ti7 hia1 hit4 e5 lang5 it4-ting7 si7 tsu2-jim1 , pinn1-a2 e5 toh4-a2 ia7 u7 tse7 nng7 e5 su7-bu7-uan5 kap4 tsit8 e5 lu2-e5 , in1 e5 bak8-tsiu1 put4-si5 teh4 khuann3 gua7-bin7 , tsiau3 khuann3 bo5 sim2-mih8 kong1-su7 thang1 pan7 e5 khuan2 , gua2 khuann3-liau2 tsiu7 kiann5 jip8-khi3 , tu2-tu2 toh4-kha1 u7 puah8 tsit8 tiunn1 tsua2 , gua2 hut4-jian5 siunn7-khi2 lim5 bok8-su1 ti7 kang2-gua2 hut4-jian5 siunn7-khi2 lim5 bok8-su1 ti7 kang2-to7 e5 si5 bat4 in2 tsit8 e5 phi3-ju7 kong2 , u7 tsit8 e5 kong1-si1 beh4 tsiau1-boo7 tsit8 e5 su7-bu7-uan5 , tsong2-si7 ing3-ting1-tsia2 tsin1-tsue7 , tsong2 king1-li2 bo5 hua5-too7 thang1 kuat4-ting7 sim2-mih8 lang5 , tsiu7 tsiong1 tsiah4 e5 lang5 tiau3-lai5 sui5-e5 khau2-tshi3 , tiau5-kang1 ti7 in1 e5 bin7-thau5-tsing5 thau1 khng3 tsit8 ki1 tsiam1 （ 針 ） ti7 tue7-nih4 , an3-sng3 sim2-mih8 lang5 na7 ue7 hiau2 tsiong1 hit4-ki1 tsiam1 khioh4 khi2-lai5 , tsiu7 beh4 tshai2-iong7 hit4 e5 lang5 , in1-ui7 na7 ue7 hiau2 ti7 sio2 su7 tsin7-tiong1 , tsu7-jian5 tsiu7 ue7 ti7 tua7 e5 tiong1-sim1 （ 忠-心 ） , soo2-i2 gua2 tsai1-iann2 tsit4 tiunn1 tsua2 kiam2-tshai2 si7 teh4 tshi3-gua2 , lai5 kuat4-ting7 gua2 e5 mia7-un7 , gua2 sui5-si5 ann3-loh8 theh8 khi2-lai5 , khng3 ti7 tsu2-jim7 e5 toh8-ting2 , koh4 kiann5 90 too7 e5 kiok8-kiong1 tui3 tsu2-jim7 kong2 , " X X tsu2-jim7 , gua2 tiau5-kang1 tui3 hiong1-tshuan1 lai5 beh4 ing3-ting1 e5 , tshiann2 ban7-su7 pai3-thok4 . " kong2 liau2 tui3 te7-a2 lai7 theh8 hiah4 e5 su1-lui7 kap4 300 khoo1 khi2-lai5 kau1 hoo7 i1 , i1 liah8 gua2 siong3 tsit8-e7 , tsiah4 ing7 kok4-gu2 kau2 gua2 mng7 tsin1-tsue7 tai7-tsi3 , gua2 ia7 ing7 kok4-gu2 ka7 i1 in3-tap4 , i1 na2 kong2 e5 si5 na2 khuann3 hiah4 e5 su1-lui7 , khuann3 liau2 hing5 gua2 , tsiong1 hit4 300 khoo1 siu1 jip8-khi3 , koh4 tui3 thuah4-a2 theh8 tsit8 thoang e5 thiam1-po3-tuann1 ka7 gua2 kong2 .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piat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piau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pih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pik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5">
          <table:table-cell office:value-type="string" calcext:value-type="string">
            <text:p>pim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im  pit 一筆工錢<text:span text:style-name="T19"> tsit8-pim1 e5 kang1-tsinn5    pian na am pim na am便若暗</text:span></text:p>
          </table:table-cell>
          <table:table-cell office:value-type="string" calcext:value-type="string">
            <text:p>19 ) . hit4-si5 i2-sik4-liat8 tsuan5-tue7 bo5 tsit8 e5 phah4-thih4 sai1-hu7 , in1-ui7 hui1-li7-su7 lang5 kong2 , kiann1-liau2 hi1-pik4-lai5 lang5 tse3-tso7 kiam3 kap4 tshiunn1 . 20 ) . i2-sik4-liat8 lang5 beh4 bua5-lai7 i1 e5 lue5 , pe7 , poo2-thau5 , ti5-thau5 , tak8-lang5 tioh8 loh8-khi3 hui1-li7-su7 lang5 hia1 ; 21 ) . na7 beh4 lue3 ti5-thau5 , lue5 , sann1-khi2 e5 tshe1 , poo2-thau5 , kap4 kuann2-gu5 e5 thih4-tshi3 , tioh8 tsit8-pim1 e5 kang1-tsinn5 ; 22 ) . soo2-i2 kau3 kau1-tsian3 e5 jit8 , te3 so3-lo5 kap4 iok4-na2-tan1 e5 lang5 bo5 tsit8-e5 tshiu2-nih4 u7 kiam3 u7 tshiunn1 e5 ; tok8-tok8 so3-lo5 kap4 i1 e5 kiann2 iok4-na2-tan1 u7 . 23 ) . hui1-li7-su7 hong5-siu2 e5 ping1 tshut4-khi3 kau3 bit8-buat8 e5 ai3-khau2 .</text:p>
          </table:table-cell>
          <table:table-cell office:value-type="string" calcext:value-type="string">
            <text:p>kau3 hit4 tsit8 kang1 , m7 tsai1 tsap8 kui2 hue3 iah4 si7 tsap8 thong2 hue3 , i1 kio3 in1 lau7-pe7 lau7-bu2 honnh4 , kong2 i1 tshit4 tshit4 si3-tsap8-kau2 kang1 , i1 na7 si2 , “ li2 ka7 gua2 peh8 peh8 ka7 gua2 lok4 tiam3 hia1 hiat4-a2 to7 ho2 . kau3 tsit8-pah4 kang1 tsai7-lai7 , tsit8-pah4 kang1 honnh4 , li2 tsiah4 ka7 gua2 oo2-khi2-lai5 . ” m7 tsai1 kau3 kui2 kang1 nia7-nia7 , ngoo2-ong5 to1 tu2-ho2 lai5 tshue7 te7-li2 ah4 . khun1-sin1 ngoo2-ong5 , tai7-liok8 tso3-tsui2 iah4 im1-tsui2 tsuann5 tui3 hit4 tsua7 kang2 jip8-lai5 , jip8 lai5 kong2 , “ hah4 ! ti7 tsia1 lah4 ! ” ah4 to7 loh8 lai5 tih4 , beh4 loh8 lai5 teh4 neh4 ! hia1 khah4-tsa2 teh4 khi2-bio7 long2 tai7-liok8 sam1 un7-kue3-lai5 ah4 , kong2 , “ to7 ti7 tsia1 lah4 , tsiong1-tiam2 ti7 tsia1 lah4 , lan2 ngoo2-ong5 teh4 tshue7 bo5 , to7-si7 ti7 tsia1 lah4 ! ” ah4 suah4 hoo7 tsit4 e5 gin2-a2 teh4 khi3 , lang5 tai5-loh8 ah4 neh4 ! tai5-loh8 ah4 beh4 an3-nua2 ? ngoo2-ong5 beh4 ka7 hui2 , hui2 be7 kiann5 , i1 u7 im1-ping1 im1-tsiong3 tiau3 tsiok4 tse7 , thian1-ping1 thian1-tsiong3 ma7 ham5 i1 thuh4 , thuh4 be7 iann5 i1 ah4 ! thuh4 ! hoo7 i1 …… ka7 kut8-khi2-lai5 , tsian3 kah4 tshe7 tsit8 ping5 , ngoo2-ong5 kiat4 be7 iann5 i1 , gin2-a2-kun1 tsian3 kah4 tshe7 tsit8 , m7-tsiah4 kai2-mia5 “ ban7-sian7-ia5-kong1 ” . hit4 tsun7-a2 goo5 sam1-ong5 hoo7 kiat4 tsit8 bak8 kheh4-khi3 , ngoo2-ong5 to1 goo5 sam1-ong5 siong7 pa2 , guan2 hok8-sai7 he1 si7 tsu1-ong5 , tsu1-ong5 to1 khah4 bun5 , iong7 thau5-nau2 . ngoo2-ong5 to7 li2 , ti5 , goo5 , tsu1 , huan7 hit4 goo7 e5 . ah4 to7 tiam3 hia1 ham5 i1 kiat4 , kiat4 kau3 an2-ne1 , honn5 ～ pim3 na7 am3 to7 an2-ne1 lo5-siann1 , be2-siann1 an2-ne1 , tui3 bin7 hit4 e5 tsng1-thau5 tak8 ui7 long2 u7 , tak8 ui7 tsng1-thau5 long2 …… bue2-a2 kuan1-im1 kuan1-loh8 ka7 kong2-ho5 , i1 kong2 tua7-bio7 hoo7 i1 tua3 , “ li2 tue3 gua2 iu5-kuan7 , tue3 gua2 iu5-kuan7 ; iu5-hu2 tue3 gua2 tsiah8-hu2 . ” ngoo2-ong5 ka7 khan1-khi2-lai5 .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pin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ping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pinn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pio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pit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piu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pm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0 : 47 pm1 , 2001 / 8 / 9</text:p>
          </table:table-cell>
          <table:table-cell office:value-type="string" calcext:value-type="string">
            <text:p>4 lan2 hue7 kap4 ko1-i1 tai7-hak8 tai5-bun5 sia7 hap8-pan7 e5 LMJ tshoo1-kip4-pan1 ti7 10 gueh8 tshe1 4 i2-king1 khui1-kho3-ah4 . bok8-tik4 si7 pue5-hun3 tsai7-hau7 lau7-su1 e5 bo2-gi2 su1-tsu1 . sui1-jin5 u7 pah4 kui2 lang5 po3-mia5 , m7-ku2 lan2 kan1-tann1 ue7 tit4 siu1 50 e5 . mui2 le2-pai3 3 , pm1 7 : 00 , ti7 ko1-i1 e5 W21 kau3-sik4 .</text:p>
          </table:table-cell>
          <table:table-cell office:value-type="string" calcext:value-type="string">
            <text:p>lan2 KLH e5 kau3-hak8 ju2 lai5 ju2 tshia1-iann7 . tu5 liau2 ku7-te2 e5 tshoo1-kip4-pan1 kap4 tiong1-kip4-pan1 i2-gua7 , koh4 beh4 khui1 ke3-siok8 kau3-iok8-pan1 . lan2 tsai1-iann2 tsiong1-ki5 it4-sing1 e5 hak8-sip8 si7 kau3-iok8 e5 tsue3 tiong7-tiam2 . hian7-tshu2-si5 e5 kau3-iok8 si7 ui7 tioh8 bi7-lai5 e5 kau3-iok8 tso3 tsun2-pi7 , soo2-i2 lan2 kuat4-ting7 beh4 koh4 khui1 ke3-siok8 kau3-iok8-pan1 lai5 uan5-sing5 tsit4-e5 bok8-phiau1 . po3-mia5 e5 tsu1-keh4 si7 KLH tiong1-kip4-pan1 pit4-giap8 . kho3-thing5 u7 tai5-gi2 gi2-gian5-hak8 , tai5-uan5 lik8-su2 , gi2-im1 hok8-sip8 , tai5-gi2 tian7-nau2 kap4 bang7-loo7 e5 su2-iong7 , phng1-phai3 koh4 tshe1-tshau1 . ui3 2001 / 12 / 25 khai1-si2 mui2 le2-pai3 2 , 7 : 00 kau3 9 : 30 pm1 tiam3 ko1-i1 W21 kau3-sik4 siong7-kho3 . kho3-thing5 long2-tsong2 si7 25 tiam2-tsing1 . loh8-bue2 u7 tshik4-giam7 , thong1-kue3 . . e5 pan1-huat4 kiat4-giap8 tsing3-su1 . siunn7 beh4 tsham1-ka1 e5 lang5 tshiann2 ka7 tiunn1 hok8-tsu5 i1-su1 po3-mia5 .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png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po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poh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pok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pong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poo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pooh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ooh4-phooh4 <text:s/>狗名</text:p>
          </table:table-cell>
          <table:table-cell office:value-type="string" calcext:value-type="string">
            <text:p>kiong1-it4 tsiu7 pho7 hit4 tsiah4 oo1-kau2-a2 khun3 khi3 . keh4 tsa2-khi2 , lu2-iong1 ( tshiann2 ti7 tshu3-lai7 tsu2-png7 kap4 se2-sann1 piann3-sau3 lai7-bin7 e5 tsa1-boo2 lang5 ) , lai5 kau3 kiong1-it4 e5 pang5-king1 , khuann3-tioh8 kiong1-it4 pho7 tsit8 tsiah4 kau2-a2 teh4 khun3 tioh8 tsit8 kiann1 , “ ah4 kiong1-it4 , li2 thai2 e7 an2-ni1 ! ” ti7 tsin1 peh8 e5 phue7-tuann1 u7 bak4-tioh8 tsit8-jiah4 tsit8-jiah4 e5 kau2 e5 kha1 ho7 . kiong1-it4 tsi2 hit4 tsiah4 kau2-a2 kong2 , “ pooh4 , pooh4 . ” ... kiong1-it4 tsin1 thiann3 kau2-a2 , tsiah8-png7 kap4 khun3 long2 tso3-hue2 . tsin1 ki5-biau7 kau2-a2 tit8-tit8 tua7 tsiah4 , pinn3 tshin1-tshiunn7 him5 . kiong1-it4 huah4 , “ pooh4-phooh4 ” i1 tsiu7 tsau2 lai5 , in1 sann1-kap4 thit4-tho5 siu5-tsui2 , koh4 tui3 kiong1-it4 kong2 , “ gua2 ka7 li2 tsai3 teh4 thit4-tho5 , ” tsiu7 tshin1-tshiunn7 be2 tsau2 tsin1 kin2 . pooh4 ia7 e7 peh4 tshiu7-a2 , in1 tak8 jit8 sann1-kap4 thit4-tho5 , tsin1 siong1-ho2 .</text:p>
          </table:table-cell>
          <table:table-cell office:value-type="string" calcext:value-type="string">
            <text:p>pa1-pa1 khuann3-tioh8 pooh4 hiah4-nih4 gau5 , tsiu7 tua7 huann1-hi2 . pooh4 tsiong1 po2-pue3 thua1 tng2-lai5 tshu3-nih8 tsiu7 bo5 koh4 khuann3-kinn3 .</text:p>
          </table:table-cell>
          <table:table-cell office:value-type="string" calcext:value-type="string">
            <text:p>pooh4 ka1-tsiah4 tsai3 kiong1-it4 , siu5 kue3 tsui2-kau1 , kau3 mng5 nih4 tshin1-tshiunn7 kau5-san1-a1 , tsiu7 peh4 khi2-khi3 . pooh4 sing1 kau3 suann1-tshat8 soo2 khi2 e5 kann1-lo5 ( kuainn1 lang5 e5 soo2-tsai7 ) , ti7 hit4 lai7-bin7 u7 tse7-tse7 lang5 hoo7 suann1-tshat8 liah8 lai5 kuainn1 ti7 hia1 . pooh4 thiau3 ua2-khi3 tsiong1 mng5 e5 so2 ka7 tshui3 , tui3 lai7-bin7 lang5 tsiu7 long2 tsau2 tshut4-lai5 , tai7-ke1 ka7 pooh4 seh4 to1-sia7 . pooh4 koh4 tsau2-khi3 suann1-tshat8 khng3 soo2 thau1-theh8 lai5 e5 po2-pue3 e5 tshng1-khoo3 , lai7-bin7 po2-pue3 mua2-mua2 . hit4-e5 tshng1-khoo3 e5 mng5 ing7 thih4 tso3 e5 , pooh4 ia7 bo5 huat4-too7 ka7 i1 long3 phua3 mng5 . pooh4 tsiu7 ti7 mng5 e5 e7-bin7 iah4 khang1 , tsiong1 thoo5 iah4 khi2-lai5 , bo5 ku2 tsiu7 iah4 tsit8 e5 lang5 e7-thang1 ng3 jip8-khi3 e5 pong7-khang1 . pooh4 tsiu7 tsau2 jip8-khi3 , tsiong1 po2-pue3 tit8-tit8 ka7 tshut4-lai5 , khuann3-tioh8 an2-ni1 , hiah4-e5 tui3 kann1-lo5 siu7 kiu3 tshut4-lai5 e5 lang5 long2 tui3 hia1 ng3 jip8-khi3 theh8 po2-pue3 tshut4-lai5 .</text:p>
          </table:table-cell>
          <table:table-cell office:value-type="string" calcext:value-type="string">
            <text:p>pooh4 m7 tsai1 tui3 to2-loh8 khi3 thua1 tsit8 tsiah4 tshia1 lai5 , tsing3-lang5 tsiu7 tsiong1 po2-pue3 khng3 ti7 tshia1 ting2 . kiong1-it4 tsiu7 thiau3 khi2-khi3 tse7 ti7 tshia1-ting2 , pooh4 tsiu7 thua1-tshia1 , tsing3-lang5 tui3 au7-bin7 sak4-tshia1 tit8-tit8 kiann5 . thiann1-tioh8 tshia1 e5 siann1 , suann1-tshat8 tioh8-kiann1 tsau2-lai5 , pooh4 khuann3-tioh8 suann1-tshat8 ua2-lai5 tsiu7 hau2 tsin1 tua7 siann1 “ hm3 ooh4 ... ” . hit4-e5 siann1 tshin1-tshiunn7 him5 e5 siann1 . suann1-tshat8 liah8-tso3 si7 him5 , koh4 khuann3-kinn3 kiong1-it4 tshing7 peh8-sann1 tse7 ti7 ting2-bin7 teh4 tsi2-hui1 , siunn7 kong2 kiong1-it4 si7 thinn1-sai3 .</text:p>
          </table:table-cell>
          <table:table-cell office:value-type="string" calcext:value-type="string">
            <text:p>pooh4 tsiu7 tit8-tit8 kiann5 , kau3 ti7 khng3 tsin1 tse7 bi2 e5 tshng1-khoo3 tsiu7 ti7 hia1 tit8-tit8 pui7 , kiong1-it4 tiam7-tiam7 khui1 tshng1-khoo3 e5 mng5 , pi2 bi2-tshng1 hoo7 pa1-pa1 khuann3 , koh4 pi2 song3-hiong1 e5 lang5 . pa1-pa1 tsiu7 tsai1 kong2 , “ hooh4 , hooh4 ... ” , tsiu7 bing7-ling7 tshe1-ing7 e5 lang5 , tsiong1 bi2 kng1 tshut4-lai5 pun1 hoo7 hiah4-e5 song3-hiong1 e5 lang5 . pooh4 khuann3-tioh8 an2-ni1 , koh4 tshua7 kiong1-it4 kau3 kim1-khoo3 ( khng3 tsinn5 e5 tshng1-khoo3 ) e5 thau5-tsing5 , tsiu7 tse7 ti7 hia1 , kiong1-it4 koh4 tiam7-tiam7 khui1 kim1-khoo3 e5 mng5 . pa1-pa1 tsai1-iann2 pooh4 e5 i3-su3 , tsiu7 tsiong1 kim1-khoo3 lai7 e5 tsinn5 long2 pun1 hoo7 hiah4-e5 song3-hiong1 lang5 . in1 tai7-ke1 tsiu7 ka7 kiong1-it4 e5 pa1-pa1 seh4-sia7 , tsiu7 to3-khi3 tshu3-nih8 .</text:p>
          </table:table-cell>
          <table:table-cell office:value-type="string" calcext:value-type="string">
            <text:p>suann1-tshat8 tsiong1 po2-pue3 ing7 tshia1 tsai3 tng2-khi3 suann1-nih8 . hit4 si5 pooh4 tsiah4 huat4-kak4 . “ kiong1-it4 hiann1 hai7 lah4 , kuann2-kin2 peh4 khi2-lai5 , thau5-a2 na2 tshin1-tshiunn7 suann1-tshat8 lai5 ” . kiong1-it4 tshing7 peh8 e5 khun3-sann1 tui3 bin5-tshng5 peh4 khi2-lai5 . pooh4 kong2 , “ lan2 kuann2-kin2 lai5 khi3 , tsiong1 suann1-tshat8 tshiunn2-khi3 e5 mih8 theh8 tng2-lai5 ” , tsiu7 tsai3 kiong1-it4 tsau2 tsin1 kin2 . tshin1-tshiunn7 hong1 , ng3 tshiu7-na5 , kue3 suann1-nia2 , bo5 ku2 tsiu7 tsau2 kau3 suann1-tshat8 e5 tshu3 . suann1-tshat8 e5 tshu3-nih8 u7 ui5 tsin1 kuan5 e5 tshiunn5-a2 , tshiunn5-a2 gua7 ia7 u7 tsit8 tiau5 tsin1 tua7 tiau5 e5 tsui2-kau1 . tsiah4-e5 suann1-tshat8 tsin1 huann1-hi2 , in1-ui7 in1 kim1-am3 e5 kang1-tsok4 tsin1 sing5-kong1 , tsiu7 lim1-tsiu2 , tai7-ke1 khun3 kau3 tsin1 tang7-bin5 .</text:p>
          </table:table-cell>
          <table:table-cell office:value-type="string" calcext:value-type="string">
            <text:p>tai7-ke1 si3-kue3 tshue7 , tsong2-si7 long2 tshue7 bo5 , kiong1-it4 siunn1 pi1-siong1 koh4 bo5 phuann7 sua3 phua3-pinn7 , pa1-pa1 tsin1 huan5-lo2 , ui7-tioh8 tshue7 pooh4 pa1-pa1 tui3 lang5 kong2 , “ bo5-lun7 tsainn2-iunn7 tioh8 tshue7 hit4 tsiah4 pooh4 tshut4-lai5 . li2 na7 ka7 gua2 tshue7 tshut4-lai5 , gua2 beh4 tsiong1 tsai5-san2 e5 tsit8-puann3 sang3 hoo7 li2 . ”</text:p>
          </table:table-cell>
          <table:table-cell office:value-type="string" calcext:value-type="string">
            <text:p>u7 tsit8 jit8 , pooh4 tng2-lai5 lah4 , m7-si7 i1 ka1-ki7 tsit8 e5 , au7-bin7 tue3 kui2 pah4 e5 song3-hiong1 e5 lang5 . pooh4 ti7 tshu3-nih8 e5 thau5-tsing5 pui7 kong2 , “ kiong1-it4 hiann1 , gua2 to3-lai5 lah4 . ” kiong1-it4 thiann1-tioh8 an2-ni1 phua3-pinn7 sui5-si5 ho2 khi2-lai5 , tsau2 khi3 pho7 pooh4 e5 am7-kun2 .</text:p>
          </table:table-cell>
          <table:table-cell office:value-type="string" calcext:value-type="string">
            <text:p>u7 tsit8 jit8 , tso3 hong1-thai1 , gua7-bin7 hong1 “ hu7-hu7 ” hau2 , tshiu7-a2 ia7 io5 tsin1 tua7 e7 . kiong1-it4 kap4 pooh4 tsin1 tsa2 tsiu7 ng3 ti7 phue7-e7 teh4 khun3 . hong1-thai1 ju2 tua7 , hit4 si5 u7 tsha1-put4-to1 10 e5 oo1-iann2 puann5-jip8 kiong1-it4 e5 tshiunn5-a2-lai7 . in1 si7 tua3 ti7 suann1-nih8 e5 tshat8-a2 . in1 li7-iong7 tsit4-e5 tua7 hong1-thai1 e5 am3-mi5 lai5 tshiunn2 , tsin1 iong5-inn7 tsiu7 tsiong1 kiong1-it4 e5 pa1-pa1 kap4 ma1-ma1 pak8 khi2-lai5 , tsiong1 po2-pue3 theh8-theh8 khi3 , hiah4-e5 tshiann3-kang1-lang5 ia7 long2 siu7 pak8-teh4 .</text:p>
          </table:table-cell>
          <table:table-cell office:value-type="string" calcext:value-type="string">
            <text:p>“ hmh4 , tsit4 tsiah4 pooh4 tsin1 gau5 , tsin1 gau5 , tsin1 gau5 ! ”</text:p>
          </table:table-cell>
          <table:table-cell/>
        </table:table-row>
        <table:table-row table:style-name="ro2">
          <table:table-cell office:value-type="string" calcext:value-type="string">
            <text:p>pu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pua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puah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puak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uak8-a2 芭樂 <text:s/>現音 puat8-a2 pat8-a2</text:p>
          </table:table-cell>
          <table:table-cell office:value-type="string" calcext:value-type="string">
            <text:p>ong5-lai5 , si1-kue1 , puak8-a2 , nai7-tsi1 ,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puan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puann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puat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pue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pueh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4">
          <table:table-cell office:value-type="string" calcext:value-type="string">
            <text:p>puenn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n</text:p>
          </table:table-cell>
          <table:table-cell table:style-name="ce1" office:value-type="string" calcext:value-type="string">
            <text:p><text:span text:style-name="T2">puenn5-suann1 kue3-nia2 盤山過嶺  應該是 puann5-suann1 kue3-nia2</text:span></text:p>
          </table:table-cell>
          <table:table-cell office:value-type="string" calcext:value-type="string">
            <text:p>tsha1-put4-to1 hit4 e5 si5-tsun7 , u7 tsit8 e5 suann1-te7 tshing1-lian5 , m7-kiann1 king2-tshat4 e5 tsoo2-tong3 , iong2-kam2 tshua7 i1 e5 boo2 khi3 tam7-tsui2 thak8 tsheh4 , i1 sit8-tsai7 si7 ui7 tsin1-li2 m7-kiann1 si2 e5 lang5 , i1 nng7 ni5 au7 ia7 tng2-khi3 tua3 ka1-le2-uan1 pang1-tsan7 tsi1-oang , i1 tsiu7 khi3 tak8 soo2-tsai7 thuan5 to7-li2 , sin3 e5 lang5 tsiu7 ti7 sann1-kenn1 puann3-mi5 kau3 tsi1-oang hia1 thiann1 to7-li2 , hit4 e5 m7-kiann1 si2 , m7-kiann1 phah4 , m7-kiann1 kuainn1 e5 iong2-kam2 e5 tshing1-lian5 , tsiu7-si7 la1-uai2 ( u7 lang5 kong2 tso3 loo5-ui1 ) . tann1 hit4-si5 e5 san1-te7 lang5 ing7 tsuann2-iunn7 lai5 thiann1 to7-li2 neh4 ? in1-ui7 kiann1 king2-tshat4 , tsiu7 ti7 am3-si5 10 tiam2 kau3 3 tiam2 e5 tiong1-kan1 lai5 thiann1 to7-li2 , u7 lang5 tua3 ti7 tsin1 hng7 , tioh8 ai3 puenn5-suann1 kue3-nia2 kiann5 5 tiam2 tsing1 , u7 e5 tioh8 8 , 9 tiam2 tsing1 tsiah4 e7 kau3 . khi2-thau5 tsi1-oang e5 sin1-the2 put4-tsi2 iong2 , au7-lai5 in1-ui7 tak8 am3 tioh8 ai3 ka3 lang5 , na7-si7 khah4 kin7 lai5 e5 , tioh8 kau3 thinn1-kng1 , soo2-i2 sin1-the2 tsit8-jit8 tsit8-jit8 sue1-lam2 . sui1-jian5 si7 an2-ni1 , siong7-te3 ia7 tik8-piat8 po2-hoo7 , hoo7 i1 iong2-kam2 lai5 tsin7 i1 e5 su3-bing7 . i1 u7 tsit8 e5 iong2-lu2 ho7 tso3 la1-bai1 ( 羅-梅 ) , i1 kong2 tioh8 tak8-am3 ui7-tioh8 hiah4-ni7 hng7 lai5 e5 lang5 tsi2-png7 hoo7 in1 tsiah8 pa2 tsiah4 hoo7 in1 tng2-khi3 , in1 tak8 am3 to1 bo5 it4-ting7 e5 lang5 lai5 , tui3 tang1-sai1 lam5-pak4 lai5 5 e5 , 10 e5 tsiap4-sua3 lai5 , soo2-i2 kang1-tsok4 e5 lang5 sit8-tsai7 ia7 si7 ui5-lan5 , tsong2-si7 ui7-tioh8 uah8-mia7 e5 hok4-im1 ia7 si7 bue7 ki3-tit4 it4-tshe3 lai5 kam2-sia7 .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puh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pui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puih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puinn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pun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put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sa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sah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sai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saih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ainn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筆誤 <text:s/>應該是 siann, sainn-nai 撒嬌</text:p>
          </table:table-cell>
          <table:table-cell office:value-type="string" calcext:value-type="string">
            <text:p>a1-ing1 te7 it4 pai2 kam2-siu7 tioh8 khing3-tong5 kam2-tsing5 e5 liu5-loo7 , tang1-si5-a2 khing3-tong5 ai3 in1 a1-hiong1 tsiah4 tshim1 ... . . “ gua2 hit4-tsun7 sit4-kak4-tshah4 , kan1-tann1 khuann3 a1-hiong1 tshu3 tua3-bue7-tiau5 , sann1-kang1 , nng7-kang1 uat4-leh4 to7 suan1-tshut4-khi3 , ioh4 si7 huan7-tsian7 thau1 tsau2 khi3 puah8 , khi3 than3 , thai3 e7 tsai1-iann2 tsau2 khi3 teh4 gian3 . na7 beh4 tsai1 hit4-tsun7 tiong3-tok8 iau2 bo5 tshim1 , pang1 i1 kai2 ing3-kai1 kai2 e7-khi2-lai5 ... ... ” a1-ing1 tut8-jian5 tsit8-tsun7 tsit8-tsun7 e5 jiu5-tsing5 bit8-i3 lau5 phian3 tsuan5-sin1 . tsu7 tit4-tioh8 a1-hiong1 kue3-sin1 liau2-au7 , tsit8-e5 i3-lian7 put4-si5 tiam3 thau5-khak4 te2 teh4 seh8 , to7-si7 m7-tsai1 beh4 an2-tsuann2 khui1-tshui3 . siok8-gi2 kong2 bai2-bai2-a2-ang1 khah4 iann5 bo5 , khing3-tong5 sui1-jian5 tshoo1-hu1 , bue7-hiau2 piau2-tat8 kam2-tsing5 ... . , “ ... na7 bo5 kin2 tshua7 tng2-lai5 i1 , lai5 kai2 , a1-ing1-a1 , e7 tshiunn7 gua2 sit4-khi3 guan2 a1-hiong1-neh4 . ” kuan1-sim1 e5 siann1-sueh4 ma7 u7 iu3-siu3 e5 tsit8-bin7 , hoo7 a1-ing1 tsin1 kam2-sim1 . “ gua2 long2 thiann1 li2 e5 ue7 , li2 tioh8-ai3 tshiunn7 lau7-pe7 an2-ne1 tau3 ka3 , ” a1-ing1 tshik4 ua2 khing3-tong5 e5 hing1-kham2 : “ tshiunn7 gua2 thiann3 a1-nai1 in1 an2-ne1 . li2 kong2 gua2 u7 tshiunn7 ma1-ma1 an2-ne1 sioh4 in1-bo5 ? ” “ a1-nai1 in1 ka1-tsai3 u7 li2 leh4 ka3 leh4 sioh4 ... . ” “ li2 tsai1 to7 ho2 ... . . aih4 , mai3 kong2 gin2-a2-a1-lah4 ... . . li2 ... li2 ... u7 ai3 gua2-bo5 ? ” m7-tsai1 si7 siunn1 se3-sainn1 , iah4-si7 siann2 ian5-koo3 , khing3-tong5 kui1-e5-lang5 suah4 nga7-nga7 .</text:p>
          </table:table-cell>
          <table:table-cell office:value-type="string" calcext:value-type="string">
            <text:p>aih4 , a1-i1 ma7 thai3 bue7-haiu2 the3 lang5 siat4-siong2-lah4 . a1-ing1 tshia1 sai2-leh4 , si3-e5 lang5 lai5 kau3 tai5-tiong1 . tshia1 thing5 ti7 kong1-hng5-pinn1 thing5-tshia1-tiunn5 , iong7 kiann5-e5 kau3 uan2-tong1-pah4-hue3 . nng7-tsi2-muai7 jua7 huann1-hi2-leh4 , ti7 siau3-lu2-kuan2 , tsia1 bong1-bong1 hia1 khuann3-khuann3 , tak8-nia2 sann1 to1 sui2 , tak8-su1 to1 hap8-i3 . a1-ing1 tsit8-lang5 ka7 be2 nng7-su1 , koh4 su1-te2-ha7 kio3 tiam3-uan5 , liah8 in1 e5 tshu3-tshioh4 , tsit8-lang5 theh8 puann3-tann2 e5 lai7-sann1-a2-khoo3 . iu5-ki5 tshai2-giok8 ko1-sann1-a1 , sin1-tsai5 tng1 teh4 pian3-hua3 , m7-na7 ai3 hah8-su1 , koh4 tioh8 bue7 khi3 gai7-tioh8 huat4-iok8 . bo5 lau7-bu2-a2-kiann2 , tsi2-u7 ti7 tsa1-boo2 gin2-a2-phuann7 lai7-te2 , tit4-tioh8 tsu1-sin3 , tsin1 ui5-lan5 in1-looh4 . pun2-tsiann5 a1-ing1 hap8-i3 tsit8-nia2 hiu1-ing5-hok8 , beh4 be2 hoo7 khing3-tong5 . khing3-tong5 bo5-ai3 tshing7 hiah4 ho2-e5 , a1-ing1 ia7 bo5-ai3 tshik4 i1 e5 i3 , sui5-tsai7 i1 tiam3-khau2-a1 , phiann1 kui1-tua7-tui1 hia1 king2 tsit8-nia2 , khuann3 bue7 kue3-sim1 , a1-ing1 koh4 ke1 ka7 hiannh4 tsit8-nia2 . tiong1-tau3-tng3 khuann3 gin2-a2 , kong1-ke1 tsit4-hang7 tsiah8 tsit8-tshui3 , hit4-hang7 kio3 tsit8-sut4-a2 , lian5-tsiah8 kui2-lo7 khuan2 . a1-ing1 bo5 siann2 tsiah8 , ma7 tue3 in1 pa2-khi2-lai5 . a1-nai1 iau1-kiu5 khuann3 tian7-iann2 : “ guan2 lian5-sua3 beh4 khuann3 nng7-tshut4 oh4 . ” tsng1-kha1 gin2-a2 to7-si7 tsng1-kha1 gin2-a2 . “ han3-tit4 ti7-si5 tshut4-lai5 , ” a1-ing1 khuann3 i1 hiah4 sainn5-nai1-khui3 , hiah4-ni7 phan3-bong7 , ka7 khing3-tong5 kong2 : “ hoo7 in1 tshit4-tho5 khah4 huann1-hi2-leh4-lah4 . ” tsu7 an2-ne1 siau3-lian5-e5 kiann5 siau3-lian5 e5 loo7 , lau7-e5 kiann5 lau7-e5 .</text:p>
          </table:table-cell>
          <table:table-cell office:value-type="string" calcext:value-type="string">
            <text:p>giok8-bi2 tiau1-ti5-kang1 kik4 in1 tong5-su7 sio2-koo1 tau5 hoo7 lang5 thiann1 hit4-khuan2 khau2-khi3 : “ kong2 se3-sainn1-ue7 kam2 e7-ing7-tit4 ? kong2 si7 leh4 ka7 thau1-me7 . kap4 guan2 ang1 khah4 ho2-leh4 , ia7 u7 tai7-tsi3 . gua2 tsiah4 m7 tsing5-guan7 hoo7 me7-leh4 ! tshiunn7 gua2 ka7 guan2 ang1 tsim1 tsit8-e7 khi3 hoo7 khuann3-kinn3-tioh8 . kan1-tann1 tsim1 tshui3-phue2 nia5 , i1 to7 bue7-tit4 tit8-a1 . me7 gua2 bo5 tsit8-e7 tsa1-boo2-khuan2 , bue7-hiau2 tsai1 kian3-siau3 ! gua2 m7-si7 tiau1-ti5-kang1 tsim1 hoo7 khuann3-e5-a1 , koh4 ti7 tshu3-nih4 , ia7 m7-si7 ti7 ke1-a2-loo7 . hai7 guan2 tshut4-mng5 lian5 tshiu2 to1 m7-kann2 khan1 , ai3 tan2 kiann5 hng7 , uat8-thau5 khuann3 u7 tue3-lai5-bo5 , tsiah4 kann2 khan1-tshiu2 ... . . ” “ ai3 kong2 tshio3-a1 , ” a1-ing1 hoo7 giok8-bi2-a2 kik4 he1 siann1-sau3 , koh4 kong2 kah4 u7 tsit8-e7 khuan2 , tsiong1 sin3 tsiong1 gi5 : “ na7 kong2 khah4 am1-hoo7 ka1-ti7 hau7-senn1 , tui3 sin1-pu7 khah4 khiau1-khi1 si7 u7-iann2 , bo5 tshiunn7 li2 kong2-e5 hiah4 ku1-sui1-lah4 . ” “ tsiah4 kong2-leh4 , ‘ tsit8-pai2 tsu2 『 酸-辣-湯 』 , tsu2 liau2 u7 khah4 hiam1-tsit8-sut4-a2 , to7 me7 kong2 beh4 hai7 in1 kiann2 , bing5-tsai1 in1 kiann2 senn1 ti7-tshng1 , iau2 tsu2 kah4 hiah4 hiam1 ! ku1-ku1-moo1-moo1 , sio2-te5 tai7-tsok4 . ia7 bo5 siunn7 in1 kiann2 si7 guan2 siann2 lang5 . ’ ke3 tsit4-khuan2 ta1-ke1 sit8-tsai7 tsin1 thiam2-thau5 , suah4 tshiunn7 nng7-e5 tsa1-boo2 leh4 tshiunn2 tsit8-e5 tsa1-poo1-leh4 . ‘ siong7 kiann1 si7 bo5-tai7 bo5-tsi3 , to1 e7 gi5-sin5 gi5-kui2 . khap8-tioh8 to7 tau5 i1 tsiu2-kua2 , tshiann5-kiann2 e5 khoo2-tshoo2 . na2-tshiunn7 tsia1-e5 khoo2-tshoo2 , tioh8 hau7-senn1 , sin1-pu7 poo2-siong2-leh4 , to1 m7-si7 khiam3-i1 e5 koh8 . ’ in1 hau7-senn1 hoo7 i1 bak8-sai2 lau5-tsit8-e7 , to7 kong2 ma1-ma1 tsiah8 tsiok4 tse7 khoo2-tsui2 , tioh8 niu7 i1 , tak8-hang7 to1 ann3 in1 bu2-a1 ... . . ”</text:p>
          </table:table-cell>
          <table:table-cell office:value-type="string" calcext:value-type="string">
            <text:p>kheh4 kau3 thau5-tsing5 , Yawas khuann3-tioh8 Yikong kap4 Miyai , tshiu2 theh8 huat4-inn7 e5 phuann3-kaot-su1 kap4 thoo2-te7 e5 soo2-iu2-kuan5-tsng7 , iau1-kiu5 tsiu1 king1-li2 ka7 mng5 khui1-khui1 . tsiu1 king1-li2 huainn5-pa3-pa3 : 『 你-們-的-耕-作-存-續-期-只-有 10 年 , 你-們-也-已-經-超-過 10 年-沒-有-在-這-裡-耕-作 , 早-已-喪-失-土-地-使-用-權-了 ! 法-院-不-了-解-狀-況-就-亂-判 , 這-塊-地-是-政-府-租-給-亞-泥-的 , 你-們-自-己-去-找-政-府-要 , 我-絕-對-不-讓-你-們-進-來 ! 』 Yashi thiann1 gah4 tsiann5 be7-song2 , tua7-sainn1 ka7 tshoh4 : 『 土-地-被-你-們-霸-佔 , 怎-麼-行-使-耕-作-權 ! 』</text:p>
          </table:table-cell>
          <table:table-cell office:value-type="string" calcext:value-type="string">
            <text:p>koh4 gua2 phah4-sng3 u7 tsit8 hang7 koh4-khah4 thang1 ho2-tshio3 e5 su7 , tsiu7-si7 tng1 tai7-ping1 ( tsiu7-si7 jit8-pun2 ping1 ) jip8-sainn5 hit4-si5 tak8-ui7 e5 bio7-u2 long2 hoo7 in1 tsiam3-khi3 , tsong2-si7 soo2 kong2 kio3 peh8-liong5-am1-e5 i1 e5 tsha5-siong7 hoo7 in1 hui2-huai7 , i1 e5 bio7 hoo7 in1 thiah4-phainn2 , hit4-si5 sua3 liu5-li5 sit4-soo2 kia3 tua3 ti7 lang5 e5 ni5-tsinn5-kha1 ; siat4-su2 kui2 ko2-jian5 na7 u7 siann3 , siann2-su7 m7 sio2-khua2 tian2 i1 e5 ling5-ui1 lai5 khuann3 e7 bian2-tit4 pai7 be7 ? ka1-ti7 to1 koo3 be7-tit4 kia7 lah4 , thai2-tho2 e7 po2-pi3 pat8 lang5 . tse1 koh4-khah4 si7 thong1 siann5 e5 peh4-senn3 soo2 tshin1-hinn7 thiann1-kinn3 tshin1-bak4 khuann3-kinn3 e5 su7 .</text:p>
          </table:table-cell>
          <table:table-cell office:value-type="string" calcext:value-type="string">
            <text:p>sui1-jian5 ang1-boo2 hue7 kui1-poo1 ku2 , siong7 bo5 jit8-sing1 tsin1 tsai1 lau7-boo2 e5 siunn7-huat4 . “ huan7-se3-a2 bo5 lan2 siunn7-e5 an2-ne1 , ” jit8-sing1 an1-ui3 siu3-tin1 : “ a1-ing1 m7-si7 tshong2-pong7 m7-bat4 se3-su7 e5 lang5-lah4 . ” siu3-tin1 e5 kuan1-tshat4 bo5 tsin1 tioh8 , ma7 bo5 tsha1 kau3 toh4 khi3 . kam2-tsing5 e5 tai7-tsi3 , lian5 tong1-su7-jin5 a1-ing1 ka1-ti7 to1 liah8 bue7 tiann7 , mai3 kong2 te7 sann1 tsia2-lah4 . hioh4-juah8 kue3 liau2 , a1-nai1 thak8 kok4-tiong1 , hioh4-khun3 si5 put4-si5 uat4 lai5 tau3-kha1-tshiu2 . “ a1-nai1 si7 hok4-tshenn1 , lai5 tau3-kha1-tshiu2 , lan2 sing1-li2 tso3-tioh8 ke1 jua7 sun7 jua7 tsai7-leh4 . ” a1-ing1 kong2 a1-nai1 tsi2-muai7 ti3-im3 tak8-e5 than3-tsinn5 , put4-ju5 kong2 kap4 a1-nai1 tsi2-muai7 tsiann5 u7 ian5 , put4-si5 thiann1-tioh8 “ a1-i5 , a1-i5 ” hoo7 i1 tsiann5 tah4-sim1 . iu5-ki5 a1-nai1 i1-lai7 e5 ko3-sing3 , kong2-tioh8 ue7 sainn5-nai1-khui3 , sainn5-nai1-khui3 , tu2 hoo7 a1-ing1 bu2-sing3 huat4-hui1 e5 khong1-kan1 . ah4 na7 in1 a1-kuan1 oh4 , siann2 tai7-tsi3 to1 u7 ka1-ti7 e5 tsu2-kian3 , bo5 thang1 hoo7 lang5 ke1 kong2 nng7-ku3-a1 . tsit8 , nng7-ni5 lai5 sue3-tshu3 tai5-tiong1 thak8-tsheh4 , u7 tang1-si5-a2 lian5 hioh4-khun3 to1 bo5 tng2-lai5 . sui1-jian5 si7 tshin1-senn1-kiann2 , tshin1 bong2 tshin1 , iau2 khah4 su1 a1-nai1 u7 teh4 tsiap8 tso3-hue2 . a1-ing1 tui3 a1-nai1 e5 kuan1-huai5 , bo5-hing5-tiong1 hap8 ua2 liau2 i1 kap4 khing3-tong5 e5 kam2-tsing5 . it4-kiu2-pat4-ngoo2-ni5 e5 tai5-uan5 tsng1-kha1 , ti7 ta1-ke1-kuann1 ti1-leh7 , gin2-a2 thak8 kau3 ko1-tiong1-a1 , tui3 tsiu2-kua2 kau3 si3-tsap8-hue3 e5 a1-ing1 lai5 kong2 , ping7 bo5 thang1 hoo7 i1 jua7 tua7 e5 sia7-kau1 khong1-kan1 . iu5-ki5 a1-ing1 sng3 siong1-tong1 li2-ti3 e5 tsa1-boo2-lang5 , lam5-lu2 kam2-tsing5 beh4 tshiunn7 siau3-lian5-ke1 khi3 “ tian7-tioh8 ” , hit4-khuan2 jiat8-phut4-phut4 si7 oh4-looh4 . lun7-tsin1 kong2 , a1-ing1 kap4 khing3-tong5 e5 kam2-tsing5 , kap4 khap8-tioh8 lam5-lu2 tsi1 su1 iau2 tsha1 hng7-leh4 . tian1-to3 sing1-khu1-pinn1 e5 lang5 , kua3 u7-sik4 bak8-kiann3 , iong7 bo5 sing5-sik8 e5 lam5-lu2 kuan1-he7 lai5 khuann3-thai7-in1 , tsiah4 si7 hiau1-hing7 . bo5-i3-tiong1 a1-ing1 tsiong1 khing3-tong5 kap4 sin1-thiam1 pi2-kau3 si5 , in1 e5 kam2-tsing5 tsiah4 lioh8-lioh8-a2 khi2-kiann5 . tshai3-hng5-a2 ti7 tshan5 tiong1-ng1 , tshia1 sai2 bue7 ua2 , tsit8-kang1 a1-ing1 pui5-liau7 tshia1 lai5 pian7-thau5 tsui2-tshiang5 hia1 , khing3-tong5 sun7 kau1-huann7 tann1-jip8-khi3 .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ainnh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創啥？ sian hue 的合音</text:p>
          </table:table-cell>
          <table:table-cell office:value-type="string" calcext:value-type="string">
            <text:p>i1 kong2 : “ tshong3 sainnh4 ? ”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ak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sam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san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sang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sann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sannh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sap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sat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sau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7">
          <table:table-cell office:value-type="string" calcext:value-type="string">
            <text:p>sauh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<text:span text:style-name="T20">huan2-tng2 </text:span><text:span text:style-name="T21">sauh8-sauh8</text:span><text:span text:style-name="T38"> liam7 si7 sim2-mih8</text:span></text:p>
          </table:table-cell>
          <table:table-cell office:value-type="string" calcext:value-type="string">
            <text:p>hiah4 e5 tham3-tsing1 to3-tng2 lai5 khah4 to1-soo3 hue5-hok4 kong2 thoo2-te7 tsin1 ho2 , tsong2-si7 pun2-te7 lang5 , a1-lap8 e5 kiann2 , a1-ma2-lik8 lang5 hit4 ho7 si7 tsin1 tua7-han3 tsin1 iong2-bing2 , un2-tang3 be7-tit4 khah4 iann5 in1 ; iu7-koh4 kong2 in1 e5 siann5 u7 ui5 tshiunn5 , siat4-su2 kong1 ia7 be7 phua3 . tsong2-si7 tham3-tsing1 e5 sio2-soo3 iu5-guan5 u7 khuann3-tioh8 hiah4 e5 tua7 iong2-bing2 e5 tui3-tik8 i2-kip8 hiah4 e5 soo2 ui5 tshiunn5 e5 siann5 ; m7-ku2 in1 ia7 u7 khuann3-kinn3 siong7-te3 tsiu7 hue5-hok4 kong2 m7 bian2 kiann1 in1-ui7 un2-tang3 e7 khah4-iann5 in1 . tsap8 e5 tham3-tsing1 be7 ki3-tit4 siong7-te3 si7 ui7 in1 , tsiu7 kiann1 , nng7-e5 e7 ki3-tit4 siong7-te3 tsiu7 m7 kiann1 . peh4-sinn3 thiann1 in1 soo2 hue5-hok4 tsiu7 tua7 lue2-tsi3 sua3 m7 tsin3-tsing5 . siong7-te3 u7 tiau3 in1 tso3 i1 e5 peh4-sinn3 , tiau5-[-sic . ]-koo3-i3 beh4 ing7 in1 khi3 thuan5 i1 e5 tsi2-i3 hoo7 thinn1-e7 ban7 lang5 . i2-sik4-liat8 bo5 sim2-mih8 bing5-pik8 hit4 e5 li2-khi3 tsiu7 bo5 tso3 tsiann5 siong7-te3 e5 i3-kian3 , huan2-tng2 sauh8-sauh8 liam7 si7 sim2-mih8 ? tsiu7-si7 in1-ui7 bo5 thang1 tsiah8 " tshi3-kue1 , pu5-a2 , ku2-tshai3 , tshang1-thau5 , suan3-thau5 " , tshin1-tshiunn7 ti7 ai1-kip8 hit4 khuan2 . in1 khiok4 huann1-hi2 tit4-tioh8 siong7-te3 e5 khi3-khu7 thang1 tsiok4-hok4 pat8 kok4 ; iau2-ku2 teh4 siau3-liam7 in1 ti7 ai1-kip8 u7 " mua2-tiann2 " e5 bah4 thang1 tsiah8 , soo2-i2 u7 sit4-pai7 ti3-kau3 38 ni5 ku2 ian5-tshian5 siong7-te3 e5 kang1-tiann5 .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e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seh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senn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ennh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y</text:p>
          </table:table-cell>
          <table:table-cell table:style-name="ce1" office:value-type="string" calcext:value-type="string">
            <text:p><text:span text:style-name="T48">siunn7 kong2 bo5-ai3 sennh4 , 想說不相信sennh4 信 sing3</text:span></text:p>
          </table:table-cell>
          <table:table-cell office:value-type="string" calcext:value-type="string">
            <text:p>a1 sng3 kong2 nng7 e5 te7-li2-sian1 lai5 khuann3 tue7-li2 , tsiu7-si7 kong2 , tsit4 e5 tsiong7-guan5 te7 , kau2-te7-khing3-a2 tat8-e5 tsiu7 tioh8 an2-ni1 neh4 . a1 tan7-si7 neh4 , tsai1-iann2 tsit4 e5 kau2-te7-khing3 e5 mia5 , tan7-si7 tsit4 e5 lang5 i1 m7 bat4 . a1 m7 bat4 e5 tiong1-kan1 leh4 , i1 tsiu7-si7 an2-ni1 , ooh4 , an2-ni1 , in1 sio2-ti7-a2 khah4 thih4-khi2 kong2 , siunn7 kong2 bo5-ai3 sennh4 , tse1 tsiong7-guan5 tue7 tsiu7 tsai1-iann2 , siann2-mih8 lang5 tit8 e5 li2 na2 e7 tsai1 . i1 kong2 : “ li2 na7 put4 siong1-sin3 honnh4 , ing5-am3 honnh4 li2 , tik4-kong2 honnh4 , tshong3 tsit8 e5 pai5-a2 ka7 thenn3 kue3 hit4 ping5 e5 tiong1-kan1 , li2 ing5-am3 khun3 kah4 e7-puann3 mi5 li2 tsiu7 tsai1 lah4 . ”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i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sia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siah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siak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siam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sian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siang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siann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siannh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siap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siat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siau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sih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sik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sim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sin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sing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sinn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sinnh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sio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sioh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siok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siong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sionn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sioo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siooh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iou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ypo 應該是 sio 小</text:p>
          </table:table-cell>
          <table:table-cell office:value-type="string" calcext:value-type="string">
            <text:p>7 siou2 thinn1-sai3 e5 tshut4-hiann7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ip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sit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siu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siuh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siunn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iut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y</text:p>
          </table:table-cell>
          <table:table-cell table:style-name="ce1" office:value-type="string" calcext:value-type="string">
            <text:p><text:span text:style-name="T2">he5-siut4 人名   siut 形容時間過得很快 siu一下就過去了</text:span></text:p>
          </table:table-cell>
          <table:table-cell office:value-type="string" calcext:value-type="string">
            <text:p>tsing3 tiau5-sin5 long2 tsai1 ong5 u7 beh4 thai5 i1 e5 i3-su3 , soo2-i2 bo5 lang5 kann2 tshap4-tshui3 . khiok4 u7 tsit8 lang5 , mia5-kio3 kang1 it4 , tshut4 pan1 lai5 tsau3 kong2 , u7 tsit8 tsiah4 hoo2 tshut4-lai5 tho2 tsiah8 e5 si5-tsun7 , tit4-tioh8 tsit8 tsiah4 hoo5-li5 , hit4 tsiah4 hoo5-li5 tsai1-kio3 tsau2 bue7 li7 , tsiu7 ka7 hoo2 kong2 , li2 m7-thang1 tsiah8 gua2 , in1-ui7 thian1-te3 u7 bing7-ling7 gua2 tsue3 pah4 hang7 siu3 e5 si7-tua7 ; li2 na7 tsiah8 gua2 , sng3 si7 ui5-keh8 thian1-te3 e5 bing7-ling7 . li2 na7 m7 sin3 gua2 e5 ue7 , tshiann2 li2 hoo7 gua2 tsue3 thau5-tsing5 kiann5 , li2 te3 gua2 ka1-tsiah4-au7 , ia7 ka7 khuann3 pah4 hang7 siu3 kinn3-tioh8 gua2 e5 si5 , tik4-khak4 ue7 si3-suann3 siam2-pi7 gua2 . hoo2 tsiu7 beh4 tshi3-khuann3 u7 iann2 bo5 , te3 hoo5-li5 e5 ka1-tsiah4-au7 khi3 ; ko2-jian5 pah4 hang7 siu3 kinn3-tioh8 long2 tsau2-pi7 i1 ; ia7 hit4 tsiah4 hoo2 m7 tsai1 pah4 siu3 teh4 kiann1 i1 , liah8-tsue3 tsin1-tsiann3 u7 iann2 teh4 kiann1 hit4 tsiah4 hoo5-li5 . tann1 tsiau1 he5-sut4 si7 tsue3 tshoo2-kok4 e5 tsainn2-siong3 , tsiang2-kuan2 kun1-ping1 kap4 kok4-lai7 e5 su7 . soo2-i2 pak4-hng1 e5 kok4 teh4 kiann1 i1 , sit8-tsai7 m7 si7 teh4 kiann1 tsiau1 he5-sut4 , si7 teh4 kiann1 tai7-ong5 e5 ping1-be2 tsiah4-nih8 tsue7 . tshoo2 suan1-ong5 thiann1-liau2 u7 tsing5-li2 , tsiu7 bo5 siunn7 beh4 thai5 tsiau1 he5-siut4 .</text:p>
          </table:table-cell>
          <table:table-cell office:value-type="string" calcext:value-type="string">
            <text:p>“ siut8 " tsit8-e7 tsok8 tui3 ing1-a2 sing1-khu1-pinn1 kue3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m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應該是sim 心</text:p>
          </table:table-cell>
          <table:table-cell office:value-type="string" calcext:value-type="string">
            <text:p>song3 phok4-su7 : tshin1-ai3 e5 i1-sing1 , oo7-su7 kip8 gua2 soo2 thiann3 e5 bing5-to7 , tsin1 to1-sia7 . gua2 thau5-be2 pinn7 nng7 ni5 , tshiu2-sut8 si3 tshu3 , gua2 sin1-pinn1 bo5 tsit8 hun1 goo7 li5 tsinn5 , tui3 li2 e5 thiann3-thang3 kap4 hian5-bing5 koh4 ho2 e5 siat4-huat4 , it4-tshe3 tui3 thiann3 tsu2 e5 hiann1-ti7 kia3 lai5 pang1-tsan7 . gua2 e5 sim1-tiong1 ue7 kam2-sia7 kap4 khuai3-lok8 bo5 huat4-too7 thang1 piau2-hian7 . guan7 tsu2 tsiok4-hok4 thiann3 i1 e5 it4-tshe3 e5 lang5 . tsa1-mi5 ia5-soo1 tui3 gua2 kong2 , iok4-han7 , li2 tioh8 tng2-lai5 lah4 . kin1 tsa2-khi2 ia5-souchai3 lai5 khia7 ti7 mng5-khau2 , soo2-i2 gua2 e5 sm1 tsin1 ping5-an1 huann1-hi2 , tshiann2 li2 m7-bian2 kiann1 , bian2 huan5-lo2 , tioh8 tshim1-sin3 kiu3-tsu2 ia5-soo1 ; ui7 tsu2 kian3-tsing3 thuan5 hok4-im1 , ( tshut4-ian2 jin5-uan5 tsin3-jip8 ) .</text:p>
          </table:table-cell>
          <table:table-cell office:value-type="string" calcext:value-type="string">
            <text:p>tsi2-u7 lai7-sm1 khuai3-lok8 tshio3-gi7-gi7 .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sng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sngh</text:p>
          </table:table-cell>
          <table:table-cell/>
          <table:table-cell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2 . hun1 e5 tsiah8 huat4 . ( 1 ) ing7 suh4 e5 : si7 ping5-siong5 e5 huat4-too7 . ( 2 ) ing7 tsiah8-e5 : si7 tshin1-tshiunn7 tai5-uan5 lang5 tsiah8 pin1-nng5 e5 khuan2 </text:p>
          </table:table-cell>
          <table:table-cell office:value-type="string" calcext:value-type="string">
            <text:p><text:s/>tse1 si7 te7-it4 tshoo1-siok8 e5 huat4-too7 . ( 3 ) ing7 sngh4-e5 : si7 ing7 hun1-buah8 lai5 sngh4 ti7 phinn7-khang1 </text:p>
          </table:table-cell>
          <table:table-cell office:value-type="string" calcext:value-type="string">
            <text:p><text:s/>tsit4 khuan2 hian7-kim1 han2-tit4 ing7 .</text:p>
          </table:table-cell>
          <table:table-cell office:value-type="string" calcext:value-type="string">
            <text:p>liang5-ling2 e5 thau3-tsa2 , ling2-hong1 sngh4-sngh4-kio3 , gua2 ui3 lai7-li5-a2 kiann5-tshut4-lai5 . hioh4-kuann5 kue3-a1 , gua2 an3-sng3 sing1 lai5-khi3 tsiah8 tsit8-uann3 ti1-kha1 mi7-suann3 tsiah4 tng2-khi3 .</text:p>
          </table:table-cell>
          <table:table-cell office:value-type="string" calcext:value-type="string">
            <text:p>tshut4-huat4 e5 thau3-tsa2 , tam7-tsui2 si7 thau3-hong1 loh8-hoo7 e5 oo1-im1-thinn1 , hue5-siong2-khi2-lai5 , ka2-na2 tsin1 tse7 kai2 TGB e5 uah8-tang7 long2 si7 ti7 loh8-hoo7-thinn1 tsin3-hing5-e5 , tsong2-si7 , sngh4-sngh4-kio3 e5 hong1-hoo7 ma7 ak4 be7 hua1 guan2 sim1-kuann1-thau5 e5 ki5-thai7 . 1-loo7 ng3 lam5 sai2-khi3 , king1-kue3 uan1-uan1 khiau1-khiau1 e5 tiong1-poo7 ko1-sok4 kong1-loo7 , tng1 khong1-khi3 tsiam7-tsiam7-a2 u7 suann1 e5 khi3-bi7 , 4-tsiu1-ui5 e5 bong5 ma7 ju2 lai5 ju2 kau7 e5 si5-tsun7 , guan2 i2-king1 lai5-kau3 poo1-li2-a1 .</text:p>
          </table:table-cell>
          <table:table-cell office:value-type="string" calcext:value-type="string">
            <text:p>tsiah8 bue2-ge5 liau2 , ka1-ti7 tsit8-e5 khia5 oo1-too1-bai2 tng2 bak8-sa1 , ling2-hong1 sngh4-sngh4-kio3 , m7-tsai1 tang1-si5 khai1-si2 , gua2 e7-hiau2 hiang2-siu7 tsit4-khuan2 ling2-hong1 teh4 tshio3 e5 kam2-kak4 . ling2-hong1 hoo7 gua2 tsin1 tsu7-tsai7 , sui1-bong2 e7 kam2-tioh8 , sann1 tshing7 khah4 sio1-leh4 to7 ho2-a1 , kam2-tioh8 si7 koh4 an2-tsuann2 ? phah4 tng7 tshiu2-kut4 tian1-to3 iong2 ! m7-tsai1 tang1-si5 khai1-si2 ? ki5-sit8 to7-si7 ui3 kiann5-jip8 tsit4 e5 khoo1-a2 khai1-si2 , ke3-tat8-kuan1 pang1-khi3 , ko3-jin5 senn3-mia7 ke3-ue7 kai2-pian3 , m7-koh4 tsiah4-e5 nah4 u7 sng3 siann2 , ka1-ti7 e5 sim1 ju2 lai5 ju2 kian1-kiong5 , thau5-khak4 ju2 lai5 ju2 tshing1-tshoo2-a1-lah4 !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o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soh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sok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som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song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soo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sooh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op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y</text:p>
          </table:table-cell>
          <table:table-cell table:style-name="ce1" office:value-type="string" calcext:value-type="string">
            <text:p><text:span text:style-name="T2">tua7-tshui3 sop8 大嘴吃</text:span></text:p>
          </table:table-cell>
          <table:table-cell office:value-type="string" calcext:value-type="string">
            <text:p>i1 tshui3-nua7 lian5 thun1 nng7 , sann1-tshui3 , ti7 ngeh4-leh4 tshui3 sui5 ua2-khi3 ... . “ aih4 , aih4 , aih4 ... , sio1-lah4 ! ” jit8-sing1 huah4-siann1 jiok4 bue7 tioh8 a1-ing1 tua7-tshui3 sop8 , khok4-a2-te1 tiam3 tshui3-khang1 khok8-khok8-suan1 , thng3-tioh8 bak8-sai2 to1 lian3-loh8-lai5 . jit8-sing1 tshui3-khang1 tui3 tshui3-khang1 it4-tit8 pun5-hong1 : “ gong7 gin2-a2 , sio1-hut4-hut4 to7 kiat4-loh8 , e7 thng3-si2-oh4 . ” jit8-sing1 ia7 tshio3 ia7 sioh4 , guan5-lai5 tsiah8 khok4-a2-te1 tioh8 hak8-bun7 , ai3 sim5-puann3-hun1-tsing1-a2 , tan2 tau7-iu5 , tinn1 , hiam1-tsiunn3 , ti7 khok4-a2-te1 lai7-te2 kiann5 hoo7 thau3 , tsiah4 tu2-ho2 sio1 , tu2-ho2 tsiah8 . tue3 jit8-sing1 tng2-lai5 , tsu2-png7 , se2-sann1 , koo3-tiam3 , piann3 tshu3-lai7 , tak8-hang7 khang1-khue3 to1 tso3 . tsia1-e5 khang1-khue3 a1-ing1 tsu7 se3-han3 tso3 kuan3-si3 , ka2-na2 sing1-uah8 e5 tsit8 poo7-hun7 . khuann3 ti7 tua7-lang5 gan2-lai7 , si7 thiann3-tiuh4-tiuh4 koh4 sioh4-mia7-mia7 . jit8-sing1 tioh8 piann3 gua7 , si3-ke3 pun1-pho1 huan3-be7 .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u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sua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suah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suai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<text:span text:style-name="T33">應該是suainn, </text:span><text:span text:style-name="T49"> ‘ to1-tshong5 tshi2-kuan1 suai1-tsie5 ’ 華語，</text:span><text:span text:style-name="T50">bueh4 ti7 e7-le2-pai3 suai3-thuan5 hong2-bun7 lam5-han5 率團</text:span></text:p>
          </table:table-cell>
          <table:table-cell office:value-type="string" calcext:value-type="string">
            <text:p>( 3 ) sia7-hue7 hing5-thai3 kap4 sing1-uah8 kuan3-si3 : tshin1-tshiunn7 ue7-sing1 khuan5-king2 u3-ue3 kau7 tshau3-thau5 , nua7-hinn7 , ok4-tshau3-kha1 ; long5-giap8 sia7-hue7 kue2-tsi2 , tsing1-senn1 thang5-thua7 theh8 lai5 tso3 penn7-mia5 ( senn1 suai7-a2 , ke1-a2-bak8 , gu5-phue5-sian2 , iunn5-kang1-hian3 , hi5-lan5-tshue3 , phue5-tsua5 , hoo5-sin5-sai2 ki3 , phang1-siu7 ing1 , ting2-ting2 ) .</text:p>
          </table:table-cell>
          <table:table-cell office:value-type="string" calcext:value-type="string">
            <text:p>( 3 ) sia7-hue7 hing5-thai3 kap4 sing1-uah8 kuan3-si3 : tshin1-tshiunn7 ue7-sing1 khuan5-king2 u3-ue3 kau7 tshau3-thau5 , nua7-hinn7 , ok4-tshau3-kha1 ; long5-giap8 sia7-hue7 kue2-tsi2 , tsing1-senn1 thang5-thua7 theh8lai5 tso3 penn7-mia5 ( senn1 suai7-a2 , ke1-a2-bak8 , gu5-phue5-sian2 , iunn5-kang1-hian3 , hi5-lan5-tshue3 , phue5-tsua5 , hoo5-sin5-sai2 ki3 , phang1-siu7 ing1 ting2-ting2 ) .</text:p>
          </table:table-cell>
          <table:table-cell office:value-type="string" calcext:value-type="string">
            <text:p>11 gueh8 20 , pai3-si3-am3 , i1 koh4 tsau2 khi3 kok4-ka1 im1-gak8-thiann1 . im1-gak8-hue7 suah4 , bo5-gi5-goo7 hoo7 tsit8-tai5 oo1-too2-bai2 tsing1-tioh8 , ‘ hoo2-fu2-tshiang1 ’ tshut4-hueh4 , ti3-su2 ‘ to1-tshong5 tshi2-kuan1 suai1-tsie5 ’ , 10-kang1-au7 ti7 tai5-tai7 penn7-inn7 kue3-sin1 .</text:p>
          </table:table-cell>
          <table:table-cell office:value-type="string" calcext:value-type="string">
            <text:p>bueh4 ti7 e7-le2-pai3 suai3-thuan5 hong2-bun7 lam5-han5 、</text:p>
          </table:table-cell>
          <table:table-cell office:value-type="string" calcext:value-type="string">
            <text:p>kin1-jit8 ho2-un7 tsui2 lau5 tang1 , bing5-jit8 sit4-un7 tsui2 lau5 sai1 , sun7-hong1 sai2-tsun5 lang5-lang5 ai3 , tsu1-hong1 tsinn3-tsui2 lang5-lang5 suai1 .</text:p>
          </table:table-cell>
          <table:table-cell office:value-type="string" calcext:value-type="string">
            <text:p>king1-kue3 tsit8 tuann7 si5-kan1 , “ lan2 lau7-su1 beh4 ke3 looh4 , lan2 lau7-su1 beh4 ke3 looh4 , lan2 lau7-su1 beh4 ke3 looh4 ” , tsa1-poo1 ah4 : “ lan2 tak8-ke1 long2 mai3 tng2-khi3 ka7 lau7-pe7 theh8 tsinn5 ah4 , ah4 lan2 tak8-e5 khing5-khing5 leh4 , khing5-khing5 tshut4 lai5 ka7 lau7-su1 ho7-le2 an2-ne1 ” , kui2 tsap8 khoo1 kui2 tsap8 khoo1 khing5-khing5 leh4 , sann1 nng7-pah4 khoo1 nia7-nia7 , tsit8 sut4-a2 tsinn5 , ma7 bo5 hau7 neh4 , hiah4-e5 女-生 si7 kong2 beh4 khi3 be2 洋-娃-娃 , hiah4-e5 男-生 ka7 tshio3 kong2 , “ hia1 洋-娃-娃 , lau7-su1 tsiah8 kau3 tai7-jin5 beh4 ke3-ang1 , koh4 thit4-tho5 洋-娃-娃 ” , an2-ne1 ma7 m7 ho2 , ah4-bo5 beh4 ai3 siann2-mih4 mih8-kiann7 , u7 lang5 to7 kong2 , “ ooh4 ！ lan2 e5 lau7-suai3 lan2 kong2 明 、 後-天-tsit4 ui7 lau7-su1-就-要-tshing2-ka2 ， to7 tshiann2 kang1 lau7-su1 lai5 ， 「 aih4-iah4 ， lau7-su1-給-你-們-kai3-siau7 chiy ui7 kang1 lau7-su1 , 老-的-話 , lan2 lai5 sia2 tsit8-kua2 khah4 bun5-nga2 e5 si1 , lai5 ka7 lau7-su1 tsiok4-ho7 an2-ne1 to7 ho2 ” , honnh4 ! ia7 to7 thui1-tsian3 pan1-tiunn2 khu1 gi7-hiong5 .</text:p>
          </table:table-cell>
          <table:table-cell office:value-type="string" calcext:value-type="string">
            <text:p>pi2-jin5 suai3-tit8 kiah8-pit4 lai5 sia2 tsaih4-e5 , put4-ko3 si7 hoo7 ping5-sing1 , tshin1-ai3 tsit8-e5 lau7-sian1-sinn1 e5 ping5-iu2 , i2-kip8 liat8-ui7 sian1-sinn1 , koh4 tsit8-pai2 thiann1-tioh8 i1 tam7-poh8 e5 su7-iu5 na7-tiann7 ; ki5-tiong1 u7 put4-jip8-hinn7-khang2-e5 , tsong2 ng3-bang7 guan5-liong7 .</text:p>
          </table:table-cell>
          <table:table-cell office:value-type="string" calcext:value-type="string">
            <text:p>pi2-jin5 suai3-tit8 kiah8-pit4 lai5 sia2 tsiah4-e5 , put4-ko3 si7 hoo7 ping5-sing1 , tshin1-ai3 tsit8-e5 lau7-sian1-sinn1 e5 ping5-iu2 , i2-kip8 liat8-ui7 sian1-sinn1 , koh4 tsit8-pai2 thiann1-tioh8 i1 tam7-poh8 e5 su7-iu5 na7-tiann7 ; ki5-tiong1 u7 put4-jip8-hinn7-khang2-e5 , tsong2 ng3-bang7 guan5-liong7 .</text:p>
          </table:table-cell>
          <table:table-cell office:value-type="string" calcext:value-type="string">
            <text:p>sin1-lian5 tsia3 lian5 su2 tsi1 tsiok4 , tsai7 u1 kiong1-tiong1 , it4 guat8 it4 jit8 tso2-tiau1 ku2-hing5 su3-hong1-pai3 . ui7 su3-hong1-pai3 tsia3 , thian1-hong5 pe3-ha7 tshin1 pai3 i1-se3 sin5-kiong1 , kip8 thian1-te7 su3-hong1 tsi1 sin5-ki5 . ki5-jit8 kip8 tshue1-ji7 liong2-jit8 tshing1-ui7 tiau5-pai3 , thian1-hong5 , hong5-hio7 liong2 pe3-ha7 suai3 hong5-tsok8 siu7 kun5-sin5 kip8 kok4-kok4 tai7-sai3 kong1-sai3 tsi1 pai3-ho7 . iu7 ngoo2 jit8 tshing1 iok8 sin1-lian5 ian3-hue7 . thian1-hong5 pe3-ha7 su3 ian3 u2 hong5-tsok8 kun5-sin5 , kip8 kok4-kok4 tai7-sai3 kong1-sai3 ting2 . ki2-guan5-tsiat4 nai2 ji7 guat8 sip8-it4 jit8 , sin5-bu2 thian1-hong5 su2 tsik4 hong5-ui7 , ting7 ngoo2-kok4 tsi1 ki1-tshoo2 tsi1 jit8 ia7 . thian1-tiong5-tsiat4 tsia3 pat4 guat8 sam1-sip8-it4 jit8 , kip8 kim1-siong7 sing3-tan3 tsi1 jit8 ia7 .</text:p>
          </table:table-cell>
          <table:table-cell office:value-type="string" calcext:value-type="string">
            <text:p>ti7 e7-le2-pai3 bueh4 suai3-thuan5 hong2-bun7 a1-tsiu1 siang1-kuan1 kok4-ka1 。</text:p>
          </table:table-cell>
          <table:table-cell/>
        </table:table-row>
        <table:table-row table:style-name="ro2">
          <table:table-cell office:value-type="string" calcext:value-type="string">
            <text:p>suainn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suainnh</text:p>
          </table:table-cell>
          <table:table-cell/>
          <table:table-cell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bue7 thak8 sio2-hak8-a2 tsin3-tsing5 , kui1 ke1-hue2-a2 long2 si7 tua3 leh4 tsia1 , tsia1 guan2 long2 ka7 ho7-tso3 “ ku7-tshu3 ” ( in1-ui7 tse1 si7 siong1-tui3 i2-au7 e5 sin1-tshu3 ) . sui1-jian5 ti7 gua2 iu3-ti3-hng5 thak8 suah4 hit4 tang1 , pe7-bu2 in1-ui7 ai3 tso3 sing1-li2 e5 kuan1-he7 , guan2 to7 puann1 khi3 au7-hue2-tshia1-thau5 hu7-kin7 , m7-koh4 a1-kong1 a1-ma2 kang7-khuan2 tua3 leh4 ku7-tshu3 . nng7 e5 lau7-ang1-kong1-po5-a2 long2 ka1-ti7 khun3 tsit8 king1 , in1-ui7 a1-ma2 khah4 bo5-tann2 , to7 kio3 a1-pa1 ai3 hoo7 gua2 tak8 am3 tng2khi3 kap4 i1 tso3-phuann7 khun3 , to7 an2-ne1 it4-tit8 kau3 gua2 tai7-khai3 thak8 kok4-tiong1 ji7-ni5 e5 si5-tsun7 , tak8 am3 na7 thak8-tsheh4 suah4 , to7 khia5 khong2-bing5-tshia1 , hinn1-hinn1 huainnh8-huainnh8 thuh4 khi3 ku7-tshu3 , keh4-kang1 thau3-tsa2 koh4 sinn1-sinn1 suainnh8-suainnh8 thuh4-tng2-lai5 , tsiah8 tsit8-e7-a2 tsa2-tng3 , tse3-hok8 tshing7-tshing7-leh4 , tsiah4 piann3 khi3 hak8-hau7 .</text:p>
          </table:table-cell>
          <table:table-cell office:value-type="string" calcext:value-type="string">
            <text:p>hit4 mi5 hut4-jian5 khi2 tua7 hong1 ; bi2-le7 khia7 ua2 thang1-a2 teh4 khuann3 kong2 , " ma1-ma1 , gua2 na7 tsau2-tshut4-khi3 m7-tsai1 hong1 u7 kau3-giah8 lat8 thang1 pue1 gua2 kau3 thinn1-ting2 bo5 ? " ma1-ma1 kong2 , " m7-thang1 , guan2 iau2-bue7 kam1-guan7 beh4 hoo7 li2 li7-khui1 se3-kan1 . " bi2-le7 kong2 , " m7-ku2 gua2 u7-si5 tsin1 ai3 khi3 . ma1-ma1 li2 kin2-kin2 lai5 khuann3-teh4 . kho2-li7-a2 hoo7 hong1 io5-lai5 io5-khi3 , hau2 kau3 sih8-sih8 suainnh8-suainnh8 . gua2 tsin1 ai3 i1 tioh8 hoo7 hong1 sau3-to2 be7-e7 koh4 khi2-lai5 . " lau2-ma1 kong2 , " li2 m7-thang1 an2-ni1 kong2 , tua7 tsang5-tshiu7 na7 to2 u7-si5 tua7 gui5-hiam2 leh4 . tann1 gua2 beh4 khi3 lau5-kha1 , li2 tioh8 kuai1-kuai1 m7-thang1 tsau2-tshut4-khi3 . " bi2-le7 khia7 hia1 ai3 than3 lau2-ma1 e5 ue7 , tshau3-khiau2 khuann3 ti7 gua7-bin7 tsit8 tsiah4 niau1-a2 kiann2 tua7-siann1 teh4 hau2 ai3 jip8 tshu3-lai7 . bi2-le7 khuann3-liau2 tong3-be7-tiau5 bo5 tiunn1-ti5 tsau2-tshut4-khi3 si7 ai3 pho7 i1 jip8-lai5 .</text:p>
          </table:table-cell>
          <table:table-cell office:value-type="string" calcext:value-type="string">
            <text:p>hit4 mi5 hut4-jian5 khi2 tua7 hong1 ; bi2-le7 khia7 ua2 thang1-a2 teh4 khuann3 kong2 , “ ma1-ma1 , gua2 na7 tsau2-tshut4-khi3 m7-tsai1 hong1 u7 kau3-giah8 lat8 thang1 pue1 gua2 kau3 thinn1-ting2 bo5 ? ” ma1-ma1 kong2 , “ m7-thang1 , guan2 iau2-bue7 kam1-guan7 beh4 hoo7 li2 li7-khui1 se3-kan1 . ” bi2-le7 kong2 , “ m7-ku2 gua2 u7-si5 tsin1 ai3 khi3 . ma1-ma1 li2 kin2-kin2 lai5 khuann3-teh4 . kho2-li7-a2 hoo7 hong1 io5-lai5 io5-khi3 , hau2 kau3 sih8-sih8 suainnh8-suainnh8 . gua2 tsin1 ai3 i1 tioh8 hoo7 hong1 sau3-to2 be7-e7 koh4 khi2-lai5 . ” lau2-ma1 kong2 , “ li2 m7-thang1 an2-ni1 kong2 , tua7 tsang5-tshiu7 na7 to2 u7-si5 tua7 gui5-hiam2 leh4 . tann1 gua2 beh4 khi3 lau5-kha1 , li2 tioh8 kuai1-kuai1 m7-thang1 tsau2-tshut4-khi3 . ” bi2-le7 khia7 hia1 ai3 than3 lau2-ma1 e5 ue7 , tshau3-khiau2 khuann3 ti7 gua7-bin7 tsit8 tsiah4 niau1-a2 kiann2 tua7-siann1 teh4 hau2 ai3 jip8 tshu3-lai7 . bi2-le7 khuann3-liau2 tong3-be7-tiau5 bo5 tiunn1-ti5 tsau2-tshut4-khi3 si7 ai3 pho7 i1 jip8-lai5 .</text:p>
          </table:table-cell>
          <table:table-cell office:value-type="string" calcext:value-type="string">
            <text:p>lan2 tai7-ke1 khiok4 si7 ue7 thang1 tong5-tsing5 ki1-tok4 i2-tsing5 hiah4 e5 khia7-khi2 ti7 hit4 e5 koo1-tok8 e5 se3-kai3 e5 lang5 . in1 tshin1-tshiunn7 lan2 tsit8-puann1 , iu5-guan5 u7 teh4 him1-boo7 ho2 e5 sim1 ti7-teh4 . in1 u7 in1 e5 khua3-lu7 , in1 e5 sim1 iu5-guan5 u7 tong7-iau5 , in1 tshin1-tshiunn7 lan2 tsit8-puann1 , ue7-hiau2 tua7 pi1-siong1 ka1-ki7 e5 kiann2 si2 ti7 tsian3-tiunn5 . ti7 in1 e5 sim1-sin5 , jiok8-the2 i2-kip8 in1 e5 king2-hong2 , tshin1-tshiunn7 lan2 tsit8-puann1 , iu5-guan5 u7 kan1-khoo2 ti7-teh4 . kho2-sioh4 bo5 u7 tsu5-pi1 e5 siong7-te3 thang1 tshin1-kun7 . in1 pi1-tsham2 lai5 teh4 tshe7 i1 . in1 e5 tiat4-hak8-ka1 tui3 tsu7-jian5-kai3 e5 hian2-hian7 lai5 kan1-tsing3 u7 tsit8 e5 tso7-but8 tsu2 ; tsong2-si7 tsu7-jian5-kai3 tsi2-u7 ue7 tsi2-si7 lan2 bat4 i1 si7 tsit8 e5 ui2-tai7 koh4 u7 khui3-lat8 e5 na7-tiann7 . khah4 u7 bun5-bing5 e5 bin5-tsok8 , tsiu7 tsiong1 in1 e5 tshui1-siong2 , lai5 piau2-hian7 ti7 jiu5-pi2-tah4 ( Jupitor ) i2-kip8 jiu5-no2 ( Juno ) e5 sin5-bing5 . tsong2-si7 tsin1 kho2-sioh4 ! tsit4 khuan2 sin5 m7-si7 ue7 thiann1 iu1-bun7 e5 lang5 e5 ki5-to2 . tsai7 hiah4 e5 khah4 ia2-ban5 e5 bin5-tsok8 , hit4 e5 be7 thang1 ti2-khong3 e5 tsu7-jian5-kai3 e5 tua7 khui3-lat8 , u7 hoo7 in1 put4-tsi2 kiann1-hiann5 . in1 thiann1-kinn3 tua7 hong1 hiu3-hiu3 kio3 , tshiu7-ki1 sinnh4-suainnh8 ( * * sinnh4-suainnh8 )-kio3 , i2-kip8 lui5-kong1 sih4-na3 , loh8 phauh4 e5 tsing5-king2 , hit4-si5 in1 tsiu7 tshinn1-kiann1 , lai5 bih4 ti7 tue7-ham7-lai7 , lai5 tsue3 ngoo2-siong7 , tah4 hu5 , hok8-sai7 kiu5-kio3 in1 , ng3-bang7 thang1 tin3-tsing7 hit4 e5 kik8-tua7 khui3-lat8 e5 tsun5-tsai7-tsia2 e5 siu7-khi3 . hiah4 e5 ngoo2-siong7 tsiu7-si7 in1 tsi2-i3 beh4 lai5 piau2-hian7 siong7-te3 .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suan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suann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suat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sue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sueh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4">
          <table:table-cell office:value-type="string" calcext:value-type="string">
            <text:p>suenn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n</text:p>
          </table:table-cell>
          <table:table-cell table:style-name="ce2" office:value-type="string" calcext:value-type="string">
            <text:p><text:span text:style-name="T23">si3 suenn3</text:span><text:span text:style-name="T2"> ti7 a1-se1-a1 , a1-hui1-li7-ka1 kap4 au1-loo5-pa1 3 tua7 tsiu1 應該是 si3-sue3 後代的意思</text:span></text:p>
          </table:table-cell>
          <table:table-cell office:value-type="string" calcext:value-type="string">
            <text:p>tse1 si7 lo5-a1 e5 tua7-kiann2 siam2 e5 te7 3 tai7 sun1 hi1-pik4 e5 si5-tai7 , iok4-liok8 tsu2 tsing5 2247 ni5 e5 su7 . tui3 tsia1 khi2 in1-ui7 gian1-gu2 bo5 sann1-tang5 , lo5-a1 3 e5 kiann2 e5 kiann2-sun1 , tsiau3 in1 e5 gu2-gian5 hun1-khui1 khia7-khi2 ti7 tak8 soo2-tsai7 . tui3 tsia1 khi2 sing3-king1 ing7 lo5-a1 e5 tua7-kiann2 siam2 e5 hoo7-e3 tsue3 tit8-he7 , long2 u7 ki3-liok8 ti7-teh4 ( tshong3 10 : 21-31 , 11 : 10-32 ; thai3 1 : 2-17 ; loo7 3 : 23-38 ) . na7-si7 ham5 kap4 nga2-hut4 e5 kiann2-sun1 bo5 thuan5 he7-thong2 , si3 suenn3 ti7 a1-se1-a1 , a1-hui1-li7-ka1 kap4 au1-loo5-pa1 3 tua7 tsiu1 , sui1-jian5 si7 tang5 tsoo2 tang1 tsong1 , m7 ku2 ti7 in1 tiong1-kan1 tsian3-luan7 bo5 si5 suah4 , tsin1 kho2-lin5 .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uh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sui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suinn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sun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sut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ta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tah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tai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taih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tainn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tak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tam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tan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tang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tann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tap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tat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tau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tauh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te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teh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tenn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tennh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應該是 tenn7</text:p>
          </table:table-cell>
          <table:table-cell office:value-type="string" calcext:value-type="string">
            <text:p>khu1-tiunn2 : phah4-sng3 si7 tai7-tshuan1 si2 liau2 , tshiu1-ing1-tsik4 kue3-sin1 , tsinn5-thau5 hoo7 li2 tennh8 an5-an5 , i1 bo5 thang1 khuann3-khai1 , tsiah4 e7 an2-ni1 .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tha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thah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thai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thainn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thak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tham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than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thang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thann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thap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that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thau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thauh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the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theh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thenn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thi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4">
          <table:table-cell office:value-type="string" calcext:value-type="string">
            <text:p>thia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n</text:p>
          </table:table-cell>
          <table:table-cell table:style-name="ce1" office:value-type="string" calcext:value-type="string">
            <text:p><text:span text:style-name="T2">thia3-tho2  人名</text:span><text:span text:style-name="T17">na7-tsun2 ban7-ban1-a2 kong2 , ma7-si7 thia1 u7 2 siann5 e5 thing5-too7 nia5 . 筆誤 thiann</text:span></text:p>
          </table:table-cell>
          <table:table-cell office:value-type="string" calcext:value-type="string">
            <text:p>( 3 ) siong7-te3 si7 lau7-pe7 11 : 1-4 " i1-huat4-lian5 ah4 , gua2 thia3-tho2 e7 tsiong1 li2 kau1 hoo7 lang5 ? ... ... gua2 hue5-sim1 tng2-i3 , gua2 tsu5-ai3 e5 sim1 tsin1 jiat8 " 11 : 8 .</text:p>
          </table:table-cell>
          <table:table-cell office:value-type="string" calcext:value-type="string">
            <text:p>2 in1 2 ping5 e5 native speaker ( bo2-gi2 ue7-tsia2 ) tsing3-sit8 : na7-tsun2 ban7-ban1-a2 kong2 , ma7-si7 thia1 u7 2 siann5 e5 thing5-too7 nia5 . Lithuania-gi2 po2-liu5 in3-au1 gi2-he7 siong5 koo2-tsa2 ( archaic ) e5 hing5-thai7 , pi2-ju5 : hui1-siong5 hok8-tsap8 e5 bing5-su5 keh4-pian3-hua3 ( declension ; u7 7 keh4 ) , tong5-su5 pian3-hua3 ( conjugation ) , gi2-su5 e5 tng5-too7 ma7 tsin1 tng5 ting2-ting2 . Lithuania-gi2 e5 koo2-tsa2-bi7 e5 thing5-too7 pi2 koo2-tian7 hi1-lap4-gi2 ( Ancient Greek ) koh4-khah4 tang7 , ham7 Sanskrit tsha1-put4-to1 ; kong2 kah4 soo2-ui7 " bin5-tsok8-sing3 " , Estonia-lang5 khah4 ling2-tam7 , ai3 hap8-li2 , Lithuania-lang5 tsin1 jiat8-tsing5 , tshin1-tshiat8 , long7-ban7 e5 , Latvia-lang5 si7 tiong1-kan1 . thiann1-khi2-lai5 in1 gi2-gian5 ma7-si7 tiong1-kan1 e5 , tioh8-si7 na2-tshiunn7 u7 Estonia khiunn1-khau2 e5 Lithuania-gi2 , Latvia-gi2 e5 gi2-lui7 , bun5-huat4 ki1-pun2-siong7 khah4 tsiap4-kin7 Lithuania-gi2 , m7-ku2 im1 pun2-sin1 khah4 sing5 Estonia-gi2 , in1-ui7 Latvia-gi2 e5 sing5-lip8 kue3-thing5 ma7 u7 lam7-tioh8 " Liv "-gi2 ting2 Finn-Ugric gi2-he7 35 gi2-gian5 . tsham1-kho2 , Lieven : 35 .</text:p>
          </table:table-cell>
          <table:table-cell office:value-type="string" calcext:value-type="string">
            <text:p>au7-lai5 ti7 po2-lo5 e5 sing1-gai5 u7 pho1-lan7 khiok4-tsiat4 , tu2-tioh8 tsin1-tse7 e5 huan7-lan7 , siong5-se3 tshiann2 khuann3 II ko1-lim5-to1 11 : 23-28 , koh4 ti7 II ko1-lim5-to1 1 : 8 , 9 . " lun7-kau3 guan2 ti7 a1-se1-a1 soo2 tu2-tioh8 ... ... si7 siu7 teh0tāng tsin1 thia1 , 2 kau3 tng1 bue7 khi2 , lian5 uah8 ia7 bo5 ng3-bang7 ; guan2 ka1-ki7 sim1-lai7 ia7 an3-sng3 ue7 si2 , ... ... " tsong2-si7 i1 tak8 pai2 kong2 i1 khoo2-thang3 e5 king1-giam7 , sun3-kan1 teh4 pian3-uann7 tso3 kam2-sia7 kap4 huann1-hi2 . i1 kong2 , " tioh8 siong5-siong5 huann1-hi2 , tioh8 ki5-to2 bo5 suah4 , huan7-su7 tioh8 kam2-sia7 ( i1 thiap4-sat4-lo5-ni5-ka1 5 : 16-18 ) .</text:p>
          </table:table-cell>
          <table:table-cell office:value-type="string" calcext:value-type="string">
            <text:p>iu5-thia3 tshut4-si3 e5 sin1 ong5 .</text:p>
          </table:table-cell>
          <table:table-cell office:value-type="string" calcext:value-type="string">
            <text:p>lan2 e7-tang3 khua3 ?-tioh8 2-e5 bun7-te5 . te7-1-e5 bun7-te5 tioh8-si7 tai7-ke1 tui3 bin5-tsin3-tong2 tsip4-tsing3 2-tang1-gua7-lai5 e5 piau2-hian7 ping7 bo5 mua2-i3 , jian5-au7 tsiong1 suan2-phio3 huan2-ing3 ti7 tsit4-pai2 e5 suan2-ki2 e5 ting2-bin7 . ling7-gua7 tsit8-e5 bun7-te5 tioh8-si7 po2-siu2 e5 se3-lik8 kap4 thong2-phai3 e5 se3-lik8 kap4 oo1-kim1 e5 se3-lik8 , iu5-guan5 iau2 koh4 teh4 tso3 tsue3-au7 e5 khun3-siu7 tsi1-tau3 . tsai7-ia2-tong2 ui7-tioh8 beh4 tuat8-hue5 tsing3-kuan5 kiat4-hap8 tso3-hue2 , thuh4-tshau3 tsing3-hu2 tshiunn3-sue1 tai5-uan5 . tong1 pun2-tong2 bin7-tui3 tsiah4-nih8-tua7 e5 kho2-giam7 e5 si5 , lan2 ai3 king7-ka1 khiam1-pi1 kap4 huan2-sing2 lai5 thia1 ?-tshu2 jin5-bin5 e5 sim1-sia1 ? , kian1-tshi5 kai2-kik4 e5 li2-siong2 , tsuan5 tong2 thuan5-kiat4 it4-ti3 po2-ui7 tsing3-kuan5 , in1-ui7 tai5-uan5 e5 tsian5-too5 tai5-uan5 e5 kai2-kik4 tsuat8-tui3 be7-sai2 koh4 kia5 ? hue5-thau5-loo7 .</text:p>
          </table:table-cell>
          <table:table-cell office:value-type="string" calcext:value-type="string">
            <text:p>siu2-sian1 sing1 kam2-sia7 tai7-ke1 ti7 kin1-a2-jit8 lai5 tsham1-ka1 bin5-tsin3-tong2 tai5-lam5-tshi7-tong2-poo7 te7-9-kai3 te7-1-pai2 tong2-guan5 tai7-piau2 tai7-hue7 . ti7 tsia1 gua2 ma7 ai3 tsioh4-tioh8 tsit4-e5 ki1-hue7 hiong3 tai7-ke1 piau2-si7 siong7-kai3-tua7 e5 kam2-sia7 , in1-ui7 ti7 kok4-ui7 tong2-guan5 sian1-tsin3 tong5-tsi3 thia3 ?-thang3 tsai1-pue5 e5 e7-bin7 , hoo7 gua2 u7 tsit4-e5 ki1-hue7 lai5 tan1-jin7 tsu2-ui2 tsit4-e5 tsit4-bu7 . ti7 tsia1 gua2 hiong3 tai7-ke1 po2-tsing3 , gua2 tsuat8-tui3 e7 kap4 tioh8 tong2-poo7 soo2 u7 e5 tong2-kang1 , tui1-sui5 tioh8 kok4-ui7 tsian5-pue3 e5 kha1-poo7 , tsuan5-lik8 ui7-tioh8 lan2 e5 tai5-uan5 , lan2 e5 hu2-sia5 ? , lan2 e5 tong2 lai5 phah4-pia3 ? . ti7 tsia1 ma7 hi1-bang7 kok4-ui7 tong2-guan5 sian1-tsin3 tong5-tsi3 e7-tang3 sui5-si5 ka7 tong2-poo7 phue1-ping5 tsi2-kau3 , hoo7 lan2 e5 tong2-poo7 e7-tang3 king7-ka1 tsin3-poo7 kap4 sing5-tiong2 .</text:p>
          </table:table-cell>
          <table:table-cell office:value-type="string" calcext:value-type="string">
            <text:p>soo1-sin5-ki3 u7 ki3 khenn1-sann1 koo1-niu5 , si7 sam1-sian1-to2 e5 lang5 , in1 tang5-pau1 e5 hiann1 tio7 kong1-bing5 tsoo7 siong1-tiau5 tin7-bong5 ; sann1 e5 koo1-niu5 thiann1-kinn3 in1 hiann1 hoo7 lang5 thia5-khi3 , ia7 long2 tse5 tshu5 , ing7 i1 huat4-sut8 lai5 tsoo7 siong1 tiu7 , sua3 long2 siang7-jit8 tin7-bong5 . bu2-ong5 iann5 siong1 i2-au7 khiong1-tsu2-ga5 thik4-hong1 tio7 kong1-bing5 tso3 sin5 , sua3 hong1 i1 sann1 e5 sio2-mue7 tso3 khenn1-sann1 koo1-niu5 . se3-siok8 thuan5 kong2 khenn1-sann1-koo1 teh4 tsiang2 kim1-tau2-tshenn1 , tsu3-tiann7 lang5 tsuan2-se3 , hik8-si7 hoo7 i1 tso3 hu3-kui3 ; hik8-si7 hoo7 i1 tso3 pin5-tsiam7 e5 su7 . hu7-jin5-lang5 bo5 senn1 kiann2-ji5 , tsiu7 tui3 i1 kiu5 kiann2 , king3 i1 tso3 sian1-koo1 e5 tsu3-sinn1-niu5-niu5 . hong1-sin5-tuan7 soo2 ki3 long2 si7 peh8-tshat8 be7 sin3-tit4 .</text:p>
          </table:table-cell>
          <table:table-cell office:value-type="string" calcext:value-type="string">
            <text:p>tsu2-tiunn1-thia2-[-sic-] si7 Gorson , Luther , Mosheim tsiah4 e5 lang5 . po2-lo5 tauh8-tauh8 kap4 oo1-am3 e5 kuan5-se3 tsing1-too3 , u7-si5 sinn1-khi2 ia3-sian7 , ti3-kau3 sinn1-khi2 him1-boo7 thinn1-ting2 e5 tsoo2-ke1 e5 sim1-kuann1 tshut4-lai5 . khuann3 II ko1-lim5-to1 5 : 1 ─ 5 ; hui1-lip8-pi2 1 : 23 ; II the5-moo5-thai3 4 : 6 . tsong2-si7 po2-lo5 tui3 huan2-hue3 liau2-au7 , m7-bat4 u7 hian2-tshut4 sin3-giong2 e5 giau5-gi5 kap4 thuan5-to7 e5 put4-an1 tshut4-lai5 .</text:p>
          </table:table-cell>
          <table:table-cell office:value-type="string" calcext:value-type="string">
            <text:p>u7 tsit8 lang5 un5-un5-a2 kong2 , he2-ioh8 tshing3 tshui3 liau2 , i1 si7 bo5 tsit8 tiam2-a2 ng3-bang7 lah4 , kho2-sioh4 hit4 e5 kik8 ho2 e5 gin2-a2 iah8 peh8-peh8 khi3 sang3 si2 , in1 nng7 e5 lan2 long2 bo5 thang1 koh4 khuann3-kinn3 . gua2 thia1-liau2 tsiu7 khau3 , kiu5 in1 kong2 , gua2 bue7 bing5-pik8 , li2 koh4 kong2 tau3-ti2 si7 teh4 kong2 tsi7-tsui7 ? hit4 lang5 in3</text:p>
          </table:table-cell>
          <table:table-cell office:value-type="string" calcext:value-type="string">
            <text:p>“ tai7-tsi3 si7 an2-ni1 . le2-pai3-jit8 guan2 e5 sia7-tiunn2 kio3 gua2 khi3 thih4-loo7 kong1-si1 thia1-tsa1 tsit8 kiann7 su7 , guan2 in1-ui7 le2-pai3-jit8 bo5 ai3 khi3 , tsiu7 siu7 thiat4-tsit4 . gua2 si7 siunn7 an2-ni1 si7 le7-hing5 gua2 soo2 tsham1-ka1 e5 se7-iok4 , tsong2-si7 tsin1 tsue7 lang5 thi2-tshio3 gua2 . li2 siunn7 tsainn2-iunn7 ? ”</text:p>
          </table:table-cell>
          <table:table-cell/>
        </table:table-row>
        <table:table-row table:style-name="ro2">
          <table:table-cell office:value-type="string" calcext:value-type="string">
            <text:p>thiah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thiam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thian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4">
          <table:table-cell office:value-type="string" calcext:value-type="string">
            <text:p>thiang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n</text:p>
          </table:table-cell>
          <table:table-cell table:style-name="ce11" office:value-type="string" calcext:value-type="string">
            <text:p><text:span text:style-name="T47">thiann3-thiang3 筆誤 應該是 thiann3-thang3,  thiang3-hau7 筆誤  應該是 thing3-hau7. tsui2 tsiong1 thiang7 tham3 ti1 tshian2 tshim1 </text:span></text:p>
          </table:table-cell>
          <table:table-cell office:value-type="string" calcext:value-type="string">
            <text:p>liat8-ui7 tang5 siok8 tsu2 e5 hiann1-tsi2 ah4 , ai3 ka7 lin2 kiong1-hi2 , in1-ui7 tit4-tioh8 thinn1-pe7 e5 un1-tian2 kap4 thiann3-thiang3 , hoo7 lan2 koh4 king1-ke3 tsit8 pai2 e5 kiu3-tsu2 sing3-tan7 kap4 sin1-ni5 e5 huann1-hi2 , tsong2-si7 lan2 koh4 tsit8 bin7 , tioh8 ue7 ki3-tit4 se3-kan1 li7 lan2 na2 hng7 , thinn1-pe7 li7 lan2 na2 kun7 . bo5 ku2 , lan2 long2 beh4 kau3 lan2 e5 thinn1-pe7 e5 kong1-tso7-tsing5 , beh4 tsiau3 lan2 e5 ho2-phainn2 lai5 po3-ing3 lan2 ; soo2-i2 lan2 tioh8 tsai1 , lan2 tui3 thinn1-pe7 long2 u7 tai7 su3-bing1 , lan2 u7 koo1-hu7 siu2 thok4 a2-bo5 , pai5-liat8 kui2-hang7 ti7 e7-bin7 : －</text:p>
          </table:table-cell>
          <table:table-cell office:value-type="string" calcext:value-type="string">
            <text:p>tai7-tsiong3-bio7 si7 sin1-tsng1 hui1-siong5 tshut4-mia5 e5 khi3-suah4-bio7 , tu2 tioh8 kok4-tsiong2 suah4-khi3 , iahsi7 tshia7-ho7 e5 lang5 , long2 e7 lai5 tsia1 tshu2-li2 tiau7 hia1-e5 tak8 khuan2 tak8 iunn7 e5 ue3-sue3-tai7 . bio7 pinn1 e5 gua7-ui5 u7 tsit8 te3 tsit8 lang5 kuan5 e5 “ bun5-bing5 kong1-hng5 ” tsha5-pai5 , ki5-sit8 si7 ang5-bun5-thoo5 tso3-e5 . kong1-hng5 lai7 tsit8 e5 u7 tsui2-bu2 e5 phun3-tsui2-ti5 , tak8 jit8 siong7-ha7-pan1 si5-kan1 , to7 e7 phun3 tshut4 tak8 sik4 hue1-iunn7 , am3-thau5-a2 koh4 ke1 tshai2-sik4 ting1-kong1 , u7-kau3 sing5 si7 tsui2-te2 e5 sian1-king2 . koh4 kiann5-jip8-khi3 si7 tsit8 e5 sio2-hing5 e5 ji5-tong5 iu5-lok8-tiunn5 , thiang3-hau7 sin1-tsng1 kok4-sio2 e5 gin2-a2 .</text:p>
          </table:table-cell>
          <table:table-cell office:value-type="string" calcext:value-type="string">
            <text:p>tsui2 tsiong1 thiang7 tham3 ti1 tshian2 tshim1 , jin5 iong7 tsai5 kau1 pian7 kian3 sim1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thiann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thiap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thiat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thiau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thih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thik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thim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thin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thing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thinn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thio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4">
          <table:table-cell office:value-type="string" calcext:value-type="string">
            <text:p>thioh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n</text:p>
          </table:table-cell>
          <table:table-cell table:style-name="ce1" office:value-type="string" calcext:value-type="string">
            <text:p><text:span text:style-name="T2">筆誤  ui7-thioh8 應該是 ui7-tioh8,  i1 e5 piau2-hian7 u7-iann2 tsin1 </text:span><text:span text:style-name="T13">tshut4-thioh4</text:span><text:span text:style-name="T17"> </text:span></text:p>
          </table:table-cell>
          <table:table-cell office:value-type="string" calcext:value-type="string">
            <text:p>2 . ka1-ong1 e5 lip8-tsi3 , tsioh4 tsheh4 thak8 kau3 sing5-kong1 . sui1 si7 " khit4-tsiah8 he7 tua7-guan7 " , na7-si7 " iu2-tsi3 su7 king3-sing5 " . soo2-i2 siau3-lian5 lang5 , m7 thang1 ui7-thioh8 san3-hiong1 lai5 tsuat8-bang7 pi1-kuan1 , iau3-kin2 tioh8 lip8-tsi3 : " jin5 iu2 sian7-guan7 , thian1 pit4 tsiong5 tsi1 . "</text:p>
          </table:table-cell>
          <table:table-cell office:value-type="string" calcext:value-type="string">
            <text:p>2 . ka1-ong1 e5 lip8-tsi3 , tsioh4 tsheh4 thak8 kau3 sing5-kong1 . sui1 si7 “ khit4-tsiah8 he7 tua7-guan7 ” , na7-si7 “ iu2-tsi3 su7 king3-sing5 ” . soo2-i2 siau3-lian5 lang5 , m7 thang1 ui7-thioh8 san3-hiong1 lai5 tsuat8-bang7 pi1-kuan1 , iau3-kin2 tioh8 lip8-tsi3 : “ jin5 iu2 sian7-guan7 , thian1 pit4 tsiong5 tsi1 . ”</text:p>
          </table:table-cell>
          <table:table-cell office:value-type="string" calcext:value-type="string">
            <text:p>m7-tsiah4 puann3 ko3 gueh8 e5 si5-kan1 , gua2 it4-hiong3 iu1-se3 e5 te7-ui7 tsit4-tsam7-a2 suah4 loo7-loo7-hian2 , ka2-na2 sui5-si5 e7 hoo7 ian2-to2 . thian1-liong5 kong2 , i1 e5 piau2-hian7 u7-iann2 tsin1 tshut4-thioh4 , put4-kuan2 bun5-e5 , bu2-e5 , tak8 hang7 thang1-kng1 . u7 1 pai2 soo3-hak8-kho3 , lau7-su1 ti7 oo1-pang1 tshut4 1 e5 te5-bak8 , ai3 gun2 2 e5 1 lang5 khia7 1 ping5 ti7 oo1-pang1 e5 ting2-kuan5 ka7 kai2-tshut4-lai5 . gua2 e5 soo3-hak8-te2 put4-tsi2-a2 tsai7 , gueh8-kho2 e5 hun1-soo3 ti7 tsuan5-hau7 lai7-te2 si7 pai5 u7 tsiunn7-ting2-e5 , bo5 gi7-goo7 hit4 pai2 gua2 suah4 tioh8-tak4 , ban7 i1 beh4 1 hun1-tsing1 ku2 tsiah4 kai2-tap4-tshut4-lai5 . tsin1 tse7 tsa1-poo1-gin2-a2 tua7-lat8 phah4-phok8-a2 , tse7 ti7 au7-piah4-pai5-e5 sim7-tsi3 u7 lang5 khoo1-sut4-a2 , lau7-su1 tshio3-bui1-bui1 , khok8-khok8 tim3-thau5 o1-lo2 i1 u7 soo3-hak8 thian1-tsai5 . gua2 tsin1 au3-nau2 , un5-un5-a2 sam7 tng2 khi3 tse7-ui7 . tsu7 hit4 jit8 khi2 , gua2 ka7 i1 ting7-ui7 tso3 senn3-mia7 tiong1 thau5 1 ho7 e5 tui3-tik8 ; put4-ko3 i1 na2-tshiunn7 uan5-tsuan5 bo5 ka7 gua2 khng3 tsai7 gan2-lai7 , kho2-pi2 tsit4 tsun7 i1 hit4 e5 hing5 , hoo7 lang5 khuann3 gah4 tsin1-tsiann3 e7 kik4-sim1 .</text:p>
          </table:table-cell>
          <table:table-cell office:value-type="string" calcext:value-type="string">
            <text:p>tsit8-jit8 tsin1-sing1 kap4 it4-iong5 san3-poo7 e5 si5 , u7 lun7-khi2 hiong5-ho7-kun1 e5 su1-siunn2 , bo5-phah4-sng3 i1 e5 ping5-iu2 thiann1-kinn1 , thioh4 ki3 tuh8 i1 kong2 , kong5 tsin1-sing1 kap4 it4-iong5 teh4 kong2 li2 e5 ue7 , hiong5-ho7 tui3 an2-ni1 giau5-gi5 tsiu7 m7-guan7 , liah8-tsun2 tsin1-sing1 kap4 it4-iong5 teh4 kiat4-tong2 , beh4 tso3 i1 e5 tui3-tik8 , siong3 ki1-hue7 beh4 kap4 i1 su1-iann5 . tse1-si7 tsin1-sing1 u7 sit4-tsho3 e5 soo2-tsai7 , i1 ia7 ka1-ti7 kong2 , be7-ki3-tit4 tsit4 2-ku3 :</text:p>
          </table:table-cell>
          <table:table-cell office:value-type="string" calcext:value-type="string">
            <text:p>tui3 ho2 e5 hong1-bin7 lai5 siunn7 , lan2 ki1-tok4-too5 kho2-ling5 m7-si7 it4-thioh8 lang5 e5 tsinn5 , kho2-ling5 si7 lam5-poo7 e5 tsng1-kha1 lang5 koo2-i3 , in1-ui7 theh8-tsinn5 lai5 e5 lang5 tai7-khai3 long2-si7 sik8-sai7-lang5 , u7 e5 lang5 tsiu7 siunn7 kong2 bo5 ka7 i1 siu1 phainn2-se3 , ti7 lan2 e5 sia7-hue7 , an2-ni1 e7 siong1 kam2-tsing5 , soo2-i2 , koo1-put4-ji7-tsiong1 tioh8 tsiap4-siu7 lang5 e5 be2-phio3 . koh4 ling7-gua7 tsit8 e5 guan5-in1 , si7 sia7-hue7 hong1-khi3 i2-king1 si7 an2-ni1 , lan2 tsiu7 long2 be7 kam2-kak4 ngai7-gioh8 , tshin1-tshiunn7 siu1 ang5-pau1 , “ ta2 tsia1 lo2 ” ing3-kai1 si7 tsin1 kian3-siau3 e5 tai7-tsi3 , tan7-si7 , in1-ui7 tsha1-put4-to1 tak8 e5 lang5 long2 an2-ni1 teh4 tso3 , soo2-i2 tsiu7 tsin1 kuan3-si3 , kuan3-si3 tsiu7 sing5 tsu7-jian5 , bue7 kam2-kak4 u7 sim2-mih8 kian3-siau3 . be2-phio3 ia7-si7 an2-ni1 , kuan3-si3 , tsu7-jian5 .</text:p>
          </table:table-cell>
          <table:table-cell office:value-type="string" calcext:value-type="string">
            <text:p>u7-si5 thioh8 khi3 phoo3-gua7 loo7 ,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hiok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thiong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thit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thiu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thiunn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thng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tho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thoh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thok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thom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形容聲音, <text:s/>thom-tsui??</text:p>
          </table:table-cell>
          <table:table-cell office:value-type="string" calcext:value-type="string">
            <text:p>khun1-hong1 thiann1 tsui2-siann1 , thom5-lom5 tsit4-siann1 aih8 tsit8 e7 , tsu7 an2-ni1 tiam7-tiam7 tsai1 phainn2-tai7 lah4 . tioh8 kiann1 kin2 huah4 kiu3 lang5 , si3-pinn1 tsing7 tsauh4-tsauh4 , am3-bin7-bong1 . ann3 loh8 khi3 sa1 , sa1 bo5 . siu3-tshun1 ke2 u7 sim1 , ke2 u7 i3 , tit8-tit8 ka7 i1 kong2 “ mai3-noh4 , kuann5-kuann5-lang5 , li2 koh4 lim1-tsiu2 , ia7 hoo7 kam2 tioh8 leh4 . mai3 bak4-tsui2 lah4 , na2 tsun2 li2 kong2-e5 , si2 loh8-khi3 mai3 teh4 kau1-tinn5 . ka7 i1 tsun2 tsue3 tsu7-sat4 thiau3-tsui2 , kin1-tu2 ia7 bo5 lang5 khuann3-kinn3 . si2 to1 si2-lah4 , kin1-tu2 bin5-a2-tsai3 tsiah4 lai5 koo1 ia7-si7 sio1-siang7 . ” tsong2-si7 khun1-hong1 kui2-hun1 u7 liong5-sim1 , to3-khi3 kin2 huah4 tng5-kang1 tua7-tai1 , kap4 nng7 e5 kio3-tshui3 e5 tsa1-boo2 gin2-na2 beh4 khi3 tau3 koo1 . kau3 tshu3 mng5 iam2 leh4 bo5 puann3 lang5 ti7-teh4 . bio7-khau2 teh4 tsue3 tua7-hi3 , tai7-ke1 khi3 khuann3 hi3 . khun1-hong1 ka1-ti7 giah8 tsit8-ki1 tik4-ko1 khi3 lian5-hue1-ti5 tit8 la7 , tit8-tit8 kio3 hui7-bi2 . bo5 siann1 bo5 sueh4 , siu3-tshun1 kap4 bi2-tsu1 tsue3 in1 khun3 , m7 tshap4 i1 . m7-na7 m7 tshap4 si7 tian1-to3 huann1-hi2 . sim1-lai7 siunn7 kong2 gan2-tiong1-ting1 tu5 khi3 lah4 .</text:p>
          </table:table-cell>
          <table:table-cell office:value-type="string" calcext:value-type="string">
            <text:p>khun1-hong1 thiann1 tsui2-siann1 , thom5-lom5 tsit4-siann1 aih8 tsit8 e7 tsu7 an2-ni1 tiam7-tiam7 tsai1 phainn2-tai7 lah4 . tioh8 kiann1 kin2 huah4 kiu3 lang5 , si3-pinn1 tsing7 tsauh4-tsauh4 , am3-bin7-bong1 . ann3 loh8 khi3 sa1 , sa1 boo5 . siu3-tshun1 ke2 u7 sim1 , ke2 u7 i3 , tit8-tit8 ka7 i1 kong2 “ mai3-noh4 , kuann5-kuann5-lang5 , li2 koh4 lim1-tsiu2 , ia7 hoo7 kam2 tioh8 leh4 . mai3 bak4-tsui2 lah4 , na2 tsun2 li2 kong2-e5 , si2 loo7-khi3 mai3 teh4 kau1-tinn5 . ka7 i1 tsun2 tsue3 tsu7-sat4 thiau3-tsui2 , kin1-tu2 ia7 bo5 lang5 khuann3-kinn3 . si2 to1 si2-lah4 , kin1-tu2 bin5-a2-tsai3 tsiah4 lai5 koo1 ia7-si7 sio1-siang7 . ” tsong2-si7 khun1-hong1 kui2-hun1 u7 liong5-sim1 , to3-khi3 kin2 huah4 tng5-kang1 tua7-tai1 , kap4 nng7 e5 kio3-tshui3 e1 tsha1-boo2 gin2-na2 beh4 khi3 tau3 koo1 . kau3 tshu3 mng5 iam2 leh4 bo5 puann3 lang5 ti7-teh4 . bio7-khau2 teh4 tsue3 tua7-hi3 , tai7-ke1 khi3 khuann3 hi3 . khun1-hong1 ka1-ti7 giah8 tsit8-ki1 tik4-ko1 khi3 lian5-hue1-ti5 tit8 la7 , tit8-tit8 kio3 hui7-bi2 . bo5 siann1 bo5 sueh4 , siu3-tshun1 kap4 bi2-tsu1 tsue3 in1 khun3 , m7 tshap4 i1 . m7-na7 m7 tshap4 si7 tian1-to3 huann1-hi2 . sim1-lai7 siunn7 kong2 gan2-tiong1-ting1 tu5 khi3 lah4 .</text:p>
          </table:table-cell>
          <table:table-cell office:value-type="string" calcext:value-type="string">
            <text:p>kong2 giam5-a2 , an2-ni1 tshit4 e5 tsi2-mue7-a2 long2-tsong2 loh8 lai5 se2-sann1 , tsit4 e5 koo2-tsinn2 , lan2 e5 koo2-tsinn2 teh4 thom7-tsui2 he1 ah4 , ah4 long2 lai5 hia1 teh4 se2-sann1 ooh4 . ah4 lan2 hit4 e5 sun5-tshan5 e5 lang5 kong2 khuann3 tioh8 , koh4 tit8 ka7 tue3 , khi3 kau3 hia1 bo5-khi3 lah4 . honnh4 , bo5-khi3 ooh4 .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thong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thoo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thop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thu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thua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thuah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thuak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應該是 <text:s/>thuat4-tsiat4</text:p>
          </table:table-cell>
          <table:table-cell office:value-type="string" calcext:value-type="string">
            <text:p>sia7-hue7 thuak4-tsiat4 sui5 tam1-tng1 ?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thuan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thuann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thuat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thue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thueh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Theh 的腔調差 <text:s/>na7 beh4 ing7-tsinn5 tsiah4 lai5 thueh8 .</text:p>
          </table:table-cell>
          <table:table-cell office:value-type="string" calcext:value-type="string">
            <text:p>56 . li2 bat4 thiann1 gua2 e5 siann1 ; gua2 e5 thueh8-khui3 kiu5-kio3 , li2 boh8-tit4 ng1 hi7-khang1 m7-thiann1 .</text:p>
          </table:table-cell>
          <table:table-cell office:value-type="string" calcext:value-type="string">
            <text:p>a1-kun1 sit4-thau5 tsiann5 gau5 tsue3 , an2-ni1 hah4 tioh8 gun2 niu5-hue1 , gun2 to1 m7 kann2 hiam5 li2 bue7 , na7 beh4 ing7-tsinn5 tsiah4 lai5 thueh8 .</text:p>
          </table:table-cell>
          <table:table-cell office:value-type="string" calcext:value-type="string">
            <text:p>ang5-pau1 peh4 khoo1 si7 bo5 tsue7 , san2-po5 sann1-si5 tsiu7 tng2-hue5 , a1-tsiam1 poo3-a2 tshiann2 lang5 sue2 , khui1 tu5 kiat4-piann2 tsiu7 khi3 thueh8 .</text:p>
          </table:table-cell>
          <table:table-cell office:value-type="string" calcext:value-type="string">
            <text:p>au7-pai2 tik4-khak4 m7-thang1 an2-ni1 , khioh4 tioh8 mih8 , tioh8 sui5 si5 thueh8 lai5 po3</text:p>
          </table:table-cell>
          <table:table-cell office:value-type="string" calcext:value-type="string">
            <text:p>ban7-tshiann2 , gua2 thueh8 sng3-puann5 .</text:p>
          </table:table-cell>
          <table:table-cell office:value-type="string" calcext:value-type="string">
            <text:p>bang7 beh4 hong7-sing5 ko1 e7 ho2 , bo5-gi5 gua2 ko1 mia7 e7 bo5 ; tua3 tsai7 tshu3 lai7 teh4 huan5-lo2 , tshiu2 thueh8 gun5-tsua2 sio1 hoo7 ko1 .</text:p>
          </table:table-cell>
          <table:table-cell office:value-type="string" calcext:value-type="string">
            <text:p>bang7 beh4 hong7-sing5 ko1 e7 khi2 , bo5-gi5 hoo7 ko1 kui1 im1-si1 ; teh4 khau3 gua2 ko1 bo5 sia3-si3 , tshiu2 thueh8 gun5-tsua2 sio1 hoo7 i1 .</text:p>
          </table:table-cell>
          <table:table-cell office:value-type="string" calcext:value-type="string">
            <text:p>bian2 lu2 pun2-sin1 thueh8 khi3 , kio3 pat8-lang5 thueh8 khi3 iah8 ho2 .</text:p>
          </table:table-cell>
          <table:table-cell office:value-type="string" calcext:value-type="string">
            <text:p>bin5-a2 tsa2-khi2 kau2 tiam2-tsing1 tsiah4 lai5 . he2-tsai1 po2-hiam2 tsing3 tioh8 sua3 thueh8 lai5 .</text:p>
          </table:table-cell>
          <table:table-cell office:value-type="string" calcext:value-type="string">
            <text:p>bin5-a2-tsai3 hiong3 lin2 tshu3 thueh8 si3 kak4 gun5 , te7 he7 tsit4 e5 te7-a2 lai7 thueh8 lai5</text:p>
          </table:table-cell>
          <table:table-cell/>
        </table:table-row>
        <table:table-row table:style-name="ro2">
          <table:table-cell office:value-type="string" calcext:value-type="string">
            <text:p>thuh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thui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thuinn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thun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thut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ti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tia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tiah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tiak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tiam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tian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tiang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tiann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tiap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tiat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tiau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tih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tik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tim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tin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ting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tinn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tinnh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tio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tioh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tiok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tiong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tionn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tioo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筆誤 <text:s/>應該是 tio <text:s/>鯽魚釣大鮘</text:p>
          </table:table-cell>
          <table:table-cell office:value-type="string" calcext:value-type="string">
            <text:p>tsit4-hi5 tioo3 tua7-tai7</text:p>
          </table:table-cell>
          <table:table-cell table:number-columns-repeated="10"/>
        </table:table-row>
        <table:table-row table:style-name="ro4">
          <table:table-cell office:value-type="string" calcext:value-type="string">
            <text:p>tiooh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n</text:p>
          </table:table-cell>
          <table:table-cell table:style-name="ce1" office:value-type="string" calcext:value-type="string">
            <text:p><text:span text:style-name="T2">tit4-tiooh8 得到  筆誤  應該是tioh8</text:span></text:p>
          </table:table-cell>
          <table:table-cell office:value-type="string" calcext:value-type="string">
            <text:p>te7 sann1-e5 tui3 7 hue3 kau3 15 hue3 , mui2-ni5 thak8-tsheh4 khai1-hui3 40 khoo1 , 8 ni5 ku2 kiong7 khai1 320 khoo1 . koh4 tui3 16 hue3 kau3 20 hue3 jip8 sin5-hak8 e5 oh8-tng5 thak8-tsheh4 5 ni5 ku2 , kiong7 khai1 500 khoo1 ; koh4 long2-tsong2 tioh8 lap8 li7-sik4 496 khoo1 . tsong2-kiong7 khai1-hui3 1316 khoo1 . tui3 21 hue3 kau3 27 hue3 , mui2-ni5 ping5-kin1 e7 than3 $ 180 , 7 ni5 e5 tiong1-kan1 kiong7 than3 u7 $ 1260 khoo1 , koh4 tit4-tioh8 li7-sik4 $ 422 1 kak4 . tsong2-kiong7 u7 tit4-tiooh8 $ 1582 khoo1 1 kak4 . khau3 hing5 lang5 tsing5 soo2 khai1 e5 bo2-li7-gin5 1316 khoo1 , iau2 u7 tshun1 e5 $ 266 khoo1 1 kak4 na7-tiann7 .</text:p>
          </table:table-cell>
          <table:table-cell office:value-type="string" calcext:value-type="string">
            <text:p>te7 sann1-e5 tui3 7 hue3 kau3 15 hue3 , mui2-ni5 thak8-tsheh4 khai1-hui3 40 khoo1 , 8 ni5 ku2 kiong7 khai1 320 khoo1 . koh4 tui3 16 hue3 kau3 20 hue3 jip8 sin5-hak8 e5 oh8-tng5 thak8-tsheh4 5 ni5 ku2 , kiong7 khai1 500 khoo1 ; koh4 long2-tsong2 tioh8 lap8 li7-sik4 496 khoo1 . tsong2-kiong7 khai1-hui3 1316 khoo1 . tui3 21 hue3 kau3 27 hue3 , mui2-ni5 ping5-kin1 e7 than3 $ 180 , 7 ni5 e5 tiong1-kan1 kiong7 than3 u7 $ 1260 khoo1 , koh4 tit4-tioh8 li7-sik4 $ 4221 kak4 . tsong2-kiong7 u7 tit4-tiooh8 $ 1582 khoo1 1 kak4 . khau3 hing5 lang5 tsing5 soo2 khai1 e5 bo2-li7-gin5 1316 khoo1 , iau2 u7 tshun1 e5 $ 266 khoo1 1 kak4 na7-tiann7 .</text:p>
          </table:table-cell>
          <table:table-cell office:value-type="string" calcext:value-type="string">
            <text:p>te7 sann1-e5 tui3 7 hue3 kau3 15 hue3 , mui2-ni5 thak8-tsheh4 khai1-huui3 40 khoo1 , 8 ni5 ku2 kiong7 khai1 320 khoo1 . koh4 tui3 16 hue3 kau3 20 hue3 jip8 sin5-hak8 e5 oh8-tng5 thak8-tsheh4 5 ni5 ku2 , kiong7 khai1 500 khoo1 ; koh4 long2-tsong2 tioh8 lap8 li7-sik4 496 khoo1 . tsong2-kiong7 khai1-hui3 1316 khoo1 . tui3 21 hue3 kanu3 27 hue3 , mui2-ni5 ping5-kin1 e7 than3 $ 180 , 7 ni5 e5 tiong1-kan1 kiong7 than3 u7 $ 1260 khoo1 , koh4 tit4-tioh8 li7-sik4 $ 422 1 kak4 . tsong2-kiong7 u7 tit4-tiooh8 $ 1582 khoo1 1 kak4 . khau3 hing5 lang5 tsing5 soo2 khai1 e5 bo2-li7-gin5 1316 khoo1 , iau2 u7 tshun1 e5 $ 266 khoo1 1 kak4 na7-tiann7 .</text:p>
          </table:table-cell>
          <table:table-cell table:number-columns-repeated="8"/>
        </table:table-row>
        <table:table-row table:style-name="ro8">
          <table:table-cell office:value-type="string" calcext:value-type="string">
            <text:p>tip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不知</text:p>
          </table:table-cell>
          <table:table-cell office:value-type="string" calcext:value-type="string">
            <text:p>tip的原本是 </text:p>
            <text:p>kau3 tsaih8 suah4 , nng7 lang5 teh4 chem7 te7-tsa1 sim1-lai7 teh4 siunn7 , " gua1 tsit4 1tip4 na7 m7 kong2 , beh4 thing3-hau7 sim2-mih8 si5 ah7 ? " sim1 beh4 kong2 , tshui3 iu7 kong2 bue7 tshut4-lai5 . i1 e5 lau7-pe7 khan1 i1 e5 tshiu2 kong2 , " te7-tsa1 , gua2 soo2 thiann3 e5 tsa1-boo2 kiann2 ah4 , siann2-su7 iu1-bun7 ah4 ? " te7-tsa1 kiah8 thau5 bak8-sia2 tshin1-tshiunn7 loh8 hoo7 . i1 e5 lau7-pe7 tsit8 e7 khuann3 i1 , thau5-khak4 tsiu7 koh4 ann3-loh8-khi3 , koh4 kong2 , " gua2 e5 kiann2 ah4 , li2 e5 sim1 ai3 tsainn2-iunn7 ? tioh8 kong2 hoo7 gua2 tsai1 , put4-lun7 beh4 sim2-mih8 gua2 huann1-hi2 hoo7 li2 , tsiau3 li2 e5 sim1 soo2 ai1 . gua2 ti7 se3-kan1 te7 it4 thiann3 e5 tsiu7-si7 li2 , tok8-tok4 m7 tsai1 li2 e5 sim1 ai3 tsainn2-iunn7 ? " te7-tsa1 it4-bi7 io5 thau5 , kong2 bue7 tshut4 tshui3 . soo2-lo5-bun5 tshun1 tshiu2 beh4 pho7 i1 , te7-tsa1 lut4-loh8-khi3 , phak4 ti7 lau7-pe7 e5 hing1-kham2 thi5-khau3 .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tit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tiu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tiuh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tiunn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tm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聖經章節縮寫</text:p>
          </table:table-cell>
          <table:table-cell office:value-type="string" calcext:value-type="string">
            <text:p>an2-ni1 lang5 li7-khui1 liau2 siong7-te3 kap4 ki1-tok4 , tsiu7 bo5 u7 tsing1-kiat4 e5 sing1-uah8 , soo2-i2 lang5 tioh8 thng3-khi3 oo1-am3 e5 soo2 kiann5 , li7-khui1 sia5-iok8 , lai5 tshing7 tsu2 ia5-soo1 ( lm1 13 : 12-14 ) . lan2 e5 sing1-khu1 si7 sing3-e5 ( lm1 12 : 1 ) . si7 siong7-te3 e5 tian7 , sing3 sin5 tiam3 ti7 lan2 ( II K 6 : 19 ) . soo2-i2 tioh8 ka1-ki7 koo3 tshing1-khi3 ( i1 tm1 5 : 22 ) . tsiann5-tsue3 sing3-kiat4 e5 khi3-ku7 ( II tm2 : 21 ) . bo5 ha5-tshu5 , bo5 thang1 hiam5 e5 ( Kl 1 : 22 ) . tsue3 tsing1-kiat4 e5 tsai7-sik4-lu2 hian3 hoo7 ki1-tok4 ( II K 11 : 2 ) .</text:p>
          </table:table-cell>
          <table:table-cell office:value-type="string" calcext:value-type="string">
            <text:p>i1 m7-na7 lun7 hu1-hu7 sing1-uah8 tioh8 siu2 tsing1-kiat4 , ti7 ko3-jin5 e5 sing1-uah8 ia7 tioh8 ai3 sun5-kiat4 ( Mt 5 : 8 , 28 ) . tsue7 m7-na7 si7 bo5 tshing1-khi3 e5 hing5-ui5 , kinn3-na7 sim1-lai7 it4-tshe3 phainn2 e5 liam7-thau5 , ia7 si7 tsue7 . su3-too5 po2-lo5 , u7 si5 ui7-tioh8 tsu2 tsai3-lim5 e5 kin2-pik4 , na2 tshin1-tshiunn7 u7 tsu2-tiunn1 tok8-sin1 e5 sing1-uah8 , iau2-ku2 m7-si7 u7 hoo2-ting7 kiat4-hun1 e5 sing1-uah8 , huan2-tng2 khuann3 tsue3 siong7-te3 e5 in1-su3 ( i1 tm1 4 : 3-5 ) . ia7 khuann3 hu1-hu7 e5 kuan1-he7 lai5 pi2-phing7 ki1-tok4 kap4 kau3-hue7 sin5-pi3-tik4 e5 kuan1-he7 , lai5 kiong5-tiau1 kiat4-hun1 sing1-uah8 e5 sun5-kiat4 kap4 li2-siong2 .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tng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to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toh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tok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tom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tong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4">
          <table:table-cell office:value-type="string" calcext:value-type="string">
            <text:p>tonn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<text:span text:style-name="T20">tian7-ue7 huan1 jih8-loh8 , “ </text:span><text:span text:style-name="T21">tonn1 </text:span><text:span text:style-name="T38">! ” nng7-siann1 , 電話鈴聲</text:span></text:p>
          </table:table-cell>
          <table:table-cell office:value-type="string" calcext:value-type="string">
            <text:p>a1-lian1 tse7 ti7 i2-a2 ting2 , kui1-bin7 long2 si7 bak8-sai2 kap4 phinn7-tsui2 , be7-su1 ka1-tsiong3 phah4 e5 hueh4-bin7 , gua2 ka7 khang1-khue3 ham7 a1-lian1 pang3 ti7 pang5-king1 lai7 , sui5 koo2 tian7-ue7 tng2 suann1-a2-kha1 , tian7-ue7 suah4 be7 thong1 , tian7-ue7 huan1 jih8-loh8 , “ tonn1 ! ” nng7-siann1 , tsit8-e5 tsa1-boo2 sui5 kong2-ue7 : “ hua1-lian1 te7-khu1 in1-ui7 tshit4-ho7 hong1-thai1-hoo7 ing2-hiong2 , suann3-loo7 be7 thong1 , bo5 hong1-pian7 e5 soo2-tsai7 , tsiah4 tshiann2 li2 guan5-liong7 . ”</text:p>
          </table:table-cell>
          <table:table-cell office:value-type="string" calcext:value-type="string">
            <text:p>hit4-am3 gua2 ti7 tshu3-nih4 , teh4 kuann2 gueh8-te2 beh4 sang3-khi3 in3 e5 gin2-a2-tsheh4 , pang3 a1-lian1 tsit8-e5 lang5 ti7 thiann1-nih4 khuann3 bang3-kah4 , peh4-tiam2 kue3 tsit8-puann3 , hong1-hoo7 ka7 thang1-a2-mng5 sian3 kah4 pin3-piang3-kio3 , a1-lian1 hiong5-hiong5 ui3 gua2 kha1-tsiah4-phiann1 tah4-loh8 : “ pa5-a2 , a1-ma2 kha3 tian7-ue7 lai5 , li2 kin2 khi3 thiann1 ! ” kong2 liau2 , a1-lian1 ui3 pang5-king1 tsau2-khi3 tian7-ue7 pinn1-a2 , nng7-ki1 tshiu2 ka7 tian7-ue7 , tshiu2-ki1-a2 giah8 kuan5-kuan5 , beh4 hoo7 gua2 khi3 tsiap4 , gua2 ui3 a1-lian1 e5 tshiu2-nih4 ka7 tian7-ue7 theh8 kue3 tshiu2 , kan1-tann1 thiann1-tioh8 “ tonn1 tonn1 tonn1 ” e5 siann1 , gua2 mng7 a1-lian1 a1-ma2 u7 kong2 siann2-bo5 ? a1-lian1 kong2 a1-ma2 kap4 khah4-tsa2 kang7-khuan2 , mng7-kong2 i1 u7 kuai1-kuai1-bo5 , ma1-ma1 tsu2-png7 u7 kuai1-kuai1-a2 tsiah8-liau2-bo5 , u7 khah4 tua7-han3-bo5 ... .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too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tooh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4">
          <table:table-cell office:value-type="string" calcext:value-type="string">
            <text:p>top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y</text:p>
          </table:table-cell>
          <table:table-cell table:style-name="ce2" office:value-type="string" calcext:value-type="string">
            <text:p><text:span text:style-name="T2"> tsiah8-tioh8 tshui3-khi2-nua7 top8-top8-tin1、 tai5-gi2-kai3 siong7 </text:span><text:span text:style-name="T13">top4</text:span><text:span text:style-name="T17"> e5 lang5（此處top是英文）</text:span></text:p>
          </table:table-cell>
          <table:table-cell office:value-type="string" calcext:value-type="string">
            <text:p>a1-peh4 siong7-ai3 tsiah8 kan1-a2 , i1 kong2 kan1-a2 tsu1-bi7 tsiann5-tsan2 , sio2-khua2 kam1-tinn1 kam1-tinn1 , tsiah8-tioh8 tshui3-khi2-nua7 top8-top8-tin1 . u7 1 kang1 , a1-peh4 lai5 gun2-tau1 , a1-bu2 tshuan5 tsit8-kua2 tiam2-sim1 kap4 kue2-tsi2 tshut4-lai5 beh4 hoo7 a1-peh4 tsiah8 .</text:p>
          </table:table-cell>
          <table:table-cell office:value-type="string" calcext:value-type="string">
            <text:p>bo5 khuann3 bo5 tsai1 , tshu3-pinn1-a2 neh4 , he1 lak8 hue3 gin2-a2 jua7 khiang3 neh4 li2 tsai1 m7 tsai1 , na7 khuann3 i1 kuah4 tiu7-a2 tng2-lai5 honnh4 , te5 to1 kuann7 lai5 , i2-a2 to7 thua1 lai5 , iau2 teh4 tsiah8 ling1 neh4 , lak8 hue3 gin2-a2 iau2 koh4 tsiah8 tsit8 e5 ling1 thau5-a2 suh4-suh4 leh4 an2-ne1 tsiah4 u7 kue3-gian3 neh4 . ueh4 , e7-tsai2-khi2 beh4-tau3-a2 ka7 le2 nia5 , bin5-a2-tsai3 tsha1-put4-to1 nng7 tiam2 gua7 tsing1 nia7-nia7 , ti7 leh4 si1-kue1 liau5-a2 tsiah8 si1-kue1 ooh4 , e7-tau3 si5-a2 ti7 hia1 phua3 si1-kue1 , ah4 tsiah8 si1-kue1 kong2 , khah4-tsa2 e5 lang5 gin2-a2 , tsa1-poo1 gin2-a2 long2 bo5 hoo7 tshing7-khoo3 honnh4 , ah4 si1-kue1 tsiah8 hoo7 teh4 ah4 , tsiah8 kau3 bue2-a2 top8-top8 teh4 ah4 , tsiah8 kau3 bue2-a2 kui1 sing1-khu1 ah4 to7 si1-kue1 top8-top8 teh4 m7 , tsit8-si5-a2-kiann2 nia5 , ah4 he1 khi1-khi1 khong1-khong1 , khi1-khi1 khong1-khong1 to1 khiau1-khi3 ah4 ooh4 .</text:p>
          </table:table-cell>
          <table:table-cell office:value-type="string" calcext:value-type="string">
            <text:p>gua2 oh8 tai5-gi2 tsin1 tshing1-tsho2 , tsin1 gau5 mng7 bun7-te5 , huan2-ing3 koh4 kin2 , be2 tsiann5 tse7 tsheh4 . gua2 tsit8 khai1-si2 to7 tu2 tioh8 tai5-gi2-kai3 siong7 top4 e5 lang5 , soo2-i2 gan2-kong1 kah4 lang5 bo5 siann2 kang5 . tse1 m7 si7 gua2 khah4 gau5 , gua2 jin7-ui7 tai5-gi2 e5 huat4-tian2 iah4 bo5 tsiann5 kuan5 , soo2-i2 gua2 tsit8 tah8-jip8-lai5 to7 tue3 e7 tioh8 kha1-poo7 .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tsa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tsah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tsai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4">
          <table:table-cell office:value-type="string" calcext:value-type="string">
            <text:p>tsaih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n</text:p>
          </table:table-cell>
          <table:table-cell table:style-name="ce9" office:value-type="string" calcext:value-type="string">
            <text:p><text:span text:style-name="T51">筆誤 tsiah4,   </text:span><text:span text:style-name="T40">gua2 be7 kham1-tit4 tse7 </text:span><text:span text:style-name="T41">tsaih4</text:span><text:span text:style-name="T42"> sui2 e5 i2,  jian5-au7</text:span><text:span text:style-name="T52"> tsaih4</text:span><text:span text:style-name="T42"> e7 thiann3 lang5</text:span></text:p>
          </table:table-cell>
          <table:table-cell office:value-type="string" calcext:value-type="string">
            <text:p>( 1 ) tsap8-ji7 gueh8 31 jit8 ting2-poo1 u7 ka7 goo5 tiunn2-lo2 kong2 , kin1-a2-jit8 li2 m7-thang1 khi3 ong2-tsin2 , kiam2-tshai2 tsu2 oētiàu gua2 tng2-khi3 , au7-lai5 10 tiam2 kau3 e7-poo1 4 tiam2 puann3 long2 m7-tsai1 lang5 , bak8-tsiu1 kim1-kim1 tshui3 nge7-nge7 , u7 khuann3-kinn3 tsit8 e5 tshing7 peh8-sann1 , koh4 peh8 tshui3-tshiu1 e5 tsu2 ia5-soo1 , tshua7 i1 kau3 thian1-tong5 ti7 hia1 thiann1-kinn3 im1-gak8 , ho2 thiann1 e5 siann1-im1 . ia7 tsing3-lang5 long2 tshing7 peh8-sann1 huan1-ging5 . koh4 tshua7 kau3 i1 e5 pang5-king1 , lai7-bin7 e5 poo3-ti3 tsin1 sui2 , u7 i2 , toh4 , koh4 poo3-li5 tsit8-e7 khui1 , ia7 u7 kim1 sih4-sih4 e5 bin5-tshng5 . tiunn2-lo2-niu5 tui3 tsu2 kong2 , gua2 be7 kham1-tit4 tse7 tsaih4 sui2 e5 i2 , be7 kham1-tit4 khun3 tsiah4 sui2 e5 bin5-tshng5 , in1-ui7 gua2 e5 sann1 kiann1-lang5 . tsu2 kong2 , gua2 khuann3 sim1-lai7 , gua2 bo5 khuann3 gua7-phue5 , li2 u7 ho2-sim1 gau5 thiann3-lang5 , kiann5 tse7-tse7 ho2-su7 , li2-si7 tsin1 kuai1 e5 tsa1-boo2-kiann2 . gua2 tsin1 thiann3 li2 , koh4 khuann3-kinn3 toh4-ting2 u7 tsit8 ting2 tsin1 sui2 e5 bian2-liu5 , si7 se3-kan1 bo5 thang1 pi2 tit4 e5 sui2 . tsu2 hoo7 i1 tse7 , gim5 257 siu2 si1 an1-ui3 i1 , tiunn2-lo2-niu5 tui3 tsu2 kiu5 kong2 , tsun2 i1 tng2-khi3 thang1 an1-ui3 i1 e5 kiann2 kap4 ka1-tsok8 , tsu2 tsun2 i1 sua3 kong2 , na7 koh4 tiau3 li2 , li2 tioh8 koh4 lai5 , tsu2 tsiu7 koh4 tshua7 i1 tng2-lai5 .</text:p>
          </table:table-cell>
          <table:table-cell office:value-type="string" calcext:value-type="string">
            <text:p>( 3 ) ki1-tok4-kau3 , sim7-tsi3 u7 tsiong1 kiann5-ho2 , thiann3 lang5 e5 guan5-thau5 , kui1 ti7 thiann3 siong7-te3 . uann7 tsit8-ku3 ue7 lai5 kong2 , tsiu7-si7 u7 thiann3 siong1-te3 tsiah4 u7 thiann3-lang5 . na7-si7 phoo2-thong1 e5 lut8-huat4 , long2 bo5 kong2-khi2 tsit4 e5 kiann5-ho2 e5 guan5-tong7-lik8 , put4-ko3 sio2-khua2 u7 kong2-khi2 tsit8 e5 ham5-ham5 hoo5-hoo5 e5 nng7-ji7 , " liong5-sim1 " na7-tiann7 . tsong2-kong2 tsit8-ku3 , phoo2-thong1 si7 kong2 , " tsin7 jin5-to7 , tsiu7-si7 to7-tik4 . " na7-si7 ki1-tok4-kau3 e5 to7-tik4 , sing3-kiat4 e5 to7-tik4 , m7-si7 an2-ni1 ; si7 tioh8 thiann3 siong7-te3 , jian5-au7 tsaih4 e7 thiann3 lang5 , ia7 tsit4 nng7-hang7 liong2-kiam1 tsiah4 si7 sing3-kiat4 .</text:p>
          </table:table-cell>
          <table:table-cell office:value-type="string" calcext:value-type="string">
            <text:p>( 7 ) ai3-li7-lian5 ( Irenæas ) . tsit4 e5 lang5 ti7 a1 . D . 202 sun5-kau3 . i1 si7 poo1-li7-kap4 e5 hak8-sing1 . ti7 a1 . D . 177 tso3 kam1-tok4 e5 si5 , u7 sia2 tsheh4 . hit4 tiong1-kan1 soo2 in2-khi2 e5 sing3-king1 , tsha1-put4-to1 si7 au7-lai5 soo2 tsiann5-tso3 king1-tian2 hiah4 e5 tsheh4 e5 tiong1-kan1 e5 ue7 . i1 kong2 , hok4-im1-su1 u7 4 pun2 , pi2-phing7 tso3 te7 e5 si3-hng1 ; ia7 u7 kong2 , hing7-tuan7 , po2-lo5 12 tiunn1 phue1 ( tu5 hui1-li7-bun5 i2-gua7 ) , khe2-si7-liok8 , i1 , II han7 i1 pi2 , hi1-pik4-lai5 tsaih4 e5 . tui3 tsiah4 e5 thang1 tsai1 , hit4-si5 i2-king1 u7 kau3-giah8 tsun1-tiong7 tsiah4 e5 tsheh4 tso3 iau3-kin2 .</text:p>
          </table:table-cell>
          <table:table-cell office:value-type="string" calcext:value-type="string">
            <text:p>20 . 老-婆 : 清-香 , li2 teh4 kong2 sim2-mih8 ? li2 tsit4 e5 tsa1-boo2 gin2-na2 tsin1 huan1-thai2 , kin2 jip8-lai5 , kin2 jip8-lai5 . ( 老-婆-tsiong1-清-香-kiong5-kiong5 thua1 khui1 , 秀-蘭-tsaih4-退-場 ， 清-香-tua7 hau2 )</text:p>
          </table:table-cell>
          <table:table-cell office:value-type="string" calcext:value-type="string">
            <text:p>3 . iau2 koh4 tsit8 ui7 bah4-kue1 tsuan1-ka1 , tsiu7-si7 ng2 hong1-san1 sian1-sinn1 . i1 si7 tik4-a2-kha1 kau3-hue7 e5 hue7-iu2 . ti7 3 ni5 gua7 tsing5 lai5 tsit4 e5 hu3-kun7 tshi7-mua5 , king1-ke3 bo5 thang1 li2-siong2 . kau3 2 ni5 gua7 tsing5 tsiah4 kai2-uann7 loh8-khi3 tshi7 bah4-kue1 . i1 iah8 tok8-tsu1 king1-ing5 tsit8 e5 6 hun1 gua7 tue7 e5 " hong1-san1 long5-tiunn5 " . hian7-si5 u7 4 tong3 e5 kue1-sia3 , king1-siong5 u7 5000 tsiah4 bah4-kue1 , tsue3 ko1 bat4 kau3 12000 tsiah4 . i1 soo2 tshi7 e5 phin2-tsing2 si7 bi2-kok4 " Witerrock " he7-thong2 e5 bah4-kue1 . i1 khi2-thau5 tshi7-kue1 si7 tui3 100 tsiah4 khai1-si2 . nng7 ni5 gua7 lai5 tit4-tioh8 siong7 tsu2 e5 su3-hok4 , sui1-jian5 u7 king1-ke3 tsue7-tsue7 tsho3-tsiat4 ia7 bo5 sit4-bang7 （ bat4 tioh8 kue1-un1 ） . ti7 in1 nng7 e5 hu1-hu7 tshiong3-sui5 , se3-sim1 e5 king1-ing5 ha7 , tsaih4 u7 kim1-jit8 e5 sing5-tsiu7 .</text:p>
          </table:table-cell>
          <table:table-cell office:value-type="string" calcext:value-type="string">
            <text:p>3 . tsainn2-iunn7 tsaih4 sng3-si7 ho2-giah8 ?</text:p>
          </table:table-cell>
          <table:table-cell office:value-type="string" calcext:value-type="string">
            <text:p>boo2 soo2-tsai7 u7 tsit8 e5 phah4-lah8 e5 lang5 , u7 tsit8 jit7 giah8 tsit8-ki1 tshing3 beh4 khi3 suann1-lai7 phah4-lah8 . tu2 kiann5 kau3 suann1-kha1 e5 si5 , tu2-tioh8 tsit8 e5 tshut4-ke1 e5 he5-siunn7 , khuann3-kinn3 hit4 e5 phah4-lah8 e5 lang5 , giah8 tshing3 beh4 khi3 phah4-lah8 . tsiu7 sinn1-tshut4 kho2-lin5 e5 sim1 . mng7 phah4-lah8 e5 kong2 , boo2 sim2-mih8 hiann1 , li2 beh4 to2-ui7 khi3 ? phah4-lah8 e5 lang5 in3 kong2 , gua2 beh4 jip8 suann1 lai5 khi3 phah4-lah8 , hit4 si5 hit4 e5 he5-siunn7 tsiu7 ing7 lun5-hue5 e5 to7-li2 siong5-se3 kong2 hoo7 i1 thiann1 , kio3 i1 tik4-khak4 m7-thang1 sat4-sing1 , in1-ui7 tsai7-sinn1 na7 hai7 si1 hit4 hang7 mih8 , au7-lai5 tik4-khak4 ue7 tshut4-si3 tsue3 hit4 hang7 , phi3-ju7 lai5 kong2 , tsai7-sinn1 phah4 si2 tsit8 tsaih4 lok8-a2 , au7-lai5 tsiu7 ue7 tshut4-si3 tsue3 lok8-a2 . na7-si7 phah4 si2 tsua5 , au7-lai5 tik4-khak4 tshut4-si3 tsue3 tsua5 , put4-lun7 phah4 si2 too2-loh8 tsit8 hang7 mih8 , au7-lai5 tik4-khak4 tshut4-si3 tsue3 hit4 hang7 . phah4-lah8 e5 lang5 mng7 i1 kong2 , kiam2 tsin1-tsiann3 u7 iann2 ue7 an2-ni1 , he5-siunn7 in3 kong2 , tik4-khak4 u7 iann2 noh4 , bo5 phian3 li2 noh4 ; hit4 si5 phah4-lah8 e5 lang5 tsiu7 tua7-siann1 tui3 he5 siunn7 kong2 , na7-si7 u7-iann2 an2-ni1 , gua2 kin1 a2-jit8 beh4 phah4-si2 li2 tsit4 e5 he5-siunn7 , au7-pai2 thang1 tshut4-si3 tsue3 he5-siunn7 , hit4 e5 he5-siunn7 long2 bo5 ue7 thang1 koh4 in3 , kian3-siau3 tam3-thau5 tsiu7 kin2 tsau2-khi3 , an2-ni1 lun5-hue5 e5 li2 , u7-iann2 a2-si7 bo5-iann2 , lan2 tsu7-jian5 tsiu7 bing5-pik8 .</text:p>
          </table:table-cell>
          <table:table-cell office:value-type="string" calcext:value-type="string">
            <text:p>in1-ui7 tshat8-a2 u7 khui1-mng5 , khuann3-kinn3 lang5 lai5 kin2 siam2 , soo2-i2 bo5 ki1-hue7 thang1 tsiunn7 lau5-ting2 . tsaih4 tsue3 kho3 tsu2-kua1 .</text:p>
          </table:table-cell>
          <table:table-cell office:value-type="string" calcext:value-type="string">
            <text:p>kau3 tsaih8 suah4 , nng7 lang5 teh4 chem7 te7-tsa1 sim1-lai7 teh4 siunn7 , " gua1 tsit4 1tip4 na7 m7 kong2 , beh4 thing3-hau7 sim2-mih8 si5 ah7 ? " sim1 beh4 kong2 , tshui3 iu7 kong2 bue7 tshut4-lai5 . i1 e5 lau7-pe7 khan1 i1 e5 tshiu2 kong2 , " te7-tsa1 , gua2 soo2 thiann3 e5 tsa1-boo2 kiann2 ah4 , siann2-su7 iu1-bun7 ah4 ? " te7-tsa1 kiah8 thau5 bak8-sia2 tshin1-tshiunn7 loh8 hoo7 . i1 e5 lau7-pe7 tsit8 e7 khuann3 i1 , thau5-khak4 tsiu7 koh4 ann3-loh8-khi3 , koh4 kong2 , " gua2 e5 kiann2 ah4 , li2 e5 sim1 ai3 tsainn2-iunn7 ? tioh8 kong2 hoo7 gua2 tsai1 , put4-lun7 beh4 sim2-mih8 gua2 huann1-hi2 hoo7 li2 , tsiau3 li2 e5 sim1 soo2 ai1 . gua2 ti7 se3-kan1 te7 it4 thiann3 e5 tsiu7-si7 li2 , tok8-tok4 m7 tsai1 li2 e5 sim1 ai3 tsainn2-iunn7 ? " te7-tsa1 it4-bi7 io5 thau5 , kong2 bue7 tshut4 tshui3 . soo2-lo5-bun5 tshun1 tshiu2 beh4 pho7 i1 , te7-tsa1 lut4-loh8-khi3 , phak4 ti7 lau7-pe7 e5 hing1-kham2 thi5-khau3 .</text:p>
          </table:table-cell>
          <table:table-cell office:value-type="string" calcext:value-type="string">
            <text:p>khun5-lo5-iann5 si7 tsaih4 ku2 siong5-siong5 thiann1-kinn3 e5 sin1-gu2 . tann1 hit4 e5 i3-su3 si7 sim2-mih8 ? khi2-guan5 si7 tsainn2-iunn7 ? tu2-ho2 u7 tsing5 tshing1-lian5-tshu3 e5 tsong2-kan2-su7 tiunn1 hong5-tshiong1 bok8-su1 khi3 jit8-pun2 sit8-tse3 tsham1-ka1 , hian7-te7 kian3-bun5 , tann1 ti7 tsia1 ka7 lan2 kai2-tap4 , tshiann2 thok8-tsia2 tsu3-i3 .</text:p>
          </table:table-cell>
          <table:table-cell/>
        </table:table-row>
        <table:table-row table:style-name="ro2">
          <table:table-cell office:value-type="string" calcext:value-type="string">
            <text:p>tsainn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tsak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tsam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tsan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tsang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tsann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tsap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tsat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tsau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tsauh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y</text:p>
          </table:table-cell>
          <table:table-cell table:style-name="ce2" office:value-type="string" calcext:value-type="string">
            <text:p><text:span text:style-name="T2"> tsing7 tsauh4-tsauh4</text:span></text:p>
          </table:table-cell>
          <table:table-cell office:value-type="string" calcext:value-type="string">
            <text:p>( C ) tiong2-tsip4 tak8-jit8 ai3 tshut4-khi3 tau3 tiau7-tsa1 , tham3-thiann1 , kue1-thau5 hang7-be2 teh4 kong2 sim2-mih8 ai3 lai5 po3-ko3 m7-ku2 hit4 si5 tu2 tang1-kang2 su7-kiann7 huat4-sing1 , liah8 tsin1-tsue7 lang5 khi3 kuainn1 , siu7 hing5 , song3-sit4 sinn3-mia7 e5 ia7 bue7 tsio2 . soo2-i2 kue1-a2-loo7 tsing7-tsauh4-tsauh4 , bo5 lang5 kann2 kong2 sim2-mih8 .</text:p>
          </table:table-cell>
          <table:table-cell office:value-type="string" calcext:value-type="string">
            <text:p>16 ) i1 thing5-teh4 , tsong2-si7 gua2 bue7 khuann3-bing5 i1 e5 hing5-tsong7 ; u7 siong7 ti7 gua2 bak8-tsiu1 tsing5 ; tsing7 tsauh4-tsauh4 , gua2 thiann1-kinn3 u7 siann1 , kong2 ,</text:p>
          </table:table-cell>
          <table:table-cell office:value-type="string" calcext:value-type="string">
            <text:p>17 ) ia5-ho5-hua1 ah4 , kiu5 li2 hoo7 gua2 bo5 kian3-siau3 ; in1-ui7 gua2 u7 kiu5-kio3 li2 . kiu5 li2 hoo7 phainn2-lang5 kian3-siau3 , hoo7 in1 ti7 im1-kan1 tsing7 tsauh4-tsauh4 .</text:p>
          </table:table-cell>
          <table:table-cell office:value-type="string" calcext:value-type="string">
            <text:p>hit4-tiap8 ki1-tok4-too5 sue3 siann1 ka7 hian5-bong7 kong2 , gua2 kam2 bo5 ka7 li2 kong2 , i1 m7-ai3 kap4 lan2 sann1-kap4 kiann5 ? na7-si7 tsit4-nih8 tsin1 tsing7-tsauh4 , tioh8 kap4 i1 kiann5 khah4 ho2 . hian5-bong7 tsiah4 ka7 bu5-ti1 kong2 , li2 tsiah4 ku2 ho2 mah4 ? li2 sin3 siong7-te3 , li2 e5 i3-su3 tsainn2-iunn7 ?</text:p>
          </table:table-cell>
          <table:table-cell office:value-type="string" calcext:value-type="string">
            <text:p>hoo7 phainn2-lang5 ti7 oo1-am3-tiong1 tsing7-tsauh4-tsauh4 </text:p>
          </table:table-cell>
          <table:table-cell/>
          <table:table-cell office:value-type="string" calcext:value-type="string">
            <text:p>jit8 am3 , kau3 hit4 nng7 king1 lu2-kuan2 , tsit8 king1 tshiunn3-kua1 thiau3-bu2 , tsin1 lau7-jiat8 ; tsit8 king1 tsing7 tsauh4-tsauh4 , ong5-tsu2 tsiu7 siunn7 , hit4 king1 hiah4 sui2 hiah4 nau7-jiat8 m7 tua3 , lai5 tua3 tsit4 king1 m7 tsiann5 mih8-e5 , gua2 na2 hiah4 gong7 . tsiu7 jip8-khi3 hit4 king1 lau7-jiat8 e5 soo2-tsai7 , tiam3 hia1 lim1-tsiu2 tshiunn3-kua1 . tsiau2-a2 e5 su7 , lau7-pe7 e5 su7 , i2-kip8 ho2 e5 ka3-si7 long2 bue7 ki3-tit4 , si5-kan1 tit8-tit8 ke3-khi3 , tiong2-lam5 long2 bo5 to3-lai5 . te7 2 e5 tsiu7 tshut4-khi3 tshe7 ng5-kim1 tsiau2 , tshu3-lam5 kap4 tiong2-lam5 sio1-siang7 tu2-tioh8 hit4 tsiah4 hoo5-li5 , po3 i1 ho2 siau1-sit4 . tshu3-lam5 bo5 beh4 thiann1 , kau3 nng7 king1 lu2-kuan2 e5 soo2-tsai7 , tsit8 king1 lai7-bin7 hua7-hua7-kio3 , u7 tsin1 sim1-sik4 , ia7 u7 tsin1 ho2-tshio3 , in1 hiann1-ko1 khia7 ti7 thang1-a2 teh4 kio3 , tshu3-lam5 kiann5 bue7 khui1 kha1 , tsiu7 jip8-khi3 ; tiam3 hia1 tsiah8 , hia1 lim1 ; tsit8 jit8 ke3 tsit8 jit8 . king1-ke3 tsit8 tuann7 e5 si5-kan1 , suah4 be2 e5 hong5-tsu2 tsiu7 siunn7 beh4 tshut4-gua7 , khuann3 ue7 thang1 tit4-tioh8 ho2 tso1-gu7 bue7 , lau7-pe7 bo5 tsan3-sing5 . lau7-pe7 kong2 : li2 bo5 loo7-ing7 , beh4 tshe7 ng5-kim1 tsiau2 , li2 pi3 li2 e5 hiann1-ko1 khah4 ham1-ban7 , na7 tu2-tioh8 gui5-hiam2 e5 su7 , a2-si7 kiann5 be5-loo7 hit4 tiap8 beh4 tsainn2-iunn7 ? ong5-tsu2 tik4-khak4 ai3 khi3 , kio3 in1 lau7-pe7 tioh8 hoo7 i1 khi3 khuann3-mai7 leh4 ! lau7-pe7 tsiu7 tsau2 i1 khi3 . kau3 ti7 tshiu7-na5 e5 jip8-khau2 hia1 , hit4 tsiah4 hoo5-li5 koh4 ua2-lai7 , hoo5-li5 kio3 ong5-tsu2 m7-thang1 hai7 i1 , koh4 tsiau3 hiah4 e5 ho2 tai7-tsi3 ka7 i1 kong2 . tsit4 e5 tshing1-lian5 si7 sim1-kuann1 tsin1 sui2 e5 lang5 , hoo5-li5 hiann1 , tshiann2 li2 an1-sim1 , gua2 bo5 beh4 kang7 li2 . ho5-li5 kong2 , na7 an2-ni1 , li2 tioh8 khah4 kin2 khi3 , li2 tse7 tiam3 gua2 e5 be2-nih4 . ong5-tsu2 tse7 loh8-khi3 , hoo5-li5 sui5-si5 tsau2 , loo7 bo5 kuan2 si7 ho2 a2-si7 bai2 , hoo5-li5 tit8-tit8 thiau3-khi3 kau3 hit4 e5 tsng1-sia7 , siau3-lian5 lang5 tsiu7 loh8-lai5 , thiann1 hoo5-li5 e5 king2-ko3 , bak8-tsiu1 bo5 khuann3 pat8-ui7 tit8-tit8 jip8-khi3 hit4 king1 bai2-bai2 e5 lu2-kuan2 hioh4 . keh4 tsa2-khi2 tshut4-khi3 , koh4 tu2-tioh8 hit4 tsiah4 hoo5-li5 , gua2 koh4 ka7 li2 kong2 , bo5-lun7 kau3 to2-ui7 tioh8 tit8-tit8 khi3 , loo7-be2 ue7 kau3 tsit8 e5 siann5 , siann5 e5 thau5-tsing5 u7 tsin1-tsue7 ping1 to2 ti7 hia1 khun3 , tsong2-si7 bo5 iau3-kin2 , li2 tui3 hit4 tiong1-kan1 tit8-tit8 kiann5 jip8-khi3 . siann5-lai7 u7 tsin1-tsue7 king1 tshu3 , tsue3 li2 kiann5 ke3 kau3 siong7 loo7-be2 king1 , ng5-kim1 e5 tsiau2-a2 ti7 tsha5 e5 tsiau2 lang2-a2 , tiau3 ti7 hit4 lai7-bin7 , kap4 i1 liah8-pai5 u7 tsit8 e5 kim1 e5 tsiau2 lang2-a2 , khang1-khang1 , li2 m7-thang1 tsiong1 hit4 tsiah4 ng5-kim1 e5 tsiau2-a2 tui3 hit4 kha1 bai2-bai2 e5 tsiau2 lang2-a2 , liah8 puann5-ke3 hit4 kha1 kim1-sih4-sih4 ng5-kim1 e5 tsiau2 lang2-a2 , tioh8 ue7 ki3-tit8 , na7 bo5 , li2 ue7 tu2-tioh8 tsin1 tshinn1-tsham2 e5 su7 . kong2 an2-ni1 , i1 e5 be2 koh4 se5-loh8-lai5 , kio3 ong5-tsu2 koh4 khi3 tse7 , loo7 bo5-lun7 tsainn2-iunn7 , i1 tit8-tit8 tsau2-khi3 . kau3 siann5 pinn1-a2 tsin1-tsiann3 tsiau3 hoo5-li5 soo2 kong2 , kau3 tsha5 e5 tsiau2-lang2 tue2 ng5-kim1 e5 tsiau2 e5 tshu3-lai7 , kap4 i1 tiau3 tsue3-hue2 u7 tsit8 kha1 ng5-kim1 e5 tsiau2-lang2 , koh4 u7 ng5-kim1 e5 phong7-ko2 3 liap8 ti7 tshu3-lau7 ko7-ko7-lin3 . ong5-tsu2 khuann3 tioh8 an2-ni1 , tsiah4 sui2-e5 tsiau2-a2 tue2 tiam3 hiah4 bai2 e5 tsiau2-lang2 , tsin1 bo5 su3-phue3 , tsiau2 lang2-a2 mng5 tsiu7 ka7 khui1 , liah8 ke3 lai5 ng5-kim1 e5 tsiau2 lang2-a2-nih4 , tsiau2-a2 sui5-si5 hau2 tsin1 tua7 siann1 , hoo7 lang5 e5 hi7-kang1 ki1-ki1-kio3 , ping1-a2 long2 tshinn2 khi2-lai5 , tsau2 jip8 lai7-bin7 khuann3 , tsiong1 ong5-tsu2 liah8 khi3 kuainn1 kann1 . keh4 tsa2-khi2 thua1 khi3 huat4-ting5 sim2-phuann3 , i1 tsiau3 sit8 kong2 , suan1-ko3 si2-hing5 . ong5 tshut4 tsit8 e5 tiau5-kiann7 , = tsit4 e5 siau3-lian5 lang5 na7 tshua7 tsit8 tsiah4 tsau2 pi2 hong1 khah4 kin2 e5 ng5-kim1 be2 lai5 , li2 tsiu7 bian2 si2 , koh4 tsiong1 ng5-kim1 e5 tsiau2 tsue3 le2-mih8 sang3 li2 . ong5-tsu2 tshut4-khi3 , tshuan2 tsit8 e5 tua7-khui3 , tann1 m7-tsai1 beh4 khi3 to2-ui7 tshe7 tsit8 tsiah4 ng5-kim1 be2 . teh4 siunn7 bo5 loo7 e5 si5-tsun7 , hut4-jian5-kan1 hit4 tsiah4 sik8-sai7 e5 hoo5-li5 lai5 ti7 loo7-pinn1 , ka7 i1 kong2 , li2 to1 m7 thiann1 gua2 e5 tshui3 , tsiah4 ue7 tu2-tioh8 an2-ni1 , tsong2-si7 tann1 bian2 huan5-lo2 , gua2 ue7 ka7 li2 siat4-huat4 , gua2 beh4 ka7 li2 kong2 , an2-tsuann2 tsiah4 ue7 kau3 ng5-kim1 be2 e5 soo2-tsai7 . tui3 tsia1 koh4 tit8-tit8 khi3 kau3 u7 tsit8 e5 siann5 , be2 ti7 hit4 siann5-lai7 e5 be2-tiau5 . be2-tiau5 e5 thau5-tsing5 , tshi7 be2 e5 ti7 hia1 teh4 khun3 , tak8 e5 khun3 kau3 teh4 huan5 , li2 un5-un5 si7 tsiong1 be2 ka7 khan1 tshut4-lai5 , tsit8 hang7 bo5 tsu3-i3 bue7 ing7-tit4 e5 , tsiu7-si7 tioh8 kua3 hit4 e5 tsha5 kap4 phe5 tsin1 tshoo1-loo2 e5 be2-uann1 , ti7 pinn1-a2 u7 tiau3 tsit8 e5 ng5-kim1 e5 , m7-thang1 bue7 ki3-tit4 , na7 bo5 ue7 koh4 tu2-tioh8 tsin1 tshinn1-tsham2 e5 su7 . hoo5-li5 koh4 tshun1 i1 e5 be2 tshut4-lai5 , ong5-tsu2 tsiu7 khi3 tse7 , bo5-lun7 sim2-mih8 khuan2 , tsau2 kau3 hong1 tshe1 tioh8 hoo5-li5 e5 mng5 hiu1-hiu1-kio3 , tsin1-tsiann3 tsiau3 hoo5-li5 soo2 kong2 an2-ni1 . ong5-tsu2 tsiu7 jip8-khi3 ng5-kim1 be2 e5 be2-tiau5 lai7 , siunn7 beh4 ka7 kua3 hit4 e5 tshoo2-loo2 e5 be2-uann1 , tsit4 tsiah4 be2 tioh8 kua3 hit4 hu3 siong7-ting2 e5 be2-uann1 tsiah4 u7 hap8-sik4 , na7 bo5 bo5 tshai2 . i1 an2-ni1 siunn7 , ng5-kim1 e5 be2-uann1 ua2 tioh8 hit4 tsiah4 be2 e5 si5 , be2 tua7 siann1 hau2 kau3 ki1-ki1-kio3 , tshi7 be2 e5 lang5 long2 tshinn2 , tsiong1 tsit4 e5 tshing1-lian5 liah8 khi3 kuainn1 tiam3 kann1-lai7 . keh4 tsa2-khi2 sim2-phuann3 suan1-ko3 si2-hing5 , m7-ku2 na7-si7 ue7 thang1 tsiong1 ng5-kim1 siann5 hong5-te3 e5 sui2 ( tsa1-boo2-kiann2 ) ong5-lu2 tshua7 lai5 , tsiu7 bian2 si2 , koh4 tsit4 tsiah4 ng5-kim1 be2 beh4 sang3 i1 , hong5-te3 kap4 i1 iok4-sok4 .</text:p>
          </table:table-cell>
          <table:table-cell office:value-type="string" calcext:value-type="string">
            <text:p>kho2-sioh4 hak8-sing1 e5 tiong1-kan1 , tsit8-e5 gin1-na2 , u7-si5 tiau1-ti5 put4-hok8 , i1 liah8-tso3 huann1-hi2 . na7 kio3 i1 tse7-teh4 , i1 tiau1-ti5 khia7-khi2-lai5 ; na7 kio3 i1 tiam3-tiam3 , i1 koo3-i3 tsauh8-tsauh8-liam7 ; tak8-hang7 to1-si7 tui3-ping2 , ai3 hoo7 ki3-u5 e5 hak8-sing1-a2 ho2-tshio3 , ai3 hoo7 sian1-sinn1 than3 in1 e5 i3-su3 , tak8-jit8 to1-si7 an2-ni1 . hoo2-ah4 ! tsin1-sing1 tu3 long2 be7-tiau5 , na7 beh4 lai5 siu7-khi3 ; khi3 , ia7 bo5 li7-ik4 . tsho2-bok8 hiann1 kong2 ,</text:p>
          </table:table-cell>
          <table:table-cell office:value-type="string" calcext:value-type="string">
            <text:p>kho2-sioh4 hak8-sing1 e5 tiong1-kan1 , tsit8-e5 gin2-na2 , u7-si5 tiau1-ti5 put4-hok8 , i1 liah8-tso3 huann1-hi2 . na7 kio3 i1 tse7-teh4 , i1 tiau1-ti5 khia7-khi2-lai5 ; na7 kio3 i1 tiam7-tiam7 , i1 koo3-i3 tsauh8-tsauh8-liam7 ; tak8-hang7 to1-si7 tui3-ping2 , ai3 hoo7 ki3-u5 e5 hak8-sing1-a2 ho2-tshio3 , ai3 hoo7 sian1-sinn1 than3 in1 e5 i3-su3 , tak8-jit8 to1-si7 an2-ni1 . hoo2-ah4 ! tsin1-sing1 tu3 long2 be7-tiau5 , na7 beh4 lai5 siu7-khi3 ; khi3 , ia7 bo5 li7-ik4 . tsho2-bok8 hiann1 kong2 ,</text:p>
          </table:table-cell>
          <table:table-cell office:value-type="string" calcext:value-type="string">
            <text:p>khun1-hong1 thiann1 tsui2-siann1 , thom5-lom5 tsit4-siann1 aih8 tsit8 e7 , tsu7 an2-ni1 tiam7-tiam7 tsai1 phainn2-tai7 lah4 . tioh8 kiann1 kin2 huah4 kiu3 lang5 , si3-pinn1 tsing7 tsauh4-tsauh4 , am3-bin7-bong1 . ann3 loh8 khi3 sa1 , sa1 bo5 . siu3-tshun1 ke2 u7 sim1 , ke2 u7 i3 , tit8-tit8 ka7 i1 kong2 “ mai3-noh4 , kuann5-kuann5-lang5 , li2 koh4 lim1-tsiu2 , ia7 hoo7 kam2 tioh8 leh4 . mai3 bak4-tsui2 lah4 , na2 tsun2 li2 kong2-e5 , si2 loh8-khi3 mai3 teh4 kau1-tinn5 . ka7 i1 tsun2 tsue3 tsu7-sat4 thiau3-tsui2 , kin1-tu2 ia7 bo5 lang5 khuann3-kinn3 . si2 to1 si2-lah4 , kin1-tu2 bin5-a2-tsai3 tsiah4 lai5 koo1 ia7-si7 sio1-siang7 . ” tsong2-si7 khun1-hong1 kui2-hun1 u7 liong5-sim1 , to3-khi3 kin2 huah4 tng5-kang1 tua7-tai1 , kap4 nng7 e5 kio3-tshui3 e5 tsa1-boo2 gin2-na2 beh4 khi3 tau3 koo1 . kau3 tshu3 mng5 iam2 leh4 bo5 puann3 lang5 ti7-teh4 . bio7-khau2 teh4 tsue3 tua7-hi3 , tai7-ke1 khi3 khuann3 hi3 . khun1-hong1 ka1-ti7 giah8 tsit8-ki1 tik4-ko1 khi3 lian5-hue1-ti5 tit8 la7 , tit8-tit8 kio3 hui7-bi2 . bo5 siann1 bo5 sueh4 , siu3-tshun1 kap4 bi2-tsu1 tsue3 in1 khun3 , m7 tshap4 i1 . m7-na7 m7 tshap4 si7 tian1-to3 huann1-hi2 . sim1-lai7 siunn7 kong2 gan2-tiong1-ting1 tu5 khi3 lah4 .</text:p>
          </table:table-cell>
          <table:table-cell office:value-type="string" calcext:value-type="string">
            <text:p>khun1-hong1 thiann1 tsui2-siann1 , thom5-lom5 tsit4-siann1 aih8 tsit8 e7 tsu7 an2-ni1 tiam7-tiam7 tsai1 phainn2-tai7 lah4 . tioh8 kiann1 kin2 huah4 kiu3 lang5 , si3-pinn1 tsing7 tsauh4-tsauh4 , am3-bin7-bong1 . ann3 loh8 khi3 sa1 , sa1 boo5 . siu3-tshun1 ke2 u7 sim1 , ke2 u7 i3 , tit8-tit8 ka7 i1 kong2 “ mai3-noh4 , kuann5-kuann5-lang5 , li2 koh4 lim1-tsiu2 , ia7 hoo7 kam2 tioh8 leh4 . mai3 bak4-tsui2 lah4 , na2 tsun2 li2 kong2-e5 , si2 loo7-khi3 mai3 teh4 kau1-tinn5 . ka7 i1 tsun2 tsue3 tsu7-sat4 thiau3-tsui2 , kin1-tu2 ia7 bo5 lang5 khuann3-kinn3 . si2 to1 si2-lah4 , kin1-tu2 bin5-a2-tsai3 tsiah4 lai5 koo1 ia7-si7 sio1-siang7 . ” tsong2-si7 khun1-hong1 kui2-hun1 u7 liong5-sim1 , to3-khi3 kin2 huah4 tng5-kang1 tua7-tai1 , kap4 nng7 e5 kio3-tshui3 e1 tsha1-boo2 gin2-na2 beh4 khi3 tau3 koo1 . kau3 tshu3 mng5 iam2 leh4 bo5 puann3 lang5 ti7-teh4 . bio7-khau2 teh4 tsue3 tua7-hi3 , tai7-ke1 khi3 khuann3 hi3 . khun1-hong1 ka1-ti7 giah8 tsit8-ki1 tik4-ko1 khi3 lian5-hue1-ti5 tit8 la7 , tit8-tit8 kio3 hui7-bi2 . bo5 siann1 bo5 sueh4 , siu3-tshun1 kap4 bi2-tsu1 tsue3 in1 khun3 , m7 tshap4 i1 . m7-na7 m7 tshap4 si7 tian1-to3 huann1-hi2 . sim1-lai7 siunn7 kong2 gan2-tiong1-ting1 tu5 khi3 lah4 .</text:p>
          </table:table-cell>
        </table:table-row>
        <table:table-row table:style-name="ro2">
          <table:table-cell office:value-type="string" calcext:value-type="string">
            <text:p>tse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tseh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tsenn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tsha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tshah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tshai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4">
          <table:table-cell office:value-type="string" calcext:value-type="string">
            <text:p>tshaih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<text:span text:style-name="T20">ke1-ting5</text:span><text:span text:style-name="T21"> san3-tshaih4</text:span><text:span text:style-name="T38"> ,筆誤 san3-tshiah4 散赤</text:span></text:p>
          </table:table-cell>
          <table:table-cell office:value-type="string" calcext:value-type="string">
            <text:p>i1 e5 tso3 lang5 si7 tiong1-tit7 , un1-jiu5 , jiat8-sim1 king3-pai3 siong7-te3 , gau5 tso3 kau3-hue7 e5 kang1 . i1 tua3 pak4-suann1-khenn1 kui2-tsap8 ni5 ku2 , ke1-ting5 lap8-khap8 , but8-tsit4 hong1-bian7 thang1 kong2 si7 sit4-pai7 , ke1-ting5 san3-tshaih4 , hu7-jin5-lang5 sit4-bing5 , kiann2 tsit8 e5 tso3 lo5-kang1 , tsit8 e5 se3-han3 , pun2-sin1 tai3 tsik4-tsui2 e5 penn7 kui2-na7 ni5 ku2 . sit8-tsai7 si7 thang1 khio2-lin5 e5 ka1-ting5 . na7-si7 tsu1 tiunn2-lo2 , si7 an1-pin5 lok8-to7 , put4-si5 tshio3-iong5 , bo5 giau5-gi5 siong7-te3 , bo5 hiam5 lang5 .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tshainn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tshak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tsham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tshan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tshang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tshann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tshap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tshat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tshau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tshauh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tshe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tsheh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tshenn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tshi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tshia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tshiah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tshiak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tshiam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tshian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tshiang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tshiann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tshiap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tshiat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tshiau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4">
          <table:table-cell office:value-type="string" calcext:value-type="string">
            <text:p>tshiauh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y</text:p>
          </table:table-cell>
          <table:table-cell table:style-name="ce1" office:value-type="string" calcext:value-type="string">
            <text:p><text:span text:style-name="T2">tshiauh8-tshiauh8 tih4、 </text:span><text:span text:style-name="T13">tshiauh8-tshiauh8-kio3</text:span><text:span text:style-name="T17"> </text:span></text:p>
          </table:table-cell>
          <table:table-cell office:value-type="string" calcext:value-type="string">
            <text:p>hiah4-e5 gin2-na2 khuann3-kinn3 i1 tsit8 e5 iann2 , tsiu7 io5 kha1 hinn3 tshiu2 tshin1-tshiunn7 thinn1 puah8-loh8 geh8 . thau5-ke1 loh8-lai5 liau2 khuann3-kinn3 in1 e5 thau5 bin7 sui1-jian5 tsin1 tshing1-khi3 , tsong2-si7 thong1 sing1-khu1 ui7-ling5 ui7-hong7 , tsiu7 phainn2 siann1-sau3 kong2 , “ tshut4-khi3 , tshut4-khi3 , gua2 kiam2 bo5 kap4 lin2 phin2 sann1-khoo3 tioh8 tshing1-khi3 tsiah4 thang1 lai5 hoo7 gua2 tshiann2 ? tann1 lin2 sann1 iah8 siu3-hue1 , khoo3 iah8 siu3-hue1 , kin2 tshut4-khi3 , kin2 tshut4-khi3 ; ” tsiu7 kah4 i1 tshe1-ing7 e5 lang5 ka7 in1 kuann2-tshut4-khi3 . mng5 phiang3 tsiu7 tshuann3-khi3 . gin2-na2 tshut4-lai5 liau2 thau5-khak4 tam3-tam3 , bin7 iu1 kai3-kai3 tai7-ke1 tiam3 hia1 teh4 siunn7 . tsit8 e5 khah4 tsiau2-tsinn1 e5 kong2 , “ lan2 lai5 khi3 khut4-a2 je5-je5 teh4 . ” tak8 e5 je5 kau3 tsit8 sing1-khu1 tshiauh8-tshiauh8 tih4 , tsun7-tsun7-teh4 tsiu7 khi3 phah4 mng5 kong2 , “ thau5-ke1 ah4 , li2 khuann3-teh4 guan2 tshing1-khi3 lah4 . ” tsu2-lang5 ka7 i1 siong3-siong3 teh4 siunn7 kinn3 ai3 tshio3 kong2 , “ lin2 tsin1 gau5 ah4 , ling5 ui7 hoo7 i1 khah4 tua7 be2 , hue1 siu3-khah4 tua7 lui2 , siam2-khi3 , siam2-khi3 , m7-thang1 ka7 gua2 ko7 tioh8 . ” tai7-ke1 bak8-tsiu1 tu3-tu3 siong3 hiah4-e5 mih8 , na2 kiann5 na2 uat8-ke3 lai5 khuann3 , tsiu7 kiann5-khi3 tsau3-kha1 mng5-khau2 khuann3 tu5-pang5 tsian1 e5 tsian1 , tsha2 e5 tsha2 , kun5 e5 kun5 , tsu2 e5 tsu2 , siunn7 tioh8 to3-khi3 m7-ku2 kiann5 bue7 khui1 kha1 .</text:p>
          </table:table-cell>
          <table:table-cell office:value-type="string" calcext:value-type="string">
            <text:p>i1 kiann5 tsin7 hng7 e5 loo7 tioh8 peh4 tsiunn7 suann1 , tsit4 tsiah4 sue3 tsiah4 ang5 kue1-bu2 iau2-ku2 tsin7 hin5 m7 tsai1 i1 ti7 ta2-loh8 . tsong2-si7 hin5 ke3 liau2 , i1 tsiu7 kin2 theh8 i1 e5 sue3 ki1 ka1-to1 tui3 i1 e5 ui5-sin1 kun5 e5 te7-a2 tshut4-lai5 , iah8 tshiauh8 tsit8 e5 ! i1 ka1 tsit8 khang1 ti7 te7-a2 tsiu7 thong2 i1 e5 thau5 tshut4-lai5 khuann3 , i1 si7 ti7 ta2-loh8 . i1 kau3 ti7 tu2-ho2 e5 soo2-tsai7 e5 si5 , tsiu7 ka1 tsit8 khang1 khah4 tua7 , ka1-ki7 thiau3 tshut4-lai5 . ti7 hia1 u7 tsit8 te3 tua7 tsioh8-thau5 , sue3 tsiah4 ang5 kue1-bu2 ti7 tsit8-bak8-nih4 ku2 e5 si5 kin2 khioh4 i1 , he7 ti7 te7-a2 , jian5-au7 i1 tsiau3 i1 soo2 ue7 e5 kin2 kau3 ti7 tshan5-tsng1 e5 tshu3 , jip8-khi3 iah8 ing7 tua7 ki1 e5 so2-si5 so2 mng5 .</text:p>
          </table:table-cell>
          <table:table-cell office:value-type="string" calcext:value-type="string">
            <text:p>i1 kiann5 tsin7 hng7 e5 loo7 tioh8 peh4 tsiunn7 suann1 , tsit4 tsiah4 sue3 tsiah4 ang5 kue1-bu2 iau2-ku2 tsin7 hin5 m7 tsai1 i1 ti7 ta2-loh8 . tsong2-si7 hin5 ke3 liau2 , i1 tsiu7 kin2 theh8 i1 e5 sue3 ki1 ka1-to1 tui3 i1 e5 ui5-sin1 kun5 e5 te7-a2 tshut4-lai5 , iah8 tshiauh8 tsit8 e7 ! i1 ka1 tsit8 khang1 ti7 te7-a2 tsiu7 thong2 i1 e5 thau5 tshut4-lai5 khuann3 , i1 si7 ti7 ta2-loh8 . i1 kau3 ti7 tu2-ho2 e5 soo2-tsai7 e5 si5 , tsiu7 ka1 tsit8 khang1 khah4 tua7 , ka1-ki7 thiau3 tshut4-lai5 . ti7 hia1 u7 tsit8 te3 tua7 tsioh8-thau5 , sue3 tsiah4 ang5 kue1-bu2 ti7 tsit8-bak8-nih4 ku2 e5 si5 kin2 khioh4 i1 , he7 ti7 te7-a2 , jian5-au7 i1 tsiau3 i1 soo2 ue7 e5 kin2 kau3 ti7 tshan5-tsng1 e5 tshu3 , jip8-khi3 iah8 ing7 tua7 ki1 e5 so2-si5 so2 mng5 .</text:p>
          </table:table-cell>
          <table:table-cell office:value-type="string" calcext:value-type="string">
            <text:p>kong2-po3 tian7-tai5 tim3-thau5 tong5-i3 tsit4 e5 khuann3-huat4 . gun2 2 e5 tau3-tin7 ka7 pun3-so3 theh8 khi3 tan3-hinn3-sak4 . loo7 tiong1 , kong2-po3 tian7-tai5 ti7 gua2 hi7-khang1 pinn1 tshiauh8-tshiauh8-kio3 , ue7 kong2 be7 thing5 , gua2 in1-ui7 u7 sim1-su7 , thau5-khak4 lai7 teh4 siunn7 tai7-tsi3 , bo5 gah4 1 ku3 u7 ka7 thiann1 jip8 hi7-khi3 .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tshih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tshik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tshim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tshin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tshing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tshinn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shinnh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y</text:p>
          </table:table-cell>
          <table:table-cell table:style-name="ce1" office:value-type="string" calcext:value-type="string">
            <text:p><text:span text:style-name="T2">tshinnh4-tshinnh4 chngh2-chngh2﹑ </text:span><text:span text:style-name="T13">hau2-kah4 tshinnh4-tshngh4-kio3形容哭的狀態</text:span></text:p>
          </table:table-cell>
          <table:table-cell office:value-type="string" calcext:value-type="string">
            <text:p>a2 ! pe7-kiann2 e5 tsing5 , be7 kim3-tit4 lau5-tshut4 thiann3-sioh4 e5 bak8-sai2 . ti7-hia1 khuann3 e5 lang5 , ia7-si7 sam1-sam1 ngoo2-ngoo2 , tshinnh4-tshinnh4 chngh2-chngh2 ! tsit4-e5 kho2-ai3 e5 su7-pit4-ling5 i2-king1 tui3 si2-ho5 kue3-khi3 liauh4 ! a2 ! khoo2-pue1 .</text:p>
          </table:table-cell>
          <table:table-cell office:value-type="string" calcext:value-type="string">
            <text:p>a2 ! pe7-kiann2 e5 tsing5 , be7 kim3-tit4 lau5-tshut4 thiann3-sioh4 e5 bak8-sai2 . ti7-hia1 khuann3 e5 lang5 , ia7-si7 sam1-sam1 ngoo2-ngoo2 , tshinnh4-tshinnh4 tsngh4-tsngh4 ! tsit4-e5 kho2-ai3 e5 su7-pit4-ling5 i2-king1 tui3 si2-ho5 kue3-khi3 liauh4 ! a2 ! khoo2-pue1 .</text:p>
          </table:table-cell>
          <table:table-cell office:value-type="string" calcext:value-type="string">
            <text:p>m7-ku2 tsin1-sing1 hoo7 tsit4-ho7 gu5-tshun2 e5 hak8-sing1 tsi3-ti7 , siunn7 bo5 huat4-too7 , bak8-sai2 tshe7-tshe7-to3 . ki5-u5 e5 hak8-sing1 , pun2-te2 khuann3 i1 teh4 ngoo2-gik8 sian1-sinn1 , tshio3 kah4 e7 han2-iann2 , tsiu7 hit4-e5 put4-liong5 siau3-lian5 , ia7 tsin1 tik4-i3 . khuann3-kinn3 sian1-sinn1 bo5 tiunn1-ti5 theh8 tshiu2-kin1 am1-bin7 , bak8-sai2 na2 loh8-hoo7 , hau2-kah4 tshinnh4-tshngh4-kio3 , tsit4-si5 tai7-ke1 long2 an1-tsing7 , bo5 lang5 kann1 tshut4-siann1 . pat8-e5 sian1-sinn1 kong2 , tsin1-sing1-kun1 ! mih4-sai2 an2-ni1 , na7 e7 ka3-tit4 , tsiu7 ka3 ; be7 ka3-tit4 , tiap8-tiap8-leh4 , teh4 kiann1 i1 bah4-thiann3 ! tsin1-sing1 kong2 , li2 iau2-bue7 tsai1 gua2 e5 i3-su3 . tsiu7 jip8 pang5-king1 kuainn1-mng5 , kiu5 siong7-te3 kam2-hua3 tsit4-e5 gin2-na2 e5 sim1-kuann1 .</text:p>
          </table:table-cell>
          <table:table-cell office:value-type="string" calcext:value-type="string">
            <text:p>m7-ku2 tsin1-sing1 hoo7 tsit4-ho7 gu5-tshun2 e5 hak8-sing1 tsi3-ti7 , siunn7 bo5 huat4-too7 , bak8-sai2 tshe7-tshe7-to3 . ki5-u5 e5 hak8-sing1 , pun2-te2 khuann3 i1 teh4 ngoo2-gik8 sian1-sinn1 , tshio3 kah4 e7 han2-iann2 , tsiu7 hit4-e5 put4-liong5 siau3-lian5 , ia7 tsin1 tik4-i3 . khuann3-kinn3 sian1-sinn1 bo5 tiunn1-ti5 theh8 tshiu2-kin1 am1-bin7 , bak8-sai2 na2 loh8-hoo7 , hau2-kah4 tshinnh4-tshngh4-kio3 , tsit8-si5 tai7-ke1 long2 an1-tsing7 , bo5 lang5 kann2 tshut4-siann1 . pat8-e5 sian1-sinn1 kong2 , tsin1-sing1-kun1 ! mih4-sai2 an2-ni1 , na7 e7 ka3-tit4 , tsiu7 ka3 ; be7 ka3-tit4 , tiap8-tiap8-leh4 , teh4 kiann1 i1 bah4-thiann3 ! tsin1-sing1 kong2 , li2 iau2-bue7 tsai1 gua2 e5 i3-su3 . tsiu7 jip8 pang5-king1 kuainn1-mng5 , kiu5 siong7-te3 kam2-hua3 tsit4-e5 gin2-na2 e5 sim1-kuann1 .</text:p>
          </table:table-cell>
          <table:table-cell office:value-type="string" calcext:value-type="string">
            <text:p>mue5-lan5 bo5 huat4-too7 , tsiu7 uat4 jip8-khi3 pang5-nih8 , tshinnh4-tshinnh4 tshngh4-tshngh4 tit8-tit8 hau2 , ing7 tshiu2-kin1 tshit4 bak8-sai2 , hau2 long2 bo5 thing5 .</text:p>
          </table:table-cell>
          <table:table-cell office:value-type="string" calcext:value-type="string">
            <text:p>mue5-lan5 tsiah4 kong2 : “ an2-nia2 kio3 gua2 tso3 tai7-tsi3 , gua2 m7 thiann1 , tsiu7 huat8 gua2 kui7 , koh4 m7 hoo7 gua2 tsiah8 e5-hng1 png7 . tsong2-si7 gua2 u7-si5 u7 tsin1 iau3-kin2 e5 tai7-tsi3 lai5 mng7 li2 , li2 in1-ui7 kap4 lang5 teh4 tann2 mua5-tshiok4 , long2 bo5 beh4 tshap4 gua2 , huan2-tng2 me7 gua2 lai5 tsha2 li2 . tu2-a2 gua2 teh4 ue7-too5 tsin1 bo5 ing5 , bo5 ka7 li2 kiah8 ka1-to1 , li2 kap4 a1-pa5 tsiu7 ing7 tsiah4 kan1-khoo2 khuan2-thai7 gua2 . ” ue7 kong2 be7 liau2 , koh4 tshinnh8-tshinnh8 tshngh4-tshngh4 hau2 khi2-lai5 . hit4-si5 i1 e5 lau7-bo2 bo5 ue7 thang1 in3 , ka1-ti7 tsai1 tsin1 kian3-siau3 , be7 kim3-tit4 ia7 hau2 khi2-lai5 .</text:p>
          </table:table-cell>
          <table:table-cell office:value-type="string" calcext:value-type="string">
            <text:p>tshiunn3 liau2 , na2-na2 nng7 lui2 bak8-tsiu1 kam5 tioh8 jiat8-tsing5 e5 bak8-sai2 . ngoo2-sik4 e5 ting1 tsit8-e7 tsio3 tioh8 i1 e5 bin7 , lang5 long2 khuann3 si7 nng7 liap8 ue7 huat4 kng1 e5 tsin1-tsu1 lin3 lai5 lin3-khi3 , bo5 tsit8 e5 lang5 phah4 phok8-a2 , khong1-khi3 tsin1 an1-tsing7 , ti7 hng7-hng7 u7 thiann1 tioh8 kui2 e5 hu7-jin5-lang5 tshinnh4-tshinnh4 e5 siann1 . gua2 kap4 ng5 sian1-sinn1 hu1-hu7 bue7 kim3-tit4 , ia7 lau5 tshut4 bak8-sai2 , tse1 si7 huann1-hi2 kap4 kam2-tong7 e5 bak8-sai2 .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shio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tshioh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tshiok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tshiong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tshionn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tship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tshit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tshiu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tshiuh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tshiunn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shiut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n</text:p>
          </table:table-cell>
          <table:table-cell table:style-name="ce1" office:value-type="string" calcext:value-type="string">
            <text:p><text:span text:style-name="T2">tshua7 i1 e5 lau7-pe7 tshiut4-khi3 ke1-nih8 筆誤 出去 tshut-khi</text:span></text:p>
          </table:table-cell>
          <table:table-cell office:value-type="string" calcext:value-type="string">
            <text:p>u7 tsit8 lang5 i2-king1 tshut4-khi3 liu5 tse7-tse7 ni5 bo5 ai3 tng2-lai5 . i1 e5 pe7-bo2 siong5-siong5 teh4 ti3-i3 ai3 i1 tng2-lai5 , tsong2-si7 i1 it4-huat4 hong3-tong7 , bo5 ai3 tng2-lai5 siu7 lau7-pe7 e5 iok4-sok4 . i1 e5 pe7-bo2 iah8 u7 sia2 phue1 , iah8 u7 huan1-hu3 kio3 i1 tioh8 tng2-lai5 . bo5-lun7 tsainn2-iunn7 i1 long2 m7-thiann1 . kau3 tsit4 pai2 i1 e5 lau7-pe7 siunn7 ai3 pun2-sin1 khi3 tshua7 i1 tng2-lai5 , beh4 sua3 ka7 i1 tshua7-boo2 . i1 e5 pe7-bo2 tsham1-siang5 liau2 , i1 e5 pe7 tsiu7 khi3 tshua7 . beh4 khi3 tshua7 i1 e5 kiann2 tioh8 puann5-suann1 kue3-nia2 ; long2 bo5 hiam5 tsiah4 e5 lo5-khoo2 , huann1-hi2 khai1 tse7-tse7 e5 soo2-hui3 , khin5-khin5 khi3 tshue7 kau3 tioh8 . i1 bue7 khi3 e5 tai7-sing1 u7 sing1 tiau1-tsa1 hit4 e5 soo2-tsai7 kap4 loo7-too5 . i1 kau3 i1 e5 kiann2 e5 soo2-tsai7 , i1 e5 kiann2 m7-tsai1 thang1 tsiap4-lap8 i1 . i1 e5 lau7-pe7 tsiah4 tai7-sing1 mng7 pat8 lang5 , kong2 , " boo2-lang5 u7 tiam3 ti7-tsia1 a2-bo5 ? " pinn1-a2 u7 tsit8 lang5 thiann1-kinn3 , sui5-si5 khi3 po3 i1 e5 kiann2 kong2 , " ti7 gua7-bin7 u7 tsit8 lang5 teh4 tshue7 li2 . " i1 e5 kiann2 tsiu7 tshut4-lai5 , tui3 i1 e5 lau7-pe7 kong2 , " li2 tshue7 boo2-lang5 beh4 tshong3 sim2-mih8 tai7-tsi3 ? " in1-ui7 tshut4-gua7 hong3-tong7 tsin1 ku2 sua3 be7 jin7-tit4 i1 e5 lau7-pe7 e5 ian5-koo3 . i1 e5 lau7-pe7 tui3 i1 kong2 , " to1 beh4 tshua7 li2 to3-lai5 . " i1 tsiu7 jin7-tit4 i1 e5 lau7-pe7 , tsiah4 tsai1-iann2 i1 e5 lau7-pe7 thiann3 i1 kau3 an2-ni1 ; i1 tsiu7 huann1-hi2 in2 beh4 kap4 i1 tng2-lai5 . hit4-si5 tsai1-iann2 i1 e5 lau7-pe7 un2-tang3 tsin1 iau1 , tsiu7 sui5-si5 huann1-huann1 hi2-hi2 tshua7 i1 e5 lau7-pe7 tshiut4-khi3 ke1-nih8 , ing7 ho2 e5 tshai3 lai5 khuan2-thai7 i1 . m7-ku2 i1 u7 khiam3-lang5 tsin1 tse7 tsinn5 . i1 e5 lau7-pe7 long2 huann1-hi2 the3 i1 hing5 ; ka7 i1 hing5 tsinn5 liau2 , tsiah4 tai7-ke1 sann1-kap4 tng2-lai5 . tng2-lai5 liau2 tsin1 gau5 liau7-li2 ke1-lai7 e5 su7 ; i1 e5 lau7-pe7 lau7-bo2 i2-kip8 lai7-bin7 e5 tua7-se3 huann1-hi2 kau3 long2 be7-koo3 .</text:p>
          </table:table-cell>
          <table:table-cell office:value-type="string" calcext:value-type="string">
            <text:p>u7 tsit8 lang5 i2-king1 tshut4-khi3 liu5 tse7-tse7 ni5 bo5 ai3 tng2-lai5 . i1 e5 pe7-bo2 siong5-siong5 teh4 ti3-i3 ai3 i1 tng2-lai5 , tsong2-si7 i1 it4-huat4 hong3-tong7 , bo5 ai3 tng2-lai5 siu7 lau7-pe7 e5 iok4-sok4 . i1 e5 pe7-bo2 iah8 u7 sia2 phue1 , iah8 u7 huan1-hu3 kio3 i1 tioh8 tng2-lai5 . bo5-lun7 tsainn2-iunn7 i1 long2 m7-thiann1 . kau3 tsit4 pai2 i1 e5 lau7-pe7 siunn7 ai3 pun2-sin1 khi3 tshua7 i1 tng2-lai5 , beh4 sua3 ka7 i1 tshua7-boo2 . i1 e5 pe7-bo2 tsham1-siang5 liau2 , i1 e5 pe7 tsiu7 khi3 tshua7 . beh4 khi3 tshua7 i1 e5 kiann2 tioh8 puann5-suann1 kue3-nia2 ; long2 bo5 hiam5 tsiah4 e5 lo5-khoo2 , huann1-hi2 khai1 tse7-tse7 e5 soo2-hui3 , khin5-khin5 khi3 tshue7 kau3 tioh8 . i1 bue7 khi3 e5 tai7-sing1 u7 sing1 tiau1-tsa1 hit4 e5 soo2-tsai7 kap4 loo7-too5 . i1 kau3 i1 e5 kiann2 e5 soo2-tsai7 , i1 e5 kiann2 m7-tsai1 thang1 tsiap4-lap8 i1 . i1 e5 lau7-pe7 tsiah4 tai7-sing1 mng7 pat8 lang5 , kong2 , “ boo2-lang5 u7 tiam3 ti7-tsia1 a2-bo5 ? ” pinn1-a2 u7 tsit8 lang5 thiann1-kinn3 , sui5-si5 khi3 po3 i1 e5 kiann2 kong2 , “ ti7 gua7-bin7 u7 tsit8 lang5 teh4 tshue7 li2 . ” i1 e5 kiann2 tsiu7 tshut4-lai5 , tui3 i1 e5 lau7-pe7 kong2 , “ li2 tshue7 boo2-lang5 beh4 tshong3 sim2-mih8 tai7-tsi3 ? ” in1-ui7 tshut4-gua7 hong3-tong7 tsin1 ku2 sua3 be7 jin7-tit4 i1 e5 lau7-pe7 e5 ian5-koo3 . i1 e5 lau7-pe7 tui3 i1 kong2 , “ to1 beh4 tshua7 li2 to3-lai5 . ” i1 tsiu7 jin7-tit4 i1 e5 lau7-pe7 , tsiah4 tsai1-iann2 i1 e5 lau7-pe7 thiann3 i1 kau3 an2-ni1 ; i1 tsiu7 huann1-hi2 in2 beh4 kap4 i1 tng2-lai5 . hit4-si5 tsai1-iann2 i1 e5 lau7-pe7 un2-tang3 tsin1 iau1 , tsiu7 sui5-si5 huann1-huann1 hi2-hi2 tshua7 i1 e5 lau7-pe7 tshiut4-khi3 ke1-nih8 , ing7 ho2 e5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tshng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tshngh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tsho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tshoh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tshok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tshong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shonn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n</text:p>
          </table:table-cell>
          <table:table-cell table:style-name="ce1" office:value-type="string" calcext:value-type="string">
            <text:p><text:span text:style-name="T2">tshonn3-hoo7 是不是 tshuann3-hoo7 閂戶  筆誤？</text:span></text:p>
          </table:table-cell>
          <table:table-cell office:value-type="string" calcext:value-type="string">
            <text:p>( 3 ) Edison ( ai3-tik8-sing1 ) tsiau3 lan2 soo2 tsai1 , i1 u7 sing5-kong1 ti7 huat4-bing5 e5 su7-giap8 , tua7 sue3 hang7 hap8-kiong7 u7 huat4-bing5 kui2-na7 tshing1 khuan2 . i1 ue7 hiah4-nih8 sing5-kong1 e5 pi3-kuat4 ti7 tah4-loh8 ? tsiu7-si7 i1 e5 gau5 thun1-lun2 kan1-khoo2 . na7 u7 beh4 koh4 huat4-bing5 sim2-mih8 khuan2 , u7-si5 kui2-na7 mi5-jit8 tiam3 ti7 gian2-kiu3-sik4 , kuinn1-mng5 tshonn3-hoo7 , long2 bue7 koo3-tit4 tsiah8 , bue7 ki3-tit4 khun3 , tsuan1-sim1 gian2-kiu3 . sui1-bong2 i1 e5 hu1-jin5 pi7-pan7 ho2 liau7-li2 beh4 lai5 hoo7 i1 tsiah8 , siong5-siong5 kan1-ta1 pai5 he7-teh4 kau3 ling2-ling2 , tsiah4 koh4 theh8 tng2-khi3 , tshin1-tshiunn7 tsit4 khuan2 tai7-tsi3 si7 siong5-siong5 . u7 tsit8 pai2 , u7 i1 e5 ho2 ping5-iu2 , tshua7 tsit8 e5 kiann2-ji5 beh4 lai5 tsi2-tiam2 i1 e5 kiann2 , khuann3 siau3-lian5-lang5 beh4 tsiu7 sit8-giap8 tioh8 tsainn2-iunn7 tsue3 tsiah4 ho2 , in1-ui7 i1 si7 tu2 tui3 tai7-hak8 tsut4-giap8 ( sic ) na7-tiann7 . huat4-bing5 ong5 kap4 hit4 e5 siau3-lian5 lang5 tun3-tshiu2 , iah8 khuann3 i1 e5 siau3-lian5 lang5 tun3-tshiu2 , iah8 khuann3 i1 e5 gian2-kiu3-sik4 , piah4-ting2 soo2 tiau3 hit4 e5 tua7 si5-tsing1 kong2 , ‘ 'Goá te7 it4 ai3 ka7 siau3-lian5 tiong1-ko3 e5 ue7 , tsiu7-si7 li2 tsue3-kang1 e5 si5 , tik4-khak4 m7-thang1 khuann3 si5-tsing1 . '' m7-thang1 khuann3 si5-tsing1 si7 tsue3 sing5-kong1 pi3-kuat4 e5 tsit8 hang7 iau3-soo3 . lang5 na7 ai3 beh4 hoo7 tsit8 hang7 su7-giap8 sing5-kong1 m7-thang1 sim1-kuann1 hong3-hong3 tshin1-tshiunn7 hak8-sing1 lai5 hak8-hau7 , si5-kan1-lai7 put4-si5 khuann3 si5-pio2 , ai3 kin2 tng2-khi3 , a2-si7 kin2 ai3 tshut4-khi3 thit4-tho5 , m7-na7 hak8-sing1 , bo5 lun7 sim2-mih8 khuan2 e5 hue7-sia7-uan5 , a2-si7 tsit4-kang1 , na7 tshin1-tshiunn7 hit4 khuan2 put4-si5 khuann3 si5-kan1 e5 lang5 , tik4-khak4 bue7-ue7 sing5-kong1 .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tshoo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5">
          <table:table-cell office:value-type="string" calcext:value-type="string">
            <text:p>tshop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n</text:p>
          </table:table-cell>
          <table:table-cell table:style-name="ce10" office:value-type="string" calcext:value-type="string">
            <text:p><text:span text:style-name="T43">kui1-tshop4 kui1-tshop4 khia7 tso3-hue2 </text:span><text:span text:style-name="T44">tshop 是 tshok 的變音， </text:span><text:span text:style-name="T43">bak8-sai2 tshop8-tshop8 tih4 hueh4 </text:span><text:span text:style-name="T53">tshop8-tshop8-tih4</text:span></text:p>
          </table:table-cell>
          <table:table-cell office:value-type="string" calcext:value-type="string">
            <text:p>2 tiam2 10 hun1 e5 si5 ki5-hai2 iann7 bo5 thing5 , lang5 tse7 kah4 i2-king1 m7-tsai1 beh4 pai5 kui2 pai5 ? gua2 hip4-siong7 hip4 kah4 tsin1 kam2-tong7 , hut4-jian5 kam2-kak4 lan2 e5 hiong1-tshin1 lam5 . . e5 long2 tsin1 ian1-tau5 , lu2 . . e5 long2 tsin1 iau1-kiau1 bi2-le7 , sui1-jian5 lai7-sann1 lau5 kuann1 lau5 kah4 tam5-koo5-koo5 , it4-tshe3 e5 hu3-tshut4 long2 tsin1 u7 i3-gi7 ! khia7-ti7 loo7-pinn1 tsun2-pi7 beh4 khan1-tshiu2 siu2-hoo7 tai5-uan5 e5 hiong1-tshin1 si7 tse7 kah4 pian3 kui1-tshop4 kui1-tshop4 khia7 tso3-hue2 , u7-e5 soo2-tsai7 si7 tshiau1-kue3 6-7 pai5 , na7 tsiau3 thong2-ke3-hak8 e5 ke3-sng3 hong1-huat4 lai5 thong2-ke3 , tsuan1-ka1 ti7 loo7-bue2 u7 huat4-piau2 ing1-kai1 si7 tshiau1-kue3 250 ban7 lang5 i2-siong7 lai5 tsham1-u2 tsit8-pai2 e5 uah8-tang7 . khong1-tiong1 put4-si5 u7 sio2 hui1-ki1 pue1-lai5 pue1-khi3 , loo7-nih8 e5 ka3-su2 ma7 ka7 thang1-a2-mng5 io5-loh8-lai5 tai7-ke1 hoo7-siong7 say Hello ! kue3-khi3 tiam7-tiam7 bo5 i3-kian3 e5 hiong1-tshin1 ti7 tsit4-jit8 long2 tsiong1 in1 sim1-lai7 e5 jiat8-tsing5 piau2-hian7 ti7 tsuan5-se3-kai3 e5 bin7-tsing5 ( mui5-the2 u7 tshiau1-kue3 150 e5 tan1-ui7 , lai5 tshai2-hong2 , ) kun5-tsiong3 lai7 u7 ho7-lo2-lang5 , u7 gua7-sing2 e5 tong5-pau1 , u7 kheh4-ka1 e5 hiong1-tshin1 , u7 guan5-tsu7-bin5 . ti7 2004 / 02 / 28 lan2 e5 tsok8-kun5 tua7-thuan5-kiat4 tai7-ke1 long2-si7 ho2 tshu3-pinn1 , long2-si7 tsin1-tsiann3 thiann3-sioh4 lan2 e5 hiong1-thoo2 e5 ho2 kok4-bin5 . tsin1 ing5-hing7 gua2 u7 kian3-tsing3 tioh8 tsit4-tuann7 tsin1 u7 i3-gi7 e5 lik8-su2 . lan2 tsiong1 kue3-khi3 228 e5 pi1-tsing5 pian3-tsue3 tai7-ke1 tso3-hue2 “ siu2-hoo7 tai5-uan5 ” . sui1-jian5 si7 khia7 ti7 loo7-pinn1 tsing7-tsing7 khan1-tshiu2 na7-tiann7 , tsong2-si7 tsuan5-se3-ke3 e5 lang5 long2 teh4 kim1-kim1-khuann3 tai5-uan5-lang5 tsin1 tsiann3 tat8-tit4 lang5 tsun1-king3 ! tsan2 !</text:p>
          </table:table-cell>
          <table:table-cell office:value-type="string" calcext:value-type="string">
            <text:p>a1-nia5 thiann1 liau2 kan1-khoo2 sim1 , bak8-sai2 tshop8-tshop8 tih4 . tioh8 kong2 , “ lin2 lau7-pe7 sim1-kuann1 iah8 tsin1 nge7 , m7 si7 gua2 , beh4 ham5 i1 suah4 , lin2 lau7-pe7 ing2-kue3 , me5 jit8 tsin1 si7 puah8-kiau2 lim1-tsiu2 , khai1 tsa1-boo2 , bi2-ang3 te2 tshiang5-tsai7 to1 khang1-khang1-khang1 , iah8 m7 bat4 tso3 tsit8 su1 khah4 tsiann5-iunn7 e5 sann1-a2-khoo3 thang1 tshing7 , koh4 khah4 hian5-hui7 e5 tsa1-boo2 , ma7 be7 siu2-tit4 lu2-tik4 . gua2 m7 si7 bo5 sioh4 kiann2 , iah8 m7 si7 put4 tsiong5-ang1 , tsong2-si7 i1 tsit4-lo7 khuan2 , gua2 put4-tik4-i2 tioh8 li5-khui1 . lin2 lau7-pe7 na7 tsin1-tsiann3 u7 kai2 , gua2 ma7 m7 kam1 lin2 pe7-a2-kiann2 . gua2 tshut4-lai5 liau2-au7 , bo5 tsit8 jit8 bo5 leh4 siunn7 lin2 , put4-si5 to1 tham3-thiann1 lin2 e5 tai7-tsi3 , am3-si5-a2 leh4 khun3 ma7 tshiang5-tsai7 bang7 tioh8 lin2 , u7 tang1-si5-a2 siunn7-tioh8 , tsiah4 thong3-khoo2 put4-ju5 lai5-khi3 si2 si2 leh4 ho2 , tan7-si7 siunn7 huan1-thau5 , tse1 bo5 tik4-khak4 si7 tsing5-se3 kiat4 e5 uan1-siu5 , bo5 tiann7-tioh8 u7 tsit8 jit8 lan2 e7 koh4 thuan5-inn5 . ma7 u7 lang5 khng3 gua2 koh4 ke3 , tan7-si7 gua2 siunn7 kong2 lin2 lau7-pe7 iah8-bu2 si7 gua7 ok4-tsit4 e5 lang5 , gua2 na7 koh4 ke3 iah8 bo5 it4-ting7 ho2 bue2 , khah4 su1 lai5-khi3 tso3 ni5-koo1 khah4 tshing1 . gua2 e5 sim1-tsing5 li2 tsai1-iann2-booh4 ? li2 tng2-khi3 tioh8 tsiong1 gua2 e5 ue7 kong2 hoo7 lin2 lau7-pe7 thiann1 , hooh4 ? ai3 e7 ki3-tit4 ooh4 ! ”</text:p>
          </table:table-cell>
          <table:table-cell office:value-type="string" calcext:value-type="string">
            <text:p>i1 e5 siang1-sit8 phiat8 leh4 , phiat8 leh4 , ban7-ban7-a2 tui7-loh8 thoo5-kha1 , khang1-tshui3 e5 hueh4 tshop8-tshop8-tih4 . i1 ann3-thau5 khuann3 hit4-ki1 sia7-tioh8 i1 e5 tsinn3 , siunn7 be7 kau3 tsinn3-bue2 pak8-e5 king3-jian5 si7 i1 ka1-ki7 e5 u2-moo5 .</text:p>
          </table:table-cell>
          <table:table-cell office:value-type="string" calcext:value-type="string">
            <text:p>kok4-tsiong2 gi2-gian5 u7 sia7-hue7 tik4 , bun5-hua3 tik4 , kap4 tsing5-kam2 piau2-tat4 e5 bo5 tang5 . huan1-ik8-tsia2 in1-ui7 bun5-hua3 lue7-iong5 , gi2-huat4 kiat4-koo3 , kap4 tshong3-tsok4 hong1-keh4 kok4-tsiong2 tiau5-kiann7 e5 tsing1-tsha1 , tik8-piat8 si7 koh4-iunn7 e5 sing5-gi2 liah8 m7-tioh8-khi3 , tang5 si5-tai7 e5 si5-kiann5 bo5 li2-kai2 , hik8-tsia2 si7 khi3 khap4 hit4-e5 gi2-gian5 e5 kim3-ki7 , bo5 tsai5-tiau7 thang1 ing7 uan5-tsuan5 e5 sin3-sit8 lai5 ik8-tshut4 guan5-tu3 , bo5 sio1-kang7 e5 soo2-tsai7 tsong2-si7 ai3 ka1-ki7 pian1 , ka1-ki7 tshop4 . kah4-si7 an2-ne1 , huan1-ik8 kiam2 m7-si7 tsit8 khuan2 tshong3-tsok4 ? kong2 sim2-mih8 “ tiong1 i5 guan5-tu3 ” m7-si7 teh4 kong2 ham3-ue7 ? Ajubab ka7 se1-kok4 e5 “ hamburger ” huan1-tso3 tai5-gi2 e5 “ ham7-bah4-kap4 ” , “ 7-eleven ” huan1-tso3 “ 7-ji7 a2 e5 kam2-a2-tiam3 ” , ka7 “ Parking lot ” huan1-tso3 “ tshah4-tshia1-tiunn5 ” ( m7-si7 thing5-tshia1-tiunn5 ) , kiam2 m7-si7 gau5 kue3 guan5-bun5 e5 tshong3-tso7 ?</text:p>
          </table:table-cell>
          <table:table-cell office:value-type="string" calcext:value-type="string">
            <text:p>kok4-tsiong2 gi2-gian5 u7 sia7-hue7 tik4 , bun5-hua3 tik4 , kap4 tsing5-kam2 piau2-tat4 e5 bo5 tang5 . huan1-ik8-tsia2 in1-ui7 bun5-hua3 lue7-iong5 , gi2-huat4 kiat4-koo3 , kap4 tshong3-tsok4 hong1-keh4 kok4-tsiong2 tiau5-kiann7 e5 tsing1-tsha1 , tik8-piat8 si7 koh4-iunn7 e5 sing5-gi2 liah8 m7-tioh8-khi3 , tang5 si5-tai7 e5 si5-kiann5 bo5 li2-kai2 , hik8-tsia2 si7 khi3 khap4 hit4-e5 gi2-gian5 e5 kim3-ki7 , bo5 tsai5-tiau7 thang1 ing7 uan5-tsuan5 e5 sin3-sit8 lai5 ik8-tshut4 guan5-tu3 , bo5 sio1-kang7 e5 soo2-tsai7 tsong2-si7 ai3 ka1-ki7 pian1 , ka1-ki7 tshop4 . kah4-si7 an2-ne1 , huan1-ik8 kiam2 m7-si7 tsit8 khuan2 tshong3-tsok4 ? kong2 sim2-mih8 “ tiong1 i5 guan5-tu3 ” m7-si7 teh4 kong2 ham3-ue7 ? Ajubab ka7 se1-kok4 e5 “ hamburger ” huan1-tso3 tai5-gi2 e5 “ ham7-bah4-kap4 ” , “ 7-eleven ” huan1-tso3 “ 7-ji7 a2 e5 kam2-a2-tiam3 ” , ka7 “ Parking lot ” huan1-tso3 “ tshah4-tshia1-tiunn5 ” ( m7-si7 thing5-tshia1-tiunn5 ) , kiam2 m7-si7 gau5 kue3 guan5-bun5 e5 tshong3-tsok4 ?</text:p>
          </table:table-cell>
          <table:table-cell office:value-type="string" calcext:value-type="string">
            <text:p>kok4-tsiong2 gi2-gian5 u7 sia7-hue7 tik4 , bun5-hua3 tik4 , kap4 tsing5-kam2 piau2-tat8 e5 bo5 tang5 . huan1-ik8-tsia2 in1-ui7 bun5-hua3 lue7-iong5 , gi2-huat4 kiat4-koo3 , kap4 tshong3-tsok4 hong1-keh4 kok4-tsiong2 tiau5-kiann7 e5 tsing1-tsha1 , tik8-piat8 si7 koh4-iunn7 e5 sing5-gi2 liah8 m7-tioh8-khi3 , tang5 si5-tai7 e5 si5-kiann5 bo5 li2-kai2 , hik8-tsia2 si7 khi3 khap4 hit4 e5 gi2-gian5 e5 kim3-ki7 , bo5 tsai5-tiau7 thang1 ing7 uan5-tsuan5 e5 sin3-sit4 lai5 ik8 tshut4 guan5-tu3 , bo5 sio1-kang7 e5 soo2-tsai7 tsong2-si7 ai3 ka1-ki7 pian1 , ka1-ki7 tshop4 . kah4 si7 an2-ne1 , huan1-ik8 kiam2 m7 si7 tsit8 khuan2 tshong3-tsok4 ? kong2 sim2-mih8 “ tiong1 i5 guan5-tu3 ” m7 si7 teh4 kong2 ham3-ue7 ? Ajubab ka7 se1-kok4 e5 “ hamburger ” huan1-tso3 tai5-gi2 e5 “ ham7-bah4-kap4 ” , “ 7-eleven ” huan1-tso3 “ tshit4-ji7-a2 e5 kam2-a2-tiam3 ” , ka7 “ Parking lot ” huan1-tso3 “ tshah4-tshia1-tiunn5 ” ( m7 si7 thing5-tshia1-tiunn5 ) , kiam2 m7 si7 gau5 kue3 guan5-bun5 e5 tshong3-tsok4 ?</text:p>
          </table:table-cell>
          <table:table-cell office:value-type="string" calcext:value-type="string">
            <text:p>kong2 khi2-lai5 ue7-thau5 tng5 , lan5-hiong1 e5 lai7-kong1 tsiu7-si7 poo3-te7 hit4 kak4-si3 e5 lang5 . tang1-tsioh8 , poo3-te7 , pak4-mng5 hia1 e5 lang5 long2 si7 teh4 liah8-hi5 , phak8-iam5 lai5 kue3-jit8 . na7 u7 tsoh4-sit4 ia7 si7 kik8 sio2-khua2 , tai7-ke1 tsoh4 m7 tsiann5-mih8 . si7 san2-sua1 hng5-a2 , si7 hong1-thau5 , tsui2-bue2 , hong1 tsin1 thau3 , u7 si5 hai2-tsui2-ian1 phah4-tsiunn7 liok8-te7 , na2 tsun2 teh4 loh8 kiam5-hoo7 leh4 . soo2 tsing3-e5 si7 han1-tsi5 , loo7-se2 , thoo5-tau7 , siong5-siong5 khiam3 tsui2 , siu1-sing5 si7 m7 tsiann5-mih8 . soo2-i2 tse7-tse7 lang5 kho3 tho2-hai2 , a2-si7 khi3 tse3-iam5 kong1-si1 tsue3 khoo2-kang1 lai5 too7-uah8 . an2-ni1 li2-ka1 tsu7 tsa2 si7 tsin1 kan1-khoo2 , tsin1 tshing1-tam7 . hit4 ni5 tik8-piat8 phainn2 ni5-tang1 , soo2-i2 lan5-hiong1 in1 lai7-kong1 ia7 kap4 lang5 tsue3-tin7 khi3 tshut4-hai2 . bo5 phah4-sng3 hit4 ni5 m7-na7 ngoo2-kok4 phainn2 ni5-tang1 , tsiu7 hai2-nih4 ia7 phainn2 hai2-tang1 . soo2-i2 tai7-ke1 tsiu7 tsham1-siong5 khi3 khah4 uan2-iunn5 lai5 tho2 , ng3-bang7 e7 tit4 tho2 khah4 u7 . bo5 phah4-sng3 , tsit8 e7 khi3 sua3 bo5 hue5-thau5 , in1-ui7 tng1 in1 khui1-phang5 e5 3 jit8 au7 tsue3 hong1-thai1 , un2-tang3 si7 sit4-su7 . hong1-thai1 au7 tan2 tsit8 le2-pai3 , nng7 le2-pai3 , kui1 gueh8-jit8 , long2 bo5 siau1-sit4 . tshu3-pinn1 tak8 e5 the3 li2 sian1-sinn1-niu5 , ping5-si5 lang5 long2 kio3 i1 “ tsin3-tsai5 so2 ” tsin1 huan5-lo2 . tsin3-tsai5 hiann1 , lan5-hiong1 e5 lai7-kong1 sit4-su7 hit4 si5 , in1 lau7-pe7 tsiah4 6 hue3 . tsu7 se3 senn1-tsue3 san2-san2 , kha1-lo3 tshiu2-lo3 , i1 e5 tsiann3-mia5 kio3-tsue3 li2 ing2-hok4 , na7 si7 in1-ui7 i1 e5 kha1-lo3 tshiu2-lo3 , sui1-jian5 si7 6 hue3 , khuann3-tioh8 na2 tsun2 7 , 8 hue3 khuan2 leh4 ; soo2-i2 tai7-ke1 too1 kio3 i1 tsue3 “ lo3-kha1-e5 . ” tsin3-tsai5 so2 mi5-jit8 lau5 bak8-sai2 thi5-lam5 khau3-lui7 , tshe1-it4 tsap8-goo7 siong5-siong5 too1 tiam2-hiunn1 kui7 tiam3 tiann5-bue2 khui1-siann1 khau3 , siann1-siann1 ku3-ku3 “ gua2 sim1-kuann1 , gua2 hu1 o1-ue3 , li2 kin1-a2-jit8 pang3-sim1 tsue3 li2 khi3 , khuann3 li2 pang3 gua2 kap4 lo3-kha1-a2 kiann2 beh4 tsainn2-iunn7 ? ” khau3 tit4 phinn7-lau5 nua7-tih4 , hoo7 tshu3-pinn1 e5 lang5 tai7-ke1 the3 i1 tsin1 siong1-sim1 . tiam3 si7 tsit8 king1 hai2-pinn1 liau5-a2 , hoo7 lai5 tshop8-tshop8 tih4 , hong1 lai5 phua3-piah4 hong1 sng3-sng3 hau2 , kuann5 gih4-gih4 , kah4 si7 tsit8 nia2 phue7 na2-tsun2 lok8-bah4-poo2 , kah4 thau5 kha1 thoo2 , kah4 kha1 thau5 thoo2 , kah4 pak4-too2 si7 siang1-thau5 thoo2 . phue7-tuann1 phua3 koo5-koo5 ia7 bo5 thang1 poo2 , siunn7 lai5 tsiu7-si7 khoo2 . tshu3-pinn1 hiah4-e5 po5-ah4 tsim2-ah4 khah4 nng2-sim1 e5 lang5 na7 thiann1 i1 teh4 hau3-png7 , teh4 khau3 , tse7-tse7 lang5 tiam3 pinn1-a2 the3 i1 am3-tsinn7 lau5 bak8-sai2 , siunn7 kong2 tsit4-e5 siau3-lian5-lang5 khuann3 beh4 an2-tsuann2 khan1-kiann2 tsiu2 tsit8-si3-lang5 tsiu7 ho2 . kue3 ni5-gua7 ku2 , too1 long2 bo5 to3-lai5 lah4 , tshu3-pinn1 e5 lang5 tsiu7 khoo2-khng3 i1 koh4 ke3 . khi2-thau5 tsin3-tsai5 so2 tsin1 sioh4 pun2-hun7 , siunn7 kong2 lan2 si7 san3-hiong1 lang5 , m7-bat4 puann3 ji7 , koh4 khan1 tsit8 e5 kiann2 , tann1 lo3-kha1-e5 ia7 8 hue3 lah4 , lang5 thai2 e7 beh4 ai3 lan2 lah4 ? soo2-i2 tsin1 siu2 pun2-hun7 , kap4 kiann2 tshut4-khi3 khioh4 han1-tsi5-a2 too7 kue3-jit8 . na7 khah4 lai7-bin7-si3 e5 hiong1-tshuan1 teh4 kheh4 kam1-tsia3 e5 si5 , tsiu7 tshua7 kiann2 khi3 ka7 lang5 lan5 tsia3-kin1 , pak4 tsia3-hah8 lai5 than3 kua2 tsinn5 to3-lai5 be2 kiam5-hi5-a2 , tann1 kua2 tsia3-hah8 to3-lai5 tsue3 tsha5 hiann5 . an2-ni1 bong2 ping2 , bong2 too7 kue3-jit8 . tu2-gu7 lo3-kha1-a2 kiann2 8 hue3 ni5-bue2 , keh4-piah4 tsng1 u7 tsit8 e5 lang5 kio3-tsue3 sin1-huat4-ah4 , i1 si7 ti7 tse3-iam5 kong1-si1 teh4 tsue3 kang1-iu2 , phak8 iam5 e5 kang1-lang5 , si2 boo2 , pang3 nng7 e5 gin2-na2 ; lang5 tsiu7 lai5 ka7 tsin3-tsai5 so2-ah4 po3 tshin1-tsiann5 , tai7-ke1 tsin1 ka7 i1 tsan3-sing5 , khuann3 iau2 tsiah4 siau3-lian5 , tsin3-tsai5 hiann1 si2-loh8 , tshan5 bo5 tsit8 khu1 , hng5 bo5 tsit8 tu1 , khuann3 beh4 tsiu2 kau3 siann2-si5 lo3-kha1-e5 tsiah4 e7 tua7-han3 . sin1-huat4 hiann1 too1 ia7 khiam3 kha1-tshiu2 , tshit4-kong2 peh4-kong2 , hit4 ni5 tang1-tseh4-mi5 tai7-ke1 tsiu7 sing5-tshin1 .</text:p>
          </table:table-cell>
          <table:table-cell office:value-type="string" calcext:value-type="string">
            <text:p>kong2 khi2-lai5 ue7-thau5 tng5 , lan5-hiong1 e5 lai7-kong1 tsiu7-si7 poo3-te7 hit4 kak4-si3 e5 lang5 . tang1-tsioh8 , poo3-te7 , pak4-mng5 hia1 e5 lang5 long2 si7 teh4 liah8-hi5 , phak8-iam5 lai5 kue3-jit8 . na7 u7 tsoh4-sit4 ia7 si7 kik8 sio2-khua2 , tai7-ke1 tsoh4 m7 tsiann5-mih8 . si7 san2-sua1 hng5-a2 , si7 hong1-thau5 , tsui2-bue2 , hong1 tsin1 thau3 , u7 si5 hai2-tsui2-ian1 phah4-tsiunn7 liok8-te7 , na2 tsun2 teh4 loh8 kiam5-hoo7 leh4 . soo2 tsing3-e5 si7 han1-tsi5 , loo7-se2 , thoo5-tau7 , siong5-siong5 khiam3 tsui2 , siu1-sing5 si7 m7 tsiann5-mih8 . soo2-i2 tse7-tse7 lang5 kho3 tho2-hai2 , a2-si7 khi3 tse3-iam5 kong1-si1 tsue3 khoo2-kang1 lai5 too7-uah8 . an2-ni1 li2-ka1 tsu7 tsa2 si7 tsin1 kan1-khoo2 , tsin1 tshing1-tam7 . hit4 ni5 tik8-piat8 phainn2 ni5-tang1 , soo2-i2 lan5-hiong1 in1 lai7-kong1 ia7 kap4 lang5 tsue3-tin7 khi3 tshut4-hai2 . bo5 phah4-sng3 hit4 ni5 m7-na7 ngoo2-kok4 phainn2 ni5-tang1 , tsiu7 hai2-nih4 ia7 phainn2 hai2-tang1 . soo2-i2 tai7-ke1 tsiu7 tsham1-siong5 khi3 khah4 uan2-iunn5 lai5 tho2 , ng3-bang7 e7 tit4 tho2 khah4 u7 . bo5 phah4-sng3 , tsit8 e7 khi3 sua3 bo5 hue5-thau5 , in1-ui7 tng1 in1 khui1-phang5 e5 3 jit8 au7 tsue3 hong1-thai1 , un2-tang3 si7 sit4-su7 . hong1-thai1 au7 tan2 tsit8 le2-pai3 , nng7 le2-pai3 , kui1 gueh8-jit8 , long2 bo5 siau1-sit4 . tshu3-pinn1 tak8 e5 the3 li2 sian1-sinn1-niunn5 , ping5-si5 lang5 long2 kio3 i1 “ tsin3-tsai5 so2 ” tsin1 huan5-lo2 . tsin3-tsai5 hiann1 , lan5-hiong1 e5 lai7-kong1 sit4-su7 hit4 si5 , in1 lau7-pe7 tsiah4 6 hue3 . tsu7 se3 senn1-tsue3 san2-san2 , kha1-lo3 tshiu2-lo3 , i1 e5 tsiann3-mia5 kio3-tsue3 li2 ing2-hok4 , na7 si7 in1-ui7 i1 e5 kha1-lo3 tshiu2-lo3 , sui1-jian5 si7 6 hue3 , khuann3-tioh8 na2 tsun2 7 , 8 hue3 khuan2 leh4 ; soo2-i2 tai7-ke1 too1 ( to1 ) kio3 i1 tsue3 “ lo3-kha1-e5 . ” tsin3-tsai5 so2 mi5-jit8 lau5 bak8-sai2 thi5-lam5 khau3-lui7 , tshe1-it4 tsap8-goo7 siong5-siong5 too1 tiam2-hiunn1 kui7 tiam3 tiann5-bue2 khui1-siann1 khau3 , siann1-siann1 ku3-ku3 “ gua2 sim1-kuann1 , gua2 hu1 o1-ue3 , li2 kin1-a2-jit8 pang3-sim1 tsue3 li2 khi3 , khuann3 li2 pang3 gua2 kap4 lo3-kha1-a2 kiann2 beh4 tsainn2-iunn7 ? ” khau3 tit4 phinn7-lau5 nua7-tih4 , hoo7 tshu3-pinn1 e5 lang5 tai7-ke1 the3 i1 tsin1 siong1-sim1 . tiam3 si7 tsit8 king1 hai2-pinn1 liau5-a2 , hoo7 lai5 tshop8-tshop8 tih4 , hong1 lai5 phua3-piah4 hong1 sng3-sng3 hau2 , kuann5 gih4-gih4 , kah4 si7 tsit8 nia2 phue7 na2-tsun2 lok8-bah4-poo2 , kah4 thau5 kha1 thoo2 , kah4 kha1 thau5 thoo2 , kah4 pak4-too2 si7 siang1-thau5 thoo2 . phue7-tuann1 phua3 koo5-koo5 ia7 bo5 thang1 poo2 , siunn7 lai5 tsiu7-si7 khoo2 . tshu3-pinn1 hiah4 e5 po5-ah4 tsim2-ah4 khah4 nng2-sim1 e5 lang5 na7 thiann7 i1 teh4 hau3-png7 , teh4 khau3 , tse7-tse7 lang5 tiam3 pinn1-a2 the3 i1 am3-tsinn7 lau5 bak8-sai2 , siunn7 kong2 tsit4 e5 siau3-lian5-lang5 khuann3 beh4 an3-tsuann2 khan1-kiann2 tsiu2 tsit8-si3-lang5 tsiu7 ho2 . kue3 ni5-gua7 ku2 , too1 long2 bo5 to3-lai5 lah4 , tshu3-pinn1 e5 lang5 tsiu7 khoo2-khng3 i1 koh4 ke3 . khi2-thau5 tsin3-tsai5 so2 tsin1 sioh4 pun2-hun7 , siunn7 kong2 lan2 si7 san3-hiong1 lang5 , m7-bat4 puann3 ji7 , koh4 khan1 tsit8 e5 kiann2 , tann1 lo3-kha1-e5 ia7 8 hue3 lah4 , lang5 thai2 e7 beh4 ai3 lan2 lah4 ? soo2-i2 tsin1 siu2 pun2-hun7 , kap4 kiann2 tshut4-khi3 khioh4 han1-tsi5-a2 too7 kue3-jit8 . na7 khah4 lai7-bin7-si3 e5 hiong1-tshuan1 teh4 kheh4 kam1-tsia3 e5 si5 , tsiu7 tshua7 kiann2 khi3 ka7 lang5 lan5 tsia3-kin1 , pak4 tsia3-hah8 lai5 than3 kua2 tsinn5 to3-lai5 be2 kiam5-hi5-a2 , tann1 kua2 tsia3-hah8 to3-lai5 tsue3 tsha5 . an2-ni1 bong2 ping2 , bong2 too7 kue3-jit8 . tu2-gu7 lo3-kha1-a2 kiann2 8 hue3 ni5-bue2 , keh4-piah4 tsng1 u7 tsit8 e5 lang5 kio3-tsue3 sin1-huat4-ah4 , i1 si7 ti7 tse3-iam5 kong1-si1 teh4 tsue3 kang1-iu2 , phak8 iam5 e5 kang1-lang5 , si2 boo2 , pang3 nng7 e5 gin2-na2 ; lang5 tsiu7 lai5 ka7 tsin3-tsai5 so2-ah4 po3 tshin1-tsiann5 , tai7-ke1 tsin1 ka7 i1 tsan3-sing5 , khuann3 iau2 tsiah4 siau3-lian5 , tsin3-tsai5 hiann1 si2-loh8 , tshan5 bo5 tsit8 khu1 , hng5 bo5 tsit8 tu1 , khuann3 beh4 tsiu2 kau3 siann2-si5 lo3-kha1-e5 tsiah4 e7 tua7-han3 . sin1-huat4 hiann1 too1 ia7 khiam3 kha1-tshiu2 , tshit4-kong2 peh4-kong2 , hit4 ni5 tang1-tseh4-mi5 tai7-ke1 tsiu7 sing5-tshin1 .</text:p>
          </table:table-cell>
          <table:table-cell office:value-type="string" calcext:value-type="string">
            <text:p>lau7-su1 thiann1 liau2 , kik8-ki5 kam2-tong7 , sua3 lau5 bak8-sai2 . bak8-sai2 tshop8-tshop8 tih4 , hai7 kau3-sik4 hiam2-hiam2 tso3 tua7-tsui2 . kue3 kui2 hun1-tsing1 , lau7-su1 mng7 hit4 e5 hak8-sing1 khuann3 si7 an2-tsuann2 i1 beh4 li7-iong7 jin5-sing1 siong7 suah4-bue2 e5 3 kang1 lai5 siong7 kho3 ?</text:p>
          </table:table-cell>
          <table:table-cell office:value-type="string" calcext:value-type="string">
            <text:p>pi1-a2-siann1 tsiah4 suah4 , hoo7-siann1 tue3 leh4 tiann7-khi3 , lau7-su1 suan1-poo3 ha7-kho3 , 4-5 lang5 1 tshop4 1 tshop4 kiann5 li7 the2-iok8-kuan2 , 1 loo7 it4-tit8 u7 lang5 teh4 huat4-piau2 kam2-siong2 .</text:p>
          </table:table-cell>
          <table:table-cell/>
        </table:table-row>
        <table:table-row table:style-name="ro2">
          <table:table-cell office:value-type="string" calcext:value-type="string">
            <text:p>tshu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tshua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tshuah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tshuai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tshuaih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tshuan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tshuann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shuat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n</text:p>
          </table:table-cell>
          <table:table-cell table:style-name="ce2" office:value-type="string" calcext:value-type="string">
            <text:p><text:span text:style-name="T2">tsiu7 guan7 ku3-tshuat8 siong7-te3 e5 bing7-ling7  拒絕  typo  ku-tsuat</text:span></text:p>
          </table:table-cell>
          <table:table-cell office:value-type="string" calcext:value-type="string">
            <text:p>thuan5-to7 koh4 kong2 , gua2 beh4 ing7 to7-li2 ka3-si7 li2 , ing1-kai1 tsuan1-sim1 , m7-thang1 bue7-ki3-tit4 . tann1 gua2 beh4 hoo7 li2 tsai1 , be5-hik8 li2-e5 si7 tsi7-tsui7 , li2 beh4 khi3 kinn3-e5 ; iah8-si7 tsi7-tsui7 . be5-hik8 li2-e5 , i1 e5 mia5 si7 se3-ti3 , i1 e5 mia5 hap8 i1 e5 khuan2 , in1-ui7 soo2 ai3 tsiu7-si7 se3-kan1 e5 to7-li2 , m7-si7 siong7-te3 e5 to7-li2 . i1 khi3 le2-pai3 , tsiu7-si7 siu1-hing7 e5 hiunn1-tsng1 , m7-si7 hok4-im1 e5 hiunn1-tsng1 ; i1 ai3 tsit4 se3-kan1 e5 to7-li2 , si7 in1-ui7 beh4 bian2-tit4 hoo7 lang5 pik4-tiok8 , i1 e5 sim1-kuann1 tshin1-tshiunn7 an2-ni1 , soo2-i2 ai3 luan7-luan7 kue2 tsu2 tsing3-king1 e5 to7-li2 . tann1 tsit4-e5 lang5 khng3 li2-e5 , tiong1-kan1 u7 sann1-hang7 e5 su7-tsing5 , li2 tioh8 tiann7-tiann7 uan3-hun7 : te7 it4 hang7 , si7 hoo7 li2 pang3-sak4 tsing3-tit8 e5 loo7 ; te7-ji7 hang7 , si7 hoo7 li2 iam3-tsian7 tsing3-king1 to7-li2 e5 kan1-khoo2 ; te7 sann1 hang7 , si7 tshua7 li2 bo5 kiann5 uah8-loo7 , khi3 kiann5 si2 e5 hng1-hiunn3 . i1 be5-hik8 li2 pang3-sak4 tsing3-tit4 e5 loo7 , li2 iah8 thiann1 i1 e5 ue7 , tsiu7 guan7 ku3-tshuat8 siong7-te3 e5 bing7-ling7 , huan2-tng2 tui3-tiong7 se3-ti3 e5 ue7 , tse1 e5 su7 li2 ing1-kai1 tshim1-tshim1 uan3-hun7 . tsu2 u7 kong2 , “ ing1-kai1 tsin7 lat8 jip8 ueh8-mng5 , in1-ui3 tshua7 kau3 uah8 e5 , hit4-e5 mng5 si7 ueh8 , hit4-e5 loo7 si7 sue3 , tit4-tioh8 e5 lang5 si7 tsio2 ” , tse1 tsiu7-si7 gua2 kah4 li2 khi3 e5 mng5 . tann1 tsit4-e5 phainn2-lang5 u7 be5-hik8 li2 huan2-tng2 li7-khui1 ueh8-mng5 , pang3-sak4 tsing3-tit8 e5 loo7 , kau3 tit4-beh4 tim5-lun5 e5 tue7-poo7 , soo2-i2 li2 ing1-kai1 uan3-hun7 i1 e5 be5-hik8 li2 ; koh4 in1-ui7 li2 thiann1 i1 e5 ue7 , li2 ing1-kai1 ka1-ki7 uan3-hun7 . koh4 i1 be5-hik8 li2 iam3-tsian7 tsing3-king1 to7-li2 e5 kan1-khoo2 , li2 tioh8 uan3-hun7 , in1-ui7 tse1 to7-li2 e5 kan1-khoo2 , pi2 se3-kan1 e5 tsai5-po2 , li2 tioh8 sng3 tsue3 si7 khah4 po2-pue3 , koh4 ing5-kng1 e5 tsu2 i2-king1 ka7 li2 kong2 , “ sioh4 sinn1-mia7 e5 lang5 , huan2-tng2 sit4-loh8 . ” “ lang5 tsiu7-kun7 gua2 , na7 bo5 thiann3 gua2 khah4 thiann3 pe7-bu2 , boo2-kiann2 , hiann1-ti7 , tsi2-be7 , kap4 ka1-ki7 e5 sinn3-mia7 , bue7 tit4-thang1 tsue3 gua2 e5 hak8-sing1 . ” an3-ni1-sinn1 gua2 si7 in2 siong7-te3 e5 ue7 lai5 kong2-e5 , koh4 kong2 tshing1-tshing1 tsit4-e5 loo7 si7 ing2-uan2-uah8 e5 loo7 , lang5 na7 an2-ni1 kong2 , kiann5 tsit4 tiau5 loo7 si7 si2 , tsiu7 tsit4 e5 soo2 kong2 li2 tioh8 tshim1-tshim1 uan3-hun7 . koh4 i1 tshua7 li2 khi3 si2 e5 hng1-hiunn3 , tsit4-e5 tai7-tsi3 tioh8 uan3-hun7-i1 . na7 ai3 tsai1 tioh8 uan3-hun7 i1 e5 ian5-koo3 , thang1 siunn7 li2 soo2 beh4 khi3 kinn3 , si7 sim2-mih8 ho7 lang5 , iah8 tioh8 siunn7 i1 ue7 pang3 li2 e5 tann3 a2 bue7 ? hit4 lang5 mia5 si7-huat4 , si7 kan2 sinn1-e5 , m7-si7 niu5 sinn1-e5 ; hit4-e5 kan2 kap4 i1 e5 kiann2 long2 si7 tsue3 loo5-tsai5 , koh4 khia7-khi2 ti7 se1-nai2 e5 king2-kai3 , tshut4-si3 tsiu7-si7 tsue3 loo5-tsai5 ; pun2-sin1 i2-king1 tsue3 loo5-tsai5 , beh4-thai3-ue7 pang3 lan2 , hoo7 lan2 tsue3 tsu7-tsu2 ? soo2-i2 si7-huat4 long2 bue7-ue7 pang3 li2 e5 tann3 . than3 si7-huat4 , lai5 pang3 tsit4-ho7 e5 tann3 , tui3 koo2-tsa2 kau3 tann1 , iau2-ku2 be7 u7 an2-ni1 , koh4 kau3 loo7-be2 iah8 bo5 , in1-ui7 sing3-tsheh4 kong2 , “ ua2-kho3 lut8-huat4 , an2-ni1 kiann5 , bo5 lang5 ue7 tit4-tioh8 tshing1 tsue3-gi7 ” ; i2-king1 bue7 tit4-thang1 tshing1 si7 gi7 , beh4-thai3-ue7 pang3 tse1 u7 tsue7 e5 tann3 ? soo2-i2 se3-ti3 si7 se3-siok8 e5 peh4-sinn3 , m7-si7 thian1-koh4 e5 peh4-sinn3 . si7-huat4 iah8 si7 phian3-lang5 e5 lang5 ; koh4 i1 e5 kiann2 sip8-le2 , bin7 sui1-bong2 sui2 , iah8 si7 ke2-ho2 , bue7-ue7 pang1-tsan7 li2 . li2 tioh8 sin3 gua2 , hit4-ho7 oo1-am3 lang5 e5 tsue7-ue7 , ai3 li2 pang3-sak4 gua2 soo2 tsi2-tiam2 e5 loo7 , put4-ko3 si7 ke3-boo5 phian3 li2 , hoo7 li2 bue7 tit4-tioh8 kiu3 .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tshue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tshueh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tshuh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tshui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tshuinn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tshun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tshut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tsi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tsia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tsiah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tsiak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tsiam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tsian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tsiang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tsiann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tsiannh</text:p>
          </table:table-cell>
          <table:table-cell/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tsiap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tsiat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tsiau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siauh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n</text:p>
          </table:table-cell>
          <table:table-cell table:style-name="ce2" office:value-type="string" calcext:value-type="string">
            <text:p><text:span text:style-name="T2">tsing7-tsiauh4-tsiauh4 靜tshiauh-tshiauh  筆誤</text:span></text:p>
          </table:table-cell>
          <table:table-cell office:value-type="string" calcext:value-type="string">
            <text:p>jit8-thau5 kua3 ti7 puann3-thinn1-ting2 , ti7 i1 tshia5-tui3-bin7 u7 1 uan1 7 sik4 e5 tshai2-khing7 . hau7-hng5 tsing7-tsiauh4-tsiauh4 , tua7-to1-soo3 e5 hak8-sing1 long2 i2-king1 tng2 khi3 tshu3-ni1 , kiann1-a2-jit8 in1-ui7 tioh8 gua2 tong1-tit8 , pun3-so3 piann3 suah4 tsiah4 e7-tang3 li7-khui1 . pun3-so3-tiunn5 ua2 au7-piah4-mng5 , li7 kau3-sik4 u7-tsit8-tsat4-a2 , 2 te7 pun3-so3 tang7-hoaihnn-hoaihnn , gua2 ian5-loo7 kiann5 ian5-loo7 tshuan2 , teh4 beh4 kau3-ui7 e5 si5 , huat4-hian7 uat4-kak4 e5 tsing5-tshiu7 ting2 na2-tshiunn7 u7 1 e5 sik8-sai7 e5 pue7-iann2 . gua2 kha1-poo7 tong3-tiam7 , bak8-kiann3 thuh4 kuan5 .</text:p>
          </table:table-cell>
          <table:table-cell office:value-type="string" calcext:value-type="string">
            <text:p>keh4 thinn1-kng1 tsiau3 iok4-sok4 lai5 kiann5 , kai1 bok8-su1 tshut4 khi3 e5 si5 phainn2-lang5 kui1-tin7 ue1-kheh4 , u7 e5 ing7 thoo5-uan5 ka7 i1 kong3 , u7 e5 ing7 tsng1-a2-kak4 ka7 i1 ham2 , kai1-tsai3 long2 bo5 tu2 tioh8 siong1-hai7 , ping5-an1 kau3 tam7-sui2 ho5-huann7 , tshiann3 tsit8 tsiah4 tsun5-a2 tui3 bang2-kah4 ko3 kau3 tua7-long7-pong7 . hit4 jit8 kap4 hak8-sing1 sann1-kap4 tiam3 , iah8 am3-si5 kong2 to7-li2 kau3 am3-am3 , tsiah4 sun7 ki1-hue7 koh4-tsai3 jip8 khi3 bang2-kah4 . khuann3 si3-ui5 long2 tsing7 tsiauh4-tsiauh4 , kan1-ta1 u7 nng7-sann1 pha1 e5 ting1-he2 tui3 lang5 e5 mng5-phang7 tsio3-tshut4-lai5 na7-tiann7 . hit4-si5 i1 u7 tu2 tioh8 tsit8 e5 lau7-lang5 , soo2-i2 kai1 bok8-su1 mng7 khuann3 i1 u7 tshu3 thang1 se3 a2 bo5 ? lau7-lang5 kong2 u7 tshu3 beh4 tsioh4 i1 , tsiu7 tshua7 i1 khi3 in1 tau1 . kai1 bok8-su1 kap4 i1 iok4-sok4 tak8 hang7 ho2-se3 , keh4-jit8 sui5-si5 koh4 sia2 pian2 kong2 , “ ia5-soo1 sing3-kau3 ” sua3 ka7 i1 tiau3 khi2 lai5 . peh4-sinn3 khuann3-kinn3 , tai7-ke1 tsin1 siu7-khi3 , kui1-jit8 tsat4-iann5 ti7 hit4 king1 tshu3 .</text:p>
          </table:table-cell>
          <table:table-cell office:value-type="string" calcext:value-type="string">
            <text:p>keh4 thinn1-kng1 tsiau3 iok4-sok4 lai5 kiann5 , kai1 bok8-su1 tshut4 khi3 e5 si5 phainn2-lang5 kui1-tin7 ue1-kheh4 , u7 e5 ing7 thoo5-uan5 ka7 i1 kong3 , u7 e5 ing7 tsng1-a2-kak4 ka7 i1 ham2 , kai1-tsai3 long2 bo5 tu2-tioh8 siong1-hai7 , ping5-an1 kau3 tam7-sui2 ho5-huann7 , tshiann3 tsit8-tsiah4 tsun5-a2 tui3 bang2-kah4 ko3 kau3 tua7-long7-pong7 . hit4-jit8 kap4 hak8-sing1 sann1-kap4 tiam3 , iah8 am3-si5 kong2 to7-li2 kau3 am3-am3 , tsiah4 sun7 ki1-hue7 koh4-tsai3 jip8-khi3 bang2-kah4 . khuann3 si3-ui5 long2 tsing7 tsiauh4-tsiauh4 , kan1-ta1 u7 nng7-sann1 pha1 e5 ting1-he2 tui3 lang5 e5 mng5-phang7 tsio3 tshut4-lai5 na7-tiann7 . hit4-si5 i1 u7 tu2-tioh8 tsit8 e5 lau7-lang5 , soo2-i2 kai1 bok8-su1 mng7 khuann3 i1 u7 tshu3 thang1 se3 a2 bo5 ? lau7-lang5 kong2 u7 tshu3 beh4 tsioh4 i1 , tsiu7 tshua7 i1 khi3 in1 tau1 . kai1 bok8-su1 kap4 i1 iok4-sok4 tak8 hang7 ho2-se3 , keh4-jit8 sui5-si5 koh4 sia2 pian2 kong2 , “ ia5-soo1 sing3-kau3 ” sua3 ka7 i1 tiau3 khi2 lai5 . peh4-sinn3 khuann3-kinn3 , tai7-ke1 tsin1 siu7-khi3 , kui1-jit8 tsat4-iann5 ti7 hit4 king1 tshu3 .</text:p>
          </table:table-cell>
          <table:table-cell office:value-type="string" calcext:value-type="string">
            <text:p>keh4-jit8 tsa2-khi2 tshit4-tiam2 puann3 tsing1 , i1 e5 a1-tsim2 tsiu7 lai5 kio3 i1 , kong2 , " iok4-han7 , khi2-lai5 ah4 ! peh4-tiam2 tsing1 beh4 tsiah8 tsa2-tng3 ! " " ho2 ! a1-tsim2 , gua2 tsiah4 khi2-lai5 . tshiann2 li2 tan2-hau7 tsit8 khik4 leh4 ! " iok4-han7 sui1-jian5 si7 in3 i1 , koh4 tiap8-a2-ku2 i1 tsiu7 huan1 tsit8-e7 sin1 , ( phinn7 tioh8 tsha2 bah4 e5 phang1-bi7 , kap4 thiann1-tioh8 a1-tsim2 ti7 tu5-pang5 lai7 teh4 u7-pi7 tsa2-khi2-tng3 e5 siann1 ) , tsiu7 kong2 , " gua2 tshing7 sann1 tsin1 kin2 , mih8-sai2 tioh8 hiah4 tsa2 khi2-khi3 ? thing5 tsit8-e7-ah4 , ma7 be7 ban7 . " put4-liau7 sua3 tim5-tim5 koh4 khun3-khi3 lah4 ! kau3 tshinn2-lai5 e5 si5 , i2-king1 si7 peh4-tiam2 sann1-khik4 . soo2-i2 tsiu7 kin2-kin2 peh4 khi2-lai5 , loh8-khi3 tsit8-e7 khuann3 , tshu3-lai7 tsing7-tsiauh4-tsiauh4 , tsit8 tiam2-a2 e5 ho2-mih8 to1 bo5 lah4 ! au7-lai5 khuann3-kinn3 toh4-ting2 u7 tsit8 tiunn1 tsua2 sia2 , kong2 , " guan2 u7 kin2-kip4 e5 su7 tioh8 tshut4-khi3 , tsin1 kho2-sioh4 li2 bo5 khi2-lai5 tsiah8 tsa2-tng3 . li2 na7 iau1 , ti7 ke3-a2-ting2 u7 tsit8 te3 mi7-pau1 , li2 thang1 theh8-khi3 tsiah8 . " in1 an2-ni1 khuan2-thai7 i1 , hoo7 i1 tsin1 gong5-ngiah8 , in1-ui7 i1 tsai1 tsit8 tng3 e5 ho2-mih8 in1 i2-king1 long2 tsiah8 liau2-liau2 lah4 ! soo2-i2 koo1-put4-tsiong1 tsiah8 hit4 te3 mi7-pau1 tshut4-khi3 thit4-tho5 . in1 tsiau3 soo2 ting7 e5 si5-khik4 tsiu7 tng2-lai5 , tsit8 tng3 e5 ho2-mih8 kap4 tsa2-khi2 i1 uann3 khi2-lai5 e5 su7 long2 bo5 the5-khi2 .</text:p>
          </table:table-cell>
          <table:table-cell office:value-type="string" calcext:value-type="string">
            <text:p>koh4 tsit8 tiap4-a2 ku2 tak8 lang5 long2 khi3 , tshun1 i1 tsit8 e5 . lioh8-a2 beh4 am3 , tsit4 tsang5 sue3 tsang5 sam1-tshiu7 tsiu7 thiann1-kinn3 ki5-kuai3 e5 siann1 , tui3 kuainn1-teh4 e5 mng5 ke3-lai5 . u7 si5 thiann1-kinn3 tsit8 e5 gin2-na2 teh4 hau2 . i1 tsin7 tsing7-tsiauh4 , na2 ku2 , na2 am3 . hut4-jian5-kan1 mng5 khui1 , tsit4 nng7 e5 gin2-na2 jip8-lai5 . nng7 e5 sui2-sui2 e5 hu7-jin5-lang5 sann1-kap4 lai5 . in1 kau3 ti7 sue3 tsang5 sam1-tshiu7 , kin2-kin2 tiam2 long2-tsong2 ang5 kap4 peh8 e5 lah8-tsik4 . au7-lai5 tsit4 nng7 e5 sui2 e5 hu7-jin5-lang5 tsiu7 kng1 tsit8 te3 u7 sue3 tsang5 sam1-tshiu7 e5 toh4 , khin1-khin1 sak4 i1 , kin2-kin2 tui3 mng5-nih8 tshut4-khi3 , king1-ke3 tsit8 e5 thong1-hang7 jip8 ti7 pat8 king1 pang5 .</text:p>
          </table:table-cell>
          <table:table-cell office:value-type="string" calcext:value-type="string">
            <text:p>koh4 tsit8 tiap8-a2 ku2 tak8 lang5 long2 khi3 , tshun1 i1 tsit8 e5 . lioh8-a2 beh4 am3 , tsit4 tsang5 sue3 tsang5 sam1-tshiu7 tsiu7 thiann1-kinn3 ki5-kuai3 e5 siann1 , tui3 kuainn1-teh4 e5 mng5 ke3-lai5 . u7 si5 thiann1-kinn3 tsit8 e5 gin2-na2 teh4 hau2 . i1 tsin7 tsing7-tsiauh4 , na2 ku2 , na2 am3 . hut4-jian5-kan1 mng5 khui1 , tsit4 nng7 e5 gin2-na2 jip8-lai5 . nng7 e5 sui2-sui2 e5 hu7-jin5-lang5 sann1-kap4 lai5 . in1 kau3 ti7 sue3 tsang5 sam1-tshiu7 , kin2-kin2 tiam2 long2-tsong2 ang5 kap4 peh8 e5 lah8-tsik4 . au7-lai5 tsit4 nng7 e5 sui2 e5 hu7-jin5-lang5 tsiu7 kng1 tsit4 te3 u7 sue3 tsang5 sam1-tshiu7 e5 toh4 , khin1-khin1 sak4 i1 , kin2-kin2 tui3 mng5-nih8 tshut4-khi3 , king1-ke3 tsit8 e5 thong1-hang7 jip8 ti7 pat8 king1 pang5 .</text:p>
          </table:table-cell>
          <table:table-cell office:value-type="string" calcext:value-type="string">
            <text:p>lang5 na7 khuann3 boo2 sing1-li2 tiam3 tsin1 lau7-jiat8 , tsin1 u7 sing1-li2 , tua7 than3-tsinn5 , tui3 an2-ni1 na2 khui1 na2 tua7-king1 , sua3 tsiann5-tsue3 siong1-hang5 ; tsiu7 ka7 i1 siunn7 tsainn2-iunn7 ue7 an2-ni1 , tik4-khak4 u7 3 hang1 e5 in1-tuann1 : ( 1 ) mih8-kiann7 tsin1 , ( 2 ) ke3-siau3 sit8-tsai7 , ( 3 ) thau5-ke1 ho2 , sin1-lo5 tsin7-tiong1 . koh4 u7 boo2 tiam3-thau5 tsainn2-iunn7 tsing7 tsiauh4-tsiauh4 , bo5 sing1-li2 , bue7 than3-tsinn5 , tse1 na2 thang1 siunn7 u7 3 hang7 : ( 1 ) thau5-ke1 bue7 hiau2-tit4 tsiau3-koo3 i1 e5 tiam3-uan5 , ti3-kau3 sin1-lo5 bo5 phah4-piann3 , ( 2 ) he3 bo5 tsin1 , ( 3 ) ke3-tsinn5 bo5 sit8 . tui3 an2-ni1 hoo7 lang5 bo5 sin3-iong7 , bo5 lang5 ai3 kau1-kuan1 , tu2-tioh8 sih8-pun2 .</text:p>
          </table:table-cell>
          <table:table-cell office:value-type="string" calcext:value-type="string">
            <text:p>lau7-bu2 in3 kong2 , “ i1 teh4 kong2 , gua2 khuann3-kinn3 tsit8 e5 hok4-khi3 e5 sue3-han3 gin2-na2 ti7 sio1-sio1 khi2 he2-loo5 e5 pang5 . hong1 teh4 tshe1 tsin7 ling2 , ia7 am3-am3 tsing7-tsiauh4 , tsong2-si7 tsit4 e5 sue3-han3 gin2-na2 si7 sio1-lo7 , huann1-hi2 , ping5-an1 ti7 i1 e5 lau7-bu2 e5 kha1-thau5-u1 . gua2 kap4 i1 thim3-thau5 , i1 khuann3 gua2 . gua2 siunn7 i1 na7 tsai1 i1 si7 jua7 hok4-khi3 . ”</text:p>
          </table:table-cell>
          <table:table-cell office:value-type="string" calcext:value-type="string">
            <text:p>lau7-bu2 in3 kong2 , “ i1 teh4 kong2 , ‘ gua2 khuann3-kinn3 tsit8 e5 hok4-khi3 e5 sue3-han3 gin2-na2 ti7 sio1-sio1 khi2 he2-loo5 e5 pang5 . hong1 teh4 tshe1 tsin7 ling2 , ia7 am3-am3 tsing7-tsiauh4 , tsong2-si7 tsit4 e5 sue3-han3 gin2-na2 si7 sio1-lo7 , huann1-hi2 , ping5-an1 ti7 i1 e5 lau7-bu2 e5 kha1-thau5-u1 . gua2 kap4 i1 thim3-thau5 , i1 khuann3 gua2 . gua2 siunn7 i1 na7 tsai1 i1 si7 jua7 hok4-khi3 . ’</text:p>
          </table:table-cell>
          <table:table-cell office:value-type="string" calcext:value-type="string">
            <text:p>sue3 tsiah4 thoo3-hiann1 pak8 tsit4 e5 soh4-a2-be2 ti7 king1-hi5 , tsiu7 tsau2 , tsiauh4 , tsiauh4 , kau3 ti7 tshiunn7 e5 soo2-tsai7 .</text:p>
          </table:table-cell>
          <table:table-cell/>
        </table:table-row>
        <table:table-row table:style-name="ro2">
          <table:table-cell office:value-type="string" calcext:value-type="string">
            <text:p>tsih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tsik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tsim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tsin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tsing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tsinn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tsio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tsioh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tsiok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tsiong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sionn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tsiunn 腔調差 </text:p>
          </table:table-cell>
          <table:table-cell office:value-type="string" calcext:value-type="string">
            <text:p>hue5-sionn7 tsiah8-kionn1 </text:p>
          </table:table-cell>
          <table:table-cell office:value-type="string" calcext:value-type="string">
            <text:p><text:s/>sin1-nio5 kha1-tshng1-tsionn7 .</text:p>
          </table:table-cell>
          <table:table-cell office:value-type="string" calcext:value-type="string">
            <text:p>hue7-sia7-tionn2 kuann7 phue5-sionn1 khi3 tshut4-tionn1 , peh4-tsionn7 hui1-ki1 ting2 khi3 hoo7 lang5 tshionn2 .</text:p>
          </table:table-cell>
          <table:table-cell office:value-type="string" calcext:value-type="string">
            <text:p>iah8 , iah4 tsit4-ma2 koh4 lai5 kong2 lah4 , tsiu7-si7 kong2 , ling7-gua7 lan2 pun2-tsng1 honnh4 , hit4-tong1-si5 ia7 u7 tsit4 e5 teh4 pang3-gu5 , pang3 gu5-kun5 e5 , e5 hit4 e5 bok8-bin5 tsiu7 tioh8 lah4 . a1 , tsit4 kun5 e5 pang3-gu5 e5 lang5 ah4 , ia7 u7 iong7 tsit4 e5 tshiu7-thau5 honnh4 , lai5 khik4 tsiann5 tsit8 tsun1 e5 sin5-bing5 lah4 , tsai7 in1 tsit4 e5 gu5-kun5 teh4 tshut4-jip8 e5 loo7-khau2 hia1 na3 tah4 tsit8 king1 sio2 tshau2-tshu3-a2 lah4 , iah4 lai5 hong7-su7 , lai5 ka7 i1 le2-pai3 lah4 , iah4 lai5 po2-hoo7 in1 gu5-tsiah4 e5 an1-tsuan5 . iah4 tak8 e5 tshut4-tsinn5 , tsoo1-sing5 tsit8 e5 tai7-tsiong3-ia5 tsionn1 , tai7-tsiong3-ia5 he7 lah4 , mue2-ni5 tsiann1-gueh8 tsap8-goo7 ah4 , ia7 u7 pai5-siat4 tsit4 e5 ang5-ku1-kue2 lah4 , kam1-a2 lah4 , tsui2-ko2 lah4 , lai5 hoo7 kah4 tsng1-bin5 honnh4 , kiu5 tsiah8 ping5-an1 lah4 , hoo7 i1 tsiah8 ping5-an1 lah4 .</text:p>
          </table:table-cell>
          <table:table-cell office:value-type="string" calcext:value-type="string">
            <text:p>te7 si3 tsionn1 te7 goo7 tiau5</text:p>
          </table:table-cell>
          <table:table-cell office:value-type="string" calcext:value-type="string">
            <text:p>tsit8-tsng1 tsit8-tsng1 tsionn7-tshia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sioo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tsip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tsit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tsiu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tsiuh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tsiunn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tsng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sngh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y</text:p>
          </table:table-cell>
          <table:table-cell table:style-name="ce2" office:value-type="string" calcext:value-type="string">
            <text:p><text:span text:style-name="T2">形容人群狀態ti7-hia1 khuann3 e5 lang5 , ia7-si7 sam1-sam1 ngoo2-ngoo2 , tshinnh4-tshinnh4 tsngh4-tsngh4 ! </text:span></text:p>
          </table:table-cell>
          <table:table-cell office:value-type="string" calcext:value-type="string">
            <text:p>a2 ! pe7-kiann2 e5 tsing5 , be7 kim3-tit4 lau5-tshut4 thiann3-sioh4 e5 bak8-sai2 . ti7-hia1 khuann3 e5 lang5 , ia7-si7 sam1-sam1 ngoo2-ngoo2 , tshinnh4-tshinnh4 tsngh4-tsngh4 ! tsit4-e5 kho2-ai3 e5 su7-pit4-ling5 i2-king1 tui3 si2-ho5 kue3-khi3 liauh4 ! a2 ! khoo2-pue1 .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tso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tsoh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tsok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tsong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tsoo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sop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<text:span text:style-name="T20">筆誤  應該是 tshok     tsiah4 tsit8 e5 lang5</text:span><text:span text:style-name="T21"> pun1 kui2 tsop4 </text:span><text:span text:style-name="T38">, 才一個人分幾簇 </text:span></text:p>
          </table:table-cell>
          <table:table-cell office:value-type="string" calcext:value-type="string">
            <text:p>hit4-tang1-tsun7 , sui1-jian5 gua2 tsiah4 thak8 kok4-sio2 , m7-koh4 gua2 ma7 tsham1 tua7-lang5 tso3-hue2 loh8 tshan5 , tso3 tsit8-kua2-a2 khin1-kho2 khang1-khue3 , tshiunn7 po3-tshan5 e5 si5 tau3 puann1 ng1-a2 ; tiu7-a2 hng5 loh8 am5-khang1 tsham1 tua7-lang5 khi3 tau3 tso7 “ inn3-a2-siu7 ” ( iong7 thoo5-muai5 ka7 am5-khang1 ui5 inn5-khoo1-a2 , tsui2 khah4 be7 lau5-khi3 , ma7 khah4 be7 ju2 toa7khang ) ; kuah4 tiu7-a2 e5 si5 , khioh4 tiu7-sui7 , tau3 pak8 tiu7-tshau2 ; oo2 thoo5-tau7 e5 si5 , sing1 iong7 se3 ki1 tik4-ko1 ka7 loo7-tsui2 puann7 hinn3-sak4 , tsiah4 tsit8 e5 lang5 pun1 kui2 tsop4 , pi2-sai3 khuann3 siann2 sing1 oo2 liau2 , oo2 ho2 e5 thoo5-tau7 phoo1 tse5-tse5 hoo7 jit8-thau5 phak8 puann3 tiam2-tsing1 , tan2 thoo5 tsiau5-lak4 , tsiah4 koh4 khuann3 siann2-lang5 liam3 thoo5-tau7 liam3 khah4 kin2 , iong7 tua7 ki1 hoo7-suann3 king1-khui1 , pak8 ti7 tshiam2-tann3-bue2 hit4 thau5 , ling7-gua7 tsit8 thau5 tshah4 loh8 thoo5-te2 , hoo7-suann3 e7-kha1 nng7 , sann1 e5 lang5 tsit8 chouui5ti7 bi2-lua5 pinn1 , khuann3 siann2-lang5 khah4 me2 .</text:p>
          </table:table-cell>
          <table:table-cell office:value-type="string" calcext:value-type="string">
            <text:p>siau3-lian5-ke1 e5 lau7-pe7 khan1 tioh8 i1 e5 kiau1-ngoo7 , kiann3-thau5 lai7-bin7 tsoh4-sit4-lang5 e5 tshio3-iong5 si7 giam5-siok4-e5 . pinn1-a2 , tsit8 e5 tsa1-boo2 gin2-a2 bun5-bun5-a2 tshio3 , tsit8 e5 lau7-a1-ma2 khia7 ti7 pinn1-a2 kong2 i1 bo5-ai3 . tsit8 e5 tsa1-boo2 gin2-a2-enn1 , tshing7 te2-te2 e5 kun5 , tsiann5 tit4 lang5 sioh4 , tshiu2-nih4 giah8 tsit8 sok4 hue1 , ti7 thau5-tsing5 tsau2 lai5 tsau2 khi3 , tshio3 kah4 tshui3-nua7 tsop4-tsop4-tih4 .</text:p>
          </table:table-cell>
          <table:table-cell office:value-type="string" calcext:value-type="string">
            <text:p>tsit8 ki1 tsha5-a2 tsit8 liah8 tng5 , bue2-liu1 tsit8 tsop4 mng5 , kian3 tso3-su7 long2 e7 ka1 lun1 . ( moo1-pit4 )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tsu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tsua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tsuah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5">
          <table:table-cell office:value-type="string" calcext:value-type="string">
            <text:p>tsuai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這些 tsia-e 的 連音 hit4 tsiah4 go5-bu2 teh4 kau1-tai3 <text:span text:style-name="T19">tsuai1</text:span><text:span text:style-name="T1"> kiann2 kong2</text:span></text:p>
          </table:table-cell>
          <table:table-cell office:value-type="string" calcext:value-type="string">
            <text:p>" lin2 tsit4 king1 tsin2-soo2 tsin1 khi1-hu7 lang5 oo7 , si7 an2-tsuann2 me7 guan2 tsuai2 ai3 kau2-a2 e5 lang5 si7 『 kau2 loo5-tsai5 』 ? ”</text:p>
          </table:table-cell>
          <table:table-cell office:value-type="string" calcext:value-type="string">
            <text:p>... ... tsiok4 ho2-giah8 , ah4 tsit8 e5 tsa1-boo2-kiann2 ti7 hit4 ho7 tng5-suann1 beh4 lai5 lan2 tai5-uan5 lah4 , ah4 beh4 lai5 lan2 tai5-uan5 e5 si5 honn3 , to7 an2-ne1 , i1 tsai1-iann2 kong2 in1 tsit4 e5 , tsit4 e5 kui1 tsng1-thau5 tsit4 e5 tsa1-boo2-kiann2 tsiok4 ho2-giah8 . ah4 hai2-tshat8 ah4 , i1 e5 poo7-ha7 to7 an2-ne1 khi3 ka7 tshiunn2-kiap4 lah4 , guan2 lok8-kang2 tsiann5-sit8 e5 koo3-su7 , guan2 ang1 kong2 gua2 thiann1 . ah4 to7 an2-ne1 ka7 tshiunn2-kiap4 . ah4 tshiunn2-kiap4 liau2-au7 honn3 , ah4 tng2-lai5 , ah4 in1 lau7-pe7 kong2 : “ tsuat8-tui3 tsit4 e5 hai2-tshat8 khi3 thau1-theh8 e5 . ” ah4 tsit4 e5 hai2-tshat8 to7 an2-ne1 lai5 kui7 tua3 tsit4 e5 lang5 bin7-tsing5 kui7 leh4 , kong2 : “ gua2 tsuat8-tui3 bo5 khi3 ka7 lin2 tsa1-boo2-kiann2 tshiunn2 tsuai1 kim1-gin5 tsai5-po2 . ” ah4 ka7 kong2 e5 si5 , i1 m7 sin3 ah4 , kui7 leh4 ka7 kong2 m7 sin3 , i1 kong2 si7 i1 e5 poo7-ha7 m7 tsai1-iann2 tsiah4 kann2 khi3 ka7 i1 ... ... tsit4 e5 tsun5-thau5-ke1 ho7-tso3 ... ... , ah4 to7 an2-ne1 khi3 ka7 , khi3 ka7 hit4 ho7 koh4 . to7 an2-ne1 loo7-bue2 honn3 , huai1 mih8-kiann7 koh4 khi3 ka7 in1 poo7-ha7 theh8 lai5 , guan5-hong1-put4-tong7 bo5 ka7 theh8 , ah4 to7 an2-ne1 ka7 khe3 leh4 , khe3 leh4 kong2 tsuai1 mih8-kiann7 guan5-hong1-put4-tong7 , bo5 hit4 ho7 . ah4 m7 pang3 i1 suah4 , to7 an2-ne1 liah8 khi3 guan2 tsit8 e5 hit4 ho7 lam5-poo1 , ah4 to7 an2-ne1 ka7 tiau3-khi2-lai5 , ah4 to7 an2-ne1 tiau3-khi2-lai5 , ah4 to7 an2-ne1 phak8 . to7 an2-ne1 phak8-si2 honn3 , kong2 bo5-tsing5 honn3 , ah4 to7 an2-ne1 phak8-si2 .</text:p>
          </table:table-cell>
          <table:table-cell office:value-type="string" calcext:value-type="string">
            <text:p>ah4 bue2-a2 u7 tsit8 kai2 honnh4 , i1 to7 ka7 kong2 , kong2 : “ gua2 beh4 lai5 pun7-kang2 tso3 sing1-li2 honnh4 , ah4 tsit4 e5 honnh4 , gua2 kuah4 tsit8-kua2 hue3 honnh4 , thiann1 eh4 kong2 hit4 ping5 be7-bai2 honnh4 , gua2 tsuai5 kuah4 tsit8-kua2 hit4-lo7 an2-ni1 khi3 to7 tioh8 . ” 綢-緞-siann2-mih4 …… to7-布-lah4 , an2-ni1 i1 to7-江-西-一-帶-to7 siann2-mih4 siann2-mih4 …… 反-正-那-一-帶-honnh4 , i1 to7 kuah4 tsiok4 tse7-hue3-e5 , ah4 to7 kuai2 tsiok4 tse7 tsinn5 to7 tioh8 lah4 . ah4 i1 ka1-ti7 teh4 huann7 hit4 e5 tiam3 honnh4 , 所-以-她-自-己-u7 theh8 tsit8-kua2 tsinn5 khi2-lai5 , ah4-他-就-把-她-那-些-錢-kuai2 tsiok4 tse7-e5 ah4 , ah4 to7 kuann7 tui3 tsia1 kue3-lai5 , kong2 i1 beh4 lai5 tsit4 ping5 tso3 sing1-li2 ah4 . ah4 i1 tsu7 an2-ni1 hit4-lo7 un7 kue3 lai5 pun7-kang2 hit4-lo7 …… i1 tsiah4 beh4 hit4-lo7 . ah4 in1 he1 boo2 nah4 e7 tsai1-iann2 kong2-他-是-存-心-要-騙-她-的 . 不-知-道-啊 , soo2-i2 i1 ka7 tsinn5 ka7 kuai2 khi3 hit4-lo7 ah4 , soo2-i2 i1 to7 ti7-si5 lai7-te2 e5 tsinn5 ka7 theh8 kau3 khang1-khang1 i1 ma7 m7 tsai1 leh4 , 她-很-信-任-他-啊 .</text:p>
          </table:table-cell>
          <table:table-cell office:value-type="string" calcext:value-type="string">
            <text:p>ah4 i1 kong2 : “ a1-koo1 ah4 , hit4 tsiah4 go5-bu2 teh4 kau1-tai3 tsuai1 kiann2 kong2 , tshut4-khi3 la7-hio7 kau7 , li2 na7 beh4 thai5 hit4 tsiah4 go5-bu2 tshiann2 gua2 , an2-ne1 gua2 m7 kann2 hoo7 li2 tshiann2 , beh4 tuai2 . ” a1-koo1 kong2 : “ kam2 u7-iann2 ? ” i1 kong2 : “ u7 lah4 , go5-bu2 teh4 kau1-tai3 kiann2 , gua2 u7 thiann1 tioh8 . ” “ na7 an2-ne1 , ho2 ! mai3 thai5 , mai3 thai5 . ”</text:p>
          </table:table-cell>
          <table:table-cell office:value-type="string" calcext:value-type="string">
            <text:p>ah4 kiann5 loh8 khah4 e7-a2 khi3 honn3 , i1 to7 beh4 tsiah8 tsit8 uann2 inn5-a2 , khuann3 lang5 teh4 tsiah8 inn5-a2 to7 ai3 tsiah8 inn5-a2 leh4 , beh4 be2 tsit8 uann2 inn5-a2 tsiah8 leh4 , i1 ma7 si7 koh4 tse7 kau3 tse7 loo7 lah4 ! kong2 : “ aih4 ~ lin2 tsuai1 lang5 ah4 ! honn3 , ho7-tso3 e5 si5 ah4 , kan1-a2 e7-hiau2 thang1 tsiah8 nia7-nia7 , ia7 be7-hiau2 thang1 kong2 ho7-tso3 e5 si5 honn3 , tse1 kio5 , li2 khuann3 tse1 kio5 leh4 , tse1 kio5 tit8-tit8 teh4 khi1 loh8-khi3 ah4 , li2 u7 khuann3 iah4 bo5 ah4 ? khah4-thing5-a2 e7 to2 loh8 , li2 tsiah4 khuann3 mai7 ! li2 tak8-e5 e7 koo3 tsiah8 . ” honn3 ~ ah4 tak8-e5 khi2 khi2-khi2-lai5 , kong2 : “ ah4 tann1 beh4 an2-nua2 ? tann1 beh4 an2-nua2 ? ” kong2 : “ iah4 bo5 ka7 kong2 hoo7 ho2 , ka7 kong2 hoo7 ho2 ! ” honn3 ~ ah4 i1 kong2 : “ ho2 ! ” kong2 : “ beh4 ho2 , beh4 ho2 ma7 si7 ah4 beh4 to2 , beh4 to2 , iau2-bue7 to2 . ” honn3 ! ah4 lok8-iong5-kang1 to7 si7 kau3 tsia1 an2-ne1 , kau3 hit4-tsun7 to7 an2-ne1 khi1 tsit8-ping5 .</text:p>
          </table:table-cell>
          <table:table-cell office:value-type="string" calcext:value-type="string">
            <text:p>au7 : ho2 , sio2 2 , ─ ─ kuann1-hu2 kan1-tann1 tsai1 tsiah8-tsinn5 , siu1-sue3 , kuan2 li2 peh4-senn3 si2-uah8 , sui1-jian5 sing1-li2-lang5 un7 lai5 tsit8-kua2 bi2-niu5 , tong1-si5 long2 si7 poo7 tann1 , tsiap4-tse3 bi7 tsiu1-to7 , ban7 hang7 long2 khi2 kah4 tsin1 kui3 . tsit4 si5-tsun7 bue2 kiat4 goo7 kah4 gua7 te7 e5 han1-tsi5 , i1 tsau2-huan2 tsing5 soo2 tshah4-e5 , tsu3-si2 ! sann1 , si3 tang1 kong2 bo5 hoo7 lang5 thau1 kut8-khi3 , li2 siunn7 ! tshah4 sann1 , si3 tang1 e5 han1-tsi5 , he1 si7 mua2 tshan5 long2 si7 , ting5-ting5-lui2-lui2 , kut8-khi2-lai5 to7-si7 , u7 e5 tsit8 tiau5 tsit8 , nng7 ” tshin3 ” tang7 . hit4 si5-tsun7 tsit8 khoo1 be2 jua7-tse7 kin1 , li2 ioh4 khuann3 leh4 ? bian2 tioh8-kiann1 , kong2 si7 tsin1 siok8 , lak8-tsap8 kin1 ! han1-tsi5 tiau5 iah8 tat8-tsinn5 , li2 siunn7 ! tsuai1 han1-tsi5 e7-tang3 hoo7 i1 be7 jua7-tse7 tsinn5 ?</text:p>
          </table:table-cell>
          <table:table-cell office:value-type="string" calcext:value-type="string">
            <text:p>au7 : ho2 , sio2 2 , ─ ─ kuann1-hu2 kan1-tann1 tsai1 tsiah8-tsinn5 , siu1-sue3 , kuan2 li2 peh4-senn3 si2-uah8 , sui1-jian5 sing1-li2-lang5 un7 lai5 tsit8-kua2 bi2-niu5 , tong1-si5 long2 si7 poo7 tann1 , tsiap4-tse3 bi7 tsiu1-to7 , ban7 hang7 long2 khi2 kah4 tsin1 kui3 . tsit4 si5-tsun7 bue2-kiat4 goo7 kah4 gua7 te7 e5 han1-tsi5 , i1 tsau2-huan2 tsing5 soo2 tshah4-e5 , tsu3-si2 ! sann1 , si3 tang1 kong2 bo5 hoo7 lang5 thau1 kut8-khi3 , li2 siunn7 ! tshah4 sann1 , si3 tang1 e5 han1-tsi5 , he1 si7 mua2 tshan5 long2 si7 , ting5-ting5-lui2-lui2 , kut8-khi2-lai5 to7-si7 , u7 e5 tsit8 tiau5 tsit8 , nng7 ” tshin3 ” tang7 . hit4 si5-tsun7 tsit8 khoo1 be2 lua7 tse7 kin1 , li2 ioh4 khuann3 leh4 ? bian2 tioh8-kiann1 , kong2 si7 tsin1 siok8 , lak8-tsap8 kin1 ! han1-tsi5 tiau5 iah8 tat8-tsinn5 , li2 siunn7 ! tsuai1 han1-tsi5 e7-tang3 hoo7 i1 be7 lua7 tse7 tsinn5 ?</text:p>
          </table:table-cell>
          <table:table-cell office:value-type="string" calcext:value-type="string">
            <text:p>hing5-su7 sim1-lai7 u7 tam7-poh8 kiann1 i1 , tok8-tok8 na7 bo5 kuann2-kin2 kuat4-ting7 tsu2-i3 tshiann2 i1 , i1 liam5-pinn1 beh4 ke3-khi3 , tui3 an2-ni1 tua7 siann1 kio3 kong2 , “ phok4 i1-sing1 , phok4 i1-sing1 ah4 . ” tsit4 e5 i1-sing1 thiann1 lang5 kio3 i1 , tsiu7 khia7 teh4 , hing5-su7 tsau2 tsin3-tsing5 khi3 , phok4 i1-sing1 siang1-bak8 thi2-khui1 , lik4 bak8-bai5 , tsuai7-tshui3 , khuann3 hing5-su7 hiong1-bing2 e5 siann1 , kong2 , “ li2 beh4 sim2-mih8 tai7 ? ” hing5-su7 kiann1 kau3 sim1-thiau3 bo5 suah4 , tsiu7 kong2 , “ tua7 i1-sing1 ah4 , gua2 si7 lai5 tshiann2 li2 tsue3 ho2 su7 . ”</text:p>
          </table:table-cell>
          <table:table-cell office:value-type="string" calcext:value-type="string">
            <text:p>hing5-su7 tu2-tu2 teh4 ke3 ping1-khue1 e5 si5 , hng7-hng7 khuann3-kinn3 phok4 i1-sing1 tu2-tu2 beh4 tui3 ping1-khue1 king1-ke3 , i1 e5 sim1 siunn7 tsit4 ui7 e5 phok4 i1-sing1 , tsiu7-si7 ho5-lan5 te7-it4 tshut4-mia5 e5 tua7 i1-sing1 , na7-si7 i1 e5 bin7 tsin7 koo3-tsip4 , tsin1 kiau1-go7 , tak8 lang5 khuann3 liau2 tsin1 kiann1 i1 , tsit4 si5 hing5-su7 tsit8 sim1 siunn7 ai3 i1-ho2 lau7-pe7 , tsiu7 m7 kiann1 i1 e5 ui1-giam5 , am3-siunn7 kong2 siong7-te3 tshe1-khian2 tsit4 ui7 thinn1-e7 tshut4-mia5 e5 tua7 i1-sing1 lai5 tsia1 , tu2-ho2 hoo7 gua2 khuann3-kinn3 , gua2 tsit4 tiap8 tsiam7-si5 bo5 bue2 ping1-ue5 , tsiu7 theh8 tsit4 e5 tsinn5 tshiann2 i1 khi3 i1-ti7 pe7 tshin1 . tsit4 e5 lau7 i1-sing1 e5 iunn7 tsin1 hiong5-ok4 , hing5-su7 sim1-lai7 u7 tam7-poh8 kiann1 i1 , tok8-tok8 na7 bo5 kuann2-kin2 kuat4-ting7 tsu2-i3 tshiann2 i1 , i1 liam5-pinn1 beh4 ke3-khi3 , tui3 an2-ni1 tua7 siann1 kio3 kong2 , “ phok4 i1-sing1 , phok4 i1-sing1 ah4 . ” tsit4 e5 i1-sing1 thiann1 lang5 kio3 i1 , tsiu7 khia7 teh4 , hing5-su7 tsau2 tsin3-tsing5 khi3 , phok4 i1-sing1 siang1-bak8 thi2-khui1 , lik4 bak8-bai5 , tsuai7-tshui3 , khuann3 hing5-su7 hiong1-bing2 e5 siann1 , kong2 , “ li2 beh4 sim2-mih8 tai7 ? ” hing5-su7 kiann1 kau3 sim1-thiau3 bo5 suah4 , tsiu7 kong2 , “ tua7 i1-sing1 ah4 , gua2 si7 lai5 tshiann2 li2 tsue3 ho2 su7 . ”</text:p>
          </table:table-cell>
          <table:table-cell office:value-type="string" calcext:value-type="string">
            <text:p>kat4-la1-ti2 tsuai7-tshui3 kong2 , “ tsa7-mi5 lau7-pe7 thua1 li2 jip8 he2 e5 si5 gua2 giau5-gi5 i1 m7-si7 lau7-pe7 , tann1 tsai1 giau5-gi5 tsho3 lah4 . ”</text:p>
          </table:table-cell>
          <table:table-cell/>
        </table:table-row>
        <table:table-row table:style-name="ro2">
          <table:table-cell office:value-type="string" calcext:value-type="string">
            <text:p>tsuainn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tsuan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tsuann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tsuat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tsue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tsueh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suenn</text:p>
          </table:table-cell>
          <table:table-cell/>
          <table:table-cell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tng1 jit8-pun2 pai7-tsian3 e5 si5 , tshing1-tsuenn5 , tshing1-tsuann5 to5-thuat4 jit8-kun1 e5 kam3-si7 , to5-jip8 tua7 tshiu7-na5 , au7-lai5 [-au7-lai5-]-tit8-tit8 tsau2 loh8 lam5 , tsau2 kau3 tsit8 e5 soo2-tsai7 kio3-tsue3 mi1-na1-no3-to2 si7 hui1-lip8-pin1 kok4 te7 2 e5 to2-su7 , tsit8 e5 to2 tai7-iok4 u7 lan2 tai5-uan5 e5 3 pue7 tua7 . i1 u7 khi3 kau3 lap8-bau2 , khi2-thau5 ti7 hia1 hoo7 lang5 tshiann3 , in1-ui7 i1 si7 tai5-uan5-lang5 . kun1-hok8 thng3 hiat4-kak8 , kong2 i1 si7 tui3 hok4-kian3 khi3 e5 hua1-kiau5 si7 tsin1 khuai3 phian3 . tsin1 jin7-tsin1 , tann1 lai5 kau3 tsia1 e7 si2 too1 tioh8 phah4-piann3 lah4 . i1 put4-tsi2 gau5 tsue3 sing1-li2 , i1 khuann3 ia5-tsi2-iu5 , ia5-tsi2-hun2 , tsit4 e5 sing1-li2 e7 tsue3 tit4 , soo2-i2 i1 tsiu7 tui3 tsit4 hong1-bin7 lai5 tsin7-lat8 , ko2-jian5 hoo7 i1 than3 tioh8 tsinn5 . bo5 gua7-ku2 i1 ti7 hia1 tsiu7 koh4 kian3-ti3 ke1-au7 . u7 senn1 tsit8 e5 tsa1-boo2 kiann2 kio3-tsue3 “ li7-na2 ” ( 利-那 ) . liau2-au7 long2 bo5 koh4 sinn1 kau3 li7-na2 18 hue3 e5 si5 i1 e5 sinn1-bo2 tsiu7 kue3-sin1 khi3 . kin1-ni5 20 hue3 lah4 , tsit4 pai2 kap4 in1 lau7-pe7 tsue3-hue2 kue3 lai5 tai5-uan5 , ng3-bang7 thang1 sing2-tshin1 . kin1-ni5 tshing1-tsuann5 ia7 50 thong2 lah4 , soo2-i2 ia7 bo5 siunn7 beh4 koh4 tshua7 . koh4 tsit8-bin7 ia7 siunn7 kong2 to3 lai5 tai5-uan5 khuann3 tsit4-ping5 e5 tshin1-lang5 tann1 pinn3 tsainn2-iunn7 , tui3 tshut4-gua7 kau3 to3-lai5 thau5-bue2 23 ni5 . tui3 ki1-liong5 tsiunn7-liok8 , tsik4-si5 kuann2 kau3 tai5-pak4 , khi3 tshue7 i1 e5 tiunn7-lang5 , tsiah4 tsai1 tiunn7-lang5 si2 lah4 , boo2 koh4 tue3 lang5 khi3 lah4 . tse3-ioh8 kong1-si7-[-kong1-si1-] to2-pi3 lah4 . thoo2 tsit8 e7 khui3 , ah4 ! se3-su7 e5 to1-pian3 .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tsuh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tsui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4">
          <table:table-cell office:value-type="string" calcext:value-type="string">
            <text:p>tsuinn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n</text:p>
          </table:table-cell>
          <table:table-cell table:style-name="ce1" office:value-type="string" calcext:value-type="string">
            <text:p><text:span text:style-name="T2">tue7-bin7-tsuinn7, au7-lai5 siu7 siong7-te3 e5 tsiok4-hok4 koh4 loh8 lai5 tue7-bin7-</text:span><text:span text:style-name="T13">tsuinn</text:span><text:span text:style-name="T17">7 tsue3 lang5 e5 li7-ik4 筆誤 應該是tsiunn7</text:span></text:p>
          </table:table-cell>
          <table:table-cell office:value-type="string" calcext:value-type="string">
            <text:p>( 3 ) . tsui2-tsing1 khi3 ui7-tioh8 jit8-thau5 e5 jiat8-khi3 , tui3 tue7-bin7 peh4-tsiunn7 khong1-tiong1 . sui1-bong2 u7 in2-lik8 e5 huat4-tsik4 ( the1 law of gravity ) iau3-ku2 gik8 tsit4 e5 huat4-too7 , tit8-tit8 peh4 tsiunn7 khong1-tiong1 , ti7 hia1 pinn3-tsue3 hoo7 , au7-lai5 koh4 loh8 lai5 ak4 tshan5-hng5 ngoo2-kok4 , tsue3 lang5 e5 tua7 loo7-ing7 . soo2-i2 tshin1-tshiunn7 an2-ni1 sing3 sin5 e5 he2 ngia5-tsih4 lan2 e5 ki5-to2 kau3 ti7 siong7-te3 e5 bin7-tsing5 , iann5-ke3 tsue7-ok4 kap4 phainn2-tai7 , au7-lai5 siu7 siong7-te3 e5 tsiok4-hok4 koh4 loh8 lai5 tue7-bin7-tsuinn7 tsue3 lang5 e5 li7-ik4 .</text:p>
          </table:table-cell>
          <table:table-cell office:value-type="string" calcext:value-type="string">
            <text:p>( 3 ) tsui2-tsing1 khi3 ui7-tioh8 jit8-thau5 e5 jiat8-khi3 , tui3 tue7-bin7 peh4-tsiunn7 khong1-tiong1 . sui1-bong2 u7 in2-lik8 e5 huat4-tsik4 ( the1 law of gravity ) iau3-ku2 gik8 tsit4-e5 huat4-too7 , tit8-tit8 peh4 tsiunn7 khong1-tiong1 , ti7-hia1 pinn3-tsue3 hoo7 , au7-lai5 koh4 loh8 lai5 ak4 tshan5-hng5 ngoo2-kok4 , tsue3 lang5 e5 tua7 loo7-ing7 . soo2-i2 tshin1-tshiunn7 an2-ni1 sing3 sin5 e5 he2 ngia5-tsih4 lan2 e5 ki5-to2 kau3 ti7 siong7-te3 e5 bin7-tsing5 , iann5-ke3 tsue7-ok4 kap4 phainn2-tai7 , au7-lai5 siu7 siong7-te3 e5 tsiok4-hok4 koh4 loh8 lai5 tue7-bin7-tsuinn7 tsue3 lang5 e5 li7-ik4 .</text:p>
          </table:table-cell>
          <table:table-cell office:value-type="string" calcext:value-type="string">
            <text:p>ee7 pue1 thinn1 , e7 tsuinn3 te7</text:p>
          </table:table-cell>
          <table:table-cell office:value-type="string" calcext:value-type="string">
            <text:p>ma2-thai3 5 tsuinn1 9 tsat4 .</text:p>
          </table:table-cell>
          <table:table-cell office:value-type="string" calcext:value-type="string">
            <text:p>sann1-tng3 na7 kau3 , tai7-ke1 pun1 tsit8 kheh4-a2 png7 . hit4 e5 kheh4-a2 si7 ing7 tsha5 tsue3-e5 , kheh4-a2 pi2 ti7 hue2-tshia1-lai7 e5 pian7-tong1 kheh4-a2 khah4 eh8 , tsha1-put4-to1 tng5 , khah4 tshim1 tam7-poh8 . li2 thiann1 kong2 png7 , u7-si5 si7 oo1 han1-tsu5-tshiam1 tsham1 tsin1-tse7 e5 png7 , siong5-siong5 m7-si7 png7 , si7 han1-tsu5 khoo1 , a2 si7 han1-tsu5-tiau5-a2 , phue3 tshai3-poo2 a2-si7 . siang7 ho2 u7-si5 e7 he7 tam7-poh8 hi5-poo2 ti7 hit4-te2 . , tse1 si7 tsin1 hi1-han2 e5 tua7 tshinn1-tshau1 . tsiu7-si7 3 tiau5 han1-tsu5-tiau5-a2 , phue3 2 te3 tshai3-poo2 khah4 siong5 . kau3 si5-tng3 tai7-ke3 tshiu2 tshun1 tng5-tng5 tui3 thih4-ki1-a2 phang7 tshut4-lai5 . bak8-tsiu1 kim1 lui2-lui2 teh4 siong3 hit4 e5 kau2-tso5-a2 tit8-tit8 tho2 , tsin1-tsiann3 si7 kann1-siu5 go7-kui2 . kiam2-tshai2 li2 siunn7 si7 tsin1 phainn2 tsiah8 . tsong2-si7 ti7 hit4 te2 e5 lang5 si7 tsin1 ho2-tsiah8 . u7 si5 e7 he7 kiam5-mui5-a2 , a2-si7 oo5-te2 tshai3-thau5 ti7 hit4-te2 , in1 e7 tsin1 huann1-hi2 , tsiah8 tit4 tin1-tin1 iu2-bi7 . han1-tsu5 tsiah8-liau2 tshiu2 to1 koh4 tshuinn7-tsuinn7 leh4 .</text:p>
          </table:table-cell>
          <table:table-cell office:value-type="string" calcext:value-type="string">
            <text:p>sann1-tng3 na7 kau3 , tai7-ke1 pun1 tsit8 kheh4-a2 png7 . hit4 e5 kheh4-a2 si7 ing7 tsha5 tsue3-e5 , kheh4-a2 pi2 ti7 hue2-tshia1-lai7 e5 pian7-tong1 kheh4-a2 khah4 eh8 , tsha1-put4-to1 tng5 , khah4 tshim1 tam7-poh8 . li2 thiann1 kong2 png7 , u7-si5 si7 oo1 han1-tsu5-tshiam1 tsham1 tsin1-tse7 e5 png7 , siong5-siong5 m7-si7 png7 , si7 han1-tsu5 khoo1 , a2 si7 han1-tsu5-tiau5-a2 , phue3 tshai3-poo2 a2-si7 XXXX . siang7 ho2 u7-si5 e7 he7 tam7-poh8 hi5-poo2 ti7 hit4-te2 . tse1 si7 tsin1 hi1-han2 e5 tua7 tshinn1-tshau1 . tsiu7-si7 3 tiau5 han1-tsu5-tiau5-a2 , phue3 2 te3 tshai3-poo2 khah4 siong5 . kau3 si5-tng3 tai7-ke1 tshiu2 tshun1 tng5-tng5 tui3 thih4-ki1-a2 phang7 tshut4-lai5 . bak8-tsiu1 kim1 lui2-lui2 teh4 siong3 hit4 e5 kau2-tso5-a2 tit8-tit8 tho2 , tsin1-tsiann3 si7 kann1-siu5 go7-kui2 . kiam2-tshai2 li2 siunn7 si7 tsin1 phainn2 tsiah8 . tsong2-si7 ti7 hit4 te2 e5 lang5 si7 tsin1 ho2-tsiah8 . u7 si5 e7 he7 kiam5-mui5-a2 , a2-si7 oo5-te2 tshai3-thau5 ti7 hit4-te2 , in1 e7 tsin1 huann1-hi2 , tsiah8 tit4 tin1-tin1 iu2-bi7 . han1-tsu5 tsiah8-liau2 tshiu2 to1 koh4 tsuinn7-tsuinn7 leh4 .</text:p>
          </table:table-cell>
          <table:table-cell office:value-type="string" calcext:value-type="string">
            <text:p>si2 boo2 tah8 phua3 tsuinn1 , si2 pe7 bo5 lang5 mui7</text:p>
          </table:table-cell>
          <table:table-cell office:value-type="string" calcext:value-type="string">
            <text:p>siang1 e5 tsuinn7 , ok4 kah4 bo5 lang5 mui7</text:p>
          </table:table-cell>
          <table:table-cell office:value-type="string" calcext:value-type="string">
            <text:p>siang7 hit4-ni5 beh4 kin7 ni5-tau1 e5 29 me5 , ke1-ke1 hoo7-hoo7 long2 teh4 pi7-pan7 kue3-ni5 , u7 e5 tshue1-kue2 , u7 e5 thai5-ke1 , tann1 tsin3-tsai5 so2 tu2 ke3-lai5 bo5 lua7-ku2 , ping5-si5 si7 san3-hiong1 lang5 , kue3-khi3 m7-bat4 ka1-ki7 tshue1-kue2 pak8-tsang3 . tann1 hai7-lah4 , tshue1-kue2 m7-tsai1 thang1 he7 kue2-khui3 , kue2 tshue1 be7-sik8 , huat4-kue2 tshue1 be7 huat4 , in1 ta1-ke1 tui3 gua7-bin7 jip8 lai5 khuann3 tsit8-e7 hue2 tshiong1-thinn1 , long2 bo5 kong2 sim2-mih8 , tsu7 an2-ni1 uat4 jip8-khi3 pang5-king1 , khui1-siann1 khau3 in1 si2 khi3 e5 hit4 e5 sim1-pu7 . siann1-siann1 , ku3-ku3 , gua2 kim1 sim1-pu7 kin1-a2-jit8 tsue3 li2 khi3 , khuann3 kin1-a2-jit8 koh4 tshua7 tse1 na2 u7 loo7-ing7 . tui3 hia1 khi2 tsin3-tsai5 so2 na2 bo5 in1 lau7 ta1-ke1 e5 ian5 . kue3-ni5 me5-hng1 tai7-ke1 teh4 ui5-loo5 , lo3-kha1-e5 lang5 ia7 bo5 kio3 i1 ua2-khi3 tsiah8 , i1 ka1-ki7 ia7 m7-kann5 ua2-khi3 toh4-ting2 tsiah8-png7 . tsing5 senn1-e5 tua7-sun1 se3-sun1 an2-ma2 tsit8 lang5 gia5 tsit8 ki1 ke1-thui2 hoo7 i1 , tak8 e5 tsiah8 kau3 tin1-tin1 iu2-bi7 , lo3-kha1 ing2-hok4-ah4 , khia7 tiam3 hoo7-ting7-pinn1 thun1 tshui3-nua7 , bak8-tsiu1 kim1-kim1-siong3 , ia7 bo5 lang5 e7 tshut4-tit4 theh8 tsit8-te3 hoo7 i1 . lau7-bu2 e5 sim1 tshin1-tshiunn7 beh4 iunn5 lak8-khi3 e5 thiann3 . siu7 kong2 lan2 kin1-a2-jit8 phainn2-mia7 tsiah4 tioh8 lai5 an2-ni1 , kin2 ka7 i1 nih4-bak8 kio3 i1 tsau2 . thing3-hau7 lang5 bo5 khuann3-kinn3 e5 si5 , thau1 iap4 tsit8 ki1 ke1-kha1 hoo7 i1 tsuinn7-tsuinn7 leh4 , ti7 pang5-nih4 thau1 ka7 i1 kiau2 tsit8 thng1-si5-a2 ti1-iu5 tsham1 iam5-hue1-a2 hoo7 i1 tsiah8 . bak8-tsiu1 khui1 liau2-liau2 , si7-kin2 sann1-tshui3 tsue3 nng7-tshui3 pe1 , kin2 tsiah8 liau2-liau2 . na7-si7 tsin1 tu2-ho2 tsiap4-bin7 ma2 jip8-lai5 , khuann3 i1 ti7 tsau3-kha1 tshui3 iau2 teh4 poo7 , tsu7 an2-ni1 tit8-me7 , me7 kong2 li2 tse1 phuat4-hu7 , pai7-ke1-po5 , tiam3 tsau3-kha1 bo2-a2-kiann2 teh4 thau1 hau3-koo1 sim2-mih8 ? tit8-tit8 ka7 in1 sim1-pu7 thua1 , thua1 kio3 i1 tioh8 khi3 kong1-ma2 e5 bin7-tsing5 tsiu3-tsua7 khuann3 i1 tsiah8 sim2-mih8 ? hit4-am3 tsin3-tsai5 so2 sua3 siunn7 te2-loo7 , siunn7 beh4 tiau3-tau7 tsu7-tsin7 , ka1-tsai3 hoo7 in1 tsiap4-kha1-ang1 sin1-huat4 hiann1 tsa2 khuann3-tioh8 , kin2 kiu3 tsiah4 bo5 si2 . tsong2-si7 tui3 hit4-am3 khi3 liau2 sua3 phui3-huih4 , sua3 tiann7-tiann7 sau3 .</text:p>
          </table:table-cell>
          <table:table-cell office:value-type="string" calcext:value-type="string">
            <text:p>siang7 hit4-ni5 beh4 kin7 ni5-tau1 e5 29 me5 , ke1-ke1 hoo7-hoo7 long2 teh4 pi7-pan7 kue3-ni5 , u7 e5 tshue1-kue2 , u7 e5 thai5-ke1 , tann1 tsin3-tsai5 so2 tu2 ke3-lai5 bo5 lua7-ku2 , ping5-si5 si7 san3-hiong1 lang5 , kue3-khi3 m7-bat4 ka1-ki7 tshue1-kue2 pak8-tsang3 . tann1 hai7-lah4 , tshue1-kue2 m7-tsai1 thang1 he7 kue2-khui3 , kue2 tshue1 be7-sik8 , huat4-kue2 tshue1 be7 huat4 , in1 ta1-ke1 tui3 gua7-bin7 jip8 lai5 khuann3 tsit8-e7 hue2 tshiong1-thinn1 , long2 bo5 kong2 sim2-mih8 , tsu7 an2-ni1 uat4 jip8-khi3 pang5-king1 , khui1-siann1 khau3 in1 si2 khi3 e5 hit4-e5 sim1-pu7 . siann1-siann1 , ku3-ku3 , gua2 kim1 sim1-pu7 kin1-a2-jit8 tsue3 li2 khi3 , khuann3 kin1-a2-jit8 koh4 tshua7 tse1 na2 u7 loo7-ing7 . tui3 hia1 khi2 tsin3-tsai5 so2 na2 bo5 in1 lau7 ta1-ke1 e5 ian5 . kue3-ni5 me5-hng1 tai7-ke1 teh4 ui5-loo5 , lo3-kha1-e5 lang5 ia7 bo5 kio3 i1 ua2-khi3 tsiah8 , i1 ka1-ki7 ia7 m7-kann5 ua2-khi3 toh4-ting2 tsiah8-png7 . tsing5 senn1-e5 tua7-sun1 se3-sun1 an2-ma2 tsit8 lang5 gia5 tsit8 ki1 ke1-thui2 hoo7 i1 , tak8 e5 tsiah8 kau3 tin1-tin1 iu2-bi7 , lo3-kha1 ing2-hok4-ah4 , khia7 tiam3 hoo7-ting7-pinn1 thun1 tshui3-nua7 , bak8-tsiu1 kim1-kim1-siong3 , ia7 bo5 lang5 e7 tshut4-tit4 theh8 tsit8-te3 hoo7 i1 . lau7-bu2 e5 sim1 tshin1-tshiunn7 beh4 iunn5 lak8-khi3 e5 thiann3 . siunn7 kong2 lan2 kin1-a2-jit8 phainn2-mia7 tsiah4 tioh8 lai5 an2-ni1 , kin2 ka7 i1 nih4-bak8 kio3 i1 tsau2 . thing3-hau7 lang5 bo5 khuann3-kinn3 e5 si5 , thau1 iap4 tsit8 ki1 ke1-kha1 hoo7 i1 tsuinn7-tsuinn7 leh4 , ti7 pang5-nih4 thau1 ka7 i1 kiau2 tsit8 thng1-si5-a2 ti1-iu5 tsham1 iam5-hue1-a2 hoo7 i1 tsiah8 . bak8-tsiu1 khui1 liau2-liau2 , si7-kin2 sann1-tshui3 tsue3 nng7-tshui3 pe1 , kin2 tsiah8 liau2-liau2 . na7-si7 tsin1 tu2-ho2 tsiap4-bin7 ma2 jip8-lai5 , khuann3 i1 ti7 tsau3-kha1 tshui3 iau2 teh4 poo7 , tsiu7 an2-ni1 tit8-me7 , me7 kong2 li2 tse1 phuat4-hu7 , pai7-ke1-po5 , tiam3 tsau3-kha1 bo2-a2-kiann2 teh4 thau1 hau3-koo1 sim2-mih8 ? tit8-tit8 ka7 in1 sim1-pu7 thua1 , thua1 kio3 i1 tioh8 khi3 kong1-ma2 e5 bin7-tsing5 tsiu3-tsua7 khuann3 i1 tsiah8 sim2-mih8 ? hit4-am3 tsin3-tsai5 so2 sua3 siunn7 te2-loo7 , siunn7 beh4 tiau3-tau7 tsu7-tsin7 , ka1-tsai3 hoo7 in1 tsiap4-kha1-ang1 sin1-huat4 hiann1 tsa2 khuann3-tioh8 , kin2 kiu3 tsiah4 bo5 si2 . tsong2-si7 tui3 hit4-am3 khi3 liau2 sua3 phui3-huih4 , sua3 tiann7-tiann7 sau3 .</text:p>
          </table:table-cell>
          <table:table-cell/>
        </table:table-row>
        <table:table-row table:style-name="ro2">
          <table:table-cell office:value-type="string" calcext:value-type="string">
            <text:p>tsun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tsut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tu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tua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tuah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tuai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倒轉來 的 連音</text:p>
          </table:table-cell>
          <table:table-cell office:value-type="string" calcext:value-type="string">
            <text:p>ah4 i1 kong2 : “ a1-koo1 ah4 , hit4 tsiah4 go5-bu2 teh4 kau1-tai3 tsuai1 kiann2 kong2 , tshut4-khi3 la7-hio7 kau7 , li2 na7 beh4 thai5 hit4 tsiah4 go5-bu2 tshiann2 gua2 , an2-ne1 gua2 m7 kann2 hoo7 li2 tshiann2 , beh4 tuai2 . ” a1-koo1 kong2 : “ kam2 u7-iann2 ? ” i1 kong2 : “ u7 lah4 , go5-bu2 teh4 kau1-tai3 kiann2 , gua2 u7 thiann1 tioh8 . ” “ na7 an2-ne1 , ho2 ! mai3 thai5 , mai3 thai5 . ”</text:p>
          </table:table-cell>
          <table:table-cell office:value-type="string" calcext:value-type="string">
            <text:p>i1 ka7 thiann1-kuann1 kong2 : “ gua2 be7 tso3 hit4 khuan2 tai7-tsi3 lah4 , gua2 to7 si7 in1-ui7 honn3 , tsit8 tsiah4 tsiau2-a2 , gua2 e7-hiau2 thiann1 hia7-im1 . ” thiann1-kuann1 kong2 : “ kam2 u7-iann2 ? na7 e7-hiau2 thiann1 hia7-im1 , tsu7 an2-ne1 gua2 ka7 li2 tshi3 . ” he1 thiann1-kuann1 ka7 i1 tshi3-giam7 , kong2 tsit8-kua2 bi2 tsham1 kiam5 e5 , tsit8-kua2 ing7 tsiann2 e5 , ia7 khi3 tshu3-ting2 , tsiau2-a2 lai5 ka7 tsiah8 , khuann3 kong1-ia2 tiong5 an2-tsuann2 kong2 : “ ah4 , tsit4 ping5 to7 kiam5 e5 , tsiah8 liau2 e7 tshui3-ta1 , hit4-ping5 tsiann2 e5 . ” to7 u7 tsun2 , kau2-hia7 so5 khi3 tsiah8 bin7-ting2 , “ ai3 khah4 se3-ji7 e5 , na7 bo5 e7 puah8 si2 . ” ah4 ma7 tsun2 , an2-ne1 khak4-sit8 , lang5 m7 si7 li2 thai5 e5 , li2 , tsing3-khak4 , loh8-bue2 bo5 kuainn1 , tsu7 an2-ne1 tuai2 .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tuainn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tuan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tuann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tuat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tue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tueh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tuh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tui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tuinn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tun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tut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u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ua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uah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uai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uaih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uainn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uainnh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7">
          <table:table-cell office:value-type="string" calcext:value-type="string">
            <text:p>uak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n</text:p>
          </table:table-cell>
          <table:table-cell table:style-name="ce2" office:value-type="string" calcext:value-type="string">
            <text:p><text:span text:style-name="T2">gua2 ti7 tai5-uak4 e5 tua7-too1-tshi7 bo5-ing5 ka1-ti7 e5 su7-giap8 ,</text:span></text:p>
          </table:table-cell>
          <table:table-cell office:value-type="string" calcext:value-type="string">
            <text:p>a1-kong1 phua3-penn7 tsit4 nng7-ni5 , gua2 ti7 tai5-uak4 e5 tua7-too1-tshi7 bo5-ing5 ka1-ti7 e5 su7-giap8 , koh4 tim5-be5 ti7 ai3-tsing5 e5 thinn1-bit8-nih4 , khue1-khiam3 a1-kong1 tsin1 tse7 . hit4-tuann7 si5-kan1 , a1-kong1 na2-tshiunn7 kiann5-tshut4 gua2 e5 se3-kai3 , sui1-bong2 gua2 sim1-lai7 iu5-guan5 koo1-tuann1 khang1-hi1 , suah4 m7-tsai1 ai3 uat8-thau5 to3-tng2-khi3 tshue7 a1-kong1 , tshue7 tsit8-hun7 siong7 sik8-sai7 siong7 un1-luan2 e5 an1-ui3 kap4 lik8-liong7 .</text:p>
          </table:table-cell>
          <table:table-cell office:value-type="string" calcext:value-type="string">
            <text:p>bi2 koo1-niu5 ti7 guan2 ing1-kok4 tsit8 king1 siang7 ho2 e5 lu2-oh8 thak8-tsheh4 au7-lai5 ti7 Girton tsuan1-kho1 tai7-hak8 siu7 kau3-iok8 , pit4-giap8 kiam3-kio5 tai7-hak8 e5 soo3-hak8-kho1 , tsiah4 koh4 gian2-kiu3 kau3-iok8-hak8 . ti7 ing1-kok4 lu2-oh8 ko1-ting2 hak8-hau7 tso3 sian1-sinn1 , jian5-au7 hian3-sin1 ti7 lan2 e5 kau3-hue7 tso3 kau3-iok8 e5 suan1-kau3-su1 . i1 ti7 Selley uak4 e5 suan1-kau3-su1 hun3-lian7 hak8-hau7 ( Carey Hall ) tsun2-pi7 tso3 suan1-kau3-su1 ; tsiu7 ti7 1033 ni5 lai5 tai5-uan5 .</text:p>
          </table:table-cell>
          <table:table-cell office:value-type="string" calcext:value-type="string">
            <text:p>ti7 ing1-kok4 e5 ki5-kan1 , gua2 tit4-tioh8 lu2 suan1 hai2-gua7 suan1-to7-hue7 kan3-su7 miss Edward e5 ho2-i3 kap4 an1-pai5 tua3 ti7 in1 e5 tshu3 , i1 u7 siat4-huat4 hoo7 gua2 khi3 kiam3-kio5 tai7-hak8 hong2-bun7 hi1 bok8-su1 hu1-hu7 , ia7 u7 khi3 Selly uak4 tsham1-kuan1 Carey Hall , kap4 khi3 Coventry Cathedral , i2-kip8 khi3 Hampton Co͘rt Palace kap4 ki5-thann1 e5 soo2-tsai7 . ia7 u7 tsham1-ka1 lu2 thuan5-to7 tsiu7-jim7-sik4 , hu7-jin5-hue7 , ui7 kau3-hue7 gua7 tsing1-lian5 uah8-tang7 e5 soo2-tsai7 ting2 . ing1-kok4 soo2 hoo7 gua2 e5 in3-siong7 , tsiu7-si7 kau3-hue7 tsu7-hue7 e5 lang5 tsin1 tsio2 , sit8-tsai7 u7 su1-iau3 lan2 thue3 in1 ki5-to2 bo5 suah4 .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uan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uann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uannh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uat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ue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ueh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uenn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腔調 <text:s/>換的意思 <text:s/>uann uenn</text:p>
          </table:table-cell>
          <table:table-cell office:value-type="string" calcext:value-type="string">
            <text:p>sui1-jian5 an2-ni1 , pai3-tng5 e5 thoo2-tue7 lap8-se3 put4-tsi2 tsue7 , tshin1-tshiunn7 bang2-kah4 pai3-tng5 , tsit8-ni5 lap8-se3 tioh8 59 khoo1 , put4-tsi2 tsue7 , gua2 tsiu7 kap4 gam5-ki5 sian1-sinn1 tsham1-siong5 , khuann3 u7 huat4-too7 thang1 kap4 tsing3-hu2 tsham1-siong5 , khuann3 ue7 tshin1-tshiunn7 king1-bio7 bian2 se3 bue7 ? i1 tsiu7 kap4 tai5-pak4 tsiu1 tsham1-siong5 , ia7 mng7 tsong2-tok4-hu2 kui2-na7 ui7 e5 i3-kian3 , au7-lai5 thok4 kai1 sian1-sinn1 khi3 kinn3 tiunn2-kuann1 kui2-na7 pai2 . kau3-be2 u7 tit4-tioh8 un2-tsun2 , in1 tsiu7 tsiong1 pai3-tng5 e5 tue7-bak8 pian3-king1 , tsiu7-si7 pai3-tng5 e5 tue7-bak8 kian3-but8-hu1-tue7 uenn7 tsue3 su5-bio7 hu1-tue7 , tui3 hit4-tiap8 khi2 , pai3-tng5 bian2-se3 . put4-lun2 sim2-mih8 tsong1-kau3 long2 bian2-se3 . tsit4-e5 ia7-si7 gam5-ki5 sian1-sinn1 e5 pang1-tsan7 . i2-gua7 iau2 u7 tsin1 tsue7 hang7 , m7-bian2 kong2 , put4-ko3 20 gua7 ni5 , u7 pang1-tsan7 pak4-poo7 e5 kau3-hue7 . kin1-ni5 pak4-poo7 e5 tiong1-hue7 u7 siunn2 i1 500 khoo1 , in1-ui7 i1 tsin1 ku2 tsue3 pak4-poo7 kau3-hue7 thuan5-to7-kiok8 e5 siok8-thok4 .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uh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ui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uih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uinn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un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ut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微3f軟3f正3f黑3f體3f" svg:font-family="微3f軟3f正3f黑3f體3f, 'Arial Unicode MS'" style:font-pitch="variable"/>
    <style:font-face style:name="Mangal" svg:font-family="Mangal" style:font-family-generic="roman" style:font-pitch="variable"/>
    <style:font-face style:name="新細明體" svg:font-family="新細明體, PMingLiU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1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微軟正黑體" style:font-family-asian="微軟正黑體" style:font-family-generic-asian="system" style:font-pitch-asian="variable" style:font-name-complex="Mangal1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16">0000/00/00</text:date>, <text:time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8-16T14:50:18.901000000</dc:date>
    <meta:editing-duration>PT22H43M45S</meta:editing-duration>
    <meta:editing-cycles>7</meta:editing-cycles>
    <meta:generator>LibreOffice/6.0.6.2$Windows_X86_64 LibreOffice_project/0c292870b25a325b5ed35f6b45599d2ea4458e77</meta:generator>
    <meta:document-statistic meta:table-count="1" meta:cell-count="3954" meta:object-count="0"/>
  </office:meta>
</office:document-meta>
</file>